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Time (t)</text:p>
          </table:table-cell>
          <table:table-cell office:value-type="string" calcext:value-type="string">
            <text:p>[r=2.5]patch-growth</text:p>
          </table:table-cell>
          <table:table-cell office:value-type="string" calcext:value-type="string">
            <text:p>[r=5.0]patch-growth</text:p>
          </table:table-cell>
          <table:table-cell office:value-type="string" calcext:value-type="string">
            <text:p>[r=7.5]patch-growth</text:p>
          </table:table-cell>
          <table:table-cell office:value-type="string" calcext:value-type="string">
            <text:p>[r=2.5]spatial-growth</text:p>
          </table:table-cell>
          <table:table-cell office:value-type="string" calcext:value-type="string">
            <text:p>[r=5.0]spatial-growth</text:p>
          </table:table-cell>
          <table:table-cell office:value-type="string" calcext:value-type="string">
            <text:p>[r=7.5]spatial-growth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1.485743784849" calcext:value-type="float">
            <text:p>101.485743784849</text:p>
          </table:table-cell>
          <table:table-cell office:value-type="float" office:value="104.028009124363" calcext:value-type="float">
            <text:p>104.02800912436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04.028009124363" calcext:value-type="float">
            <text:p>104.02800912436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102.993176575468" calcext:value-type="float">
            <text:p>102.993176575468</text:p>
          </table:table-cell>
          <table:table-cell office:value-type="float" office:value="108.216044304927" calcext:value-type="float">
            <text:p>108.216044304927</text:p>
          </table:table-cell>
          <table:table-cell office:value-type="float" office:value="106.633271056292" calcext:value-type="float">
            <text:p>106.633271056292</text:p>
          </table:table-cell>
          <table:table-cell office:value-type="float" office:value="101.485743784849" calcext:value-type="float">
            <text:p>101.485743784849</text:p>
          </table:table-cell>
          <table:table-cell office:value-type="float" office:value="108.216044304927" calcext:value-type="float">
            <text:p>108.216044304927</text:p>
          </table:table-cell>
          <table:table-cell office:value-type="float" office:value="106.633271056292" calcext:value-type="float">
            <text:p>106.633271056292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104.522603461715" calcext:value-type="float">
            <text:p>104.522603461715</text:p>
          </table:table-cell>
          <table:table-cell office:value-type="float" office:value="112.570280703299" calcext:value-type="float">
            <text:p>112.570280703299</text:p>
          </table:table-cell>
          <table:table-cell office:value-type="float" office:value="113.700705043262" calcext:value-type="float">
            <text:p>113.700705043262</text:p>
          </table:table-cell>
          <table:table-cell office:value-type="float" office:value="102.993176575468" calcext:value-type="float">
            <text:p>102.993176575468</text:p>
          </table:table-cell>
          <table:table-cell office:value-type="float" office:value="112.570280703299" calcext:value-type="float">
            <text:p>112.570280703299</text:p>
          </table:table-cell>
          <table:table-cell office:value-type="float" office:value="113.700705043262" calcext:value-type="float">
            <text:p>113.700705043262</text:p>
          </table:table-cell>
        </table:table-row>
        <table:table-row table:style-name="ro1">
          <table:table-cell office:value-type="float" office:value="0.03" calcext:value-type="float">
            <text:p>0.03</text:p>
          </table:table-cell>
          <table:table-cell office:value-type="float" office:value="106.074333480211" calcext:value-type="float">
            <text:p>106.074333480211</text:p>
          </table:table-cell>
          <table:table-cell office:value-type="float" office:value="117.097116815066" calcext:value-type="float">
            <text:p>117.097116815066</text:p>
          </table:table-cell>
          <table:table-cell office:value-type="float" office:value="121.229920183127" calcext:value-type="float">
            <text:p>121.229920183127</text:p>
          </table:table-cell>
          <table:table-cell office:value-type="float" office:value="104.522603461715" calcext:value-type="float">
            <text:p>104.522603461715</text:p>
          </table:table-cell>
          <table:table-cell office:value-type="float" office:value="117.097116815066" calcext:value-type="float">
            <text:p>117.097116815066</text:p>
          </table:table-cell>
          <table:table-cell office:value-type="float" office:value="121.229920183127" calcext:value-type="float">
            <text:p>121.229920183127</text:p>
          </table:table-cell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107.648679654984" calcext:value-type="float">
            <text:p>107.648679654984</text:p>
          </table:table-cell>
          <table:table-cell office:value-type="float" office:value="121.803181312327" calcext:value-type="float">
            <text:p>121.803181312327</text:p>
          </table:table-cell>
          <table:table-cell office:value-type="float" office:value="129.250182498606" calcext:value-type="float">
            <text:p>129.250182498606</text:p>
          </table:table-cell>
          <table:table-cell office:value-type="float" office:value="106.074333480211" calcext:value-type="float">
            <text:p>106.074333480211</text:p>
          </table:table-cell>
          <table:table-cell office:value-type="float" office:value="121.803181312327" calcext:value-type="float">
            <text:p>121.803181312327</text:p>
          </table:table-cell>
          <table:table-cell office:value-type="float" office:value="129.250182498606" calcext:value-type="float">
            <text:p>129.250182498606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109.245959038186" calcext:value-type="float">
            <text:p>109.245959038186</text:p>
          </table:table-cell>
          <table:table-cell office:value-type="float" office:value="126.695339990614" calcext:value-type="float">
            <text:p>126.695339990614</text:p>
          </table:table-cell>
          <table:table-cell office:value-type="float" office:value="137.792489152454" calcext:value-type="float">
            <text:p>137.792489152454</text:p>
          </table:table-cell>
          <table:table-cell office:value-type="float" office:value="107.648679654984" calcext:value-type="float">
            <text:p>107.648679654984</text:p>
          </table:table-cell>
          <table:table-cell office:value-type="float" office:value="126.695339990614" calcext:value-type="float">
            <text:p>126.695339990614</text:p>
          </table:table-cell>
          <table:table-cell office:value-type="float" office:value="137.792489152454" calcext:value-type="float">
            <text:p>137.792489152454</text:p>
          </table:table-cell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110.866492750896" calcext:value-type="float">
            <text:p>110.866492750896</text:p>
          </table:table-cell>
          <table:table-cell office:value-type="float" office:value="131.780702811628" calcext:value-type="float">
            <text:p>131.780702811628</text:p>
          </table:table-cell>
          <table:table-cell office:value-type="float" office:value="146.889653883772" calcext:value-type="float">
            <text:p>146.889653883772</text:p>
          </table:table-cell>
          <table:table-cell office:value-type="float" office:value="109.245959038186" calcext:value-type="float">
            <text:p>109.245959038186</text:p>
          </table:table-cell>
          <table:table-cell office:value-type="float" office:value="131.780702811628" calcext:value-type="float">
            <text:p>131.780702811628</text:p>
          </table:table-cell>
          <table:table-cell office:value-type="float" office:value="146.889653883772" calcext:value-type="float">
            <text:p>146.889653883772</text:p>
          </table:table-cell>
        </table:table-row>
        <table:table-row table:style-name="ro1">
          <table:table-cell office:value-type="float" office:value="0.07" calcext:value-type="float">
            <text:p>0.07</text:p>
          </table:table-cell>
          <table:table-cell office:value-type="float" office:value="112.510606023982" calcext:value-type="float">
            <text:p>112.510606023982</text:p>
          </table:table-cell>
          <table:table-cell office:value-type="float" office:value="137.066631032019" calcext:value-type="float">
            <text:p>137.066631032019</text:p>
          </table:table-cell>
          <table:table-cell office:value-type="float" office:value="156.576394255918" calcext:value-type="float">
            <text:p>156.576394255918</text:p>
          </table:table-cell>
          <table:table-cell office:value-type="float" office:value="110.866492750896" calcext:value-type="float">
            <text:p>110.866492750896</text:p>
          </table:table-cell>
          <table:table-cell office:value-type="float" office:value="137.066631032019" calcext:value-type="float">
            <text:p>137.066631032019</text:p>
          </table:table-cell>
          <table:table-cell office:value-type="float" office:value="156.576394255918" calcext:value-type="float">
            <text:p>156.576394255918</text:p>
          </table:table-cell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114.17862823901" calcext:value-type="float">
            <text:p>114.17862823901</text:p>
          </table:table-cell>
          <table:table-cell office:value-type="float" office:value="142.560744407119" calcext:value-type="float">
            <text:p>142.560744407119</text:p>
          </table:table-cell>
          <table:table-cell office:value-type="float" office:value="166.889420364533" calcext:value-type="float">
            <text:p>166.889420364533</text:p>
          </table:table-cell>
          <table:table-cell office:value-type="float" office:value="112.510606023982" calcext:value-type="float">
            <text:p>112.510606023982</text:p>
          </table:table-cell>
          <table:table-cell office:value-type="float" office:value="142.560744407119" calcext:value-type="float">
            <text:p>142.560744407119</text:p>
          </table:table-cell>
          <table:table-cell office:value-type="float" office:value="166.889420364533" calcext:value-type="float">
            <text:p>166.889420364533</text:p>
          </table:table-cell>
        </table:table-row>
        <table:table-row table:style-name="ro1">
          <table:table-cell office:value-type="float" office:value="0.09" calcext:value-type="float">
            <text:p>0.09</text:p>
          </table:table-cell>
          <table:table-cell office:value-type="float" office:value="115.870892969196" calcext:value-type="float">
            <text:p>115.870892969196</text:p>
          </table:table-cell>
          <table:table-cell office:value-type="float" office:value="148.270928457159" calcext:value-type="float">
            <text:p>148.270928457159</text:p>
          </table:table-cell>
          <table:table-cell office:value-type="float" office:value="177.867524579237" calcext:value-type="float">
            <text:p>177.867524579237</text:p>
          </table:table-cell>
          <table:table-cell office:value-type="float" office:value="114.17862823901" calcext:value-type="float">
            <text:p>114.17862823901</text:p>
          </table:table-cell>
          <table:table-cell office:value-type="float" office:value="148.270928457159" calcext:value-type="float">
            <text:p>148.270928457159</text:p>
          </table:table-cell>
          <table:table-cell office:value-type="float" office:value="177.867524579237" calcext:value-type="float">
            <text:p>177.867524579237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17.587738020378" calcext:value-type="float">
            <text:p>117.587738020378</text:p>
          </table:table-cell>
          <table:table-cell office:value-type="float" office:value="154.205341781935" calcext:value-type="float">
            <text:p>154.205341781935</text:p>
          </table:table-cell>
          <table:table-cell office:value-type="float" office:value="189.551671808141" calcext:value-type="float">
            <text:p>189.551671808141</text:p>
          </table:table-cell>
          <table:table-cell office:value-type="float" office:value="115.870892969196" calcext:value-type="float">
            <text:p>115.870892969196</text:p>
          </table:table-cell>
          <table:table-cell office:value-type="float" office:value="154.205341781935" calcext:value-type="float">
            <text:p>154.205341781935</text:p>
          </table:table-cell>
          <table:table-cell office:value-type="float" office:value="189.551671808141" calcext:value-type="float">
            <text:p>189.551671808141</text:p>
          </table:table-cell>
        </table:table-row>
        <table:table-row table:style-name="ro1">
          <table:table-cell office:value-type="float" office:value="0.11" calcext:value-type="float">
            <text:p>0.11</text:p>
          </table:table-cell>
          <table:table-cell office:value-type="float" office:value="119.329505471984" calcext:value-type="float">
            <text:p>119.329505471984</text:p>
          </table:table-cell>
          <table:table-cell office:value-type="float" office:value="160.372423408296" calcext:value-type="float">
            <text:p>160.372423408296</text:p>
          </table:table-cell>
          <table:table-cell office:value-type="float" office:value="201.985089679797" calcext:value-type="float">
            <text:p>201.985089679797</text:p>
          </table:table-cell>
          <table:table-cell office:value-type="float" office:value="117.587738020378" calcext:value-type="float">
            <text:p>117.587738020378</text:p>
          </table:table-cell>
          <table:table-cell office:value-type="float" office:value="160.372423408296" calcext:value-type="float">
            <text:p>160.372423408296</text:p>
          </table:table-cell>
          <table:table-cell office:value-type="float" office:value="201.985089679797" calcext:value-type="float">
            <text:p>201.985089679797</text:p>
          </table:table-cell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121.09654171801" calcext:value-type="float">
            <text:p>121.09654171801</text:p>
          </table:table-cell>
          <table:table-cell office:value-type="float" office:value="166.780900153063" calcext:value-type="float">
            <text:p>166.780900153063</text:p>
          </table:table-cell>
          <table:table-cell office:value-type="float" office:value="215.213357931807" calcext:value-type="float">
            <text:p>215.213357931807</text:p>
          </table:table-cell>
          <table:table-cell office:value-type="float" office:value="119.329505471984" calcext:value-type="float">
            <text:p>119.329505471984</text:p>
          </table:table-cell>
          <table:table-cell office:value-type="float" office:value="166.780900153063" calcext:value-type="float">
            <text:p>166.780900153063</text:p>
          </table:table-cell>
          <table:table-cell office:value-type="float" office:value="215.213357931807" calcext:value-type="float">
            <text:p>215.213357931807</text:p>
          </table:table-cell>
        </table:table-row>
        <table:table-row table:style-name="ro1">
          <table:table-cell office:value-type="float" office:value="0.13" calcext:value-type="float">
            <text:p>0.13</text:p>
          </table:table-cell>
          <table:table-cell office:value-type="float" office:value="122.889197507953" calcext:value-type="float">
            <text:p>122.889197507953</text:p>
          </table:table-cell>
          <table:table-cell office:value-type="float" office:value="173.439793982118" calcext:value-type="float">
            <text:p>173.439793982118</text:p>
          </table:table-cell>
          <table:table-cell office:value-type="float" office:value="229.284496178372" calcext:value-type="float">
            <text:p>229.284496178372</text:p>
          </table:table-cell>
          <table:table-cell office:value-type="float" office:value="121.09654171801" calcext:value-type="float">
            <text:p>121.09654171801</text:p>
          </table:table-cell>
          <table:table-cell office:value-type="float" office:value="173.439793982118" calcext:value-type="float">
            <text:p>173.439793982118</text:p>
          </table:table-cell>
          <table:table-cell office:value-type="float" office:value="229.284496178372" calcext:value-type="float">
            <text:p>229.284496178372</text:p>
          </table:table-cell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124.707827987716" calcext:value-type="float">
            <text:p>124.707827987716</text:p>
          </table:table-cell>
          <table:table-cell office:value-type="float" office:value="180.358429344389" calcext:value-type="float">
            <text:p>180.358429344389</text:p>
          </table:table-cell>
          <table:table-cell office:value-type="float" office:value="244.249049099979" calcext:value-type="float">
            <text:p>244.249049099979</text:p>
          </table:table-cell>
          <table:table-cell office:value-type="float" office:value="122.889197507953" calcext:value-type="float">
            <text:p>122.889197507953</text:p>
          </table:table-cell>
          <table:table-cell office:value-type="float" office:value="180.358429344389" calcext:value-type="float">
            <text:p>180.358429344389</text:p>
          </table:table-cell>
          <table:table-cell office:value-type="float" office:value="244.249049099979" calcext:value-type="float">
            <text:p>244.249049099979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126.552792740446" calcext:value-type="float">
            <text:p>126.552792740446</text:p>
          </table:table-cell>
          <table:table-cell office:value-type="float" office:value="187.546440457349" calcext:value-type="float">
            <text:p>187.546440457349</text:p>
          </table:table-cell>
          <table:table-cell office:value-type="float" office:value="260.160167956716" calcext:value-type="float">
            <text:p>260.160167956716</text:p>
          </table:table-cell>
          <table:table-cell office:value-type="float" office:value="124.707827987716" calcext:value-type="float">
            <text:p>124.707827987716</text:p>
          </table:table-cell>
          <table:table-cell office:value-type="float" office:value="187.546440457349" calcext:value-type="float">
            <text:p>187.546440457349</text:p>
          </table:table-cell>
          <table:table-cell office:value-type="float" office:value="260.160167956716" calcext:value-type="float">
            <text:p>260.160167956716</text:p>
          </table:table-cell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128.4244558273" calcext:value-type="float">
            <text:p>128.4244558273</text:p>
          </table:table-cell>
          <table:table-cell office:value-type="float" office:value="195.013778518331" calcext:value-type="float">
            <text:p>195.013778518331</text:p>
          </table:table-cell>
          <table:table-cell office:value-type="float" office:value="277.073687172031" calcext:value-type="float">
            <text:p>277.073687172031</text:p>
          </table:table-cell>
          <table:table-cell office:value-type="float" office:value="126.552792740446" calcext:value-type="float">
            <text:p>126.552792740446</text:p>
          </table:table-cell>
          <table:table-cell office:value-type="float" office:value="195.013778518331" calcext:value-type="float">
            <text:p>195.013778518331</text:p>
          </table:table-cell>
          <table:table-cell office:value-type="float" office:value="277.073687172031" calcext:value-type="float">
            <text:p>277.073687172031</text:p>
          </table:table-cell>
        </table:table-row>
        <table:table-row table:style-name="ro1">
          <table:table-cell office:value-type="float" office:value="0.17" calcext:value-type="float">
            <text:p>0.17</text:p>
          </table:table-cell>
          <table:table-cell office:value-type="float" office:value="130.323185828108" calcext:value-type="float">
            <text:p>130.323185828108</text:p>
          </table:table-cell>
          <table:table-cell office:value-type="float" office:value="202.770718813599" calcext:value-type="float">
            <text:p>202.770718813599</text:p>
          </table:table-cell>
          <table:table-cell office:value-type="float" office:value="295.04819456591" calcext:value-type="float">
            <text:p>295.04819456591</text:p>
          </table:table-cell>
          <table:table-cell office:value-type="float" office:value="128.4244558273" calcext:value-type="float">
            <text:p>128.4244558273</text:p>
          </table:table-cell>
          <table:table-cell office:value-type="float" office:value="202.770718813599" calcext:value-type="float">
            <text:p>202.770718813599</text:p>
          </table:table-cell>
          <table:table-cell office:value-type="float" office:value="295.04819456591" calcext:value-type="float">
            <text:p>295.04819456591</text:p>
          </table:table-cell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132.249355881924" calcext:value-type="float">
            <text:p>132.249355881924</text:p>
          </table:table-cell>
          <table:table-cell office:value-type="float" office:value="210.827867694498" calcext:value-type="float">
            <text:p>210.827867694498</text:p>
          </table:table-cell>
          <table:table-cell office:value-type="float" office:value="314.145093635677" calcext:value-type="float">
            <text:p>314.145093635677</text:p>
          </table:table-cell>
          <table:table-cell office:value-type="float" office:value="130.323185828108" calcext:value-type="float">
            <text:p>130.323185828108</text:p>
          </table:table-cell>
          <table:table-cell office:value-type="float" office:value="210.827867694498" calcext:value-type="float">
            <text:p>210.827867694498</text:p>
          </table:table-cell>
          <table:table-cell office:value-type="float" office:value="314.145093635677" calcext:value-type="float">
            <text:p>314.145093635677</text:p>
          </table:table-cell>
        </table:table-row>
        <table:table-row table:style-name="ro1">
          <table:table-cell office:value-type="float" office:value="0.19" calcext:value-type="float">
            <text:p>0.19</text:p>
          </table:table-cell>
          <table:table-cell office:value-type="float" office:value="134.203343727447" calcext:value-type="float">
            <text:p>134.203343727447</text:p>
          </table:table-cell>
          <table:table-cell office:value-type="float" office:value="219.196169387335" calcext:value-type="float">
            <text:p>219.196169387335</text:p>
          </table:table-cell>
          <table:table-cell office:value-type="float" office:value="334.428656089173" calcext:value-type="float">
            <text:p>334.428656089173</text:p>
          </table:table-cell>
          <table:table-cell office:value-type="float" office:value="132.249355881924" calcext:value-type="float">
            <text:p>132.249355881924</text:p>
          </table:table-cell>
          <table:table-cell office:value-type="float" office:value="219.196169387335" calcext:value-type="float">
            <text:p>219.196169387335</text:p>
          </table:table-cell>
          <table:table-cell office:value-type="float" office:value="334.428656089173" calcext:value-type="float">
            <text:p>334.428656089173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36.185531743273" calcext:value-type="float">
            <text:p>136.185531743273</text:p>
          </table:table-cell>
          <table:table-cell office:value-type="float" office:value="227.886912600756" calcext:value-type="float">
            <text:p>227.886912600756</text:p>
          </table:table-cell>
          <table:table-cell office:value-type="float" office:value="355.966062630033" calcext:value-type="float">
            <text:p>355.966062630033</text:p>
          </table:table-cell>
          <table:table-cell office:value-type="float" office:value="134.203343727447" calcext:value-type="float">
            <text:p>134.203343727447</text:p>
          </table:table-cell>
          <table:table-cell office:value-type="float" office:value="227.886912600756" calcext:value-type="float">
            <text:p>227.886912600756</text:p>
          </table:table-cell>
          <table:table-cell office:value-type="float" office:value="355.966062630033" calcext:value-type="float">
            <text:p>355.966062630033</text:p>
          </table:table-cell>
        </table:table-row>
        <table:table-row table:style-name="ro1">
          <table:table-cell office:value-type="float" office:value="0.21" calcext:value-type="float">
            <text:p>0.21</text:p>
          </table:table-cell>
          <table:table-cell office:value-type="float" office:value="138.196306987983" calcext:value-type="float">
            <text:p>138.196306987983</text:p>
          </table:table-cell>
          <table:table-cell office:value-type="float" office:value="236.911736891385" calcext:value-type="float">
            <text:p>236.911736891385</text:p>
          </table:table-cell>
          <table:table-cell office:value-type="float" office:value="378.827429779258" calcext:value-type="float">
            <text:p>378.827429779258</text:p>
          </table:table-cell>
          <table:table-cell office:value-type="float" office:value="136.185531743273" calcext:value-type="float">
            <text:p>136.185531743273</text:p>
          </table:table-cell>
          <table:table-cell office:value-type="float" office:value="236.911736891385" calcext:value-type="float">
            <text:p>236.911736891385</text:p>
          </table:table-cell>
          <table:table-cell office:value-type="float" office:value="378.827429779258" calcext:value-type="float">
            <text:p>378.827429779258</text:p>
          </table:table-cell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140.23606124002" calcext:value-type="float">
            <text:p>140.23606124002</text:p>
          </table:table-cell>
          <table:table-cell office:value-type="float" office:value="246.282638745299" calcext:value-type="float">
            <text:p>246.282638745299</text:p>
          </table:table-cell>
          <table:table-cell office:value-type="float" office:value="403.085820293375" calcext:value-type="float">
            <text:p>403.085820293375</text:p>
          </table:table-cell>
          <table:table-cell office:value-type="float" office:value="138.196306987983" calcext:value-type="float">
            <text:p>138.196306987983</text:p>
          </table:table-cell>
          <table:table-cell office:value-type="float" office:value="246.282638745299" calcext:value-type="float">
            <text:p>246.282638745299</text:p>
          </table:table-cell>
          <table:table-cell office:value-type="float" office:value="403.085820293375" calcext:value-type="float">
            <text:p>403.085820293375</text:p>
          </table:table-cell>
        </table:table-row>
        <table:table-row table:style-name="ro1">
          <table:table-cell office:value-type="float" office:value="0.23" calcext:value-type="float">
            <text:p>0.23</text:p>
          </table:table-cell>
          <table:table-cell office:value-type="float" office:value="142.305191037349" calcext:value-type="float">
            <text:p>142.305191037349</text:p>
          </table:table-cell>
          <table:table-cell office:value-type="float" office:value="256.011977329609" calcext:value-type="float">
            <text:p>256.011977329609</text:p>
          </table:table-cell>
          <table:table-cell office:value-type="float" office:value="428.817234509811" calcext:value-type="float">
            <text:p>428.817234509811</text:p>
          </table:table-cell>
          <table:table-cell office:value-type="float" office:value="140.23606124002" calcext:value-type="float">
            <text:p>140.23606124002</text:p>
          </table:table-cell>
          <table:table-cell office:value-type="float" office:value="256.011977329609" calcext:value-type="float">
            <text:p>256.011977329609</text:p>
          </table:table-cell>
          <table:table-cell office:value-type="float" office:value="428.817234509811" calcext:value-type="float">
            <text:p>428.817234509811</text:p>
          </table:table-cell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144.404097716872" calcext:value-type="float">
            <text:p>144.404097716872</text:p>
          </table:table-cell>
          <table:table-cell office:value-type="float" office:value="266.112479864929" calcext:value-type="float">
            <text:p>266.112479864929</text:p>
          </table:table-cell>
          <table:table-cell office:value-type="float" office:value="456.100579718048" calcext:value-type="float">
            <text:p>456.100579718048</text:p>
          </table:table-cell>
          <table:table-cell office:value-type="float" office:value="142.305191037349" calcext:value-type="float">
            <text:p>142.305191037349</text:p>
          </table:table-cell>
          <table:table-cell office:value-type="float" office:value="266.112479864929" calcext:value-type="float">
            <text:p>266.112479864929</text:p>
          </table:table-cell>
          <table:table-cell office:value-type="float" office:value="456.100579718048" calcext:value-type="float">
            <text:p>456.100579718048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46.533187453568" calcext:value-type="float">
            <text:p>146.533187453568</text:p>
          </table:table-cell>
          <table:table-cell office:value-type="float" office:value="276.597246565892" calcext:value-type="float">
            <text:p>276.597246565892</text:p>
          </table:table-cell>
          <table:table-cell office:value-type="float" office:value="485.017614425244" calcext:value-type="float">
            <text:p>485.017614425244</text:p>
          </table:table-cell>
          <table:table-cell office:value-type="float" office:value="144.404097716872" calcext:value-type="float">
            <text:p>144.404097716872</text:p>
          </table:table-cell>
          <table:table-cell office:value-type="float" office:value="276.597246565892" calcext:value-type="float">
            <text:p>276.597246565892</text:p>
          </table:table-cell>
          <table:table-cell office:value-type="float" office:value="485.017614425244" calcext:value-type="float">
            <text:p>485.017614425244</text:p>
          </table:table-cell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148.692871299337" calcext:value-type="float">
            <text:p>148.692871299337</text:p>
          </table:table-cell>
          <table:table-cell office:value-type="float" office:value="287.479755093116" calcext:value-type="float">
            <text:p>287.479755093116</text:p>
          </table:table-cell>
          <table:table-cell office:value-type="float" office:value="515.652864162595" calcext:value-type="float">
            <text:p>515.652864162595</text:p>
          </table:table-cell>
          <table:table-cell office:value-type="float" office:value="146.533187453568" calcext:value-type="float">
            <text:p>146.533187453568</text:p>
          </table:table-cell>
          <table:table-cell office:value-type="float" office:value="287.479755093116" calcext:value-type="float">
            <text:p>287.479755093116</text:p>
          </table:table-cell>
          <table:table-cell office:value-type="float" office:value="515.652864162595" calcext:value-type="float">
            <text:p>515.652864162595</text:p>
          </table:table-cell>
        </table:table-row>
        <table:table-row table:style-name="ro1">
          <table:table-cell office:value-type="float" office:value="0.27" calcext:value-type="float">
            <text:p>0.27</text:p>
          </table:table-cell>
          <table:table-cell office:value-type="float" office:value="150.883565221525" calcext:value-type="float">
            <text:p>150.883565221525</text:p>
          </table:table-cell>
          <table:table-cell office:value-type="float" office:value="298.773864456097" calcext:value-type="float">
            <text:p>298.773864456097</text:p>
          </table:table-cell>
          <table:table-cell office:value-type="float" office:value="548.093505270661" calcext:value-type="float">
            <text:p>548.093505270661</text:p>
          </table:table-cell>
          <table:table-cell office:value-type="float" office:value="148.692871299337" calcext:value-type="float">
            <text:p>148.692871299337</text:p>
          </table:table-cell>
          <table:table-cell office:value-type="float" office:value="298.773864456097" calcext:value-type="float">
            <text:p>298.773864456097</text:p>
          </table:table-cell>
          <table:table-cell office:value-type="float" office:value="548.093505270661" calcext:value-type="float">
            <text:p>548.093505270661</text:p>
          </table:table-cell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153.105690141098" calcext:value-type="float">
            <text:p>153.105690141098</text:p>
          </table:table-cell>
          <table:table-cell office:value-type="float" office:value="310.493818302506" calcext:value-type="float">
            <text:p>310.493818302506</text:p>
          </table:table-cell>
          <table:table-cell office:value-type="float" office:value="582.429212915915" calcext:value-type="float">
            <text:p>582.429212915915</text:p>
          </table:table-cell>
          <table:table-cell office:value-type="float" office:value="150.883565221525" calcext:value-type="float">
            <text:p>150.883565221525</text:p>
          </table:table-cell>
          <table:table-cell office:value-type="float" office:value="310.493818302506" calcext:value-type="float">
            <text:p>310.493818302506</text:p>
          </table:table-cell>
          <table:table-cell office:value-type="float" office:value="582.429212915915" calcext:value-type="float">
            <text:p>582.429212915915</text:p>
          </table:table-cell>
        </table:table-row>
        <table:table-row table:style-name="ro1">
          <table:table-cell office:value-type="float" office:value="0.29" calcext:value-type="float">
            <text:p>0.29</text:p>
          </table:table-cell>
          <table:table-cell office:value-type="float" office:value="155.359671970441" calcext:value-type="float">
            <text:p>155.359671970441</text:p>
          </table:table-cell>
          <table:table-cell office:value-type="float" office:value="322.654247525204" calcext:value-type="float">
            <text:p>322.654247525204</text:p>
          </table:table-cell>
          <table:table-cell office:value-type="float" office:value="618.751969436501" calcext:value-type="float">
            <text:p>618.751969436501</text:p>
          </table:table-cell>
          <table:table-cell office:value-type="float" office:value="153.105690141098" calcext:value-type="float">
            <text:p>153.105690141098</text:p>
          </table:table-cell>
          <table:table-cell office:value-type="float" office:value="322.654247525204" calcext:value-type="float">
            <text:p>322.654247525204</text:p>
          </table:table-cell>
          <table:table-cell office:value-type="float" office:value="618.751969436501" calcext:value-type="float">
            <text:p>618.751969436501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57.645941650748" calcext:value-type="float">
            <text:p>157.645941650748</text:p>
          </table:table-cell>
          <table:table-cell office:value-type="float" office:value="335.27017211406" calcext:value-type="float">
            <text:p>335.27017211406</text:p>
          </table:table-cell>
          <table:table-cell office:value-type="float" office:value="657.155829003269" calcext:value-type="float">
            <text:p>657.155829003269</text:p>
          </table:table-cell>
          <table:table-cell office:value-type="float" office:value="155.359671970441" calcext:value-type="float">
            <text:p>155.359671970441</text:p>
          </table:table-cell>
          <table:table-cell office:value-type="float" office:value="335.27017211406" calcext:value-type="float">
            <text:p>335.27017211406</text:p>
          </table:table-cell>
          <table:table-cell office:value-type="float" office:value="657.155829003269" calcext:value-type="float">
            <text:p>657.155829003269</text:p>
          </table:table-cell>
        </table:table-row>
        <table:table-row table:style-name="ro1">
          <table:table-cell office:value-type="float" office:value="0.31" calcext:value-type="float">
            <text:p>0.31</text:p>
          </table:table-cell>
          <table:table-cell office:value-type="float" office:value="159.964935188983" calcext:value-type="float">
            <text:p>159.964935188983</text:p>
          </table:table-cell>
          <table:table-cell office:value-type="float" office:value="348.35700217532" calcext:value-type="float">
            <text:p>348.35700217532</text:p>
          </table:table-cell>
          <table:table-cell office:value-type="float" office:value="697.736634525007" calcext:value-type="float">
            <text:p>697.736634525007</text:p>
          </table:table-cell>
          <table:table-cell office:value-type="float" office:value="157.645941650748" calcext:value-type="float">
            <text:p>157.645941650748</text:p>
          </table:table-cell>
          <table:table-cell office:value-type="float" office:value="348.35700217532" calcext:value-type="float">
            <text:p>348.35700217532</text:p>
          </table:table-cell>
          <table:table-cell office:value-type="float" office:value="697.736634525007" calcext:value-type="float">
            <text:p>697.736634525007</text:p>
          </table:table-cell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162.317093694369" calcext:value-type="float">
            <text:p>162.317093694369</text:p>
          </table:table-cell>
          <table:table-cell office:value-type="float" office:value="361.930538036911" calcext:value-type="float">
            <text:p>361.930538036911</text:p>
          </table:table-cell>
          <table:table-cell office:value-type="float" office:value="740.591682738181" calcext:value-type="float">
            <text:p>740.591682738181</text:p>
          </table:table-cell>
          <table:table-cell office:value-type="float" office:value="159.964935188983" calcext:value-type="float">
            <text:p>159.964935188983</text:p>
          </table:table-cell>
          <table:table-cell office:value-type="float" office:value="361.930538036911" calcext:value-type="float">
            <text:p>361.930538036911</text:p>
          </table:table-cell>
          <table:table-cell office:value-type="float" office:value="740.591682738181" calcext:value-type="float">
            <text:p>740.591682738181</text:p>
          </table:table-cell>
        </table:table-row>
        <table:table-row table:style-name="ro1">
          <table:table-cell office:value-type="float" office:value="0.33" calcext:value-type="float">
            <text:p>0.33</text:p>
          </table:table-cell>
          <table:table-cell office:value-type="float" office:value="164.702863414389" calcext:value-type="float">
            <text:p>164.702863414389</text:p>
          </table:table-cell>
          <table:table-cell office:value-type="float" office:value="376.006969353642" calcext:value-type="float">
            <text:p>376.006969353642</text:p>
          </table:table-cell>
          <table:table-cell office:value-type="float" office:value="785.819333516582" calcext:value-type="float">
            <text:p>785.819333516582</text:p>
          </table:table-cell>
          <table:table-cell office:value-type="float" office:value="162.317093694369" calcext:value-type="float">
            <text:p>162.317093694369</text:p>
          </table:table-cell>
          <table:table-cell office:value-type="float" office:value="376.006969353642" calcext:value-type="float">
            <text:p>376.006969353642</text:p>
          </table:table-cell>
          <table:table-cell office:value-type="float" office:value="785.819333516582" calcext:value-type="float">
            <text:p>785.819333516582</text:p>
          </table:table-cell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167.12269577025" calcext:value-type="float">
            <text:p>167.12269577025</text:p>
          </table:table-cell>
          <table:table-cell office:value-type="float" office:value="390.602873121827" calcext:value-type="float">
            <text:p>390.602873121827</text:p>
          </table:table-cell>
          <table:table-cell office:value-type="float" office:value="833.518559631303" calcext:value-type="float">
            <text:p>833.518559631303</text:p>
          </table:table-cell>
          <table:table-cell office:value-type="float" office:value="164.702863414389" calcext:value-type="float">
            <text:p>164.702863414389</text:p>
          </table:table-cell>
          <table:table-cell office:value-type="float" office:value="390.602873121827" calcext:value-type="float">
            <text:p>390.602873121827</text:p>
          </table:table-cell>
          <table:table-cell office:value-type="float" office:value="833.518559631303" calcext:value-type="float">
            <text:p>833.518559631303</text:p>
          </table:table-cell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169.577047391793" calcext:value-type="float">
            <text:p>169.577047391793</text:p>
          </table:table-cell>
          <table:table-cell office:value-type="float" office:value="405.735210508494" calcext:value-type="float">
            <text:p>405.735210508494</text:p>
          </table:table-cell>
          <table:table-cell office:value-type="float" office:value="883.788433503779" calcext:value-type="float">
            <text:p>883.788433503779</text:p>
          </table:table-cell>
          <table:table-cell office:value-type="float" office:value="167.12269577025" calcext:value-type="float">
            <text:p>167.12269577025</text:p>
          </table:table-cell>
          <table:table-cell office:value-type="float" office:value="405.735210508494" calcext:value-type="float">
            <text:p>405.735210508494</text:p>
          </table:table-cell>
          <table:table-cell office:value-type="float" office:value="883.788433503779" calcext:value-type="float">
            <text:p>883.788433503779</text:p>
          </table:table-cell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172.066380151802" calcext:value-type="float">
            <text:p>172.066380151802</text:p>
          </table:table-cell>
          <table:table-cell office:value-type="float" office:value="421.421322395994" calcext:value-type="float">
            <text:p>421.421322395994</text:p>
          </table:table-cell>
          <table:table-cell office:value-type="float" office:value="936.727547941629" calcext:value-type="float">
            <text:p>936.727547941629</text:p>
          </table:table-cell>
          <table:table-cell office:value-type="float" office:value="169.577047391793" calcext:value-type="float">
            <text:p>169.577047391793</text:p>
          </table:table-cell>
          <table:table-cell office:value-type="float" office:value="421.421322395994" calcext:value-type="float">
            <text:p>421.421322395994</text:p>
          </table:table-cell>
          <table:table-cell office:value-type="float" office:value="936.727547941629" calcext:value-type="float">
            <text:p>936.727547941629</text:p>
          </table:table-cell>
        </table:table-row>
        <table:table-row table:style-name="ro1">
          <table:table-cell office:value-type="float" office:value="0.37" calcext:value-type="float">
            <text:p>0.37</text:p>
          </table:table-cell>
          <table:table-cell office:value-type="float" office:value="174.591161199686" calcext:value-type="float">
            <text:p>174.591161199686</text:p>
          </table:table-cell>
          <table:table-cell office:value-type="float" office:value="437.678923538624" calcext:value-type="float">
            <text:p>437.678923538624</text:p>
          </table:table-cell>
          <table:table-cell office:value-type="float" office:value="992.433368446316" calcext:value-type="float">
            <text:p>992.433368446316</text:p>
          </table:table-cell>
          <table:table-cell office:value-type="float" office:value="172.066380151802" calcext:value-type="float">
            <text:p>172.066380151802</text:p>
          </table:table-cell>
          <table:table-cell office:value-type="float" office:value="437.678923538624" calcext:value-type="float">
            <text:p>437.678923538624</text:p>
          </table:table-cell>
          <table:table-cell office:value-type="float" office:value="992.433368446316" calcext:value-type="float">
            <text:p>992.433368446316</text:p>
          </table:table-cell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177.151862994491" calcext:value-type="float">
            <text:p>177.151862994491</text:p>
          </table:table-cell>
          <table:table-cell office:value-type="float" office:value="454.526095223825" calcext:value-type="float">
            <text:p>454.526095223825</text:p>
          </table:table-cell>
          <table:table-cell office:value-type="float" office:value="1051.00151544977" calcext:value-type="float">
            <text:p>1051.00151544977</text:p>
          </table:table-cell>
          <table:table-cell office:value-type="float" office:value="174.591161199686" calcext:value-type="float">
            <text:p>174.591161199686</text:p>
          </table:table-cell>
          <table:table-cell office:value-type="float" office:value="454.526095223825" calcext:value-type="float">
            <text:p>454.526095223825</text:p>
          </table:table-cell>
          <table:table-cell office:value-type="float" office:value="1051.00151544977" calcext:value-type="float">
            <text:p>1051.00151544977</text:p>
          </table:table-cell>
        </table:table-row>
        <table:table-row table:style-name="ro1">
          <table:table-cell office:value-type="float" office:value="0.39" calcext:value-type="float">
            <text:p>0.39</text:p>
          </table:table-cell>
          <table:table-cell office:value-type="float" office:value="179.748963337214" calcext:value-type="float">
            <text:p>179.748963337214</text:p>
          </table:table-cell>
          <table:table-cell office:value-type="float" office:value="471.981276326677" calcext:value-type="float">
            <text:p>471.981276326677</text:p>
          </table:table-cell>
          <table:table-cell office:value-type="float" office:value="1112.52497578873" calcext:value-type="float">
            <text:p>1112.52497578873</text:p>
          </table:table-cell>
          <table:table-cell office:value-type="float" office:value="177.151862994491" calcext:value-type="float">
            <text:p>177.151862994491</text:p>
          </table:table-cell>
          <table:table-cell office:value-type="float" office:value="471.981276326677" calcext:value-type="float">
            <text:p>471.981276326677</text:p>
          </table:table-cell>
          <table:table-cell office:value-type="float" office:value="1112.52497578873" calcext:value-type="float">
            <text:p>1112.52497578873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182.382945402366" calcext:value-type="float">
            <text:p>182.382945402366</text:p>
          </table:table-cell>
          <table:table-cell office:value-type="float" office:value="490.063252642866" calcext:value-type="float">
            <text:p>490.063252642866</text:p>
          </table:table-cell>
          <table:table-cell office:value-type="float" office:value="1177.09324387251" calcext:value-type="float">
            <text:p>1177.09324387251</text:p>
          </table:table-cell>
          <table:table-cell office:value-type="float" office:value="179.748963337214" calcext:value-type="float">
            <text:p>179.748963337214</text:p>
          </table:table-cell>
          <table:table-cell office:value-type="float" office:value="490.063252642866" calcext:value-type="float">
            <text:p>490.063252642866</text:p>
          </table:table-cell>
          <table:table-cell office:value-type="float" office:value="1177.09324387251" calcext:value-type="float">
            <text:p>1177.09324387251</text:p>
          </table:table-cell>
        </table:table-row>
        <table:table-row table:style-name="ro1">
          <table:table-cell office:value-type="float" office:value="0.41" calcext:value-type="float">
            <text:p>0.41</text:p>
          </table:table-cell>
          <table:table-cell office:value-type="float" office:value="185.054297768764" calcext:value-type="float">
            <text:p>185.054297768764</text:p>
          </table:table-cell>
          <table:table-cell office:value-type="float" office:value="508.791144382059" calcext:value-type="float">
            <text:p>508.791144382059</text:p>
          </table:table-cell>
          <table:table-cell office:value-type="float" office:value="1244.7913943501" calcext:value-type="float">
            <text:p>1244.7913943501</text:p>
          </table:table-cell>
          <table:table-cell office:value-type="float" office:value="182.382945402366" calcext:value-type="float">
            <text:p>182.382945402366</text:p>
          </table:table-cell>
          <table:table-cell office:value-type="float" office:value="508.791144382059" calcext:value-type="float">
            <text:p>508.791144382059</text:p>
          </table:table-cell>
          <table:table-cell office:value-type="float" office:value="1244.7913943501" calcext:value-type="float">
            <text:p>1244.7913943501</text:p>
          </table:table-cell>
        </table:table-row>
        <table:table-row table:style-name="ro1">
          <table:table-cell office:value-type="float" office:value="0.42" calcext:value-type="float">
            <text:p>0.42</text:p>
          </table:table-cell>
          <table:table-cell office:value-type="float" office:value="187.763514449496" calcext:value-type="float">
            <text:p>187.763514449496</text:p>
          </table:table-cell>
          <table:table-cell office:value-type="float" office:value="528.184391700868" calcext:value-type="float">
            <text:p>528.184391700868</text:p>
          </table:table-cell>
          <table:table-cell office:value-type="float" office:value="1315.69908963727" calcext:value-type="float">
            <text:p>1315.69908963727</text:p>
          </table:table-cell>
          <table:table-cell office:value-type="float" office:value="185.054297768764" calcext:value-type="float">
            <text:p>185.054297768764</text:p>
          </table:table-cell>
          <table:table-cell office:value-type="float" office:value="528.184391700868" calcext:value-type="float">
            <text:p>528.184391700868</text:p>
          </table:table-cell>
          <table:table-cell office:value-type="float" office:value="1315.69908963727" calcext:value-type="float">
            <text:p>1315.69908963727</text:p>
          </table:table-cell>
        </table:table-row>
        <table:table-row table:style-name="ro1">
          <table:table-cell office:value-type="float" office:value="0.43" calcext:value-type="float">
            <text:p>0.43</text:p>
          </table:table-cell>
          <table:table-cell office:value-type="float" office:value="190.511094921025" calcext:value-type="float">
            <text:p>190.511094921025</text:p>
          </table:table-cell>
          <table:table-cell office:value-type="float" office:value="548.262738152241" calcext:value-type="float">
            <text:p>548.262738152241</text:p>
          </table:table-cell>
          <table:table-cell office:value-type="float" office:value="1389.88952741975" calcext:value-type="float">
            <text:p>1389.88952741975</text:p>
          </table:table-cell>
          <table:table-cell office:value-type="float" office:value="187.763514449496" calcext:value-type="float">
            <text:p>187.763514449496</text:p>
          </table:table-cell>
          <table:table-cell office:value-type="float" office:value="548.262738152241" calcext:value-type="float">
            <text:p>548.262738152241</text:p>
          </table:table-cell>
          <table:table-cell office:value-type="float" office:value="1389.88952741975" calcext:value-type="float">
            <text:p>1389.88952741975</text:p>
          </table:table-cell>
        </table:table-row>
        <table:table-row table:style-name="ro1">
          <table:table-cell office:value-type="float" office:value="0.44" calcext:value-type="float">
            <text:p>0.44</text:p>
          </table:table-cell>
          <table:table-cell office:value-type="float" office:value="193.297544151386" calcext:value-type="float">
            <text:p>193.297544151386</text:p>
          </table:table-cell>
          <table:table-cell office:value-type="float" office:value="569.046211926443" calcext:value-type="float">
            <text:p>569.046211926443</text:p>
          </table:table-cell>
          <table:table-cell office:value-type="float" office:value="1467.42833518996" calcext:value-type="float">
            <text:p>1467.42833518996</text:p>
          </table:table-cell>
          <table:table-cell office:value-type="float" office:value="190.511094921025" calcext:value-type="float">
            <text:p>190.511094921025</text:p>
          </table:table-cell>
          <table:table-cell office:value-type="float" office:value="569.046211926443" calcext:value-type="float">
            <text:p>569.046211926443</text:p>
          </table:table-cell>
          <table:table-cell office:value-type="float" office:value="1467.42833518996" calcext:value-type="float">
            <text:p>1467.42833518996</text:p>
          </table:table-cell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196.123372627443" calcext:value-type="float">
            <text:p>196.123372627443</text:p>
          </table:table-cell>
          <table:table-cell office:value-type="float" office:value="590.555104757741" calcext:value-type="float">
            <text:p>590.555104757741</text:p>
          </table:table-cell>
          <table:table-cell office:value-type="float" office:value="1548.37242097873" calcext:value-type="float">
            <text:p>1548.37242097873</text:p>
          </table:table-cell>
          <table:table-cell office:value-type="float" office:value="193.297544151386" calcext:value-type="float">
            <text:p>193.297544151386</text:p>
          </table:table-cell>
          <table:table-cell office:value-type="float" office:value="590.555104757741" calcext:value-type="float">
            <text:p>590.555104757741</text:p>
          </table:table-cell>
          <table:table-cell office:value-type="float" office:value="1548.37242097873" calcext:value-type="float">
            <text:p>1548.37242097873</text:p>
          </table:table-cell>
        </table:table-row>
        <table:table-row table:style-name="ro1">
          <table:table-cell office:value-type="float" office:value="0.46" calcext:value-type="float">
            <text:p>0.46</text:p>
          </table:table-cell>
          <table:table-cell office:value-type="float" office:value="198.989096381143" calcext:value-type="float">
            <text:p>198.989096381143</text:p>
          </table:table-cell>
          <table:table-cell office:value-type="float" office:value="612.80994837067" calcext:value-type="float">
            <text:p>612.80994837067</text:p>
          </table:table-cell>
          <table:table-cell office:value-type="float" office:value="1632.76879167517" calcext:value-type="float">
            <text:p>1632.76879167517</text:p>
          </table:table-cell>
          <table:table-cell office:value-type="float" office:value="196.123372627443" calcext:value-type="float">
            <text:p>196.123372627443</text:p>
          </table:table-cell>
          <table:table-cell office:value-type="float" office:value="612.80994837067" calcext:value-type="float">
            <text:p>612.80994837067</text:p>
          </table:table-cell>
          <table:table-cell office:value-type="float" office:value="1632.76879167517" calcext:value-type="float">
            <text:p>1632.76879167517</text:p>
          </table:table-cell>
        </table:table-row>
        <table:table-row table:style-name="ro1">
          <table:table-cell office:value-type="float" office:value="0.47" calcext:value-type="float">
            <text:p>0.47</text:p>
          </table:table-cell>
          <table:table-cell office:value-type="float" office:value="201.895237014736" calcext:value-type="float">
            <text:p>201.895237014736</text:p>
          </table:table-cell>
          <table:table-cell office:value-type="float" office:value="635.831488340367" calcext:value-type="float">
            <text:p>635.831488340367</text:p>
          </table:table-cell>
          <table:table-cell office:value-type="float" office:value="1720.65335263876" calcext:value-type="float">
            <text:p>1720.65335263876</text:p>
          </table:table-cell>
          <table:table-cell office:value-type="float" office:value="198.989096381143" calcext:value-type="float">
            <text:p>198.989096381143</text:p>
          </table:table-cell>
          <table:table-cell office:value-type="float" office:value="635.831488340367" calcext:value-type="float">
            <text:p>635.831488340367</text:p>
          </table:table-cell>
          <table:table-cell office:value-type="float" office:value="1720.65335263876" calcext:value-type="float">
            <text:p>1720.65335263876</text:p>
          </table:table-cell>
        </table:table-row>
        <table:table-row table:style-name="ro1">
          <table:table-cell office:value-type="float" office:value="0.48" calcext:value-type="float">
            <text:p>0.48</text:p>
          </table:table-cell>
          <table:table-cell office:value-type="float" office:value="204.842321724914" calcext:value-type="float">
            <text:p>204.842321724914</text:p>
          </table:table-cell>
          <table:table-cell office:value-type="float" office:value="659.640655243137" calcext:value-type="float">
            <text:p>659.640655243137</text:p>
          </table:table-cell>
          <table:table-cell office:value-type="float" office:value="1812.04970463796" calcext:value-type="float">
            <text:p>1812.04970463796</text:p>
          </table:table-cell>
          <table:table-cell office:value-type="float" office:value="201.895237014736" calcext:value-type="float">
            <text:p>201.895237014736</text:p>
          </table:table-cell>
          <table:table-cell office:value-type="float" office:value="659.640655243137" calcext:value-type="float">
            <text:p>659.640655243137</text:p>
          </table:table-cell>
          <table:table-cell office:value-type="float" office:value="1812.04970463796" calcext:value-type="float">
            <text:p>1812.04970463796</text:p>
          </table:table-cell>
        </table:table-row>
        <table:table-row table:style-name="ro1">
          <table:table-cell office:value-type="float" office:value="0.49" calcext:value-type="float">
            <text:p>0.49</text:p>
          </table:table-cell>
          <table:table-cell office:value-type="float" office:value="207.830883325808" calcext:value-type="float">
            <text:p>207.830883325808</text:p>
          </table:table-cell>
          <table:table-cell office:value-type="float" office:value="684.258532976111" calcext:value-type="float">
            <text:p>684.258532976111</text:p>
          </table:table-cell>
          <table:table-cell office:value-type="float" office:value="1906.96795642459" calcext:value-type="float">
            <text:p>1906.96795642459</text:p>
          </table:table-cell>
          <table:table-cell office:value-type="float" office:value="204.842321724914" calcext:value-type="float">
            <text:p>204.842321724914</text:p>
          </table:table-cell>
          <table:table-cell office:value-type="float" office:value="684.258532976111" calcext:value-type="float">
            <text:p>684.258532976111</text:p>
          </table:table-cell>
          <table:table-cell office:value-type="float" office:value="1906.96795642459" calcext:value-type="float">
            <text:p>1906.96795642459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210.86146027081" calcext:value-type="float">
            <text:p>210.86146027081</text:p>
          </table:table-cell>
          <table:table-cell office:value-type="float" office:value="709.706324128906" calcext:value-type="float">
            <text:p>709.706324128906</text:p>
          </table:table-cell>
          <table:table-cell office:value-type="float" office:value="2005.40357338744" calcext:value-type="float">
            <text:p>2005.40357338744</text:p>
          </table:table-cell>
          <table:table-cell office:value-type="float" office:value="207.830883325808" calcext:value-type="float">
            <text:p>207.830883325808</text:p>
          </table:table-cell>
          <table:table-cell office:value-type="float" office:value="709.706324128906" calcext:value-type="float">
            <text:p>709.706324128906</text:p>
          </table:table-cell>
          <table:table-cell office:value-type="float" office:value="2005.40357338744" calcext:value-type="float">
            <text:p>2005.40357338744</text:p>
          </table:table-cell>
        </table:table-row>
        <table:table-row table:style-name="ro1">
          <table:table-cell office:value-type="float" office:value="0.51" calcext:value-type="float">
            <text:p>0.51</text:p>
          </table:table-cell>
          <table:table-cell office:value-type="float" office:value="213.934596673155" calcext:value-type="float">
            <text:p>213.934596673155</text:p>
          </table:table-cell>
          <table:table-cell office:value-type="float" office:value="736.0053122955" calcext:value-type="float">
            <text:p>736.0053122955</text:p>
          </table:table-cell>
          <table:table-cell office:value-type="float" office:value="2107.33628462464" calcext:value-type="float">
            <text:p>2107.33628462464</text:p>
          </table:table-cell>
          <table:table-cell office:value-type="float" office:value="210.86146027081" calcext:value-type="float">
            <text:p>210.86146027081</text:p>
          </table:table-cell>
          <table:table-cell office:value-type="float" office:value="736.0053122955" calcext:value-type="float">
            <text:p>736.0053122955</text:p>
          </table:table-cell>
          <table:table-cell office:value-type="float" office:value="2107.33628462464" calcext:value-type="float">
            <text:p>2107.33628462464</text:p>
          </table:table-cell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217.05084232523" calcext:value-type="float">
            <text:p>217.05084232523</text:p>
          </table:table-cell>
          <table:table-cell office:value-type="float" office:value="763.176821221389" calcext:value-type="float">
            <text:p>763.176821221389</text:p>
          </table:table-cell>
          <table:table-cell office:value-type="float" office:value="2212.72907232808" calcext:value-type="float">
            <text:p>2212.72907232808</text:p>
          </table:table-cell>
          <table:table-cell office:value-type="float" office:value="213.934596673155" calcext:value-type="float">
            <text:p>213.934596673155</text:p>
          </table:table-cell>
          <table:table-cell office:value-type="float" office:value="763.176821221389" calcext:value-type="float">
            <text:p>763.176821221389</text:p>
          </table:table-cell>
          <table:table-cell office:value-type="float" office:value="2212.72907232808" calcext:value-type="float">
            <text:p>2212.72907232808</text:p>
          </table:table-cell>
        </table:table-row>
        <table:table-row table:style-name="ro1">
          <table:table-cell office:value-type="float" office:value="0.53" calcext:value-type="float">
            <text:p>0.53</text:p>
          </table:table-cell>
          <table:table-cell office:value-type="float" office:value="220.210752716531" calcext:value-type="float">
            <text:p>220.210752716531</text:p>
          </table:table-cell>
          <table:table-cell office:value-type="float" office:value="791.242170689581" calcext:value-type="float">
            <text:p>791.242170689581</text:p>
          </table:table-cell>
          <table:table-cell office:value-type="float" office:value="2321.52726847607" calcext:value-type="float">
            <text:p>2321.52726847607</text:p>
          </table:table-cell>
          <table:table-cell office:value-type="float" office:value="217.05084232523" calcext:value-type="float">
            <text:p>217.05084232523</text:p>
          </table:table-cell>
          <table:table-cell office:value-type="float" office:value="791.242170689581" calcext:value-type="float">
            <text:p>791.242170689581</text:p>
          </table:table-cell>
          <table:table-cell office:value-type="float" office:value="2321.52726847607" calcext:value-type="float">
            <text:p>2321.52726847607</text:p>
          </table:table-cell>
        </table:table-row>
        <table:table-row table:style-name="ro1">
          <table:table-cell office:value-type="float" office:value="0.54" calcext:value-type="float">
            <text:p>0.54</text:p>
          </table:table-cell>
          <table:table-cell office:value-type="float" office:value="223.414889050236" calcext:value-type="float">
            <text:p>223.414889050236</text:p>
          </table:table-cell>
          <table:table-cell office:value-type="float" office:value="820.222629059149" calcext:value-type="float">
            <text:p>820.222629059149</text:p>
          </table:table-cell>
          <table:table-cell office:value-type="float" office:value="2433.65778437338" calcext:value-type="float">
            <text:p>2433.65778437338</text:p>
          </table:table-cell>
          <table:table-cell office:value-type="float" office:value="220.210752716531" calcext:value-type="float">
            <text:p>220.210752716531</text:p>
          </table:table-cell>
          <table:table-cell office:value-type="float" office:value="820.222629059149" calcext:value-type="float">
            <text:p>820.222629059149</text:p>
          </table:table-cell>
          <table:table-cell office:value-type="float" office:value="2433.65778437338" calcext:value-type="float">
            <text:p>2433.65778437338</text:p>
          </table:table-cell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226.663818258336" calcext:value-type="float">
            <text:p>226.663818258336</text:p>
          </table:table-cell>
          <table:table-cell office:value-type="float" office:value="850.139362382167" calcext:value-type="float">
            <text:p>850.139362382167</text:p>
          </table:table-cell>
          <table:table-cell office:value-type="float" office:value="2549.02849846094" calcext:value-type="float">
            <text:p>2549.02849846094</text:p>
          </table:table-cell>
          <table:table-cell office:value-type="float" office:value="223.414889050236" calcext:value-type="float">
            <text:p>223.414889050236</text:p>
          </table:table-cell>
          <table:table-cell office:value-type="float" office:value="850.139362382167" calcext:value-type="float">
            <text:p>850.139362382167</text:p>
          </table:table-cell>
          <table:table-cell office:value-type="float" office:value="2549.02849846094" calcext:value-type="float">
            <text:p>2549.02849846094</text:p>
          </table:table-cell>
        </table:table-row>
        <table:table-row table:style-name="ro1">
          <table:table-cell office:value-type="float" office:value="0.56" calcext:value-type="float">
            <text:p>0.56</text:p>
          </table:table-cell>
          <table:table-cell office:value-type="float" office:value="229.958113015254" calcext:value-type="float">
            <text:p>229.958113015254</text:p>
          </table:table-cell>
          <table:table-cell office:value-type="float" office:value="881.013380038889" calcext:value-type="float">
            <text:p>881.013380038889</text:p>
          </table:table-cell>
          <table:table-cell office:value-type="float" office:value="2667.52782695084" calcext:value-type="float">
            <text:p>2667.52782695084</text:p>
          </table:table-cell>
          <table:table-cell office:value-type="float" office:value="226.663818258336" calcext:value-type="float">
            <text:p>226.663818258336</text:p>
          </table:table-cell>
          <table:table-cell office:value-type="float" office:value="881.013380038889" calcext:value-type="float">
            <text:p>881.013380038889</text:p>
          </table:table-cell>
          <table:table-cell office:value-type="float" office:value="2667.52782695084" calcext:value-type="float">
            <text:p>2667.52782695084</text:p>
          </table:table-cell>
        </table:table-row>
        <table:table-row table:style-name="ro1">
          <table:table-cell office:value-type="float" office:value="0.57" calcext:value-type="float">
            <text:p>0.57</text:p>
          </table:table-cell>
          <table:table-cell office:value-type="float" office:value="233.298351749906" calcext:value-type="float">
            <text:p>233.298351749906</text:p>
          </table:table-cell>
          <table:table-cell office:value-type="float" office:value="912.865476847227" calcext:value-type="float">
            <text:p>912.865476847227</text:p>
          </table:table-cell>
          <table:table-cell office:value-type="float" office:value="2789.02450015845" calcext:value-type="float">
            <text:p>2789.02450015845</text:p>
          </table:table-cell>
          <table:table-cell office:value-type="float" office:value="229.958113015254" calcext:value-type="float">
            <text:p>229.958113015254</text:p>
          </table:table-cell>
          <table:table-cell office:value-type="float" office:value="912.865476847227" calcext:value-type="float">
            <text:p>912.865476847227</text:p>
          </table:table-cell>
          <table:table-cell office:value-type="float" office:value="2789.02450015845" calcext:value-type="float">
            <text:p>2789.02450015845</text:p>
          </table:table-cell>
        </table:table-row>
        <table:table-row table:style-name="ro1">
          <table:table-cell office:value-type="float" office:value="0.58" calcext:value-type="float">
            <text:p>0.58</text:p>
          </table:table-cell>
          <table:table-cell office:value-type="float" office:value="236.685118656145" calcext:value-type="float">
            <text:p>236.685118656145</text:p>
          </table:table-cell>
          <table:table-cell office:value-type="float" office:value="945.716171620907" calcext:value-type="float">
            <text:p>945.716171620907</text:p>
          </table:table-cell>
          <table:table-cell office:value-type="float" office:value="2913.36756486062" calcext:value-type="float">
            <text:p>2913.36756486062</text:p>
          </table:table-cell>
          <table:table-cell office:value-type="float" office:value="233.298351749906" calcext:value-type="float">
            <text:p>233.298351749906</text:p>
          </table:table-cell>
          <table:table-cell office:value-type="float" office:value="945.716171620907" calcext:value-type="float">
            <text:p>945.716171620907</text:p>
          </table:table-cell>
          <table:table-cell office:value-type="float" office:value="2913.36756486062" calcext:value-type="float">
            <text:p>2913.36756486062</text:p>
          </table:table-cell>
        </table:table-row>
        <table:table-row table:style-name="ro1">
          <table:table-cell office:value-type="float" office:value="0.59" calcext:value-type="float">
            <text:p>0.59</text:p>
          </table:table-cell>
          <table:table-cell office:value-type="float" office:value="240.119003701518" calcext:value-type="float">
            <text:p>240.119003701518</text:p>
          </table:table-cell>
          <table:table-cell office:value-type="float" office:value="979.58564217132" calcext:value-type="float">
            <text:p>979.58564217132</text:p>
          </table:table-cell>
          <table:table-cell office:value-type="float" office:value="3040.38662959883" calcext:value-type="float">
            <text:p>3040.38662959883</text:p>
          </table:table-cell>
          <table:table-cell office:value-type="float" office:value="236.685118656145" calcext:value-type="float">
            <text:p>236.685118656145</text:p>
          </table:table-cell>
          <table:table-cell office:value-type="float" office:value="979.58564217132" calcext:value-type="float">
            <text:p>979.58564217132</text:p>
          </table:table-cell>
          <table:table-cell office:value-type="float" office:value="3040.38662959883" calcext:value-type="float">
            <text:p>3040.38662959883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243.600602634287" calcext:value-type="float">
            <text:p>243.600602634287</text:p>
          </table:table-cell>
          <table:table-cell office:value-type="float" office:value="1014.4936567711" calcext:value-type="float">
            <text:p>1014.4936567711</text:p>
          </table:table-cell>
          <table:table-cell office:value-type="float" office:value="3169.89236559974" calcext:value-type="float">
            <text:p>3169.89236559974</text:p>
          </table:table-cell>
          <table:table-cell office:value-type="float" office:value="240.119003701518" calcext:value-type="float">
            <text:p>240.119003701518</text:p>
          </table:table-cell>
          <table:table-cell office:value-type="float" office:value="1014.4936567711" calcext:value-type="float">
            <text:p>1014.4936567711</text:p>
          </table:table-cell>
          <table:table-cell office:value-type="float" office:value="3169.89236559974" calcext:value-type="float">
            <text:p>3169.89236559974</text:p>
          </table:table-cell>
        </table:table-row>
        <table:table-row table:style-name="ro1">
          <table:table-cell office:value-type="float" office:value="0.61" calcext:value-type="float">
            <text:p>0.61</text:p>
          </table:table-cell>
          <table:table-cell office:value-type="float" office:value="247.130516988643" calcext:value-type="float">
            <text:p>247.130516988643</text:p>
          </table:table-cell>
          <table:table-cell office:value-type="float" office:value="1050.45950212281" calcext:value-type="float">
            <text:p>1050.45950212281</text:p>
          </table:table-cell>
          <table:table-cell office:value-type="float" office:value="3301.67727097457" calcext:value-type="float">
            <text:p>3301.67727097457</text:p>
          </table:table-cell>
          <table:table-cell office:value-type="float" office:value="243.600602634287" calcext:value-type="float">
            <text:p>243.600602634287</text:p>
          </table:table-cell>
          <table:table-cell office:value-type="float" office:value="1050.45950212281" calcext:value-type="float">
            <text:p>1050.45950212281</text:p>
          </table:table-cell>
          <table:table-cell office:value-type="float" office:value="3301.67727097457" calcext:value-type="float">
            <text:p>3301.67727097457</text:p>
          </table:table-cell>
        </table:table-row>
        <table:table-row table:style-name="ro1">
          <table:table-cell office:value-type="float" office:value="0.62" calcext:value-type="float">
            <text:p>0.62</text:p>
          </table:table-cell>
          <table:table-cell office:value-type="float" office:value="250.709354088051" calcext:value-type="float">
            <text:p>250.709354088051</text:p>
          </table:table-cell>
          <table:table-cell office:value-type="float" office:value="1087.50190790394" calcext:value-type="float">
            <text:p>1087.50190790394</text:p>
          </table:table-cell>
          <table:table-cell office:value-type="float" office:value="3435.51670019998" calcext:value-type="float">
            <text:p>3435.51670019998</text:p>
          </table:table-cell>
          <table:table-cell office:value-type="float" office:value="247.130516988643" calcext:value-type="float">
            <text:p>247.130516988643</text:p>
          </table:table-cell>
          <table:table-cell office:value-type="float" office:value="1087.50190790394" calcext:value-type="float">
            <text:p>1087.50190790394</text:p>
          </table:table-cell>
          <table:table-cell office:value-type="float" office:value="3435.51670019998" calcext:value-type="float">
            <text:p>3435.51670019998</text:p>
          </table:table-cell>
        </table:table-row>
        <table:table-row table:style-name="ro1">
          <table:table-cell office:value-type="float" office:value="0.63" calcext:value-type="float">
            <text:p>0.63</text:p>
          </table:table-cell>
          <table:table-cell office:value-type="float" office:value="254.337727046653" calcext:value-type="float">
            <text:p>254.337727046653</text:p>
          </table:table-cell>
          <table:table-cell office:value-type="float" office:value="1125.63896798956" calcext:value-type="float">
            <text:p>1125.63896798956</text:p>
          </table:table-cell>
          <table:table-cell office:value-type="float" office:value="3571.1701547339" calcext:value-type="float">
            <text:p>3571.1701547339</text:p>
          </table:table-cell>
          <table:table-cell office:value-type="float" office:value="250.709354088051" calcext:value-type="float">
            <text:p>250.709354088051</text:p>
          </table:table-cell>
          <table:table-cell office:value-type="float" office:value="1125.63896798956" calcext:value-type="float">
            <text:p>1125.63896798956</text:p>
          </table:table-cell>
          <table:table-cell office:value-type="float" office:value="3571.1701547339" calcext:value-type="float">
            <text:p>3571.1701547339</text:p>
          </table:table-cell>
        </table:table-row>
        <table:table-row table:style-name="ro1">
          <table:table-cell office:value-type="float" office:value="0.64" calcext:value-type="float">
            <text:p>0.64</text:p>
          </table:table-cell>
          <table:table-cell office:value-type="float" office:value="258.016254768684" calcext:value-type="float">
            <text:p>258.016254768684</text:p>
          </table:table-cell>
          <table:table-cell office:value-type="float" office:value="1164.88805848667" calcext:value-type="float">
            <text:p>1164.88805848667</text:p>
          </table:table-cell>
          <table:table-cell office:value-type="float" office:value="3708.38282417576" calcext:value-type="float">
            <text:p>3708.38282417576</text:p>
          </table:table-cell>
          <table:table-cell office:value-type="float" office:value="254.337727046653" calcext:value-type="float">
            <text:p>254.337727046653</text:p>
          </table:table-cell>
          <table:table-cell office:value-type="float" office:value="1164.88805848667" calcext:value-type="float">
            <text:p>1164.88805848667</text:p>
          </table:table-cell>
          <table:table-cell office:value-type="float" office:value="3708.38282417576" calcext:value-type="float">
            <text:p>3708.38282417576</text:p>
          </table:table-cell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261.745561945807" calcext:value-type="float">
            <text:p>261.745561945807</text:p>
          </table:table-cell>
          <table:table-cell office:value-type="float" office:value="1205.26575274898" calcext:value-type="float">
            <text:p>1205.26575274898</text:p>
          </table:table-cell>
          <table:table-cell office:value-type="float" office:value="3846.88736086739" calcext:value-type="float">
            <text:p>3846.88736086739</text:p>
          </table:table-cell>
          <table:table-cell office:value-type="float" office:value="258.016254768684" calcext:value-type="float">
            <text:p>258.016254768684</text:p>
          </table:table-cell>
          <table:table-cell office:value-type="float" office:value="1205.26575274898" calcext:value-type="float">
            <text:p>1205.26575274898</text:p>
          </table:table-cell>
          <table:table-cell office:value-type="float" office:value="3846.88736086739" calcext:value-type="float">
            <text:p>3846.88736086739</text:p>
          </table:table-cell>
        </table:table-row>
        <table:table-row table:style-name="ro1">
          <table:table-cell office:value-type="float" office:value="0.66" calcext:value-type="float">
            <text:p>0.66</text:p>
          </table:table-cell>
          <table:table-cell office:value-type="float" office:value="265.526279052308" calcext:value-type="float">
            <text:p>265.526279052308</text:p>
          </table:table-cell>
          <table:table-cell office:value-type="float" office:value="1246.78773357789" calcext:value-type="float">
            <text:p>1246.78773357789</text:p>
          </table:table-cell>
          <table:table-cell office:value-type="float" office:value="3986.40586449492" calcext:value-type="float">
            <text:p>3986.40586449492</text:p>
          </table:table-cell>
          <table:table-cell office:value-type="float" office:value="261.745561945807" calcext:value-type="float">
            <text:p>261.745561945807</text:p>
          </table:table-cell>
          <table:table-cell office:value-type="float" office:value="1246.78773357789" calcext:value-type="float">
            <text:p>1246.78773357789</text:p>
          </table:table-cell>
          <table:table-cell office:value-type="float" office:value="3986.40586449492" calcext:value-type="float">
            <text:p>3986.40586449492</text:p>
          </table:table-cell>
        </table:table-row>
        <table:table-row table:style-name="ro1">
          <table:table-cell office:value-type="float" office:value="0.67" calcext:value-type="float">
            <text:p>0.67</text:p>
          </table:table-cell>
          <table:table-cell office:value-type="float" office:value="269.359042338091" calcext:value-type="float">
            <text:p>269.359042338091</text:p>
          </table:table-cell>
          <table:table-cell office:value-type="float" office:value="1289.46870285462" calcext:value-type="float">
            <text:p>1289.46870285462</text:p>
          </table:table-cell>
          <table:table-cell office:value-type="float" office:value="4126.65204734588" calcext:value-type="float">
            <text:p>4126.65204734588</text:p>
          </table:table-cell>
          <table:table-cell office:value-type="float" office:value="265.526279052308" calcext:value-type="float">
            <text:p>265.526279052308</text:p>
          </table:table-cell>
          <table:table-cell office:value-type="float" office:value="1289.46870285462" calcext:value-type="float">
            <text:p>1289.46870285462</text:p>
          </table:table-cell>
          <table:table-cell office:value-type="float" office:value="4126.65204734588" calcext:value-type="float">
            <text:p>4126.65204734588</text:p>
          </table:table-cell>
        </table:table-row>
        <table:table-row table:style-name="ro1">
          <table:table-cell office:value-type="float" office:value="0.68" calcext:value-type="float">
            <text:p>0.68</text:p>
          </table:table-cell>
          <table:table-cell office:value-type="float" office:value="273.244493819381" calcext:value-type="float">
            <text:p>273.244493819381</text:p>
          </table:table-cell>
          <table:table-cell office:value-type="float" office:value="1333.3222888889" calcext:value-type="float">
            <text:p>1333.3222888889</text:p>
          </table:table-cell>
          <table:table-cell office:value-type="float" office:value="4267.3335456484" calcext:value-type="float">
            <text:p>4267.3335456484</text:p>
          </table:table-cell>
          <table:table-cell office:value-type="float" office:value="269.359042338091" calcext:value-type="float">
            <text:p>269.359042338091</text:p>
          </table:table-cell>
          <table:table-cell office:value-type="float" office:value="1333.3222888889" calcext:value-type="float">
            <text:p>1333.3222888889</text:p>
          </table:table-cell>
          <table:table-cell office:value-type="float" office:value="4267.3335456484" calcext:value-type="float">
            <text:p>4267.3335456484</text:p>
          </table:table-cell>
        </table:table-row>
        <table:table-row table:style-name="ro1">
          <table:table-cell office:value-type="float" office:value="0.69" calcext:value-type="float">
            <text:p>0.69</text:p>
          </table:table-cell>
          <table:table-cell office:value-type="float" office:value="277.18328126708" calcext:value-type="float">
            <text:p>277.18328126708</text:p>
          </table:table-cell>
          <table:table-cell office:value-type="float" office:value="1378.36095181207" calcext:value-type="float">
            <text:p>1378.36095181207</text:p>
          </table:table-cell>
          <table:table-cell office:value-type="float" office:value="4408.1543380969" calcext:value-type="float">
            <text:p>4408.1543380969</text:p>
          </table:table-cell>
          <table:table-cell office:value-type="float" office:value="273.244493819381" calcext:value-type="float">
            <text:p>273.244493819381</text:p>
          </table:table-cell>
          <table:table-cell office:value-type="float" office:value="1378.36095181207" calcext:value-type="float">
            <text:p>1378.36095181207</text:p>
          </table:table-cell>
          <table:table-cell office:value-type="float" office:value="4408.1543380969" calcext:value-type="float">
            <text:p>4408.1543380969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281.176058192682" calcext:value-type="float">
            <text:p>281.176058192682</text:p>
          </table:table-cell>
          <table:table-cell office:value-type="float" office:value="1424.59588738592" calcext:value-type="float">
            <text:p>1424.59588738592</text:p>
          </table:table-cell>
          <table:table-cell office:value-type="float" office:value="4548.81722944548" calcext:value-type="float">
            <text:p>4548.81722944548</text:p>
          </table:table-cell>
          <table:table-cell office:value-type="float" office:value="277.18328126708" calcext:value-type="float">
            <text:p>277.18328126708</text:p>
          </table:table-cell>
          <table:table-cell office:value-type="float" office:value="1424.59588738592" calcext:value-type="float">
            <text:p>1424.59588738592</text:p>
          </table:table-cell>
          <table:table-cell office:value-type="float" office:value="4548.81722944548" calcext:value-type="float">
            <text:p>4548.81722944548</text:p>
          </table:table-cell>
        </table:table-row>
        <table:table-row table:style-name="ro1">
          <table:table-cell office:value-type="float" office:value="0.71" calcext:value-type="float">
            <text:p>0.71</text:p>
          </table:table-cell>
          <table:table-cell office:value-type="float" office:value="285.223483831699" calcext:value-type="float">
            <text:p>285.223483831699</text:p>
          </table:table-cell>
          <table:table-cell office:value-type="float" office:value="1472.03692964261" calcext:value-type="float">
            <text:p>1472.03692964261</text:p>
          </table:table-cell>
          <table:table-cell office:value-type="float" office:value="4689.02635507221" calcext:value-type="float">
            <text:p>4689.02635507221</text:p>
          </table:table-cell>
          <table:table-cell office:value-type="float" office:value="281.176058192682" calcext:value-type="float">
            <text:p>281.176058192682</text:p>
          </table:table-cell>
          <table:table-cell office:value-type="float" office:value="1472.03692964261" calcext:value-type="float">
            <text:p>1472.03692964261</text:p>
          </table:table-cell>
          <table:table-cell office:value-type="float" office:value="4689.02635507221" calcext:value-type="float">
            <text:p>4689.02635507221</text:p>
          </table:table-cell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289.326223124489" calcext:value-type="float">
            <text:p>289.326223124489</text:p>
          </table:table-cell>
          <table:table-cell office:value-type="float" office:value="1520.69245281582" calcext:value-type="float">
            <text:p>1520.69245281582</text:p>
          </table:table-cell>
          <table:table-cell office:value-type="float" office:value="4828.48966177671" calcext:value-type="float">
            <text:p>4828.48966177671</text:p>
          </table:table-cell>
          <table:table-cell office:value-type="float" office:value="285.223483831699" calcext:value-type="float">
            <text:p>285.223483831699</text:p>
          </table:table-cell>
          <table:table-cell office:value-type="float" office:value="1520.69245281582" calcext:value-type="float">
            <text:p>1520.69245281582</text:p>
          </table:table-cell>
          <table:table-cell office:value-type="float" office:value="4828.48966177671" calcext:value-type="float">
            <text:p>4828.48966177671</text:p>
          </table:table-cell>
        </table:table-row>
        <table:table-row table:style-name="ro1">
          <table:table-cell office:value-type="float" office:value="0.73" calcext:value-type="float">
            <text:p>0.73</text:p>
          </table:table-cell>
          <table:table-cell office:value-type="float" office:value="293.484946694429" calcext:value-type="float">
            <text:p>293.484946694429</text:p>
          </table:table-cell>
          <table:table-cell office:value-type="float" office:value="1570.56927306722" calcext:value-type="float">
            <text:p>1570.56927306722</text:p>
          </table:table-cell>
          <table:table-cell office:value-type="float" office:value="4966.92132079967" calcext:value-type="float">
            <text:p>4966.92132079967</text:p>
          </table:table-cell>
          <table:table-cell office:value-type="float" office:value="289.326223124489" calcext:value-type="float">
            <text:p>289.326223124489</text:p>
          </table:table-cell>
          <table:table-cell office:value-type="float" office:value="1570.56927306722" calcext:value-type="float">
            <text:p>1570.56927306722</text:p>
          </table:table-cell>
          <table:table-cell office:value-type="float" office:value="4966.92132079967" calcext:value-type="float">
            <text:p>4966.92132079967</text:p>
          </table:table-cell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297.70033082335" calcext:value-type="float">
            <text:p>297.70033082335</text:p>
          </table:table-cell>
          <table:table-cell office:value-type="float" office:value="1621.67255055666" calcext:value-type="float">
            <text:p>1621.67255055666</text:p>
          </table:table-cell>
          <table:table-cell office:value-type="float" office:value="5104.04403111193" calcext:value-type="float">
            <text:p>5104.04403111193</text:p>
          </table:table-cell>
          <table:table-cell office:value-type="float" office:value="293.484946694429" calcext:value-type="float">
            <text:p>293.484946694429</text:p>
          </table:table-cell>
          <table:table-cell office:value-type="float" office:value="1621.67255055666" calcext:value-type="float">
            <text:p>1621.67255055666</text:p>
          </table:table-cell>
          <table:table-cell office:value-type="float" office:value="5104.04403111193" calcext:value-type="float">
            <text:p>5104.04403111193</text:p>
          </table:table-cell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301.973057424145" calcext:value-type="float">
            <text:p>301.973057424145</text:p>
          </table:table-cell>
          <table:table-cell office:value-type="float" office:value="1674.00569244595" calcext:value-type="float">
            <text:p>1674.00569244595</text:p>
          </table:table-cell>
          <table:table-cell office:value-type="float" office:value="5239.59117431803" calcext:value-type="float">
            <text:p>5239.59117431803</text:p>
          </table:table-cell>
          <table:table-cell office:value-type="float" office:value="297.70033082335" calcext:value-type="float">
            <text:p>297.70033082335</text:p>
          </table:table-cell>
          <table:table-cell office:value-type="float" office:value="1674.00569244595" calcext:value-type="float">
            <text:p>1674.00569244595</text:p>
          </table:table-cell>
          <table:table-cell office:value-type="float" office:value="5239.59117431803" calcext:value-type="float">
            <text:p>5239.59117431803</text:p>
          </table:table-cell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306.30381401048" calcext:value-type="float">
            <text:p>306.30381401048</text:p>
          </table:table-cell>
          <table:table-cell office:value-type="float" office:value="1727.57025746715" calcext:value-type="float">
            <text:p>1727.57025746715</text:p>
          </table:table-cell>
          <table:table-cell office:value-type="float" office:value="5373.30878690424" calcext:value-type="float">
            <text:p>5373.30878690424</text:p>
          </table:table-cell>
          <table:table-cell office:value-type="float" office:value="301.973057424145" calcext:value-type="float">
            <text:p>301.973057424145</text:p>
          </table:table-cell>
          <table:table-cell office:value-type="float" office:value="1727.57025746715" calcext:value-type="float">
            <text:p>1727.57025746715</text:p>
          </table:table-cell>
          <table:table-cell office:value-type="float" office:value="5373.30878690424" calcext:value-type="float">
            <text:p>5373.30878690424</text:p>
          </table:table-cell>
        </table:table-row>
        <table:table-row table:style-name="ro1">
          <table:table-cell office:value-type="float" office:value="0.77" calcext:value-type="float">
            <text:p>0.77</text:p>
          </table:table-cell>
          <table:table-cell office:value-type="float" office:value="310.693293663508" calcext:value-type="float">
            <text:p>310.693293663508</text:p>
          </table:table-cell>
          <table:table-cell office:value-type="float" office:value="1782.36586272325" calcext:value-type="float">
            <text:p>1782.36586272325</text:p>
          </table:table-cell>
          <table:table-cell office:value-type="float" office:value="5504.95732083784" calcext:value-type="float">
            <text:p>5504.95732083784</text:p>
          </table:table-cell>
          <table:table-cell office:value-type="float" office:value="306.30381401048" calcext:value-type="float">
            <text:p>306.30381401048</text:p>
          </table:table-cell>
          <table:table-cell office:value-type="float" office:value="1782.36586272325" calcext:value-type="float">
            <text:p>1782.36586272325</text:p>
          </table:table-cell>
          <table:table-cell office:value-type="float" office:value="5504.95732083784" calcext:value-type="float">
            <text:p>5504.95732083784</text:p>
          </table:table-cell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315.142194995525" calcext:value-type="float">
            <text:p>315.142194995525</text:p>
          </table:table-cell>
          <table:table-cell office:value-type="float" office:value="1838.39009342351" calcext:value-type="float">
            <text:p>1838.39009342351</text:p>
          </table:table-cell>
          <table:table-cell office:value-type="float" office:value="5634.31316946501" calcext:value-type="float">
            <text:p>5634.31316946501</text:p>
          </table:table-cell>
          <table:table-cell office:value-type="float" office:value="310.693293663508" calcext:value-type="float">
            <text:p>310.693293663508</text:p>
          </table:table-cell>
          <table:table-cell office:value-type="float" office:value="1838.39009342351" calcext:value-type="float">
            <text:p>1838.39009342351</text:p>
          </table:table-cell>
          <table:table-cell office:value-type="float" office:value="5634.31316946501" calcext:value-type="float">
            <text:p>5634.31316946501</text:p>
          </table:table-cell>
        </table:table-row>
        <table:table-row table:style-name="ro1">
          <table:table-cell office:value-type="float" office:value="0.79" calcext:value-type="float">
            <text:p>0.79</text:p>
          </table:table-cell>
          <table:table-cell office:value-type="float" office:value="319.651222110457" calcext:value-type="float">
            <text:p>319.651222110457</text:p>
          </table:table-cell>
          <table:table-cell office:value-type="float" office:value="1895.63841628546" calcext:value-type="float">
            <text:p>1895.63841628546</text:p>
          </table:table-cell>
          <table:table-cell office:value-type="float" office:value="5761.16994200896" calcext:value-type="float">
            <text:p>5761.16994200896</text:p>
          </table:table-cell>
          <table:table-cell office:value-type="float" office:value="315.142194995525" calcext:value-type="float">
            <text:p>315.142194995525</text:p>
          </table:table-cell>
          <table:table-cell office:value-type="float" office:value="1895.63841628546" calcext:value-type="float">
            <text:p>1895.63841628546</text:p>
          </table:table-cell>
          <table:table-cell office:value-type="float" office:value="5761.16994200896" calcext:value-type="float">
            <text:p>5761.16994200896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324.221084561109" calcext:value-type="float">
            <text:p>324.221084561109</text:p>
          </table:table-cell>
          <table:table-cell office:value-type="float" office:value="1954.10409736021" calcext:value-type="float">
            <text:p>1954.10409736021</text:p>
          </table:table-cell>
          <table:table-cell office:value-type="float" office:value="5885.33947648624" calcext:value-type="float">
            <text:p>5885.33947648624</text:p>
          </table:table-cell>
          <table:table-cell office:value-type="float" office:value="319.651222110457" calcext:value-type="float">
            <text:p>319.651222110457</text:p>
          </table:table-cell>
          <table:table-cell office:value-type="float" office:value="1954.10409736021" calcext:value-type="float">
            <text:p>1954.10409736021</text:p>
          </table:table-cell>
          <table:table-cell office:value-type="float" office:value="5885.33947648624" calcext:value-type="float">
            <text:p>5885.33947648624</text:p>
          </table:table-cell>
        </table:table-row>
        <table:table-row table:style-name="ro1">
          <table:table-cell office:value-type="float" office:value="0.81" calcext:value-type="float">
            <text:p>0.81</text:p>
          </table:table-cell>
          <table:table-cell office:value-type="float" office:value="328.852497303086" calcext:value-type="float">
            <text:p>328.852497303086</text:p>
          </table:table-cell>
          <table:table-cell office:value-type="float" office:value="2013.77812505696" calcext:value-type="float">
            <text:p>2013.77812505696</text:p>
          </table:table-cell>
          <table:table-cell office:value-type="float" office:value="6006.65258729052" calcext:value-type="float">
            <text:p>6006.65258729052</text:p>
          </table:table-cell>
          <table:table-cell office:value-type="float" office:value="324.221084561109" calcext:value-type="float">
            <text:p>324.221084561109</text:p>
          </table:table-cell>
          <table:table-cell office:value-type="float" office:value="2013.77812505696" calcext:value-type="float">
            <text:p>2013.77812505696</text:p>
          </table:table-cell>
          <table:table-cell office:value-type="float" office:value="6006.65258729052" calcext:value-type="float">
            <text:p>6006.65258729052</text:p>
          </table:table-cell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333.546180645289" calcext:value-type="float">
            <text:p>333.546180645289</text:p>
          </table:table-cell>
          <table:table-cell office:value-type="float" office:value="2074.64913915441" calcext:value-type="float">
            <text:p>2074.64913915441</text:p>
          </table:table-cell>
          <table:table-cell office:value-type="float" office:value="6124.95954981743" calcext:value-type="float">
            <text:p>6124.95954981743</text:p>
          </table:table-cell>
          <table:table-cell office:value-type="float" office:value="328.852497303086" calcext:value-type="float">
            <text:p>328.852497303086</text:p>
          </table:table-cell>
          <table:table-cell office:value-type="float" office:value="2074.64913915441" calcext:value-type="float">
            <text:p>2074.64913915441</text:p>
          </table:table-cell>
          <table:table-cell office:value-type="float" office:value="6124.95954981743" calcext:value-type="float">
            <text:p>6124.95954981743</text:p>
          </table:table-cell>
        </table:table-row>
        <table:table-row table:style-name="ro1">
          <table:table-cell office:value-type="float" office:value="0.83" calcext:value-type="float">
            <text:p>0.83</text:p>
          </table:table-cell>
          <table:table-cell office:value-type="float" office:value="338.302860196898" calcext:value-type="float">
            <text:p>338.302860196898</text:p>
          </table:table-cell>
          <table:table-cell office:value-type="float" office:value="2136.70336659233" calcext:value-type="float">
            <text:p>2136.70336659233</text:p>
          </table:table-cell>
          <table:table-cell office:value-type="float" office:value="6240.13033012636" calcext:value-type="float">
            <text:p>6240.13033012636</text:p>
          </table:table-cell>
          <table:table-cell office:value-type="float" office:value="333.546180645289" calcext:value-type="float">
            <text:p>333.546180645289</text:p>
          </table:table-cell>
          <table:table-cell office:value-type="float" office:value="2136.70336659233" calcext:value-type="float">
            <text:p>2136.70336659233</text:p>
          </table:table-cell>
          <table:table-cell office:value-type="float" office:value="6240.13033012636" calcext:value-type="float">
            <text:p>6240.13033012636</text:p>
          </table:table-cell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343.123266810765" calcext:value-type="float">
            <text:p>343.123266810765</text:p>
          </table:table-cell>
          <table:table-cell office:value-type="float" office:value="2199.92456483288" calcext:value-type="float">
            <text:p>2199.92456483288</text:p>
          </table:table-cell>
          <table:table-cell office:value-type="float" office:value="6352.05457260095" calcext:value-type="float">
            <text:p>6352.05457260095</text:p>
          </table:table-cell>
          <table:table-cell office:value-type="float" office:value="338.302860196898" calcext:value-type="float">
            <text:p>338.302860196898</text:p>
          </table:table-cell>
          <table:table-cell office:value-type="float" office:value="2199.92456483288" calcext:value-type="float">
            <text:p>2199.92456483288</text:p>
          </table:table-cell>
          <table:table-cell office:value-type="float" office:value="6352.05457260095" calcext:value-type="float">
            <text:p>6352.05457260095</text:p>
          </table:table-cell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348.008136523104" calcext:value-type="float">
            <text:p>348.008136523104</text:p>
          </table:table-cell>
          <table:table-cell office:value-type="float" office:value="2264.29397356966" calcext:value-type="float">
            <text:p>2264.29397356966</text:p>
          </table:table-cell>
          <table:table-cell office:value-type="float" office:value="6460.64136276601" calcext:value-type="float">
            <text:p>6460.64136276601</text:p>
          </table:table-cell>
          <table:table-cell office:value-type="float" office:value="343.123266810765" calcext:value-type="float">
            <text:p>343.123266810765</text:p>
          </table:table-cell>
          <table:table-cell office:value-type="float" office:value="2264.29397356966" calcext:value-type="float">
            <text:p>2264.29397356966</text:p>
          </table:table-cell>
          <table:table-cell office:value-type="float" office:value="6460.64136276601" calcext:value-type="float">
            <text:p>6460.64136276601</text:p>
          </table:table-cell>
        </table:table-row>
        <table:table-row table:style-name="ro1">
          <table:table-cell office:value-type="float" office:value="0.86" calcext:value-type="float">
            <text:p>0.86</text:p>
          </table:table-cell>
          <table:table-cell office:value-type="float" office:value="352.958210489402" calcext:value-type="float">
            <text:p>352.958210489402</text:p>
          </table:table-cell>
          <table:table-cell office:value-type="float" office:value="2329.79027554154" calcext:value-type="float">
            <text:p>2329.79027554154</text:p>
          </table:table-cell>
          <table:table-cell office:value-type="float" office:value="6565.81878577474" calcext:value-type="float">
            <text:p>6565.81878577474</text:p>
          </table:table-cell>
          <table:table-cell office:value-type="float" office:value="348.008136523104" calcext:value-type="float">
            <text:p>348.008136523104</text:p>
          </table:table-cell>
          <table:table-cell office:value-type="float" office:value="2329.79027554154" calcext:value-type="float">
            <text:p>2329.79027554154</text:p>
          </table:table-cell>
          <table:table-cell office:value-type="float" office:value="6565.81878577474" calcext:value-type="float">
            <text:p>6565.81878577474</text:p>
          </table:table-cell>
        </table:table-row>
        <table:table-row table:style-name="ro1">
          <table:table-cell office:value-type="float" office:value="0.87" calcext:value-type="float">
            <text:p>0.87</text:p>
          </table:table-cell>
          <table:table-cell office:value-type="float" office:value="357.974234916447" calcext:value-type="float">
            <text:p>357.974234916447</text:p>
          </table:table-cell>
          <table:table-cell office:value-type="float" office:value="2396.38956717706" calcext:value-type="float">
            <text:p>2396.38956717706</text:p>
          </table:table-cell>
          <table:table-cell office:value-type="float" office:value="6667.53330356832" calcext:value-type="float">
            <text:p>6667.53330356832</text:p>
          </table:table-cell>
          <table:table-cell office:value-type="float" office:value="352.958210489402" calcext:value-type="float">
            <text:p>352.958210489402</text:p>
          </table:table-cell>
          <table:table-cell office:value-type="float" office:value="2396.38956717706" calcext:value-type="float">
            <text:p>2396.38956717706</text:p>
          </table:table-cell>
          <table:table-cell office:value-type="float" office:value="6667.53330356832" calcext:value-type="float">
            <text:p>6667.53330356832</text:p>
          </table:table-cell>
        </table:table-row>
        <table:table-row table:style-name="ro1">
          <table:table-cell office:value-type="float" office:value="0.88" calcext:value-type="float">
            <text:p>0.88</text:p>
          </table:table-cell>
          <table:table-cell office:value-type="float" office:value="363.056960990387" calcext:value-type="float">
            <text:p>363.056960990387</text:p>
          </table:table-cell>
          <table:table-cell office:value-type="float" office:value="2464.06533975481" calcext:value-type="float">
            <text:p>2464.06533975481</text:p>
          </table:table-cell>
          <table:table-cell office:value-type="float" office:value="6765.74897534151" calcext:value-type="float">
            <text:p>6765.74897534151</text:p>
          </table:table-cell>
          <table:table-cell office:value-type="float" office:value="357.974234916447" calcext:value-type="float">
            <text:p>357.974234916447</text:p>
          </table:table-cell>
          <table:table-cell office:value-type="float" office:value="2464.06533975481" calcext:value-type="float">
            <text:p>2464.06533975481</text:p>
          </table:table-cell>
          <table:table-cell office:value-type="float" office:value="6765.74897534151" calcext:value-type="float">
            <text:p>6765.74897534151</text:p>
          </table:table-cell>
        </table:table-row>
        <table:table-row table:style-name="ro1">
          <table:table-cell office:value-type="float" office:value="0.89" calcext:value-type="float">
            <text:p>0.89</text:p>
          </table:table-cell>
          <table:table-cell office:value-type="float" office:value="368.207144800721" calcext:value-type="float">
            <text:p>368.207144800721</text:p>
          </table:table-cell>
          <table:table-cell office:value-type="float" office:value="2532.78847171386" calcext:value-type="float">
            <text:p>2532.78847171386</text:p>
          </table:table-cell>
          <table:table-cell office:value-type="float" office:value="6860.44654676472" calcext:value-type="float">
            <text:p>6860.44654676472</text:p>
          </table:table-cell>
          <table:table-cell office:value-type="float" office:value="363.056960990387" calcext:value-type="float">
            <text:p>363.056960990387</text:p>
          </table:table-cell>
          <table:table-cell office:value-type="float" office:value="2532.78847171386" calcext:value-type="float">
            <text:p>2532.78847171386</text:p>
          </table:table-cell>
          <table:table-cell office:value-type="float" office:value="6860.44654676472" calcext:value-type="float">
            <text:p>6860.44654676472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373.425547260117" calcext:value-type="float">
            <text:p>373.425547260117</text:p>
          </table:table-cell>
          <table:table-cell office:value-type="float" office:value="2602.52723268701" calcext:value-type="float">
            <text:p>2602.52723268701</text:p>
          </table:table-cell>
          <table:table-cell office:value-type="float" office:value="6951.62243348634" calcext:value-type="float">
            <text:p>6951.62243348634</text:p>
          </table:table-cell>
          <table:table-cell office:value-type="float" office:value="368.207144800721" calcext:value-type="float">
            <text:p>368.207144800721</text:p>
          </table:table-cell>
          <table:table-cell office:value-type="float" office:value="2602.52723268701" calcext:value-type="float">
            <text:p>2602.52723268701</text:p>
          </table:table-cell>
          <table:table-cell office:value-type="float" office:value="6951.62243348634" calcext:value-type="float">
            <text:p>6951.62243348634</text:p>
          </table:table-cell>
        </table:table-row>
        <table:table-row table:style-name="ro1">
          <table:table-cell office:value-type="float" office:value="0.91" calcext:value-type="float">
            <text:p>0.91</text:p>
          </table:table-cell>
          <table:table-cell office:value-type="float" office:value="378.712934019985" calcext:value-type="float">
            <text:p>378.712934019985</text:p>
          </table:table-cell>
          <table:table-cell office:value-type="float" office:value="2673.24729975844" calcext:value-type="float">
            <text:p>2673.24729975844</text:p>
          </table:table-cell>
          <table:table-cell office:value-type="float" office:value="7039.28762385752" calcext:value-type="float">
            <text:p>7039.28762385752</text:p>
          </table:table-cell>
          <table:table-cell office:value-type="float" office:value="373.425547260117" calcext:value-type="float">
            <text:p>373.425547260117</text:p>
          </table:table-cell>
          <table:table-cell office:value-type="float" office:value="2673.24729975844" calcext:value-type="float">
            <text:p>2673.24729975844</text:p>
          </table:table-cell>
          <table:table-cell office:value-type="float" office:value="7039.28762385752" calcext:value-type="float">
            <text:p>7039.28762385752</text:p>
          </table:table-cell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384.070075381681" calcext:value-type="float">
            <text:p>384.070075381681</text:p>
          </table:table-cell>
          <table:table-cell office:value-type="float" office:value="2744.91178636596" calcext:value-type="float">
            <text:p>2744.91178636596</text:p>
          </table:table-cell>
          <table:table-cell office:value-type="float" office:value="7123.46652468756" calcext:value-type="float">
            <text:p>7123.46652468756</text:p>
          </table:table-cell>
          <table:table-cell office:value-type="float" office:value="378.712934019985" calcext:value-type="float">
            <text:p>378.712934019985</text:p>
          </table:table-cell>
          <table:table-cell office:value-type="float" office:value="2744.91178636596" calcext:value-type="float">
            <text:p>2744.91178636596</text:p>
          </table:table-cell>
          <table:table-cell office:value-type="float" office:value="7123.46652468756" calcext:value-type="float">
            <text:p>7123.46652468756</text:p>
          </table:table-cell>
        </table:table-row>
        <table:table-row table:style-name="ro1">
          <table:table-cell office:value-type="float" office:value="0.93" calcext:value-type="float">
            <text:p>0.93</text:p>
          </table:table-cell>
          <table:table-cell office:value-type="float" office:value="389.497746203259" calcext:value-type="float">
            <text:p>389.497746203259</text:p>
          </table:table-cell>
          <table:table-cell office:value-type="float" office:value="2817.48128417778" calcext:value-type="float">
            <text:p>2817.48128417778</text:p>
          </table:table-cell>
          <table:table-cell office:value-type="float" office:value="7204.19577225964" calcext:value-type="float">
            <text:p>7204.19577225964</text:p>
          </table:table-cell>
          <table:table-cell office:value-type="float" office:value="384.070075381681" calcext:value-type="float">
            <text:p>384.070075381681</text:p>
          </table:table-cell>
          <table:table-cell office:value-type="float" office:value="2817.48128417778" calcext:value-type="float">
            <text:p>2817.48128417778</text:p>
          </table:table-cell>
          <table:table-cell office:value-type="float" office:value="7204.19577225964" calcext:value-type="float">
            <text:p>7204.19577225964</text:p>
          </table:table-cell>
        </table:table-row>
        <table:table-row table:style-name="ro1">
          <table:table-cell office:value-type="float" office:value="0.94" calcext:value-type="float">
            <text:p>0.94</text:p>
          </table:table-cell>
          <table:table-cell office:value-type="float" office:value="394.996725801671" calcext:value-type="float">
            <text:p>394.996725801671</text:p>
          </table:table-cell>
          <table:table-cell office:value-type="float" office:value="2890.91391817492" calcext:value-type="float">
            <text:p>2890.91391817492</text:p>
          </table:table-cell>
          <table:table-cell office:value-type="float" office:value="7281.52302892241" calcext:value-type="float">
            <text:p>7281.52302892241</text:p>
          </table:table-cell>
          <table:table-cell office:value-type="float" office:value="389.497746203259" calcext:value-type="float">
            <text:p>389.497746203259</text:p>
          </table:table-cell>
          <table:table-cell office:value-type="float" office:value="2890.91391817492" calcext:value-type="float">
            <text:p>2890.91391817492</text:p>
          </table:table-cell>
          <table:table-cell office:value-type="float" office:value="7281.52302892241" calcext:value-type="float">
            <text:p>7281.52302892241</text:p>
          </table:table-cell>
        </table:table-row>
        <table:table-row table:style-name="ro1">
          <table:table-cell office:value-type="float" office:value="0.95" calcext:value-type="float">
            <text:p>0.95</text:p>
          </table:table-cell>
          <table:table-cell office:value-type="float" office:value="400.567797850321" calcext:value-type="float">
            <text:p>400.567797850321</text:p>
          </table:table-cell>
          <table:table-cell office:value-type="float" office:value="2965.16541506361" calcext:value-type="float">
            <text:p>2965.16541506361</text:p>
          </table:table-cell>
          <table:table-cell office:value-type="float" office:value="7355.50578342751" calcext:value-type="float">
            <text:p>7355.50578342751</text:p>
          </table:table-cell>
          <table:table-cell office:value-type="float" office:value="394.996725801671" calcext:value-type="float">
            <text:p>394.996725801671</text:p>
          </table:table-cell>
          <table:table-cell office:value-type="float" office:value="2965.16541506361" calcext:value-type="float">
            <text:p>2965.16541506361</text:p>
          </table:table-cell>
          <table:table-cell office:value-type="float" office:value="7355.50578342751" calcext:value-type="float">
            <text:p>7355.50578342751</text:p>
          </table:table-cell>
        </table:table-row>
        <table:table-row table:style-name="ro1">
          <table:table-cell office:value-type="float" office:value="0.96" calcext:value-type="float">
            <text:p>0.96</text:p>
          </table:table-cell>
          <table:table-cell office:value-type="float" office:value="406.211750271858" calcext:value-type="float">
            <text:p>406.211750271858</text:p>
          </table:table-cell>
          <table:table-cell office:value-type="float" office:value="3040.18918502938" calcext:value-type="float">
            <text:p>3040.18918502938</text:p>
          </table:table-cell>
          <table:table-cell office:value-type="float" office:value="7426.21017090192" calcext:value-type="float">
            <text:p>7426.21017090192</text:p>
          </table:table-cell>
          <table:table-cell office:value-type="float" office:value="400.567797850321" calcext:value-type="float">
            <text:p>400.567797850321</text:p>
          </table:table-cell>
          <table:table-cell office:value-type="float" office:value="3040.18918502938" calcext:value-type="float">
            <text:p>3040.18918502938</text:p>
          </table:table-cell>
          <table:table-cell office:value-type="float" office:value="7426.21017090192" calcext:value-type="float">
            <text:p>7426.21017090192</text:p>
          </table:table-cell>
        </table:table-row>
        <table:table-row table:style-name="ro1">
          <table:table-cell office:value-type="float" office:value="0.97" calcext:value-type="float">
            <text:p>0.97</text:p>
          </table:table-cell>
          <table:table-cell office:value-type="float" office:value="411.929375126133" calcext:value-type="float">
            <text:p>411.929375126133</text:p>
          </table:table-cell>
          <table:table-cell office:value-type="float" office:value="3115.93641672606" calcext:value-type="float">
            <text:p>3115.93641672606</text:p>
          </table:table-cell>
          <table:table-cell office:value-type="float" office:value="7493.70982601346" calcext:value-type="float">
            <text:p>7493.70982601346</text:p>
          </table:table-cell>
          <table:table-cell office:value-type="float" office:value="406.211750271858" calcext:value-type="float">
            <text:p>406.211750271858</text:p>
          </table:table-cell>
          <table:table-cell office:value-type="float" office:value="3115.93641672606" calcext:value-type="float">
            <text:p>3115.93641672606</text:p>
          </table:table-cell>
          <table:table-cell office:value-type="float" office:value="7493.70982601346" calcext:value-type="float">
            <text:p>7493.70982601346</text:p>
          </table:table-cell>
        </table:table-row>
        <table:table-row table:style-name="ro1">
          <table:table-cell office:value-type="float" office:value="0.98" calcext:value-type="float">
            <text:p>0.98</text:p>
          </table:table-cell>
          <table:table-cell office:value-type="float" office:value="417.721468493202" calcext:value-type="float">
            <text:p>417.721468493202</text:p>
          </table:table-cell>
          <table:table-cell office:value-type="float" office:value="3192.356185271" calcext:value-type="float">
            <text:p>3192.356185271</text:p>
          </table:table-cell>
          <table:table-cell office:value-type="float" office:value="7558.08478057947" calcext:value-type="float">
            <text:p>7558.08478057947</text:p>
          </table:table-cell>
          <table:table-cell office:value-type="float" office:value="411.929375126133" calcext:value-type="float">
            <text:p>411.929375126133</text:p>
          </table:table-cell>
          <table:table-cell office:value-type="float" office:value="3192.356185271" calcext:value-type="float">
            <text:p>3192.356185271</text:p>
          </table:table-cell>
          <table:table-cell office:value-type="float" office:value="7558.08478057947" calcext:value-type="float">
            <text:p>7558.08478057947</text:p>
          </table:table-cell>
        </table:table-row>
        <table:table-row table:style-name="ro1">
          <table:table-cell office:value-type="float" office:value="0.99" calcext:value-type="float">
            <text:p>0.99</text:p>
          </table:table-cell>
          <table:table-cell office:value-type="float" office:value="423.588830351284" calcext:value-type="float">
            <text:p>423.588830351284</text:p>
          </table:table-cell>
          <table:table-cell office:value-type="float" office:value="3269.39557289373" calcext:value-type="float">
            <text:p>3269.39557289373</text:p>
          </table:table-cell>
          <table:table-cell office:value-type="float" office:value="7619.42041464455" calcext:value-type="float">
            <text:p>7619.42041464455</text:p>
          </table:table-cell>
          <table:table-cell office:value-type="float" office:value="417.721468493202" calcext:value-type="float">
            <text:p>417.721468493202</text:p>
          </table:table-cell>
          <table:table-cell office:value-type="float" office:value="3269.39557289373" calcext:value-type="float">
            <text:p>3269.39557289373</text:p>
          </table:table-cell>
          <table:table-cell office:value-type="float" office:value="7619.42041464455" calcext:value-type="float">
            <text:p>7619.4204146445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29.532264449578" calcext:value-type="float">
            <text:p>429.532264449578</text:p>
          </table:table-cell>
          <table:table-cell office:value-type="float" office:value="3346.99980176045" calcext:value-type="float">
            <text:p>3346.99980176045</text:p>
          </table:table-cell>
          <table:table-cell office:value-type="float" office:value="7677.80646795789" calcext:value-type="float">
            <text:p>7677.80646795789</text:p>
          </table:table-cell>
          <table:table-cell office:value-type="float" office:value="423.588830351284" calcext:value-type="float">
            <text:p>423.588830351284</text:p>
          </table:table-cell>
          <table:table-cell office:value-type="float" office:value="3346.99980176045" calcext:value-type="float">
            <text:p>3346.99980176045</text:p>
          </table:table-cell>
          <table:table-cell office:value-type="float" office:value="7677.80646795789" calcext:value-type="float">
            <text:p>7677.80646795789</text:p>
          </table:table-cell>
        </table:table-row>
        <table:table-row table:style-name="ro1">
          <table:table-cell office:value-type="float" office:value="1.01" calcext:value-type="float">
            <text:p>1.01</text:p>
          </table:table-cell>
          <table:table-cell office:value-type="float" office:value="435.552578175833" calcext:value-type="float">
            <text:p>435.552578175833</text:p>
          </table:table-cell>
          <table:table-cell office:value-type="float" office:value="3425.11237837352" calcext:value-type="float">
            <text:p>3425.11237837352</text:p>
          </table:table-cell>
          <table:table-cell office:value-type="float" office:value="7733.33611685051" calcext:value-type="float">
            <text:p>7733.33611685051</text:p>
          </table:table-cell>
          <table:table-cell office:value-type="float" office:value="429.532264449578" calcext:value-type="float">
            <text:p>429.532264449578</text:p>
          </table:table-cell>
          <table:table-cell office:value-type="float" office:value="3425.11237837352" calcext:value-type="float">
            <text:p>3425.11237837352</text:p>
          </table:table-cell>
          <table:table-cell office:value-type="float" office:value="7733.33611685051" calcext:value-type="float">
            <text:p>7733.33611685051</text:p>
          </table:table-cell>
        </table:table-row>
        <table:table-row table:style-name="ro1">
          <table:table-cell office:value-type="float" office:value="1.02" calcext:value-type="float">
            <text:p>1.02</text:p>
          </table:table-cell>
          <table:table-cell office:value-type="float" office:value="441.650582418577" calcext:value-type="float">
            <text:p>441.650582418577</text:p>
          </table:table-cell>
          <table:table-cell office:value-type="float" office:value="3503.67524882467" calcext:value-type="float">
            <text:p>3503.67524882467</text:p>
          </table:table-cell>
          <table:table-cell office:value-type="float" office:value="7786.10511977004" calcext:value-type="float">
            <text:p>7786.10511977004</text:p>
          </table:table-cell>
          <table:table-cell office:value-type="float" office:value="435.552578175833" calcext:value-type="float">
            <text:p>435.552578175833</text:p>
          </table:table-cell>
          <table:table-cell office:value-type="float" office:value="3503.67524882467" calcext:value-type="float">
            <text:p>3503.67524882467</text:p>
          </table:table-cell>
          <table:table-cell office:value-type="float" office:value="7786.10511977004" calcext:value-type="float">
            <text:p>7786.10511977004</text:p>
          </table:table-cell>
        </table:table-row>
        <table:table-row table:style-name="ro1">
          <table:table-cell office:value-type="float" office:value="1.03" calcext:value-type="float">
            <text:p>1.03</text:p>
          </table:table-cell>
          <table:table-cell office:value-type="float" office:value="447.827091423911" calcext:value-type="float">
            <text:p>447.827091423911</text:p>
          </table:table-cell>
          <table:table-cell office:value-type="float" office:value="3582.62896406556" calcext:value-type="float">
            <text:p>3582.62896406556</text:p>
          </table:table-cell>
          <table:table-cell office:value-type="float" office:value="7836.21103318801" calcext:value-type="float">
            <text:p>7836.21103318801</text:p>
          </table:table-cell>
          <table:table-cell office:value-type="float" office:value="441.650582418577" calcext:value-type="float">
            <text:p>441.650582418577</text:p>
          </table:table-cell>
          <table:table-cell office:value-type="float" office:value="3582.62896406556" calcext:value-type="float">
            <text:p>3582.62896406556</text:p>
          </table:table-cell>
          <table:table-cell office:value-type="float" office:value="7836.21103318801" calcext:value-type="float">
            <text:p>7836.21103318801</text:p>
          </table:table-cell>
        </table:table-row>
        <table:table-row table:style-name="ro1">
          <table:table-cell office:value-type="float" office:value="1.04" calcext:value-type="float">
            <text:p>1.04</text:p>
          </table:table-cell>
          <table:table-cell office:value-type="float" office:value="454.08292264676" calcext:value-type="float">
            <text:p>454.08292264676</text:p>
          </table:table-cell>
          <table:table-cell office:value-type="float" office:value="3661.9128542508" calcext:value-type="float">
            <text:p>3661.9128542508</text:p>
          </table:table-cell>
          <table:table-cell office:value-type="float" office:value="7883.75249825778" calcext:value-type="float">
            <text:p>7883.75249825778</text:p>
          </table:table-cell>
          <table:table-cell office:value-type="float" office:value="447.827091423911" calcext:value-type="float">
            <text:p>447.827091423911</text:p>
          </table:table-cell>
          <table:table-cell office:value-type="float" office:value="3661.9128542508" calcext:value-type="float">
            <text:p>3661.9128542508</text:p>
          </table:table-cell>
          <table:table-cell office:value-type="float" office:value="7883.75249825778" calcext:value-type="float">
            <text:p>7883.75249825778</text:p>
          </table:table-cell>
        </table:table-row>
        <table:table-row table:style-name="ro1">
          <table:table-cell office:value-type="float" office:value="1.05" calcext:value-type="float">
            <text:p>1.05</text:p>
          </table:table-cell>
          <table:table-cell office:value-type="float" office:value="460.418896596497" calcext:value-type="float">
            <text:p>460.418896596497</text:p>
          </table:table-cell>
          <table:table-cell office:value-type="float" office:value="3741.46521110846" calcext:value-type="float">
            <text:p>3741.46521110846</text:p>
          </table:table-cell>
          <table:table-cell office:value-type="float" office:value="7928.82859746649" calcext:value-type="float">
            <text:p>7928.82859746649</text:p>
          </table:table-cell>
          <table:table-cell office:value-type="float" office:value="454.08292264676" calcext:value-type="float">
            <text:p>454.08292264676</text:p>
          </table:table-cell>
          <table:table-cell office:value-type="float" office:value="3741.46521110846" calcext:value-type="float">
            <text:p>3741.46521110846</text:p>
          </table:table-cell>
          <table:table-cell office:value-type="float" office:value="7928.82859746649" calcext:value-type="float">
            <text:p>7928.82859746649</text:p>
          </table:table-cell>
        </table:table-row>
        <table:table-row table:style-name="ro1">
          <table:table-cell office:value-type="float" office:value="1.06" calcext:value-type="float">
            <text:p>1.06</text:p>
          </table:table-cell>
          <table:table-cell office:value-type="float" office:value="466.835836676836" calcext:value-type="float">
            <text:p>466.835836676836</text:p>
          </table:table-cell>
          <table:table-cell office:value-type="float" office:value="3821.22347720366" calcext:value-type="float">
            <text:p>3821.22347720366</text:p>
          </table:table-cell>
          <table:table-cell office:value-type="float" office:value="7971.5382795849" calcext:value-type="float">
            <text:p>7971.5382795849</text:p>
          </table:table-cell>
          <table:table-cell office:value-type="float" office:value="460.418896596497" calcext:value-type="float">
            <text:p>460.418896596497</text:p>
          </table:table-cell>
          <table:table-cell office:value-type="float" office:value="3821.22347720366" calcext:value-type="float">
            <text:p>3821.22347720366</text:p>
          </table:table-cell>
          <table:table-cell office:value-type="float" office:value="7971.5382795849" calcext:value-type="float">
            <text:p>7971.5382795849</text:p>
          </table:table-cell>
        </table:table-row>
        <table:table-row table:style-name="ro1">
          <table:table-cell office:value-type="float" office:value="1.07" calcext:value-type="float">
            <text:p>1.07</text:p>
          </table:table-cell>
          <table:table-cell office:value-type="float" office:value="473.334569019896" calcext:value-type="float">
            <text:p>473.334569019896</text:p>
          </table:table-cell>
          <table:table-cell office:value-type="float" office:value="3901.12444088267" calcext:value-type="float">
            <text:p>3901.12444088267</text:p>
          </table:table-cell>
          <table:table-cell office:value-type="float" office:value="8011.97985046174" calcext:value-type="float">
            <text:p>8011.97985046174</text:p>
          </table:table-cell>
          <table:table-cell office:value-type="float" office:value="466.835836676836" calcext:value-type="float">
            <text:p>466.835836676836</text:p>
          </table:table-cell>
          <table:table-cell office:value-type="float" office:value="3901.12444088267" calcext:value-type="float">
            <text:p>3901.12444088267</text:p>
          </table:table-cell>
          <table:table-cell office:value-type="float" office:value="8011.97985046174" calcext:value-type="float">
            <text:p>8011.97985046174</text:p>
          </table:table-cell>
        </table:table-row>
        <table:table-row table:style-name="ro1">
          <table:table-cell office:value-type="float" office:value="1.08" calcext:value-type="float">
            <text:p>1.08</text:p>
          </table:table-cell>
          <table:table-cell office:value-type="float" office:value="479.915922314355" calcext:value-type="float">
            <text:p>479.915922314355</text:p>
          </table:table-cell>
          <table:table-cell office:value-type="float" office:value="3981.10443562027" calcext:value-type="float">
            <text:p>3981.10443562027</text:p>
          </table:table-cell>
          <table:table-cell office:value-type="float" office:value="8050.25052662004" calcext:value-type="float">
            <text:p>8050.25052662004</text:p>
          </table:table-cell>
          <table:table-cell office:value-type="float" office:value="473.334569019896" calcext:value-type="float">
            <text:p>473.334569019896</text:p>
          </table:table-cell>
          <table:table-cell office:value-type="float" office:value="3981.10443562027" calcext:value-type="float">
            <text:p>3981.10443562027</text:p>
          </table:table-cell>
          <table:table-cell office:value-type="float" office:value="8050.25052662004" calcext:value-type="float">
            <text:p>8050.25052662004</text:p>
          </table:table-cell>
        </table:table-row>
        <table:table-row table:style-name="ro1">
          <table:table-cell office:value-type="float" office:value="1.09" calcext:value-type="float">
            <text:p>1.09</text:p>
          </table:table-cell>
          <table:table-cell office:value-type="float" office:value="486.580727627589" calcext:value-type="float">
            <text:p>486.580727627589</text:p>
          </table:table-cell>
          <table:table-cell office:value-type="float" office:value="4061.09954244214" calcext:value-type="float">
            <text:p>4061.09954244214</text:p>
          </table:table-cell>
          <table:table-cell office:value-type="float" office:value="8086.44604817475" calcext:value-type="float">
            <text:p>8086.44604817475</text:p>
          </table:table-cell>
          <table:table-cell office:value-type="float" office:value="479.915922314355" calcext:value-type="float">
            <text:p>479.915922314355</text:p>
          </table:table-cell>
          <table:table-cell office:value-type="float" office:value="4061.09954244214" calcext:value-type="float">
            <text:p>4061.09954244214</text:p>
          </table:table-cell>
          <table:table-cell office:value-type="float" office:value="8086.44604817475" calcext:value-type="float">
            <text:p>8086.44604817475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493.329818221708" calcext:value-type="float">
            <text:p>493.329818221708</text:p>
          </table:table-cell>
          <table:table-cell office:value-type="float" office:value="4141.04579405876" calcext:value-type="float">
            <text:p>4141.04579405876</text:p>
          </table:table-cell>
          <table:table-cell office:value-type="float" office:value="8120.66034728679" calcext:value-type="float">
            <text:p>8120.66034728679</text:p>
          </table:table-cell>
          <table:table-cell office:value-type="float" office:value="486.580727627589" calcext:value-type="float">
            <text:p>486.580727627589</text:p>
          </table:table-cell>
          <table:table-cell office:value-type="float" office:value="4141.04579405876" calcext:value-type="float">
            <text:p>4141.04579405876</text:p>
          </table:table-cell>
          <table:table-cell office:value-type="float" office:value="8120.66034728679" calcext:value-type="float">
            <text:p>8120.66034728679</text:p>
          </table:table-cell>
        </table:table-row>
        <table:table-row table:style-name="ro1">
          <table:table-cell office:value-type="float" office:value="1.11" calcext:value-type="float">
            <text:p>1.11</text:p>
          </table:table-cell>
          <table:table-cell office:value-type="float" office:value="500.164029363401" calcext:value-type="float">
            <text:p>500.164029363401</text:p>
          </table:table-cell>
          <table:table-cell office:value-type="float" office:value="4220.87937932732" calcext:value-type="float">
            <text:p>4220.87937932732</text:p>
          </table:table-cell>
          <table:table-cell office:value-type="float" office:value="8152.98526817998" calcext:value-type="float">
            <text:p>8152.98526817998</text:p>
          </table:table-cell>
          <table:table-cell office:value-type="float" office:value="493.329818221708" calcext:value-type="float">
            <text:p>493.329818221708</text:p>
          </table:table-cell>
          <table:table-cell office:value-type="float" office:value="4220.87937932732" calcext:value-type="float">
            <text:p>4220.87937932732</text:p>
          </table:table-cell>
          <table:table-cell office:value-type="float" office:value="8152.98526817998" calcext:value-type="float">
            <text:p>8152.98526817998</text:p>
          </table:table-cell>
        </table:table-row>
        <table:table-row table:style-name="ro1">
          <table:table-cell office:value-type="float" office:value="1.12" calcext:value-type="float">
            <text:p>1.12</text:p>
          </table:table-cell>
          <table:table-cell office:value-type="float" office:value="507.0841981275" calcext:value-type="float">
            <text:p>507.0841981275</text:p>
          </table:table-cell>
          <table:table-cell office:value-type="float" office:value="4300.53684665413" calcext:value-type="float">
            <text:p>4300.53684665413</text:p>
          </table:table-cell>
          <table:table-cell office:value-type="float" office:value="8183.51033465828" calcext:value-type="float">
            <text:p>8183.51033465828</text:p>
          </table:table-cell>
          <table:table-cell office:value-type="float" office:value="500.164029363401" calcext:value-type="float">
            <text:p>500.164029363401</text:p>
          </table:table-cell>
          <table:table-cell office:value-type="float" office:value="4300.53684665413" calcext:value-type="float">
            <text:p>4300.53684665413</text:p>
          </table:table-cell>
          <table:table-cell office:value-type="float" office:value="8183.51033465828" calcext:value-type="float">
            <text:p>8183.51033465828</text:p>
          </table:table-cell>
        </table:table-row>
        <table:table-row table:style-name="ro1">
          <table:table-cell office:value-type="float" office:value="1.13" calcext:value-type="float">
            <text:p>1.13</text:p>
          </table:table-cell>
          <table:table-cell office:value-type="float" office:value="514.091163194178" calcext:value-type="float">
            <text:p>514.091163194178</text:p>
          </table:table-cell>
          <table:table-cell office:value-type="float" office:value="4379.9553049626" calcext:value-type="float">
            <text:p>4379.9553049626</text:p>
          </table:table-cell>
          <table:table-cell office:value-type="float" office:value="8212.32256105398" calcext:value-type="float">
            <text:p>8212.32256105398</text:p>
          </table:table-cell>
          <table:table-cell office:value-type="float" office:value="507.0841981275" calcext:value-type="float">
            <text:p>507.0841981275</text:p>
          </table:table-cell>
          <table:table-cell office:value-type="float" office:value="4379.9553049626" calcext:value-type="float">
            <text:p>4379.9553049626</text:p>
          </table:table-cell>
          <table:table-cell office:value-type="float" office:value="8212.32256105398" calcext:value-type="float">
            <text:p>8212.32256105398</text:p>
          </table:table-cell>
        </table:table-row>
        <table:table-row table:style-name="ro1">
          <table:table-cell office:value-type="float" office:value="1.14" calcext:value-type="float">
            <text:p>1.14</text:p>
          </table:table-cell>
          <table:table-cell office:value-type="float" office:value="521.185764639694" calcext:value-type="float">
            <text:p>521.185764639694</text:p>
          </table:table-cell>
          <table:table-cell office:value-type="float" office:value="4459.07262088011" calcext:value-type="float">
            <text:p>4459.07262088011</text:p>
          </table:table-cell>
          <table:table-cell office:value-type="float" office:value="8239.50630259842" calcext:value-type="float">
            <text:p>8239.50630259842</text:p>
          </table:table-cell>
          <table:table-cell office:value-type="float" office:value="514.091163194178" calcext:value-type="float">
            <text:p>514.091163194178</text:p>
          </table:table-cell>
          <table:table-cell office:value-type="float" office:value="4459.07262088011" calcext:value-type="float">
            <text:p>4459.07262088011</text:p>
          </table:table-cell>
          <table:table-cell office:value-type="float" office:value="8239.50630259842" calcext:value-type="float">
            <text:p>8239.50630259842</text:p>
          </table:table-cell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528.368843720603" calcext:value-type="float">
            <text:p>528.368843720603</text:p>
          </table:table-cell>
          <table:table-cell office:value-type="float" office:value="4537.82761084034" calcext:value-type="float">
            <text:p>4537.82761084034</text:p>
          </table:table-cell>
          <table:table-cell office:value-type="float" office:value="8265.14314132174" calcext:value-type="float">
            <text:p>8265.14314132174</text:p>
          </table:table-cell>
          <table:table-cell office:value-type="float" office:value="521.185764639694" calcext:value-type="float">
            <text:p>521.185764639694</text:p>
          </table:table-cell>
          <table:table-cell office:value-type="float" office:value="4537.82761084034" calcext:value-type="float">
            <text:p>4537.82761084034</text:p>
          </table:table-cell>
          <table:table-cell office:value-type="float" office:value="8265.14314132174" calcext:value-type="float">
            <text:p>8265.14314132174</text:p>
          </table:table-cell>
        </table:table-row>
        <table:table-row table:style-name="ro1">
          <table:table-cell office:value-type="float" office:value="1.16" calcext:value-type="float">
            <text:p>1.16</text:p>
          </table:table-cell>
          <table:table-cell office:value-type="float" office:value="535.641242651352" calcext:value-type="float">
            <text:p>535.641242651352</text:p>
          </table:table-cell>
          <table:table-cell office:value-type="float" office:value="4616.16022685652" calcext:value-type="float">
            <text:p>4616.16022685652</text:p>
          </table:table-cell>
          <table:table-cell office:value-type="float" office:value="8289.31180374482" calcext:value-type="float">
            <text:p>8289.31180374482</text:p>
          </table:table-cell>
          <table:table-cell office:value-type="float" office:value="528.368843720603" calcext:value-type="float">
            <text:p>528.368843720603</text:p>
          </table:table-cell>
          <table:table-cell office:value-type="float" office:value="4616.16022685652" calcext:value-type="float">
            <text:p>4616.16022685652</text:p>
          </table:table-cell>
          <table:table-cell office:value-type="float" office:value="8289.31180374482" calcext:value-type="float">
            <text:p>8289.31180374482</text:p>
          </table:table-cell>
        </table:table-row>
        <table:table-row table:style-name="ro1">
          <table:table-cell office:value-type="float" office:value="1.17" calcext:value-type="float">
            <text:p>1.17</text:p>
          </table:table-cell>
          <table:table-cell office:value-type="float" office:value="543.003804375186" calcext:value-type="float">
            <text:p>543.003804375186</text:p>
          </table:table-cell>
          <table:table-cell office:value-type="float" office:value="4694.0117347925" calcext:value-type="float">
            <text:p>4694.0117347925</text:p>
          </table:table-cell>
          <table:table-cell office:value-type="float" office:value="8312.08810681405" calcext:value-type="float">
            <text:p>8312.08810681405</text:p>
          </table:table-cell>
          <table:table-cell office:value-type="float" office:value="535.641242651352" calcext:value-type="float">
            <text:p>535.641242651352</text:p>
          </table:table-cell>
          <table:table-cell office:value-type="float" office:value="4694.0117347925" calcext:value-type="float">
            <text:p>4694.0117347925</text:p>
          </table:table-cell>
          <table:table-cell office:value-type="float" office:value="8312.08810681405" calcext:value-type="float">
            <text:p>8312.08810681405</text:p>
          </table:table-cell>
        </table:table-row>
        <table:table-row table:style-name="ro1">
          <table:table-cell office:value-type="float" office:value="1.18" calcext:value-type="float">
            <text:p>1.18</text:p>
          </table:table-cell>
          <table:table-cell office:value-type="float" office:value="550.457372328286" calcext:value-type="float">
            <text:p>550.457372328286</text:p>
          </table:table-cell>
          <table:table-cell office:value-type="float" office:value="4771.32488404316" calcext:value-type="float">
            <text:p>4771.32488404316</text:p>
          </table:table-cell>
          <table:table-cell office:value-type="float" office:value="8333.54492873877" calcext:value-type="float">
            <text:p>8333.54492873877</text:p>
          </table:table-cell>
          <table:table-cell office:value-type="float" office:value="543.003804375186" calcext:value-type="float">
            <text:p>543.003804375186</text:p>
          </table:table-cell>
          <table:table-cell office:value-type="float" office:value="4771.32488404316" calcext:value-type="float">
            <text:p>4771.32488404316</text:p>
          </table:table-cell>
          <table:table-cell office:value-type="float" office:value="8333.54492873877" calcext:value-type="float">
            <text:p>8333.54492873877</text:p>
          </table:table-cell>
        </table:table-row>
        <table:table-row table:style-name="ro1">
          <table:table-cell office:value-type="float" office:value="1.19" calcext:value-type="float">
            <text:p>1.19</text:p>
          </table:table-cell>
          <table:table-cell office:value-type="float" office:value="558.002790197062" calcext:value-type="float">
            <text:p>558.002790197062</text:p>
          </table:table-cell>
          <table:table-cell office:value-type="float" office:value="4848.04406763081" calcext:value-type="float">
            <text:p>4848.04406763081</text:p>
          </table:table-cell>
          <table:table-cell office:value-type="float" office:value="8353.75220161442" calcext:value-type="float">
            <text:p>8353.75220161442</text:p>
          </table:table-cell>
          <table:table-cell office:value-type="float" office:value="550.457372328286" calcext:value-type="float">
            <text:p>550.457372328286</text:p>
          </table:table-cell>
          <table:table-cell office:value-type="float" office:value="4848.04406763081" calcext:value-type="float">
            <text:p>4848.04406763081</text:p>
          </table:table-cell>
          <table:table-cell office:value-type="float" office:value="8353.75220161442" calcext:value-type="float">
            <text:p>8353.75220161442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565.64090166855" calcext:value-type="float">
            <text:p>565.64090166855</text:p>
          </table:table-cell>
          <table:table-cell office:value-type="float" office:value="4924.11547182893" calcext:value-type="float">
            <text:p>4924.11547182893</text:p>
          </table:table-cell>
          <table:table-cell office:value-type="float" office:value="8372.77692294436" calcext:value-type="float">
            <text:p>8372.77692294436</text:p>
          </table:table-cell>
          <table:table-cell office:value-type="float" office:value="558.002790197062" calcext:value-type="float">
            <text:p>558.002790197062</text:p>
          </table:table-cell>
          <table:table-cell office:value-type="float" office:value="4924.11547182893" calcext:value-type="float">
            <text:p>4924.11547182893</text:p>
          </table:table-cell>
          <table:table-cell office:value-type="float" office:value="8372.77692294436" calcext:value-type="float">
            <text:p>8372.77692294436</text:p>
          </table:table-cell>
        </table:table-row>
        <table:table-row table:style-name="ro1">
          <table:table-cell office:value-type="float" office:value="1.21" calcext:value-type="float">
            <text:p>1.21</text:p>
          </table:table-cell>
          <table:table-cell office:value-type="float" office:value="573.372550173821" calcext:value-type="float">
            <text:p>573.372550173821</text:p>
          </table:table-cell>
          <table:table-cell office:value-type="float" office:value="4999.48721453697" calcext:value-type="float">
            <text:p>4999.48721453697</text:p>
          </table:table-cell>
          <table:table-cell office:value-type="float" office:value="8390.68318340559" calcext:value-type="float">
            <text:p>8390.68318340559</text:p>
          </table:table-cell>
          <table:table-cell office:value-type="float" office:value="565.64090166855" calcext:value-type="float">
            <text:p>565.64090166855</text:p>
          </table:table-cell>
          <table:table-cell office:value-type="float" office:value="4999.48721453697" calcext:value-type="float">
            <text:p>4999.48721453697</text:p>
          </table:table-cell>
          <table:table-cell office:value-type="float" office:value="8390.68318340559" calcext:value-type="float">
            <text:p>8390.68318340559</text:p>
          </table:table-cell>
        </table:table-row>
        <table:table-row table:style-name="ro1">
          <table:table-cell office:value-type="float" office:value="1.22" calcext:value-type="float">
            <text:p>1.22</text:p>
          </table:table-cell>
          <table:table-cell office:value-type="float" office:value="581.198578624366" calcext:value-type="float">
            <text:p>581.198578624366</text:p>
          </table:table-cell>
          <table:table-cell office:value-type="float" office:value="5074.10947174786" calcext:value-type="float">
            <text:p>5074.10947174786</text:p>
          </table:table-cell>
          <table:table-cell office:value-type="float" office:value="8407.53220843284" calcext:value-type="float">
            <text:p>8407.53220843284</text:p>
          </table:table-cell>
          <table:table-cell office:value-type="float" office:value="573.372550173821" calcext:value-type="float">
            <text:p>573.372550173821</text:p>
          </table:table-cell>
          <table:table-cell office:value-type="float" office:value="5074.10947174786" calcext:value-type="float">
            <text:p>5074.10947174786</text:p>
          </table:table-cell>
          <table:table-cell office:value-type="float" office:value="8407.53220843284" calcext:value-type="float">
            <text:p>8407.53220843284</text:p>
          </table:table-cell>
        </table:table-row>
        <table:table-row table:style-name="ro1">
          <table:table-cell office:value-type="float" office:value="1.23" calcext:value-type="float">
            <text:p>1.23</text:p>
          </table:table-cell>
          <table:table-cell office:value-type="float" office:value="589.119829141378" calcext:value-type="float">
            <text:p>589.119829141378</text:p>
          </table:table-cell>
          <table:table-cell office:value-type="float" office:value="5147.93459157226" calcext:value-type="float">
            <text:p>5147.93459157226</text:p>
          </table:table-cell>
          <table:table-cell office:value-type="float" office:value="8423.38241141901" calcext:value-type="float">
            <text:p>8423.38241141901</text:p>
          </table:table-cell>
          <table:table-cell office:value-type="float" office:value="581.198578624366" calcext:value-type="float">
            <text:p>581.198578624366</text:p>
          </table:table-cell>
          <table:table-cell office:value-type="float" office:value="5147.93459157226" calcext:value-type="float">
            <text:p>5147.93459157226</text:p>
          </table:table-cell>
          <table:table-cell office:value-type="float" office:value="8423.38241141901" calcext:value-type="float">
            <text:p>8423.38241141901</text:p>
          </table:table-cell>
        </table:table-row>
        <table:table-row table:style-name="ro1">
          <table:table-cell office:value-type="float" office:value="1.24" calcext:value-type="float">
            <text:p>1.24</text:p>
          </table:table-cell>
          <table:table-cell office:value-type="float" office:value="597.137142777887" calcext:value-type="float">
            <text:p>597.137142777887</text:p>
          </table:table-cell>
          <table:table-cell office:value-type="float" office:value="5220.91719540763" calcext:value-type="float">
            <text:p>5220.91719540763</text:p>
          </table:table-cell>
          <table:table-cell office:value-type="float" office:value="8438.28945654483" calcext:value-type="float">
            <text:p>8438.28945654483</text:p>
          </table:table-cell>
          <table:table-cell office:value-type="float" office:value="589.119829141378" calcext:value-type="float">
            <text:p>589.119829141378</text:p>
          </table:table-cell>
          <table:table-cell office:value-type="float" office:value="5220.91719540763" calcext:value-type="float">
            <text:p>5220.91719540763</text:p>
          </table:table-cell>
          <table:table-cell office:value-type="float" office:value="8438.28945654483" calcext:value-type="float">
            <text:p>8438.28945654483</text:p>
          </table:table-cell>
        </table:table-row>
        <table:table-row table:style-name="ro1">
          <table:table-cell office:value-type="float" office:value="1.25" calcext:value-type="float">
            <text:p>1.25</text:p>
          </table:table-cell>
          <table:table-cell office:value-type="float" office:value="605.251359233698" calcext:value-type="float">
            <text:p>605.251359233698</text:p>
          </table:table-cell>
          <table:table-cell office:value-type="float" office:value="5293.0142659651" calcext:value-type="float">
            <text:p>5293.0142659651</text:p>
          </table:table-cell>
          <table:table-cell office:value-type="float" office:value="8452.30632945501" calcext:value-type="float">
            <text:p>8452.30632945501</text:p>
          </table:table-cell>
          <table:table-cell office:value-type="float" office:value="597.137142777887" calcext:value-type="float">
            <text:p>597.137142777887</text:p>
          </table:table-cell>
          <table:table-cell office:value-type="float" office:value="5293.0142659651" calcext:value-type="float">
            <text:p>5293.0142659651</text:p>
          </table:table-cell>
          <table:table-cell office:value-type="float" office:value="8452.30632945501" calcext:value-type="float">
            <text:p>8452.30632945501</text:p>
          </table:table-cell>
        </table:table-row>
        <table:table-row table:style-name="ro1">
          <table:table-cell office:value-type="float" office:value="1.26" calcext:value-type="float">
            <text:p>1.26</text:p>
          </table:table-cell>
          <table:table-cell office:value-type="float" office:value="613.463316563077" calcext:value-type="float">
            <text:p>613.463316563077</text:p>
          </table:table-cell>
          <table:table-cell office:value-type="float" office:value="5364.18522199008" calcext:value-type="float">
            <text:p>5364.18522199008</text:p>
          </table:table-cell>
          <table:table-cell office:value-type="float" office:value="8465.48341419078" calcext:value-type="float">
            <text:p>8465.48341419078</text:p>
          </table:table-cell>
          <table:table-cell office:value-type="float" office:value="605.251359233698" calcext:value-type="float">
            <text:p>605.251359233698</text:p>
          </table:table-cell>
          <table:table-cell office:value-type="float" office:value="5364.18522199008" calcext:value-type="float">
            <text:p>5364.18522199008</text:p>
          </table:table-cell>
          <table:table-cell office:value-type="float" office:value="8465.48341419078" calcext:value-type="float">
            <text:p>8465.48341419078</text:p>
          </table:table-cell>
        </table:table-row>
        <table:table-row table:style-name="ro1">
          <table:table-cell office:value-type="float" office:value="1.27" calcext:value-type="float">
            <text:p>1.27</text:p>
          </table:table-cell>
          <table:table-cell office:value-type="float" office:value="621.773850875154" calcext:value-type="float">
            <text:p>621.773850875154</text:p>
          </table:table-cell>
          <table:table-cell office:value-type="float" office:value="5434.39197963289" calcext:value-type="float">
            <text:p>5434.39197963289</text:p>
          </table:table-cell>
          <table:table-cell office:value-type="float" office:value="8477.86857496865" calcext:value-type="float">
            <text:p>8477.86857496865</text:p>
          </table:table-cell>
          <table:table-cell office:value-type="float" office:value="613.463316563077" calcext:value-type="float">
            <text:p>613.463316563077</text:p>
          </table:table-cell>
          <table:table-cell office:value-type="float" office:value="5434.39197963289" calcext:value-type="float">
            <text:p>5434.39197963289</text:p>
          </table:table-cell>
          <table:table-cell office:value-type="float" office:value="8477.86857496865" calcext:value-type="float">
            <text:p>8477.86857496865</text:p>
          </table:table-cell>
        </table:table-row>
        <table:table-row table:style-name="ro1">
          <table:table-cell office:value-type="float" office:value="1.28" calcext:value-type="float">
            <text:p>1.28</text:p>
          </table:table-cell>
          <table:table-cell office:value-type="float" office:value="630.183796027003" calcext:value-type="float">
            <text:p>630.183796027003</text:p>
          </table:table-cell>
          <table:table-cell office:value-type="float" office:value="5503.59900054136" calcext:value-type="float">
            <text:p>5503.59900054136</text:p>
          </table:table-cell>
          <table:table-cell office:value-type="float" office:value="8489.50724156233" calcext:value-type="float">
            <text:p>8489.50724156233</text:p>
          </table:table-cell>
          <table:table-cell office:value-type="float" office:value="621.773850875154" calcext:value-type="float">
            <text:p>621.773850875154</text:p>
          </table:table-cell>
          <table:table-cell office:value-type="float" office:value="5503.59900054136" calcext:value-type="float">
            <text:p>5503.59900054136</text:p>
          </table:table-cell>
          <table:table-cell office:value-type="float" office:value="8489.50724156233" calcext:value-type="float">
            <text:p>8489.50724156233</text:p>
          </table:table-cell>
        </table:table-row>
        <table:table-row table:style-name="ro1">
          <table:table-cell office:value-type="float" office:value="1.29" calcext:value-type="float">
            <text:p>1.29</text:p>
          </table:table-cell>
          <table:table-cell office:value-type="float" office:value="638.693983309359" calcext:value-type="float">
            <text:p>638.693983309359</text:p>
          </table:table-cell>
          <table:table-cell office:value-type="float" office:value="5571.77332685688" calcext:value-type="float">
            <text:p>5571.77332685688</text:p>
          </table:table-cell>
          <table:table-cell office:value-type="float" office:value="8500.4424971985" calcext:value-type="float">
            <text:p>8500.4424971985</text:p>
          </table:table-cell>
          <table:table-cell office:value-type="float" office:value="630.183796027003" calcext:value-type="float">
            <text:p>630.183796027003</text:p>
          </table:table-cell>
          <table:table-cell office:value-type="float" office:value="5571.77332685688" calcext:value-type="float">
            <text:p>5571.77332685688</text:p>
          </table:table-cell>
          <table:table-cell office:value-type="float" office:value="8500.4424971985" calcext:value-type="float">
            <text:p>8500.4424971985</text:p>
          </table:table-cell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647.30524112496" calcext:value-type="float">
            <text:p>647.30524112496</text:p>
          </table:table-cell>
          <table:table-cell office:value-type="float" office:value="5638.88460339819" calcext:value-type="float">
            <text:p>5638.88460339819</text:p>
          </table:table-cell>
          <table:table-cell office:value-type="float" office:value="8510.71516801822" calcext:value-type="float">
            <text:p>8510.71516801822</text:p>
          </table:table-cell>
          <table:table-cell office:value-type="float" office:value="638.693983309359" calcext:value-type="float">
            <text:p>638.693983309359</text:p>
          </table:table-cell>
          <table:table-cell office:value-type="float" office:value="5638.88460339819" calcext:value-type="float">
            <text:p>5638.88460339819</text:p>
          </table:table-cell>
          <table:table-cell office:value-type="float" office:value="8510.71516801822" calcext:value-type="float">
            <text:p>8510.71516801822</text:p>
          </table:table-cell>
        </table:table-row>
        <table:table-row table:style-name="ro1">
          <table:table-cell office:value-type="float" office:value="1.31" calcext:value-type="float">
            <text:p>1.31</text:p>
          </table:table-cell>
          <table:table-cell office:value-type="float" office:value="656.018394659483" calcext:value-type="float">
            <text:p>656.018394659483</text:p>
          </table:table-cell>
          <table:table-cell office:value-type="float" office:value="5704.90508741165" calcext:value-type="float">
            <text:p>5704.90508741165</text:p>
          </table:table-cell>
          <table:table-cell office:value-type="float" office:value="8520.36391328369" calcext:value-type="float">
            <text:p>8520.36391328369</text:p>
          </table:table-cell>
          <table:table-cell office:value-type="float" office:value="647.30524112496" calcext:value-type="float">
            <text:p>647.30524112496</text:p>
          </table:table-cell>
          <table:table-cell office:value-type="float" office:value="5704.90508741165" calcext:value-type="float">
            <text:p>5704.90508741165</text:p>
          </table:table-cell>
          <table:table-cell office:value-type="float" office:value="8520.36391328369" calcext:value-type="float">
            <text:p>8520.36391328369</text:p>
          </table:table-cell>
        </table:table-row>
        <table:table-row table:style-name="ro1">
          <table:table-cell office:value-type="float" office:value="1.32" calcext:value-type="float">
            <text:p>1.32</text:p>
          </table:table-cell>
          <table:table-cell office:value-type="float" office:value="664.834265545064" calcext:value-type="float">
            <text:p>664.834265545064</text:p>
          </table:table-cell>
          <table:table-cell office:value-type="float" office:value="5769.80964635214" calcext:value-type="float">
            <text:p>5769.80964635214</text:p>
          </table:table-cell>
          <table:table-cell office:value-type="float" office:value="8529.42531562681" calcext:value-type="float">
            <text:p>8529.42531562681</text:p>
          </table:table-cell>
          <table:table-cell office:value-type="float" office:value="656.018394659483" calcext:value-type="float">
            <text:p>656.018394659483</text:p>
          </table:table-cell>
          <table:table-cell office:value-type="float" office:value="5769.80964635214" calcext:value-type="float">
            <text:p>5769.80964635214</text:p>
          </table:table-cell>
          <table:table-cell office:value-type="float" office:value="8529.42531562681" calcext:value-type="float">
            <text:p>8529.42531562681</text:p>
          </table:table-cell>
        </table:table-row>
        <table:table-row table:style-name="ro1">
          <table:table-cell office:value-type="float" office:value="1.33" calcext:value-type="float">
            <text:p>1.33</text:p>
          </table:table-cell>
          <table:table-cell office:value-type="float" office:value="673.753671516388" calcext:value-type="float">
            <text:p>673.753671516388</text:p>
          </table:table-cell>
          <table:table-cell office:value-type="float" office:value="5833.57574423515" calcext:value-type="float">
            <text:p>5833.57574423515</text:p>
          </table:table-cell>
          <table:table-cell office:value-type="float" office:value="8537.93397074015" calcext:value-type="float">
            <text:p>8537.93397074015</text:p>
          </table:table-cell>
          <table:table-cell office:value-type="float" office:value="664.834265545064" calcext:value-type="float">
            <text:p>664.834265545064</text:p>
          </table:table-cell>
          <table:table-cell office:value-type="float" office:value="5833.57574423515" calcext:value-type="float">
            <text:p>5833.57574423515</text:p>
          </table:table-cell>
          <table:table-cell office:value-type="float" office:value="8537.93397074015" calcext:value-type="float">
            <text:p>8537.93397074015</text:p>
          </table:table-cell>
        </table:table-row>
        <table:table-row table:style-name="ro1">
          <table:table-cell office:value-type="float" office:value="1.34" calcext:value-type="float">
            <text:p>1.34</text:p>
          </table:table-cell>
          <table:table-cell office:value-type="float" office:value="682.777426059353" calcext:value-type="float">
            <text:p>682.777426059353</text:p>
          </table:table-cell>
          <table:table-cell office:value-type="float" office:value="5896.18341716634" calcext:value-type="float">
            <text:p>5896.18341716634</text:p>
          </table:table-cell>
          <table:table-cell office:value-type="float" office:value="8545.92257600522" calcext:value-type="float">
            <text:p>8545.92257600522</text:p>
          </table:table-cell>
          <table:table-cell office:value-type="float" office:value="673.753671516388" calcext:value-type="float">
            <text:p>673.753671516388</text:p>
          </table:table-cell>
          <table:table-cell office:value-type="float" office:value="5896.18341716634" calcext:value-type="float">
            <text:p>5896.18341716634</text:p>
          </table:table-cell>
          <table:table-cell office:value-type="float" office:value="8545.92257600522" calcext:value-type="float">
            <text:p>8545.92257600522</text:p>
          </table:table-cell>
        </table:table-row>
        <table:table-row table:style-name="ro1">
          <table:table-cell office:value-type="float" office:value="1.35" calcext:value-type="float">
            <text:p>1.35</text:p>
          </table:table-cell>
          <table:table-cell office:value-type="float" office:value="691.906338052309" calcext:value-type="float">
            <text:p>691.906338052309</text:p>
          </table:table-cell>
          <table:table-cell office:value-type="float" office:value="5957.61523871103" calcext:value-type="float">
            <text:p>5957.61523871103</text:p>
          </table:table-cell>
          <table:table-cell office:value-type="float" office:value="8553.42201763643" calcext:value-type="float">
            <text:p>8553.42201763643</text:p>
          </table:table-cell>
          <table:table-cell office:value-type="float" office:value="682.777426059353" calcext:value-type="float">
            <text:p>682.777426059353</text:p>
          </table:table-cell>
          <table:table-cell office:value-type="float" office:value="5957.61523871103" calcext:value-type="float">
            <text:p>5957.61523871103</text:p>
          </table:table-cell>
          <table:table-cell office:value-type="float" office:value="8553.42201763643" calcext:value-type="float">
            <text:p>8553.42201763643</text:p>
          </table:table-cell>
        </table:table-row>
        <table:table-row table:style-name="ro1">
          <table:table-cell office:value-type="float" office:value="1.36" calcext:value-type="float">
            <text:p>1.36</text:p>
          </table:table-cell>
          <table:table-cell office:value-type="float" office:value="701.141211399881" calcext:value-type="float">
            <text:p>701.141211399881</text:p>
          </table:table-cell>
          <table:table-cell office:value-type="float" office:value="6017.85627581165" calcext:value-type="float">
            <text:p>6017.85627581165</text:p>
          </table:table-cell>
          <table:table-cell office:value-type="float" office:value="8560.46145599381" calcext:value-type="float">
            <text:p>8560.46145599381</text:p>
          </table:table-cell>
          <table:table-cell office:value-type="float" office:value="691.906338052309" calcext:value-type="float">
            <text:p>691.906338052309</text:p>
          </table:table-cell>
          <table:table-cell office:value-type="float" office:value="6017.85627581165" calcext:value-type="float">
            <text:p>6017.85627581165</text:p>
          </table:table-cell>
          <table:table-cell office:value-type="float" office:value="8560.46145599381" calcext:value-type="float">
            <text:p>8560.46145599381</text:p>
          </table:table-cell>
        </table:table-row>
        <table:table-row table:style-name="ro1">
          <table:table-cell office:value-type="float" office:value="1.37" calcext:value-type="float">
            <text:p>1.37</text:p>
          </table:table-cell>
          <table:table-cell office:value-type="float" office:value="710.482844659401" calcext:value-type="float">
            <text:p>710.482844659401</text:p>
          </table:table-cell>
          <table:table-cell office:value-type="float" office:value="6076.89403599654" calcext:value-type="float">
            <text:p>6076.89403599654</text:p>
          </table:table-cell>
          <table:table-cell office:value-type="float" office:value="8567.06840878301" calcext:value-type="float">
            <text:p>8567.06840878301</text:p>
          </table:table-cell>
          <table:table-cell office:value-type="float" office:value="701.141211399881" calcext:value-type="float">
            <text:p>701.141211399881</text:p>
          </table:table-cell>
          <table:table-cell office:value-type="float" office:value="6076.89403599654" calcext:value-type="float">
            <text:p>6076.89403599654</text:p>
          </table:table-cell>
          <table:table-cell office:value-type="float" office:value="8567.06840878301" calcext:value-type="float">
            <text:p>8567.06840878301</text:p>
          </table:table-cell>
        </table:table-row>
        <table:table-row table:style-name="ro1">
          <table:table-cell office:value-type="float" office:value="1.38" calcext:value-type="float">
            <text:p>1.38</text:p>
          </table:table-cell>
          <table:table-cell office:value-type="float" office:value="719.932030659961" calcext:value-type="float">
            <text:p>719.932030659961</text:p>
          </table:table-cell>
          <table:table-cell office:value-type="float" office:value="6134.71840664953" calcext:value-type="float">
            <text:p>6134.71840664953</text:p>
          </table:table-cell>
          <table:table-cell office:value-type="float" office:value="8573.26883191935" calcext:value-type="float">
            <text:p>8573.26883191935</text:p>
          </table:table-cell>
          <table:table-cell office:value-type="float" office:value="710.482844659401" calcext:value-type="float">
            <text:p>710.482844659401</text:p>
          </table:table-cell>
          <table:table-cell office:value-type="float" office:value="6134.71840664953" calcext:value-type="float">
            <text:p>6134.71840664953</text:p>
          </table:table-cell>
          <table:table-cell office:value-type="float" office:value="8573.26883191935" calcext:value-type="float">
            <text:p>8573.26883191935</text:p>
          </table:table-cell>
        </table:table-row>
        <table:table-row table:style-name="ro1">
          <table:table-cell office:value-type="float" office:value="1.39" calcext:value-type="float">
            <text:p>1.39</text:p>
          </table:table-cell>
          <table:table-cell office:value-type="float" office:value="729.48955611414" calcext:value-type="float">
            <text:p>729.48955611414</text:p>
          </table:table-cell>
          <table:table-cell office:value-type="float" office:value="6191.32158712542" calcext:value-type="float">
            <text:p>6191.32158712542</text:p>
          </table:table-cell>
          <table:table-cell office:value-type="float" office:value="8579.08719788301" calcext:value-type="float">
            <text:p>8579.08719788301</text:p>
          </table:table-cell>
          <table:table-cell office:value-type="float" office:value="719.932030659961" calcext:value-type="float">
            <text:p>719.932030659961</text:p>
          </table:table-cell>
          <table:table-cell office:value-type="float" office:value="6191.32158712542" calcext:value-type="float">
            <text:p>6191.32158712542</text:p>
          </table:table-cell>
          <table:table-cell office:value-type="float" office:value="8579.08719788301" calcext:value-type="float">
            <text:p>8579.08719788301</text:p>
          </table:table-cell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739.156201222427" calcext:value-type="float">
            <text:p>739.156201222427</text:p>
          </table:table-cell>
          <table:table-cell office:value-type="float" office:value="6246.69801450398" calcext:value-type="float">
            <text:p>6246.69801450398</text:p>
          </table:table-cell>
          <table:table-cell office:value-type="float" office:value="8584.54657143697" calcext:value-type="float">
            <text:p>8584.54657143697</text:p>
          </table:table-cell>
          <table:table-cell office:value-type="float" office:value="729.48955611414" calcext:value-type="float">
            <text:p>729.48955611414</text:p>
          </table:table-cell>
          <table:table-cell office:value-type="float" office:value="6246.69801450398" calcext:value-type="float">
            <text:p>6246.69801450398</text:p>
          </table:table-cell>
          <table:table-cell office:value-type="float" office:value="8584.54657143697" calcext:value-type="float">
            <text:p>8584.54657143697</text:p>
          </table:table-cell>
        </table:table-row>
        <table:table-row table:style-name="ro1">
          <table:table-cell office:value-type="float" office:value="1.41" calcext:value-type="float">
            <text:p>1.41</text:p>
          </table:table-cell>
          <table:table-cell office:value-type="float" office:value="748.932739270396" calcext:value-type="float">
            <text:p>748.932739270396</text:p>
          </table:table-cell>
          <table:table-cell office:value-type="float" office:value="6300.84428377374" calcext:value-type="float">
            <text:p>6300.84428377374</text:p>
          </table:table-cell>
          <table:table-cell office:value-type="float" office:value="8589.66868261718" calcext:value-type="float">
            <text:p>8589.66868261718</text:p>
          </table:table-cell>
          <table:table-cell office:value-type="float" office:value="739.156201222427" calcext:value-type="float">
            <text:p>739.156201222427</text:p>
          </table:table-cell>
          <table:table-cell office:value-type="float" office:value="6300.84428377374" calcext:value-type="float">
            <text:p>6300.84428377374</text:p>
          </table:table-cell>
          <table:table-cell office:value-type="float" office:value="8589.66868261718" calcext:value-type="float">
            <text:p>8589.66868261718</text:p>
          </table:table-cell>
        </table:table-row>
        <table:table-row table:style-name="ro1">
          <table:table-cell office:value-type="float" office:value="1.42" calcext:value-type="float">
            <text:p>1.42</text:p>
          </table:table-cell>
          <table:table-cell office:value-type="float" office:value="758.819936218704" calcext:value-type="float">
            <text:p>758.819936218704</text:p>
          </table:table-cell>
          <table:table-cell office:value-type="float" office:value="6353.75906322791" calcext:value-type="float">
            <text:p>6353.75906322791</text:p>
          </table:table-cell>
          <table:table-cell office:value-type="float" office:value="8594.47399693777" calcext:value-type="float">
            <text:p>8594.47399693777</text:p>
          </table:table-cell>
          <table:table-cell office:value-type="float" office:value="748.932739270396" calcext:value-type="float">
            <text:p>748.932739270396</text:p>
          </table:table-cell>
          <table:table-cell office:value-type="float" office:value="6353.75906322791" calcext:value-type="float">
            <text:p>6353.75906322791</text:p>
          </table:table-cell>
          <table:table-cell office:value-type="float" office:value="8594.47399693777" calcext:value-type="float">
            <text:p>8594.47399693777</text:p>
          </table:table-cell>
        </table:table-row>
        <table:table-row table:style-name="ro1">
          <table:table-cell office:value-type="float" office:value="1.43" calcext:value-type="float">
            <text:p>1.43</text:p>
          </table:table-cell>
          <table:table-cell office:value-type="float" office:value="768.818550285949" calcext:value-type="float">
            <text:p>768.818550285949</text:p>
          </table:table-cell>
          <table:table-cell office:value-type="float" office:value="6405.44300583896" calcext:value-type="float">
            <text:p>6405.44300583896</text:p>
          </table:table-cell>
          <table:table-cell office:value-type="float" office:value="8598.98178278218" calcext:value-type="float">
            <text:p>8598.98178278218</text:p>
          </table:table-cell>
          <table:table-cell office:value-type="float" office:value="758.819936218704" calcext:value-type="float">
            <text:p>758.819936218704</text:p>
          </table:table-cell>
          <table:table-cell office:value-type="float" office:value="6405.44300583896" calcext:value-type="float">
            <text:p>6405.44300583896</text:p>
          </table:table-cell>
          <table:table-cell office:value-type="float" office:value="8598.98178278218" calcext:value-type="float">
            <text:p>8598.98178278218</text:p>
          </table:table-cell>
        </table:table-row>
        <table:table-row table:style-name="ro1">
          <table:table-cell office:value-type="float" office:value="1.44" calcext:value-type="float">
            <text:p>1.44</text:p>
          </table:table-cell>
          <table:table-cell office:value-type="float" office:value="778.929331524495" calcext:value-type="float">
            <text:p>778.929331524495</text:p>
          </table:table-cell>
          <table:table-cell office:value-type="float" office:value="6455.89865735621" calcext:value-type="float">
            <text:p>6455.89865735621</text:p>
          </table:table-cell>
          <table:table-cell office:value-type="float" office:value="8603.21017597493" calcext:value-type="float">
            <text:p>8603.21017597493</text:p>
          </table:table-cell>
          <table:table-cell office:value-type="float" office:value="768.818550285949" calcext:value-type="float">
            <text:p>768.818550285949</text:p>
          </table:table-cell>
          <table:table-cell office:value-type="float" office:value="6455.89865735621" calcext:value-type="float">
            <text:p>6455.89865735621</text:p>
          </table:table-cell>
          <table:table-cell office:value-type="float" office:value="8603.21017597493" calcext:value-type="float">
            <text:p>8603.21017597493</text:p>
          </table:table-cell>
        </table:table-row>
        <table:table-row table:style-name="ro1">
          <table:table-cell office:value-type="float" office:value="1.45" calcext:value-type="float">
            <text:p>1.45</text:p>
          </table:table-cell>
          <table:table-cell office:value-type="float" office:value="789.153021389329" calcext:value-type="float">
            <text:p>789.153021389329</text:p>
          </table:table-cell>
          <table:table-cell office:value-type="float" office:value="6505.13036184322" calcext:value-type="float">
            <text:p>6505.13036184322</text:p>
          </table:table-cell>
          <table:table-cell office:value-type="float" office:value="8607.17624154939" calcext:value-type="float">
            <text:p>8607.17624154939</text:p>
          </table:table-cell>
          <table:table-cell office:value-type="float" office:value="778.929331524495" calcext:value-type="float">
            <text:p>778.929331524495</text:p>
          </table:table-cell>
          <table:table-cell office:value-type="float" office:value="6505.13036184322" calcext:value-type="float">
            <text:p>6505.13036184322</text:p>
          </table:table-cell>
          <table:table-cell office:value-type="float" office:value="8607.17624154939" calcext:value-type="float">
            <text:p>8607.17624154939</text:p>
          </table:table-cell>
        </table:table-row>
        <table:table-row table:style-name="ro1">
          <table:table-cell office:value-type="float" office:value="1.46" calcext:value-type="float">
            <text:p>1.46</text:p>
          </table:table-cell>
          <table:table-cell office:value-type="float" office:value="799.490352300049" calcext:value-type="float">
            <text:p>799.490352300049</text:p>
          </table:table-cell>
          <table:table-cell office:value-type="float" office:value="6553.14416533969" calcext:value-type="float">
            <text:p>6553.14416533969</text:p>
          </table:table-cell>
          <table:table-cell office:value-type="float" office:value="8610.89603274353" calcext:value-type="float">
            <text:p>8610.89603274353</text:p>
          </table:table-cell>
          <table:table-cell office:value-type="float" office:value="789.153021389329" calcext:value-type="float">
            <text:p>789.153021389329</text:p>
          </table:table-cell>
          <table:table-cell office:value-type="float" office:value="6553.14416533969" calcext:value-type="float">
            <text:p>6553.14416533969</text:p>
          </table:table-cell>
          <table:table-cell office:value-type="float" office:value="8610.89603274353" calcext:value-type="float">
            <text:p>8610.89603274353</text:p>
          </table:table-cell>
        </table:table-row>
        <table:table-row table:style-name="ro1">
          <table:table-cell office:value-type="float" office:value="1.47" calcext:value-type="float">
            <text:p>1.47</text:p>
          </table:table-cell>
          <table:table-cell office:value-type="float" office:value="809.942047196087" calcext:value-type="float">
            <text:p>809.942047196087</text:p>
          </table:table-cell>
          <table:table-cell office:value-type="float" office:value="6599.94771829658" calcext:value-type="float">
            <text:p>6599.94771829658</text:p>
          </table:table-cell>
          <table:table-cell office:value-type="float" office:value="8614.38464726965" calcext:value-type="float">
            <text:p>8614.38464726965</text:p>
          </table:table-cell>
          <table:table-cell office:value-type="float" office:value="799.490352300049" calcext:value-type="float">
            <text:p>799.490352300049</text:p>
          </table:table-cell>
          <table:table-cell office:value-type="float" office:value="6599.94771829658" calcext:value-type="float">
            <text:p>6599.94771829658</text:p>
          </table:table-cell>
          <table:table-cell office:value-type="float" office:value="8614.38464726965" calcext:value-type="float">
            <text:p>8614.38464726965</text:p>
          </table:table-cell>
        </table:table-row>
        <table:table-row table:style-name="ro1">
          <table:table-cell office:value-type="float" office:value="1.48" calcext:value-type="float">
            <text:p>1.48</text:p>
          </table:table-cell>
          <table:table-cell office:value-type="float" office:value="820.508819085286" calcext:value-type="float">
            <text:p>820.508819085286</text:p>
          </table:table-cell>
          <table:table-cell office:value-type="float" office:value="6645.55017739406" calcext:value-type="float">
            <text:p>6645.55017739406</text:p>
          </table:table-cell>
          <table:table-cell office:value-type="float" office:value="8617.65628091584" calcext:value-type="float">
            <text:p>8617.65628091584</text:p>
          </table:table-cell>
          <table:table-cell office:value-type="float" office:value="809.942047196087" calcext:value-type="float">
            <text:p>809.942047196087</text:p>
          </table:table-cell>
          <table:table-cell office:value-type="float" office:value="6645.55017739406" calcext:value-type="float">
            <text:p>6645.55017739406</text:p>
          </table:table-cell>
          <table:table-cell office:value-type="float" office:value="8617.65628091584" calcext:value-type="float">
            <text:p>8617.65628091584</text:p>
          </table:table-cell>
        </table:table-row>
        <table:table-row table:style-name="ro1">
          <table:table-cell office:value-type="float" office:value="1.49" calcext:value-type="float">
            <text:p>1.49</text:p>
          </table:table-cell>
          <table:table-cell office:value-type="float" office:value="831.191370585947" calcext:value-type="float">
            <text:p>831.191370585947</text:p>
          </table:table-cell>
          <table:table-cell office:value-type="float" office:value="6689.96210731042" calcext:value-type="float">
            <text:p>6689.96210731042</text:p>
          </table:table-cell>
          <table:table-cell office:value-type="float" office:value="8620.72427854567" calcext:value-type="float">
            <text:p>8620.72427854567</text:p>
          </table:table-cell>
          <table:table-cell office:value-type="float" office:value="820.508819085286" calcext:value-type="float">
            <text:p>820.508819085286</text:p>
          </table:table-cell>
          <table:table-cell office:value-type="float" office:value="6689.96210731042" calcext:value-type="float">
            <text:p>6689.96210731042</text:p>
          </table:table-cell>
          <table:table-cell office:value-type="float" office:value="8620.72427854567" calcext:value-type="float">
            <text:p>8620.72427854567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841.990393462486" calcext:value-type="float">
            <text:p>841.990393462486</text:p>
          </table:table-cell>
          <table:table-cell office:value-type="float" office:value="6733.19538296709" calcext:value-type="float">
            <text:p>6733.19538296709</text:p>
          </table:table-cell>
          <table:table-cell office:value-type="float" office:value="8623.60118257021" calcext:value-type="float">
            <text:p>8623.60118257021</text:p>
          </table:table-cell>
          <table:table-cell office:value-type="float" office:value="831.191370585947" calcext:value-type="float">
            <text:p>831.191370585947</text:p>
          </table:table-cell>
          <table:table-cell office:value-type="float" office:value="6733.19538296709" calcext:value-type="float">
            <text:p>6733.19538296709</text:p>
          </table:table-cell>
          <table:table-cell office:value-type="float" office:value="8623.60118257021" calcext:value-type="float">
            <text:p>8623.60118257021</text:p>
          </table:table-cell>
        </table:table-row>
        <table:table-row table:style-name="ro1">
          <table:table-cell office:value-type="float" office:value="1.51" calcext:value-type="float">
            <text:p>1.51</text:p>
          </table:table-cell>
          <table:table-cell office:value-type="float" office:value="852.906568154839" calcext:value-type="float">
            <text:p>852.906568154839</text:p>
          </table:table-cell>
          <table:table-cell office:value-type="float" office:value="6775.26309273084" calcext:value-type="float">
            <text:p>6775.26309273084</text:p>
          </table:table-cell>
          <table:table-cell office:value-type="float" office:value="8626.29877897187" calcext:value-type="float">
            <text:p>8626.29877897187</text:p>
          </table:table-cell>
          <table:table-cell office:value-type="float" office:value="841.990393462486" calcext:value-type="float">
            <text:p>841.990393462486</text:p>
          </table:table-cell>
          <table:table-cell office:value-type="float" office:value="6775.26309273084" calcext:value-type="float">
            <text:p>6775.26309273084</text:p>
          </table:table-cell>
          <table:table-cell office:value-type="float" office:value="8626.29877897187" calcext:value-type="float">
            <text:p>8626.29877897187</text:p>
          </table:table-cell>
        </table:table-row>
        <table:table-row table:style-name="ro1">
          <table:table-cell office:value-type="float" office:value="1.52" calcext:value-type="float">
            <text:p>1.52</text:p>
          </table:table-cell>
          <table:table-cell office:value-type="float" office:value="863.940563301791" calcext:value-type="float">
            <text:p>863.940563301791</text:p>
          </table:table-cell>
          <table:table-cell office:value-type="float" office:value="6816.17944300948" calcext:value-type="float">
            <text:p>6816.17944300948</text:p>
          </table:table-cell>
          <table:table-cell office:value-type="float" office:value="8628.82814096363" calcext:value-type="float">
            <text:p>8628.82814096363</text:p>
          </table:table-cell>
          <table:table-cell office:value-type="float" office:value="852.906568154839" calcext:value-type="float">
            <text:p>852.906568154839</text:p>
          </table:table-cell>
          <table:table-cell office:value-type="float" office:value="6816.17944300948" calcext:value-type="float">
            <text:p>6816.17944300948</text:p>
          </table:table-cell>
          <table:table-cell office:value-type="float" office:value="8628.82814096363" calcext:value-type="float">
            <text:p>8628.82814096363</text:p>
          </table:table-cell>
        </table:table-row>
        <table:table-row table:style-name="ro1">
          <table:table-cell office:value-type="float" office:value="1.53" calcext:value-type="float">
            <text:p>1.53</text:p>
          </table:table-cell>
          <table:table-cell office:value-type="float" office:value="875.093035258371" calcext:value-type="float">
            <text:p>875.093035258371</text:p>
          </table:table-cell>
          <table:table-cell office:value-type="float" office:value="6855.95966463335" calcext:value-type="float">
            <text:p>6855.95966463335</text:p>
          </table:table-cell>
          <table:table-cell office:value-type="float" office:value="8631.19967037005" calcext:value-type="float">
            <text:p>8631.19967037005</text:p>
          </table:table-cell>
          <table:table-cell office:value-type="float" office:value="863.940563301791" calcext:value-type="float">
            <text:p>863.940563301791</text:p>
          </table:table-cell>
          <table:table-cell office:value-type="float" office:value="6855.95966463335" calcext:value-type="float">
            <text:p>6855.95966463335</text:p>
          </table:table-cell>
          <table:table-cell office:value-type="float" office:value="8631.19967037005" calcext:value-type="float">
            <text:p>8631.19967037005</text:p>
          </table:table-cell>
        </table:table-row>
        <table:table-row table:style-name="ro1">
          <table:table-cell office:value-type="float" office:value="1.54" calcext:value-type="float">
            <text:p>1.54</text:p>
          </table:table-cell>
          <table:table-cell office:value-type="float" office:value="886.364627607505" calcext:value-type="float">
            <text:p>886.364627607505</text:p>
          </table:table-cell>
          <table:table-cell office:value-type="float" office:value="6894.61992137051" calcext:value-type="float">
            <text:p>6894.61992137051</text:p>
          </table:table-cell>
          <table:table-cell office:value-type="float" office:value="8633.42313681828" calcext:value-type="float">
            <text:p>8633.42313681828</text:p>
          </table:table-cell>
          <table:table-cell office:value-type="float" office:value="875.093035258371" calcext:value-type="float">
            <text:p>875.093035258371</text:p>
          </table:table-cell>
          <table:table-cell office:value-type="float" office:value="6894.61992137051" calcext:value-type="float">
            <text:p>6894.61992137051</text:p>
          </table:table-cell>
          <table:table-cell office:value-type="float" office:value="8633.42313681828" calcext:value-type="float">
            <text:p>8633.42313681828</text:p>
          </table:table-cell>
        </table:table-row>
        <table:table-row table:style-name="ro1">
          <table:table-cell office:value-type="float" office:value="1.55" calcext:value-type="float">
            <text:p>1.55</text:p>
          </table:table-cell>
          <table:table-cell office:value-type="float" office:value="897.755970666121" calcext:value-type="float">
            <text:p>897.755970666121</text:p>
          </table:table-cell>
          <table:table-cell office:value-type="float" office:value="6932.17722088135" calcext:value-type="float">
            <text:p>6932.17722088135</text:p>
          </table:table-cell>
          <table:table-cell office:value-type="float" office:value="8635.50771482802" calcext:value-type="float">
            <text:p>8635.50771482802</text:p>
          </table:table-cell>
          <table:table-cell office:value-type="float" office:value="886.364627607505" calcext:value-type="float">
            <text:p>886.364627607505</text:p>
          </table:table-cell>
          <table:table-cell office:value-type="float" office:value="6932.17722088135" calcext:value-type="float">
            <text:p>6932.17722088135</text:p>
          </table:table-cell>
          <table:table-cell office:value-type="float" office:value="8635.50771482802" calcext:value-type="float">
            <text:p>8635.50771482802</text:p>
          </table:table-cell>
        </table:table-row>
        <table:table-row table:style-name="ro1">
          <table:table-cell office:value-type="float" office:value="1.56" calcext:value-type="float">
            <text:p>1.56</text:p>
          </table:table-cell>
          <table:table-cell office:value-type="float" office:value="909.267680985905" calcext:value-type="float">
            <text:p>909.267680985905</text:p>
          </table:table-cell>
          <table:table-cell office:value-type="float" office:value="6968.64932837611" calcext:value-type="float">
            <text:p>6968.64932837611</text:p>
          </table:table-cell>
          <table:table-cell office:value-type="float" office:value="8637.46201888949" calcext:value-type="float">
            <text:p>8637.46201888949</text:p>
          </table:table-cell>
          <table:table-cell office:value-type="float" office:value="897.755970666121" calcext:value-type="float">
            <text:p>897.755970666121</text:p>
          </table:table-cell>
          <table:table-cell office:value-type="float" office:value="6968.64932837611" calcext:value-type="float">
            <text:p>6968.64932837611</text:p>
          </table:table-cell>
          <table:table-cell office:value-type="float" office:value="8637.46201888949" calcext:value-type="float">
            <text:p>8637.46201888949</text:p>
          </table:table-cell>
        </table:table-row>
        <table:table-row table:style-name="ro1">
          <table:table-cell office:value-type="float" office:value="1.57" calcext:value-type="float">
            <text:p>1.57</text:p>
          </table:table-cell>
          <table:table-cell office:value-type="float" office:value="920.900360848916" calcext:value-type="float">
            <text:p>920.900360848916</text:p>
          </table:table-cell>
          <table:table-cell office:value-type="float" office:value="7004.05468319959" calcext:value-type="float">
            <text:p>7004.05468319959</text:p>
          </table:table-cell>
          <table:table-cell office:value-type="float" office:value="8639.29413661789" calcext:value-type="float">
            <text:p>8639.29413661789</text:p>
          </table:table-cell>
          <table:table-cell office:value-type="float" office:value="909.267680985905" calcext:value-type="float">
            <text:p>909.267680985905</text:p>
          </table:table-cell>
          <table:table-cell office:value-type="float" office:value="7004.05468319959" calcext:value-type="float">
            <text:p>7004.05468319959</text:p>
          </table:table-cell>
          <table:table-cell office:value-type="float" office:value="8639.29413661789" calcext:value-type="float">
            <text:p>8639.29413661789</text:p>
          </table:table-cell>
        </table:table-row>
        <table:table-row table:style-name="ro1">
          <table:table-cell office:value-type="float" office:value="1.58" calcext:value-type="float">
            <text:p>1.58</text:p>
          </table:table-cell>
          <table:table-cell office:value-type="float" office:value="932.654597758297" calcext:value-type="float">
            <text:p>932.654597758297</text:p>
          </table:table-cell>
          <table:table-cell office:value-type="float" office:value="7038.41231852886" calcext:value-type="float">
            <text:p>7038.41231852886</text:p>
          </table:table-cell>
          <table:table-cell office:value-type="float" office:value="8641.01166007172" calcext:value-type="float">
            <text:p>8641.01166007172</text:p>
          </table:table-cell>
          <table:table-cell office:value-type="float" office:value="920.900360848916" calcext:value-type="float">
            <text:p>920.900360848916</text:p>
          </table:table-cell>
          <table:table-cell office:value-type="float" office:value="7038.41231852886" calcext:value-type="float">
            <text:p>7038.41231852886</text:p>
          </table:table-cell>
          <table:table-cell office:value-type="float" office:value="8641.01166007172" calcext:value-type="float">
            <text:p>8641.01166007172</text:p>
          </table:table-cell>
        </table:table-row>
        <table:table-row table:style-name="ro1">
          <table:table-cell office:value-type="float" office:value="1.59" calcext:value-type="float">
            <text:p>1.59</text:p>
          </table:table-cell>
          <table:table-cell office:value-type="float" office:value="944.530963924314" calcext:value-type="float">
            <text:p>944.530963924314</text:p>
          </table:table-cell>
          <table:table-cell office:value-type="float" office:value="7071.74178433428" calcext:value-type="float">
            <text:p>7071.74178433428</text:p>
          </table:table-cell>
          <table:table-cell office:value-type="float" office:value="8642.6217153207" calcext:value-type="float">
            <text:p>8642.6217153207</text:p>
          </table:table-cell>
          <table:table-cell office:value-type="float" office:value="932.654597758297" calcext:value-type="float">
            <text:p>932.654597758297</text:p>
          </table:table-cell>
          <table:table-cell office:value-type="float" office:value="7071.74178433428" calcext:value-type="float">
            <text:p>7071.74178433428</text:p>
          </table:table-cell>
          <table:table-cell office:value-type="float" office:value="8642.6217153207" calcext:value-type="float">
            <text:p>8642.6217153207</text:p>
          </table:table-cell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956.530015745975" calcext:value-type="float">
            <text:p>956.530015745975</text:p>
          </table:table-cell>
          <table:table-cell office:value-type="float" office:value="7104.06307372017" calcext:value-type="float">
            <text:p>7104.06307372017</text:p>
          </table:table-cell>
          <table:table-cell office:value-type="float" office:value="8644.13099034735" calcext:value-type="float">
            <text:p>8644.13099034735</text:p>
          </table:table-cell>
          <table:table-cell office:value-type="float" office:value="944.530963924314" calcext:value-type="float">
            <text:p>944.530963924314</text:p>
          </table:table-cell>
          <table:table-cell office:value-type="float" office:value="7104.06307372017" calcext:value-type="float">
            <text:p>7104.06307372017</text:p>
          </table:table-cell>
          <table:table-cell office:value-type="float" office:value="8644.13099034735" calcext:value-type="float">
            <text:p>8644.13099034735</text:p>
          </table:table-cell>
        </table:table-row>
        <table:table-row table:style-name="ro1">
          <table:table-cell office:value-type="float" office:value="1.61" calcext:value-type="float">
            <text:p>1.61</text:p>
          </table:table-cell>
          <table:table-cell office:value-type="float" office:value="968.652293288503" calcext:value-type="float">
            <text:p>968.652293288503</text:p>
          </table:table-cell>
          <table:table-cell office:value-type="float" office:value="7135.39655273037" calcext:value-type="float">
            <text:p>7135.39655273037</text:p>
          </table:table-cell>
          <table:table-cell office:value-type="float" office:value="8645.54576136371" calcext:value-type="float">
            <text:p>8645.54576136371</text:p>
          </table:table-cell>
          <table:table-cell office:value-type="float" office:value="956.530015745975" calcext:value-type="float">
            <text:p>956.530015745975</text:p>
          </table:table-cell>
          <table:table-cell office:value-type="float" office:value="7135.39655273037" calcext:value-type="float">
            <text:p>7135.39655273037</text:p>
          </table:table-cell>
          <table:table-cell office:value-type="float" office:value="8645.54576136371" calcext:value-type="float">
            <text:p>8645.54576136371</text:p>
          </table:table-cell>
        </table:table-row>
        <table:table-row table:style-name="ro1">
          <table:table-cell office:value-type="float" office:value="1.62" calcext:value-type="float">
            <text:p>1.62</text:p>
          </table:table-cell>
          <table:table-cell office:value-type="float" office:value="980.89831975692" calcext:value-type="float">
            <text:p>980.89831975692</text:p>
          </table:table-cell>
          <table:table-cell office:value-type="float" office:value="7165.76289367492" calcext:value-type="float">
            <text:p>7165.76289367492</text:p>
          </table:table-cell>
          <table:table-cell office:value-type="float" office:value="8646.8719176227" calcext:value-type="float">
            <text:p>8646.8719176227</text:p>
          </table:table-cell>
          <table:table-cell office:value-type="float" office:value="968.652293288503" calcext:value-type="float">
            <text:p>968.652293288503</text:p>
          </table:table-cell>
          <table:table-cell office:value-type="float" office:value="7165.76289367492" calcext:value-type="float">
            <text:p>7165.76289367492</text:p>
          </table:table-cell>
          <table:table-cell office:value-type="float" office:value="8646.8719176227" calcext:value-type="float">
            <text:p>8646.8719176227</text:p>
          </table:table-cell>
        </table:table-row>
        <table:table-row table:style-name="ro1">
          <table:table-cell office:value-type="float" office:value="1.63" calcext:value-type="float">
            <text:p>1.63</text:p>
          </table:table-cell>
          <table:table-cell office:value-type="float" office:value="993.268600966052" calcext:value-type="float">
            <text:p>993.268600966052</text:p>
          </table:table-cell>
          <table:table-cell office:value-type="float" office:value="7195.18301200751" calcext:value-type="float">
            <text:p>7195.18301200751</text:p>
          </table:table-cell>
          <table:table-cell office:value-type="float" office:value="8648.1149848007" calcext:value-type="float">
            <text:p>8648.1149848007</text:p>
          </table:table-cell>
          <table:table-cell office:value-type="float" office:value="980.89831975692" calcext:value-type="float">
            <text:p>980.89831975692</text:p>
          </table:table-cell>
          <table:table-cell office:value-type="float" office:value="7195.18301200751" calcext:value-type="float">
            <text:p>7195.18301200751</text:p>
          </table:table-cell>
          <table:table-cell office:value-type="float" office:value="8648.1149848007" calcext:value-type="float">
            <text:p>8648.1149848007</text:p>
          </table:table-cell>
        </table:table-row>
        <table:table-row table:style-name="ro1">
          <table:table-cell office:value-type="float" office:value="1.64" calcext:value-type="float">
            <text:p>1.64</text:p>
          </table:table-cell>
          <table:table-cell office:value-type="float" office:value="1005.76362480725" calcext:value-type="float">
            <text:p>1005.76362480725</text:p>
          </table:table-cell>
          <table:table-cell office:value-type="float" office:value="7223.67800675929" calcext:value-type="float">
            <text:p>7223.67800675929</text:p>
          </table:table-cell>
          <table:table-cell office:value-type="float" office:value="8649.28014702551" calcext:value-type="float">
            <text:p>8649.28014702551</text:p>
          </table:table-cell>
          <table:table-cell office:value-type="float" office:value="993.268600966052" calcext:value-type="float">
            <text:p>993.268600966052</text:p>
          </table:table-cell>
          <table:table-cell office:value-type="float" office:value="7223.67800675929" calcext:value-type="float">
            <text:p>7223.67800675929</text:p>
          </table:table-cell>
          <table:table-cell office:value-type="float" office:value="8649.28014702551" calcext:value-type="float">
            <text:p>8649.28014702551</text:p>
          </table:table-cell>
        </table:table-row>
        <table:table-row table:style-name="ro1">
          <table:table-cell office:value-type="float" office:value="1.65" calcext:value-type="float">
            <text:p>1.65</text:p>
          </table:table-cell>
          <table:table-cell office:value-type="float" office:value="1018.38386071212" calcext:value-type="float">
            <text:p>1018.38386071212</text:p>
          </table:table-cell>
          <table:table-cell office:value-type="float" office:value="7251.26910451298" calcext:value-type="float">
            <text:p>7251.26910451298</text:p>
          </table:table-cell>
          <table:table-cell office:value-type="float" office:value="8650.37226762078" calcext:value-type="float">
            <text:p>8650.37226762078</text:p>
          </table:table-cell>
          <table:table-cell office:value-type="float" office:value="1005.76362480725" calcext:value-type="float">
            <text:p>1005.76362480725</text:p>
          </table:table-cell>
          <table:table-cell office:value-type="float" office:value="7251.26910451298" calcext:value-type="float">
            <text:p>7251.26910451298</text:p>
          </table:table-cell>
          <table:table-cell office:value-type="float" office:value="8650.37226762078" calcext:value-type="float">
            <text:p>8650.37226762078</text:p>
          </table:table-cell>
        </table:table-row>
        <table:table-row table:style-name="ro1">
          <table:table-cell office:value-type="float" office:value="1.66" calcext:value-type="float">
            <text:p>1.66</text:p>
          </table:table-cell>
          <table:table-cell office:value-type="float" office:value="1031.12975911366" calcext:value-type="float">
            <text:p>1031.12975911366</text:p>
          </table:table-cell>
          <table:table-cell office:value-type="float" office:value="7277.9776068816" calcext:value-type="float">
            <text:p>7277.9776068816</text:p>
          </table:table-cell>
          <table:table-cell office:value-type="float" office:value="8651.39590863553" calcext:value-type="float">
            <text:p>8651.39590863553</text:p>
          </table:table-cell>
          <table:table-cell office:value-type="float" office:value="1018.38386071212" calcext:value-type="float">
            <text:p>1018.38386071212</text:p>
          </table:table-cell>
          <table:table-cell office:value-type="float" office:value="7277.9776068816" calcext:value-type="float">
            <text:p>7277.9776068816</text:p>
          </table:table-cell>
          <table:table-cell office:value-type="float" office:value="8651.39590863553" calcext:value-type="float">
            <text:p>8651.39590863553</text:p>
          </table:table-cell>
        </table:table-row>
        <table:table-row table:style-name="ro1">
          <table:table-cell office:value-type="float" office:value="1.67" calcext:value-type="float">
            <text:p>1.67</text:p>
          </table:table-cell>
          <table:table-cell office:value-type="float" office:value="1044.00175090505" calcext:value-type="float">
            <text:p>1044.00175090505</text:p>
          </table:table-cell>
          <table:table-cell office:value-type="float" office:value="7303.82484143907" calcext:value-type="float">
            <text:p>7303.82484143907</text:p>
          </table:table-cell>
          <table:table-cell office:value-type="float" office:value="8652.35534922417" calcext:value-type="float">
            <text:p>8652.35534922417</text:p>
          </table:table-cell>
          <table:table-cell office:value-type="float" office:value="1031.12975911366" calcext:value-type="float">
            <text:p>1031.12975911366</text:p>
          </table:table-cell>
          <table:table-cell office:value-type="float" office:value="7303.82484143907" calcext:value-type="float">
            <text:p>7303.82484143907</text:p>
          </table:table-cell>
          <table:table-cell office:value-type="float" office:value="8652.35534922417" calcext:value-type="float">
            <text:p>8652.35534922417</text:p>
          </table:table-cell>
        </table:table-row>
        <table:table-row table:style-name="ro1">
          <table:table-cell office:value-type="float" office:value="1.68" calcext:value-type="float">
            <text:p>1.68</text:p>
          </table:table-cell>
          <table:table-cell office:value-type="float" office:value="1057.0002468965" calcext:value-type="float">
            <text:p>1057.0002468965</text:p>
          </table:table-cell>
          <table:table-cell office:value-type="float" office:value="7328.83211603502" calcext:value-type="float">
            <text:p>7328.83211603502</text:p>
          </table:table-cell>
          <table:table-cell office:value-type="float" office:value="8653.25460293996" calcext:value-type="float">
            <text:p>8653.25460293996</text:p>
          </table:table-cell>
          <table:table-cell office:value-type="float" office:value="1044.00175090505" calcext:value-type="float">
            <text:p>1044.00175090505</text:p>
          </table:table-cell>
          <table:table-cell office:value-type="float" office:value="7328.83211603502" calcext:value-type="float">
            <text:p>7328.83211603502</text:p>
          </table:table-cell>
          <table:table-cell office:value-type="float" office:value="8653.25460293996" calcext:value-type="float">
            <text:p>8653.25460293996</text:p>
          </table:table-cell>
        </table:table-row>
        <table:table-row table:style-name="ro1">
          <table:table-cell office:value-type="float" office:value="1.69" calcext:value-type="float">
            <text:p>1.69</text:p>
          </table:table-cell>
          <table:table-cell office:value-type="float" office:value="1070.1256372706" calcext:value-type="float">
            <text:p>1070.1256372706</text:p>
          </table:table-cell>
          <table:table-cell office:value-type="float" office:value="7353.02067641278" calcext:value-type="float">
            <text:p>7353.02067641278</text:p>
          </table:table-cell>
          <table:table-cell office:value-type="float" office:value="8654.09743400169" calcext:value-type="float">
            <text:p>8654.09743400169</text:p>
          </table:table-cell>
          <table:table-cell office:value-type="float" office:value="1057.0002468965" calcext:value-type="float">
            <text:p>1057.0002468965</text:p>
          </table:table-cell>
          <table:table-cell office:value-type="float" office:value="7353.02067641278" calcext:value-type="float">
            <text:p>7353.02067641278</text:p>
          </table:table-cell>
          <table:table-cell office:value-type="float" office:value="8654.09743400169" calcext:value-type="float">
            <text:p>8654.09743400169</text:p>
          </table:table-cell>
        </table:table-row>
        <table:table-row table:style-name="ro1">
          <table:table-cell office:value-type="float" office:value="1.7" calcext:value-type="float">
            <text:p>1.7</text:p>
          </table:table-cell>
          <table:table-cell office:value-type="float" office:value="1083.37829103632" calcext:value-type="float">
            <text:p>1083.37829103632</text:p>
          </table:table-cell>
          <table:table-cell office:value-type="float" office:value="7376.41166703888" calcext:value-type="float">
            <text:p>7376.41166703888</text:p>
          </table:table-cell>
          <table:table-cell office:value-type="float" office:value="8654.88737259097" calcext:value-type="float">
            <text:p>8654.88737259097</text:p>
          </table:table-cell>
          <table:table-cell office:value-type="float" office:value="1070.1256372706" calcext:value-type="float">
            <text:p>1070.1256372706</text:p>
          </table:table-cell>
          <table:table-cell office:value-type="float" office:value="7376.41166703888" calcext:value-type="float">
            <text:p>7376.41166703888</text:p>
          </table:table-cell>
          <table:table-cell office:value-type="float" office:value="8654.88737259097" calcext:value-type="float">
            <text:p>8654.88737259097</text:p>
          </table:table-cell>
        </table:table-row>
        <table:table-row table:style-name="ro1">
          <table:table-cell office:value-type="float" office:value="1.71" calcext:value-type="float">
            <text:p>1.71</text:p>
          </table:table-cell>
          <table:table-cell office:value-type="float" office:value="1096.7585554824" calcext:value-type="float">
            <text:p>1096.7585554824</text:p>
          </table:table-cell>
          <table:table-cell office:value-type="float" office:value="7399.02609504285" calcext:value-type="float">
            <text:p>7399.02609504285</text:p>
          </table:table-cell>
          <table:table-cell office:value-type="float" office:value="8655.62772923442" calcext:value-type="float">
            <text:p>8655.62772923442</text:p>
          </table:table-cell>
          <table:table-cell office:value-type="float" office:value="1083.37829103632" calcext:value-type="float">
            <text:p>1083.37829103632</text:p>
          </table:table-cell>
          <table:table-cell office:value-type="float" office:value="7399.02609504285" calcext:value-type="float">
            <text:p>7399.02609504285</text:p>
          </table:table-cell>
          <table:table-cell office:value-type="float" office:value="8655.62772923442" calcext:value-type="float">
            <text:p>8655.62772923442</text:p>
          </table:table-cell>
        </table:table-row>
        <table:table-row table:style-name="ro1">
          <table:table-cell office:value-type="float" office:value="1.72" calcext:value-type="float">
            <text:p>1.72</text:p>
          </table:table-cell>
          <table:table-cell office:value-type="float" office:value="1110.26675563018" calcext:value-type="float">
            <text:p>1110.26675563018</text:p>
          </table:table-cell>
          <table:table-cell office:value-type="float" office:value="7420.88479715857" calcext:value-type="float">
            <text:p>7420.88479715857</text:p>
          </table:table-cell>
          <table:table-cell office:value-type="float" office:value="8656.3216083227" calcext:value-type="float">
            <text:p>8656.3216083227</text:p>
          </table:table-cell>
          <table:table-cell office:value-type="float" office:value="1096.7585554824" calcext:value-type="float">
            <text:p>1096.7585554824</text:p>
          </table:table-cell>
          <table:table-cell office:value-type="float" office:value="7420.88479715857" calcext:value-type="float">
            <text:p>7420.88479715857</text:p>
          </table:table-cell>
          <table:table-cell office:value-type="float" office:value="8656.3216083227" calcext:value-type="float">
            <text:p>8656.3216083227</text:p>
          </table:table-cell>
        </table:table-row>
        <table:table-row table:style-name="ro1">
          <table:table-cell office:value-type="float" office:value="1.73" calcext:value-type="float">
            <text:p>1.73</text:p>
          </table:table-cell>
          <table:table-cell office:value-type="float" office:value="1123.90319368656" calcext:value-type="float">
            <text:p>1123.90319368656</text:p>
          </table:table-cell>
          <table:table-cell office:value-type="float" office:value="7442.00840955237" calcext:value-type="float">
            <text:p>7442.00840955237</text:p>
          </table:table-cell>
          <table:table-cell office:value-type="float" office:value="8656.97192081563" calcext:value-type="float">
            <text:p>8656.97192081563</text:p>
          </table:table-cell>
          <table:table-cell office:value-type="float" office:value="1110.26675563018" calcext:value-type="float">
            <text:p>1110.26675563018</text:p>
          </table:table-cell>
          <table:table-cell office:value-type="float" office:value="7442.00840955237" calcext:value-type="float">
            <text:p>7442.00840955237</text:p>
          </table:table-cell>
          <table:table-cell office:value-type="float" office:value="8656.97192081563" calcext:value-type="float">
            <text:p>8656.97192081563</text:p>
          </table:table-cell>
        </table:table-row>
        <table:table-row table:style-name="ro1">
          <table:table-cell office:value-type="float" office:value="1.74" calcext:value-type="float">
            <text:p>1.74</text:p>
          </table:table-cell>
          <table:table-cell office:value-type="float" office:value="1137.66814849737" calcext:value-type="float">
            <text:p>1137.66814849737</text:p>
          </table:table-cell>
          <table:table-cell office:value-type="float" office:value="7462.41734041864" calcext:value-type="float">
            <text:p>7462.41734041864</text:p>
          </table:table-cell>
          <table:table-cell office:value-type="float" office:value="8657.58139618018" calcext:value-type="float">
            <text:p>8657.58139618018</text:p>
          </table:table-cell>
          <table:table-cell office:value-type="float" office:value="1123.90319368656" calcext:value-type="float">
            <text:p>1123.90319368656</text:p>
          </table:table-cell>
          <table:table-cell office:value-type="float" office:value="7462.41734041864" calcext:value-type="float">
            <text:p>7462.41734041864</text:p>
          </table:table-cell>
          <table:table-cell office:value-type="float" office:value="8657.58139618018" calcext:value-type="float">
            <text:p>8657.58139618018</text:p>
          </table:table-cell>
        </table:table-row>
        <table:table-row table:style-name="ro1">
          <table:table-cell office:value-type="float" office:value="1.75" calcext:value-type="float">
            <text:p>1.75</text:p>
          </table:table-cell>
          <table:table-cell office:value-type="float" office:value="1151.56187500169" calcext:value-type="float">
            <text:p>1151.56187500169</text:p>
          </table:table-cell>
          <table:table-cell office:value-type="float" office:value="7482.13174522007" calcext:value-type="float">
            <text:p>7482.13174522007</text:p>
          </table:table-cell>
          <table:table-cell office:value-type="float" office:value="8658.15259360562" calcext:value-type="float">
            <text:p>8658.15259360562</text:p>
          </table:table-cell>
          <table:table-cell office:value-type="float" office:value="1137.66814849737" calcext:value-type="float">
            <text:p>1137.66814849737</text:p>
          </table:table-cell>
          <table:table-cell office:value-type="float" office:value="7482.13174522007" calcext:value-type="float">
            <text:p>7482.13174522007</text:p>
          </table:table-cell>
          <table:table-cell office:value-type="float" office:value="8658.15259360562" calcext:value-type="float">
            <text:p>8658.15259360562</text:p>
          </table:table-cell>
        </table:table-row>
        <table:table-row table:style-name="ro1">
          <table:table-cell office:value-type="float" office:value="1.76" calcext:value-type="float">
            <text:p>1.76</text:p>
          </table:table-cell>
          <table:table-cell office:value-type="float" office:value="1165.58460368744" calcext:value-type="float">
            <text:p>1165.58460368744</text:p>
          </table:table-cell>
          <table:table-cell office:value-type="float" office:value="7501.17150444771" calcext:value-type="float">
            <text:p>7501.17150444771</text:p>
          </table:table-cell>
          <table:table-cell office:value-type="float" office:value="8658.68791253796" calcext:value-type="float">
            <text:p>8658.68791253796</text:p>
          </table:table-cell>
          <table:table-cell office:value-type="float" office:value="1151.56187500169" calcext:value-type="float">
            <text:p>1151.56187500169</text:p>
          </table:table-cell>
          <table:table-cell office:value-type="float" office:value="7501.17150444771" calcext:value-type="float">
            <text:p>7501.17150444771</text:p>
          </table:table-cell>
          <table:table-cell office:value-type="float" office:value="8658.68791253796" calcext:value-type="float">
            <text:p>8658.68791253796</text:p>
          </table:table-cell>
        </table:table-row>
        <table:table-row table:style-name="ro1">
          <table:table-cell office:value-type="float" office:value="1.77" calcext:value-type="float">
            <text:p>1.77</text:p>
          </table:table-cell>
          <table:table-cell office:value-type="float" office:value="1179.73654004893" calcext:value-type="float">
            <text:p>1179.73654004893</text:p>
          </table:table-cell>
          <table:table-cell office:value-type="float" office:value="7519.55620377504" calcext:value-type="float">
            <text:p>7519.55620377504</text:p>
          </table:table-cell>
          <table:table-cell office:value-type="float" office:value="8659.18960257349" calcext:value-type="float">
            <text:p>8659.18960257349</text:p>
          </table:table-cell>
          <table:table-cell office:value-type="float" office:value="1165.58460368744" calcext:value-type="float">
            <text:p>1165.58460368744</text:p>
          </table:table-cell>
          <table:table-cell office:value-type="float" office:value="7519.55620377504" calcext:value-type="float">
            <text:p>7519.55620377504</text:p>
          </table:table-cell>
          <table:table-cell office:value-type="float" office:value="8659.18960257349" calcext:value-type="float">
            <text:p>8659.18960257349</text:p>
          </table:table-cell>
        </table:table-row>
        <table:table-row table:style-name="ro1">
          <table:table-cell office:value-type="float" office:value="1.78" calcext:value-type="float">
            <text:p>1.78</text:p>
          </table:table-cell>
          <table:table-cell office:value-type="float" office:value="1194.01786404661" calcext:value-type="float">
            <text:p>1194.01786404661</text:p>
          </table:table-cell>
          <table:table-cell office:value-type="float" office:value="7537.30511647969" calcext:value-type="float">
            <text:p>7537.30511647969</text:p>
          </table:table-cell>
          <table:table-cell office:value-type="float" office:value="8659.65977274896" calcext:value-type="float">
            <text:p>8659.65977274896</text:p>
          </table:table-cell>
          <table:table-cell office:value-type="float" office:value="1179.73654004893" calcext:value-type="float">
            <text:p>1179.73654004893</text:p>
          </table:table-cell>
          <table:table-cell office:value-type="float" office:value="7537.30511647969" calcext:value-type="float">
            <text:p>7537.30511647969</text:p>
          </table:table-cell>
          <table:table-cell office:value-type="float" office:value="8659.65977274896" calcext:value-type="float">
            <text:p>8659.65977274896</text:p>
          </table:table-cell>
        </table:table-row>
        <table:table-row table:style-name="ro1">
          <table:table-cell office:value-type="float" office:value="1.79" calcext:value-type="float">
            <text:p>1.79</text:p>
          </table:table-cell>
          <table:table-cell office:value-type="float" office:value="1208.42872956968" calcext:value-type="float">
            <text:p>1208.42872956968</text:p>
          </table:table-cell>
          <table:table-cell office:value-type="float" office:value="7554.43718800768" calcext:value-type="float">
            <text:p>7554.43718800768</text:p>
          </table:table-cell>
          <table:table-cell office:value-type="float" office:value="8660.10040026419" calcext:value-type="float">
            <text:p>8660.10040026419</text:p>
          </table:table-cell>
          <table:table-cell office:value-type="float" office:value="1194.01786404661" calcext:value-type="float">
            <text:p>1194.01786404661</text:p>
          </table:table-cell>
          <table:table-cell office:value-type="float" office:value="7554.43718800768" calcext:value-type="float">
            <text:p>7554.43718800768</text:p>
          </table:table-cell>
          <table:table-cell office:value-type="float" office:value="8660.10040026419" calcext:value-type="float">
            <text:p>8660.10040026419</text:p>
          </table:table-cell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1222.96926390202" calcext:value-type="float">
            <text:p>1222.96926390202</text:p>
          </table:table-cell>
          <table:table-cell office:value-type="float" office:value="7570.97102255584" calcext:value-type="float">
            <text:p>7570.97102255584</text:p>
          </table:table-cell>
          <table:table-cell office:value-type="float" office:value="8660.51333867071" calcext:value-type="float">
            <text:p>8660.51333867071</text:p>
          </table:table-cell>
          <table:table-cell office:value-type="float" office:value="1208.42872956968" calcext:value-type="float">
            <text:p>1208.42872956968</text:p>
          </table:table-cell>
          <table:table-cell office:value-type="float" office:value="7570.97102255584" calcext:value-type="float">
            <text:p>7570.97102255584</text:p>
          </table:table-cell>
          <table:table-cell office:value-type="float" office:value="8660.51333867071" calcext:value-type="float">
            <text:p>8660.51333867071</text:p>
          </table:table-cell>
        </table:table-row>
        <table:table-row table:style-name="ro1">
          <table:table-cell office:value-type="float" office:value="1.81" calcext:value-type="float">
            <text:p>1.81</text:p>
          </table:table-cell>
          <table:table-cell office:value-type="float" office:value="1237.63956719191" calcext:value-type="float">
            <text:p>1237.63956719191</text:p>
          </table:table-cell>
          <table:table-cell office:value-type="float" office:value="7586.92487155073" calcext:value-type="float">
            <text:p>7586.92487155073</text:p>
          </table:table-cell>
          <table:table-cell office:value-type="float" office:value="8660.90032555816" calcext:value-type="float">
            <text:p>8660.90032555816</text:p>
          </table:table-cell>
          <table:table-cell office:value-type="float" office:value="1222.96926390202" calcext:value-type="float">
            <text:p>1222.96926390202</text:p>
          </table:table-cell>
          <table:table-cell office:value-type="float" office:value="7586.92487155073" calcext:value-type="float">
            <text:p>7586.92487155073</text:p>
          </table:table-cell>
          <table:table-cell office:value-type="float" office:value="8660.90032555816" calcext:value-type="float">
            <text:p>8660.90032555816</text:p>
          </table:table-cell>
        </table:table-row>
        <table:table-row table:style-name="ro1">
          <table:table-cell office:value-type="float" office:value="1.82" calcext:value-type="float">
            <text:p>1.82</text:p>
          </table:table-cell>
          <table:table-cell office:value-type="float" office:value="1252.43971192612" calcext:value-type="float">
            <text:p>1252.43971192612</text:p>
          </table:table-cell>
          <table:table-cell office:value-type="float" office:value="7602.31662390439" calcext:value-type="float">
            <text:p>7602.31662390439</text:p>
          </table:table-cell>
          <table:table-cell office:value-type="float" office:value="8661.26298976851" calcext:value-type="float">
            <text:p>8661.26298976851</text:p>
          </table:table-cell>
          <table:table-cell office:value-type="float" office:value="1237.63956719191" calcext:value-type="float">
            <text:p>1237.63956719191</text:p>
          </table:table-cell>
          <table:table-cell office:value-type="float" office:value="7602.31662390439" calcext:value-type="float">
            <text:p>7602.31662390439</text:p>
          </table:table-cell>
          <table:table-cell office:value-type="float" office:value="8661.26298976851" calcext:value-type="float">
            <text:p>8661.26298976851</text:p>
          </table:table-cell>
        </table:table-row>
        <table:table-row table:style-name="ro1">
          <table:table-cell office:value-type="float" office:value="1.83" calcext:value-type="float">
            <text:p>1.83</text:p>
          </table:table-cell>
          <table:table-cell office:value-type="float" office:value="1267.36974240889" calcext:value-type="float">
            <text:p>1267.36974240889</text:p>
          </table:table-cell>
          <table:table-cell office:value-type="float" office:value="7617.16379793062" calcext:value-type="float">
            <text:p>7617.16379793062</text:p>
          </table:table-cell>
          <table:table-cell office:value-type="float" office:value="8661.60285816649" calcext:value-type="float">
            <text:p>8661.60285816649</text:p>
          </table:table-cell>
          <table:table-cell office:value-type="float" office:value="1252.43971192612" calcext:value-type="float">
            <text:p>1252.43971192612</text:p>
          </table:table-cell>
          <table:table-cell office:value-type="float" office:value="7617.16379793062" calcext:value-type="float">
            <text:p>7617.16379793062</text:p>
          </table:table-cell>
          <table:table-cell office:value-type="float" office:value="8661.60285816649" calcext:value-type="float">
            <text:p>8661.60285816649</text:p>
          </table:table-cell>
        </table:table-row>
        <table:table-row table:style-name="ro1">
          <table:table-cell office:value-type="float" office:value="1.84" calcext:value-type="float">
            <text:p>1.84</text:p>
          </table:table-cell>
          <table:table-cell office:value-type="float" office:value="1282.42967424638" calcext:value-type="float">
            <text:p>1282.42967424638</text:p>
          </table:table-cell>
          <table:table-cell office:value-type="float" office:value="7631.48353480883" calcext:value-type="float">
            <text:p>7631.48353480883</text:p>
          </table:table-cell>
          <table:table-cell office:value-type="float" office:value="8661.9213619928" calcext:value-type="float">
            <text:p>8661.9213619928</text:p>
          </table:table-cell>
          <table:table-cell office:value-type="float" office:value="1267.36974240889" calcext:value-type="float">
            <text:p>1267.36974240889</text:p>
          </table:table-cell>
          <table:table-cell office:value-type="float" office:value="7631.48353480883" calcext:value-type="float">
            <text:p>7631.48353480883</text:p>
          </table:table-cell>
          <table:table-cell office:value-type="float" office:value="8661.9213619928" calcext:value-type="float">
            <text:p>8661.9213619928</text:p>
          </table:table-cell>
        </table:table-row>
        <table:table-row table:style-name="ro1">
          <table:table-cell office:value-type="float" office:value="1.85" calcext:value-type="float">
            <text:p>1.85</text:p>
          </table:table-cell>
          <table:table-cell office:value-type="float" office:value="1297.61949383701" calcext:value-type="float">
            <text:p>1297.61949383701</text:p>
          </table:table-cell>
          <table:table-cell office:value-type="float" office:value="7645.29259348607" calcext:value-type="float">
            <text:p>7645.29259348607</text:p>
          </table:table-cell>
          <table:table-cell office:value-type="float" office:value="8662.21984282531" calcext:value-type="float">
            <text:p>8662.21984282531</text:p>
          </table:table-cell>
          <table:table-cell office:value-type="float" office:value="1282.42967424638" calcext:value-type="float">
            <text:p>1282.42967424638</text:p>
          </table:table-cell>
          <table:table-cell office:value-type="float" office:value="7645.29259348607" calcext:value-type="float">
            <text:p>7645.29259348607</text:p>
          </table:table-cell>
          <table:table-cell office:value-type="float" office:value="8662.21984282531" calcext:value-type="float">
            <text:p>8662.21984282531</text:p>
          </table:table-cell>
        </table:table-row>
        <table:table-row table:style-name="ro1">
          <table:table-cell office:value-type="float" office:value="1.86" calcext:value-type="float">
            <text:p>1.86</text:p>
          </table:table-cell>
          <table:table-cell office:value-type="float" office:value="1312.9391578685" calcext:value-type="float">
            <text:p>1312.9391578685</text:p>
          </table:table-cell>
          <table:table-cell office:value-type="float" office:value="7658.60734691209" calcext:value-type="float">
            <text:p>7658.60734691209</text:p>
          </table:table-cell>
          <table:table-cell office:value-type="float" office:value="8662.49955817207" calcext:value-type="float">
            <text:p>8662.49955817207</text:p>
          </table:table-cell>
          <table:table-cell office:value-type="float" office:value="1297.61949383701" calcext:value-type="float">
            <text:p>1297.61949383701</text:p>
          </table:table-cell>
          <table:table-cell office:value-type="float" office:value="7658.60734691209" calcext:value-type="float">
            <text:p>7658.60734691209</text:p>
          </table:table-cell>
          <table:table-cell office:value-type="float" office:value="8662.49955817207" calcext:value-type="float">
            <text:p>8662.49955817207</text:p>
          </table:table-cell>
        </table:table-row>
        <table:table-row table:style-name="ro1">
          <table:table-cell office:value-type="float" office:value="1.87" calcext:value-type="float">
            <text:p>1.87</text:p>
          </table:table-cell>
          <table:table-cell office:value-type="float" office:value="1328.3885928219" calcext:value-type="float">
            <text:p>1328.3885928219</text:p>
          </table:table-cell>
          <table:table-cell office:value-type="float" office:value="7671.44377950601" calcext:value-type="float">
            <text:p>7671.44377950601</text:p>
          </table:table-cell>
          <table:table-cell office:value-type="float" office:value="8662.76168671831" calcext:value-type="float">
            <text:p>8662.76168671831</text:p>
          </table:table-cell>
          <table:table-cell office:value-type="float" office:value="1312.9391578685" calcext:value-type="float">
            <text:p>1312.9391578685</text:p>
          </table:table-cell>
          <table:table-cell office:value-type="float" office:value="7671.44377950601" calcext:value-type="float">
            <text:p>7671.44377950601</text:p>
          </table:table-cell>
          <table:table-cell office:value-type="float" office:value="8662.76168671831" calcext:value-type="float">
            <text:p>8662.76168671831</text:p>
          </table:table-cell>
        </table:table-row>
        <table:table-row table:style-name="ro1">
          <table:table-cell office:value-type="float" office:value="1.88" calcext:value-type="float">
            <text:p>1.88</text:p>
          </table:table-cell>
          <table:table-cell office:value-type="float" office:value="1343.96769448345" calcext:value-type="float">
            <text:p>1343.96769448345</text:p>
          </table:table-cell>
          <table:table-cell office:value-type="float" office:value="7683.8174857579" calcext:value-type="float">
            <text:p>7683.8174857579</text:p>
          </table:table-cell>
          <table:table-cell office:value-type="float" office:value="8663.00733324858" calcext:value-type="float">
            <text:p>8663.00733324858</text:p>
          </table:table-cell>
          <table:table-cell office:value-type="float" office:value="1328.3885928219" calcext:value-type="float">
            <text:p>1328.3885928219</text:p>
          </table:table-cell>
          <table:table-cell office:value-type="float" office:value="7683.8174857579" calcext:value-type="float">
            <text:p>7683.8174857579</text:p>
          </table:table-cell>
          <table:table-cell office:value-type="float" office:value="8663.00733324858" calcext:value-type="float">
            <text:p>8663.00733324858</text:p>
          </table:table-cell>
        </table:table-row>
        <table:table-row table:style-name="ro1">
          <table:table-cell office:value-type="float" office:value="1.89" calcext:value-type="float">
            <text:p>1.89</text:p>
          </table:table-cell>
          <table:table-cell office:value-type="float" office:value="1359.67632746463" calcext:value-type="float">
            <text:p>1359.67632746463</text:p>
          </table:table-cell>
          <table:table-cell office:value-type="float" office:value="7695.74366987264" calcext:value-type="float">
            <text:p>7695.74366987264</text:p>
          </table:table-cell>
          <table:table-cell office:value-type="float" office:value="8663.23753326381" calcext:value-type="float">
            <text:p>8663.23753326381</text:p>
          </table:table-cell>
          <table:table-cell office:value-type="float" office:value="1343.96769448345" calcext:value-type="float">
            <text:p>1343.96769448345</text:p>
          </table:table-cell>
          <table:table-cell office:value-type="float" office:value="7695.74366987264" calcext:value-type="float">
            <text:p>7695.74366987264</text:p>
          </table:table-cell>
          <table:table-cell office:value-type="float" office:value="8663.23753326381" calcext:value-type="float">
            <text:p>8663.23753326381</text:p>
          </table:table-cell>
        </table:table-row>
        <table:table-row table:style-name="ro1">
          <table:table-cell office:value-type="float" office:value="1.9" calcext:value-type="float">
            <text:p>1.9</text:p>
          </table:table-cell>
          <table:table-cell office:value-type="float" office:value="1375.5143247312" calcext:value-type="float">
            <text:p>1375.5143247312</text:p>
          </table:table-cell>
          <table:table-cell office:value-type="float" office:value="7707.23714636794" calcext:value-type="float">
            <text:p>7707.23714636794</text:p>
          </table:table-cell>
          <table:table-cell office:value-type="float" office:value="8663.45325731187" calcext:value-type="float">
            <text:p>8663.45325731187</text:p>
          </table:table-cell>
          <table:table-cell office:value-type="float" office:value="1359.67632746463" calcext:value-type="float">
            <text:p>1359.67632746463</text:p>
          </table:table-cell>
          <table:table-cell office:value-type="float" office:value="7707.23714636794" calcext:value-type="float">
            <text:p>7707.23714636794</text:p>
          </table:table-cell>
          <table:table-cell office:value-type="float" office:value="8663.45325731187" calcext:value-type="float">
            <text:p>8663.45325731187</text:p>
          </table:table-cell>
        </table:table-row>
        <table:table-row table:style-name="ro1">
          <table:table-cell office:value-type="float" office:value="1.91" calcext:value-type="float">
            <text:p>1.91</text:p>
          </table:table-cell>
          <table:table-cell office:value-type="float" office:value="1391.48148714167" calcext:value-type="float">
            <text:p>1391.48148714167</text:p>
          </table:table-cell>
          <table:table-cell office:value-type="float" office:value="7718.3123415428" calcext:value-type="float">
            <text:p>7718.3123415428</text:p>
          </table:table-cell>
          <table:table-cell office:value-type="float" office:value="8663.65541504923" calcext:value-type="float">
            <text:p>8663.65541504923</text:p>
          </table:table-cell>
          <table:table-cell office:value-type="float" office:value="1375.5143247312" calcext:value-type="float">
            <text:p>1375.5143247312</text:p>
          </table:table-cell>
          <table:table-cell office:value-type="float" office:value="7718.3123415428" calcext:value-type="float">
            <text:p>7718.3123415428</text:p>
          </table:table-cell>
          <table:table-cell office:value-type="float" office:value="8663.65541504923" calcext:value-type="float">
            <text:p>8663.65541504923</text:p>
          </table:table-cell>
        </table:table-row>
        <table:table-row table:style-name="ro1">
          <table:table-cell office:value-type="float" office:value="1.92" calcext:value-type="float">
            <text:p>1.92</text:p>
          </table:table-cell>
          <table:table-cell office:value-type="float" office:value="1407.5775829959" calcext:value-type="float">
            <text:p>1407.5775829959</text:p>
          </table:table-cell>
          <table:table-cell office:value-type="float" office:value="7728.98329573711" calcext:value-type="float">
            <text:p>7728.98329573711</text:p>
          </table:table-cell>
          <table:table-cell office:value-type="float" office:value="8663.84485905016" calcext:value-type="float">
            <text:p>8663.84485905016</text:p>
          </table:table-cell>
          <table:table-cell office:value-type="float" office:value="1391.48148714167" calcext:value-type="float">
            <text:p>1391.48148714167</text:p>
          </table:table-cell>
          <table:table-cell office:value-type="float" office:value="7728.98329573711" calcext:value-type="float">
            <text:p>7728.98329573711</text:p>
          </table:table-cell>
          <table:table-cell office:value-type="float" office:value="8663.84485905016" calcext:value-type="float">
            <text:p>8663.84485905016</text:p>
          </table:table-cell>
        </table:table-row>
        <table:table-row table:style-name="ro1">
          <table:table-cell office:value-type="float" office:value="1.93" calcext:value-type="float">
            <text:p>1.93</text:p>
          </table:table-cell>
          <table:table-cell office:value-type="float" office:value="1423.8023475944" calcext:value-type="float">
            <text:p>1423.8023475944</text:p>
          </table:table-cell>
          <table:table-cell office:value-type="float" office:value="7739.2636663075" calcext:value-type="float">
            <text:p>7739.2636663075</text:p>
          </table:table-cell>
          <table:table-cell office:value-type="float" office:value="8664.02238837899" calcext:value-type="float">
            <text:p>8664.02238837899</text:p>
          </table:table-cell>
          <table:table-cell office:value-type="float" office:value="1407.5775829959" calcext:value-type="float">
            <text:p>1407.5775829959</text:p>
          </table:table-cell>
          <table:table-cell office:value-type="float" office:value="7739.2636663075" calcext:value-type="float">
            <text:p>7739.2636663075</text:p>
          </table:table-cell>
          <table:table-cell office:value-type="float" office:value="8664.02238837899" calcext:value-type="float">
            <text:p>8664.02238837899</text:p>
          </table:table-cell>
        </table:table-row>
        <table:table-row table:style-name="ro1">
          <table:table-cell office:value-type="float" office:value="1.94" calcext:value-type="float">
            <text:p>1.94</text:p>
          </table:table-cell>
          <table:table-cell office:value-type="float" office:value="1440.15548280898" calcext:value-type="float">
            <text:p>1440.15548280898</text:p>
          </table:table-cell>
          <table:table-cell office:value-type="float" office:value="7749.16673124862" calcext:value-type="float">
            <text:p>7749.16673124862</text:p>
          </table:table-cell>
          <table:table-cell office:value-type="float" office:value="8664.18875194002" calcext:value-type="float">
            <text:p>8664.18875194002</text:p>
          </table:table-cell>
          <table:table-cell office:value-type="float" office:value="1423.8023475944" calcext:value-type="float">
            <text:p>1423.8023475944</text:p>
          </table:table-cell>
          <table:table-cell office:value-type="float" office:value="7749.16673124862" calcext:value-type="float">
            <text:p>7749.16673124862</text:p>
          </table:table-cell>
          <table:table-cell office:value-type="float" office:value="8664.18875194002" calcext:value-type="float">
            <text:p>8664.18875194002</text:p>
          </table:table-cell>
        </table:table-row>
        <table:table-row table:style-name="ro1">
          <table:table-cell office:value-type="float" office:value="1.95" calcext:value-type="float">
            <text:p>1.95</text:p>
          </table:table-cell>
          <table:table-cell office:value-type="float" office:value="1456.6366566653" calcext:value-type="float">
            <text:p>1456.6366566653</text:p>
          </table:table-cell>
          <table:table-cell office:value-type="float" office:value="7758.70539339353" calcext:value-type="float">
            <text:p>7758.70539339353</text:p>
          </table:table-cell>
          <table:table-cell office:value-type="float" office:value="8664.34465161872" calcext:value-type="float">
            <text:p>8664.34465161872</text:p>
          </table:table-cell>
          <table:table-cell office:value-type="float" office:value="1440.15548280898" calcext:value-type="float">
            <text:p>1440.15548280898</text:p>
          </table:table-cell>
          <table:table-cell office:value-type="float" office:value="7758.70539339353" calcext:value-type="float">
            <text:p>7758.70539339353</text:p>
          </table:table-cell>
          <table:table-cell office:value-type="float" office:value="8664.34465161872" calcext:value-type="float">
            <text:p>8664.34465161872</text:p>
          </table:table-cell>
        </table:table-row>
        <table:table-row table:style-name="ro1">
          <table:table-cell office:value-type="float" office:value="1.96" calcext:value-type="float">
            <text:p>1.96</text:p>
          </table:table-cell>
          <table:table-cell office:value-type="float" office:value="1473.245502938" calcext:value-type="float">
            <text:p>1473.245502938</text:p>
          </table:table-cell>
          <table:table-cell office:value-type="float" office:value="7767.89218513075" calcext:value-type="float">
            <text:p>7767.89218513075</text:p>
          </table:table-cell>
          <table:table-cell office:value-type="float" office:value="8664.49074522714" calcext:value-type="float">
            <text:p>8664.49074522714</text:p>
          </table:table-cell>
          <table:table-cell office:value-type="float" office:value="1456.6366566653" calcext:value-type="float">
            <text:p>1456.6366566653</text:p>
          </table:table-cell>
          <table:table-cell office:value-type="float" office:value="7767.89218513075" calcext:value-type="float">
            <text:p>7767.89218513075</text:p>
          </table:table-cell>
          <table:table-cell office:value-type="float" office:value="8664.49074522714" calcext:value-type="float">
            <text:p>8664.49074522714</text:p>
          </table:table-cell>
        </table:table-row>
        <table:table-row table:style-name="ro1">
          <table:table-cell office:value-type="float" office:value="1.97" calcext:value-type="float">
            <text:p>1.97</text:p>
          </table:table-cell>
          <table:table-cell office:value-type="float" office:value="1489.98162075909" calcext:value-type="float">
            <text:p>1489.98162075909</text:p>
          </table:table-cell>
          <table:table-cell office:value-type="float" office:value="7776.73927357943" calcext:value-type="float">
            <text:p>7776.73927357943</text:p>
          </table:table-cell>
          <table:table-cell office:value-type="float" office:value="8664.62764926566" calcext:value-type="float">
            <text:p>8664.62764926566</text:p>
          </table:table-cell>
          <table:table-cell office:value-type="float" office:value="1473.245502938" calcext:value-type="float">
            <text:p>1473.245502938</text:p>
          </table:table-cell>
          <table:table-cell office:value-type="float" office:value="7776.73927357943" calcext:value-type="float">
            <text:p>7776.73927357943</text:p>
          </table:table-cell>
          <table:table-cell office:value-type="float" office:value="8664.62764926566" calcext:value-type="float">
            <text:p>8664.62764926566</text:p>
          </table:table-cell>
        </table:table-row>
        <table:table-row table:style-name="ro1">
          <table:table-cell office:value-type="float" office:value="1.98" calcext:value-type="float">
            <text:p>1.98</text:p>
          </table:table-cell>
          <table:table-cell office:value-type="float" office:value="1506.84457424" calcext:value-type="float">
            <text:p>1506.84457424</text:p>
          </table:table-cell>
          <table:table-cell office:value-type="float" office:value="7785.25846616824" calcext:value-type="float">
            <text:p>7785.25846616824</text:p>
          </table:table-cell>
          <table:table-cell office:value-type="float" office:value="8664.75594151232" calcext:value-type="float">
            <text:p>8664.75594151232</text:p>
          </table:table-cell>
          <table:table-cell office:value-type="float" office:value="1489.98162075909" calcext:value-type="float">
            <text:p>1489.98162075909</text:p>
          </table:table-cell>
          <table:table-cell office:value-type="float" office:value="7785.25846616824" calcext:value-type="float">
            <text:p>7785.25846616824</text:p>
          </table:table-cell>
          <table:table-cell office:value-type="float" office:value="8664.75594151232" calcext:value-type="float">
            <text:p>8664.75594151232</text:p>
          </table:table-cell>
        </table:table-row>
        <table:table-row table:style-name="ro1">
          <table:table-cell office:value-type="float" office:value="1.99" calcext:value-type="float">
            <text:p>1.99</text:p>
          </table:table-cell>
          <table:table-cell office:value-type="float" office:value="1523.83389210818" calcext:value-type="float">
            <text:p>1523.83389210818</text:p>
          </table:table-cell>
          <table:table-cell office:value-type="float" office:value="7793.4612165669" calcext:value-type="float">
            <text:p>7793.4612165669</text:p>
          </table:table-cell>
          <table:table-cell office:value-type="float" office:value="8664.8761634505" calcext:value-type="float">
            <text:p>8664.8761634505</text:p>
          </table:table-cell>
          <table:table-cell office:value-type="float" office:value="1506.84457424" calcext:value-type="float">
            <text:p>1506.84457424</text:p>
          </table:table-cell>
          <table:table-cell office:value-type="float" office:value="7793.4612165669" calcext:value-type="float">
            <text:p>7793.4612165669</text:p>
          </table:table-cell>
          <table:table-cell office:value-type="float" office:value="8664.8761634505" calcext:value-type="float">
            <text:p>8664.876163450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40.94906735871" calcext:value-type="float">
            <text:p>1540.94906735871</text:p>
          </table:table-cell>
          <table:table-cell office:value-type="float" office:value="7801.35863092305" calcext:value-type="float">
            <text:p>7801.35863092305</text:p>
          </table:table-cell>
          <table:table-cell office:value-type="float" office:value="8664.988822545" calcext:value-type="float">
            <text:p>8664.988822545</text:p>
          </table:table-cell>
          <table:table-cell office:value-type="float" office:value="1523.83389210818" calcext:value-type="float">
            <text:p>1523.83389210818</text:p>
          </table:table-cell>
          <table:table-cell office:value-type="float" office:value="7801.35863092305" calcext:value-type="float">
            <text:p>7801.35863092305</text:p>
          </table:table-cell>
          <table:table-cell office:value-type="float" office:value="8664.988822545" calcext:value-type="float">
            <text:p>8664.988822545</text:p>
          </table:table-cell>
        </table:table-row>
        <table:table-row table:style-name="ro1">
          <table:table-cell office:value-type="float" office:value="2.01" calcext:value-type="float">
            <text:p>2.01</text:p>
          </table:table-cell>
          <table:table-cell office:value-type="float" office:value="1558.18955692158" calcext:value-type="float">
            <text:p>1558.18955692158</text:p>
          </table:table-cell>
          <table:table-cell office:value-type="float" office:value="7808.96147436056" calcext:value-type="float">
            <text:p>7808.96147436056</text:p>
          </table:table-cell>
          <table:table-cell office:value-type="float" office:value="8665.09439437573" calcext:value-type="float">
            <text:p>8665.09439437573</text:p>
          </table:table-cell>
          <table:table-cell office:value-type="float" office:value="1540.94906735871" calcext:value-type="float">
            <text:p>1540.94906735871</text:p>
          </table:table-cell>
          <table:table-cell office:value-type="float" office:value="7808.96147436056" calcext:value-type="float">
            <text:p>7808.96147436056</text:p>
          </table:table-cell>
          <table:table-cell office:value-type="float" office:value="8665.09439437573" calcext:value-type="float">
            <text:p>8665.09439437573</text:p>
          </table:table-cell>
        </table:table-row>
        <table:table-row table:style-name="ro1">
          <table:table-cell office:value-type="float" office:value="2.02" calcext:value-type="float">
            <text:p>2.02</text:p>
          </table:table-cell>
          <table:table-cell office:value-type="float" office:value="1575.55478134522" calcext:value-type="float">
            <text:p>1575.55478134522</text:p>
          </table:table-cell>
          <table:table-cell office:value-type="float" office:value="7816.28017769837" calcext:value-type="float">
            <text:p>7816.28017769837</text:p>
          </table:table-cell>
          <table:table-cell office:value-type="float" office:value="8665.19332463816" calcext:value-type="float">
            <text:p>8665.19332463816</text:p>
          </table:table-cell>
          <table:table-cell office:value-type="float" office:value="1558.18955692158" calcext:value-type="float">
            <text:p>1558.18955692158</text:p>
          </table:table-cell>
          <table:table-cell office:value-type="float" office:value="7816.28017769837" calcext:value-type="float">
            <text:p>7816.28017769837</text:p>
          </table:table-cell>
          <table:table-cell office:value-type="float" office:value="8665.19332463816" calcext:value-type="float">
            <text:p>8665.19332463816</text:p>
          </table:table-cell>
        </table:table-row>
        <table:table-row table:style-name="ro1">
          <table:table-cell office:value-type="float" office:value="2.03" calcext:value-type="float">
            <text:p>2.03</text:p>
          </table:table-cell>
          <table:table-cell office:value-type="float" office:value="1593.04412449697" calcext:value-type="float">
            <text:p>1593.04412449697</text:p>
          </table:table-cell>
          <table:table-cell office:value-type="float" office:value="7823.32484435251" calcext:value-type="float">
            <text:p>7823.32484435251</text:p>
          </table:table-cell>
          <table:table-cell office:value-type="float" office:value="8665.28603101846" calcext:value-type="float">
            <text:p>8665.28603101846</text:p>
          </table:table-cell>
          <table:table-cell office:value-type="float" office:value="1575.55478134522" calcext:value-type="float">
            <text:p>1575.55478134522</text:p>
          </table:table-cell>
          <table:table-cell office:value-type="float" office:value="7823.32484435251" calcext:value-type="float">
            <text:p>7823.32484435251</text:p>
          </table:table-cell>
          <table:table-cell office:value-type="float" office:value="8665.28603101846" calcext:value-type="float">
            <text:p>8665.28603101846</text:p>
          </table:table-cell>
        </table:table-row>
        <table:table-row table:style-name="ro1">
          <table:table-cell office:value-type="float" office:value="2.04" calcext:value-type="float">
            <text:p>2.04</text:p>
          </table:table-cell>
          <table:table-cell office:value-type="float" office:value="1610.65693328102" calcext:value-type="float">
            <text:p>1610.65693328102</text:p>
          </table:table-cell>
          <table:table-cell office:value-type="float" office:value="7830.1052573863" calcext:value-type="float">
            <text:p>7830.1052573863</text:p>
          </table:table-cell>
          <table:table-cell office:value-type="float" office:value="8665.37290495146" calcext:value-type="float">
            <text:p>8665.37290495146</text:p>
          </table:table-cell>
          <table:table-cell office:value-type="float" office:value="1593.04412449697" calcext:value-type="float">
            <text:p>1593.04412449697</text:p>
          </table:table-cell>
          <table:table-cell office:value-type="float" office:value="7830.1052573863" calcext:value-type="float">
            <text:p>7830.1052573863</text:p>
          </table:table-cell>
          <table:table-cell office:value-type="float" office:value="8665.37290495146" calcext:value-type="float">
            <text:p>8665.37290495146</text:p>
          </table:table-cell>
        </table:table-row>
        <table:table-row table:style-name="ro1">
          <table:table-cell office:value-type="float" office:value="2.05" calcext:value-type="float">
            <text:p>2.05</text:p>
          </table:table-cell>
          <table:table-cell office:value-type="float" office:value="1628.39251737445" calcext:value-type="float">
            <text:p>1628.39251737445</text:p>
          </table:table-cell>
          <table:table-cell office:value-type="float" office:value="7836.63088667703" calcext:value-type="float">
            <text:p>7836.63088667703</text:p>
          </table:table-cell>
          <table:table-cell office:value-type="float" office:value="8665.45431326843" calcext:value-type="float">
            <text:p>8665.45431326843</text:p>
          </table:table-cell>
          <table:table-cell office:value-type="float" office:value="1610.65693328102" calcext:value-type="float">
            <text:p>1610.65693328102</text:p>
          </table:table-cell>
          <table:table-cell office:value-type="float" office:value="7836.63088667703" calcext:value-type="float">
            <text:p>7836.63088667703</text:p>
          </table:table-cell>
          <table:table-cell office:value-type="float" office:value="8665.45431326843" calcext:value-type="float">
            <text:p>8665.45431326843</text:p>
          </table:table-cell>
        </table:table-row>
        <table:table-row table:style-name="ro1">
          <table:table-cell office:value-type="float" office:value="2.06" calcext:value-type="float">
            <text:p>2.06</text:p>
          </table:table-cell>
          <table:table-cell office:value-type="float" office:value="1646.25014898196" calcext:value-type="float">
            <text:p>1646.25014898196</text:p>
          </table:table-cell>
          <table:table-cell office:value-type="float" office:value="7842.9108961698" calcext:value-type="float">
            <text:p>7842.9108961698</text:p>
          </table:table-cell>
          <table:table-cell office:value-type="float" office:value="8665.53059974177" calcext:value-type="float">
            <text:p>8665.53059974177</text:p>
          </table:table-cell>
          <table:table-cell office:value-type="float" office:value="1628.39251737445" calcext:value-type="float">
            <text:p>1628.39251737445</text:p>
          </table:table-cell>
          <table:table-cell office:value-type="float" office:value="7842.9108961698" calcext:value-type="float">
            <text:p>7842.9108961698</text:p>
          </table:table-cell>
          <table:table-cell office:value-type="float" office:value="8665.53059974177" calcext:value-type="float">
            <text:p>8665.53059974177</text:p>
          </table:table-cell>
        </table:table-row>
        <table:table-row table:style-name="ro1">
          <table:table-cell office:value-type="float" office:value="2.07" calcext:value-type="float">
            <text:p>2.07</text:p>
          </table:table-cell>
          <table:table-cell office:value-type="float" office:value="1664.22906260988" calcext:value-type="float">
            <text:p>1664.22906260988</text:p>
          </table:table-cell>
          <table:table-cell office:value-type="float" office:value="7848.95415119158" calcext:value-type="float">
            <text:p>7848.95415119158</text:p>
          </table:table-cell>
          <table:table-cell office:value-type="float" office:value="8665.60208653288" calcext:value-type="float">
            <text:p>8665.60208653288</text:p>
          </table:table-cell>
          <table:table-cell office:value-type="float" office:value="1646.25014898196" calcext:value-type="float">
            <text:p>1646.25014898196</text:p>
          </table:table-cell>
          <table:table-cell office:value-type="float" office:value="7848.95415119158" calcext:value-type="float">
            <text:p>7848.95415119158</text:p>
          </table:table-cell>
          <table:table-cell office:value-type="float" office:value="8665.60208653288" calcext:value-type="float">
            <text:p>8665.60208653288</text:p>
          </table:table-cell>
        </table:table-row>
        <table:table-row table:style-name="ro1">
          <table:table-cell office:value-type="float" office:value="2.08" calcext:value-type="float">
            <text:p>2.08</text:p>
          </table:table-cell>
          <table:table-cell office:value-type="float" office:value="1682.32845485999" calcext:value-type="float">
            <text:p>1682.32845485999</text:p>
          </table:table-cell>
          <table:table-cell office:value-type="float" office:value="7854.76922580131" calcext:value-type="float">
            <text:p>7854.76922580131</text:p>
          </table:table-cell>
          <table:table-cell office:value-type="float" office:value="8665.66907554937" calcext:value-type="float">
            <text:p>8665.66907554937</text:p>
          </table:table-cell>
          <table:table-cell office:value-type="float" office:value="1664.22906260988" calcext:value-type="float">
            <text:p>1664.22906260988</text:p>
          </table:table-cell>
          <table:table-cell office:value-type="float" office:value="7854.76922580131" calcext:value-type="float">
            <text:p>7854.76922580131</text:p>
          </table:table-cell>
          <table:table-cell office:value-type="float" office:value="8665.66907554937" calcext:value-type="float">
            <text:p>8665.66907554937</text:p>
          </table:table-cell>
        </table:table-row>
        <table:table-row table:style-name="ro1">
          <table:table-cell office:value-type="float" office:value="2.09" calcext:value-type="float">
            <text:p>2.09</text:p>
          </table:table-cell>
          <table:table-cell office:value-type="float" office:value="1700.54748424379" calcext:value-type="float">
            <text:p>1700.54748424379</text:p>
          </table:table-cell>
          <table:table-cell office:value-type="float" office:value="7860.36441015343" calcext:value-type="float">
            <text:p>7860.36441015343</text:p>
          </table:table-cell>
          <table:table-cell office:value-type="float" office:value="8665.73184971712" calcext:value-type="float">
            <text:p>8665.73184971712</text:p>
          </table:table-cell>
          <table:table-cell office:value-type="float" office:value="1682.32845485999" calcext:value-type="float">
            <text:p>1682.32845485999</text:p>
          </table:table-cell>
          <table:table-cell office:value-type="float" office:value="7860.36441015343" calcext:value-type="float">
            <text:p>7860.36441015343</text:p>
          </table:table-cell>
          <table:table-cell office:value-type="float" office:value="8665.73184971712" calcext:value-type="float">
            <text:p>8665.73184971712</text:p>
          </table:table-cell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float" office:value="1718.88527101771" calcext:value-type="float">
            <text:p>1718.88527101771</text:p>
          </table:table-cell>
          <table:table-cell office:value-type="float" office:value="7865.74771785502" calcext:value-type="float">
            <text:p>7865.74771785502</text:p>
          </table:table-cell>
          <table:table-cell office:value-type="float" office:value="8665.79067417269" calcext:value-type="float">
            <text:p>8665.79067417269</text:p>
          </table:table-cell>
          <table:table-cell office:value-type="float" office:value="1700.54748424379" calcext:value-type="float">
            <text:p>1700.54748424379</text:p>
          </table:table-cell>
          <table:table-cell office:value-type="float" office:value="7865.74771785502" calcext:value-type="float">
            <text:p>7865.74771785502</text:p>
          </table:table-cell>
          <table:table-cell office:value-type="float" office:value="8665.79067417269" calcext:value-type="float">
            <text:p>8665.79067417269</text:p>
          </table:table-cell>
        </table:table-row>
        <table:table-row table:style-name="ro1">
          <table:table-cell office:value-type="float" office:value="2.11" calcext:value-type="float">
            <text:p>2.11</text:p>
          </table:table-cell>
          <table:table-cell office:value-type="float" office:value="1737.3408970398" calcext:value-type="float">
            <text:p>1737.3408970398</text:p>
          </table:table-cell>
          <table:table-cell office:value-type="float" office:value="7870.92689329795" calcext:value-type="float">
            <text:p>7870.92689329795</text:p>
          </table:table-cell>
          <table:table-cell office:value-type="float" office:value="8665.84579738087" calcext:value-type="float">
            <text:p>8665.84579738087</text:p>
          </table:table-cell>
          <table:table-cell office:value-type="float" office:value="1718.88527101771" calcext:value-type="float">
            <text:p>1718.88527101771</text:p>
          </table:table-cell>
          <table:table-cell office:value-type="float" office:value="7870.92689329795" calcext:value-type="float">
            <text:p>7870.92689329795</text:p>
          </table:table-cell>
          <table:table-cell office:value-type="float" office:value="8665.84579738087" calcext:value-type="float">
            <text:p>8665.84579738087</text:p>
          </table:table-cell>
        </table:table-row>
        <table:table-row table:style-name="ro1">
          <table:table-cell office:value-type="float" office:value="2.12" calcext:value-type="float">
            <text:p>2.12</text:p>
          </table:table-cell>
          <table:table-cell office:value-type="float" office:value="1755.9134056485" calcext:value-type="float">
            <text:p>1755.9134056485</text:p>
          </table:table-cell>
          <table:table-cell office:value-type="float" office:value="7875.90941894992" calcext:value-type="float">
            <text:p>7875.90941894992</text:p>
          </table:table-cell>
          <table:table-cell office:value-type="float" office:value="8665.89745218221" calcext:value-type="float">
            <text:p>8665.89745218221</text:p>
          </table:table-cell>
          <table:table-cell office:value-type="float" office:value="1737.3408970398" calcext:value-type="float">
            <text:p>1737.3408970398</text:p>
          </table:table-cell>
          <table:table-cell office:value-type="float" office:value="7875.90941894992" calcext:value-type="float">
            <text:p>7875.90941894992</text:p>
          </table:table-cell>
          <table:table-cell office:value-type="float" office:value="8665.89745218221" calcext:value-type="float">
            <text:p>8665.89745218221</text:p>
          </table:table-cell>
        </table:table-row>
        <table:table-row table:style-name="ro1">
          <table:table-cell office:value-type="float" office:value="2.13" calcext:value-type="float">
            <text:p>2.13</text:p>
          </table:table-cell>
          <table:table-cell office:value-type="float" office:value="1774.60180156385" calcext:value-type="float">
            <text:p>1774.60180156385</text:p>
          </table:table-cell>
          <table:table-cell office:value-type="float" office:value="7880.70252258924" calcext:value-type="float">
            <text:p>7880.70252258924</text:p>
          </table:table-cell>
          <table:table-cell office:value-type="float" office:value="8665.94585677476" calcext:value-type="float">
            <text:p>8665.94585677476</text:p>
          </table:table-cell>
          <table:table-cell office:value-type="float" office:value="1755.9134056485" calcext:value-type="float">
            <text:p>1755.9134056485</text:p>
          </table:table-cell>
          <table:table-cell office:value-type="float" office:value="7880.70252258924" calcext:value-type="float">
            <text:p>7880.70252258924</text:p>
          </table:table-cell>
          <table:table-cell office:value-type="float" office:value="8665.94585677476" calcext:value-type="float">
            <text:p>8665.94585677476</text:p>
          </table:table-cell>
        </table:table-row>
        <table:table-row table:style-name="ro1">
          <table:table-cell office:value-type="float" office:value="2.14" calcext:value-type="float">
            <text:p>2.14</text:p>
          </table:table-cell>
          <table:table-cell office:value-type="float" office:value="1793.4050508118" calcext:value-type="float">
            <text:p>1793.4050508118</text:p>
          </table:table-cell>
          <table:table-cell office:value-type="float" office:value="7885.31318447059" calcext:value-type="float">
            <text:p>7885.31318447059</text:p>
          </table:table-cell>
          <table:table-cell office:value-type="float" office:value="8665.99121563428" calcext:value-type="float">
            <text:p>8665.99121563428</text:p>
          </table:table-cell>
          <table:table-cell office:value-type="float" office:value="1774.60180156385" calcext:value-type="float">
            <text:p>1774.60180156385</text:p>
          </table:table-cell>
          <table:table-cell office:value-type="float" office:value="7885.31318447059" calcext:value-type="float">
            <text:p>7885.31318447059</text:p>
          </table:table-cell>
          <table:table-cell office:value-type="float" office:value="8665.99121563428" calcext:value-type="float">
            <text:p>8665.99121563428</text:p>
          </table:table-cell>
        </table:table-row>
        <table:table-row table:style-name="ro1">
          <table:table-cell office:value-type="float" office:value="2.15" calcext:value-type="float">
            <text:p>2.15</text:p>
          </table:table-cell>
          <table:table-cell office:value-type="float" office:value="1812.32208067201" calcext:value-type="float">
            <text:p>1812.32208067201</text:p>
          </table:table-cell>
          <table:table-cell office:value-type="float" office:value="7889.74814440965" calcext:value-type="float">
            <text:p>7889.74814440965</text:p>
          </table:table-cell>
          <table:table-cell office:value-type="float" office:value="8666.03372037667" calcext:value-type="float">
            <text:p>8666.03372037667</text:p>
          </table:table-cell>
          <table:table-cell office:value-type="float" office:value="1793.4050508118" calcext:value-type="float">
            <text:p>1793.4050508118</text:p>
          </table:table-cell>
          <table:table-cell office:value-type="float" office:value="7889.74814440965" calcext:value-type="float">
            <text:p>7889.74814440965</text:p>
          </table:table-cell>
          <table:table-cell office:value-type="float" office:value="8666.03372037667" calcext:value-type="float">
            <text:p>8666.03372037667</text:p>
          </table:table-cell>
        </table:table-row>
        <table:table-row table:style-name="ro1">
          <table:table-cell office:value-type="float" office:value="2.16" calcext:value-type="float">
            <text:p>2.16</text:p>
          </table:table-cell>
          <table:table-cell office:value-type="float" office:value="1831.35177964956" calcext:value-type="float">
            <text:p>1831.35177964956</text:p>
          </table:table-cell>
          <table:table-cell office:value-type="float" office:value="7894.01390877639" calcext:value-type="float">
            <text:p>7894.01390877639</text:p>
          </table:table-cell>
          <table:table-cell office:value-type="float" office:value="8666.07355056622" calcext:value-type="float">
            <text:p>8666.07355056622</text:p>
          </table:table-cell>
          <table:table-cell office:value-type="float" office:value="1812.32208067201" calcext:value-type="float">
            <text:p>1812.32208067201</text:p>
          </table:table-cell>
          <table:table-cell office:value-type="float" office:value="7894.01390877639" calcext:value-type="float">
            <text:p>7894.01390877639</text:p>
          </table:table-cell>
          <table:table-cell office:value-type="float" office:value="8666.07355056622" calcext:value-type="float">
            <text:p>8666.07355056622</text:p>
          </table:table-cell>
        </table:table-row>
        <table:table-row table:style-name="ro1">
          <table:table-cell office:value-type="float" office:value="2.17" calcext:value-type="float">
            <text:p>2.17</text:p>
          </table:table-cell>
          <table:table-cell office:value-type="float" office:value="1850.49299747111" calcext:value-type="float">
            <text:p>1850.49299747111</text:p>
          </table:table-cell>
          <table:table-cell office:value-type="float" office:value="7898.11675738798" calcext:value-type="float">
            <text:p>7898.11675738798</text:p>
          </table:table-cell>
          <table:table-cell office:value-type="float" office:value="8666.11087447321" calcext:value-type="float">
            <text:p>8666.11087447321</text:p>
          </table:table-cell>
          <table:table-cell office:value-type="float" office:value="1831.35177964956" calcext:value-type="float">
            <text:p>1831.35177964956</text:p>
          </table:table-cell>
          <table:table-cell office:value-type="float" office:value="7898.11675738798" calcext:value-type="float">
            <text:p>7898.11675738798</text:p>
          </table:table-cell>
          <table:table-cell office:value-type="float" office:value="8666.11087447321" calcext:value-type="float">
            <text:p>8666.11087447321</text:p>
          </table:table-cell>
        </table:table-row>
        <table:table-row table:style-name="ro1">
          <table:table-cell office:value-type="float" office:value="2.18" calcext:value-type="float">
            <text:p>2.18</text:p>
          </table:table-cell>
          <table:table-cell office:value-type="float" office:value="1869.74454510583" calcext:value-type="float">
            <text:p>1869.74454510583</text:p>
          </table:table-cell>
          <table:table-cell office:value-type="float" office:value="7902.06275029314" calcext:value-type="float">
            <text:p>7902.06275029314</text:p>
          </table:table-cell>
          <table:table-cell office:value-type="float" office:value="8666.14584978383" calcext:value-type="float">
            <text:p>8666.14584978383</text:p>
          </table:table-cell>
          <table:table-cell office:value-type="float" office:value="1850.49299747111" calcext:value-type="float">
            <text:p>1850.49299747111</text:p>
          </table:table-cell>
          <table:table-cell office:value-type="float" office:value="7902.06275029314" calcext:value-type="float">
            <text:p>7902.06275029314</text:p>
          </table:table-cell>
          <table:table-cell office:value-type="float" office:value="8666.14584978383" calcext:value-type="float">
            <text:p>8666.14584978383</text:p>
          </table:table-cell>
        </table:table-row>
        <table:table-row table:style-name="ro1">
          <table:table-cell office:value-type="float" office:value="2.19" calcext:value-type="float">
            <text:p>2.19</text:p>
          </table:table-cell>
          <table:table-cell office:value-type="float" office:value="1889.10519481156" calcext:value-type="float">
            <text:p>1889.10519481156</text:p>
          </table:table-cell>
          <table:table-cell office:value-type="float" office:value="7905.85773444121" calcext:value-type="float">
            <text:p>7905.85773444121</text:p>
          </table:table-cell>
          <table:table-cell office:value-type="float" office:value="8666.17862426567" calcext:value-type="float">
            <text:p>8666.17862426567</text:p>
          </table:table-cell>
          <table:table-cell office:value-type="float" office:value="1869.74454510583" calcext:value-type="float">
            <text:p>1869.74454510583</text:p>
          </table:table-cell>
          <table:table-cell office:value-type="float" office:value="7905.85773444121" calcext:value-type="float">
            <text:p>7905.85773444121</text:p>
          </table:table-cell>
          <table:table-cell office:value-type="float" office:value="8666.17862426567" calcext:value-type="float">
            <text:p>8666.17862426567</text:p>
          </table:table-cell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1908.57368020657" calcext:value-type="float">
            <text:p>1908.57368020657</text:p>
          </table:table-cell>
          <table:table-cell office:value-type="float" office:value="7909.50735022999" calcext:value-type="float">
            <text:p>7909.50735022999</text:p>
          </table:table-cell>
          <table:table-cell office:value-type="float" office:value="8666.20933639121" calcext:value-type="float">
            <text:p>8666.20933639121</text:p>
          </table:table-cell>
          <table:table-cell office:value-type="float" office:value="1889.10519481156" calcext:value-type="float">
            <text:p>1889.10519481156</text:p>
          </table:table-cell>
          <table:table-cell office:value-type="float" office:value="7909.50735022999" calcext:value-type="float">
            <text:p>7909.50735022999</text:p>
          </table:table-cell>
          <table:table-cell office:value-type="float" office:value="8666.20933639121" calcext:value-type="float">
            <text:p>8666.20933639121</text:p>
          </table:table-cell>
        </table:table-row>
        <table:table-row table:style-name="ro1">
          <table:table-cell office:value-type="float" office:value="2.21" calcext:value-type="float">
            <text:p>2.21</text:p>
          </table:table-cell>
          <table:table-cell office:value-type="float" office:value="1928.14869636717" calcext:value-type="float">
            <text:p>1928.14869636717</text:p>
          </table:table-cell>
          <table:table-cell office:value-type="float" office:value="7913.01703792735" calcext:value-type="float">
            <text:p>7913.01703792735</text:p>
          </table:table-cell>
          <table:table-cell office:value-type="float" office:value="8666.23811592235" calcext:value-type="float">
            <text:p>8666.23811592235</text:p>
          </table:table-cell>
          <table:table-cell office:value-type="float" office:value="1908.57368020657" calcext:value-type="float">
            <text:p>1908.57368020657</text:p>
          </table:table-cell>
          <table:table-cell office:value-type="float" office:value="7913.01703792735" calcext:value-type="float">
            <text:p>7913.01703792735</text:p>
          </table:table-cell>
          <table:table-cell office:value-type="float" office:value="8666.23811592235" calcext:value-type="float">
            <text:p>8666.23811592235</text:p>
          </table:table-cell>
        </table:table-row>
        <table:table-row table:style-name="ro1">
          <table:table-cell office:value-type="float" office:value="2.22" calcext:value-type="float">
            <text:p>2.22</text:p>
          </table:table-cell>
          <table:table-cell office:value-type="float" office:value="1947.82889995166" calcext:value-type="float">
            <text:p>1947.82889995166</text:p>
          </table:table-cell>
          <table:table-cell office:value-type="float" office:value="7916.3920439624" calcext:value-type="float">
            <text:p>7916.3920439624</text:p>
          </table:table-cell>
          <table:table-cell office:value-type="float" office:value="8666.26508445808" calcext:value-type="float">
            <text:p>8666.26508445808</text:p>
          </table:table-cell>
          <table:table-cell office:value-type="float" office:value="1928.14869636717" calcext:value-type="float">
            <text:p>1928.14869636717</text:p>
          </table:table-cell>
          <table:table-cell office:value-type="float" office:value="7916.3920439624" calcext:value-type="float">
            <text:p>7916.3920439624</text:p>
          </table:table-cell>
          <table:table-cell office:value-type="float" office:value="8666.26508445808" calcext:value-type="float">
            <text:p>8666.26508445808</text:p>
          </table:table-cell>
        </table:table-row>
        <table:table-row table:style-name="ro1">
          <table:table-cell office:value-type="float" office:value="2.23" calcext:value-type="float">
            <text:p>2.23</text:p>
          </table:table-cell>
          <table:table-cell office:value-type="float" office:value="1967.61290935076" calcext:value-type="float">
            <text:p>1967.61290935076</text:p>
          </table:table-cell>
          <table:table-cell office:value-type="float" office:value="7919.63742708297" calcext:value-type="float">
            <text:p>7919.63742708297</text:p>
          </table:table-cell>
          <table:table-cell office:value-type="float" office:value="8666.29035594778" calcext:value-type="float">
            <text:p>8666.29035594778</text:p>
          </table:table-cell>
          <table:table-cell office:value-type="float" office:value="1947.82889995166" calcext:value-type="float">
            <text:p>1947.82889995166</text:p>
          </table:table-cell>
          <table:table-cell office:value-type="float" office:value="7919.63742708297" calcext:value-type="float">
            <text:p>7919.63742708297</text:p>
          </table:table-cell>
          <table:table-cell office:value-type="float" office:value="8666.29035594778" calcext:value-type="float">
            <text:p>8666.29035594778</text:p>
          </table:table-cell>
        </table:table-row>
        <table:table-row table:style-name="ro1">
          <table:table-cell office:value-type="float" office:value="2.24" calcext:value-type="float">
            <text:p>2.24</text:p>
          </table:table-cell>
          <table:table-cell office:value-type="float" office:value="1987.49930486492" calcext:value-type="float">
            <text:p>1987.49930486492</text:p>
          </table:table-cell>
          <table:table-cell office:value-type="float" office:value="7922.75806437648" calcext:value-type="float">
            <text:p>7922.75806437648</text:p>
          </table:table-cell>
          <table:table-cell office:value-type="float" office:value="8666.3140371723" calcext:value-type="float">
            <text:p>8666.3140371723</text:p>
          </table:table-cell>
          <table:table-cell office:value-type="float" office:value="1967.61290935076" calcext:value-type="float">
            <text:p>1967.61290935076</text:p>
          </table:table-cell>
          <table:table-cell office:value-type="float" office:value="7922.75806437648" calcext:value-type="float">
            <text:p>7922.75806437648</text:p>
          </table:table-cell>
          <table:table-cell office:value-type="float" office:value="8666.3140371723" calcext:value-type="float">
            <text:p>8666.3140371723</text:p>
          </table:table-cell>
        </table:table-row>
        <table:table-row table:style-name="ro1">
          <table:table-cell office:value-type="float" office:value="2.25" calcext:value-type="float">
            <text:p>2.25</text:p>
          </table:table-cell>
          <table:table-cell office:value-type="float" office:value="2007.4866289086" calcext:value-type="float">
            <text:p>2007.4866289086</text:p>
          </table:table-cell>
          <table:table-cell office:value-type="float" office:value="7925.75865715241" calcext:value-type="float">
            <text:p>7925.75865715241</text:p>
          </table:table-cell>
          <table:table-cell office:value-type="float" office:value="8666.33622819475" calcext:value-type="float">
            <text:p>8666.33622819475</text:p>
          </table:table-cell>
          <table:table-cell office:value-type="float" office:value="1987.49930486492" calcext:value-type="float">
            <text:p>1987.49930486492</text:p>
          </table:table-cell>
          <table:table-cell office:value-type="float" office:value="7925.75865715241" calcext:value-type="float">
            <text:p>7925.75865715241</text:p>
          </table:table-cell>
          <table:table-cell office:value-type="float" office:value="8666.33622819475" calcext:value-type="float">
            <text:p>8666.33622819475</text:p>
          </table:table-cell>
        </table:table-row>
        <table:table-row table:style-name="ro1">
          <table:table-cell office:value-type="float" office:value="2.26" calcext:value-type="float">
            <text:p>2.26</text:p>
          </table:table-cell>
          <table:table-cell office:value-type="float" office:value="2027.57338624191" calcext:value-type="float">
            <text:p>2027.57338624191</text:p>
          </table:table-cell>
          <table:table-cell office:value-type="float" office:value="7928.64373668461" calcext:value-type="float">
            <text:p>7928.64373668461</text:p>
          </table:table-cell>
          <table:table-cell office:value-type="float" office:value="8666.357022783" calcext:value-type="float">
            <text:p>8666.357022783</text:p>
          </table:table-cell>
          <table:table-cell office:value-type="float" office:value="2007.4866289086" calcext:value-type="float">
            <text:p>2007.4866289086</text:p>
          </table:table-cell>
          <table:table-cell office:value-type="float" office:value="7928.64373668461" calcext:value-type="float">
            <text:p>7928.64373668461</text:p>
          </table:table-cell>
          <table:table-cell office:value-type="float" office:value="8666.357022783" calcext:value-type="float">
            <text:p>8666.357022783</text:p>
          </table:table-cell>
        </table:table-row>
        <table:table-row table:style-name="ro1">
          <table:table-cell office:value-type="float" office:value="2.27" calcext:value-type="float">
            <text:p>2.27</text:p>
          </table:table-cell>
          <table:table-cell office:value-type="float" office:value="2047.75804422967" calcext:value-type="float">
            <text:p>2047.75804422967</text:p>
          </table:table-cell>
          <table:table-cell office:value-type="float" office:value="7931.41766981272" calcext:value-type="float">
            <text:p>7931.41766981272</text:p>
          </table:table-cell>
          <table:table-cell office:value-type="float" office:value="8666.37650880564" calcext:value-type="float">
            <text:p>8666.37650880564</text:p>
          </table:table-cell>
          <table:table-cell office:value-type="float" office:value="2027.57338624191" calcext:value-type="float">
            <text:p>2027.57338624191</text:p>
          </table:table-cell>
          <table:table-cell office:value-type="float" office:value="7931.41766981272" calcext:value-type="float">
            <text:p>7931.41766981272</text:p>
          </table:table-cell>
          <table:table-cell office:value-type="float" office:value="8666.37650880564" calcext:value-type="float">
            <text:p>8666.37650880564</text:p>
          </table:table-cell>
        </table:table-row>
        <table:table-row table:style-name="ro1">
          <table:table-cell office:value-type="float" office:value="2.28" calcext:value-type="float">
            <text:p>2.28</text:p>
          </table:table-cell>
          <table:table-cell office:value-type="float" office:value="2068.03903312806" calcext:value-type="float">
            <text:p>2068.03903312806</text:p>
          </table:table-cell>
          <table:table-cell office:value-type="float" office:value="7934.08466440208" calcext:value-type="float">
            <text:p>7934.08466440208</text:p>
          </table:table-cell>
          <table:table-cell office:value-type="float" office:value="8666.39476860298" calcext:value-type="float">
            <text:p>8666.39476860298</text:p>
          </table:table-cell>
          <table:table-cell office:value-type="float" office:value="2047.75804422967" calcext:value-type="float">
            <text:p>2047.75804422967</text:p>
          </table:table-cell>
          <table:table-cell office:value-type="float" office:value="7934.08466440208" calcext:value-type="float">
            <text:p>7934.08466440208</text:p>
          </table:table-cell>
          <table:table-cell office:value-type="float" office:value="8666.39476860298" calcext:value-type="float">
            <text:p>8666.39476860298</text:p>
          </table:table-cell>
        </table:table-row>
        <table:table-row table:style-name="ro1">
          <table:table-cell office:value-type="float" office:value="2.29" calcext:value-type="float">
            <text:p>2.29</text:p>
          </table:table-cell>
          <table:table-cell office:value-type="float" office:value="2088.41474639904" calcext:value-type="float">
            <text:p>2088.41474639904</text:p>
          </table:table-cell>
          <table:table-cell office:value-type="float" office:value="7936.64877466215" calcext:value-type="float">
            <text:p>7936.64877466215</text:p>
          </table:table-cell>
          <table:table-cell office:value-type="float" office:value="8666.41187933478" calcext:value-type="float">
            <text:p>8666.41187933478</text:p>
          </table:table-cell>
          <table:table-cell office:value-type="float" office:value="2068.03903312806" calcext:value-type="float">
            <text:p>2068.03903312806</text:p>
          </table:table-cell>
          <table:table-cell office:value-type="float" office:value="7936.64877466215" calcext:value-type="float">
            <text:p>7936.64877466215</text:p>
          </table:table-cell>
          <table:table-cell office:value-type="float" office:value="8666.41187933478" calcext:value-type="float">
            <text:p>8666.41187933478</text:p>
          </table:table-cell>
        </table:table-row>
        <table:table-row table:style-name="ro1">
          <table:table-cell office:value-type="float" office:value="2.3" calcext:value-type="float">
            <text:p>2.3</text:p>
          </table:table-cell>
          <table:table-cell office:value-type="float" office:value="2108.88354105254" calcext:value-type="float">
            <text:p>2108.88354105254</text:p>
          </table:table-cell>
          <table:table-cell office:value-type="float" office:value="7939.11390632377" calcext:value-type="float">
            <text:p>7939.11390632377</text:p>
          </table:table-cell>
          <table:table-cell office:value-type="float" office:value="8666.42791330616" calcext:value-type="float">
            <text:p>8666.42791330616</text:p>
          </table:table-cell>
          <table:table-cell office:value-type="float" office:value="2088.41474639904" calcext:value-type="float">
            <text:p>2088.41474639904</text:p>
          </table:table-cell>
          <table:table-cell office:value-type="float" office:value="7939.11390632377" calcext:value-type="float">
            <text:p>7939.11390632377</text:p>
          </table:table-cell>
          <table:table-cell office:value-type="float" office:value="8666.42791330616" calcext:value-type="float">
            <text:p>8666.42791330616</text:p>
          </table:table-cell>
        </table:table-row>
        <table:table-row table:style-name="ro1">
          <table:table-cell office:value-type="float" office:value="2.31" calcext:value-type="float">
            <text:p>2.31</text:p>
          </table:table-cell>
          <table:table-cell office:value-type="float" office:value="2129.44373801656" calcext:value-type="float">
            <text:p>2129.44373801656</text:p>
          </table:table-cell>
          <table:table-cell office:value-type="float" office:value="7941.48382167591" calcext:value-type="float">
            <text:p>7941.48382167591</text:p>
          </table:table-cell>
          <table:table-cell office:value-type="float" office:value="8666.44293827288" calcext:value-type="float">
            <text:p>8666.44293827288</text:p>
          </table:table-cell>
          <table:table-cell office:value-type="float" office:value="2108.88354105254" calcext:value-type="float">
            <text:p>2108.88354105254</text:p>
          </table:table-cell>
          <table:table-cell office:value-type="float" office:value="7941.48382167591" calcext:value-type="float">
            <text:p>7941.48382167591</text:p>
          </table:table-cell>
          <table:table-cell office:value-type="float" office:value="8666.44293827288" calcext:value-type="float">
            <text:p>8666.44293827288</text:p>
          </table:table-cell>
        </table:table-row>
        <table:table-row table:style-name="ro1">
          <table:table-cell office:value-type="float" office:value="2.32" calcext:value-type="float">
            <text:p>2.32</text:p>
          </table:table-cell>
          <table:table-cell office:value-type="float" office:value="2150.09362253517" calcext:value-type="float">
            <text:p>2150.09362253517</text:p>
          </table:table-cell>
          <table:table-cell office:value-type="float" office:value="7943.76214446295" calcext:value-type="float">
            <text:p>7943.76214446295</text:p>
          </table:table-cell>
          <table:table-cell office:value-type="float" office:value="8666.45701772762" calcext:value-type="float">
            <text:p>8666.45701772762</text:p>
          </table:table-cell>
          <table:table-cell office:value-type="float" office:value="2129.44373801656" calcext:value-type="float">
            <text:p>2129.44373801656</text:p>
          </table:table-cell>
          <table:table-cell office:value-type="float" office:value="7943.76214446295" calcext:value-type="float">
            <text:p>7943.76214446295</text:p>
          </table:table-cell>
          <table:table-cell office:value-type="float" office:value="8666.45701772762" calcext:value-type="float">
            <text:p>8666.45701772762</text:p>
          </table:table-cell>
        </table:table-row>
        <table:table-row table:style-name="ro1">
          <table:table-cell office:value-type="float" office:value="2.33" calcext:value-type="float">
            <text:p>2.33</text:p>
          </table:table-cell>
          <table:table-cell office:value-type="float" office:value="2170.83144459438" calcext:value-type="float">
            <text:p>2170.83144459438</text:p>
          </table:table-cell>
          <table:table-cell office:value-type="float" office:value="7945.9523646437" calcext:value-type="float">
            <text:p>7945.9523646437</text:p>
          </table:table-cell>
          <table:table-cell office:value-type="float" office:value="8666.47021116808" calcext:value-type="float">
            <text:p>8666.47021116808</text:p>
          </table:table-cell>
          <table:table-cell office:value-type="float" office:value="2150.09362253517" calcext:value-type="float">
            <text:p>2150.09362253517</text:p>
          </table:table-cell>
          <table:table-cell office:value-type="float" office:value="7945.9523646437" calcext:value-type="float">
            <text:p>7945.9523646437</text:p>
          </table:table-cell>
          <table:table-cell office:value-type="float" office:value="8666.47021116808" calcext:value-type="float">
            <text:p>8666.47021116808</text:p>
          </table:table-cell>
        </table:table-row>
        <table:table-row table:style-name="ro1">
          <table:table-cell office:value-type="float" office:value="2.34" calcext:value-type="float">
            <text:p>2.34</text:p>
          </table:table-cell>
          <table:table-cell office:value-type="float" office:value="2191.65541937585" calcext:value-type="float">
            <text:p>2191.65541937585</text:p>
          </table:table-cell>
          <table:table-cell office:value-type="float" office:value="7948.05784301378" calcext:value-type="float">
            <text:p>7948.05784301378</text:p>
          </table:table-cell>
          <table:table-cell office:value-type="float" office:value="8666.48257434833" calcext:value-type="float">
            <text:p>8666.48257434833</text:p>
          </table:table-cell>
          <table:table-cell office:value-type="float" office:value="2170.83144459438" calcext:value-type="float">
            <text:p>2170.83144459438</text:p>
          </table:table-cell>
          <table:table-cell office:value-type="float" office:value="7948.05784301378" calcext:value-type="float">
            <text:p>7948.05784301378</text:p>
          </table:table-cell>
          <table:table-cell office:value-type="float" office:value="8666.48257434833" calcext:value-type="float">
            <text:p>8666.48257434833</text:p>
          </table:table-cell>
        </table:table-row>
        <table:table-row table:style-name="ro1">
          <table:table-cell office:value-type="float" office:value="2.35" calcext:value-type="float">
            <text:p>2.35</text:p>
          </table:table-cell>
          <table:table-cell office:value-type="float" office:value="2212.56372773837" calcext:value-type="float">
            <text:p>2212.56372773837</text:p>
          </table:table-cell>
          <table:table-cell office:value-type="float" office:value="7950.08181569299" calcext:value-type="float">
            <text:p>7950.08181569299</text:p>
          </table:table-cell>
          <table:table-cell office:value-type="float" office:value="8666.49415951429" calcext:value-type="float">
            <text:p>8666.49415951429</text:p>
          </table:table-cell>
          <table:table-cell office:value-type="float" office:value="2191.65541937585" calcext:value-type="float">
            <text:p>2191.65541937585</text:p>
          </table:table-cell>
          <table:table-cell office:value-type="float" office:value="7950.08181569299" calcext:value-type="float">
            <text:p>7950.08181569299</text:p>
          </table:table-cell>
          <table:table-cell office:value-type="float" office:value="8666.49415951429" calcext:value-type="float">
            <text:p>8666.49415951429</text:p>
          </table:table-cell>
        </table:table-row>
        <table:table-row table:style-name="ro1">
          <table:table-cell office:value-type="float" office:value="2.36" calcext:value-type="float">
            <text:p>2.36</text:p>
          </table:table-cell>
          <table:table-cell office:value-type="float" office:value="2233.55451672695" calcext:value-type="float">
            <text:p>2233.55451672695</text:p>
          </table:table-cell>
          <table:table-cell office:value-type="float" office:value="7952.0273984796" calcext:value-type="float">
            <text:p>7952.0273984796</text:p>
          </table:table-cell>
          <table:table-cell office:value-type="float" office:value="8666.50501562448" calcext:value-type="float">
            <text:p>8666.50501562448</text:p>
          </table:table-cell>
          <table:table-cell office:value-type="float" office:value="2212.56372773837" calcext:value-type="float">
            <text:p>2212.56372773837</text:p>
          </table:table-cell>
          <table:table-cell office:value-type="float" office:value="7952.0273984796" calcext:value-type="float">
            <text:p>7952.0273984796</text:p>
          </table:table-cell>
          <table:table-cell office:value-type="float" office:value="8666.50501562448" calcext:value-type="float">
            <text:p>8666.50501562448</text:p>
          </table:table-cell>
        </table:table-row>
        <table:table-row table:style-name="ro1">
          <table:table-cell office:value-type="float" office:value="2.37" calcext:value-type="float">
            <text:p>2.37</text:p>
          </table:table-cell>
          <table:table-cell office:value-type="float" office:value="2254.62590010947" calcext:value-type="float">
            <text:p>2254.62590010947</text:p>
          </table:table-cell>
          <table:table-cell office:value-type="float" office:value="7953.8975910737" calcext:value-type="float">
            <text:p>7953.8975910737</text:p>
          </table:table-cell>
          <table:table-cell office:value-type="float" office:value="8666.5151885568" calcext:value-type="float">
            <text:p>8666.5151885568</text:p>
          </table:table-cell>
          <table:table-cell office:value-type="float" office:value="2233.55451672695" calcext:value-type="float">
            <text:p>2233.55451672695</text:p>
          </table:table-cell>
          <table:table-cell office:value-type="float" office:value="7953.8975910737" calcext:value-type="float">
            <text:p>7953.8975910737</text:p>
          </table:table-cell>
          <table:table-cell office:value-type="float" office:value="8666.5151885568" calcext:value-type="float">
            <text:p>8666.5151885568</text:p>
          </table:table-cell>
        </table:table-row>
        <table:table-row table:style-name="ro1">
          <table:table-cell office:value-type="float" office:value="2.38" calcext:value-type="float">
            <text:p>2.38</text:p>
          </table:table-cell>
          <table:table-cell office:value-type="float" office:value="2275.77595894054" calcext:value-type="float">
            <text:p>2275.77595894054</text:p>
          </table:table-cell>
          <table:table-cell office:value-type="float" office:value="7955.69528117185" calcext:value-type="float">
            <text:p>7955.69528117185</text:p>
          </table:table-cell>
          <table:table-cell office:value-type="float" office:value="8666.52472130237" calcext:value-type="float">
            <text:p>8666.52472130237</text:p>
          </table:table-cell>
          <table:table-cell office:value-type="float" office:value="2254.62590010947" calcext:value-type="float">
            <text:p>2254.62590010947</text:p>
          </table:table-cell>
          <table:table-cell office:value-type="float" office:value="7955.69528117185" calcext:value-type="float">
            <text:p>7955.69528117185</text:p>
          </table:table-cell>
          <table:table-cell office:value-type="float" office:value="8666.52472130237" calcext:value-type="float">
            <text:p>8666.52472130237</text:p>
          </table:table-cell>
        </table:table-row>
        <table:table-row table:style-name="ro1">
          <table:table-cell office:value-type="float" office:value="2.39" calcext:value-type="float">
            <text:p>2.39</text:p>
          </table:table-cell>
          <table:table-cell office:value-type="float" office:value="2297.00274215252" calcext:value-type="float">
            <text:p>2297.00274215252</text:p>
          </table:table-cell>
          <table:table-cell office:value-type="float" office:value="7957.42324843518" calcext:value-type="float">
            <text:p>7957.42324843518</text:p>
          </table:table-cell>
          <table:table-cell office:value-type="float" office:value="8666.5336541471" calcext:value-type="float">
            <text:p>8666.5336541471</text:p>
          </table:table-cell>
          <table:table-cell office:value-type="float" office:value="2275.77595894054" calcext:value-type="float">
            <text:p>2275.77595894054</text:p>
          </table:table-cell>
          <table:table-cell office:value-type="float" office:value="7957.42324843518" calcext:value-type="float">
            <text:p>7957.42324843518</text:p>
          </table:table-cell>
          <table:table-cell office:value-type="float" office:value="8666.5336541471" calcext:value-type="float">
            <text:p>8666.5336541471</text:p>
          </table:table-cell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2318.30426717327" calcext:value-type="float">
            <text:p>2318.30426717327</text:p>
          </table:table-cell>
          <table:table-cell office:value-type="float" office:value="7959.08416833372" calcext:value-type="float">
            <text:p>7959.08416833372</text:p>
          </table:table-cell>
          <table:table-cell office:value-type="float" office:value="8666.54202484198" calcext:value-type="float">
            <text:p>8666.54202484198</text:p>
          </table:table-cell>
          <table:table-cell office:value-type="float" office:value="2297.00274215252" calcext:value-type="float">
            <text:p>2297.00274215252</text:p>
          </table:table-cell>
          <table:table-cell office:value-type="float" office:value="7959.08416833372" calcext:value-type="float">
            <text:p>7959.08416833372</text:p>
          </table:table-cell>
          <table:table-cell office:value-type="float" office:value="8666.54202484198" calcext:value-type="float">
            <text:p>8666.54202484198</text:p>
          </table:table-cell>
        </table:table-row>
        <table:table-row table:style-name="ro1">
          <table:table-cell office:value-type="float" office:value="2.41" calcext:value-type="float">
            <text:p>2.41</text:p>
          </table:table-cell>
          <table:table-cell office:value-type="float" office:value="2339.67852057046" calcext:value-type="float">
            <text:p>2339.67852057046</text:p>
          </table:table-cell>
          <table:table-cell office:value-type="float" office:value="7960.68061586916" calcext:value-type="float">
            <text:p>7960.68061586916</text:p>
          </table:table-cell>
          <table:table-cell office:value-type="float" office:value="8666.54986876246" calcext:value-type="float">
            <text:p>8666.54986876246</text:p>
          </table:table-cell>
          <table:table-cell office:value-type="float" office:value="2318.30426717327" calcext:value-type="float">
            <text:p>2318.30426717327</text:p>
          </table:table-cell>
          <table:table-cell office:value-type="float" office:value="7960.68061586916" calcext:value-type="float">
            <text:p>7960.68061586916</text:p>
          </table:table-cell>
          <table:table-cell office:value-type="float" office:value="8666.54986876246" calcext:value-type="float">
            <text:p>8666.54986876246</text:p>
          </table:table-cell>
        </table:table-row>
        <table:table-row table:style-name="ro1">
          <table:table-cell office:value-type="float" office:value="2.42" calcext:value-type="float">
            <text:p>2.42</text:p>
          </table:table-cell>
          <table:table-cell office:value-type="float" office:value="2361.12345872211" calcext:value-type="float">
            <text:p>2361.12345872211</text:p>
          </table:table-cell>
          <table:table-cell office:value-type="float" office:value="7962.21506917883" calcext:value-type="float">
            <text:p>7962.21506917883</text:p>
          </table:table-cell>
          <table:table-cell office:value-type="float" office:value="8666.55721905802" calcext:value-type="float">
            <text:p>8666.55721905802</text:p>
          </table:table-cell>
          <table:table-cell office:value-type="float" office:value="2339.67852057046" calcext:value-type="float">
            <text:p>2339.67852057046</text:p>
          </table:table-cell>
          <table:table-cell office:value-type="float" office:value="7962.21506917883" calcext:value-type="float">
            <text:p>7962.21506917883</text:p>
          </table:table-cell>
          <table:table-cell office:value-type="float" office:value="8666.55721905802" calcext:value-type="float">
            <text:p>8666.55721905802</text:p>
          </table:table-cell>
        </table:table-row>
        <table:table-row table:style-name="ro1">
          <table:table-cell office:value-type="float" office:value="2.43" calcext:value-type="float">
            <text:p>2.43</text:p>
          </table:table-cell>
          <table:table-cell office:value-type="float" office:value="2382.63700851278" calcext:value-type="float">
            <text:p>2382.63700851278</text:p>
          </table:table-cell>
          <table:table-cell office:value-type="float" office:value="7963.68991302356" calcext:value-type="float">
            <text:p>7963.68991302356</text:p>
          </table:table-cell>
          <table:table-cell office:value-type="float" office:value="8666.56410679215" calcext:value-type="float">
            <text:p>8666.56410679215</text:p>
          </table:table-cell>
          <table:table-cell office:value-type="float" office:value="2361.12345872211" calcext:value-type="float">
            <text:p>2361.12345872211</text:p>
          </table:table-cell>
          <table:table-cell office:value-type="float" office:value="7963.68991302356" calcext:value-type="float">
            <text:p>7963.68991302356</text:p>
          </table:table-cell>
          <table:table-cell office:value-type="float" office:value="8666.56410679215" calcext:value-type="float">
            <text:p>8666.56410679215</text:p>
          </table:table-cell>
        </table:table-row>
        <table:table-row table:style-name="ro1">
          <table:table-cell office:value-type="float" office:value="2.44" calcext:value-type="float">
            <text:p>2.44</text:p>
          </table:table-cell>
          <table:table-cell office:value-type="float" office:value="2404.21706805532" calcext:value-type="float">
            <text:p>2404.21706805532</text:p>
          </table:table-cell>
          <table:table-cell office:value-type="float" office:value="7965.10744216196" calcext:value-type="float">
            <text:p>7965.10744216196</text:p>
          </table:table-cell>
          <table:table-cell office:value-type="float" office:value="8666.57056107364" calcext:value-type="float">
            <text:p>8666.57056107364</text:p>
          </table:table-cell>
          <table:table-cell office:value-type="float" office:value="2382.63700851278" calcext:value-type="float">
            <text:p>2382.63700851278</text:p>
          </table:table-cell>
          <table:table-cell office:value-type="float" office:value="7965.10744216196" calcext:value-type="float">
            <text:p>7965.10744216196</text:p>
          </table:table-cell>
          <table:table-cell office:value-type="float" office:value="8666.57056107364" calcext:value-type="float">
            <text:p>8666.57056107364</text:p>
          </table:table-cell>
        </table:table-row>
        <table:table-row table:style-name="ro1">
          <table:table-cell office:value-type="float" office:value="2.45" calcext:value-type="float">
            <text:p>2.45</text:p>
          </table:table-cell>
          <table:table-cell office:value-type="float" office:value="2425.8615074375" calcext:value-type="float">
            <text:p>2425.8615074375</text:p>
          </table:table-cell>
          <table:table-cell office:value-type="float" office:value="7966.46986461401" calcext:value-type="float">
            <text:p>7966.46986461401</text:p>
          </table:table-cell>
          <table:table-cell office:value-type="float" office:value="8666.57660917954" calcext:value-type="float">
            <text:p>8666.57660917954</text:p>
          </table:table-cell>
          <table:table-cell office:value-type="float" office:value="2404.21706805532" calcext:value-type="float">
            <text:p>2404.21706805532</text:p>
          </table:table-cell>
          <table:table-cell office:value-type="float" office:value="7966.46986461401" calcext:value-type="float">
            <text:p>7966.46986461401</text:p>
          </table:table-cell>
          <table:table-cell office:value-type="float" office:value="8666.57660917954" calcext:value-type="float">
            <text:p>8666.57660917954</text:p>
          </table:table-cell>
        </table:table-row>
        <table:table-row table:style-name="ro1">
          <table:table-cell office:value-type="float" office:value="2.46" calcext:value-type="float">
            <text:p>2.46</text:p>
          </table:table-cell>
          <table:table-cell office:value-type="float" office:value="2447.56816949309" calcext:value-type="float">
            <text:p>2447.56816949309</text:p>
          </table:table-cell>
          <table:table-cell office:value-type="float" office:value="7967.77930481667" calcext:value-type="float">
            <text:p>7967.77930481667</text:p>
          </table:table-cell>
          <table:table-cell office:value-type="float" office:value="8666.58227667046" calcext:value-type="float">
            <text:p>8666.58227667046</text:p>
          </table:table-cell>
          <table:table-cell office:value-type="float" office:value="2425.8615074375" calcext:value-type="float">
            <text:p>2425.8615074375</text:p>
          </table:table-cell>
          <table:table-cell office:value-type="float" office:value="7967.77930481667" calcext:value-type="float">
            <text:p>7967.77930481667</text:p>
          </table:table-cell>
          <table:table-cell office:value-type="float" office:value="8666.58227667046" calcext:value-type="float">
            <text:p>8666.58227667046</text:p>
          </table:table-cell>
        </table:table-row>
        <table:table-row table:style-name="ro1">
          <table:table-cell office:value-type="float" office:value="2.47" calcext:value-type="float">
            <text:p>2.47</text:p>
          </table:table-cell>
          <table:table-cell office:value-type="float" office:value="2469.33487059692" calcext:value-type="float">
            <text:p>2469.33487059692</text:p>
          </table:table-cell>
          <table:table-cell office:value-type="float" office:value="7969.03780667411" calcext:value-type="float">
            <text:p>7969.03780667411</text:p>
          </table:table-cell>
          <table:table-cell office:value-type="float" office:value="8666.58758749853" calcext:value-type="float">
            <text:p>8666.58758749853</text:p>
          </table:table-cell>
          <table:table-cell office:value-type="float" office:value="2447.56816949309" calcext:value-type="float">
            <text:p>2447.56816949309</text:p>
          </table:table-cell>
          <table:table-cell office:value-type="float" office:value="7969.03780667411" calcext:value-type="float">
            <text:p>7969.03780667411</text:p>
          </table:table-cell>
          <table:table-cell office:value-type="float" office:value="8666.58758749853" calcext:value-type="float">
            <text:p>8666.58758749853</text:p>
          </table:table-cell>
        </table:table-row>
        <table:table-row table:style-name="ro1">
          <table:table-cell office:value-type="float" office:value="2.48" calcext:value-type="float">
            <text:p>2.48</text:p>
          </table:table-cell>
          <table:table-cell office:value-type="float" office:value="2491.15940148336" calcext:value-type="float">
            <text:p>2491.15940148336</text:p>
          </table:table-cell>
          <table:table-cell office:value-type="float" office:value="7970.24733650558" calcext:value-type="float">
            <text:p>7970.24733650558</text:p>
          </table:table-cell>
          <table:table-cell office:value-type="float" office:value="8666.59256410862" calcext:value-type="float">
            <text:p>8666.59256410862</text:p>
          </table:table-cell>
          <table:table-cell office:value-type="float" office:value="2469.33487059692" calcext:value-type="float">
            <text:p>2469.33487059692</text:p>
          </table:table-cell>
          <table:table-cell office:value-type="float" office:value="7970.24733650558" calcext:value-type="float">
            <text:p>7970.24733650558</text:p>
          </table:table-cell>
          <table:table-cell office:value-type="float" office:value="8666.59256410862" calcext:value-type="float">
            <text:p>8666.59256410862</text:p>
          </table:table-cell>
        </table:table-row>
        <table:table-row table:style-name="ro1">
          <table:table-cell office:value-type="float" office:value="2.49" calcext:value-type="float">
            <text:p>2.49</text:p>
          </table:table-cell>
          <table:table-cell office:value-type="float" office:value="2513.03952808756" calcext:value-type="float">
            <text:p>2513.03952808756</text:p>
          </table:table-cell>
          <table:table-cell office:value-type="float" office:value="7971.40978589338" calcext:value-type="float">
            <text:p>7971.40978589338</text:p>
          </table:table-cell>
          <table:table-cell office:value-type="float" office:value="8666.59722753321" calcext:value-type="float">
            <text:p>8666.59722753321</text:p>
          </table:table-cell>
          <table:table-cell office:value-type="float" office:value="2491.15940148336" calcext:value-type="float">
            <text:p>2491.15940148336</text:p>
          </table:table-cell>
          <table:table-cell office:value-type="float" office:value="7971.40978589338" calcext:value-type="float">
            <text:p>7971.40978589338</text:p>
          </table:table-cell>
          <table:table-cell office:value-type="float" office:value="8666.59722753321" calcext:value-type="float">
            <text:p>8666.59722753321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2534.97299240898" calcext:value-type="float">
            <text:p>2534.97299240898</text:p>
          </table:table-cell>
          <table:table-cell office:value-type="float" office:value="7972.52697443392" calcext:value-type="float">
            <text:p>7972.52697443392</text:p>
          </table:table-cell>
          <table:table-cell office:value-type="float" office:value="8666.60159748121" calcext:value-type="float">
            <text:p>8666.60159748121</text:p>
          </table:table-cell>
          <table:table-cell office:value-type="float" office:value="2513.03952808756" calcext:value-type="float">
            <text:p>2513.03952808756</text:p>
          </table:table-cell>
          <table:table-cell office:value-type="float" office:value="7972.52697443392" calcext:value-type="float">
            <text:p>7972.52697443392</text:p>
          </table:table-cell>
          <table:table-cell office:value-type="float" office:value="8666.60159748121" calcext:value-type="float">
            <text:p>8666.60159748121</text:p>
          </table:table-cell>
        </table:table-row>
        <table:table-row table:style-name="ro1">
          <table:table-cell office:value-type="float" office:value="2.51" calcext:value-type="float">
            <text:p>2.51</text:p>
          </table:table-cell>
          <table:table-cell office:value-type="float" office:value="2556.9575133963" calcext:value-type="float">
            <text:p>2556.9575133963</text:p>
          </table:table-cell>
          <table:table-cell office:value-type="float" office:value="7973.60065239435" calcext:value-type="float">
            <text:p>7973.60065239435</text:p>
          </table:table-cell>
          <table:table-cell office:value-type="float" office:value="8666.60569242129" calcext:value-type="float">
            <text:p>8666.60569242129</text:p>
          </table:table-cell>
          <table:table-cell office:value-type="float" office:value="2534.97299240898" calcext:value-type="float">
            <text:p>2534.97299240898</text:p>
          </table:table-cell>
          <table:table-cell office:value-type="float" office:value="7973.60065239435" calcext:value-type="float">
            <text:p>7973.60065239435</text:p>
          </table:table-cell>
          <table:table-cell office:value-type="float" office:value="8666.60569242129" calcext:value-type="float">
            <text:p>8666.60569242129</text:p>
          </table:table-cell>
        </table:table-row>
        <table:table-row table:style-name="ro1">
          <table:table-cell office:value-type="float" office:value="2.52" calcext:value-type="float">
            <text:p>2.52</text:p>
          </table:table-cell>
          <table:table-cell office:value-type="float" office:value="2578.99078785338" calcext:value-type="float">
            <text:p>2578.99078785338</text:p>
          </table:table-cell>
          <table:table-cell office:value-type="float" office:value="7974.63250327765" calcext:value-type="float">
            <text:p>7974.63250327765</text:p>
          </table:table-cell>
          <table:table-cell office:value-type="float" office:value="8666.60952965993" calcext:value-type="float">
            <text:p>8666.60952965993</text:p>
          </table:table-cell>
          <table:table-cell office:value-type="float" office:value="2556.9575133963" calcext:value-type="float">
            <text:p>2556.9575133963</text:p>
          </table:table-cell>
          <table:table-cell office:value-type="float" office:value="7974.63250327765" calcext:value-type="float">
            <text:p>7974.63250327765</text:p>
          </table:table-cell>
          <table:table-cell office:value-type="float" office:value="8666.60952965993" calcext:value-type="float">
            <text:p>8666.60952965993</text:p>
          </table:table-cell>
        </table:table-row>
        <table:table-row table:style-name="ro1">
          <table:table-cell office:value-type="float" office:value="2.53" calcext:value-type="float">
            <text:p>2.53</text:p>
          </table:table-cell>
          <table:table-cell office:value-type="float" office:value="2601.07049136516" calcext:value-type="float">
            <text:p>2601.07049136516</text:p>
          </table:table-cell>
          <table:table-cell office:value-type="float" office:value="7975.62414629863" calcext:value-type="float">
            <text:p>7975.62414629863</text:p>
          </table:table-cell>
          <table:table-cell office:value-type="float" office:value="8666.61312541448" calcext:value-type="float">
            <text:p>8666.61312541448</text:p>
          </table:table-cell>
          <table:table-cell office:value-type="float" office:value="2578.99078785338" calcext:value-type="float">
            <text:p>2578.99078785338</text:p>
          </table:table-cell>
          <table:table-cell office:value-type="float" office:value="7975.62414629863" calcext:value-type="float">
            <text:p>7975.62414629863</text:p>
          </table:table-cell>
          <table:table-cell office:value-type="float" office:value="8666.61312541448" calcext:value-type="float">
            <text:p>8666.61312541448</text:p>
          </table:table-cell>
        </table:table-row>
        <table:table-row table:style-name="ro1">
          <table:table-cell office:value-type="float" office:value="2.54" calcext:value-type="float">
            <text:p>2.54</text:p>
          </table:table-cell>
          <table:table-cell office:value-type="float" office:value="2623.19427924311" calcext:value-type="float">
            <text:p>2623.19427924311</text:p>
          </table:table-cell>
          <table:table-cell office:value-type="float" office:value="7976.57713877372" calcext:value-type="float">
            <text:p>7976.57713877372</text:p>
          </table:table-cell>
          <table:table-cell office:value-type="float" office:value="8666.61649488179" calcext:value-type="float">
            <text:p>8666.61649488179</text:p>
          </table:table-cell>
          <table:table-cell office:value-type="float" office:value="2601.07049136516" calcext:value-type="float">
            <text:p>2601.07049136516</text:p>
          </table:table-cell>
          <table:table-cell office:value-type="float" office:value="7976.57713877372" calcext:value-type="float">
            <text:p>7976.57713877372</text:p>
          </table:table-cell>
          <table:table-cell office:value-type="float" office:value="8666.61649488179" calcext:value-type="float">
            <text:p>8666.61649488179</text:p>
          </table:table-cell>
        </table:table-row>
        <table:table-row table:style-name="ro1">
          <table:table-cell office:value-type="float" office:value="2.55" calcext:value-type="float">
            <text:p>2.55</text:p>
          </table:table-cell>
          <table:table-cell office:value-type="float" office:value="2645.35978748918" calcext:value-type="float">
            <text:p>2645.35978748918</text:p>
          </table:table-cell>
          <table:table-cell office:value-type="float" office:value="7977.4929784268" calcext:value-type="float">
            <text:p>7977.4929784268</text:p>
          </table:table-cell>
          <table:table-cell office:value-type="float" office:value="8666.61965230235" calcext:value-type="float">
            <text:p>8666.61965230235</text:p>
          </table:table-cell>
          <table:table-cell office:value-type="float" office:value="2623.19427924311" calcext:value-type="float">
            <text:p>2623.19427924311</text:p>
          </table:table-cell>
          <table:table-cell office:value-type="float" office:value="7977.4929784268" calcext:value-type="float">
            <text:p>7977.4929784268</text:p>
          </table:table-cell>
          <table:table-cell office:value-type="float" office:value="8666.61965230235" calcext:value-type="float">
            <text:p>8666.61965230235</text:p>
          </table:table-cell>
        </table:table-row>
        <table:table-row table:style-name="ro1">
          <table:table-cell office:value-type="float" office:value="2.56" calcext:value-type="float">
            <text:p>2.56</text:p>
          </table:table-cell>
          <table:table-cell office:value-type="float" office:value="2667.56463377756" calcext:value-type="float">
            <text:p>2667.56463377756</text:p>
          </table:table-cell>
          <table:table-cell office:value-type="float" office:value="7978.37310561393" calcext:value-type="float">
            <text:p>7978.37310561393</text:p>
          </table:table-cell>
          <table:table-cell office:value-type="float" office:value="8666.62261102051" calcext:value-type="float">
            <text:p>8666.62261102051</text:p>
          </table:table-cell>
          <table:table-cell office:value-type="float" office:value="2645.35978748918" calcext:value-type="float">
            <text:p>2645.35978748918</text:p>
          </table:table-cell>
          <table:table-cell office:value-type="float" office:value="7978.37310561393" calcext:value-type="float">
            <text:p>7978.37310561393</text:p>
          </table:table-cell>
          <table:table-cell office:value-type="float" office:value="8666.62261102051" calcext:value-type="float">
            <text:p>8666.62261102051</text:p>
          </table:table-cell>
        </table:table-row>
        <table:table-row table:style-name="ro1">
          <table:table-cell office:value-type="float" office:value="2.57" calcext:value-type="float">
            <text:p>2.57</text:p>
          </table:table-cell>
          <table:table-cell office:value-type="float" office:value="2689.80641845346" calcext:value-type="float">
            <text:p>2689.80641845346</text:p>
          </table:table-cell>
          <table:table-cell office:value-type="float" office:value="7979.21890546927" calcext:value-type="float">
            <text:p>7979.21890546927</text:p>
          </table:table-cell>
          <table:table-cell office:value-type="float" office:value="8666.62538354087" calcext:value-type="float">
            <text:p>8666.62538354087</text:p>
          </table:table-cell>
          <table:table-cell office:value-type="float" office:value="2667.56463377756" calcext:value-type="float">
            <text:p>2667.56463377756</text:p>
          </table:table-cell>
          <table:table-cell office:value-type="float" office:value="7979.21890546927" calcext:value-type="float">
            <text:p>7979.21890546927</text:p>
          </table:table-cell>
          <table:table-cell office:value-type="float" office:value="8666.62538354087" calcext:value-type="float">
            <text:p>8666.62538354087</text:p>
          </table:table-cell>
        </table:table-row>
        <table:table-row table:style-name="ro1">
          <table:table-cell office:value-type="float" office:value="2.58" calcext:value-type="float">
            <text:p>2.58</text:p>
          </table:table-cell>
          <table:table-cell office:value-type="float" office:value="2712.08272554789" calcext:value-type="float">
            <text:p>2712.08272554789</text:p>
          </table:table-cell>
          <table:table-cell office:value-type="float" office:value="7980.03170997473" calcext:value-type="float">
            <text:p>7980.03170997473</text:p>
          </table:table-cell>
          <table:table-cell office:value-type="float" office:value="8666.6279815811" calcext:value-type="float">
            <text:p>8666.6279815811</text:p>
          </table:table-cell>
          <table:table-cell office:value-type="float" office:value="2689.80641845346" calcext:value-type="float">
            <text:p>2689.80641845346</text:p>
          </table:table-cell>
          <table:table-cell office:value-type="float" office:value="7980.03170997473" calcext:value-type="float">
            <text:p>7980.03170997473</text:p>
          </table:table-cell>
          <table:table-cell office:value-type="float" office:value="8666.6279815811" calcext:value-type="float">
            <text:p>8666.6279815811</text:p>
          </table:table-cell>
        </table:table-row>
        <table:table-row table:style-name="ro1">
          <table:table-cell office:value-type="float" office:value="2.59" calcext:value-type="float">
            <text:p>2.59</text:p>
          </table:table-cell>
          <table:table-cell office:value-type="float" office:value="2734.39112380773" calcext:value-type="float">
            <text:p>2734.39112380773</text:p>
          </table:table-cell>
          <table:table-cell office:value-type="float" office:value="7980.8127999557" calcext:value-type="float">
            <text:p>7980.8127999557</text:p>
          </table:table-cell>
          <table:table-cell office:value-type="float" office:value="8666.63041612148" calcext:value-type="float">
            <text:p>8666.63041612148</text:p>
          </table:table-cell>
          <table:table-cell office:value-type="float" office:value="2712.08272554789" calcext:value-type="float">
            <text:p>2712.08272554789</text:p>
          </table:table-cell>
          <table:table-cell office:value-type="float" office:value="7980.8127999557" calcext:value-type="float">
            <text:p>7980.8127999557</text:p>
          </table:table-cell>
          <table:table-cell office:value-type="float" office:value="8666.63041612148" calcext:value-type="float">
            <text:p>8666.63041612148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2756.72916774006" calcext:value-type="float">
            <text:p>2756.72916774006</text:p>
          </table:table-cell>
          <table:table-cell office:value-type="float" office:value="7981.56340700522" calcext:value-type="float">
            <text:p>7981.56340700522</text:p>
          </table:table-cell>
          <table:table-cell office:value-type="float" office:value="8666.6326974513" calcext:value-type="float">
            <text:p>8666.6326974513</text:p>
          </table:table-cell>
          <table:table-cell office:value-type="float" office:value="2734.39112380773" calcext:value-type="float">
            <text:p>2734.39112380773</text:p>
          </table:table-cell>
          <table:table-cell office:value-type="float" office:value="7981.56340700522" calcext:value-type="float">
            <text:p>7981.56340700522</text:p>
          </table:table-cell>
          <table:table-cell office:value-type="float" office:value="8666.6326974513" calcext:value-type="float">
            <text:p>8666.6326974513</text:p>
          </table:table-cell>
        </table:table-row>
        <table:table-row table:style-name="ro1">
          <table:table-cell office:value-type="float" office:value="2.61" calcext:value-type="float">
            <text:p>2.61</text:p>
          </table:table-cell>
          <table:table-cell office:value-type="float" office:value="2779.09439866984" calcext:value-type="float">
            <text:p>2779.09439866984</text:p>
          </table:table-cell>
          <table:table-cell office:value-type="float" office:value="7982.28471533899" calcext:value-type="float">
            <text:p>7982.28471533899</text:p>
          </table:table-cell>
          <table:table-cell office:value-type="float" office:value="8666.63483521234" calcext:value-type="float">
            <text:p>8666.63483521234</text:p>
          </table:table-cell>
          <table:table-cell office:value-type="float" office:value="2756.72916774006" calcext:value-type="float">
            <text:p>2756.72916774006</text:p>
          </table:table-cell>
          <table:table-cell office:value-type="float" office:value="7982.28471533899" calcext:value-type="float">
            <text:p>7982.28471533899</text:p>
          </table:table-cell>
          <table:table-cell office:value-type="float" office:value="8666.63483521234" calcext:value-type="float">
            <text:p>8666.63483521234</text:p>
          </table:table-cell>
        </table:table-row>
        <table:table-row table:style-name="ro1">
          <table:table-cell office:value-type="float" office:value="2.62" calcext:value-type="float">
            <text:p>2.62</text:p>
          </table:table-cell>
          <table:table-cell office:value-type="float" office:value="2801.48434581" calcext:value-type="float">
            <text:p>2801.48434581</text:p>
          </table:table-cell>
          <table:table-cell office:value-type="float" office:value="7982.97786358328" calcext:value-type="float">
            <text:p>7982.97786358328</text:p>
          </table:table-cell>
          <table:table-cell office:value-type="float" office:value="8666.63683843961" calcext:value-type="float">
            <text:p>8666.63683843961</text:p>
          </table:table-cell>
          <table:table-cell office:value-type="float" office:value="2779.09439866984" calcext:value-type="float">
            <text:p>2779.09439866984</text:p>
          </table:table-cell>
          <table:table-cell office:value-type="float" office:value="7982.97786358328" calcext:value-type="float">
            <text:p>7982.97786358328</text:p>
          </table:table-cell>
          <table:table-cell office:value-type="float" office:value="8666.63683843961" calcext:value-type="float">
            <text:p>8666.63683843961</text:p>
          </table:table-cell>
        </table:table-row>
        <table:table-row table:style-name="ro1">
          <table:table-cell office:value-type="float" office:value="2.63" calcext:value-type="float">
            <text:p>2.63</text:p>
          </table:table-cell>
          <table:table-cell office:value-type="float" office:value="2823.89652734297" calcext:value-type="float">
            <text:p>2823.89652734297</text:p>
          </table:table-cell>
          <table:table-cell office:value-type="float" office:value="7983.6439464981" calcext:value-type="float">
            <text:p>7983.6439464981</text:p>
          </table:table-cell>
          <table:table-cell office:value-type="float" office:value="8666.63871559955" calcext:value-type="float">
            <text:p>8666.63871559955</text:p>
          </table:table-cell>
          <table:table-cell office:value-type="float" office:value="2801.48434581" calcext:value-type="float">
            <text:p>2801.48434581</text:p>
          </table:table-cell>
          <table:table-cell office:value-type="float" office:value="7983.6439464981" calcext:value-type="float">
            <text:p>7983.6439464981</text:p>
          </table:table-cell>
          <table:table-cell office:value-type="float" office:value="8666.63871559955" calcext:value-type="float">
            <text:p>8666.63871559955</text:p>
          </table:table-cell>
        </table:table-row>
        <table:table-row table:style-name="ro1">
          <table:table-cell office:value-type="float" office:value="2.64" calcext:value-type="float">
            <text:p>2.64</text:p>
          </table:table-cell>
          <table:table-cell office:value-type="float" office:value="2846.32845151263" calcext:value-type="float">
            <text:p>2846.32845151263</text:p>
          </table:table-cell>
          <table:table-cell office:value-type="float" office:value="7984.28401663765" calcext:value-type="float">
            <text:p>7984.28401663765</text:p>
          </table:table-cell>
          <table:table-cell office:value-type="float" office:value="8666.64047462579" calcext:value-type="float">
            <text:p>8666.64047462579</text:p>
          </table:table-cell>
          <table:table-cell office:value-type="float" office:value="2823.89652734297" calcext:value-type="float">
            <text:p>2823.89652734297</text:p>
          </table:table-cell>
          <table:table-cell office:value-type="float" office:value="7984.28401663765" calcext:value-type="float">
            <text:p>7984.28401663765</text:p>
          </table:table-cell>
          <table:table-cell office:value-type="float" office:value="8666.64047462579" calcext:value-type="float">
            <text:p>8666.64047462579</text:p>
          </table:table-cell>
        </table:table-row>
        <table:table-row table:style-name="ro1">
          <table:table-cell office:value-type="float" office:value="2.65" calcext:value-type="float">
            <text:p>2.65</text:p>
          </table:table-cell>
          <table:table-cell office:value-type="float" office:value="2868.77761772564" calcext:value-type="float">
            <text:p>2868.77761772564</text:p>
          </table:table-cell>
          <table:table-cell office:value-type="float" office:value="7984.89908595026" calcext:value-type="float">
            <text:p>7984.89908595026</text:p>
          </table:table-cell>
          <table:table-cell office:value-type="float" office:value="8666.64212295269" calcext:value-type="float">
            <text:p>8666.64212295269</text:p>
          </table:table-cell>
          <table:table-cell office:value-type="float" office:value="2846.32845151263" calcext:value-type="float">
            <text:p>2846.32845151263</text:p>
          </table:table-cell>
          <table:table-cell office:value-type="float" office:value="7984.89908595026" calcext:value-type="float">
            <text:p>7984.89908595026</text:p>
          </table:table-cell>
          <table:table-cell office:value-type="float" office:value="8666.64212295269" calcext:value-type="float">
            <text:p>8666.64212295269</text:p>
          </table:table-cell>
        </table:table-row>
        <table:table-row table:style-name="ro1">
          <table:table-cell office:value-type="float" office:value="2.66" calcext:value-type="float">
            <text:p>2.66</text:p>
          </table:table-cell>
          <table:table-cell office:value-type="float" office:value="2891.24151766123" calcext:value-type="float">
            <text:p>2891.24151766123</text:p>
          </table:table-cell>
          <table:table-cell office:value-type="float" office:value="7985.49012731975" calcext:value-type="float">
            <text:p>7985.49012731975</text:p>
          </table:table-cell>
          <table:table-cell office:value-type="float" office:value="8666.64366754677" calcext:value-type="float">
            <text:p>8666.64366754677</text:p>
          </table:table-cell>
          <table:table-cell office:value-type="float" office:value="2868.77761772564" calcext:value-type="float">
            <text:p>2868.77761772564</text:p>
          </table:table-cell>
          <table:table-cell office:value-type="float" office:value="7985.49012731975" calcext:value-type="float">
            <text:p>7985.49012731975</text:p>
          </table:table-cell>
          <table:table-cell office:value-type="float" office:value="8666.64366754677" calcext:value-type="float">
            <text:p>8666.64366754677</text:p>
          </table:table-cell>
        </table:table-row>
        <table:table-row table:style-name="ro1">
          <table:table-cell office:value-type="float" office:value="2.67" calcext:value-type="float">
            <text:p>2.67</text:p>
          </table:table-cell>
          <table:table-cell office:value-type="float" office:value="2913.71763638829" calcext:value-type="float">
            <text:p>2913.71763638829</text:p>
          </table:table-cell>
          <table:table-cell office:value-type="float" office:value="7986.05807605017" calcext:value-type="float">
            <text:p>7986.05807605017</text:p>
          </table:table-cell>
          <table:table-cell office:value-type="float" office:value="8666.64511493613" calcext:value-type="float">
            <text:p>8666.64511493613</text:p>
          </table:table-cell>
          <table:table-cell office:value-type="float" office:value="2891.24151766123" calcext:value-type="float">
            <text:p>2891.24151766123</text:p>
          </table:table-cell>
          <table:table-cell office:value-type="float" office:value="7986.05807605017" calcext:value-type="float">
            <text:p>7986.05807605017</text:p>
          </table:table-cell>
          <table:table-cell office:value-type="float" office:value="8666.64511493613" calcext:value-type="float">
            <text:p>8666.64511493613</text:p>
          </table:table-cell>
        </table:table-row>
        <table:table-row table:style-name="ro1">
          <table:table-cell office:value-type="float" office:value="2.68" calcext:value-type="float">
            <text:p>2.68</text:p>
          </table:table-cell>
          <table:table-cell office:value-type="float" office:value="2936.20345348874" calcext:value-type="float">
            <text:p>2936.20345348874</text:p>
          </table:table-cell>
          <table:table-cell office:value-type="float" office:value="7986.60383129599" calcext:value-type="float">
            <text:p>7986.60383129599</text:p>
          </table:table-cell>
          <table:table-cell office:value-type="float" office:value="8666.64647123804" calcext:value-type="float">
            <text:p>8666.64647123804</text:p>
          </table:table-cell>
          <table:table-cell office:value-type="float" office:value="2913.71763638829" calcext:value-type="float">
            <text:p>2913.71763638829</text:p>
          </table:table-cell>
          <table:table-cell office:value-type="float" office:value="7986.60383129599" calcext:value-type="float">
            <text:p>7986.60383129599</text:p>
          </table:table-cell>
          <table:table-cell office:value-type="float" office:value="8666.64647123804" calcext:value-type="float">
            <text:p>8666.64647123804</text:p>
          </table:table-cell>
        </table:table-row>
        <table:table-row table:style-name="ro1">
          <table:table-cell office:value-type="float" office:value="2.69" calcext:value-type="float">
            <text:p>2.69</text:p>
          </table:table-cell>
          <table:table-cell office:value-type="float" office:value="2958.6964441862" calcext:value-type="float">
            <text:p>2958.6964441862</text:p>
          </table:table-cell>
          <table:table-cell office:value-type="float" office:value="7987.12825743949" calcext:value-type="float">
            <text:p>7987.12825743949</text:p>
          </table:table-cell>
          <table:table-cell office:value-type="float" office:value="8666.64774218481" calcext:value-type="float">
            <text:p>8666.64774218481</text:p>
          </table:table-cell>
          <table:table-cell office:value-type="float" office:value="2936.20345348874" calcext:value-type="float">
            <text:p>2936.20345348874</text:p>
          </table:table-cell>
          <table:table-cell office:value-type="float" office:value="7987.12825743949" calcext:value-type="float">
            <text:p>7987.12825743949</text:p>
          </table:table-cell>
          <table:table-cell office:value-type="float" office:value="8666.64774218481" calcext:value-type="float">
            <text:p>8666.64774218481</text:p>
          </table:table-cell>
        </table:table-row>
        <table:table-row table:style-name="ro1">
          <table:table-cell office:value-type="float" office:value="2.7" calcext:value-type="float">
            <text:p>2.7</text:p>
          </table:table-cell>
          <table:table-cell office:value-type="float" office:value="2981.19408047873" calcext:value-type="float">
            <text:p>2981.19408047873</text:p>
          </table:table-cell>
          <table:table-cell office:value-type="float" office:value="7987.63218541712" calcext:value-type="float">
            <text:p>7987.63218541712</text:p>
          </table:table-cell>
          <table:table-cell office:value-type="float" office:value="8666.64893314803" calcext:value-type="float">
            <text:p>8666.64893314803</text:p>
          </table:table-cell>
          <table:table-cell office:value-type="float" office:value="2958.6964441862" calcext:value-type="float">
            <text:p>2958.6964441862</text:p>
          </table:table-cell>
          <table:table-cell office:value-type="float" office:value="7987.63218541712" calcext:value-type="float">
            <text:p>7987.63218541712</text:p>
          </table:table-cell>
          <table:table-cell office:value-type="float" office:value="8666.64893314803" calcext:value-type="float">
            <text:p>8666.64893314803</text:p>
          </table:table-cell>
        </table:table-row>
        <table:table-row table:style-name="ro1">
          <table:table-cell office:value-type="float" office:value="2.71" calcext:value-type="float">
            <text:p>2.71</text:p>
          </table:table-cell>
          <table:table-cell office:value-type="float" office:value="3003.69383227475" calcext:value-type="float">
            <text:p>3003.69383227475</text:p>
          </table:table-cell>
          <table:table-cell office:value-type="float" office:value="7988.11641399681" calcext:value-type="float">
            <text:p>7988.11641399681</text:p>
          </table:table-cell>
          <table:table-cell office:value-type="float" office:value="8666.6500491612" calcext:value-type="float">
            <text:p>8666.6500491612</text:p>
          </table:table-cell>
          <table:table-cell office:value-type="float" office:value="2981.19408047873" calcext:value-type="float">
            <text:p>2981.19408047873</text:p>
          </table:table-cell>
          <table:table-cell office:value-type="float" office:value="7988.11641399681" calcext:value-type="float">
            <text:p>7988.11641399681</text:p>
          </table:table-cell>
          <table:table-cell office:value-type="float" office:value="8666.6500491612" calcext:value-type="float">
            <text:p>8666.6500491612</text:p>
          </table:table-cell>
        </table:table-row>
        <table:table-row table:style-name="ro1">
          <table:table-cell office:value-type="float" office:value="2.72" calcext:value-type="float">
            <text:p>2.72</text:p>
          </table:table-cell>
          <table:table-cell office:value-type="float" office:value="3026.19316853085" calcext:value-type="float">
            <text:p>3026.19316853085</text:p>
          </table:table-cell>
          <table:table-cell office:value-type="float" office:value="7988.58171100768" calcext:value-type="float">
            <text:p>7988.58171100768</text:p>
          </table:table-cell>
          <table:table-cell office:value-type="float" office:value="8666.65109494109" calcext:value-type="float">
            <text:p>8666.65109494109</text:p>
          </table:table-cell>
          <table:table-cell office:value-type="float" office:value="3003.69383227475" calcext:value-type="float">
            <text:p>3003.69383227475</text:p>
          </table:table-cell>
          <table:table-cell office:value-type="float" office:value="7988.58171100768" calcext:value-type="float">
            <text:p>7988.58171100768</text:p>
          </table:table-cell>
          <table:table-cell office:value-type="float" office:value="8666.65109494109" calcext:value-type="float">
            <text:p>8666.65109494109</text:p>
          </table:table-cell>
        </table:table-row>
        <table:table-row table:style-name="ro1">
          <table:table-cell office:value-type="float" office:value="2.73" calcext:value-type="float">
            <text:p>2.73</text:p>
          </table:table-cell>
          <table:table-cell office:value-type="float" office:value="3048.6895583906" calcext:value-type="float">
            <text:p>3048.6895583906</text:p>
          </table:table-cell>
          <table:table-cell office:value-type="float" office:value="7989.028814524" calcext:value-type="float">
            <text:p>7989.028814524</text:p>
          </table:table-cell>
          <table:table-cell office:value-type="float" office:value="8666.65207490763" calcext:value-type="float">
            <text:p>8666.65207490763</text:p>
          </table:table-cell>
          <table:table-cell office:value-type="float" office:value="3026.19316853085" calcext:value-type="float">
            <text:p>3026.19316853085</text:p>
          </table:table-cell>
          <table:table-cell office:value-type="float" office:value="7989.028814524" calcext:value-type="float">
            <text:p>7989.028814524</text:p>
          </table:table-cell>
          <table:table-cell office:value-type="float" office:value="8666.65207490763" calcext:value-type="float">
            <text:p>8666.65207490763</text:p>
          </table:table-cell>
        </table:table-row>
        <table:table-row table:style-name="ro1">
          <table:table-cell office:value-type="float" office:value="2.74" calcext:value-type="float">
            <text:p>2.74</text:p>
          </table:table-cell>
          <table:table-cell office:value-type="float" office:value="3071.18047232313" calcext:value-type="float">
            <text:p>3071.18047232313</text:p>
          </table:table-cell>
          <table:table-cell office:value-type="float" office:value="7989.45843400497" calcext:value-type="float">
            <text:p>7989.45843400497</text:p>
          </table:table-cell>
          <table:table-cell office:value-type="float" office:value="8666.65299320259" calcext:value-type="float">
            <text:p>8666.65299320259</text:p>
          </table:table-cell>
          <table:table-cell office:value-type="float" office:value="3048.6895583906" calcext:value-type="float">
            <text:p>3048.6895583906</text:p>
          </table:table-cell>
          <table:table-cell office:value-type="float" office:value="7989.45843400497" calcext:value-type="float">
            <text:p>7989.45843400497</text:p>
          </table:table-cell>
          <table:table-cell office:value-type="float" office:value="8666.65299320259" calcext:value-type="float">
            <text:p>8666.65299320259</text:p>
          </table:table-cell>
        </table:table-row>
        <table:table-row table:style-name="ro1">
          <table:table-cell office:value-type="float" office:value="2.75" calcext:value-type="float">
            <text:p>2.75</text:p>
          </table:table-cell>
          <table:table-cell office:value-type="float" office:value="3093.66338326049" calcext:value-type="float">
            <text:p>3093.66338326049</text:p>
          </table:table-cell>
          <table:table-cell office:value-type="float" office:value="7989.87125139183" calcext:value-type="float">
            <text:p>7989.87125139183</text:p>
          </table:table-cell>
          <table:table-cell office:value-type="float" office:value="8666.6538537071" calcext:value-type="float">
            <text:p>8666.6538537071</text:p>
          </table:table-cell>
          <table:table-cell office:value-type="float" office:value="3071.18047232313" calcext:value-type="float">
            <text:p>3071.18047232313</text:p>
          </table:table-cell>
          <table:table-cell office:value-type="float" office:value="7989.87125139183" calcext:value-type="float">
            <text:p>7989.87125139183</text:p>
          </table:table-cell>
          <table:table-cell office:value-type="float" office:value="8666.6538537071" calcext:value-type="float">
            <text:p>8666.6538537071</text:p>
          </table:table-cell>
        </table:table-row>
        <table:table-row table:style-name="ro1">
          <table:table-cell office:value-type="float" office:value="2.76" calcext:value-type="float">
            <text:p>2.76</text:p>
          </table:table-cell>
          <table:table-cell office:value-type="float" office:value="3116.13576773255" calcext:value-type="float">
            <text:p>3116.13576773255</text:p>
          </table:table-cell>
          <table:table-cell office:value-type="float" office:value="7990.26792216384" calcext:value-type="float">
            <text:p>7990.26792216384</text:p>
          </table:table-cell>
          <table:table-cell office:value-type="float" office:value="8666.65466005803" calcext:value-type="float">
            <text:p>8666.65466005803</text:p>
          </table:table-cell>
          <table:table-cell office:value-type="float" office:value="3093.66338326049" calcext:value-type="float">
            <text:p>3093.66338326049</text:p>
          </table:table-cell>
          <table:table-cell office:value-type="float" office:value="7990.26792216384" calcext:value-type="float">
            <text:p>7990.26792216384</text:p>
          </table:table-cell>
          <table:table-cell office:value-type="float" office:value="8666.65466005803" calcext:value-type="float">
            <text:p>8666.65466005803</text:p>
          </table:table-cell>
        </table:table-row>
        <table:table-row table:style-name="ro1">
          <table:table-cell office:value-type="float" office:value="2.77" calcext:value-type="float">
            <text:p>2.77</text:p>
          </table:table-cell>
          <table:table-cell office:value-type="float" office:value="3138.59510699863" calcext:value-type="float">
            <text:p>3138.59510699863</text:p>
          </table:table-cell>
          <table:table-cell office:value-type="float" office:value="7990.64907635468" calcext:value-type="float">
            <text:p>7990.64907635468</text:p>
          </table:table-cell>
          <table:table-cell office:value-type="float" office:value="8666.65541566339" calcext:value-type="float">
            <text:p>8666.65541566339</text:p>
          </table:table-cell>
          <table:table-cell office:value-type="float" office:value="3116.13576773255" calcext:value-type="float">
            <text:p>3116.13576773255</text:p>
          </table:table-cell>
          <table:table-cell office:value-type="float" office:value="7990.64907635468" calcext:value-type="float">
            <text:p>7990.64907635468</text:p>
          </table:table-cell>
          <table:table-cell office:value-type="float" office:value="8666.65541566339" calcext:value-type="float">
            <text:p>8666.65541566339</text:p>
          </table:table-cell>
        </table:table-row>
        <table:table-row table:style-name="ro1">
          <table:table-cell office:value-type="float" office:value="2.78" calcext:value-type="float">
            <text:p>2.78</text:p>
          </table:table-cell>
          <table:table-cell office:value-type="float" office:value="3161.03888817447" calcext:value-type="float">
            <text:p>3161.03888817447</text:p>
          </table:table-cell>
          <table:table-cell office:value-type="float" office:value="7991.01531953055" calcext:value-type="float">
            <text:p>7991.01531953055</text:p>
          </table:table-cell>
          <table:table-cell office:value-type="float" office:value="8666.6561237167" calcext:value-type="float">
            <text:p>8666.6561237167</text:p>
          </table:table-cell>
          <table:table-cell office:value-type="float" office:value="3138.59510699863" calcext:value-type="float">
            <text:p>3138.59510699863</text:p>
          </table:table-cell>
          <table:table-cell office:value-type="float" office:value="7991.01531953055" calcext:value-type="float">
            <text:p>7991.01531953055</text:p>
          </table:table-cell>
          <table:table-cell office:value-type="float" office:value="8666.6561237167" calcext:value-type="float">
            <text:p>8666.6561237167</text:p>
          </table:table-cell>
        </table:table-row>
        <table:table-row table:style-name="ro1">
          <table:table-cell office:value-type="float" office:value="2.79" calcext:value-type="float">
            <text:p>2.79</text:p>
          </table:table-cell>
          <table:table-cell office:value-type="float" office:value="3183.46460535368" calcext:value-type="float">
            <text:p>3183.46460535368</text:p>
          </table:table-cell>
          <table:table-cell office:value-type="float" office:value="7991.36723373144" calcext:value-type="float">
            <text:p>7991.36723373144</text:p>
          </table:table-cell>
          <table:table-cell office:value-type="float" office:value="8666.65678721053" calcext:value-type="float">
            <text:p>8666.65678721053</text:p>
          </table:table-cell>
          <table:table-cell office:value-type="float" office:value="3161.03888817447" calcext:value-type="float">
            <text:p>3161.03888817447</text:p>
          </table:table-cell>
          <table:table-cell office:value-type="float" office:value="7991.36723373144" calcext:value-type="float">
            <text:p>7991.36723373144</text:p>
          </table:table-cell>
          <table:table-cell office:value-type="float" office:value="8666.65678721053" calcext:value-type="float">
            <text:p>8666.65678721053</text:p>
          </table:table-cell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float" office:value="3205.86976072258" calcext:value-type="float">
            <text:p>3205.86976072258</text:p>
          </table:table-cell>
          <table:table-cell office:value-type="float" office:value="7991.70537837687" calcext:value-type="float">
            <text:p>7991.70537837687</text:p>
          </table:table-cell>
          <table:table-cell office:value-type="float" office:value="8666.6574089491" calcext:value-type="float">
            <text:p>8666.6574089491</text:p>
          </table:table-cell>
          <table:table-cell office:value-type="float" office:value="3183.46460535368" calcext:value-type="float">
            <text:p>3183.46460535368</text:p>
          </table:table-cell>
          <table:table-cell office:value-type="float" office:value="7991.70537837687" calcext:value-type="float">
            <text:p>7991.70537837687</text:p>
          </table:table-cell>
          <table:table-cell office:value-type="float" office:value="8666.6574089491" calcext:value-type="float">
            <text:p>8666.6574089491</text:p>
          </table:table-cell>
        </table:table-row>
        <table:table-row table:style-name="ro1">
          <table:table-cell office:value-type="float" office:value="2.81" calcext:value-type="float">
            <text:p>2.81</text:p>
          </table:table-cell>
          <table:table-cell office:value-type="float" office:value="3228.25186566726" calcext:value-type="float">
            <text:p>3228.25186566726</text:p>
          </table:table-cell>
          <table:table-cell office:value-type="float" office:value="7992.03029113744" calcext:value-type="float">
            <text:p>7992.03029113744</text:p>
          </table:table-cell>
          <table:table-cell office:value-type="float" office:value="8666.65799156016" calcext:value-type="float">
            <text:p>8666.65799156016</text:p>
          </table:table-cell>
          <table:table-cell office:value-type="float" office:value="3205.86976072258" calcext:value-type="float">
            <text:p>3205.86976072258</text:p>
          </table:table-cell>
          <table:table-cell office:value-type="float" office:value="7992.03029113744" calcext:value-type="float">
            <text:p>7992.03029113744</text:p>
          </table:table-cell>
          <table:table-cell office:value-type="float" office:value="8666.65799156016" calcext:value-type="float">
            <text:p>8666.65799156016</text:p>
          </table:table-cell>
        </table:table-row>
        <table:table-row table:style-name="ro1">
          <table:table-cell office:value-type="float" office:value="2.82" calcext:value-type="float">
            <text:p>2.82</text:p>
          </table:table-cell>
          <table:table-cell office:value-type="float" office:value="3250.60844187201" calcext:value-type="float">
            <text:p>3250.60844187201</text:p>
          </table:table-cell>
          <table:table-cell office:value-type="float" office:value="7992.34248877331" calcext:value-type="float">
            <text:p>7992.34248877331</text:p>
          </table:table-cell>
          <table:table-cell office:value-type="float" office:value="8666.65853750611" calcext:value-type="float">
            <text:p>8666.65853750611</text:p>
          </table:table-cell>
          <table:table-cell office:value-type="float" office:value="3228.25186566726" calcext:value-type="float">
            <text:p>3228.25186566726</text:p>
          </table:table-cell>
          <table:table-cell office:value-type="float" office:value="7992.34248877331" calcext:value-type="float">
            <text:p>7992.34248877331</text:p>
          </table:table-cell>
          <table:table-cell office:value-type="float" office:value="8666.65853750611" calcext:value-type="float">
            <text:p>8666.65853750611</text:p>
          </table:table-cell>
        </table:table-row>
        <table:table-row table:style-name="ro1">
          <table:table-cell office:value-type="float" office:value="2.83" calcext:value-type="float">
            <text:p>2.83</text:p>
          </table:table-cell>
          <table:table-cell office:value-type="float" office:value="3272.9370224079" calcext:value-type="float">
            <text:p>3272.9370224079</text:p>
          </table:table-cell>
          <table:table-cell office:value-type="float" office:value="7992.64246794095" calcext:value-type="float">
            <text:p>7992.64246794095</text:p>
          </table:table-cell>
          <table:table-cell office:value-type="float" office:value="8666.65904909435" calcext:value-type="float">
            <text:p>8666.65904909435</text:p>
          </table:table-cell>
          <table:table-cell office:value-type="float" office:value="3250.60844187201" calcext:value-type="float">
            <text:p>3250.60844187201</text:p>
          </table:table-cell>
          <table:table-cell office:value-type="float" office:value="7992.64246794095" calcext:value-type="float">
            <text:p>7992.64246794095</text:p>
          </table:table-cell>
          <table:table-cell office:value-type="float" office:value="8666.65904909435" calcext:value-type="float">
            <text:p>8666.65904909435</text:p>
          </table:table-cell>
        </table:table-row>
        <table:table-row table:style-name="ro1">
          <table:table-cell office:value-type="float" office:value="2.84" calcext:value-type="float">
            <text:p>2.84</text:p>
          </table:table-cell>
          <table:table-cell office:value-type="float" office:value="3295.23515281073" calcext:value-type="float">
            <text:p>3295.23515281073</text:p>
          </table:table-cell>
          <table:table-cell office:value-type="float" office:value="7992.93070596924" calcext:value-type="float">
            <text:p>7992.93070596924</text:p>
          </table:table-cell>
          <table:table-cell office:value-type="float" office:value="8666.65952848711" calcext:value-type="float">
            <text:p>8666.65952848711</text:p>
          </table:table-cell>
          <table:table-cell office:value-type="float" office:value="3272.9370224079" calcext:value-type="float">
            <text:p>3272.9370224079</text:p>
          </table:table-cell>
          <table:table-cell office:value-type="float" office:value="7992.93070596924" calcext:value-type="float">
            <text:p>7992.93070596924</text:p>
          </table:table-cell>
          <table:table-cell office:value-type="float" office:value="8666.65952848711" calcext:value-type="float">
            <text:p>8666.65952848711</text:p>
          </table:table-cell>
        </table:table-row>
        <table:table-row table:style-name="ro1">
          <table:table-cell office:value-type="float" office:value="2.85" calcext:value-type="float">
            <text:p>2.85</text:p>
          </table:table-cell>
          <table:table-cell office:value-type="float" office:value="3317.50039214708" calcext:value-type="float">
            <text:p>3317.50039214708</text:p>
          </table:table-cell>
          <table:table-cell office:value-type="float" office:value="7993.20766160612" calcext:value-type="float">
            <text:p>7993.20766160612</text:p>
          </table:table-cell>
          <table:table-cell office:value-type="float" office:value="8666.65997771051" calcext:value-type="float">
            <text:p>8666.65997771051</text:p>
          </table:table-cell>
          <table:table-cell office:value-type="float" office:value="3295.23515281073" calcext:value-type="float">
            <text:p>3295.23515281073</text:p>
          </table:table-cell>
          <table:table-cell office:value-type="float" office:value="7993.20766160612" calcext:value-type="float">
            <text:p>7993.20766160612</text:p>
          </table:table-cell>
          <table:table-cell office:value-type="float" office:value="8666.65997771051" calcext:value-type="float">
            <text:p>8666.65997771051</text:p>
          </table:table-cell>
        </table:table-row>
        <table:table-row table:style-name="ro1">
          <table:table-cell office:value-type="float" office:value="2.86" calcext:value-type="float">
            <text:p>2.86</text:p>
          </table:table-cell>
          <table:table-cell office:value-type="float" office:value="3339.73031406775" calcext:value-type="float">
            <text:p>3339.73031406775</text:p>
          </table:table-cell>
          <table:table-cell office:value-type="float" office:value="7993.4737757367" calcext:value-type="float">
            <text:p>7993.4737757367</text:p>
          </table:table-cell>
          <table:table-cell office:value-type="float" office:value="8666.66039866318" calcext:value-type="float">
            <text:p>8666.66039866318</text:p>
          </table:table-cell>
          <table:table-cell office:value-type="float" office:value="3317.50039214708" calcext:value-type="float">
            <text:p>3317.50039214708</text:p>
          </table:table-cell>
          <table:table-cell office:value-type="float" office:value="7993.4737757367" calcext:value-type="float">
            <text:p>7993.4737757367</text:p>
          </table:table-cell>
          <table:table-cell office:value-type="float" office:value="8666.66039866318" calcext:value-type="float">
            <text:p>8666.66039866318</text:p>
          </table:table-cell>
        </table:table-row>
        <table:table-row table:style-name="ro1">
          <table:table-cell office:value-type="float" office:value="2.87" calcext:value-type="float">
            <text:p>2.87</text:p>
          </table:table-cell>
          <table:table-cell office:value-type="float" office:value="3361.92250784753" calcext:value-type="float">
            <text:p>3361.92250784753</text:p>
          </table:table-cell>
          <table:table-cell office:value-type="float" office:value="7993.72947207419" calcext:value-type="float">
            <text:p>7993.72947207419</text:p>
          </table:table-cell>
          <table:table-cell office:value-type="float" office:value="8666.66079312427" calcext:value-type="float">
            <text:p>8666.66079312427</text:p>
          </table:table-cell>
          <table:table-cell office:value-type="float" office:value="3339.73031406775" calcext:value-type="float">
            <text:p>3339.73031406775</text:p>
          </table:table-cell>
          <table:table-cell office:value-type="float" office:value="7993.72947207419" calcext:value-type="float">
            <text:p>7993.72947207419</text:p>
          </table:table-cell>
          <table:table-cell office:value-type="float" office:value="8666.66079312427" calcext:value-type="float">
            <text:p>8666.66079312427</text:p>
          </table:table-cell>
        </table:table-row>
        <table:table-row table:style-name="ro1">
          <table:table-cell office:value-type="float" office:value="2.88" calcext:value-type="float">
            <text:p>2.88</text:p>
          </table:table-cell>
          <table:table-cell office:value-type="float" office:value="3384.0745794103" calcext:value-type="float">
            <text:p>3384.0745794103</text:p>
          </table:table-cell>
          <table:table-cell office:value-type="float" office:value="7993.97515782429" calcext:value-type="float">
            <text:p>7993.97515782429</text:p>
          </table:table-cell>
          <table:table-cell office:value-type="float" office:value="8666.66116276096" calcext:value-type="float">
            <text:p>8666.66116276096</text:p>
          </table:table-cell>
          <table:table-cell office:value-type="float" office:value="3361.92250784753" calcext:value-type="float">
            <text:p>3361.92250784753</text:p>
          </table:table-cell>
          <table:table-cell office:value-type="float" office:value="7993.97515782429" calcext:value-type="float">
            <text:p>7993.97515782429</text:p>
          </table:table-cell>
          <table:table-cell office:value-type="float" office:value="8666.66116276096" calcext:value-type="float">
            <text:p>8666.66116276096</text:p>
          </table:table-cell>
        </table:table-row>
        <table:table-row table:style-name="ro1">
          <table:table-cell office:value-type="float" office:value="2.89" calcext:value-type="float">
            <text:p>2.89</text:p>
          </table:table-cell>
          <table:table-cell office:value-type="float" office:value="3406.18415233868" calcext:value-type="float">
            <text:p>3406.18415233868</text:p>
          </table:table-cell>
          <table:table-cell office:value-type="float" office:value="7994.21122432432" calcext:value-type="float">
            <text:p>7994.21122432432</text:p>
          </table:table-cell>
          <table:table-cell office:value-type="float" office:value="8666.6615091355" calcext:value-type="float">
            <text:p>8666.6615091355</text:p>
          </table:table-cell>
          <table:table-cell office:value-type="float" office:value="3384.0745794103" calcext:value-type="float">
            <text:p>3384.0745794103</text:p>
          </table:table-cell>
          <table:table-cell office:value-type="float" office:value="7994.21122432432" calcext:value-type="float">
            <text:p>7994.21122432432</text:p>
          </table:table-cell>
          <table:table-cell office:value-type="float" office:value="8666.6615091355" calcext:value-type="float">
            <text:p>8666.6615091355</text:p>
          </table:table-cell>
        </table:table-row>
        <table:table-row table:style-name="ro1">
          <table:table-cell office:value-type="float" office:value="2.9" calcext:value-type="float">
            <text:p>2.9</text:p>
          </table:table-cell>
          <table:table-cell office:value-type="float" office:value="3428.24886886732" calcext:value-type="float">
            <text:p>3428.24886886732</text:p>
          </table:table-cell>
          <table:table-cell office:value-type="float" office:value="7994.4380476579" calcext:value-type="float">
            <text:p>7994.4380476579</text:p>
          </table:table-cell>
          <table:table-cell office:value-type="float" office:value="8666.66183371184" calcext:value-type="float">
            <text:p>8666.66183371184</text:p>
          </table:table-cell>
          <table:table-cell office:value-type="float" office:value="3406.18415233868" calcext:value-type="float">
            <text:p>3406.18415233868</text:p>
          </table:table-cell>
          <table:table-cell office:value-type="float" office:value="7994.4380476579" calcext:value-type="float">
            <text:p>7994.4380476579</text:p>
          </table:table-cell>
          <table:table-cell office:value-type="float" office:value="8666.66183371184" calcext:value-type="float">
            <text:p>8666.66183371184</text:p>
          </table:table-cell>
        </table:table-row>
        <table:table-row table:style-name="ro1">
          <table:table-cell office:value-type="float" office:value="2.91" calcext:value-type="float">
            <text:p>2.91</text:p>
          </table:table-cell>
          <table:table-cell office:value-type="float" office:value="3450.26639085889" calcext:value-type="float">
            <text:p>3450.26639085889</text:p>
          </table:table-cell>
          <table:table-cell office:value-type="float" office:value="7994.65598924605" calcext:value-type="float">
            <text:p>7994.65598924605</text:p>
          </table:table-cell>
          <table:table-cell office:value-type="float" office:value="8666.66213786179" calcext:value-type="float">
            <text:p>8666.66213786179</text:p>
          </table:table-cell>
          <table:table-cell office:value-type="float" office:value="3428.24886886732" calcext:value-type="float">
            <text:p>3428.24886886732</text:p>
          </table:table-cell>
          <table:table-cell office:value-type="float" office:value="7994.65598924605" calcext:value-type="float">
            <text:p>7994.65598924605</text:p>
          </table:table-cell>
          <table:table-cell office:value-type="float" office:value="8666.66213786179" calcext:value-type="float">
            <text:p>8666.66213786179</text:p>
          </table:table-cell>
        </table:table-row>
        <table:table-row table:style-name="ro1">
          <table:table-cell office:value-type="float" office:value="2.92" calcext:value-type="float">
            <text:p>2.92</text:p>
          </table:table-cell>
          <table:table-cell office:value-type="float" office:value="3472.23440076207" calcext:value-type="float">
            <text:p>3472.23440076207</text:p>
          </table:table-cell>
          <table:table-cell office:value-type="float" office:value="7994.86539641572" calcext:value-type="float">
            <text:p>7994.86539641572</text:p>
          </table:table-cell>
          <table:table-cell office:value-type="float" office:value="8666.66242287083" calcext:value-type="float">
            <text:p>8666.66242287083</text:p>
          </table:table-cell>
          <table:table-cell office:value-type="float" office:value="3450.26639085889" calcext:value-type="float">
            <text:p>3450.26639085889</text:p>
          </table:table-cell>
          <table:table-cell office:value-type="float" office:value="7994.86539641572" calcext:value-type="float">
            <text:p>7994.86539641572</text:p>
          </table:table-cell>
          <table:table-cell office:value-type="float" office:value="8666.66242287083" calcext:value-type="float">
            <text:p>8666.66242287083</text:p>
          </table:table-cell>
        </table:table-row>
        <table:table-row table:style-name="ro1">
          <table:table-cell office:value-type="float" office:value="2.93" calcext:value-type="float">
            <text:p>2.93</text:p>
          </table:table-cell>
          <table:table-cell office:value-type="float" office:value="3494.15060255063" calcext:value-type="float">
            <text:p>3494.15060255063</text:p>
          </table:table-cell>
          <table:table-cell office:value-type="float" office:value="7995.06660294647" calcext:value-type="float">
            <text:p>7995.06660294647</text:p>
          </table:table-cell>
          <table:table-cell office:value-type="float" office:value="8666.66268994354" calcext:value-type="float">
            <text:p>8666.66268994354</text:p>
          </table:table-cell>
          <table:table-cell office:value-type="float" office:value="3472.23440076207" calcext:value-type="float">
            <text:p>3472.23440076207</text:p>
          </table:table-cell>
          <table:table-cell office:value-type="float" office:value="7995.06660294647" calcext:value-type="float">
            <text:p>7995.06660294647</text:p>
          </table:table-cell>
          <table:table-cell office:value-type="float" office:value="8666.66268994354" calcext:value-type="float">
            <text:p>8666.66268994354</text:p>
          </table:table-cell>
        </table:table-row>
        <table:table-row table:style-name="ro1">
          <table:table-cell office:value-type="float" office:value="2.94" calcext:value-type="float">
            <text:p>2.94</text:p>
          </table:table-cell>
          <table:table-cell office:value-type="float" office:value="3516.01272264287" calcext:value-type="float">
            <text:p>3516.01272264287</text:p>
          </table:table-cell>
          <table:table-cell office:value-type="float" office:value="7995.25992959617" calcext:value-type="float">
            <text:p>7995.25992959617</text:p>
          </table:table-cell>
          <table:table-cell office:value-type="float" office:value="8666.66294020871" calcext:value-type="float">
            <text:p>8666.66294020871</text:p>
          </table:table-cell>
          <table:table-cell office:value-type="float" office:value="3494.15060255063" calcext:value-type="float">
            <text:p>3494.15060255063</text:p>
          </table:table-cell>
          <table:table-cell office:value-type="float" office:value="7995.25992959617" calcext:value-type="float">
            <text:p>7995.25992959617</text:p>
          </table:table-cell>
          <table:table-cell office:value-type="float" office:value="8666.66294020871" calcext:value-type="float">
            <text:p>8666.66294020871</text:p>
          </table:table-cell>
        </table:table-row>
        <table:table-row table:style-name="ro1">
          <table:table-cell office:value-type="float" office:value="2.95" calcext:value-type="float">
            <text:p>2.95</text:p>
          </table:table-cell>
          <table:table-cell office:value-type="float" office:value="3537.81851080076" calcext:value-type="float">
            <text:p>3537.81851080076</text:p>
          </table:table-cell>
          <table:table-cell office:value-type="float" office:value="7995.44568460656" calcext:value-type="float">
            <text:p>7995.44568460656</text:p>
          </table:table-cell>
          <table:table-cell office:value-type="float" office:value="8666.66317472406" calcext:value-type="float">
            <text:p>8666.66317472406</text:p>
          </table:table-cell>
          <table:table-cell office:value-type="float" office:value="3516.01272264287" calcext:value-type="float">
            <text:p>3516.01272264287</text:p>
          </table:table-cell>
          <table:table-cell office:value-type="float" office:value="7995.44568460656" calcext:value-type="float">
            <text:p>7995.44568460656</text:p>
          </table:table-cell>
          <table:table-cell office:value-type="float" office:value="8666.66317472406" calcext:value-type="float">
            <text:p>8666.66317472406</text:p>
          </table:table-cell>
        </table:table-row>
        <table:table-row table:style-name="ro1">
          <table:table-cell office:value-type="float" office:value="2.96" calcext:value-type="float">
            <text:p>2.96</text:p>
          </table:table-cell>
          <table:table-cell office:value-type="float" office:value="3559.56574100791" calcext:value-type="float">
            <text:p>3559.56574100791</text:p>
          </table:table-cell>
          <table:table-cell office:value-type="float" office:value="7995.62416418932" calcext:value-type="float">
            <text:p>7995.62416418932</text:p>
          </table:table-cell>
          <table:table-cell office:value-type="float" office:value="8666.66339448079" calcext:value-type="float">
            <text:p>8666.66339448079</text:p>
          </table:table-cell>
          <table:table-cell office:value-type="float" office:value="3537.81851080076" calcext:value-type="float">
            <text:p>3537.81851080076</text:p>
          </table:table-cell>
          <table:table-cell office:value-type="float" office:value="7995.62416418932" calcext:value-type="float">
            <text:p>7995.62416418932</text:p>
          </table:table-cell>
          <table:table-cell office:value-type="float" office:value="8666.66339448079" calcext:value-type="float">
            <text:p>8666.66339448079</text:p>
          </table:table-cell>
        </table:table-row>
        <table:table-row table:style-name="ro1">
          <table:table-cell office:value-type="float" office:value="2.97" calcext:value-type="float">
            <text:p>2.97</text:p>
          </table:table-cell>
          <table:table-cell office:value-type="float" office:value="3581.25221232584" calcext:value-type="float">
            <text:p>3581.25221232584</text:p>
          </table:table-cell>
          <table:table-cell office:value-type="float" office:value="7995.79565299344" calcext:value-type="float">
            <text:p>7995.79565299344</text:p>
          </table:table-cell>
          <table:table-cell office:value-type="float" office:value="8666.66360040767" calcext:value-type="float">
            <text:p>8666.66360040767</text:p>
          </table:table-cell>
          <table:table-cell office:value-type="float" office:value="3559.56574100791" calcext:value-type="float">
            <text:p>3559.56574100791</text:p>
          </table:table-cell>
          <table:table-cell office:value-type="float" office:value="7995.79565299344" calcext:value-type="float">
            <text:p>7995.79565299344</text:p>
          </table:table-cell>
          <table:table-cell office:value-type="float" office:value="8666.66360040767" calcext:value-type="float">
            <text:p>8666.66360040767</text:p>
          </table:table-cell>
        </table:table-row>
        <table:table-row table:style-name="ro1">
          <table:table-cell office:value-type="float" office:value="2.98" calcext:value-type="float">
            <text:p>2.98</text:p>
          </table:table-cell>
          <table:table-cell office:value-type="float" office:value="3602.87574972782" calcext:value-type="float">
            <text:p>3602.87574972782</text:p>
          </table:table-cell>
          <table:table-cell office:value-type="float" office:value="7995.96042455464" calcext:value-type="float">
            <text:p>7995.96042455464</text:p>
          </table:table-cell>
          <table:table-cell office:value-type="float" office:value="8666.66379337507" calcext:value-type="float">
            <text:p>8666.66379337507</text:p>
          </table:table-cell>
          <table:table-cell office:value-type="float" office:value="3581.25221232584" calcext:value-type="float">
            <text:p>3581.25221232584</text:p>
          </table:table-cell>
          <table:table-cell office:value-type="float" office:value="7995.96042455464" calcext:value-type="float">
            <text:p>7995.96042455464</text:p>
          </table:table-cell>
          <table:table-cell office:value-type="float" office:value="8666.66379337507" calcext:value-type="float">
            <text:p>8666.66379337507</text:p>
          </table:table-cell>
        </table:table-row>
        <table:table-row table:style-name="ro1">
          <table:table-cell office:value-type="float" office:value="2.99" calcext:value-type="float">
            <text:p>2.99</text:p>
          </table:table-cell>
          <table:table-cell office:value-type="float" office:value="3624.4342049097" calcext:value-type="float">
            <text:p>3624.4342049097</text:p>
          </table:table-cell>
          <table:table-cell office:value-type="float" office:value="7996.11874172742" calcext:value-type="float">
            <text:p>7996.11874172742</text:p>
          </table:table-cell>
          <table:table-cell office:value-type="float" office:value="8666.66397419854" calcext:value-type="float">
            <text:p>8666.66397419854</text:p>
          </table:table-cell>
          <table:table-cell office:value-type="float" office:value="3602.87574972782" calcext:value-type="float">
            <text:p>3602.87574972782</text:p>
          </table:table-cell>
          <table:table-cell office:value-type="float" office:value="7996.11874172742" calcext:value-type="float">
            <text:p>7996.11874172742</text:p>
          </table:table-cell>
          <table:table-cell office:value-type="float" office:value="8666.66397419854" calcext:value-type="float">
            <text:p>8666.6639741985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645.92545707718" calcext:value-type="float">
            <text:p>3645.92545707718</text:p>
          </table:table-cell>
          <table:table-cell office:value-type="float" office:value="7996.27085710052" calcext:value-type="float">
            <text:p>7996.27085710052</text:p>
          </table:table-cell>
          <table:table-cell office:value-type="float" office:value="8666.66414364234" calcext:value-type="float">
            <text:p>8666.66414364234</text:p>
          </table:table-cell>
          <table:table-cell office:value-type="float" office:value="3624.4342049097" calcext:value-type="float">
            <text:p>3624.4342049097</text:p>
          </table:table-cell>
          <table:table-cell office:value-type="float" office:value="7996.27085710052" calcext:value-type="float">
            <text:p>7996.27085710052</text:p>
          </table:table-cell>
          <table:table-cell office:value-type="float" office:value="8666.66414364234" calcext:value-type="float">
            <text:p>8666.66414364234</text:p>
          </table:table-cell>
        </table:table-row>
        <table:table-row table:style-name="ro1">
          <table:table-cell office:value-type="float" office:value="3.01" calcext:value-type="float">
            <text:p>3.01</text:p>
          </table:table-cell>
          <table:table-cell office:value-type="float" office:value="3667.34741370893" calcext:value-type="float">
            <text:p>3667.34741370893</text:p>
          </table:table-cell>
          <table:table-cell office:value-type="float" office:value="7996.41701339626" calcext:value-type="float">
            <text:p>7996.41701339626</text:p>
          </table:table-cell>
          <table:table-cell office:value-type="float" office:value="8666.66430242261" calcext:value-type="float">
            <text:p>8666.66430242261</text:p>
          </table:table-cell>
          <table:table-cell office:value-type="float" office:value="3645.92545707718" calcext:value-type="float">
            <text:p>3645.92545707718</text:p>
          </table:table-cell>
          <table:table-cell office:value-type="float" office:value="7996.41701339626" calcext:value-type="float">
            <text:p>7996.41701339626</text:p>
          </table:table-cell>
          <table:table-cell office:value-type="float" office:value="8666.66430242261" calcext:value-type="float">
            <text:p>8666.66430242261</text:p>
          </table:table-cell>
        </table:table-row>
        <table:table-row table:style-name="ro1">
          <table:table-cell office:value-type="float" office:value="3.02" calcext:value-type="float">
            <text:p>3.02</text:p>
          </table:table-cell>
          <table:table-cell office:value-type="float" office:value="3688.69801129506" calcext:value-type="float">
            <text:p>3688.69801129506</text:p>
          </table:table-cell>
          <table:table-cell office:value-type="float" office:value="7996.55744385452" calcext:value-type="float">
            <text:p>7996.55744385452</text:p>
          </table:table-cell>
          <table:table-cell office:value-type="float" office:value="8666.66445121045" calcext:value-type="float">
            <text:p>8666.66445121045</text:p>
          </table:table-cell>
          <table:table-cell office:value-type="float" office:value="3667.34741370893" calcext:value-type="float">
            <text:p>3667.34741370893</text:p>
          </table:table-cell>
          <table:table-cell office:value-type="float" office:value="7996.55744385452" calcext:value-type="float">
            <text:p>7996.55744385452</text:p>
          </table:table-cell>
          <table:table-cell office:value-type="float" office:value="8666.66445121045" calcext:value-type="float">
            <text:p>8666.66445121045</text:p>
          </table:table-cell>
        </table:table-row>
        <table:table-row table:style-name="ro1">
          <table:table-cell office:value-type="float" office:value="3.03" calcext:value-type="float">
            <text:p>3.03</text:p>
          </table:table-cell>
          <table:table-cell office:value-type="float" office:value="3709.97521605056" calcext:value-type="float">
            <text:p>3709.97521605056</text:p>
          </table:table-cell>
          <table:table-cell office:value-type="float" office:value="7996.6923726019" calcext:value-type="float">
            <text:p>7996.6923726019</text:p>
          </table:table-cell>
          <table:table-cell office:value-type="float" office:value="8666.6645906347" calcext:value-type="float">
            <text:p>8666.6645906347</text:p>
          </table:table-cell>
          <table:table-cell office:value-type="float" office:value="3688.69801129506" calcext:value-type="float">
            <text:p>3688.69801129506</text:p>
          </table:table-cell>
          <table:table-cell office:value-type="float" office:value="7996.6923726019" calcext:value-type="float">
            <text:p>7996.6923726019</text:p>
          </table:table-cell>
          <table:table-cell office:value-type="float" office:value="8666.6645906347" calcext:value-type="float">
            <text:p>8666.6645906347</text:p>
          </table:table-cell>
        </table:table-row>
        <table:table-row table:style-name="ro1">
          <table:table-cell office:value-type="float" office:value="3.04" calcext:value-type="float">
            <text:p>3.04</text:p>
          </table:table-cell>
          <table:table-cell office:value-type="float" office:value="3731.17702460311" calcext:value-type="float">
            <text:p>3731.17702460311</text:p>
          </table:table-cell>
          <table:table-cell office:value-type="float" office:value="7996.82201500659" calcext:value-type="float">
            <text:p>7996.82201500659</text:p>
          </table:table-cell>
          <table:table-cell office:value-type="float" office:value="8666.66472128463" calcext:value-type="float">
            <text:p>8666.66472128463</text:p>
          </table:table-cell>
          <table:table-cell office:value-type="float" office:value="3709.97521605056" calcext:value-type="float">
            <text:p>3709.97521605056</text:p>
          </table:table-cell>
          <table:table-cell office:value-type="float" office:value="7996.82201500659" calcext:value-type="float">
            <text:p>7996.82201500659</text:p>
          </table:table-cell>
          <table:table-cell office:value-type="float" office:value="8666.66472128463" calcext:value-type="float">
            <text:p>8666.66472128463</text:p>
          </table:table-cell>
        </table:table-row>
        <table:table-row table:style-name="ro1">
          <table:table-cell office:value-type="float" office:value="3.05" calcext:value-type="float">
            <text:p>3.05</text:p>
          </table:table-cell>
          <table:table-cell office:value-type="float" office:value="3752.30146465501" calcext:value-type="float">
            <text:p>3752.30146465501</text:p>
          </table:table-cell>
          <table:table-cell office:value-type="float" office:value="7996.94657801946" calcext:value-type="float">
            <text:p>7996.94657801946</text:p>
          </table:table-cell>
          <table:table-cell office:value-type="float" office:value="8666.66484371243" calcext:value-type="float">
            <text:p>8666.66484371243</text:p>
          </table:table-cell>
          <table:table-cell office:value-type="float" office:value="3731.17702460311" calcext:value-type="float">
            <text:p>3731.17702460311</text:p>
          </table:table-cell>
          <table:table-cell office:value-type="float" office:value="7996.94657801946" calcext:value-type="float">
            <text:p>7996.94657801946</text:p>
          </table:table-cell>
          <table:table-cell office:value-type="float" office:value="8666.66484371243" calcext:value-type="float">
            <text:p>8666.66484371243</text:p>
          </table:table-cell>
        </table:table-row>
        <table:table-row table:style-name="ro1">
          <table:table-cell office:value-type="float" office:value="3.06" calcext:value-type="float">
            <text:p>3.06</text:p>
          </table:table-cell>
          <table:table-cell office:value-type="float" office:value="3773.34659561886" calcext:value-type="float">
            <text:p>3773.34659561886</text:p>
          </table:table-cell>
          <table:table-cell office:value-type="float" office:value="7997.06626050207" calcext:value-type="float">
            <text:p>7997.06626050207</text:p>
          </table:table-cell>
          <table:table-cell office:value-type="float" office:value="8666.66495843554" calcext:value-type="float">
            <text:p>8666.66495843554</text:p>
          </table:table-cell>
          <table:table-cell office:value-type="float" office:value="3752.30146465501" calcext:value-type="float">
            <text:p>3752.30146465501</text:p>
          </table:table-cell>
          <table:table-cell office:value-type="float" office:value="7997.06626050207" calcext:value-type="float">
            <text:p>7997.06626050207</text:p>
          </table:table-cell>
          <table:table-cell office:value-type="float" office:value="8666.66495843554" calcext:value-type="float">
            <text:p>8666.66495843554</text:p>
          </table:table-cell>
        </table:table-row>
        <table:table-row table:style-name="ro1">
          <table:table-cell office:value-type="float" office:value="3.07" calcext:value-type="float">
            <text:p>3.07</text:p>
          </table:table-cell>
          <table:table-cell office:value-type="float" office:value="3794.31050922652" calcext:value-type="float">
            <text:p>3794.31050922652</text:p>
          </table:table-cell>
          <table:table-cell office:value-type="float" office:value="7997.18125354185" calcext:value-type="float">
            <text:p>7997.18125354185</text:p>
          </table:table-cell>
          <table:table-cell office:value-type="float" office:value="8666.66506593884" calcext:value-type="float">
            <text:p>8666.66506593884</text:p>
          </table:table-cell>
          <table:table-cell office:value-type="float" office:value="3773.34659561886" calcext:value-type="float">
            <text:p>3773.34659561886</text:p>
          </table:table-cell>
          <table:table-cell office:value-type="float" office:value="7997.18125354185" calcext:value-type="float">
            <text:p>7997.18125354185</text:p>
          </table:table-cell>
          <table:table-cell office:value-type="float" office:value="8666.66506593884" calcext:value-type="float">
            <text:p>8666.66506593884</text:p>
          </table:table-cell>
        </table:table-row>
        <table:table-row table:style-name="ro1">
          <table:table-cell office:value-type="float" office:value="3.08" calcext:value-type="float">
            <text:p>3.08</text:p>
          </table:table-cell>
          <table:table-cell office:value-type="float" office:value="3815.19133011125" calcext:value-type="float">
            <text:p>3815.19133011125</text:p>
          </table:table-cell>
          <table:table-cell office:value-type="float" office:value="7997.2917407552" calcext:value-type="float">
            <text:p>7997.2917407552</text:p>
          </table:table-cell>
          <table:table-cell office:value-type="float" office:value="8666.66516667668" calcext:value-type="float">
            <text:p>8666.66516667668</text:p>
          </table:table-cell>
          <table:table-cell office:value-type="float" office:value="3794.31050922652" calcext:value-type="float">
            <text:p>3794.31050922652</text:p>
          </table:table-cell>
          <table:table-cell office:value-type="float" office:value="7997.2917407552" calcext:value-type="float">
            <text:p>7997.2917407552</text:p>
          </table:table-cell>
          <table:table-cell office:value-type="float" office:value="8666.66516667668" calcext:value-type="float">
            <text:p>8666.66516667668</text:p>
          </table:table-cell>
        </table:table-row>
        <table:table-row table:style-name="ro1">
          <table:table-cell office:value-type="float" office:value="3.09" calcext:value-type="float">
            <text:p>3.09</text:p>
          </table:table-cell>
          <table:table-cell office:value-type="float" office:value="3835.98721636269" calcext:value-type="float">
            <text:p>3835.98721636269</text:p>
          </table:table-cell>
          <table:table-cell office:value-type="float" office:value="7997.39789857869" calcext:value-type="float">
            <text:p>7997.39789857869</text:p>
          </table:table-cell>
          <table:table-cell office:value-type="float" office:value="8666.66526107484" calcext:value-type="float">
            <text:p>8666.66526107484</text:p>
          </table:table-cell>
          <table:table-cell office:value-type="float" office:value="3815.19133011125" calcext:value-type="float">
            <text:p>3815.19133011125</text:p>
          </table:table-cell>
          <table:table-cell office:value-type="float" office:value="7997.39789857869" calcext:value-type="float">
            <text:p>7997.39789857869</text:p>
          </table:table-cell>
          <table:table-cell office:value-type="float" office:value="8666.66526107484" calcext:value-type="float">
            <text:p>8666.66526107484</text:p>
          </table:table-cell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3856.69636005443" calcext:value-type="float">
            <text:p>3856.69636005443</text:p>
          </table:table-cell>
          <table:table-cell office:value-type="float" office:value="7997.49989654916" calcext:value-type="float">
            <text:p>7997.49989654916</text:p>
          </table:table-cell>
          <table:table-cell office:value-type="float" office:value="8666.66534953229" calcext:value-type="float">
            <text:p>8666.66534953229</text:p>
          </table:table-cell>
          <table:table-cell office:value-type="float" office:value="3835.98721636269" calcext:value-type="float">
            <text:p>3835.98721636269</text:p>
          </table:table-cell>
          <table:table-cell office:value-type="float" office:value="7997.49989654916" calcext:value-type="float">
            <text:p>7997.49989654916</text:p>
          </table:table-cell>
          <table:table-cell office:value-type="float" office:value="8666.66534953229" calcext:value-type="float">
            <text:p>8666.66534953229</text:p>
          </table:table-cell>
        </table:table-row>
        <table:table-row table:style-name="ro1">
          <table:table-cell office:value-type="float" office:value="3.11" calcext:value-type="float">
            <text:p>3.11</text:p>
          </table:table-cell>
          <table:table-cell office:value-type="float" office:value="3877.31698774407" calcext:value-type="float">
            <text:p>3877.31698774407</text:p>
          </table:table-cell>
          <table:table-cell office:value-type="float" office:value="7997.59789757274" calcext:value-type="float">
            <text:p>7997.59789757274</text:p>
          </table:table-cell>
          <table:table-cell office:value-type="float" office:value="8666.66543242288" calcext:value-type="float">
            <text:p>8666.66543242288</text:p>
          </table:table-cell>
          <table:table-cell office:value-type="float" office:value="3856.69636005443" calcext:value-type="float">
            <text:p>3856.69636005443</text:p>
          </table:table-cell>
          <table:table-cell office:value-type="float" office:value="7997.59789757274" calcext:value-type="float">
            <text:p>7997.59789757274</text:p>
          </table:table-cell>
          <table:table-cell office:value-type="float" office:value="8666.66543242288" calcext:value-type="float">
            <text:p>8666.66543242288</text:p>
          </table:table-cell>
        </table:table-row>
        <table:table-row table:style-name="ro1">
          <table:table-cell office:value-type="float" office:value="3.12" calcext:value-type="float">
            <text:p>3.12</text:p>
          </table:table-cell>
          <table:table-cell office:value-type="float" office:value="3897.84736094562" calcext:value-type="float">
            <text:p>3897.84736094562</text:p>
          </table:table-cell>
          <table:table-cell office:value-type="float" office:value="7997.69205818364" calcext:value-type="float">
            <text:p>7997.69205818364</text:p>
          </table:table-cell>
          <table:table-cell office:value-type="float" office:value="8666.66551009697" calcext:value-type="float">
            <text:p>8666.66551009697</text:p>
          </table:table-cell>
          <table:table-cell office:value-type="float" office:value="3877.31698774407" calcext:value-type="float">
            <text:p>3877.31698774407</text:p>
          </table:table-cell>
          <table:table-cell office:value-type="float" office:value="7997.69205818364" calcext:value-type="float">
            <text:p>7997.69205818364</text:p>
          </table:table-cell>
          <table:table-cell office:value-type="float" office:value="8666.66551009697" calcext:value-type="float">
            <text:p>8666.66551009697</text:p>
          </table:table-cell>
        </table:table-row>
        <table:table-row table:style-name="ro1">
          <table:table-cell office:value-type="float" office:value="3.13" calcext:value-type="float">
            <text:p>3.13</text:p>
          </table:table-cell>
          <table:table-cell office:value-type="float" office:value="3918.28577657404" calcext:value-type="float">
            <text:p>3918.28577657404</text:p>
          </table:table-cell>
          <table:table-cell office:value-type="float" office:value="7997.78252879271" calcext:value-type="float">
            <text:p>7997.78252879271</text:p>
          </table:table-cell>
          <table:table-cell office:value-type="float" office:value="8666.66558288282" calcext:value-type="float">
            <text:p>8666.66558288282</text:p>
          </table:table-cell>
          <table:table-cell office:value-type="float" office:value="3897.84736094562" calcext:value-type="float">
            <text:p>3897.84736094562</text:p>
          </table:table-cell>
          <table:table-cell office:value-type="float" office:value="7997.78252879271" calcext:value-type="float">
            <text:p>7997.78252879271</text:p>
          </table:table-cell>
          <table:table-cell office:value-type="float" office:value="8666.66558288282" calcext:value-type="float">
            <text:p>8666.66558288282</text:p>
          </table:table-cell>
        </table:table-row>
        <table:table-row table:style-name="ro1">
          <table:table-cell office:value-type="float" office:value="3.14" calcext:value-type="float">
            <text:p>3.14</text:p>
          </table:table-cell>
          <table:table-cell office:value-type="float" office:value="3938.63056736198" calcext:value-type="float">
            <text:p>3938.63056736198</text:p>
          </table:table-cell>
          <table:table-cell office:value-type="float" office:value="7997.8694539265" calcext:value-type="float">
            <text:p>7997.8694539265</text:p>
          </table:table-cell>
          <table:table-cell office:value-type="float" office:value="8666.66565108808" calcext:value-type="float">
            <text:p>8666.66565108808</text:p>
          </table:table-cell>
          <table:table-cell office:value-type="float" office:value="3918.28577657404" calcext:value-type="float">
            <text:p>3918.28577657404</text:p>
          </table:table-cell>
          <table:table-cell office:value-type="float" office:value="7997.8694539265" calcext:value-type="float">
            <text:p>7997.8694539265</text:p>
          </table:table-cell>
          <table:table-cell office:value-type="float" office:value="8666.66565108808" calcext:value-type="float">
            <text:p>8666.66565108808</text:p>
          </table:table-cell>
        </table:table-row>
        <table:table-row table:style-name="ro1">
          <table:table-cell office:value-type="float" office:value="3.15" calcext:value-type="float">
            <text:p>3.15</text:p>
          </table:table-cell>
          <table:table-cell office:value-type="float" office:value="3958.88010224861" calcext:value-type="float">
            <text:p>3958.88010224861</text:p>
          </table:table-cell>
          <table:table-cell office:value-type="float" office:value="7997.95297245689" calcext:value-type="float">
            <text:p>7997.95297245689</text:p>
          </table:table-cell>
          <table:table-cell office:value-type="float" office:value="8666.66571500101" calcext:value-type="float">
            <text:p>8666.66571500101</text:p>
          </table:table-cell>
          <table:table-cell office:value-type="float" office:value="3938.63056736198" calcext:value-type="float">
            <text:p>3938.63056736198</text:p>
          </table:table-cell>
          <table:table-cell office:value-type="float" office:value="7997.95297245689" calcext:value-type="float">
            <text:p>7997.95297245689</text:p>
          </table:table-cell>
          <table:table-cell office:value-type="float" office:value="8666.66571500101" calcext:value-type="float">
            <text:p>8666.66571500101</text:p>
          </table:table-cell>
        </table:table-row>
        <table:table-row table:style-name="ro1">
          <table:table-cell office:value-type="float" office:value="3.16" calcext:value-type="float">
            <text:p>3.16</text:p>
          </table:table-cell>
          <table:table-cell office:value-type="float" office:value="3979.03278674055" calcext:value-type="float">
            <text:p>3979.03278674055</text:p>
          </table:table-cell>
          <table:table-cell office:value-type="float" office:value="7998.03321782193" calcext:value-type="float">
            <text:p>7998.03321782193</text:p>
          </table:table-cell>
          <table:table-cell office:value-type="float" office:value="8666.66577489174" calcext:value-type="float">
            <text:p>8666.66577489174</text:p>
          </table:table-cell>
          <table:table-cell office:value-type="float" office:value="3958.88010224861" calcext:value-type="float">
            <text:p>3958.88010224861</text:p>
          </table:table-cell>
          <table:table-cell office:value-type="float" office:value="7998.03321782193" calcext:value-type="float">
            <text:p>7998.03321782193</text:p>
          </table:table-cell>
          <table:table-cell office:value-type="float" office:value="8666.66577489174" calcext:value-type="float">
            <text:p>8666.66577489174</text:p>
          </table:table-cell>
        </table:table-row>
        <table:table-row table:style-name="ro1">
          <table:table-cell office:value-type="float" office:value="3.17" calcext:value-type="float">
            <text:p>3.17</text:p>
          </table:table-cell>
          <table:table-cell office:value-type="float" office:value="3999.08706324497" calcext:value-type="float">
            <text:p>3999.08706324497</text:p>
          </table:table-cell>
          <table:table-cell office:value-type="float" office:value="7998.11031823799" calcext:value-type="float">
            <text:p>7998.11031823799</text:p>
          </table:table-cell>
          <table:table-cell office:value-type="float" office:value="8666.66583101339" calcext:value-type="float">
            <text:p>8666.66583101339</text:p>
          </table:table-cell>
          <table:table-cell office:value-type="float" office:value="3979.03278674055" calcext:value-type="float">
            <text:p>3979.03278674055</text:p>
          </table:table-cell>
          <table:table-cell office:value-type="float" office:value="7998.11031823799" calcext:value-type="float">
            <text:p>7998.11031823799</text:p>
          </table:table-cell>
          <table:table-cell office:value-type="float" office:value="8666.66583101339" calcext:value-type="float">
            <text:p>8666.66583101339</text:p>
          </table:table-cell>
        </table:table-row>
        <table:table-row table:style-name="ro1">
          <table:table-cell office:value-type="float" office:value="3.18" calcext:value-type="float">
            <text:p>3.18</text:p>
          </table:table-cell>
          <table:table-cell office:value-type="float" office:value="4019.0414113748" calcext:value-type="float">
            <text:p>4019.0414113748</text:p>
          </table:table-cell>
          <table:table-cell office:value-type="float" office:value="7998.1843969037" calcext:value-type="float">
            <text:p>7998.1843969037</text:p>
          </table:table-cell>
          <table:table-cell office:value-type="float" office:value="8666.66588360317" calcext:value-type="float">
            <text:p>8666.66588360317</text:p>
          </table:table-cell>
          <table:table-cell office:value-type="float" office:value="3999.08706324497" calcext:value-type="float">
            <text:p>3999.08706324497</text:p>
          </table:table-cell>
          <table:table-cell office:value-type="float" office:value="7998.1843969037" calcext:value-type="float">
            <text:p>7998.1843969037</text:p>
          </table:table-cell>
          <table:table-cell office:value-type="float" office:value="8666.66588360317" calcext:value-type="float">
            <text:p>8666.66588360317</text:p>
          </table:table-cell>
        </table:table-row>
        <table:table-row table:style-name="ro1">
          <table:table-cell office:value-type="float" office:value="3.19" calcext:value-type="float">
            <text:p>3.19</text:p>
          </table:table-cell>
          <table:table-cell office:value-type="float" office:value="4038.89434822642" calcext:value-type="float">
            <text:p>4038.89434822642</text:p>
          </table:table-cell>
          <table:table-cell office:value-type="float" office:value="7998.25557219598" calcext:value-type="float">
            <text:p>7998.25557219598</text:p>
          </table:table-cell>
          <table:table-cell office:value-type="float" office:value="8666.66593288333" calcext:value-type="float">
            <text:p>8666.66593288333</text:p>
          </table:table-cell>
          <table:table-cell office:value-type="float" office:value="4019.0414113748" calcext:value-type="float">
            <text:p>4019.0414113748</text:p>
          </table:table-cell>
          <table:table-cell office:value-type="float" office:value="7998.25557219598" calcext:value-type="float">
            <text:p>7998.25557219598</text:p>
          </table:table-cell>
          <table:table-cell office:value-type="float" office:value="8666.66593288333" calcext:value-type="float">
            <text:p>8666.66593288333</text:p>
          </table:table-cell>
        </table:table-row>
        <table:table-row table:style-name="ro1">
          <table:table-cell office:value-type="float" office:value="3.2" calcext:value-type="float">
            <text:p>3.2</text:p>
          </table:table-cell>
          <table:table-cell office:value-type="float" office:value="4058.64442862959" calcext:value-type="float">
            <text:p>4058.64442862959</text:p>
          </table:table-cell>
          <table:table-cell office:value-type="float" office:value="7998.32395785837" calcext:value-type="float">
            <text:p>7998.32395785837</text:p>
          </table:table-cell>
          <table:table-cell office:value-type="float" office:value="8666.66597906217" calcext:value-type="float">
            <text:p>8666.66597906217</text:p>
          </table:table-cell>
          <table:table-cell office:value-type="float" office:value="4038.89434822642" calcext:value-type="float">
            <text:p>4038.89434822642</text:p>
          </table:table-cell>
          <table:table-cell office:value-type="float" office:value="7998.32395785837" calcext:value-type="float">
            <text:p>7998.32395785837</text:p>
          </table:table-cell>
          <table:table-cell office:value-type="float" office:value="8666.66597906217" calcext:value-type="float">
            <text:p>8666.66597906217</text:p>
          </table:table-cell>
        </table:table-row>
        <table:table-row table:style-name="ro1">
          <table:table-cell office:value-type="float" office:value="3.21" calcext:value-type="float">
            <text:p>3.21</text:p>
          </table:table-cell>
          <table:table-cell office:value-type="float" office:value="4078.29024537014" calcext:value-type="float">
            <text:p>4078.29024537014</text:p>
          </table:table-cell>
          <table:table-cell office:value-type="float" office:value="7998.38966318213" calcext:value-type="float">
            <text:p>7998.38966318213</text:p>
          </table:table-cell>
          <table:table-cell office:value-type="float" office:value="8666.66602233487" calcext:value-type="float">
            <text:p>8666.66602233487</text:p>
          </table:table-cell>
          <table:table-cell office:value-type="float" office:value="4058.64442862959" calcext:value-type="float">
            <text:p>4058.64442862959</text:p>
          </table:table-cell>
          <table:table-cell office:value-type="float" office:value="7998.38966318213" calcext:value-type="float">
            <text:p>7998.38966318213</text:p>
          </table:table-cell>
          <table:table-cell office:value-type="float" office:value="8666.66602233487" calcext:value-type="float">
            <text:p>8666.66602233487</text:p>
          </table:table-cell>
        </table:table-row>
        <table:table-row table:style-name="ro1">
          <table:table-cell office:value-type="float" office:value="3.22" calcext:value-type="float">
            <text:p>3.22</text:p>
          </table:table-cell>
          <table:table-cell office:value-type="float" office:value="4097.83042938537" calcext:value-type="float">
            <text:p>4097.83042938537</text:p>
          </table:table-cell>
          <table:table-cell office:value-type="float" office:value="7998.45279318015" calcext:value-type="float">
            <text:p>7998.45279318015</text:p>
          </table:table-cell>
          <table:table-cell office:value-type="float" office:value="8666.6660628843" calcext:value-type="float">
            <text:p>8666.6660628843</text:p>
          </table:table-cell>
          <table:table-cell office:value-type="float" office:value="4078.29024537014" calcext:value-type="float">
            <text:p>4078.29024537014</text:p>
          </table:table-cell>
          <table:table-cell office:value-type="float" office:value="7998.45279318015" calcext:value-type="float">
            <text:p>7998.45279318015</text:p>
          </table:table-cell>
          <table:table-cell office:value-type="float" office:value="8666.6660628843" calcext:value-type="float">
            <text:p>8666.6660628843</text:p>
          </table:table-cell>
        </table:table-row>
        <table:table-row table:style-name="ro1">
          <table:table-cell office:value-type="float" office:value="3.23" calcext:value-type="float">
            <text:p>3.23</text:p>
          </table:table-cell>
          <table:table-cell office:value-type="float" office:value="4117.2636499325" calcext:value-type="float">
            <text:p>4117.2636499325</text:p>
          </table:table-cell>
          <table:table-cell office:value-type="float" office:value="7998.51344875426" calcext:value-type="float">
            <text:p>7998.51344875426</text:p>
          </table:table-cell>
          <table:table-cell office:value-type="float" office:value="8666.66610088185" calcext:value-type="float">
            <text:p>8666.66610088185</text:p>
          </table:table-cell>
          <table:table-cell office:value-type="float" office:value="4097.83042938537" calcext:value-type="float">
            <text:p>4097.83042938537</text:p>
          </table:table-cell>
          <table:table-cell office:value-type="float" office:value="7998.51344875426" calcext:value-type="float">
            <text:p>7998.51344875426</text:p>
          </table:table-cell>
          <table:table-cell office:value-type="float" office:value="8666.66610088185" calcext:value-type="float">
            <text:p>8666.66610088185</text:p>
          </table:table-cell>
        </table:table-row>
        <table:table-row table:style-name="ro1">
          <table:table-cell office:value-type="float" office:value="3.24" calcext:value-type="float">
            <text:p>3.24</text:p>
          </table:table-cell>
          <table:table-cell office:value-type="float" office:value="4136.58861473035" calcext:value-type="float">
            <text:p>4136.58861473035</text:p>
          </table:table-cell>
          <table:table-cell office:value-type="float" office:value="7998.57172685584" calcext:value-type="float">
            <text:p>7998.57172685584</text:p>
          </table:table-cell>
          <table:table-cell office:value-type="float" office:value="8666.66613648812" calcext:value-type="float">
            <text:p>8666.66613648812</text:p>
          </table:table-cell>
          <table:table-cell office:value-type="float" office:value="4117.2636499325" calcext:value-type="float">
            <text:p>4117.2636499325</text:p>
          </table:table-cell>
          <table:table-cell office:value-type="float" office:value="7998.57172685584" calcext:value-type="float">
            <text:p>7998.57172685584</text:p>
          </table:table-cell>
          <table:table-cell office:value-type="float" office:value="8666.66613648812" calcext:value-type="float">
            <text:p>8666.66613648812</text:p>
          </table:table-cell>
        </table:table-row>
        <table:table-row table:style-name="ro1">
          <table:table-cell office:value-type="float" office:value="3.25" calcext:value-type="float">
            <text:p>3.25</text:p>
          </table:table-cell>
          <table:table-cell office:value-type="float" office:value="4155.80407007465" calcext:value-type="float">
            <text:p>4155.80407007465</text:p>
          </table:table-cell>
          <table:table-cell office:value-type="float" office:value="7998.62772064033" calcext:value-type="float">
            <text:p>7998.62772064033</text:p>
          </table:table-cell>
          <table:table-cell office:value-type="float" office:value="8666.6661698536" calcext:value-type="float">
            <text:p>8666.6661698536</text:p>
          </table:table-cell>
          <table:table-cell office:value-type="float" office:value="4136.58861473035" calcext:value-type="float">
            <text:p>4136.58861473035</text:p>
          </table:table-cell>
          <table:table-cell office:value-type="float" office:value="7998.62772064033" calcext:value-type="float">
            <text:p>7998.62772064033</text:p>
          </table:table-cell>
          <table:table-cell office:value-type="float" office:value="8666.6661698536" calcext:value-type="float">
            <text:p>8666.6661698536</text:p>
          </table:table-cell>
        </table:table-row>
        <table:table-row table:style-name="ro1">
          <table:table-cell office:value-type="float" office:value="3.26" calcext:value-type="float">
            <text:p>3.26</text:p>
          </table:table-cell>
          <table:table-cell office:value-type="float" office:value="4174.9088009271" calcext:value-type="float">
            <text:p>4174.9088009271</text:p>
          </table:table-cell>
          <table:table-cell office:value-type="float" office:value="7998.68151961559" calcext:value-type="float">
            <text:p>7998.68151961559</text:p>
          </table:table-cell>
          <table:table-cell office:value-type="float" office:value="8666.66620111931" calcext:value-type="float">
            <text:p>8666.66620111931</text:p>
          </table:table-cell>
          <table:table-cell office:value-type="float" office:value="4155.80407007465" calcext:value-type="float">
            <text:p>4155.80407007465</text:p>
          </table:table-cell>
          <table:table-cell office:value-type="float" office:value="7998.68151961559" calcext:value-type="float">
            <text:p>7998.68151961559</text:p>
          </table:table-cell>
          <table:table-cell office:value-type="float" office:value="8666.66620111931" calcext:value-type="float">
            <text:p>8666.66620111931</text:p>
          </table:table-cell>
        </table:table-row>
        <table:table-row table:style-name="ro1">
          <table:table-cell office:value-type="float" office:value="3.27" calcext:value-type="float">
            <text:p>3.27</text:p>
          </table:table-cell>
          <table:table-cell office:value-type="float" office:value="4193.90163097867" calcext:value-type="float">
            <text:p>4193.90163097867</text:p>
          </table:table-cell>
          <table:table-cell office:value-type="float" office:value="7998.73320978456" calcext:value-type="float">
            <text:p>7998.73320978456</text:p>
          </table:table-cell>
          <table:table-cell office:value-type="float" office:value="8666.66623041738" calcext:value-type="float">
            <text:p>8666.66623041738</text:p>
          </table:table-cell>
          <table:table-cell office:value-type="float" office:value="4174.9088009271" calcext:value-type="float">
            <text:p>4174.9088009271</text:p>
          </table:table-cell>
          <table:table-cell office:value-type="float" office:value="7998.73320978456" calcext:value-type="float">
            <text:p>7998.73320978456</text:p>
          </table:table-cell>
          <table:table-cell office:value-type="float" office:value="8666.66623041738" calcext:value-type="float">
            <text:p>8666.66623041738</text:p>
          </table:table-cell>
        </table:table-row>
        <table:table-row table:style-name="ro1">
          <table:table-cell office:value-type="float" office:value="3.28" calcext:value-type="float">
            <text:p>3.28</text:p>
          </table:table-cell>
          <table:table-cell office:value-type="float" office:value="4212.78142268749" calcext:value-type="float">
            <text:p>4212.78142268749</text:p>
          </table:table-cell>
          <table:table-cell office:value-type="float" office:value="7998.78287378231" calcext:value-type="float">
            <text:p>7998.78287378231</text:p>
          </table:table-cell>
          <table:table-cell office:value-type="float" office:value="8666.66625787166" calcext:value-type="float">
            <text:p>8666.66625787166</text:p>
          </table:table-cell>
          <table:table-cell office:value-type="float" office:value="4193.90163097867" calcext:value-type="float">
            <text:p>4193.90163097867</text:p>
          </table:table-cell>
          <table:table-cell office:value-type="float" office:value="7998.78287378231" calcext:value-type="float">
            <text:p>7998.78287378231</text:p>
          </table:table-cell>
          <table:table-cell office:value-type="float" office:value="8666.66625787166" calcext:value-type="float">
            <text:p>8666.66625787166</text:p>
          </table:table-cell>
        </table:table-row>
        <table:table-row table:style-name="ro1">
          <table:table-cell office:value-type="float" office:value="3.29" calcext:value-type="float">
            <text:p>3.29</text:p>
          </table:table-cell>
          <table:table-cell office:value-type="float" office:value="4231.54707729152" calcext:value-type="float">
            <text:p>4231.54707729152</text:p>
          </table:table-cell>
          <table:table-cell office:value-type="float" office:value="7998.83059100779" calcext:value-type="float">
            <text:p>7998.83059100779</text:p>
          </table:table-cell>
          <table:table-cell office:value-type="float" office:value="8666.66628359816" calcext:value-type="float">
            <text:p>8666.66628359816</text:p>
          </table:table-cell>
          <table:table-cell office:value-type="float" office:value="4212.78142268749" calcext:value-type="float">
            <text:p>4212.78142268749</text:p>
          </table:table-cell>
          <table:table-cell office:value-type="float" office:value="7998.83059100779" calcext:value-type="float">
            <text:p>7998.83059100779</text:p>
          </table:table-cell>
          <table:table-cell office:value-type="float" office:value="8666.66628359816" calcext:value-type="float">
            <text:p>8666.66628359816</text:p>
          </table:table-cell>
        </table:table-row>
        <table:table-row table:style-name="ro1">
          <table:table-cell office:value-type="float" office:value="3.3" calcext:value-type="float">
            <text:p>3.3</text:p>
          </table:table-cell>
          <table:table-cell office:value-type="float" office:value="4250.19753479671" calcext:value-type="float">
            <text:p>4250.19753479671</text:p>
          </table:table-cell>
          <table:table-cell office:value-type="float" office:value="7998.87643775037" calcext:value-type="float">
            <text:p>7998.87643775037</text:p>
          </table:table-cell>
          <table:table-cell office:value-type="float" office:value="8666.66630770563" calcext:value-type="float">
            <text:p>8666.66630770563</text:p>
          </table:table-cell>
          <table:table-cell office:value-type="float" office:value="4231.54707729152" calcext:value-type="float">
            <text:p>4231.54707729152</text:p>
          </table:table-cell>
          <table:table-cell office:value-type="float" office:value="7998.87643775037" calcext:value-type="float">
            <text:p>7998.87643775037</text:p>
          </table:table-cell>
          <table:table-cell office:value-type="float" office:value="8666.66630770563" calcext:value-type="float">
            <text:p>8666.66630770563</text:p>
          </table:table-cell>
        </table:table-row>
        <table:table-row table:style-name="ro1">
          <table:table-cell office:value-type="float" office:value="3.31" calcext:value-type="float">
            <text:p>3.31</text:p>
          </table:table-cell>
          <table:table-cell office:value-type="float" office:value="4268.73177394079" calcext:value-type="float">
            <text:p>4268.73177394079</text:p>
          </table:table-cell>
          <table:table-cell office:value-type="float" office:value="7998.92048731152" calcext:value-type="float">
            <text:p>7998.92048731152</text:p>
          </table:table-cell>
          <table:table-cell office:value-type="float" office:value="8666.66633029596" calcext:value-type="float">
            <text:p>8666.66633029596</text:p>
          </table:table-cell>
          <table:table-cell office:value-type="float" office:value="4250.19753479671" calcext:value-type="float">
            <text:p>4250.19753479671</text:p>
          </table:table-cell>
          <table:table-cell office:value-type="float" office:value="7998.92048731152" calcext:value-type="float">
            <text:p>7998.92048731152</text:p>
          </table:table-cell>
          <table:table-cell office:value-type="float" office:value="8666.66633029596" calcext:value-type="float">
            <text:p>8666.66633029596</text:p>
          </table:table-cell>
        </table:table-row>
        <table:table-row table:style-name="ro1">
          <table:table-cell office:value-type="float" office:value="3.32" calcext:value-type="float">
            <text:p>3.32</text:p>
          </table:table-cell>
          <table:table-cell office:value-type="float" office:value="4287.14881213326" calcext:value-type="float">
            <text:p>4287.14881213326</text:p>
          </table:table-cell>
          <table:table-cell office:value-type="float" office:value="7998.96281012167" calcext:value-type="float">
            <text:p>7998.96281012167</text:p>
          </table:table-cell>
          <table:table-cell office:value-type="float" office:value="8666.66635146462" calcext:value-type="float">
            <text:p>8666.66635146462</text:p>
          </table:table-cell>
          <table:table-cell office:value-type="float" office:value="4268.73177394079" calcext:value-type="float">
            <text:p>4268.73177394079</text:p>
          </table:table-cell>
          <table:table-cell office:value-type="float" office:value="7998.96281012167" calcext:value-type="float">
            <text:p>7998.96281012167</text:p>
          </table:table-cell>
          <table:table-cell office:value-type="float" office:value="8666.66635146462" calcext:value-type="float">
            <text:p>8666.66635146462</text:p>
          </table:table-cell>
        </table:table-row>
        <table:table-row table:style-name="ro1">
          <table:table-cell office:value-type="float" office:value="3.33" calcext:value-type="float">
            <text:p>3.33</text:p>
          </table:table-cell>
          <table:table-cell office:value-type="float" office:value="4305.44770537211" calcext:value-type="float">
            <text:p>4305.44770537211</text:p>
          </table:table-cell>
          <table:table-cell office:value-type="float" office:value="7999.00347385256" calcext:value-type="float">
            <text:p>7999.00347385256</text:p>
          </table:table-cell>
          <table:table-cell office:value-type="float" office:value="8666.66637130109" calcext:value-type="float">
            <text:p>8666.66637130109</text:p>
          </table:table-cell>
          <table:table-cell office:value-type="float" office:value="4287.14881213326" calcext:value-type="float">
            <text:p>4287.14881213326</text:p>
          </table:table-cell>
          <table:table-cell office:value-type="float" office:value="7999.00347385256" calcext:value-type="float">
            <text:p>7999.00347385256</text:p>
          </table:table-cell>
          <table:table-cell office:value-type="float" office:value="8666.66637130109" calcext:value-type="float">
            <text:p>8666.66637130109</text:p>
          </table:table-cell>
        </table:table-row>
        <table:table-row table:style-name="ro1">
          <table:table-cell office:value-type="float" office:value="3.34" calcext:value-type="float">
            <text:p>3.34</text:p>
          </table:table-cell>
          <table:table-cell office:value-type="float" office:value="4323.62754813763" calcext:value-type="float">
            <text:p>4323.62754813763</text:p>
          </table:table-cell>
          <table:table-cell office:value-type="float" office:value="7999.0425435252" calcext:value-type="float">
            <text:p>7999.0425435252</text:p>
          </table:table-cell>
          <table:table-cell office:value-type="float" office:value="8666.66638988919" calcext:value-type="float">
            <text:p>8666.66638988919</text:p>
          </table:table-cell>
          <table:table-cell office:value-type="float" office:value="4305.44770537211" calcext:value-type="float">
            <text:p>4305.44770537211</text:p>
          </table:table-cell>
          <table:table-cell office:value-type="float" office:value="7999.0425435252" calcext:value-type="float">
            <text:p>7999.0425435252</text:p>
          </table:table-cell>
          <table:table-cell office:value-type="float" office:value="8666.66638988919" calcext:value-type="float">
            <text:p>8666.66638988919</text:p>
          </table:table-cell>
        </table:table-row>
        <table:table-row table:style-name="ro1">
          <table:table-cell office:value-type="float" office:value="3.35" calcext:value-type="float">
            <text:p>3.35</text:p>
          </table:table-cell>
          <table:table-cell office:value-type="float" office:value="4341.6874732638" calcext:value-type="float">
            <text:p>4341.6874732638</text:p>
          </table:table-cell>
          <table:table-cell office:value-type="float" office:value="7999.08008161358" calcext:value-type="float">
            <text:p>7999.08008161358</text:p>
          </table:table-cell>
          <table:table-cell office:value-type="float" office:value="8666.6664073075" calcext:value-type="float">
            <text:p>8666.6664073075</text:p>
          </table:table-cell>
          <table:table-cell office:value-type="float" office:value="4323.62754813763" calcext:value-type="float">
            <text:p>4323.62754813763</text:p>
          </table:table-cell>
          <table:table-cell office:value-type="float" office:value="7999.08008161358" calcext:value-type="float">
            <text:p>7999.08008161358</text:p>
          </table:table-cell>
          <table:table-cell office:value-type="float" office:value="8666.6664073075" calcext:value-type="float">
            <text:p>8666.6664073075</text:p>
          </table:table-cell>
        </table:table-row>
        <table:table-row table:style-name="ro1">
          <table:table-cell office:value-type="float" office:value="3.36" calcext:value-type="float">
            <text:p>3.36</text:p>
          </table:table-cell>
          <table:table-cell office:value-type="float" office:value="4359.62665178791" calcext:value-type="float">
            <text:p>4359.62665178791</text:p>
          </table:table-cell>
          <table:table-cell office:value-type="float" office:value="7999.11614814432" calcext:value-type="float">
            <text:p>7999.11614814432</text:p>
          </table:table-cell>
          <table:table-cell office:value-type="float" office:value="8666.66642362963" calcext:value-type="float">
            <text:p>8666.66642362963</text:p>
          </table:table-cell>
          <table:table-cell office:value-type="float" office:value="4341.6874732638" calcext:value-type="float">
            <text:p>4341.6874732638</text:p>
          </table:table-cell>
          <table:table-cell office:value-type="float" office:value="7999.11614814432" calcext:value-type="float">
            <text:p>7999.11614814432</text:p>
          </table:table-cell>
          <table:table-cell office:value-type="float" office:value="8666.66642362963" calcext:value-type="float">
            <text:p>8666.66642362963</text:p>
          </table:table-cell>
        </table:table-row>
        <table:table-row table:style-name="ro1">
          <table:table-cell office:value-type="float" office:value="3.37" calcext:value-type="float">
            <text:p>3.37</text:p>
          </table:table-cell>
          <table:table-cell office:value-type="float" office:value="4377.44429277886" calcext:value-type="float">
            <text:p>4377.44429277886</text:p>
          </table:table-cell>
          <table:table-cell office:value-type="float" office:value="7999.15080079252" calcext:value-type="float">
            <text:p>7999.15080079252</text:p>
          </table:table-cell>
          <table:table-cell office:value-type="float" office:value="8666.66643892457" calcext:value-type="float">
            <text:p>8666.66643892457</text:p>
          </table:table-cell>
          <table:table-cell office:value-type="float" office:value="4359.62665178791" calcext:value-type="float">
            <text:p>4359.62665178791</text:p>
          </table:table-cell>
          <table:table-cell office:value-type="float" office:value="7999.15080079252" calcext:value-type="float">
            <text:p>7999.15080079252</text:p>
          </table:table-cell>
          <table:table-cell office:value-type="float" office:value="8666.66643892457" calcext:value-type="float">
            <text:p>8666.66643892457</text:p>
          </table:table-cell>
        </table:table-row>
        <table:table-row table:style-name="ro1">
          <table:table-cell office:value-type="float" office:value="3.38" calcext:value-type="float">
            <text:p>3.38</text:p>
          </table:table-cell>
          <table:table-cell office:value-type="float" office:value="4395.13964314459" calcext:value-type="float">
            <text:p>4395.13964314459</text:p>
          </table:table-cell>
          <table:table-cell office:value-type="float" office:value="7999.18409497376" calcext:value-type="float">
            <text:p>7999.18409497376</text:p>
          </table:table-cell>
          <table:table-cell office:value-type="float" office:value="8666.66645325695" calcext:value-type="float">
            <text:p>8666.66645325695</text:p>
          </table:table-cell>
          <table:table-cell office:value-type="float" office:value="4377.44429277886" calcext:value-type="float">
            <text:p>4377.44429277886</text:p>
          </table:table-cell>
          <table:table-cell office:value-type="float" office:value="7999.18409497376" calcext:value-type="float">
            <text:p>7999.18409497376</text:p>
          </table:table-cell>
          <table:table-cell office:value-type="float" office:value="8666.66645325695" calcext:value-type="float">
            <text:p>8666.66645325695</text:p>
          </table:table-cell>
        </table:table-row>
        <table:table-row table:style-name="ro1">
          <table:table-cell office:value-type="float" office:value="3.39" calcext:value-type="float">
            <text:p>3.39</text:p>
          </table:table-cell>
          <table:table-cell office:value-type="float" office:value="4412.71198741938" calcext:value-type="float">
            <text:p>4412.71198741938</text:p>
          </table:table-cell>
          <table:table-cell office:value-type="float" office:value="7999.21608393255" calcext:value-type="float">
            <text:p>7999.21608393255</text:p>
          </table:table-cell>
          <table:table-cell office:value-type="float" office:value="8666.66646668737" calcext:value-type="float">
            <text:p>8666.66646668737</text:p>
          </table:table-cell>
          <table:table-cell office:value-type="float" office:value="4395.13964314459" calcext:value-type="float">
            <text:p>4395.13964314459</text:p>
          </table:table-cell>
          <table:table-cell office:value-type="float" office:value="7999.21608393255" calcext:value-type="float">
            <text:p>7999.21608393255</text:p>
          </table:table-cell>
          <table:table-cell office:value-type="float" office:value="8666.66646668737" calcext:value-type="float">
            <text:p>8666.66646668737</text:p>
          </table:table-cell>
        </table:table-row>
        <table:table-row table:style-name="ro1">
          <table:table-cell office:value-type="float" office:value="3.4" calcext:value-type="float">
            <text:p>3.4</text:p>
          </table:table-cell>
          <table:table-cell office:value-type="float" office:value="4430.16064753147" calcext:value-type="float">
            <text:p>4430.16064753147</text:p>
          </table:table-cell>
          <table:table-cell office:value-type="float" office:value="7999.24681882732" calcext:value-type="float">
            <text:p>7999.24681882732</text:p>
          </table:table-cell>
          <table:table-cell office:value-type="float" office:value="8666.66647927257" calcext:value-type="float">
            <text:p>8666.66647927257</text:p>
          </table:table-cell>
          <table:table-cell office:value-type="float" office:value="4412.71198741938" calcext:value-type="float">
            <text:p>4412.71198741938</text:p>
          </table:table-cell>
          <table:table-cell office:value-type="float" office:value="7999.24681882732" calcext:value-type="float">
            <text:p>7999.24681882732</text:p>
          </table:table-cell>
          <table:table-cell office:value-type="float" office:value="8666.66647927257" calcext:value-type="float">
            <text:p>8666.66647927257</text:p>
          </table:table-cell>
        </table:table-row>
        <table:table-row table:style-name="ro1">
          <table:table-cell office:value-type="float" office:value="3.41" calcext:value-type="float">
            <text:p>3.41</text:p>
          </table:table-cell>
          <table:table-cell office:value-type="float" office:value="4447.48498255157" calcext:value-type="float">
            <text:p>4447.48498255157</text:p>
          </table:table-cell>
          <table:table-cell office:value-type="float" office:value="7999.2763488121" calcext:value-type="float">
            <text:p>7999.2763488121</text:p>
          </table:table-cell>
          <table:table-cell office:value-type="float" office:value="8666.66649106576" calcext:value-type="float">
            <text:p>8666.66649106576</text:p>
          </table:table-cell>
          <table:table-cell office:value-type="float" office:value="4430.16064753147" calcext:value-type="float">
            <text:p>4430.16064753147</text:p>
          </table:table-cell>
          <table:table-cell office:value-type="float" office:value="7999.2763488121" calcext:value-type="float">
            <text:p>7999.2763488121</text:p>
          </table:table-cell>
          <table:table-cell office:value-type="float" office:value="8666.66649106576" calcext:value-type="float">
            <text:p>8666.66649106576</text:p>
          </table:table-cell>
        </table:table-row>
        <table:table-row table:style-name="ro1">
          <table:table-cell office:value-type="float" office:value="3.42" calcext:value-type="float">
            <text:p>3.42</text:p>
          </table:table-cell>
          <table:table-cell office:value-type="float" office:value="4464.68438842286" calcext:value-type="float">
            <text:p>4464.68438842286</text:p>
          </table:table-cell>
          <table:table-cell office:value-type="float" office:value="7999.30472111499" calcext:value-type="float">
            <text:p>7999.30472111499</text:p>
          </table:table-cell>
          <table:table-cell office:value-type="float" office:value="8666.66650211677" calcext:value-type="float">
            <text:p>8666.66650211677</text:p>
          </table:table-cell>
          <table:table-cell office:value-type="float" office:value="4447.48498255157" calcext:value-type="float">
            <text:p>4447.48498255157</text:p>
          </table:table-cell>
          <table:table-cell office:value-type="float" office:value="7999.30472111499" calcext:value-type="float">
            <text:p>7999.30472111499</text:p>
          </table:table-cell>
          <table:table-cell office:value-type="float" office:value="8666.66650211677" calcext:value-type="float">
            <text:p>8666.66650211677</text:p>
          </table:table-cell>
        </table:table-row>
        <table:table-row table:style-name="ro1">
          <table:table-cell office:value-type="float" office:value="3.43" calcext:value-type="float">
            <text:p>3.43</text:p>
          </table:table-cell>
          <table:table-cell office:value-type="float" office:value="4481.75829767322" calcext:value-type="float">
            <text:p>4481.75829767322</text:p>
          </table:table-cell>
          <table:table-cell office:value-type="float" office:value="7999.33198111355" calcext:value-type="float">
            <text:p>7999.33198111355</text:p>
          </table:table-cell>
          <table:table-cell office:value-type="float" office:value="8666.66651247231" calcext:value-type="float">
            <text:p>8666.66651247231</text:p>
          </table:table-cell>
          <table:table-cell office:value-type="float" office:value="4464.68438842286" calcext:value-type="float">
            <text:p>4464.68438842286</text:p>
          </table:table-cell>
          <table:table-cell office:value-type="float" office:value="7999.33198111355" calcext:value-type="float">
            <text:p>7999.33198111355</text:p>
          </table:table-cell>
          <table:table-cell office:value-type="float" office:value="8666.66651247231" calcext:value-type="float">
            <text:p>8666.66651247231</text:p>
          </table:table-cell>
        </table:table-row>
        <table:table-row table:style-name="ro1">
          <table:table-cell office:value-type="float" office:value="3.44" calcext:value-type="float">
            <text:p>3.44</text:p>
          </table:table-cell>
          <table:table-cell office:value-type="float" office:value="4498.70617910996" calcext:value-type="float">
            <text:p>4498.70617910996</text:p>
          </table:table-cell>
          <table:table-cell office:value-type="float" office:value="7999.35817240729" calcext:value-type="float">
            <text:p>7999.35817240729</text:p>
          </table:table-cell>
          <table:table-cell office:value-type="float" office:value="8666.66652217615" calcext:value-type="float">
            <text:p>8666.66652217615</text:p>
          </table:table-cell>
          <table:table-cell office:value-type="float" office:value="4481.75829767322" calcext:value-type="float">
            <text:p>4481.75829767322</text:p>
          </table:table-cell>
          <table:table-cell office:value-type="float" office:value="7999.35817240729" calcext:value-type="float">
            <text:p>7999.35817240729</text:p>
          </table:table-cell>
          <table:table-cell office:value-type="float" office:value="8666.66652217615" calcext:value-type="float">
            <text:p>8666.66652217615</text:p>
          </table:table-cell>
        </table:table-row>
        <table:table-row table:style-name="ro1">
          <table:table-cell office:value-type="float" office:value="3.45" calcext:value-type="float">
            <text:p>3.45</text:p>
          </table:table-cell>
          <table:table-cell office:value-type="float" office:value="4515.52753749802" calcext:value-type="float">
            <text:p>4515.52753749802</text:p>
          </table:table-cell>
          <table:table-cell office:value-type="float" office:value="7999.38333688727" calcext:value-type="float">
            <text:p>7999.38333688727</text:p>
          </table:table-cell>
          <table:table-cell office:value-type="float" office:value="8666.66653126931" calcext:value-type="float">
            <text:p>8666.66653126931</text:p>
          </table:table-cell>
          <table:table-cell office:value-type="float" office:value="4498.70617910996" calcext:value-type="float">
            <text:p>4498.70617910996</text:p>
          </table:table-cell>
          <table:table-cell office:value-type="float" office:value="7999.38333688727" calcext:value-type="float">
            <text:p>7999.38333688727</text:p>
          </table:table-cell>
          <table:table-cell office:value-type="float" office:value="8666.66653126931" calcext:value-type="float">
            <text:p>8666.66653126931</text:p>
          </table:table-cell>
        </table:table-row>
        <table:table-row table:style-name="ro1">
          <table:table-cell office:value-type="float" office:value="3.46" calcext:value-type="float">
            <text:p>3.46</text:p>
          </table:table-cell>
          <table:table-cell office:value-type="float" office:value="4532.22191322204" calcext:value-type="float">
            <text:p>4532.22191322204</text:p>
          </table:table-cell>
          <table:table-cell office:value-type="float" office:value="7999.40751480301" calcext:value-type="float">
            <text:p>7999.40751480301</text:p>
          </table:table-cell>
          <table:table-cell office:value-type="float" office:value="8666.6665397902" calcext:value-type="float">
            <text:p>8666.6665397902</text:p>
          </table:table-cell>
          <table:table-cell office:value-type="float" office:value="4515.52753749802" calcext:value-type="float">
            <text:p>4515.52753749802</text:p>
          </table:table-cell>
          <table:table-cell office:value-type="float" office:value="7999.40751480301" calcext:value-type="float">
            <text:p>7999.40751480301</text:p>
          </table:table-cell>
          <table:table-cell office:value-type="float" office:value="8666.6665397902" calcext:value-type="float">
            <text:p>8666.6665397902</text:p>
          </table:table-cell>
        </table:table-row>
        <table:table-row table:style-name="ro1">
          <table:table-cell office:value-type="float" office:value="3.47" calcext:value-type="float">
            <text:p>3.47</text:p>
          </table:table-cell>
          <table:table-cell office:value-type="float" office:value="4548.78888193291" calcext:value-type="float">
            <text:p>4548.78888193291</text:p>
          </table:table-cell>
          <table:table-cell office:value-type="float" office:value="7999.43074482678" calcext:value-type="float">
            <text:p>7999.43074482678</text:p>
          </table:table-cell>
          <table:table-cell office:value-type="float" office:value="8666.66654777486" calcext:value-type="float">
            <text:p>8666.66654777486</text:p>
          </table:table-cell>
          <table:table-cell office:value-type="float" office:value="4532.22191322204" calcext:value-type="float">
            <text:p>4532.22191322204</text:p>
          </table:table-cell>
          <table:table-cell office:value-type="float" office:value="7999.43074482678" calcext:value-type="float">
            <text:p>7999.43074482678</text:p>
          </table:table-cell>
          <table:table-cell office:value-type="float" office:value="8666.66654777486" calcext:value-type="float">
            <text:p>8666.66654777486</text:p>
          </table:table-cell>
        </table:table-row>
        <table:table-row table:style-name="ro1">
          <table:table-cell office:value-type="float" office:value="3.48" calcext:value-type="float">
            <text:p>3.48</text:p>
          </table:table-cell>
          <table:table-cell office:value-type="float" office:value="4565.22805417958" calcext:value-type="float">
            <text:p>4565.22805417958</text:p>
          </table:table-cell>
          <table:table-cell office:value-type="float" office:value="7999.45306411538" calcext:value-type="float">
            <text:p>7999.45306411538</text:p>
          </table:table-cell>
          <table:table-cell office:value-type="float" office:value="8666.66655525703" calcext:value-type="float">
            <text:p>8666.66655525703</text:p>
          </table:table-cell>
          <table:table-cell office:value-type="float" office:value="4548.78888193291" calcext:value-type="float">
            <text:p>4548.78888193291</text:p>
          </table:table-cell>
          <table:table-cell office:value-type="float" office:value="7999.45306411538" calcext:value-type="float">
            <text:p>7999.45306411538</text:p>
          </table:table-cell>
          <table:table-cell office:value-type="float" office:value="8666.66655525703" calcext:value-type="float">
            <text:p>8666.66655525703</text:p>
          </table:table-cell>
        </table:table-row>
        <table:table-row table:style-name="ro1">
          <table:table-cell office:value-type="float" office:value="3.49" calcext:value-type="float">
            <text:p>3.49</text:p>
          </table:table-cell>
          <table:table-cell office:value-type="float" office:value="4581.53907502655" calcext:value-type="float">
            <text:p>4581.53907502655</text:p>
          </table:table-cell>
          <table:table-cell office:value-type="float" office:value="7999.47450836948" calcext:value-type="float">
            <text:p>7999.47450836948</text:p>
          </table:table-cell>
          <table:table-cell office:value-type="float" office:value="8666.66656226832" calcext:value-type="float">
            <text:p>8666.66656226832</text:p>
          </table:table-cell>
          <table:table-cell office:value-type="float" office:value="4565.22805417958" calcext:value-type="float">
            <text:p>4565.22805417958</text:p>
          </table:table-cell>
          <table:table-cell office:value-type="float" office:value="7999.47450836948" calcext:value-type="float">
            <text:p>7999.47450836948</text:p>
          </table:table-cell>
          <table:table-cell office:value-type="float" office:value="8666.66656226832" calcext:value-type="float">
            <text:p>8666.66656226832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4597.72162365783" calcext:value-type="float">
            <text:p>4597.72162365783</text:p>
          </table:table-cell>
          <table:table-cell office:value-type="float" office:value="7999.49511189064" calcext:value-type="float">
            <text:p>7999.49511189064</text:p>
          </table:table-cell>
          <table:table-cell office:value-type="float" office:value="8666.66656883837" calcext:value-type="float">
            <text:p>8666.66656883837</text:p>
          </table:table-cell>
          <table:table-cell office:value-type="float" office:value="4581.53907502655" calcext:value-type="float">
            <text:p>4581.53907502655</text:p>
          </table:table-cell>
          <table:table-cell office:value-type="float" office:value="7999.49511189064" calcext:value-type="float">
            <text:p>7999.49511189064</text:p>
          </table:table-cell>
          <table:table-cell office:value-type="float" office:value="8666.66656883837" calcext:value-type="float">
            <text:p>8666.66656883837</text:p>
          </table:table-cell>
        </table:table-row>
        <table:table-row table:style-name="ro1">
          <table:table-cell office:value-type="float" office:value="3.51" calcext:value-type="float">
            <text:p>3.51</text:p>
          </table:table-cell>
          <table:table-cell office:value-type="float" office:value="4613.77541296784" calcext:value-type="float">
            <text:p>4613.77541296784</text:p>
          </table:table-cell>
          <table:table-cell office:value-type="float" office:value="7999.51490763615" calcext:value-type="float">
            <text:p>7999.51490763615</text:p>
          </table:table-cell>
          <table:table-cell office:value-type="float" office:value="8666.66657499495" calcext:value-type="float">
            <text:p>8666.66657499495</text:p>
          </table:table-cell>
          <table:table-cell office:value-type="float" office:value="4597.72162365783" calcext:value-type="float">
            <text:p>4597.72162365783</text:p>
          </table:table-cell>
          <table:table-cell office:value-type="float" office:value="7999.51490763615" calcext:value-type="float">
            <text:p>7999.51490763615</text:p>
          </table:table-cell>
          <table:table-cell office:value-type="float" office:value="8666.66657499495" calcext:value-type="float">
            <text:p>8666.66657499495</text:p>
          </table:table-cell>
        </table:table-row>
        <table:table-row table:style-name="ro1">
          <table:table-cell office:value-type="float" office:value="3.52" calcext:value-type="float">
            <text:p>3.52</text:p>
          </table:table-cell>
          <table:table-cell office:value-type="float" office:value="4629.70018914005" calcext:value-type="float">
            <text:p>4629.70018914005</text:p>
          </table:table-cell>
          <table:table-cell office:value-type="float" office:value="7999.53392727167" calcext:value-type="float">
            <text:p>7999.53392727167</text:p>
          </table:table-cell>
          <table:table-cell office:value-type="float" office:value="8666.66658076409" calcext:value-type="float">
            <text:p>8666.66658076409</text:p>
          </table:table-cell>
          <table:table-cell office:value-type="float" office:value="4613.77541296784" calcext:value-type="float">
            <text:p>4613.77541296784</text:p>
          </table:table-cell>
          <table:table-cell office:value-type="float" office:value="7999.53392727167" calcext:value-type="float">
            <text:p>7999.53392727167</text:p>
          </table:table-cell>
          <table:table-cell office:value-type="float" office:value="8666.66658076409" calcext:value-type="float">
            <text:p>8666.66658076409</text:p>
          </table:table-cell>
        </table:table-row>
        <table:table-row table:style-name="ro1">
          <table:table-cell office:value-type="float" office:value="3.53" calcext:value-type="float">
            <text:p>3.53</text:p>
          </table:table-cell>
          <table:table-cell office:value-type="float" office:value="4645.49573121378" calcext:value-type="float">
            <text:p>4645.49573121378</text:p>
          </table:table-cell>
          <table:table-cell office:value-type="float" office:value="7999.55220122181" calcext:value-type="float">
            <text:p>7999.55220122181</text:p>
          </table:table-cell>
          <table:table-cell office:value-type="float" office:value="8666.66658617015" calcext:value-type="float">
            <text:p>8666.66658617015</text:p>
          </table:table-cell>
          <table:table-cell office:value-type="float" office:value="4629.70018914005" calcext:value-type="float">
            <text:p>4629.70018914005</text:p>
          </table:table-cell>
          <table:table-cell office:value-type="float" office:value="7999.55220122181" calcext:value-type="float">
            <text:p>7999.55220122181</text:p>
          </table:table-cell>
          <table:table-cell office:value-type="float" office:value="8666.66658617015" calcext:value-type="float">
            <text:p>8666.66658617015</text:p>
          </table:table-cell>
        </table:table-row>
        <table:table-row table:style-name="ro1">
          <table:table-cell office:value-type="float" office:value="3.54" calcext:value-type="float">
            <text:p>3.54</text:p>
          </table:table-cell>
          <table:table-cell office:value-type="float" office:value="4661.16185063993" calcext:value-type="float">
            <text:p>4661.16185063993</text:p>
          </table:table-cell>
          <table:table-cell office:value-type="float" office:value="7999.56975871875" calcext:value-type="float">
            <text:p>7999.56975871875</text:p>
          </table:table-cell>
          <table:table-cell office:value-type="float" office:value="8666.666591236" calcext:value-type="float">
            <text:p>8666.666591236</text:p>
          </table:table-cell>
          <table:table-cell office:value-type="float" office:value="4645.49573121378" calcext:value-type="float">
            <text:p>4645.49573121378</text:p>
          </table:table-cell>
          <table:table-cell office:value-type="float" office:value="7999.56975871875" calcext:value-type="float">
            <text:p>7999.56975871875</text:p>
          </table:table-cell>
          <table:table-cell office:value-type="float" office:value="8666.666591236" calcext:value-type="float">
            <text:p>8666.666591236</text:p>
          </table:table-cell>
        </table:table-row>
        <table:table-row table:style-name="ro1">
          <table:table-cell office:value-type="float" office:value="3.55" calcext:value-type="float">
            <text:p>3.55</text:p>
          </table:table-cell>
          <table:table-cell office:value-type="float" office:value="4676.69839082622" calcext:value-type="float">
            <text:p>4676.69839082622</text:p>
          </table:table-cell>
          <table:table-cell office:value-type="float" office:value="7999.58662784899" calcext:value-type="float">
            <text:p>7999.58662784899</text:p>
          </table:table-cell>
          <table:table-cell office:value-type="float" office:value="8666.66659598305" calcext:value-type="float">
            <text:p>8666.66659598305</text:p>
          </table:table-cell>
          <table:table-cell office:value-type="float" office:value="4661.16185063993" calcext:value-type="float">
            <text:p>4661.16185063993</text:p>
          </table:table-cell>
          <table:table-cell office:value-type="float" office:value="7999.58662784899" calcext:value-type="float">
            <text:p>7999.58662784899</text:p>
          </table:table-cell>
          <table:table-cell office:value-type="float" office:value="8666.66659598305" calcext:value-type="float">
            <text:p>8666.66659598305</text:p>
          </table:table-cell>
        </table:table-row>
        <table:table-row table:style-name="ro1">
          <table:table-cell office:value-type="float" office:value="3.56" calcext:value-type="float">
            <text:p>3.56</text:p>
          </table:table-cell>
          <table:table-cell office:value-type="float" office:value="4692.10522667246" calcext:value-type="float">
            <text:p>4692.10522667246</text:p>
          </table:table-cell>
          <table:table-cell office:value-type="float" office:value="7999.60283559819" calcext:value-type="float">
            <text:p>7999.60283559819</text:p>
          </table:table-cell>
          <table:table-cell office:value-type="float" office:value="8666.66660043135" calcext:value-type="float">
            <text:p>8666.66660043135</text:p>
          </table:table-cell>
          <table:table-cell office:value-type="float" office:value="4676.69839082622" calcext:value-type="float">
            <text:p>4676.69839082622</text:p>
          </table:table-cell>
          <table:table-cell office:value-type="float" office:value="7999.60283559819" calcext:value-type="float">
            <text:p>7999.60283559819</text:p>
          </table:table-cell>
          <table:table-cell office:value-type="float" office:value="8666.66660043135" calcext:value-type="float">
            <text:p>8666.66660043135</text:p>
          </table:table-cell>
        </table:table-row>
        <table:table-row table:style-name="ro1">
          <table:table-cell office:value-type="float" office:value="3.57" calcext:value-type="float">
            <text:p>3.57</text:p>
          </table:table-cell>
          <table:table-cell office:value-type="float" office:value="4707.38226409657" calcext:value-type="float">
            <text:p>4707.38226409657</text:p>
          </table:table-cell>
          <table:table-cell office:value-type="float" office:value="7999.61840789431" calcext:value-type="float">
            <text:p>7999.61840789431</text:p>
          </table:table-cell>
          <table:table-cell office:value-type="float" office:value="8666.6666045997" calcext:value-type="float">
            <text:p>8666.6666045997</text:p>
          </table:table-cell>
          <table:table-cell office:value-type="float" office:value="4692.10522667246" calcext:value-type="float">
            <text:p>4692.10522667246</text:p>
          </table:table-cell>
          <table:table-cell office:value-type="float" office:value="7999.61840789431" calcext:value-type="float">
            <text:p>7999.61840789431</text:p>
          </table:table-cell>
          <table:table-cell office:value-type="float" office:value="8666.6666045997" calcext:value-type="float">
            <text:p>8666.6666045997</text:p>
          </table:table-cell>
        </table:table-row>
        <table:table-row table:style-name="ro1">
          <table:table-cell office:value-type="float" office:value="3.58" calcext:value-type="float">
            <text:p>3.58</text:p>
          </table:table-cell>
          <table:table-cell office:value-type="float" office:value="4722.5294395519" calcext:value-type="float">
            <text:p>4722.5294395519</text:p>
          </table:table-cell>
          <table:table-cell office:value-type="float" office:value="7999.63336964908" calcext:value-type="float">
            <text:p>7999.63336964908</text:p>
          </table:table-cell>
          <table:table-cell office:value-type="float" office:value="8666.66660850573" calcext:value-type="float">
            <text:p>8666.66660850573</text:p>
          </table:table-cell>
          <table:table-cell office:value-type="float" office:value="4707.38226409657" calcext:value-type="float">
            <text:p>4707.38226409657</text:p>
          </table:table-cell>
          <table:table-cell office:value-type="float" office:value="7999.63336964908" calcext:value-type="float">
            <text:p>7999.63336964908</text:p>
          </table:table-cell>
          <table:table-cell office:value-type="float" office:value="8666.66660850573" calcext:value-type="float">
            <text:p>8666.66660850573</text:p>
          </table:table-cell>
        </table:table-row>
        <table:table-row table:style-name="ro1">
          <table:table-cell office:value-type="float" office:value="3.59" calcext:value-type="float">
            <text:p>3.59</text:p>
          </table:table-cell>
          <table:table-cell office:value-type="float" office:value="4737.54671953646" calcext:value-type="float">
            <text:p>4737.54671953646</text:p>
          </table:table-cell>
          <table:table-cell office:value-type="float" office:value="7999.64774479777" calcext:value-type="float">
            <text:p>7999.64774479777</text:p>
          </table:table-cell>
          <table:table-cell office:value-type="float" office:value="8666.66661216595" calcext:value-type="float">
            <text:p>8666.66661216595</text:p>
          </table:table-cell>
          <table:table-cell office:value-type="float" office:value="4722.5294395519" calcext:value-type="float">
            <text:p>4722.5294395519</text:p>
          </table:table-cell>
          <table:table-cell office:value-type="float" office:value="7999.64774479777" calcext:value-type="float">
            <text:p>7999.64774479777</text:p>
          </table:table-cell>
          <table:table-cell office:value-type="float" office:value="8666.66661216595" calcext:value-type="float">
            <text:p>8666.66661216595</text:p>
          </table:table-cell>
        </table:table-row>
        <table:table-row table:style-name="ro1">
          <table:table-cell office:value-type="float" office:value="3.6" calcext:value-type="float">
            <text:p>3.6</text:p>
          </table:table-cell>
          <table:table-cell office:value-type="float" office:value="4752.43410009457" calcext:value-type="float">
            <text:p>4752.43410009457</text:p>
          </table:table-cell>
          <table:table-cell office:value-type="float" office:value="7999.66155633748" calcext:value-type="float">
            <text:p>7999.66155633748</text:p>
          </table:table-cell>
          <table:table-cell office:value-type="float" office:value="8666.66661559582" calcext:value-type="float">
            <text:p>8666.66661559582</text:p>
          </table:table-cell>
          <table:table-cell office:value-type="float" office:value="4737.54671953646" calcext:value-type="float">
            <text:p>4737.54671953646</text:p>
          </table:table-cell>
          <table:table-cell office:value-type="float" office:value="7999.66155633748" calcext:value-type="float">
            <text:p>7999.66155633748</text:p>
          </table:table-cell>
          <table:table-cell office:value-type="float" office:value="8666.66661559582" calcext:value-type="float">
            <text:p>8666.66661559582</text:p>
          </table:table-cell>
        </table:table-row>
        <table:table-row table:style-name="ro1">
          <table:table-cell office:value-type="float" office:value="3.61" calcext:value-type="float">
            <text:p>3.61</text:p>
          </table:table-cell>
          <table:table-cell office:value-type="float" office:value="4767.19160631161" calcext:value-type="float">
            <text:p>4767.19160631161</text:p>
          </table:table-cell>
          <table:table-cell office:value-type="float" office:value="7999.6748263639" calcext:value-type="float">
            <text:p>7999.6748263639</text:p>
          </table:table-cell>
          <table:table-cell office:value-type="float" office:value="8666.66661880984" calcext:value-type="float">
            <text:p>8666.66661880984</text:p>
          </table:table-cell>
          <table:table-cell office:value-type="float" office:value="4752.43410009457" calcext:value-type="float">
            <text:p>4752.43410009457</text:p>
          </table:table-cell>
          <table:table-cell office:value-type="float" office:value="7999.6748263639" calcext:value-type="float">
            <text:p>7999.6748263639</text:p>
          </table:table-cell>
          <table:table-cell office:value-type="float" office:value="8666.66661880984" calcext:value-type="float">
            <text:p>8666.66661880984</text:p>
          </table:table-cell>
        </table:table-row>
        <table:table-row table:style-name="ro1">
          <table:table-cell office:value-type="float" office:value="3.62" calcext:value-type="float">
            <text:p>3.62</text:p>
          </table:table-cell>
          <table:table-cell office:value-type="float" office:value="4781.81929180244" calcext:value-type="float">
            <text:p>4781.81929180244</text:p>
          </table:table-cell>
          <table:table-cell office:value-type="float" office:value="7999.68757610661" calcext:value-type="float">
            <text:p>7999.68757610661</text:p>
          </table:table-cell>
          <table:table-cell office:value-type="float" office:value="8666.66662182159" calcext:value-type="float">
            <text:p>8666.66662182159</text:p>
          </table:table-cell>
          <table:table-cell office:value-type="float" office:value="4767.19160631161" calcext:value-type="float">
            <text:p>4767.19160631161</text:p>
          </table:table-cell>
          <table:table-cell office:value-type="float" office:value="7999.68757610661" calcext:value-type="float">
            <text:p>7999.68757610661</text:p>
          </table:table-cell>
          <table:table-cell office:value-type="float" office:value="8666.66662182159" calcext:value-type="float">
            <text:p>8666.66662182159</text:p>
          </table:table-cell>
        </table:table-row>
        <table:table-row table:style-name="ro1">
          <table:table-cell office:value-type="float" office:value="3.63" calcext:value-type="float">
            <text:p>3.63</text:p>
          </table:table-cell>
          <table:table-cell office:value-type="float" office:value="4796.31723819394" calcext:value-type="float">
            <text:p>4796.31723819394</text:p>
          </table:table-cell>
          <table:table-cell office:value-type="float" office:value="7999.69982596304" calcext:value-type="float">
            <text:p>7999.69982596304</text:p>
          </table:table-cell>
          <table:table-cell office:value-type="float" office:value="8666.6666246438" calcext:value-type="float">
            <text:p>8666.6666246438</text:p>
          </table:table-cell>
          <table:table-cell office:value-type="float" office:value="4781.81929180244" calcext:value-type="float">
            <text:p>4781.81929180244</text:p>
          </table:table-cell>
          <table:table-cell office:value-type="float" office:value="7999.69982596304" calcext:value-type="float">
            <text:p>7999.69982596304</text:p>
          </table:table-cell>
          <table:table-cell office:value-type="float" office:value="8666.6666246438" calcext:value-type="float">
            <text:p>8666.6666246438</text:p>
          </table:table-cell>
        </table:table-row>
        <table:table-row table:style-name="ro1">
          <table:table-cell office:value-type="float" office:value="3.64" calcext:value-type="float">
            <text:p>3.64</text:p>
          </table:table-cell>
          <table:table-cell office:value-type="float" office:value="4810.68555460231" calcext:value-type="float">
            <text:p>4810.68555460231</text:p>
          </table:table-cell>
          <table:table-cell office:value-type="float" office:value="7999.71159553107" calcext:value-type="float">
            <text:p>7999.71159553107</text:p>
          </table:table-cell>
          <table:table-cell office:value-type="float" office:value="8666.66662728841" calcext:value-type="float">
            <text:p>8666.66662728841</text:p>
          </table:table-cell>
          <table:table-cell office:value-type="float" office:value="4796.31723819394" calcext:value-type="float">
            <text:p>4796.31723819394</text:p>
          </table:table-cell>
          <table:table-cell office:value-type="float" office:value="7999.71159553107" calcext:value-type="float">
            <text:p>7999.71159553107</text:p>
          </table:table-cell>
          <table:table-cell office:value-type="float" office:value="8666.66662728841" calcext:value-type="float">
            <text:p>8666.66662728841</text:p>
          </table:table-cell>
        </table:table-row>
        <table:table-row table:style-name="ro1">
          <table:table-cell office:value-type="float" office:value="3.65" calcext:value-type="float">
            <text:p>3.65</text:p>
          </table:table-cell>
          <table:table-cell office:value-type="float" office:value="4824.92437710572" calcext:value-type="float">
            <text:p>4824.92437710572</text:p>
          </table:table-cell>
          <table:table-cell office:value-type="float" office:value="7999.72290364035" calcext:value-type="float">
            <text:p>7999.72290364035</text:p>
          </table:table-cell>
          <table:table-cell office:value-type="float" office:value="8666.66662976658" calcext:value-type="float">
            <text:p>8666.66662976658</text:p>
          </table:table-cell>
          <table:table-cell office:value-type="float" office:value="4810.68555460231" calcext:value-type="float">
            <text:p>4810.68555460231</text:p>
          </table:table-cell>
          <table:table-cell office:value-type="float" office:value="7999.72290364035" calcext:value-type="float">
            <text:p>7999.72290364035</text:p>
          </table:table-cell>
          <table:table-cell office:value-type="float" office:value="8666.66662976658" calcext:value-type="float">
            <text:p>8666.66662976658</text:p>
          </table:table-cell>
        </table:table-row>
        <table:table-row table:style-name="ro1">
          <table:table-cell office:value-type="float" office:value="3.66" calcext:value-type="float">
            <text:p>3.66</text:p>
          </table:table-cell>
          <table:table-cell office:value-type="float" office:value="4839.0338682127" calcext:value-type="float">
            <text:p>4839.0338682127</text:p>
          </table:table-cell>
          <table:table-cell office:value-type="float" office:value="7999.73376838244" calcext:value-type="float">
            <text:p>7999.73376838244</text:p>
          </table:table-cell>
          <table:table-cell office:value-type="float" office:value="8666.6666320888" calcext:value-type="float">
            <text:p>8666.6666320888</text:p>
          </table:table-cell>
          <table:table-cell office:value-type="float" office:value="4824.92437710572" calcext:value-type="float">
            <text:p>4824.92437710572</text:p>
          </table:table-cell>
          <table:table-cell office:value-type="float" office:value="7999.73376838244" calcext:value-type="float">
            <text:p>7999.73376838244</text:p>
          </table:table-cell>
          <table:table-cell office:value-type="float" office:value="8666.6666320888" calcext:value-type="float">
            <text:p>8666.6666320888</text:p>
          </table:table-cell>
        </table:table-row>
        <table:table-row table:style-name="ro1">
          <table:table-cell office:value-type="float" office:value="3.67" calcext:value-type="float">
            <text:p>3.67</text:p>
          </table:table-cell>
          <table:table-cell office:value-type="float" office:value="4853.01421632689" calcext:value-type="float">
            <text:p>4853.01421632689</text:p>
          </table:table-cell>
          <table:table-cell office:value-type="float" office:value="7999.7442071397" calcext:value-type="float">
            <text:p>7999.7442071397</text:p>
          </table:table-cell>
          <table:table-cell office:value-type="float" office:value="8666.66663426487" calcext:value-type="float">
            <text:p>8666.66663426487</text:p>
          </table:table-cell>
          <table:table-cell office:value-type="float" office:value="4839.0338682127" calcext:value-type="float">
            <text:p>4839.0338682127</text:p>
          </table:table-cell>
          <table:table-cell office:value-type="float" office:value="7999.7442071397" calcext:value-type="float">
            <text:p>7999.7442071397</text:p>
          </table:table-cell>
          <table:table-cell office:value-type="float" office:value="8666.66663426487" calcext:value-type="float">
            <text:p>8666.66663426487</text:p>
          </table:table-cell>
        </table:table-row>
        <table:table-row table:style-name="ro1">
          <table:table-cell office:value-type="float" office:value="3.68" calcext:value-type="float">
            <text:p>3.68</text:p>
          </table:table-cell>
          <table:table-cell office:value-type="float" office:value="4866.86563520873" calcext:value-type="float">
            <text:p>4866.86563520873</text:p>
          </table:table-cell>
          <table:table-cell office:value-type="float" office:value="7999.7542366131" calcext:value-type="float">
            <text:p>7999.7542366131</text:p>
          </table:table-cell>
          <table:table-cell office:value-type="float" office:value="8666.666636304" calcext:value-type="float">
            <text:p>8666.666636304</text:p>
          </table:table-cell>
          <table:table-cell office:value-type="float" office:value="4853.01421632689" calcext:value-type="float">
            <text:p>4853.01421632689</text:p>
          </table:table-cell>
          <table:table-cell office:value-type="float" office:value="7999.7542366131" calcext:value-type="float">
            <text:p>7999.7542366131</text:p>
          </table:table-cell>
          <table:table-cell office:value-type="float" office:value="8666.666636304" calcext:value-type="float">
            <text:p>8666.666636304</text:p>
          </table:table-cell>
        </table:table-row>
        <table:table-row table:style-name="ro1">
          <table:table-cell office:value-type="float" office:value="3.69" calcext:value-type="float">
            <text:p>3.69</text:p>
          </table:table-cell>
          <table:table-cell office:value-type="float" office:value="4880.58836343437" calcext:value-type="float">
            <text:p>4880.58836343437</text:p>
          </table:table-cell>
          <table:table-cell office:value-type="float" office:value="7999.7638728489" calcext:value-type="float">
            <text:p>7999.7638728489</text:p>
          </table:table-cell>
          <table:table-cell office:value-type="float" office:value="8666.6666382148" calcext:value-type="float">
            <text:p>8666.6666382148</text:p>
          </table:table-cell>
          <table:table-cell office:value-type="float" office:value="4866.86563520873" calcext:value-type="float">
            <text:p>4866.86563520873</text:p>
          </table:table-cell>
          <table:table-cell office:value-type="float" office:value="7999.7638728489" calcext:value-type="float">
            <text:p>7999.7638728489</text:p>
          </table:table-cell>
          <table:table-cell office:value-type="float" office:value="8666.6666382148" calcext:value-type="float">
            <text:p>8666.6666382148</text:p>
          </table:table-cell>
        </table:table-row>
        <table:table-row table:style-name="ro1">
          <table:table-cell office:value-type="float" office:value="3.7" calcext:value-type="float">
            <text:p>3.7</text:p>
          </table:table-cell>
          <table:table-cell office:value-type="float" office:value="4894.18266385254" calcext:value-type="float">
            <text:p>4894.18266385254</text:p>
          </table:table-cell>
          <table:table-cell office:value-type="float" office:value="7999.77313126436" calcext:value-type="float">
            <text:p>7999.77313126436</text:p>
          </table:table-cell>
          <table:table-cell office:value-type="float" office:value="8666.66664000534" calcext:value-type="float">
            <text:p>8666.66664000534</text:p>
          </table:table-cell>
          <table:table-cell office:value-type="float" office:value="4880.58836343437" calcext:value-type="float">
            <text:p>4880.58836343437</text:p>
          </table:table-cell>
          <table:table-cell office:value-type="float" office:value="7999.77313126436" calcext:value-type="float">
            <text:p>7999.77313126436</text:p>
          </table:table-cell>
          <table:table-cell office:value-type="float" office:value="8666.66664000534" calcext:value-type="float">
            <text:p>8666.66664000534</text:p>
          </table:table-cell>
        </table:table-row>
        <table:table-row table:style-name="ro1">
          <table:table-cell office:value-type="float" office:value="3.71" calcext:value-type="float">
            <text:p>3.71</text:p>
          </table:table-cell>
          <table:table-cell office:value-type="float" office:value="4907.6488230397" calcext:value-type="float">
            <text:p>4907.6488230397</text:p>
          </table:table-cell>
          <table:table-cell office:value-type="float" office:value="7999.78202667235" calcext:value-type="float">
            <text:p>7999.78202667235</text:p>
          </table:table-cell>
          <table:table-cell office:value-type="float" office:value="8666.66664168321" calcext:value-type="float">
            <text:p>8666.66664168321</text:p>
          </table:table-cell>
          <table:table-cell office:value-type="float" office:value="4894.18266385254" calcext:value-type="float">
            <text:p>4894.18266385254</text:p>
          </table:table-cell>
          <table:table-cell office:value-type="float" office:value="7999.78202667235" calcext:value-type="float">
            <text:p>7999.78202667235</text:p>
          </table:table-cell>
          <table:table-cell office:value-type="float" office:value="8666.66664168321" calcext:value-type="float">
            <text:p>8666.66664168321</text:p>
          </table:table-cell>
        </table:table-row>
        <table:table-row table:style-name="ro1">
          <table:table-cell office:value-type="float" office:value="3.72" calcext:value-type="float">
            <text:p>3.72</text:p>
          </table:table-cell>
          <table:table-cell office:value-type="float" office:value="4920.98715075397" calcext:value-type="float">
            <text:p>4920.98715075397</text:p>
          </table:table-cell>
          <table:table-cell office:value-type="float" office:value="7999.79057330503" calcext:value-type="float">
            <text:p>7999.79057330503</text:p>
          </table:table-cell>
          <table:table-cell office:value-type="float" office:value="8666.66664325548" calcext:value-type="float">
            <text:p>8666.66664325548</text:p>
          </table:table-cell>
          <table:table-cell office:value-type="float" office:value="4907.6488230397" calcext:value-type="float">
            <text:p>4907.6488230397</text:p>
          </table:table-cell>
          <table:table-cell office:value-type="float" office:value="7999.79057330503" calcext:value-type="float">
            <text:p>7999.79057330503</text:p>
          </table:table-cell>
          <table:table-cell office:value-type="float" office:value="8666.66664325548" calcext:value-type="float">
            <text:p>8666.66664325548</text:p>
          </table:table-cell>
        </table:table-row>
        <table:table-row table:style-name="ro1">
          <table:table-cell office:value-type="float" office:value="3.73" calcext:value-type="float">
            <text:p>3.73</text:p>
          </table:table-cell>
          <table:table-cell office:value-type="float" office:value="4934.19797938831" calcext:value-type="float">
            <text:p>4934.19797938831</text:p>
          </table:table-cell>
          <table:table-cell office:value-type="float" office:value="7999.79878483666" calcext:value-type="float">
            <text:p>7999.79878483666</text:p>
          </table:table-cell>
          <table:table-cell office:value-type="float" office:value="8666.66664472881" calcext:value-type="float">
            <text:p>8666.66664472881</text:p>
          </table:table-cell>
          <table:table-cell office:value-type="float" office:value="4920.98715075397" calcext:value-type="float">
            <text:p>4920.98715075397</text:p>
          </table:table-cell>
          <table:table-cell office:value-type="float" office:value="7999.79878483666" calcext:value-type="float">
            <text:p>7999.79878483666</text:p>
          </table:table-cell>
          <table:table-cell office:value-type="float" office:value="8666.66664472881" calcext:value-type="float">
            <text:p>8666.66664472881</text:p>
          </table:table-cell>
        </table:table-row>
        <table:table-row table:style-name="ro1">
          <table:table-cell office:value-type="float" office:value="3.74" calcext:value-type="float">
            <text:p>3.74</text:p>
          </table:table-cell>
          <table:table-cell office:value-type="float" office:value="4947.28166342342" calcext:value-type="float">
            <text:p>4947.28166342342</text:p>
          </table:table-cell>
          <table:table-cell office:value-type="float" office:value="7999.8066744054" calcext:value-type="float">
            <text:p>7999.8066744054</text:p>
          </table:table-cell>
          <table:table-cell office:value-type="float" office:value="8666.66664610941" calcext:value-type="float">
            <text:p>8666.66664610941</text:p>
          </table:table-cell>
          <table:table-cell office:value-type="float" office:value="4934.19797938831" calcext:value-type="float">
            <text:p>4934.19797938831</text:p>
          </table:table-cell>
          <table:table-cell office:value-type="float" office:value="7999.8066744054" calcext:value-type="float">
            <text:p>7999.8066744054</text:p>
          </table:table-cell>
          <table:table-cell office:value-type="float" office:value="8666.66664610941" calcext:value-type="float">
            <text:p>8666.66664610941</text:p>
          </table:table-cell>
        </table:table-row>
        <table:table-row table:style-name="ro1">
          <table:table-cell office:value-type="float" office:value="3.75" calcext:value-type="float">
            <text:p>3.75</text:p>
          </table:table-cell>
          <table:table-cell office:value-type="float" office:value="4960.23857888069" calcext:value-type="float">
            <text:p>4960.23857888069</text:p>
          </table:table-cell>
          <table:table-cell office:value-type="float" office:value="7999.81425463439" calcext:value-type="float">
            <text:p>7999.81425463439</text:p>
          </table:table-cell>
          <table:table-cell office:value-type="float" office:value="8666.66664740313" calcext:value-type="float">
            <text:p>8666.66664740313</text:p>
          </table:table-cell>
          <table:table-cell office:value-type="float" office:value="4947.28166342342" calcext:value-type="float">
            <text:p>4947.28166342342</text:p>
          </table:table-cell>
          <table:table-cell office:value-type="float" office:value="7999.81425463439" calcext:value-type="float">
            <text:p>7999.81425463439</text:p>
          </table:table-cell>
          <table:table-cell office:value-type="float" office:value="8666.66664740313" calcext:value-type="float">
            <text:p>8666.66664740313</text:p>
          </table:table-cell>
        </table:table-row>
        <table:table-row table:style-name="ro1">
          <table:table-cell office:value-type="float" office:value="3.76" calcext:value-type="float">
            <text:p>3.76</text:p>
          </table:table-cell>
          <table:table-cell office:value-type="float" office:value="4973.06912277574" calcext:value-type="float">
            <text:p>4973.06912277574</text:p>
          </table:table-cell>
          <table:table-cell office:value-type="float" office:value="7999.82153765188" calcext:value-type="float">
            <text:p>7999.82153765188</text:p>
          </table:table-cell>
          <table:table-cell office:value-type="float" office:value="8666.66664861544" calcext:value-type="float">
            <text:p>8666.66664861544</text:p>
          </table:table-cell>
          <table:table-cell office:value-type="float" office:value="4960.23857888069" calcext:value-type="float">
            <text:p>4960.23857888069</text:p>
          </table:table-cell>
          <table:table-cell office:value-type="float" office:value="7999.82153765188" calcext:value-type="float">
            <text:p>7999.82153765188</text:p>
          </table:table-cell>
          <table:table-cell office:value-type="float" office:value="8666.66664861544" calcext:value-type="float">
            <text:p>8666.66664861544</text:p>
          </table:table-cell>
        </table:table-row>
        <table:table-row table:style-name="ro1">
          <table:table-cell office:value-type="float" office:value="3.77" calcext:value-type="float">
            <text:p>3.77</text:p>
          </table:table-cell>
          <table:table-cell office:value-type="float" office:value="4985.77371257283" calcext:value-type="float">
            <text:p>4985.77371257283</text:p>
          </table:table-cell>
          <table:table-cell office:value-type="float" office:value="7999.82853511066" calcext:value-type="float">
            <text:p>7999.82853511066</text:p>
          </table:table-cell>
          <table:table-cell office:value-type="float" office:value="8666.66664975145" calcext:value-type="float">
            <text:p>8666.66664975145</text:p>
          </table:table-cell>
          <table:table-cell office:value-type="float" office:value="4973.06912277574" calcext:value-type="float">
            <text:p>4973.06912277574</text:p>
          </table:table-cell>
          <table:table-cell office:value-type="float" office:value="7999.82853511066" calcext:value-type="float">
            <text:p>7999.82853511066</text:p>
          </table:table-cell>
          <table:table-cell office:value-type="float" office:value="8666.66664975145" calcext:value-type="float">
            <text:p>8666.66664975145</text:p>
          </table:table-cell>
        </table:table-row>
        <table:table-row table:style-name="ro1">
          <table:table-cell office:value-type="float" office:value="3.78" calcext:value-type="float">
            <text:p>3.78</text:p>
          </table:table-cell>
          <table:table-cell office:value-type="float" office:value="4998.35278564066" calcext:value-type="float">
            <text:p>4998.35278564066</text:p>
          </table:table-cell>
          <table:table-cell office:value-type="float" office:value="7999.83525820669" calcext:value-type="float">
            <text:p>7999.83525820669</text:p>
          </table:table-cell>
          <table:table-cell office:value-type="float" office:value="8666.66665081596" calcext:value-type="float">
            <text:p>8666.66665081596</text:p>
          </table:table-cell>
          <table:table-cell office:value-type="float" office:value="4985.77371257283" calcext:value-type="float">
            <text:p>4985.77371257283</text:p>
          </table:table-cell>
          <table:table-cell office:value-type="float" office:value="7999.83525820669" calcext:value-type="float">
            <text:p>7999.83525820669</text:p>
          </table:table-cell>
          <table:table-cell office:value-type="float" office:value="8666.66665081596" calcext:value-type="float">
            <text:p>8666.66665081596</text:p>
          </table:table-cell>
        </table:table-row>
        <table:table-row table:style-name="ro1">
          <table:table-cell office:value-type="float" office:value="3.79" calcext:value-type="float">
            <text:p>3.79</text:p>
          </table:table-cell>
          <table:table-cell office:value-type="float" office:value="5010.80679870983" calcext:value-type="float">
            <text:p>5010.80679870983</text:p>
          </table:table-cell>
          <table:table-cell office:value-type="float" office:value="7999.84171769699" calcext:value-type="float">
            <text:p>7999.84171769699</text:p>
          </table:table-cell>
          <table:table-cell office:value-type="float" office:value="8666.66665181349" calcext:value-type="float">
            <text:p>8666.66665181349</text:p>
          </table:table-cell>
          <table:table-cell office:value-type="float" office:value="4998.35278564066" calcext:value-type="float">
            <text:p>4998.35278564066</text:p>
          </table:table-cell>
          <table:table-cell office:value-type="float" office:value="7999.84171769699" calcext:value-type="float">
            <text:p>7999.84171769699</text:p>
          </table:table-cell>
          <table:table-cell office:value-type="float" office:value="8666.66665181349" calcext:value-type="float">
            <text:p>8666.66665181349</text:p>
          </table:table-cell>
        </table:table-row>
        <table:table-row table:style-name="ro1">
          <table:table-cell office:value-type="float" office:value="3.8" calcext:value-type="float">
            <text:p>3.8</text:p>
          </table:table-cell>
          <table:table-cell office:value-type="float" office:value="5023.13622733232" calcext:value-type="float">
            <text:p>5023.13622733232</text:p>
          </table:table-cell>
          <table:table-cell office:value-type="float" office:value="7999.84792391689" calcext:value-type="float">
            <text:p>7999.84792391689</text:p>
          </table:table-cell>
          <table:table-cell office:value-type="float" office:value="8666.66665274824" calcext:value-type="float">
            <text:p>8666.66665274824</text:p>
          </table:table-cell>
          <table:table-cell office:value-type="float" office:value="5010.80679870983" calcext:value-type="float">
            <text:p>5010.80679870983</text:p>
          </table:table-cell>
          <table:table-cell office:value-type="float" office:value="7999.84792391689" calcext:value-type="float">
            <text:p>7999.84792391689</text:p>
          </table:table-cell>
          <table:table-cell office:value-type="float" office:value="8666.66665274824" calcext:value-type="float">
            <text:p>8666.66665274824</text:p>
          </table:table-cell>
        </table:table-row>
        <table:table-row table:style-name="ro1">
          <table:table-cell office:value-type="float" office:value="3.81" calcext:value-type="float">
            <text:p>3.81</text:p>
          </table:table-cell>
          <table:table-cell office:value-type="float" office:value="5035.34156534349" calcext:value-type="float">
            <text:p>5035.34156534349</text:p>
          </table:table-cell>
          <table:table-cell office:value-type="float" office:value="7999.85388679649" calcext:value-type="float">
            <text:p>7999.85388679649</text:p>
          </table:table-cell>
          <table:table-cell office:value-type="float" office:value="8666.66665362416" calcext:value-type="float">
            <text:p>8666.66665362416</text:p>
          </table:table-cell>
          <table:table-cell office:value-type="float" office:value="5023.13622733232" calcext:value-type="float">
            <text:p>5023.13622733232</text:p>
          </table:table-cell>
          <table:table-cell office:value-type="float" office:value="7999.85388679649" calcext:value-type="float">
            <text:p>7999.85388679649</text:p>
          </table:table-cell>
          <table:table-cell office:value-type="float" office:value="8666.66665362416" calcext:value-type="float">
            <text:p>8666.66665362416</text:p>
          </table:table-cell>
        </table:table-row>
        <table:table-row table:style-name="ro1">
          <table:table-cell office:value-type="float" office:value="3.82" calcext:value-type="float">
            <text:p>3.82</text:p>
          </table:table-cell>
          <table:table-cell office:value-type="float" office:value="5047.42332432671" calcext:value-type="float">
            <text:p>5047.42332432671</text:p>
          </table:table-cell>
          <table:table-cell office:value-type="float" office:value="7999.85961587661" calcext:value-type="float">
            <text:p>7999.85961587661</text:p>
          </table:table-cell>
          <table:table-cell office:value-type="float" office:value="8666.66665444496" calcext:value-type="float">
            <text:p>8666.66665444496</text:p>
          </table:table-cell>
          <table:table-cell office:value-type="float" office:value="5035.34156534349" calcext:value-type="float">
            <text:p>5035.34156534349</text:p>
          </table:table-cell>
          <table:table-cell office:value-type="float" office:value="7999.85961587661" calcext:value-type="float">
            <text:p>7999.85961587661</text:p>
          </table:table-cell>
          <table:table-cell office:value-type="float" office:value="8666.66665444496" calcext:value-type="float">
            <text:p>8666.66665444496</text:p>
          </table:table-cell>
        </table:table-row>
        <table:table-row table:style-name="ro1">
          <table:table-cell office:value-type="float" office:value="3.83" calcext:value-type="float">
            <text:p>3.83</text:p>
          </table:table-cell>
          <table:table-cell office:value-type="float" office:value="5059.38203308119" calcext:value-type="float">
            <text:p>5059.38203308119</text:p>
          </table:table-cell>
          <table:table-cell office:value-type="float" office:value="7999.86512032402" calcext:value-type="float">
            <text:p>7999.86512032402</text:p>
          </table:table-cell>
          <table:table-cell office:value-type="float" office:value="8666.6666552141" calcext:value-type="float">
            <text:p>8666.6666552141</text:p>
          </table:table-cell>
          <table:table-cell office:value-type="float" office:value="5047.42332432671" calcext:value-type="float">
            <text:p>5047.42332432671</text:p>
          </table:table-cell>
          <table:table-cell office:value-type="float" office:value="7999.86512032402" calcext:value-type="float">
            <text:p>7999.86512032402</text:p>
          </table:table-cell>
          <table:table-cell office:value-type="float" office:value="8666.6666552141" calcext:value-type="float">
            <text:p>8666.6666552141</text:p>
          </table:table-cell>
        </table:table-row>
        <table:table-row table:style-name="ro1">
          <table:table-cell office:value-type="float" office:value="3.84" calcext:value-type="float">
            <text:p>3.84</text:p>
          </table:table-cell>
          <table:table-cell office:value-type="float" office:value="5071.21823709305" calcext:value-type="float">
            <text:p>5071.21823709305</text:p>
          </table:table-cell>
          <table:table-cell office:value-type="float" office:value="7999.87040894609" calcext:value-type="float">
            <text:p>7999.87040894609</text:p>
          </table:table-cell>
          <table:table-cell office:value-type="float" office:value="8666.66665593484" calcext:value-type="float">
            <text:p>8666.66665593484</text:p>
          </table:table-cell>
          <table:table-cell office:value-type="float" office:value="5059.38203308119" calcext:value-type="float">
            <text:p>5059.38203308119</text:p>
          </table:table-cell>
          <table:table-cell office:value-type="float" office:value="7999.87040894609" calcext:value-type="float">
            <text:p>7999.87040894609</text:p>
          </table:table-cell>
          <table:table-cell office:value-type="float" office:value="8666.66665593484" calcext:value-type="float">
            <text:p>8666.66665593484</text:p>
          </table:table-cell>
        </table:table-row>
        <table:table-row table:style-name="ro1">
          <table:table-cell office:value-type="float" office:value="3.85" calcext:value-type="float">
            <text:p>3.85</text:p>
          </table:table-cell>
          <table:table-cell office:value-type="float" office:value="5082.9324980102" calcext:value-type="float">
            <text:p>5082.9324980102</text:p>
          </table:table-cell>
          <table:table-cell office:value-type="float" office:value="7999.87549020491" calcext:value-type="float">
            <text:p>7999.87549020491</text:p>
          </table:table-cell>
          <table:table-cell office:value-type="float" office:value="8666.66665661022" calcext:value-type="float">
            <text:p>8666.66665661022</text:p>
          </table:table-cell>
          <table:table-cell office:value-type="float" office:value="5071.21823709305" calcext:value-type="float">
            <text:p>5071.21823709305</text:p>
          </table:table-cell>
          <table:table-cell office:value-type="float" office:value="7999.87549020491" calcext:value-type="float">
            <text:p>7999.87549020491</text:p>
          </table:table-cell>
          <table:table-cell office:value-type="float" office:value="8666.66665661022" calcext:value-type="float">
            <text:p>8666.66665661022</text:p>
          </table:table-cell>
        </table:table-row>
        <table:table-row table:style-name="ro1">
          <table:table-cell office:value-type="float" office:value="3.86" calcext:value-type="float">
            <text:p>3.86</text:p>
          </table:table-cell>
          <table:table-cell office:value-type="float" office:value="5094.52539312113" calcext:value-type="float">
            <text:p>5094.52539312113</text:p>
          </table:table-cell>
          <table:table-cell office:value-type="float" office:value="7999.8803722308" calcext:value-type="float">
            <text:p>7999.8803722308</text:p>
          </table:table-cell>
          <table:table-cell office:value-type="float" office:value="8666.6666572431" calcext:value-type="float">
            <text:p>8666.6666572431</text:p>
          </table:table-cell>
          <table:table-cell office:value-type="float" office:value="5082.9324980102" calcext:value-type="float">
            <text:p>5082.9324980102</text:p>
          </table:table-cell>
          <table:table-cell office:value-type="float" office:value="7999.8803722308" calcext:value-type="float">
            <text:p>7999.8803722308</text:p>
          </table:table-cell>
          <table:table-cell office:value-type="float" office:value="8666.6666572431" calcext:value-type="float">
            <text:p>8666.6666572431</text:p>
          </table:table-cell>
        </table:table-row>
        <table:table-row table:style-name="ro1">
          <table:table-cell office:value-type="float" office:value="3.87" calcext:value-type="float">
            <text:p>3.87</text:p>
          </table:table-cell>
          <table:table-cell office:value-type="float" office:value="5105.99751483796" calcext:value-type="float">
            <text:p>5105.99751483796</text:p>
          </table:table-cell>
          <table:table-cell office:value-type="float" office:value="7999.88506283533" calcext:value-type="float">
            <text:p>7999.88506283533</text:p>
          </table:table-cell>
          <table:table-cell office:value-type="float" office:value="8666.66665783615" calcext:value-type="float">
            <text:p>8666.66665783615</text:p>
          </table:table-cell>
          <table:table-cell office:value-type="float" office:value="5094.52539312113" calcext:value-type="float">
            <text:p>5094.52539312113</text:p>
          </table:table-cell>
          <table:table-cell office:value-type="float" office:value="7999.88506283533" calcext:value-type="float">
            <text:p>7999.88506283533</text:p>
          </table:table-cell>
          <table:table-cell office:value-type="float" office:value="8666.66665783615" calcext:value-type="float">
            <text:p>8666.66665783615</text:p>
          </table:table-cell>
        </table:table-row>
        <table:table-row table:style-name="ro1">
          <table:table-cell office:value-type="float" office:value="3.88" calcext:value-type="float">
            <text:p>3.88</text:p>
          </table:table-cell>
          <table:table-cell office:value-type="float" office:value="5117.34947018397" calcext:value-type="float">
            <text:p>5117.34947018397</text:p>
          </table:table-cell>
          <table:table-cell office:value-type="float" office:value="7999.88956952381" calcext:value-type="float">
            <text:p>7999.88956952381</text:p>
          </table:table-cell>
          <table:table-cell office:value-type="float" office:value="8666.66665839187" calcext:value-type="float">
            <text:p>8666.66665839187</text:p>
          </table:table-cell>
          <table:table-cell office:value-type="float" office:value="5105.99751483796" calcext:value-type="float">
            <text:p>5105.99751483796</text:p>
          </table:table-cell>
          <table:table-cell office:value-type="float" office:value="7999.88956952381" calcext:value-type="float">
            <text:p>7999.88956952381</text:p>
          </table:table-cell>
          <table:table-cell office:value-type="float" office:value="8666.66665839187" calcext:value-type="float">
            <text:p>8666.66665839187</text:p>
          </table:table-cell>
        </table:table-row>
        <table:table-row table:style-name="ro1">
          <table:table-cell office:value-type="float" office:value="3.89" calcext:value-type="float">
            <text:p>3.89</text:p>
          </table:table-cell>
          <table:table-cell office:value-type="float" office:value="5128.5818802859" calcext:value-type="float">
            <text:p>5128.5818802859</text:p>
          </table:table-cell>
          <table:table-cell office:value-type="float" office:value="7999.89389950729" calcext:value-type="float">
            <text:p>7999.89389950729</text:p>
          </table:table-cell>
          <table:table-cell office:value-type="float" office:value="8666.66665891263" calcext:value-type="float">
            <text:p>8666.66665891263</text:p>
          </table:table-cell>
          <table:table-cell office:value-type="float" office:value="5117.34947018397" calcext:value-type="float">
            <text:p>5117.34947018397</text:p>
          </table:table-cell>
          <table:table-cell office:value-type="float" office:value="7999.89389950729" calcext:value-type="float">
            <text:p>7999.89389950729</text:p>
          </table:table-cell>
          <table:table-cell office:value-type="float" office:value="8666.66665891263" calcext:value-type="float">
            <text:p>8666.66665891263</text:p>
          </table:table-cell>
        </table:table-row>
        <table:table-row table:style-name="ro1">
          <table:table-cell office:value-type="float" office:value="3.9" calcext:value-type="float">
            <text:p>3.9</text:p>
          </table:table-cell>
          <table:table-cell office:value-type="float" office:value="5139.69537987125" calcext:value-type="float">
            <text:p>5139.69537987125</text:p>
          </table:table-cell>
          <table:table-cell office:value-type="float" office:value="7999.8980597141" calcext:value-type="float">
            <text:p>7999.8980597141</text:p>
          </table:table-cell>
          <table:table-cell office:value-type="float" office:value="8666.66665940061" calcext:value-type="float">
            <text:p>8666.66665940061</text:p>
          </table:table-cell>
          <table:table-cell office:value-type="float" office:value="5128.5818802859" calcext:value-type="float">
            <text:p>5128.5818802859</text:p>
          </table:table-cell>
          <table:table-cell office:value-type="float" office:value="7999.8980597141" calcext:value-type="float">
            <text:p>7999.8980597141</text:p>
          </table:table-cell>
          <table:table-cell office:value-type="float" office:value="8666.66665940061" calcext:value-type="float">
            <text:p>8666.66665940061</text:p>
          </table:table-cell>
        </table:table-row>
        <table:table-row table:style-name="ro1">
          <table:table-cell office:value-type="float" office:value="3.91" calcext:value-type="float">
            <text:p>3.91</text:p>
          </table:table-cell>
          <table:table-cell office:value-type="float" office:value="5150.69061677074" calcext:value-type="float">
            <text:p>5150.69061677074</text:p>
          </table:table-cell>
          <table:table-cell office:value-type="float" office:value="7999.90205680095" calcext:value-type="float">
            <text:p>7999.90205680095</text:p>
          </table:table-cell>
          <table:table-cell office:value-type="float" office:value="8666.66665985788" calcext:value-type="float">
            <text:p>8666.66665985788</text:p>
          </table:table-cell>
          <table:table-cell office:value-type="float" office:value="5139.69537987125" calcext:value-type="float">
            <text:p>5139.69537987125</text:p>
          </table:table-cell>
          <table:table-cell office:value-type="float" office:value="7999.90205680095" calcext:value-type="float">
            <text:p>7999.90205680095</text:p>
          </table:table-cell>
          <table:table-cell office:value-type="float" office:value="8666.66665985788" calcext:value-type="float">
            <text:p>8666.66665985788</text:p>
          </table:table-cell>
        </table:table-row>
        <table:table-row table:style-name="ro1">
          <table:table-cell office:value-type="float" office:value="3.92" calcext:value-type="float">
            <text:p>3.92</text:p>
          </table:table-cell>
          <table:table-cell office:value-type="float" office:value="5161.56825142623" calcext:value-type="float">
            <text:p>5161.56825142623</text:p>
          </table:table-cell>
          <table:table-cell office:value-type="float" office:value="7999.90589716354" calcext:value-type="float">
            <text:p>7999.90589716354</text:p>
          </table:table-cell>
          <table:table-cell office:value-type="float" office:value="8666.66666028637" calcext:value-type="float">
            <text:p>8666.66666028637</text:p>
          </table:table-cell>
          <table:table-cell office:value-type="float" office:value="5150.69061677074" calcext:value-type="float">
            <text:p>5150.69061677074</text:p>
          </table:table-cell>
          <table:table-cell office:value-type="float" office:value="7999.90589716354" calcext:value-type="float">
            <text:p>7999.90589716354</text:p>
          </table:table-cell>
          <table:table-cell office:value-type="float" office:value="8666.66666028637" calcext:value-type="float">
            <text:p>8666.66666028637</text:p>
          </table:table-cell>
        </table:table-row>
        <table:table-row table:style-name="ro1">
          <table:table-cell office:value-type="float" office:value="3.93" calcext:value-type="float">
            <text:p>3.93</text:p>
          </table:table-cell>
          <table:table-cell office:value-type="float" office:value="5172.32895640422" calcext:value-type="float">
            <text:p>5172.32895640422</text:p>
          </table:table-cell>
          <table:table-cell office:value-type="float" office:value="7999.90958694683" calcext:value-type="float">
            <text:p>7999.90958694683</text:p>
          </table:table-cell>
          <table:table-cell office:value-type="float" office:value="8666.6666606879" calcext:value-type="float">
            <text:p>8666.6666606879</text:p>
          </table:table-cell>
          <table:table-cell office:value-type="float" office:value="5161.56825142623" calcext:value-type="float">
            <text:p>5161.56825142623</text:p>
          </table:table-cell>
          <table:table-cell office:value-type="float" office:value="7999.90958694683" calcext:value-type="float">
            <text:p>7999.90958694683</text:p>
          </table:table-cell>
          <table:table-cell office:value-type="float" office:value="8666.6666606879" calcext:value-type="float">
            <text:p>8666.6666606879</text:p>
          </table:table-cell>
        </table:table-row>
        <table:table-row table:style-name="ro1">
          <table:table-cell office:value-type="float" office:value="3.94" calcext:value-type="float">
            <text:p>3.94</text:p>
          </table:table-cell>
          <table:table-cell office:value-type="float" office:value="5182.97341591522" calcext:value-type="float">
            <text:p>5182.97341591522</text:p>
          </table:table-cell>
          <table:table-cell office:value-type="float" office:value="7999.91313205486" calcext:value-type="float">
            <text:p>7999.91313205486</text:p>
          </table:table-cell>
          <table:table-cell office:value-type="float" office:value="8666.66666106416" calcext:value-type="float">
            <text:p>8666.66666106416</text:p>
          </table:table-cell>
          <table:table-cell office:value-type="float" office:value="5172.32895640422" calcext:value-type="float">
            <text:p>5172.32895640422</text:p>
          </table:table-cell>
          <table:table-cell office:value-type="float" office:value="7999.91313205486" calcext:value-type="float">
            <text:p>7999.91313205486</text:p>
          </table:table-cell>
          <table:table-cell office:value-type="float" office:value="8666.66666106416" calcext:value-type="float">
            <text:p>8666.66666106416</text:p>
          </table:table-cell>
        </table:table-row>
        <table:table-row table:style-name="ro1">
          <table:table-cell office:value-type="float" office:value="3.95" calcext:value-type="float">
            <text:p>3.95</text:p>
          </table:table-cell>
          <table:table-cell office:value-type="float" office:value="5193.502325339" calcext:value-type="float">
            <text:p>5193.502325339</text:p>
          </table:table-cell>
          <table:table-cell office:value-type="float" office:value="7999.91653816017" calcext:value-type="float">
            <text:p>7999.91653816017</text:p>
          </table:table-cell>
          <table:table-cell office:value-type="float" office:value="8666.66666141674" calcext:value-type="float">
            <text:p>8666.66666141674</text:p>
          </table:table-cell>
          <table:table-cell office:value-type="float" office:value="5182.97341591522" calcext:value-type="float">
            <text:p>5182.97341591522</text:p>
          </table:table-cell>
          <table:table-cell office:value-type="float" office:value="7999.91653816017" calcext:value-type="float">
            <text:p>7999.91653816017</text:p>
          </table:table-cell>
          <table:table-cell office:value-type="float" office:value="8666.66666141674" calcext:value-type="float">
            <text:p>8666.66666141674</text:p>
          </table:table-cell>
        </table:table-row>
        <table:table-row table:style-name="ro1">
          <table:table-cell office:value-type="float" office:value="3.96" calcext:value-type="float">
            <text:p>3.96</text:p>
          </table:table-cell>
          <table:table-cell office:value-type="float" office:value="5203.91639075607" calcext:value-type="float">
            <text:p>5203.91639075607</text:p>
          </table:table-cell>
          <table:table-cell office:value-type="float" office:value="7999.91981071292" calcext:value-type="float">
            <text:p>7999.91981071292</text:p>
          </table:table-cell>
          <table:table-cell office:value-type="float" office:value="8666.66666174713" calcext:value-type="float">
            <text:p>8666.66666174713</text:p>
          </table:table-cell>
          <table:table-cell office:value-type="float" office:value="5193.502325339" calcext:value-type="float">
            <text:p>5193.502325339</text:p>
          </table:table-cell>
          <table:table-cell office:value-type="float" office:value="7999.91981071292" calcext:value-type="float">
            <text:p>7999.91981071292</text:p>
          </table:table-cell>
          <table:table-cell office:value-type="float" office:value="8666.66666174713" calcext:value-type="float">
            <text:p>8666.66666174713</text:p>
          </table:table-cell>
        </table:table-row>
        <table:table-row table:style-name="ro1">
          <table:table-cell office:value-type="float" office:value="3.97" calcext:value-type="float">
            <text:p>3.97</text:p>
          </table:table-cell>
          <table:table-cell office:value-type="float" office:value="5214.21632848539" calcext:value-type="float">
            <text:p>5214.21632848539</text:p>
          </table:table-cell>
          <table:table-cell office:value-type="float" office:value="7999.92295494956" calcext:value-type="float">
            <text:p>7999.92295494956</text:p>
          </table:table-cell>
          <table:table-cell office:value-type="float" office:value="8666.66666205673" calcext:value-type="float">
            <text:p>8666.66666205673</text:p>
          </table:table-cell>
          <table:table-cell office:value-type="float" office:value="5203.91639075607" calcext:value-type="float">
            <text:p>5203.91639075607</text:p>
          </table:table-cell>
          <table:table-cell office:value-type="float" office:value="7999.92295494956" calcext:value-type="float">
            <text:p>7999.92295494956</text:p>
          </table:table-cell>
          <table:table-cell office:value-type="float" office:value="8666.66666205673" calcext:value-type="float">
            <text:p>8666.66666205673</text:p>
          </table:table-cell>
        </table:table-row>
        <table:table-row table:style-name="ro1">
          <table:table-cell office:value-type="float" office:value="3.98" calcext:value-type="float">
            <text:p>3.98</text:p>
          </table:table-cell>
          <table:table-cell office:value-type="float" office:value="5224.40286462858" calcext:value-type="float">
            <text:p>5224.40286462858</text:p>
          </table:table-cell>
          <table:table-cell office:value-type="float" office:value="7999.92597590124" calcext:value-type="float">
            <text:p>7999.92597590124</text:p>
          </table:table-cell>
          <table:table-cell office:value-type="float" office:value="8666.66666234685" calcext:value-type="float">
            <text:p>8666.66666234685</text:p>
          </table:table-cell>
          <table:table-cell office:value-type="float" office:value="5214.21632848539" calcext:value-type="float">
            <text:p>5214.21632848539</text:p>
          </table:table-cell>
          <table:table-cell office:value-type="float" office:value="7999.92597590124" calcext:value-type="float">
            <text:p>7999.92597590124</text:p>
          </table:table-cell>
          <table:table-cell office:value-type="float" office:value="8666.66666234685" calcext:value-type="float">
            <text:p>8666.66666234685</text:p>
          </table:table-cell>
        </table:table-row>
        <table:table-row table:style-name="ro1">
          <table:table-cell office:value-type="float" office:value="3.99" calcext:value-type="float">
            <text:p>3.99</text:p>
          </table:table-cell>
          <table:table-cell office:value-type="float" office:value="5234.47673462063" calcext:value-type="float">
            <text:p>5234.47673462063</text:p>
          </table:table-cell>
          <table:table-cell office:value-type="float" office:value="7999.92887840187" calcext:value-type="float">
            <text:p>7999.92887840187</text:p>
          </table:table-cell>
          <table:table-cell office:value-type="float" office:value="8666.6666626187" calcext:value-type="float">
            <text:p>8666.6666626187</text:p>
          </table:table-cell>
          <table:table-cell office:value-type="float" office:value="5224.40286462858" calcext:value-type="float">
            <text:p>5224.40286462858</text:p>
          </table:table-cell>
          <table:table-cell office:value-type="float" office:value="7999.92887840187" calcext:value-type="float">
            <text:p>7999.92887840187</text:p>
          </table:table-cell>
          <table:table-cell office:value-type="float" office:value="8666.6666626187" calcext:value-type="float">
            <text:p>8666.666662618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244.43868278738" calcext:value-type="float">
            <text:p>5244.43868278738</text:p>
          </table:table-cell>
          <table:table-cell office:value-type="float" office:value="7999.9316670958" calcext:value-type="float">
            <text:p>7999.9316670958</text:p>
          </table:table-cell>
          <table:table-cell office:value-type="float" office:value="8666.66666287345" calcext:value-type="float">
            <text:p>8666.66666287345</text:p>
          </table:table-cell>
          <table:table-cell office:value-type="float" office:value="5234.47673462063" calcext:value-type="float">
            <text:p>5234.47673462063</text:p>
          </table:table-cell>
          <table:table-cell office:value-type="float" office:value="7999.9316670958" calcext:value-type="float">
            <text:p>7999.9316670958</text:p>
          </table:table-cell>
          <table:table-cell office:value-type="float" office:value="8666.66666287345" calcext:value-type="float">
            <text:p>8666.66666287345</text:p>
          </table:table-cell>
        </table:table-row>
        <table:table-row table:style-name="ro1">
          <table:table-cell office:value-type="float" office:value="4.01" calcext:value-type="float">
            <text:p>4.01</text:p>
          </table:table-cell>
          <table:table-cell office:value-type="float" office:value="5254.28946190969" calcext:value-type="float">
            <text:p>5254.28946190969</text:p>
          </table:table-cell>
          <table:table-cell office:value-type="float" office:value="7999.93434644531" calcext:value-type="float">
            <text:p>7999.93434644531</text:p>
          </table:table-cell>
          <table:table-cell office:value-type="float" office:value="8666.66666311217" calcext:value-type="float">
            <text:p>8666.66666311217</text:p>
          </table:table-cell>
          <table:table-cell office:value-type="float" office:value="5244.43868278738" calcext:value-type="float">
            <text:p>5244.43868278738</text:p>
          </table:table-cell>
          <table:table-cell office:value-type="float" office:value="7999.93434644531" calcext:value-type="float">
            <text:p>7999.93434644531</text:p>
          </table:table-cell>
          <table:table-cell office:value-type="float" office:value="8666.66666311217" calcext:value-type="float">
            <text:p>8666.66666311217</text:p>
          </table:table-cell>
        </table:table-row>
        <table:table-row table:style-name="ro1">
          <table:table-cell office:value-type="float" office:value="4.02" calcext:value-type="float">
            <text:p>4.02</text:p>
          </table:table-cell>
          <table:table-cell office:value-type="float" office:value="5264.02983279462" calcext:value-type="float">
            <text:p>5264.02983279462</text:p>
          </table:table-cell>
          <table:table-cell office:value-type="float" office:value="7999.93692073771" calcext:value-type="float">
            <text:p>7999.93692073771</text:p>
          </table:table-cell>
          <table:table-cell office:value-type="float" office:value="8666.66666333586" calcext:value-type="float">
            <text:p>8666.66666333586</text:p>
          </table:table-cell>
          <table:table-cell office:value-type="float" office:value="5254.28946190969" calcext:value-type="float">
            <text:p>5254.28946190969</text:p>
          </table:table-cell>
          <table:table-cell office:value-type="float" office:value="7999.93692073771" calcext:value-type="float">
            <text:p>7999.93692073771</text:p>
          </table:table-cell>
          <table:table-cell office:value-type="float" office:value="8666.66666333586" calcext:value-type="float">
            <text:p>8666.66666333586</text:p>
          </table:table-cell>
        </table:table-row>
        <table:table-row table:style-name="ro1">
          <table:table-cell office:value-type="float" office:value="4.03" calcext:value-type="float">
            <text:p>4.03</text:p>
          </table:table-cell>
          <table:table-cell office:value-type="float" office:value="5273.66056385356" calcext:value-type="float">
            <text:p>5273.66056385356</text:p>
          </table:table-cell>
          <table:table-cell office:value-type="float" office:value="7999.93939409223" calcext:value-type="float">
            <text:p>7999.93939409223</text:p>
          </table:table-cell>
          <table:table-cell office:value-type="float" office:value="8666.66666354548" calcext:value-type="float">
            <text:p>8666.66666354548</text:p>
          </table:table-cell>
          <table:table-cell office:value-type="float" office:value="5264.02983279462" calcext:value-type="float">
            <text:p>5264.02983279462</text:p>
          </table:table-cell>
          <table:table-cell office:value-type="float" office:value="7999.93939409223" calcext:value-type="float">
            <text:p>7999.93939409223</text:p>
          </table:table-cell>
          <table:table-cell office:value-type="float" office:value="8666.66666354548" calcext:value-type="float">
            <text:p>8666.66666354548</text:p>
          </table:table-cell>
        </table:table-row>
        <table:table-row table:style-name="ro1">
          <table:table-cell office:value-type="float" office:value="4.04" calcext:value-type="float">
            <text:p>4.04</text:p>
          </table:table-cell>
          <table:table-cell office:value-type="float" office:value="5283.18243068738" calcext:value-type="float">
            <text:p>5283.18243068738</text:p>
          </table:table-cell>
          <table:table-cell office:value-type="float" office:value="7999.94177046656" calcext:value-type="float">
            <text:p>7999.94177046656</text:p>
          </table:table-cell>
          <table:table-cell office:value-type="float" office:value="8666.6666637419" calcext:value-type="float">
            <text:p>8666.6666637419</text:p>
          </table:table-cell>
          <table:table-cell office:value-type="float" office:value="5273.66056385356" calcext:value-type="float">
            <text:p>5273.66056385356</text:p>
          </table:table-cell>
          <table:table-cell office:value-type="float" office:value="7999.94177046656" calcext:value-type="float">
            <text:p>7999.94177046656</text:p>
          </table:table-cell>
          <table:table-cell office:value-type="float" office:value="8666.6666637419" calcext:value-type="float">
            <text:p>8666.6666637419</text:p>
          </table:table-cell>
        </table:table-row>
        <table:table-row table:style-name="ro1">
          <table:table-cell office:value-type="float" office:value="4.05" calcext:value-type="float">
            <text:p>4.05</text:p>
          </table:table-cell>
          <table:table-cell office:value-type="float" office:value="5292.59621567883" calcext:value-type="float">
            <text:p>5292.59621567883</text:p>
          </table:table-cell>
          <table:table-cell office:value-type="float" office:value="7999.94405366326" calcext:value-type="float">
            <text:p>7999.94405366326</text:p>
          </table:table-cell>
          <table:table-cell office:value-type="float" office:value="8666.66666392596" calcext:value-type="float">
            <text:p>8666.66666392596</text:p>
          </table:table-cell>
          <table:table-cell office:value-type="float" office:value="5283.18243068738" calcext:value-type="float">
            <text:p>5283.18243068738</text:p>
          </table:table-cell>
          <table:table-cell office:value-type="float" office:value="7999.94405366326" calcext:value-type="float">
            <text:p>7999.94405366326</text:p>
          </table:table-cell>
          <table:table-cell office:value-type="float" office:value="8666.66666392596" calcext:value-type="float">
            <text:p>8666.66666392596</text:p>
          </table:table-cell>
        </table:table-row>
        <table:table-row table:style-name="ro1">
          <table:table-cell office:value-type="float" office:value="4.06" calcext:value-type="float">
            <text:p>4.06</text:p>
          </table:table-cell>
          <table:table-cell office:value-type="float" office:value="5301.90270759204" calcext:value-type="float">
            <text:p>5301.90270759204</text:p>
          </table:table-cell>
          <table:table-cell office:value-type="float" office:value="7999.94624733576" calcext:value-type="float">
            <text:p>7999.94624733576</text:p>
          </table:table-cell>
          <table:table-cell office:value-type="float" office:value="8666.66666409844" calcext:value-type="float">
            <text:p>8666.66666409844</text:p>
          </table:table-cell>
          <table:table-cell office:value-type="float" office:value="5292.59621567883" calcext:value-type="float">
            <text:p>5292.59621567883</text:p>
          </table:table-cell>
          <table:table-cell office:value-type="float" office:value="7999.94624733576" calcext:value-type="float">
            <text:p>7999.94624733576</text:p>
          </table:table-cell>
          <table:table-cell office:value-type="float" office:value="8666.66666409844" calcext:value-type="float">
            <text:p>8666.66666409844</text:p>
          </table:table-cell>
        </table:table-row>
        <table:table-row table:style-name="ro1">
          <table:table-cell office:value-type="float" office:value="4.07" calcext:value-type="float">
            <text:p>4.07</text:p>
          </table:table-cell>
          <table:table-cell office:value-type="float" office:value="5311.10270117939" calcext:value-type="float">
            <text:p>5311.10270117939</text:p>
          </table:table-cell>
          <table:table-cell office:value-type="float" office:value="7999.94835499427" calcext:value-type="float">
            <text:p>7999.94835499427</text:p>
          </table:table-cell>
          <table:table-cell office:value-type="float" office:value="8666.66666426007" calcext:value-type="float">
            <text:p>8666.66666426007</text:p>
          </table:table-cell>
          <table:table-cell office:value-type="float" office:value="5301.90270759204" calcext:value-type="float">
            <text:p>5301.90270759204</text:p>
          </table:table-cell>
          <table:table-cell office:value-type="float" office:value="7999.94835499427" calcext:value-type="float">
            <text:p>7999.94835499427</text:p>
          </table:table-cell>
          <table:table-cell office:value-type="float" office:value="8666.66666426007" calcext:value-type="float">
            <text:p>8666.66666426007</text:p>
          </table:table-cell>
        </table:table-row>
        <table:table-row table:style-name="ro1">
          <table:table-cell office:value-type="float" office:value="4.08" calcext:value-type="float">
            <text:p>4.08</text:p>
          </table:table-cell>
          <table:table-cell office:value-type="float" office:value="5320.19699679558" calcext:value-type="float">
            <text:p>5320.19699679558</text:p>
          </table:table-cell>
          <table:table-cell office:value-type="float" office:value="7999.95038001135" calcext:value-type="float">
            <text:p>7999.95038001135</text:p>
          </table:table-cell>
          <table:table-cell office:value-type="float" office:value="8666.66666441152" calcext:value-type="float">
            <text:p>8666.66666441152</text:p>
          </table:table-cell>
          <table:table-cell office:value-type="float" office:value="5311.10270117939" calcext:value-type="float">
            <text:p>5311.10270117939</text:p>
          </table:table-cell>
          <table:table-cell office:value-type="float" office:value="7999.95038001135" calcext:value-type="float">
            <text:p>7999.95038001135</text:p>
          </table:table-cell>
          <table:table-cell office:value-type="float" office:value="8666.66666441152" calcext:value-type="float">
            <text:p>8666.66666441152</text:p>
          </table:table-cell>
        </table:table-row>
        <table:table-row table:style-name="ro1">
          <table:table-cell office:value-type="float" office:value="4.09" calcext:value-type="float">
            <text:p>4.09</text:p>
          </table:table-cell>
          <table:table-cell office:value-type="float" office:value="5329.18640001915" calcext:value-type="float">
            <text:p>5329.18640001915</text:p>
          </table:table-cell>
          <table:table-cell office:value-type="float" office:value="7999.95232562734" calcext:value-type="float">
            <text:p>7999.95232562734</text:p>
          </table:table-cell>
          <table:table-cell office:value-type="float" office:value="8666.66666455344" calcext:value-type="float">
            <text:p>8666.66666455344</text:p>
          </table:table-cell>
          <table:table-cell office:value-type="float" office:value="5320.19699679558" calcext:value-type="float">
            <text:p>5320.19699679558</text:p>
          </table:table-cell>
          <table:table-cell office:value-type="float" office:value="7999.95232562734" calcext:value-type="float">
            <text:p>7999.95232562734</text:p>
          </table:table-cell>
          <table:table-cell office:value-type="float" office:value="8666.66666455344" calcext:value-type="float">
            <text:p>8666.66666455344</text:p>
          </table:table-cell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5338.07172128131" calcext:value-type="float">
            <text:p>5338.07172128131</text:p>
          </table:table-cell>
          <table:table-cell office:value-type="float" office:value="7999.95419495552" calcext:value-type="float">
            <text:p>7999.95419495552</text:p>
          </table:table-cell>
          <table:table-cell office:value-type="float" office:value="8666.66666468644" calcext:value-type="float">
            <text:p>8666.66666468644</text:p>
          </table:table-cell>
          <table:table-cell office:value-type="float" office:value="5329.18640001915" calcext:value-type="float">
            <text:p>5329.18640001915</text:p>
          </table:table-cell>
          <table:table-cell office:value-type="float" office:value="7999.95419495552" calcext:value-type="float">
            <text:p>7999.95419495552</text:p>
          </table:table-cell>
          <table:table-cell office:value-type="float" office:value="8666.66666468644" calcext:value-type="float">
            <text:p>8666.66666468644</text:p>
          </table:table-cell>
        </table:table-row>
        <table:table-row table:style-name="ro1">
          <table:table-cell office:value-type="float" office:value="4.11" calcext:value-type="float">
            <text:p>4.11</text:p>
          </table:table-cell>
          <table:table-cell office:value-type="float" office:value="5346.8537755022" calcext:value-type="float">
            <text:p>5346.8537755022</text:p>
          </table:table-cell>
          <table:table-cell office:value-type="float" office:value="7999.95599098713" calcext:value-type="float">
            <text:p>7999.95599098713</text:p>
          </table:table-cell>
          <table:table-cell office:value-type="float" office:value="8666.66666481106" calcext:value-type="float">
            <text:p>8666.66666481106</text:p>
          </table:table-cell>
          <table:table-cell office:value-type="float" office:value="5338.07172128131" calcext:value-type="float">
            <text:p>5338.07172128131</text:p>
          </table:table-cell>
          <table:table-cell office:value-type="float" office:value="7999.95599098713" calcext:value-type="float">
            <text:p>7999.95599098713</text:p>
          </table:table-cell>
          <table:table-cell office:value-type="float" office:value="8666.66666481106" calcext:value-type="float">
            <text:p>8666.66666481106</text:p>
          </table:table-cell>
        </table:table-row>
        <table:table-row table:style-name="ro1">
          <table:table-cell office:value-type="float" office:value="4.12" calcext:value-type="float">
            <text:p>4.12</text:p>
          </table:table-cell>
          <table:table-cell office:value-type="float" office:value="5355.53338173458" calcext:value-type="float">
            <text:p>5355.53338173458</text:p>
          </table:table-cell>
          <table:table-cell office:value-type="float" office:value="7999.95771659608" calcext:value-type="float">
            <text:p>7999.95771659608</text:p>
          </table:table-cell>
          <table:table-cell office:value-type="float" office:value="8666.66666492783" calcext:value-type="float">
            <text:p>8666.66666492783</text:p>
          </table:table-cell>
          <table:table-cell office:value-type="float" office:value="5346.8537755022" calcext:value-type="float">
            <text:p>5346.8537755022</text:p>
          </table:table-cell>
          <table:table-cell office:value-type="float" office:value="7999.95771659608" calcext:value-type="float">
            <text:p>7999.95771659608</text:p>
          </table:table-cell>
          <table:table-cell office:value-type="float" office:value="8666.66666492783" calcext:value-type="float">
            <text:p>8666.66666492783</text:p>
          </table:table-cell>
        </table:table-row>
        <table:table-row table:style-name="ro1">
          <table:table-cell office:value-type="float" office:value="4.13" calcext:value-type="float">
            <text:p>4.13</text:p>
          </table:table-cell>
          <table:table-cell office:value-type="float" office:value="5364.11136281491" calcext:value-type="float">
            <text:p>5364.11136281491</text:p>
          </table:table-cell>
          <table:table-cell office:value-type="float" office:value="7999.95937454365" calcext:value-type="float">
            <text:p>7999.95937454365</text:p>
          </table:table-cell>
          <table:table-cell office:value-type="float" office:value="8666.66666503726" calcext:value-type="float">
            <text:p>8666.66666503726</text:p>
          </table:table-cell>
          <table:table-cell office:value-type="float" office:value="5355.53338173458" calcext:value-type="float">
            <text:p>5355.53338173458</text:p>
          </table:table-cell>
          <table:table-cell office:value-type="float" office:value="7999.95937454365" calcext:value-type="float">
            <text:p>7999.95937454365</text:p>
          </table:table-cell>
          <table:table-cell office:value-type="float" office:value="8666.66666503726" calcext:value-type="float">
            <text:p>8666.66666503726</text:p>
          </table:table-cell>
        </table:table-row>
        <table:table-row table:style-name="ro1">
          <table:table-cell office:value-type="float" office:value="4.14" calcext:value-type="float">
            <text:p>4.14</text:p>
          </table:table-cell>
          <table:table-cell office:value-type="float" office:value="5372.58854502192" calcext:value-type="float">
            <text:p>5372.58854502192</text:p>
          </table:table-cell>
          <table:table-cell office:value-type="float" office:value="7999.9609674828" calcext:value-type="float">
            <text:p>7999.9609674828</text:p>
          </table:table-cell>
          <table:table-cell office:value-type="float" office:value="8666.6666651398" calcext:value-type="float">
            <text:p>8666.6666651398</text:p>
          </table:table-cell>
          <table:table-cell office:value-type="float" office:value="5364.11136281491" calcext:value-type="float">
            <text:p>5364.11136281491</text:p>
          </table:table-cell>
          <table:table-cell office:value-type="float" office:value="7999.9609674828" calcext:value-type="float">
            <text:p>7999.9609674828</text:p>
          </table:table-cell>
          <table:table-cell office:value-type="float" office:value="8666.6666651398" calcext:value-type="float">
            <text:p>8666.6666651398</text:p>
          </table:table-cell>
        </table:table-row>
        <table:table-row table:style-name="ro1">
          <table:table-cell office:value-type="float" office:value="4.15" calcext:value-type="float">
            <text:p>4.15</text:p>
          </table:table-cell>
          <table:table-cell office:value-type="float" office:value="5380.96575774249" calcext:value-type="float">
            <text:p>5380.96575774249</text:p>
          </table:table-cell>
          <table:table-cell office:value-type="float" office:value="7999.96249796252" calcext:value-type="float">
            <text:p>7999.96249796252</text:p>
          </table:table-cell>
          <table:table-cell office:value-type="float" office:value="8666.66666523589" calcext:value-type="float">
            <text:p>8666.66666523589</text:p>
          </table:table-cell>
          <table:table-cell office:value-type="float" office:value="5372.58854502192" calcext:value-type="float">
            <text:p>5372.58854502192</text:p>
          </table:table-cell>
          <table:table-cell office:value-type="float" office:value="7999.96249796252" calcext:value-type="float">
            <text:p>7999.96249796252</text:p>
          </table:table-cell>
          <table:table-cell office:value-type="float" office:value="8666.66666523589" calcext:value-type="float">
            <text:p>8666.66666523589</text:p>
          </table:table-cell>
        </table:table-row>
        <table:table-row table:style-name="ro1">
          <table:table-cell office:value-type="float" office:value="4.16" calcext:value-type="float">
            <text:p>4.16</text:p>
          </table:table-cell>
          <table:table-cell office:value-type="float" office:value="5389.24383314512" calcext:value-type="float">
            <text:p>5389.24383314512</text:p>
          </table:table-cell>
          <table:table-cell office:value-type="float" office:value="7999.96396843182" calcext:value-type="float">
            <text:p>7999.96396843182</text:p>
          </table:table-cell>
          <table:table-cell office:value-type="float" office:value="8666.66666532594" calcext:value-type="float">
            <text:p>8666.66666532594</text:p>
          </table:table-cell>
          <table:table-cell office:value-type="float" office:value="5380.96575774249" calcext:value-type="float">
            <text:p>5380.96575774249</text:p>
          </table:table-cell>
          <table:table-cell office:value-type="float" office:value="7999.96396843182" calcext:value-type="float">
            <text:p>7999.96396843182</text:p>
          </table:table-cell>
          <table:table-cell office:value-type="float" office:value="8666.66666532594" calcext:value-type="float">
            <text:p>8666.66666532594</text:p>
          </table:table-cell>
        </table:table-row>
        <table:table-row table:style-name="ro1">
          <table:table-cell office:value-type="float" office:value="4.17" calcext:value-type="float">
            <text:p>4.17</text:p>
          </table:table-cell>
          <table:table-cell office:value-type="float" office:value="5397.42360586061" calcext:value-type="float">
            <text:p>5397.42360586061</text:p>
          </table:table-cell>
          <table:table-cell office:value-type="float" office:value="7999.9653812437" calcext:value-type="float">
            <text:p>7999.9653812437</text:p>
          </table:table-cell>
          <table:table-cell office:value-type="float" office:value="8666.66666541031" calcext:value-type="float">
            <text:p>8666.66666541031</text:p>
          </table:table-cell>
          <table:table-cell office:value-type="float" office:value="5389.24383314512" calcext:value-type="float">
            <text:p>5389.24383314512</text:p>
          </table:table-cell>
          <table:table-cell office:value-type="float" office:value="7999.9653812437" calcext:value-type="float">
            <text:p>7999.9653812437</text:p>
          </table:table-cell>
          <table:table-cell office:value-type="float" office:value="8666.66666541031" calcext:value-type="float">
            <text:p>8666.66666541031</text:p>
          </table:table-cell>
        </table:table-row>
        <table:table-row table:style-name="ro1">
          <table:table-cell office:value-type="float" office:value="4.18" calcext:value-type="float">
            <text:p>4.18</text:p>
          </table:table-cell>
          <table:table-cell office:value-type="float" office:value="5405.50591267024" calcext:value-type="float">
            <text:p>5405.50591267024</text:p>
          </table:table-cell>
          <table:table-cell office:value-type="float" office:value="7999.96673865891" calcext:value-type="float">
            <text:p>7999.96673865891</text:p>
          </table:table-cell>
          <table:table-cell office:value-type="float" office:value="8666.66666548938" calcext:value-type="float">
            <text:p>8666.66666548938</text:p>
          </table:table-cell>
          <table:table-cell office:value-type="float" office:value="5397.42360586061" calcext:value-type="float">
            <text:p>5397.42360586061</text:p>
          </table:table-cell>
          <table:table-cell office:value-type="float" office:value="7999.96673865891" calcext:value-type="float">
            <text:p>7999.96673865891</text:p>
          </table:table-cell>
          <table:table-cell office:value-type="float" office:value="8666.66666548938" calcext:value-type="float">
            <text:p>8666.66666548938</text:p>
          </table:table-cell>
        </table:table-row>
        <table:table-row table:style-name="ro1">
          <table:table-cell office:value-type="float" office:value="4.19" calcext:value-type="float">
            <text:p>4.19</text:p>
          </table:table-cell>
          <table:table-cell office:value-type="float" office:value="5413.49159220127" calcext:value-type="float">
            <text:p>5413.49159220127</text:p>
          </table:table-cell>
          <table:table-cell office:value-type="float" office:value="7999.96804284954" calcext:value-type="float">
            <text:p>7999.96804284954</text:p>
          </table:table-cell>
          <table:table-cell office:value-type="float" office:value="8666.66666556347" calcext:value-type="float">
            <text:p>8666.66666556347</text:p>
          </table:table-cell>
          <table:table-cell office:value-type="float" office:value="5405.50591267024" calcext:value-type="float">
            <text:p>5405.50591267024</text:p>
          </table:table-cell>
          <table:table-cell office:value-type="float" office:value="7999.96804284954" calcext:value-type="float">
            <text:p>7999.96804284954</text:p>
          </table:table-cell>
          <table:table-cell office:value-type="float" office:value="8666.66666556347" calcext:value-type="float">
            <text:p>8666.66666556347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float" office:value="5421.38148462967" calcext:value-type="float">
            <text:p>5421.38148462967</text:p>
          </table:table-cell>
          <table:table-cell office:value-type="float" office:value="7999.96929590252" calcext:value-type="float">
            <text:p>7999.96929590252</text:p>
          </table:table-cell>
          <table:table-cell office:value-type="float" office:value="8666.66666563289" calcext:value-type="float">
            <text:p>8666.66666563289</text:p>
          </table:table-cell>
          <table:table-cell office:value-type="float" office:value="5413.49159220127" calcext:value-type="float">
            <text:p>5413.49159220127</text:p>
          </table:table-cell>
          <table:table-cell office:value-type="float" office:value="7999.96929590252" calcext:value-type="float">
            <text:p>7999.96929590252</text:p>
          </table:table-cell>
          <table:table-cell office:value-type="float" office:value="8666.66666563289" calcext:value-type="float">
            <text:p>8666.66666563289</text:p>
          </table:table-cell>
        </table:table-row>
        <table:table-row table:style-name="ro1">
          <table:table-cell office:value-type="float" office:value="4.21" calcext:value-type="float">
            <text:p>4.21</text:p>
          </table:table-cell>
          <table:table-cell office:value-type="float" office:value="5429.1764313903" calcext:value-type="float">
            <text:p>5429.1764313903</text:p>
          </table:table-cell>
          <table:table-cell office:value-type="float" office:value="7999.97049982296" calcext:value-type="float">
            <text:p>7999.97049982296</text:p>
          </table:table-cell>
          <table:table-cell office:value-type="float" office:value="8666.66666569795" calcext:value-type="float">
            <text:p>8666.66666569795</text:p>
          </table:table-cell>
          <table:table-cell office:value-type="float" office:value="5421.38148462967" calcext:value-type="float">
            <text:p>5421.38148462967</text:p>
          </table:table-cell>
          <table:table-cell office:value-type="float" office:value="7999.97049982296" calcext:value-type="float">
            <text:p>7999.97049982296</text:p>
          </table:table-cell>
          <table:table-cell office:value-type="float" office:value="8666.66666569795" calcext:value-type="float">
            <text:p>8666.66666569795</text:p>
          </table:table-cell>
        </table:table-row>
        <table:table-row table:style-name="ro1">
          <table:table-cell office:value-type="float" office:value="4.22" calcext:value-type="float">
            <text:p>4.22</text:p>
          </table:table-cell>
          <table:table-cell office:value-type="float" office:value="5436.87727489412" calcext:value-type="float">
            <text:p>5436.87727489412</text:p>
          </table:table-cell>
          <table:table-cell office:value-type="float" office:value="7999.97165653735" calcext:value-type="float">
            <text:p>7999.97165653735</text:p>
          </table:table-cell>
          <table:table-cell office:value-type="float" office:value="8666.66666575892" calcext:value-type="float">
            <text:p>8666.66666575892</text:p>
          </table:table-cell>
          <table:table-cell office:value-type="float" office:value="5429.1764313903" calcext:value-type="float">
            <text:p>5429.1764313903</text:p>
          </table:table-cell>
          <table:table-cell office:value-type="float" office:value="7999.97165653735" calcext:value-type="float">
            <text:p>7999.97165653735</text:p>
          </table:table-cell>
          <table:table-cell office:value-type="float" office:value="8666.66666575892" calcext:value-type="float">
            <text:p>8666.66666575892</text:p>
          </table:table-cell>
        </table:table-row>
        <table:table-row table:style-name="ro1">
          <table:table-cell office:value-type="float" office:value="4.23" calcext:value-type="float">
            <text:p>4.23</text:p>
          </table:table-cell>
          <table:table-cell office:value-type="float" office:value="5444.48485825272" calcext:value-type="float">
            <text:p>5444.48485825272</text:p>
          </table:table-cell>
          <table:table-cell office:value-type="float" office:value="7999.97276789664" calcext:value-type="float">
            <text:p>7999.97276789664</text:p>
          </table:table-cell>
          <table:table-cell office:value-type="float" office:value="8666.66666581604" calcext:value-type="float">
            <text:p>8666.66666581604</text:p>
          </table:table-cell>
          <table:table-cell office:value-type="float" office:value="5436.87727489412" calcext:value-type="float">
            <text:p>5436.87727489412</text:p>
          </table:table-cell>
          <table:table-cell office:value-type="float" office:value="7999.97276789664" calcext:value-type="float">
            <text:p>7999.97276789664</text:p>
          </table:table-cell>
          <table:table-cell office:value-type="float" office:value="8666.66666581604" calcext:value-type="float">
            <text:p>8666.66666581604</text:p>
          </table:table-cell>
        </table:table-row>
        <table:table-row table:style-name="ro1">
          <table:table-cell office:value-type="float" office:value="4.24" calcext:value-type="float">
            <text:p>4.24</text:p>
          </table:table-cell>
          <table:table-cell office:value-type="float" office:value="5452.00002500994" calcext:value-type="float">
            <text:p>5452.00002500994</text:p>
          </table:table-cell>
          <table:table-cell office:value-type="float" office:value="7999.97383567919" calcext:value-type="float">
            <text:p>7999.97383567919</text:p>
          </table:table-cell>
          <table:table-cell office:value-type="float" office:value="8666.66666586958" calcext:value-type="float">
            <text:p>8666.66666586958</text:p>
          </table:table-cell>
          <table:table-cell office:value-type="float" office:value="5444.48485825272" calcext:value-type="float">
            <text:p>5444.48485825272</text:p>
          </table:table-cell>
          <table:table-cell office:value-type="float" office:value="7999.97383567919" calcext:value-type="float">
            <text:p>7999.97383567919</text:p>
          </table:table-cell>
          <table:table-cell office:value-type="float" office:value="8666.66666586958" calcext:value-type="float">
            <text:p>8666.66666586958</text:p>
          </table:table-cell>
        </table:table-row>
        <table:table-row table:style-name="ro1">
          <table:table-cell office:value-type="float" office:value="4.25" calcext:value-type="float">
            <text:p>4.25</text:p>
          </table:table-cell>
          <table:table-cell office:value-type="float" office:value="5459.42361888056" calcext:value-type="float">
            <text:p>5459.42361888056</text:p>
          </table:table-cell>
          <table:table-cell office:value-type="float" office:value="7999.97486159366" calcext:value-type="float">
            <text:p>7999.97486159366</text:p>
          </table:table-cell>
          <table:table-cell office:value-type="float" office:value="8666.66666591974" calcext:value-type="float">
            <text:p>8666.66666591974</text:p>
          </table:table-cell>
          <table:table-cell office:value-type="float" office:value="5452.00002500994" calcext:value-type="float">
            <text:p>5452.00002500994</text:p>
          </table:table-cell>
          <table:table-cell office:value-type="float" office:value="7999.97486159366" calcext:value-type="float">
            <text:p>7999.97486159366</text:p>
          </table:table-cell>
          <table:table-cell office:value-type="float" office:value="8666.66666591974" calcext:value-type="float">
            <text:p>8666.66666591974</text:p>
          </table:table-cell>
        </table:table-row>
        <table:table-row table:style-name="ro1">
          <table:table-cell office:value-type="float" office:value="4.26" calcext:value-type="float">
            <text:p>4.26</text:p>
          </table:table-cell>
          <table:table-cell office:value-type="float" office:value="5466.75648349603" calcext:value-type="float">
            <text:p>5466.75648349603</text:p>
          </table:table-cell>
          <table:table-cell office:value-type="float" office:value="7999.97584728169" calcext:value-type="float">
            <text:p>7999.97584728169</text:p>
          </table:table-cell>
          <table:table-cell office:value-type="float" office:value="8666.66666596674" calcext:value-type="float">
            <text:p>8666.66666596674</text:p>
          </table:table-cell>
          <table:table-cell office:value-type="float" office:value="5459.42361888056" calcext:value-type="float">
            <text:p>5459.42361888056</text:p>
          </table:table-cell>
          <table:table-cell office:value-type="float" office:value="7999.97584728169" calcext:value-type="float">
            <text:p>7999.97584728169</text:p>
          </table:table-cell>
          <table:table-cell office:value-type="float" office:value="8666.66666596674" calcext:value-type="float">
            <text:p>8666.66666596674</text:p>
          </table:table-cell>
        </table:table-row>
        <table:table-row table:style-name="ro1">
          <table:table-cell office:value-type="float" office:value="4.27" calcext:value-type="float">
            <text:p>4.27</text:p>
          </table:table-cell>
          <table:table-cell office:value-type="float" office:value="5473.99946215708" calcext:value-type="float">
            <text:p>5473.99946215708</text:p>
          </table:table-cell>
          <table:table-cell office:value-type="float" office:value="7999.97679432058" calcext:value-type="float">
            <text:p>7999.97679432058</text:p>
          </table:table-cell>
          <table:table-cell office:value-type="float" office:value="8666.66666601079" calcext:value-type="float">
            <text:p>8666.66666601079</text:p>
          </table:table-cell>
          <table:table-cell office:value-type="float" office:value="5466.75648349603" calcext:value-type="float">
            <text:p>5466.75648349603</text:p>
          </table:table-cell>
          <table:table-cell office:value-type="float" office:value="7999.97679432058" calcext:value-type="float">
            <text:p>7999.97679432058</text:p>
          </table:table-cell>
          <table:table-cell office:value-type="float" office:value="8666.66666601079" calcext:value-type="float">
            <text:p>8666.66666601079</text:p>
          </table:table-cell>
        </table:table-row>
        <table:table-row table:style-name="ro1">
          <table:table-cell office:value-type="float" office:value="4.28" calcext:value-type="float">
            <text:p>4.28</text:p>
          </table:table-cell>
          <table:table-cell office:value-type="float" office:value="5481.15339759336" calcext:value-type="float">
            <text:p>5481.15339759336</text:p>
          </table:table-cell>
          <table:table-cell office:value-type="float" office:value="7999.97770422575" calcext:value-type="float">
            <text:p>7999.97770422575</text:p>
          </table:table-cell>
          <table:table-cell office:value-type="float" office:value="8666.66666605207" calcext:value-type="float">
            <text:p>8666.66666605207</text:p>
          </table:table-cell>
          <table:table-cell office:value-type="float" office:value="5473.99946215708" calcext:value-type="float">
            <text:p>5473.99946215708</text:p>
          </table:table-cell>
          <table:table-cell office:value-type="float" office:value="7999.97770422575" calcext:value-type="float">
            <text:p>7999.97770422575</text:p>
          </table:table-cell>
          <table:table-cell office:value-type="float" office:value="8666.66666605207" calcext:value-type="float">
            <text:p>8666.66666605207</text:p>
          </table:table-cell>
        </table:table-row>
        <table:table-row table:style-name="ro1">
          <table:table-cell office:value-type="float" office:value="4.29" calcext:value-type="float">
            <text:p>4.29</text:p>
          </table:table-cell>
          <table:table-cell office:value-type="float" office:value="5488.21913172972" calcext:value-type="float">
            <text:p>5488.21913172972</text:p>
          </table:table-cell>
          <table:table-cell office:value-type="float" office:value="7999.97857845322" calcext:value-type="float">
            <text:p>7999.97857845322</text:p>
          </table:table-cell>
          <table:table-cell office:value-type="float" office:value="8666.66666609074" calcext:value-type="float">
            <text:p>8666.66666609074</text:p>
          </table:table-cell>
          <table:table-cell office:value-type="float" office:value="5481.15339759336" calcext:value-type="float">
            <text:p>5481.15339759336</text:p>
          </table:table-cell>
          <table:table-cell office:value-type="float" office:value="7999.97857845322" calcext:value-type="float">
            <text:p>7999.97857845322</text:p>
          </table:table-cell>
          <table:table-cell office:value-type="float" office:value="8666.66666609074" calcext:value-type="float">
            <text:p>8666.66666609074</text:p>
          </table:table-cell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float" office:value="5495.19750545938" calcext:value-type="float">
            <text:p>5495.19750545938</text:p>
          </table:table-cell>
          <table:table-cell office:value-type="float" office:value="7999.97941840192" calcext:value-type="float">
            <text:p>7999.97941840192</text:p>
          </table:table-cell>
          <table:table-cell office:value-type="float" office:value="8666.66666612699" calcext:value-type="float">
            <text:p>8666.66666612699</text:p>
          </table:table-cell>
          <table:table-cell office:value-type="float" office:value="5488.21913172972" calcext:value-type="float">
            <text:p>5488.21913172972</text:p>
          </table:table-cell>
          <table:table-cell office:value-type="float" office:value="7999.97941840192" calcext:value-type="float">
            <text:p>7999.97941840192</text:p>
          </table:table-cell>
          <table:table-cell office:value-type="float" office:value="8666.66666612699" calcext:value-type="float">
            <text:p>8666.66666612699</text:p>
          </table:table-cell>
        </table:table-row>
        <table:table-row table:style-name="ro1">
          <table:table-cell office:value-type="float" office:value="4.31" calcext:value-type="float">
            <text:p>4.31</text:p>
          </table:table-cell>
          <table:table-cell office:value-type="float" office:value="5502.08935842368" calcext:value-type="float">
            <text:p>5502.08935842368</text:p>
          </table:table-cell>
          <table:table-cell office:value-type="float" office:value="7999.98022541593" calcext:value-type="float">
            <text:p>7999.98022541593</text:p>
          </table:table-cell>
          <table:table-cell office:value-type="float" office:value="8666.66666616095" calcext:value-type="float">
            <text:p>8666.66666616095</text:p>
          </table:table-cell>
          <table:table-cell office:value-type="float" office:value="5495.19750545938" calcext:value-type="float">
            <text:p>5495.19750545938</text:p>
          </table:table-cell>
          <table:table-cell office:value-type="float" office:value="7999.98022541593" calcext:value-type="float">
            <text:p>7999.98022541593</text:p>
          </table:table-cell>
          <table:table-cell office:value-type="float" office:value="8666.66666616095" calcext:value-type="float">
            <text:p>8666.66666616095</text:p>
          </table:table-cell>
        </table:table-row>
        <table:table-row table:style-name="ro1">
          <table:table-cell office:value-type="float" office:value="4.32" calcext:value-type="float">
            <text:p>4.32</text:p>
          </table:table-cell>
          <table:table-cell office:value-type="float" office:value="5508.89552879846" calcext:value-type="float">
            <text:p>5508.89552879846</text:p>
          </table:table-cell>
          <table:table-cell office:value-type="float" office:value="7999.98100078662" calcext:value-type="float">
            <text:p>7999.98100078662</text:p>
          </table:table-cell>
          <table:table-cell office:value-type="float" office:value="8666.66666619278" calcext:value-type="float">
            <text:p>8666.66666619278</text:p>
          </table:table-cell>
          <table:table-cell office:value-type="float" office:value="5502.08935842368" calcext:value-type="float">
            <text:p>5502.08935842368</text:p>
          </table:table-cell>
          <table:table-cell office:value-type="float" office:value="7999.98100078662" calcext:value-type="float">
            <text:p>7999.98100078662</text:p>
          </table:table-cell>
          <table:table-cell office:value-type="float" office:value="8666.66666619278" calcext:value-type="float">
            <text:p>8666.66666619278</text:p>
          </table:table-cell>
        </table:table-row>
        <table:table-row table:style-name="ro1">
          <table:table-cell office:value-type="float" office:value="4.33" calcext:value-type="float">
            <text:p>4.33</text:p>
          </table:table-cell>
          <table:table-cell office:value-type="float" office:value="5515.6168530869" calcext:value-type="float">
            <text:p>5515.6168530869</text:p>
          </table:table-cell>
          <table:table-cell office:value-type="float" office:value="7999.98174575473" calcext:value-type="float">
            <text:p>7999.98174575473</text:p>
          </table:table-cell>
          <table:table-cell office:value-type="float" office:value="8666.6666662226" calcext:value-type="float">
            <text:p>8666.6666662226</text:p>
          </table:table-cell>
          <table:table-cell office:value-type="float" office:value="5508.89552879846" calcext:value-type="float">
            <text:p>5508.89552879846</text:p>
          </table:table-cell>
          <table:table-cell office:value-type="float" office:value="7999.98174575473" calcext:value-type="float">
            <text:p>7999.98174575473</text:p>
          </table:table-cell>
          <table:table-cell office:value-type="float" office:value="8666.6666662226" calcext:value-type="float">
            <text:p>8666.6666662226</text:p>
          </table:table-cell>
        </table:table-row>
        <table:table-row table:style-name="ro1">
          <table:table-cell office:value-type="float" office:value="4.34" calcext:value-type="float">
            <text:p>4.34</text:p>
          </table:table-cell>
          <table:table-cell office:value-type="float" office:value="5522.25416591887" calcext:value-type="float">
            <text:p>5522.25416591887</text:p>
          </table:table-cell>
          <table:table-cell office:value-type="float" office:value="7999.98246151236" calcext:value-type="float">
            <text:p>7999.98246151236</text:p>
          </table:table-cell>
          <table:table-cell office:value-type="float" office:value="8666.66666625055" calcext:value-type="float">
            <text:p>8666.66666625055</text:p>
          </table:table-cell>
          <table:table-cell office:value-type="float" office:value="5515.6168530869" calcext:value-type="float">
            <text:p>5515.6168530869</text:p>
          </table:table-cell>
          <table:table-cell office:value-type="float" office:value="7999.98246151236" calcext:value-type="float">
            <text:p>7999.98246151236</text:p>
          </table:table-cell>
          <table:table-cell office:value-type="float" office:value="8666.66666625055" calcext:value-type="float">
            <text:p>8666.66666625055</text:p>
          </table:table-cell>
        </table:table-row>
        <table:table-row table:style-name="ro1">
          <table:table-cell office:value-type="float" office:value="4.35" calcext:value-type="float">
            <text:p>4.35</text:p>
          </table:table-cell>
          <table:table-cell office:value-type="float" office:value="5528.80829985651" calcext:value-type="float">
            <text:p>5528.80829985651</text:p>
          </table:table-cell>
          <table:table-cell office:value-type="float" office:value="7999.98314920485" calcext:value-type="float">
            <text:p>7999.98314920485</text:p>
          </table:table-cell>
          <table:table-cell office:value-type="float" office:value="8666.66666627673" calcext:value-type="float">
            <text:p>8666.66666627673</text:p>
          </table:table-cell>
          <table:table-cell office:value-type="float" office:value="5522.25416591887" calcext:value-type="float">
            <text:p>5522.25416591887</text:p>
          </table:table-cell>
          <table:table-cell office:value-type="float" office:value="7999.98314920485" calcext:value-type="float">
            <text:p>7999.98314920485</text:p>
          </table:table-cell>
          <table:table-cell office:value-type="float" office:value="8666.66666627673" calcext:value-type="float">
            <text:p>8666.66666627673</text:p>
          </table:table-cell>
        </table:table-row>
        <table:table-row table:style-name="ro1">
          <table:table-cell office:value-type="float" office:value="4.36" calcext:value-type="float">
            <text:p>4.36</text:p>
          </table:table-cell>
          <table:table-cell office:value-type="float" office:value="5535.28008520616" calcext:value-type="float">
            <text:p>5535.28008520616</text:p>
          </table:table-cell>
          <table:table-cell office:value-type="float" office:value="7999.98380993264" calcext:value-type="float">
            <text:p>7999.98380993264</text:p>
          </table:table-cell>
          <table:table-cell office:value-type="float" office:value="8666.66666630128" calcext:value-type="float">
            <text:p>8666.66666630128</text:p>
          </table:table-cell>
          <table:table-cell office:value-type="float" office:value="5528.80829985651" calcext:value-type="float">
            <text:p>5528.80829985651</text:p>
          </table:table-cell>
          <table:table-cell office:value-type="float" office:value="7999.98380993264" calcext:value-type="float">
            <text:p>7999.98380993264</text:p>
          </table:table-cell>
          <table:table-cell office:value-type="float" office:value="8666.66666630128" calcext:value-type="float">
            <text:p>8666.66666630128</text:p>
          </table:table-cell>
        </table:table-row>
        <table:table-row table:style-name="ro1">
          <table:table-cell office:value-type="float" office:value="4.37" calcext:value-type="float">
            <text:p>4.37</text:p>
          </table:table-cell>
          <table:table-cell office:value-type="float" office:value="5541.6703498364" calcext:value-type="float">
            <text:p>5541.6703498364</text:p>
          </table:table-cell>
          <table:table-cell office:value-type="float" office:value="7999.98444475303" calcext:value-type="float">
            <text:p>7999.98444475303</text:p>
          </table:table-cell>
          <table:table-cell office:value-type="float" office:value="8666.66666632427" calcext:value-type="float">
            <text:p>8666.66666632427</text:p>
          </table:table-cell>
          <table:table-cell office:value-type="float" office:value="5535.28008520616" calcext:value-type="float">
            <text:p>5535.28008520616</text:p>
          </table:table-cell>
          <table:table-cell office:value-type="float" office:value="7999.98444475303" calcext:value-type="float">
            <text:p>7999.98444475303</text:p>
          </table:table-cell>
          <table:table-cell office:value-type="float" office:value="8666.66666632427" calcext:value-type="float">
            <text:p>8666.66666632427</text:p>
          </table:table-cell>
        </table:table-row>
        <table:table-row table:style-name="ro1">
          <table:table-cell office:value-type="float" office:value="4.38" calcext:value-type="float">
            <text:p>4.38</text:p>
          </table:table-cell>
          <table:table-cell office:value-type="float" office:value="5547.97991900216" calcext:value-type="float">
            <text:p>5547.97991900216</text:p>
          </table:table-cell>
          <table:table-cell office:value-type="float" office:value="7999.98505468184" calcext:value-type="float">
            <text:p>7999.98505468184</text:p>
          </table:table-cell>
          <table:table-cell office:value-type="float" office:value="8666.66666634582" calcext:value-type="float">
            <text:p>8666.66666634582</text:p>
          </table:table-cell>
          <table:table-cell office:value-type="float" office:value="5541.6703498364" calcext:value-type="float">
            <text:p>5541.6703498364</text:p>
          </table:table-cell>
          <table:table-cell office:value-type="float" office:value="7999.98505468184" calcext:value-type="float">
            <text:p>7999.98505468184</text:p>
          </table:table-cell>
          <table:table-cell office:value-type="float" office:value="8666.66666634582" calcext:value-type="float">
            <text:p>8666.66666634582</text:p>
          </table:table-cell>
        </table:table-row>
        <table:table-row table:style-name="ro1">
          <table:table-cell office:value-type="float" office:value="4.39" calcext:value-type="float">
            <text:p>4.39</text:p>
          </table:table-cell>
          <table:table-cell office:value-type="float" office:value="5554.20961517482" calcext:value-type="float">
            <text:p>5554.20961517482</text:p>
          </table:table-cell>
          <table:table-cell office:value-type="float" office:value="7999.9856406951" calcext:value-type="float">
            <text:p>7999.9856406951</text:p>
          </table:table-cell>
          <table:table-cell office:value-type="float" office:value="8666.66666636601" calcext:value-type="float">
            <text:p>8666.66666636601</text:p>
          </table:table-cell>
          <table:table-cell office:value-type="float" office:value="5547.97991900216" calcext:value-type="float">
            <text:p>5547.97991900216</text:p>
          </table:table-cell>
          <table:table-cell office:value-type="float" office:value="7999.9856406951" calcext:value-type="float">
            <text:p>7999.9856406951</text:p>
          </table:table-cell>
          <table:table-cell office:value-type="float" office:value="8666.66666636601" calcext:value-type="float">
            <text:p>8666.66666636601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float" office:value="5560.36025787825" calcext:value-type="float">
            <text:p>5560.36025787825</text:p>
          </table:table-cell>
          <table:table-cell office:value-type="float" office:value="7999.98620373053" calcext:value-type="float">
            <text:p>7999.98620373053</text:p>
          </table:table-cell>
          <table:table-cell office:value-type="float" office:value="8666.66666638493" calcext:value-type="float">
            <text:p>8666.66666638493</text:p>
          </table:table-cell>
          <table:table-cell office:value-type="float" office:value="5554.20961517482" calcext:value-type="float">
            <text:p>5554.20961517482</text:p>
          </table:table-cell>
          <table:table-cell office:value-type="float" office:value="7999.98620373053" calcext:value-type="float">
            <text:p>7999.98620373053</text:p>
          </table:table-cell>
          <table:table-cell office:value-type="float" office:value="8666.66666638493" calcext:value-type="float">
            <text:p>8666.66666638493</text:p>
          </table:table-cell>
        </table:table-row>
        <table:table-row table:style-name="ro1">
          <table:table-cell office:value-type="float" office:value="4.41" calcext:value-type="float">
            <text:p>4.41</text:p>
          </table:table-cell>
          <table:table-cell office:value-type="float" office:value="5566.43266353051" calcext:value-type="float">
            <text:p>5566.43266353051</text:p>
          </table:table-cell>
          <table:table-cell office:value-type="float" office:value="7999.9867446891" calcext:value-type="float">
            <text:p>7999.9867446891</text:p>
          </table:table-cell>
          <table:table-cell office:value-type="float" office:value="8666.66666640266" calcext:value-type="float">
            <text:p>8666.66666640266</text:p>
          </table:table-cell>
          <table:table-cell office:value-type="float" office:value="5560.36025787825" calcext:value-type="float">
            <text:p>5560.36025787825</text:p>
          </table:table-cell>
          <table:table-cell office:value-type="float" office:value="7999.9867446891" calcext:value-type="float">
            <text:p>7999.9867446891</text:p>
          </table:table-cell>
          <table:table-cell office:value-type="float" office:value="8666.66666640266" calcext:value-type="float">
            <text:p>8666.66666640266</text:p>
          </table:table-cell>
        </table:table-row>
        <table:table-row table:style-name="ro1">
          <table:table-cell office:value-type="float" office:value="4.42" calcext:value-type="float">
            <text:p>4.42</text:p>
          </table:table-cell>
          <table:table-cell office:value-type="float" office:value="5572.42764529141" calcext:value-type="float">
            <text:p>5572.42764529141</text:p>
          </table:table-cell>
          <table:table-cell office:value-type="float" office:value="7999.98726443644" calcext:value-type="float">
            <text:p>7999.98726443644</text:p>
          </table:table-cell>
          <table:table-cell office:value-type="float" office:value="8666.66666641928" calcext:value-type="float">
            <text:p>8666.66666641928</text:p>
          </table:table-cell>
          <table:table-cell office:value-type="float" office:value="5566.43266353051" calcext:value-type="float">
            <text:p>5566.43266353051</text:p>
          </table:table-cell>
          <table:table-cell office:value-type="float" office:value="7999.98726443644" calcext:value-type="float">
            <text:p>7999.98726443644</text:p>
          </table:table-cell>
          <table:table-cell office:value-type="float" office:value="8666.66666641928" calcext:value-type="float">
            <text:p>8666.66666641928</text:p>
          </table:table-cell>
        </table:table-row>
        <table:table-row table:style-name="ro1">
          <table:table-cell office:value-type="float" office:value="4.43" calcext:value-type="float">
            <text:p>4.43</text:p>
          </table:table-cell>
          <table:table-cell office:value-type="float" office:value="5578.34601291555" calcext:value-type="float">
            <text:p>5578.34601291555</text:p>
          </table:table-cell>
          <table:table-cell office:value-type="float" office:value="7999.98776380427" calcext:value-type="float">
            <text:p>7999.98776380427</text:p>
          </table:table-cell>
          <table:table-cell office:value-type="float" office:value="8666.66666643484" calcext:value-type="float">
            <text:p>8666.66666643484</text:p>
          </table:table-cell>
          <table:table-cell office:value-type="float" office:value="5572.42764529141" calcext:value-type="float">
            <text:p>5572.42764529141</text:p>
          </table:table-cell>
          <table:table-cell office:value-type="float" office:value="7999.98776380427" calcext:value-type="float">
            <text:p>7999.98776380427</text:p>
          </table:table-cell>
          <table:table-cell office:value-type="float" office:value="8666.66666643484" calcext:value-type="float">
            <text:p>8666.66666643484</text:p>
          </table:table-cell>
        </table:table-row>
        <table:table-row table:style-name="ro1">
          <table:table-cell office:value-type="float" office:value="4.44" calcext:value-type="float">
            <text:p>4.44</text:p>
          </table:table-cell>
          <table:table-cell office:value-type="float" office:value="5584.18857261094" calcext:value-type="float">
            <text:p>5584.18857261094</text:p>
          </table:table-cell>
          <table:table-cell office:value-type="float" office:value="7999.98824359166" calcext:value-type="float">
            <text:p>7999.98824359166</text:p>
          </table:table-cell>
          <table:table-cell office:value-type="float" office:value="8666.66666644943" calcext:value-type="float">
            <text:p>8666.66666644943</text:p>
          </table:table-cell>
          <table:table-cell office:value-type="float" office:value="5578.34601291555" calcext:value-type="float">
            <text:p>5578.34601291555</text:p>
          </table:table-cell>
          <table:table-cell office:value-type="float" office:value="7999.98824359166" calcext:value-type="float">
            <text:p>7999.98824359166</text:p>
          </table:table-cell>
          <table:table-cell office:value-type="float" office:value="8666.66666644943" calcext:value-type="float">
            <text:p>8666.66666644943</text:p>
          </table:table-cell>
        </table:table-row>
        <table:table-row table:style-name="ro1">
          <table:table-cell office:value-type="float" office:value="4.45" calcext:value-type="float">
            <text:p>4.45</text:p>
          </table:table-cell>
          <table:table-cell office:value-type="float" office:value="5589.95612690293" calcext:value-type="float">
            <text:p>5589.95612690293</text:p>
          </table:table-cell>
          <table:table-cell office:value-type="float" office:value="7999.98870456637" calcext:value-type="float">
            <text:p>7999.98870456637</text:p>
          </table:table-cell>
          <table:table-cell office:value-type="float" office:value="8666.6666664631" calcext:value-type="float">
            <text:p>8666.6666664631</text:p>
          </table:table-cell>
          <table:table-cell office:value-type="float" office:value="5584.18857261094" calcext:value-type="float">
            <text:p>5584.18857261094</text:p>
          </table:table-cell>
          <table:table-cell office:value-type="float" office:value="7999.98870456637" calcext:value-type="float">
            <text:p>7999.98870456637</text:p>
          </table:table-cell>
          <table:table-cell office:value-type="float" office:value="8666.6666664631" calcext:value-type="float">
            <text:p>8666.6666664631</text:p>
          </table:table-cell>
        </table:table-row>
        <table:table-row table:style-name="ro1">
          <table:table-cell office:value-type="float" office:value="4.46" calcext:value-type="float">
            <text:p>4.46</text:p>
          </table:table-cell>
          <table:table-cell office:value-type="float" office:value="5595.64947450361" calcext:value-type="float">
            <text:p>5595.64947450361</text:p>
          </table:table-cell>
          <table:table-cell office:value-type="float" office:value="7999.98914746606" calcext:value-type="float">
            <text:p>7999.98914746606</text:p>
          </table:table-cell>
          <table:table-cell office:value-type="float" office:value="8666.66666647592" calcext:value-type="float">
            <text:p>8666.66666647592</text:p>
          </table:table-cell>
          <table:table-cell office:value-type="float" office:value="5589.95612690293" calcext:value-type="float">
            <text:p>5589.95612690293</text:p>
          </table:table-cell>
          <table:table-cell office:value-type="float" office:value="7999.98914746606" calcext:value-type="float">
            <text:p>7999.98914746606</text:p>
          </table:table-cell>
          <table:table-cell office:value-type="float" office:value="8666.66666647592" calcext:value-type="float">
            <text:p>8666.66666647592</text:p>
          </table:table-cell>
        </table:table-row>
        <table:table-row table:style-name="ro1">
          <table:table-cell office:value-type="float" office:value="4.47" calcext:value-type="float">
            <text:p>4.47</text:p>
          </table:table-cell>
          <table:table-cell office:value-type="float" office:value="5601.26941018623" calcext:value-type="float">
            <text:p>5601.26941018623</text:p>
          </table:table-cell>
          <table:table-cell office:value-type="float" office:value="7999.98957299945" calcext:value-type="float">
            <text:p>7999.98957299945</text:p>
          </table:table-cell>
          <table:table-cell office:value-type="float" office:value="8666.66666648792" calcext:value-type="float">
            <text:p>8666.66666648792</text:p>
          </table:table-cell>
          <table:table-cell office:value-type="float" office:value="5595.64947450361" calcext:value-type="float">
            <text:p>5595.64947450361</text:p>
          </table:table-cell>
          <table:table-cell office:value-type="float" office:value="7999.98957299945" calcext:value-type="float">
            <text:p>7999.98957299945</text:p>
          </table:table-cell>
          <table:table-cell office:value-type="float" office:value="8666.66666648792" calcext:value-type="float">
            <text:p>8666.66666648792</text:p>
          </table:table-cell>
        </table:table-row>
        <table:table-row table:style-name="ro1">
          <table:table-cell office:value-type="float" office:value="4.48" calcext:value-type="float">
            <text:p>4.48</text:p>
          </table:table-cell>
          <table:table-cell office:value-type="float" office:value="5606.81672466489" calcext:value-type="float">
            <text:p>5606.81672466489</text:p>
          </table:table-cell>
          <table:table-cell office:value-type="float" office:value="7999.98998184748" calcext:value-type="float">
            <text:p>7999.98998184748</text:p>
          </table:table-cell>
          <table:table-cell office:value-type="float" office:value="8666.66666649917" calcext:value-type="float">
            <text:p>8666.66666649917</text:p>
          </table:table-cell>
          <table:table-cell office:value-type="float" office:value="5601.26941018623" calcext:value-type="float">
            <text:p>5601.26941018623</text:p>
          </table:table-cell>
          <table:table-cell office:value-type="float" office:value="7999.98998184748" calcext:value-type="float">
            <text:p>7999.98998184748</text:p>
          </table:table-cell>
          <table:table-cell office:value-type="float" office:value="8666.66666649917" calcext:value-type="float">
            <text:p>8666.66666649917</text:p>
          </table:table-cell>
        </table:table-row>
        <table:table-row table:style-name="ro1">
          <table:table-cell office:value-type="float" office:value="4.49" calcext:value-type="float">
            <text:p>4.49</text:p>
          </table:table-cell>
          <table:table-cell office:value-type="float" office:value="5612.29220447916" calcext:value-type="float">
            <text:p>5612.29220447916</text:p>
          </table:table-cell>
          <table:table-cell office:value-type="float" office:value="7999.99037466438" calcext:value-type="float">
            <text:p>7999.99037466438</text:p>
          </table:table-cell>
          <table:table-cell office:value-type="float" office:value="8666.66666650971" calcext:value-type="float">
            <text:p>8666.66666650971</text:p>
          </table:table-cell>
          <table:table-cell office:value-type="float" office:value="5606.81672466489" calcext:value-type="float">
            <text:p>5606.81672466489</text:p>
          </table:table-cell>
          <table:table-cell office:value-type="float" office:value="7999.99037466438" calcext:value-type="float">
            <text:p>7999.99037466438</text:p>
          </table:table-cell>
          <table:table-cell office:value-type="float" office:value="8666.66666650971" calcext:value-type="float">
            <text:p>8666.66666650971</text:p>
          </table:table-cell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5617.69663188362" calcext:value-type="float">
            <text:p>5617.69663188362</text:p>
          </table:table-cell>
          <table:table-cell office:value-type="float" office:value="7999.99075207875" calcext:value-type="float">
            <text:p>7999.99075207875</text:p>
          </table:table-cell>
          <table:table-cell office:value-type="float" office:value="8666.66666651959" calcext:value-type="float">
            <text:p>8666.66666651959</text:p>
          </table:table-cell>
          <table:table-cell office:value-type="float" office:value="5612.29220447916" calcext:value-type="float">
            <text:p>5612.29220447916</text:p>
          </table:table-cell>
          <table:table-cell office:value-type="float" office:value="7999.99075207875" calcext:value-type="float">
            <text:p>7999.99075207875</text:p>
          </table:table-cell>
          <table:table-cell office:value-type="float" office:value="8666.66666651959" calcext:value-type="float">
            <text:p>8666.66666651959</text:p>
          </table:table-cell>
        </table:table-row>
        <table:table-row table:style-name="ro1">
          <table:table-cell office:value-type="float" office:value="4.51" calcext:value-type="float">
            <text:p>4.51</text:p>
          </table:table-cell>
          <table:table-cell office:value-type="float" office:value="5623.03078474227" calcext:value-type="float">
            <text:p>5623.03078474227</text:p>
          </table:table-cell>
          <table:table-cell office:value-type="float" office:value="7999.99111469453" calcext:value-type="float">
            <text:p>7999.99111469453</text:p>
          </table:table-cell>
          <table:table-cell office:value-type="float" office:value="8666.66666652884" calcext:value-type="float">
            <text:p>8666.66666652884</text:p>
          </table:table-cell>
          <table:table-cell office:value-type="float" office:value="5617.69663188362" calcext:value-type="float">
            <text:p>5617.69663188362</text:p>
          </table:table-cell>
          <table:table-cell office:value-type="float" office:value="7999.99111469453" calcext:value-type="float">
            <text:p>7999.99111469453</text:p>
          </table:table-cell>
          <table:table-cell office:value-type="float" office:value="8666.66666652884" calcext:value-type="float">
            <text:p>8666.66666652884</text:p>
          </table:table-cell>
        </table:table-row>
        <table:table-row table:style-name="ro1">
          <table:table-cell office:value-type="float" office:value="4.52" calcext:value-type="float">
            <text:p>4.52</text:p>
          </table:table-cell>
          <table:table-cell office:value-type="float" office:value="5628.29543642755" calcext:value-type="float">
            <text:p>5628.29543642755</text:p>
          </table:table-cell>
          <table:table-cell office:value-type="float" office:value="7999.99146309197" calcext:value-type="float">
            <text:p>7999.99146309197</text:p>
          </table:table-cell>
          <table:table-cell office:value-type="float" office:value="8666.66666653752" calcext:value-type="float">
            <text:p>8666.66666653752</text:p>
          </table:table-cell>
          <table:table-cell office:value-type="float" office:value="5623.03078474227" calcext:value-type="float">
            <text:p>5623.03078474227</text:p>
          </table:table-cell>
          <table:table-cell office:value-type="float" office:value="7999.99146309197" calcext:value-type="float">
            <text:p>7999.99146309197</text:p>
          </table:table-cell>
          <table:table-cell office:value-type="float" office:value="8666.66666653752" calcext:value-type="float">
            <text:p>8666.66666653752</text:p>
          </table:table-cell>
        </table:table-row>
        <table:table-row table:style-name="ro1">
          <table:table-cell office:value-type="float" office:value="4.53" calcext:value-type="float">
            <text:p>4.53</text:p>
          </table:table-cell>
          <table:table-cell office:value-type="float" office:value="5633.49135572413" calcext:value-type="float">
            <text:p>5633.49135572413</text:p>
          </table:table-cell>
          <table:table-cell office:value-type="float" office:value="7999.99179782858" calcext:value-type="float">
            <text:p>7999.99179782858</text:p>
          </table:table-cell>
          <table:table-cell office:value-type="float" office:value="8666.66666654564" calcext:value-type="float">
            <text:p>8666.66666654564</text:p>
          </table:table-cell>
          <table:table-cell office:value-type="float" office:value="5628.29543642755" calcext:value-type="float">
            <text:p>5628.29543642755</text:p>
          </table:table-cell>
          <table:table-cell office:value-type="float" office:value="7999.99179782858" calcext:value-type="float">
            <text:p>7999.99179782858</text:p>
          </table:table-cell>
          <table:table-cell office:value-type="float" office:value="8666.66666654564" calcext:value-type="float">
            <text:p>8666.66666654564</text:p>
          </table:table-cell>
        </table:table-row>
        <table:table-row table:style-name="ro1">
          <table:table-cell office:value-type="float" office:value="4.54" calcext:value-type="float">
            <text:p>4.54</text:p>
          </table:table-cell>
          <table:table-cell office:value-type="float" office:value="5638.61930673706" calcext:value-type="float">
            <text:p>5638.61930673706</text:p>
          </table:table-cell>
          <table:table-cell office:value-type="float" office:value="7999.99211944" calcext:value-type="float">
            <text:p>7999.99211944</text:p>
          </table:table-cell>
          <table:table-cell office:value-type="float" office:value="8666.66666655326" calcext:value-type="float">
            <text:p>8666.66666655326</text:p>
          </table:table-cell>
          <table:table-cell office:value-type="float" office:value="5633.49135572413" calcext:value-type="float">
            <text:p>5633.49135572413</text:p>
          </table:table-cell>
          <table:table-cell office:value-type="float" office:value="7999.99211944" calcext:value-type="float">
            <text:p>7999.99211944</text:p>
          </table:table-cell>
          <table:table-cell office:value-type="float" office:value="8666.66666655326" calcext:value-type="float">
            <text:p>8666.66666655326</text:p>
          </table:table-cell>
        </table:table-row>
        <table:table-row table:style-name="ro1">
          <table:table-cell office:value-type="float" office:value="4.55" calcext:value-type="float">
            <text:p>4.55</text:p>
          </table:table-cell>
          <table:table-cell office:value-type="float" office:value="5643.68004880447" calcext:value-type="float">
            <text:p>5643.68004880447</text:p>
          </table:table-cell>
          <table:table-cell office:value-type="float" office:value="7999.99242844089" calcext:value-type="float">
            <text:p>7999.99242844089</text:p>
          </table:table-cell>
          <table:table-cell office:value-type="float" office:value="8666.6666665604" calcext:value-type="float">
            <text:p>8666.6666665604</text:p>
          </table:table-cell>
          <table:table-cell office:value-type="float" office:value="5638.61930673706" calcext:value-type="float">
            <text:p>5638.61930673706</text:p>
          </table:table-cell>
          <table:table-cell office:value-type="float" office:value="7999.99242844089" calcext:value-type="float">
            <text:p>7999.99242844089</text:p>
          </table:table-cell>
          <table:table-cell office:value-type="float" office:value="8666.6666665604" calcext:value-type="float">
            <text:p>8666.6666665604</text:p>
          </table:table-cell>
        </table:table-row>
        <table:table-row table:style-name="ro1">
          <table:table-cell office:value-type="float" office:value="4.56" calcext:value-type="float">
            <text:p>4.56</text:p>
          </table:table-cell>
          <table:table-cell office:value-type="float" office:value="5648.67433641453" calcext:value-type="float">
            <text:p>5648.67433641453</text:p>
          </table:table-cell>
          <table:table-cell office:value-type="float" office:value="7999.9927253257" calcext:value-type="float">
            <text:p>7999.9927253257</text:p>
          </table:table-cell>
          <table:table-cell office:value-type="float" office:value="8666.66666656709" calcext:value-type="float">
            <text:p>8666.66666656709</text:p>
          </table:table-cell>
          <table:table-cell office:value-type="float" office:value="5643.68004880447" calcext:value-type="float">
            <text:p>5643.68004880447</text:p>
          </table:table-cell>
          <table:table-cell office:value-type="float" office:value="7999.9927253257" calcext:value-type="float">
            <text:p>7999.9927253257</text:p>
          </table:table-cell>
          <table:table-cell office:value-type="float" office:value="8666.66666656709" calcext:value-type="float">
            <text:p>8666.66666656709</text:p>
          </table:table-cell>
        </table:table-row>
        <table:table-row table:style-name="ro1">
          <table:table-cell office:value-type="float" office:value="4.57" calcext:value-type="float">
            <text:p>4.57</text:p>
          </table:table-cell>
          <table:table-cell office:value-type="float" office:value="5653.60291912664" calcext:value-type="float">
            <text:p>5653.60291912664</text:p>
          </table:table-cell>
          <table:table-cell office:value-type="float" office:value="7999.99301056951" calcext:value-type="float">
            <text:p>7999.99301056951</text:p>
          </table:table-cell>
          <table:table-cell office:value-type="float" office:value="8666.66666657335" calcext:value-type="float">
            <text:p>8666.66666657335</text:p>
          </table:table-cell>
          <table:table-cell office:value-type="float" office:value="5648.67433641453" calcext:value-type="float">
            <text:p>5648.67433641453</text:p>
          </table:table-cell>
          <table:table-cell office:value-type="float" office:value="7999.99301056951" calcext:value-type="float">
            <text:p>7999.99301056951</text:p>
          </table:table-cell>
          <table:table-cell office:value-type="float" office:value="8666.66666657335" calcext:value-type="float">
            <text:p>8666.66666657335</text:p>
          </table:table-cell>
        </table:table-row>
        <table:table-row table:style-name="ro1">
          <table:table-cell office:value-type="float" office:value="4.58" calcext:value-type="float">
            <text:p>4.58</text:p>
          </table:table-cell>
          <table:table-cell office:value-type="float" office:value="5658.46654149677" calcext:value-type="float">
            <text:p>5658.46654149677</text:p>
          </table:table-cell>
          <table:table-cell office:value-type="float" office:value="7999.99328462877" calcext:value-type="float">
            <text:p>7999.99328462877</text:p>
          </table:table-cell>
          <table:table-cell office:value-type="float" office:value="8666.66666657922" calcext:value-type="float">
            <text:p>8666.66666657922</text:p>
          </table:table-cell>
          <table:table-cell office:value-type="float" office:value="5653.60291912664" calcext:value-type="float">
            <text:p>5653.60291912664</text:p>
          </table:table-cell>
          <table:table-cell office:value-type="float" office:value="7999.99328462877" calcext:value-type="float">
            <text:p>7999.99328462877</text:p>
          </table:table-cell>
          <table:table-cell office:value-type="float" office:value="8666.66666657922" calcext:value-type="float">
            <text:p>8666.66666657922</text:p>
          </table:table-cell>
        </table:table-row>
        <table:table-row table:style-name="ro1">
          <table:table-cell office:value-type="float" office:value="4.59" calcext:value-type="float">
            <text:p>4.59</text:p>
          </table:table-cell>
          <table:table-cell office:value-type="float" office:value="5663.26594300685" calcext:value-type="float">
            <text:p>5663.26594300685</text:p>
          </table:table-cell>
          <table:table-cell office:value-type="float" office:value="7999.99354794203" calcext:value-type="float">
            <text:p>7999.99354794203</text:p>
          </table:table-cell>
          <table:table-cell office:value-type="float" office:value="8666.66666658473" calcext:value-type="float">
            <text:p>8666.66666658473</text:p>
          </table:table-cell>
          <table:table-cell office:value-type="float" office:value="5658.46654149677" calcext:value-type="float">
            <text:p>5658.46654149677</text:p>
          </table:table-cell>
          <table:table-cell office:value-type="float" office:value="7999.99354794203" calcext:value-type="float">
            <text:p>7999.99354794203</text:p>
          </table:table-cell>
          <table:table-cell office:value-type="float" office:value="8666.66666658473" calcext:value-type="float">
            <text:p>8666.66666658473</text:p>
          </table:table-cell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5668.00185799806" calcext:value-type="float">
            <text:p>5668.00185799806</text:p>
          </table:table-cell>
          <table:table-cell office:value-type="float" office:value="7999.99380093064" calcext:value-type="float">
            <text:p>7999.99380093064</text:p>
          </table:table-cell>
          <table:table-cell office:value-type="float" office:value="8666.66666658989" calcext:value-type="float">
            <text:p>8666.66666658989</text:p>
          </table:table-cell>
          <table:table-cell office:value-type="float" office:value="5663.26594300685" calcext:value-type="float">
            <text:p>5663.26594300685</text:p>
          </table:table-cell>
          <table:table-cell office:value-type="float" office:value="7999.99380093064" calcext:value-type="float">
            <text:p>7999.99380093064</text:p>
          </table:table-cell>
          <table:table-cell office:value-type="float" office:value="8666.66666658989" calcext:value-type="float">
            <text:p>8666.66666658989</text:p>
          </table:table-cell>
        </table:table-row>
        <table:table-row table:style-name="ro1">
          <table:table-cell office:value-type="float" office:value="4.61" calcext:value-type="float">
            <text:p>4.61</text:p>
          </table:table-cell>
          <table:table-cell office:value-type="float" office:value="5672.67501560802" calcext:value-type="float">
            <text:p>5672.67501560802</text:p>
          </table:table-cell>
          <table:table-cell office:value-type="float" office:value="7999.99404399945" calcext:value-type="float">
            <text:p>7999.99404399945</text:p>
          </table:table-cell>
          <table:table-cell office:value-type="float" office:value="8666.66666659472" calcext:value-type="float">
            <text:p>8666.66666659472</text:p>
          </table:table-cell>
          <table:table-cell office:value-type="float" office:value="5668.00185799806" calcext:value-type="float">
            <text:p>5668.00185799806</text:p>
          </table:table-cell>
          <table:table-cell office:value-type="float" office:value="7999.99404399945" calcext:value-type="float">
            <text:p>7999.99404399945</text:p>
          </table:table-cell>
          <table:table-cell office:value-type="float" office:value="8666.66666659472" calcext:value-type="float">
            <text:p>8666.66666659472</text:p>
          </table:table-cell>
        </table:table-row>
        <table:table-row table:style-name="ro1">
          <table:table-cell office:value-type="float" office:value="4.62" calcext:value-type="float">
            <text:p>4.62</text:p>
          </table:table-cell>
          <table:table-cell office:value-type="float" office:value="5677.28613971166" calcext:value-type="float">
            <text:p>5677.28613971166</text:p>
          </table:table-cell>
          <table:table-cell office:value-type="float" office:value="7999.9942775374" calcext:value-type="float">
            <text:p>7999.9942775374</text:p>
          </table:table-cell>
          <table:table-cell office:value-type="float" office:value="8666.66666659924" calcext:value-type="float">
            <text:p>8666.66666659924</text:p>
          </table:table-cell>
          <table:table-cell office:value-type="float" office:value="5672.67501560802" calcext:value-type="float">
            <text:p>5672.67501560802</text:p>
          </table:table-cell>
          <table:table-cell office:value-type="float" office:value="7999.9942775374" calcext:value-type="float">
            <text:p>7999.9942775374</text:p>
          </table:table-cell>
          <table:table-cell office:value-type="float" office:value="8666.66666659924" calcext:value-type="float">
            <text:p>8666.66666659924</text:p>
          </table:table-cell>
        </table:table-row>
        <table:table-row table:style-name="ro1">
          <table:table-cell office:value-type="float" office:value="4.63" calcext:value-type="float">
            <text:p>4.63</text:p>
          </table:table-cell>
          <table:table-cell office:value-type="float" office:value="5681.83594886587" calcext:value-type="float">
            <text:p>5681.83594886587</text:p>
          </table:table-cell>
          <table:table-cell office:value-type="float" office:value="7999.99450191822" calcext:value-type="float">
            <text:p>7999.99450191822</text:p>
          </table:table-cell>
          <table:table-cell office:value-type="float" office:value="8666.66666660349" calcext:value-type="float">
            <text:p>8666.66666660349</text:p>
          </table:table-cell>
          <table:table-cell office:value-type="float" office:value="5677.28613971166" calcext:value-type="float">
            <text:p>5677.28613971166</text:p>
          </table:table-cell>
          <table:table-cell office:value-type="float" office:value="7999.99450191822" calcext:value-type="float">
            <text:p>7999.99450191822</text:p>
          </table:table-cell>
          <table:table-cell office:value-type="float" office:value="8666.66666660349" calcext:value-type="float">
            <text:p>8666.66666660349</text:p>
          </table:table-cell>
        </table:table-row>
        <table:table-row table:style-name="ro1">
          <table:table-cell office:value-type="float" office:value="4.64" calcext:value-type="float">
            <text:p>4.64</text:p>
          </table:table-cell>
          <table:table-cell office:value-type="float" office:value="5686.32515625756" calcext:value-type="float">
            <text:p>5686.32515625756</text:p>
          </table:table-cell>
          <table:table-cell office:value-type="float" office:value="7999.99471750094" calcext:value-type="float">
            <text:p>7999.99471750094</text:p>
          </table:table-cell>
          <table:table-cell office:value-type="float" office:value="8666.66666660746" calcext:value-type="float">
            <text:p>8666.66666660746</text:p>
          </table:table-cell>
          <table:table-cell office:value-type="float" office:value="5681.83594886587" calcext:value-type="float">
            <text:p>5681.83594886587</text:p>
          </table:table-cell>
          <table:table-cell office:value-type="float" office:value="7999.99471750094" calcext:value-type="float">
            <text:p>7999.99471750094</text:p>
          </table:table-cell>
          <table:table-cell office:value-type="float" office:value="8666.66666660746" calcext:value-type="float">
            <text:p>8666.66666660746</text:p>
          </table:table-cell>
        </table:table-row>
        <table:table-row table:style-name="ro1">
          <table:table-cell office:value-type="float" office:value="4.65" calcext:value-type="float">
            <text:p>4.65</text:p>
          </table:table-cell>
          <table:table-cell office:value-type="float" office:value="5690.75446965537" calcext:value-type="float">
            <text:p>5690.75446965537</text:p>
          </table:table-cell>
          <table:table-cell office:value-type="float" office:value="7999.99492463056" calcext:value-type="float">
            <text:p>7999.99492463056</text:p>
          </table:table-cell>
          <table:table-cell office:value-type="float" office:value="8666.66666661119" calcext:value-type="float">
            <text:p>8666.66666661119</text:p>
          </table:table-cell>
          <table:table-cell office:value-type="float" office:value="5686.32515625756" calcext:value-type="float">
            <text:p>5686.32515625756</text:p>
          </table:table-cell>
          <table:table-cell office:value-type="float" office:value="7999.99492463056" calcext:value-type="float">
            <text:p>7999.99492463056</text:p>
          </table:table-cell>
          <table:table-cell office:value-type="float" office:value="8666.66666661119" calcext:value-type="float">
            <text:p>8666.66666661119</text:p>
          </table:table-cell>
        </table:table-row>
        <table:table-row table:style-name="ro1">
          <table:table-cell office:value-type="float" office:value="4.66" calcext:value-type="float">
            <text:p>4.66</text:p>
          </table:table-cell>
          <table:table-cell office:value-type="float" office:value="5695.12459136467" calcext:value-type="float">
            <text:p>5695.12459136467</text:p>
          </table:table-cell>
          <table:table-cell office:value-type="float" office:value="7999.99512363852" calcext:value-type="float">
            <text:p>7999.99512363852</text:p>
          </table:table-cell>
          <table:table-cell office:value-type="float" office:value="8666.66666661468" calcext:value-type="float">
            <text:p>8666.66666661468</text:p>
          </table:table-cell>
          <table:table-cell office:value-type="float" office:value="5690.75446965537" calcext:value-type="float">
            <text:p>5690.75446965537</text:p>
          </table:table-cell>
          <table:table-cell office:value-type="float" office:value="7999.99512363852" calcext:value-type="float">
            <text:p>7999.99512363852</text:p>
          </table:table-cell>
          <table:table-cell office:value-type="float" office:value="8666.66666661468" calcext:value-type="float">
            <text:p>8666.66666661468</text:p>
          </table:table-cell>
        </table:table-row>
        <table:table-row table:style-name="ro1">
          <table:table-cell office:value-type="float" office:value="4.67" calcext:value-type="float">
            <text:p>4.67</text:p>
          </table:table-cell>
          <table:table-cell office:value-type="float" office:value="5699.43621818583" calcext:value-type="float">
            <text:p>5699.43621818583</text:p>
          </table:table-cell>
          <table:table-cell office:value-type="float" office:value="7999.99531484328" calcext:value-type="float">
            <text:p>7999.99531484328</text:p>
          </table:table-cell>
          <table:table-cell office:value-type="float" office:value="8666.66666661795" calcext:value-type="float">
            <text:p>8666.66666661795</text:p>
          </table:table-cell>
          <table:table-cell office:value-type="float" office:value="5695.12459136467" calcext:value-type="float">
            <text:p>5695.12459136467</text:p>
          </table:table-cell>
          <table:table-cell office:value-type="float" office:value="7999.99531484328" calcext:value-type="float">
            <text:p>7999.99531484328</text:p>
          </table:table-cell>
          <table:table-cell office:value-type="float" office:value="8666.66666661795" calcext:value-type="float">
            <text:p>8666.66666661795</text:p>
          </table:table-cell>
        </table:table-row>
        <table:table-row table:style-name="ro1">
          <table:table-cell office:value-type="float" office:value="4.68" calcext:value-type="float">
            <text:p>4.68</text:p>
          </table:table-cell>
          <table:table-cell office:value-type="float" office:value="5703.69004137585" calcext:value-type="float">
            <text:p>5703.69004137585</text:p>
          </table:table-cell>
          <table:table-cell office:value-type="float" office:value="7999.9954985508" calcext:value-type="float">
            <text:p>7999.9954985508</text:p>
          </table:table-cell>
          <table:table-cell office:value-type="float" office:value="8666.66666662102" calcext:value-type="float">
            <text:p>8666.66666662102</text:p>
          </table:table-cell>
          <table:table-cell office:value-type="float" office:value="5699.43621818583" calcext:value-type="float">
            <text:p>5699.43621818583</text:p>
          </table:table-cell>
          <table:table-cell office:value-type="float" office:value="7999.9954985508" calcext:value-type="float">
            <text:p>7999.9954985508</text:p>
          </table:table-cell>
          <table:table-cell office:value-type="float" office:value="8666.66666662102" calcext:value-type="float">
            <text:p>8666.66666662102</text:p>
          </table:table-cell>
        </table:table-row>
        <table:table-row table:style-name="ro1">
          <table:table-cell office:value-type="float" office:value="4.69" calcext:value-type="float">
            <text:p>4.69</text:p>
          </table:table-cell>
          <table:table-cell office:value-type="float" office:value="5707.88674661295" calcext:value-type="float">
            <text:p>5707.88674661295</text:p>
          </table:table-cell>
          <table:table-cell office:value-type="float" office:value="7999.99567505505" calcext:value-type="float">
            <text:p>7999.99567505505</text:p>
          </table:table-cell>
          <table:table-cell office:value-type="float" office:value="8666.66666662389" calcext:value-type="float">
            <text:p>8666.66666662389</text:p>
          </table:table-cell>
          <table:table-cell office:value-type="float" office:value="5703.69004137585" calcext:value-type="float">
            <text:p>5703.69004137585</text:p>
          </table:table-cell>
          <table:table-cell office:value-type="float" office:value="7999.99567505505" calcext:value-type="float">
            <text:p>7999.99567505505</text:p>
          </table:table-cell>
          <table:table-cell office:value-type="float" office:value="8666.66666662389" calcext:value-type="float">
            <text:p>8666.66666662389</text:p>
          </table:table-cell>
        </table:table-row>
        <table:table-row table:style-name="ro1">
          <table:table-cell office:value-type="float" office:value="4.7" calcext:value-type="float">
            <text:p>4.7</text:p>
          </table:table-cell>
          <table:table-cell office:value-type="float" office:value="5712.0270139643" calcext:value-type="float">
            <text:p>5712.0270139643</text:p>
          </table:table-cell>
          <table:table-cell office:value-type="float" office:value="7999.99584463848" calcext:value-type="float">
            <text:p>7999.99584463848</text:p>
          </table:table-cell>
          <table:table-cell office:value-type="float" office:value="8666.66666662658" calcext:value-type="float">
            <text:p>8666.66666662658</text:p>
          </table:table-cell>
          <table:table-cell office:value-type="float" office:value="5707.88674661295" calcext:value-type="float">
            <text:p>5707.88674661295</text:p>
          </table:table-cell>
          <table:table-cell office:value-type="float" office:value="7999.99584463848" calcext:value-type="float">
            <text:p>7999.99584463848</text:p>
          </table:table-cell>
          <table:table-cell office:value-type="float" office:value="8666.66666662658" calcext:value-type="float">
            <text:p>8666.66666662658</text:p>
          </table:table-cell>
        </table:table-row>
        <table:table-row table:style-name="ro1">
          <table:table-cell office:value-type="float" office:value="4.71" calcext:value-type="float">
            <text:p>4.71</text:p>
          </table:table-cell>
          <table:table-cell office:value-type="float" office:value="5716.11151785672" calcext:value-type="float">
            <text:p>5716.11151785672</text:p>
          </table:table-cell>
          <table:table-cell office:value-type="float" office:value="7999.99600757246" calcext:value-type="float">
            <text:p>7999.99600757246</text:p>
          </table:table-cell>
          <table:table-cell office:value-type="float" office:value="8666.6666666291" calcext:value-type="float">
            <text:p>8666.6666666291</text:p>
          </table:table-cell>
          <table:table-cell office:value-type="float" office:value="5712.0270139643" calcext:value-type="float">
            <text:p>5712.0270139643</text:p>
          </table:table-cell>
          <table:table-cell office:value-type="float" office:value="7999.99600757246" calcext:value-type="float">
            <text:p>7999.99600757246</text:p>
          </table:table-cell>
          <table:table-cell office:value-type="float" office:value="8666.6666666291" calcext:value-type="float">
            <text:p>8666.6666666291</text:p>
          </table:table-cell>
        </table:table-row>
        <table:table-row table:style-name="ro1">
          <table:table-cell office:value-type="float" office:value="4.72" calcext:value-type="float">
            <text:p>4.72</text:p>
          </table:table-cell>
          <table:table-cell office:value-type="float" office:value="5720.1409270502" calcext:value-type="float">
            <text:p>5720.1409270502</text:p>
          </table:table-cell>
          <table:table-cell office:value-type="float" office:value="7999.9961641177" calcext:value-type="float">
            <text:p>7999.9961641177</text:p>
          </table:table-cell>
          <table:table-cell office:value-type="float" office:value="8666.66666663147" calcext:value-type="float">
            <text:p>8666.66666663147</text:p>
          </table:table-cell>
          <table:table-cell office:value-type="float" office:value="5716.11151785672" calcext:value-type="float">
            <text:p>5716.11151785672</text:p>
          </table:table-cell>
          <table:table-cell office:value-type="float" office:value="7999.9961641177" calcext:value-type="float">
            <text:p>7999.9961641177</text:p>
          </table:table-cell>
          <table:table-cell office:value-type="float" office:value="8666.66666663147" calcext:value-type="float">
            <text:p>8666.66666663147</text:p>
          </table:table-cell>
        </table:table-row>
        <table:table-row table:style-name="ro1">
          <table:table-cell office:value-type="float" office:value="4.73" calcext:value-type="float">
            <text:p>4.73</text:p>
          </table:table-cell>
          <table:table-cell office:value-type="float" office:value="5724.11590461422" calcext:value-type="float">
            <text:p>5724.11590461422</text:p>
          </table:table-cell>
          <table:table-cell office:value-type="float" office:value="7999.99631452473" calcext:value-type="float">
            <text:p>7999.99631452473</text:p>
          </table:table-cell>
          <table:table-cell office:value-type="float" office:value="8666.66666663368" calcext:value-type="float">
            <text:p>8666.66666663368</text:p>
          </table:table-cell>
          <table:table-cell office:value-type="float" office:value="5720.1409270502" calcext:value-type="float">
            <text:p>5720.1409270502</text:p>
          </table:table-cell>
          <table:table-cell office:value-type="float" office:value="7999.99631452473" calcext:value-type="float">
            <text:p>7999.99631452473</text:p>
          </table:table-cell>
          <table:table-cell office:value-type="float" office:value="8666.66666663368" calcext:value-type="float">
            <text:p>8666.66666663368</text:p>
          </table:table-cell>
        </table:table-row>
        <table:table-row table:style-name="ro1">
          <table:table-cell office:value-type="float" office:value="4.74" calcext:value-type="float">
            <text:p>4.74</text:p>
          </table:table-cell>
          <table:table-cell office:value-type="float" office:value="5728.03710790687" calcext:value-type="float">
            <text:p>5728.03710790687</text:p>
          </table:table-cell>
          <table:table-cell office:value-type="float" office:value="7999.99645903422" calcext:value-type="float">
            <text:p>7999.99645903422</text:p>
          </table:table-cell>
          <table:table-cell office:value-type="float" office:value="8666.66666663576" calcext:value-type="float">
            <text:p>8666.66666663576</text:p>
          </table:table-cell>
          <table:table-cell office:value-type="float" office:value="5724.11590461422" calcext:value-type="float">
            <text:p>5724.11590461422</text:p>
          </table:table-cell>
          <table:table-cell office:value-type="float" office:value="7999.99645903422" calcext:value-type="float">
            <text:p>7999.99645903422</text:p>
          </table:table-cell>
          <table:table-cell office:value-type="float" office:value="8666.66666663576" calcext:value-type="float">
            <text:p>8666.66666663576</text:p>
          </table:table-cell>
        </table:table-row>
        <table:table-row table:style-name="ro1">
          <table:table-cell office:value-type="float" office:value="4.75" calcext:value-type="float">
            <text:p>4.75</text:p>
          </table:table-cell>
          <table:table-cell office:value-type="float" office:value="5731.90518855647" calcext:value-type="float">
            <text:p>5731.90518855647</text:p>
          </table:table-cell>
          <table:table-cell office:value-type="float" office:value="7999.99659787741" calcext:value-type="float">
            <text:p>7999.99659787741</text:p>
          </table:table-cell>
          <table:table-cell office:value-type="float" office:value="8666.6666666377" calcext:value-type="float">
            <text:p>8666.6666666377</text:p>
          </table:table-cell>
          <table:table-cell office:value-type="float" office:value="5728.03710790687" calcext:value-type="float">
            <text:p>5728.03710790687</text:p>
          </table:table-cell>
          <table:table-cell office:value-type="float" office:value="7999.99659787741" calcext:value-type="float">
            <text:p>7999.99659787741</text:p>
          </table:table-cell>
          <table:table-cell office:value-type="float" office:value="8666.6666666377" calcext:value-type="float">
            <text:p>8666.6666666377</text:p>
          </table:table-cell>
        </table:table-row>
        <table:table-row table:style-name="ro1">
          <table:table-cell office:value-type="float" office:value="4.76" calcext:value-type="float">
            <text:p>4.76</text:p>
          </table:table-cell>
          <table:table-cell office:value-type="float" office:value="5735.72079244585" calcext:value-type="float">
            <text:p>5735.72079244585</text:p>
          </table:table-cell>
          <table:table-cell office:value-type="float" office:value="7999.99673127649" calcext:value-type="float">
            <text:p>7999.99673127649</text:p>
          </table:table-cell>
          <table:table-cell office:value-type="float" office:value="8666.66666663953" calcext:value-type="float">
            <text:p>8666.66666663953</text:p>
          </table:table-cell>
          <table:table-cell office:value-type="float" office:value="5731.90518855647" calcext:value-type="float">
            <text:p>5731.90518855647</text:p>
          </table:table-cell>
          <table:table-cell office:value-type="float" office:value="7999.99673127649" calcext:value-type="float">
            <text:p>7999.99673127649</text:p>
          </table:table-cell>
          <table:table-cell office:value-type="float" office:value="8666.66666663953" calcext:value-type="float">
            <text:p>8666.66666663953</text:p>
          </table:table-cell>
        </table:table-row>
        <table:table-row table:style-name="ro1">
          <table:table-cell office:value-type="float" office:value="4.77" calcext:value-type="float">
            <text:p>4.77</text:p>
          </table:table-cell>
          <table:table-cell office:value-type="float" office:value="5739.48455969909" calcext:value-type="float">
            <text:p>5739.48455969909</text:p>
          </table:table-cell>
          <table:table-cell office:value-type="float" office:value="7999.99685944493" calcext:value-type="float">
            <text:p>7999.99685944493</text:p>
          </table:table-cell>
          <table:table-cell office:value-type="float" office:value="8666.66666664123" calcext:value-type="float">
            <text:p>8666.66666664123</text:p>
          </table:table-cell>
          <table:table-cell office:value-type="float" office:value="5735.72079244585" calcext:value-type="float">
            <text:p>5735.72079244585</text:p>
          </table:table-cell>
          <table:table-cell office:value-type="float" office:value="7999.99685944493" calcext:value-type="float">
            <text:p>7999.99685944493</text:p>
          </table:table-cell>
          <table:table-cell office:value-type="float" office:value="8666.66666664123" calcext:value-type="float">
            <text:p>8666.66666664123</text:p>
          </table:table-cell>
        </table:table-row>
        <table:table-row table:style-name="ro1">
          <table:table-cell office:value-type="float" office:value="4.78" calcext:value-type="float">
            <text:p>4.78</text:p>
          </table:table-cell>
          <table:table-cell office:value-type="float" office:value="5743.19712467065" calcext:value-type="float">
            <text:p>5743.19712467065</text:p>
          </table:table-cell>
          <table:table-cell office:value-type="float" office:value="7999.9969825878" calcext:value-type="float">
            <text:p>7999.9969825878</text:p>
          </table:table-cell>
          <table:table-cell office:value-type="float" office:value="8666.66666664284" calcext:value-type="float">
            <text:p>8666.66666664284</text:p>
          </table:table-cell>
          <table:table-cell office:value-type="float" office:value="5739.48455969909" calcext:value-type="float">
            <text:p>5739.48455969909</text:p>
          </table:table-cell>
          <table:table-cell office:value-type="float" office:value="7999.9969825878" calcext:value-type="float">
            <text:p>7999.9969825878</text:p>
          </table:table-cell>
          <table:table-cell office:value-type="float" office:value="8666.66666664284" calcext:value-type="float">
            <text:p>8666.66666664284</text:p>
          </table:table-cell>
        </table:table-row>
        <table:table-row table:style-name="ro1">
          <table:table-cell office:value-type="float" office:value="4.79" calcext:value-type="float">
            <text:p>4.79</text:p>
          </table:table-cell>
          <table:table-cell office:value-type="float" office:value="5746.85911593679" calcext:value-type="float">
            <text:p>5746.85911593679</text:p>
          </table:table-cell>
          <table:table-cell office:value-type="float" office:value="7999.99710090219" calcext:value-type="float">
            <text:p>7999.99710090219</text:p>
          </table:table-cell>
          <table:table-cell office:value-type="float" office:value="8666.66666664433" calcext:value-type="float">
            <text:p>8666.66666664433</text:p>
          </table:table-cell>
          <table:table-cell office:value-type="float" office:value="5743.19712467065" calcext:value-type="float">
            <text:p>5743.19712467065</text:p>
          </table:table-cell>
          <table:table-cell office:value-type="float" office:value="7999.99710090219" calcext:value-type="float">
            <text:p>7999.99710090219</text:p>
          </table:table-cell>
          <table:table-cell office:value-type="float" office:value="8666.66666664433" calcext:value-type="float">
            <text:p>8666.66666664433</text:p>
          </table:table-cell>
        </table:table-row>
        <table:table-row table:style-name="ro1">
          <table:table-cell office:value-type="float" office:value="4.8" calcext:value-type="float">
            <text:p>4.8</text:p>
          </table:table-cell>
          <table:table-cell office:value-type="float" office:value="5750.47115628935" calcext:value-type="float">
            <text:p>5750.47115628935</text:p>
          </table:table-cell>
          <table:table-cell office:value-type="float" office:value="7999.9972145774" calcext:value-type="float">
            <text:p>7999.9972145774</text:p>
          </table:table-cell>
          <table:table-cell office:value-type="float" office:value="8666.66666664574" calcext:value-type="float">
            <text:p>8666.66666664574</text:p>
          </table:table-cell>
          <table:table-cell office:value-type="float" office:value="5746.85911593679" calcext:value-type="float">
            <text:p>5746.85911593679</text:p>
          </table:table-cell>
          <table:table-cell office:value-type="float" office:value="7999.9972145774" calcext:value-type="float">
            <text:p>7999.9972145774</text:p>
          </table:table-cell>
          <table:table-cell office:value-type="float" office:value="8666.66666664574" calcext:value-type="float">
            <text:p>8666.66666664574</text:p>
          </table:table-cell>
        </table:table-row>
        <table:table-row table:style-name="ro1">
          <table:table-cell office:value-type="float" office:value="4.81" calcext:value-type="float">
            <text:p>4.81</text:p>
          </table:table-cell>
          <table:table-cell office:value-type="float" office:value="5754.03386273163" calcext:value-type="float">
            <text:p>5754.03386273163</text:p>
          </table:table-cell>
          <table:table-cell office:value-type="float" office:value="7999.99732379535" calcext:value-type="float">
            <text:p>7999.99732379535</text:p>
          </table:table-cell>
          <table:table-cell office:value-type="float" office:value="8666.66666664706" calcext:value-type="float">
            <text:p>8666.66666664706</text:p>
          </table:table-cell>
          <table:table-cell office:value-type="float" office:value="5750.47115628935" calcext:value-type="float">
            <text:p>5750.47115628935</text:p>
          </table:table-cell>
          <table:table-cell office:value-type="float" office:value="7999.99732379535" calcext:value-type="float">
            <text:p>7999.99732379535</text:p>
          </table:table-cell>
          <table:table-cell office:value-type="float" office:value="8666.66666664706" calcext:value-type="float">
            <text:p>8666.66666664706</text:p>
          </table:table-cell>
        </table:table-row>
        <table:table-row table:style-name="ro1">
          <table:table-cell office:value-type="float" office:value="4.82" calcext:value-type="float">
            <text:p>4.82</text:p>
          </table:table-cell>
          <table:table-cell office:value-type="float" office:value="5757.54784647644" calcext:value-type="float">
            <text:p>5757.54784647644</text:p>
          </table:table-cell>
          <table:table-cell office:value-type="float" office:value="7999.9974287308" calcext:value-type="float">
            <text:p>7999.9974287308</text:p>
          </table:table-cell>
          <table:table-cell office:value-type="float" office:value="8666.66666664829" calcext:value-type="float">
            <text:p>8666.66666664829</text:p>
          </table:table-cell>
          <table:table-cell office:value-type="float" office:value="5754.03386273163" calcext:value-type="float">
            <text:p>5754.03386273163</text:p>
          </table:table-cell>
          <table:table-cell office:value-type="float" office:value="7999.9974287308" calcext:value-type="float">
            <text:p>7999.9974287308</text:p>
          </table:table-cell>
          <table:table-cell office:value-type="float" office:value="8666.66666664829" calcext:value-type="float">
            <text:p>8666.66666664829</text:p>
          </table:table-cell>
        </table:table-row>
        <table:table-row table:style-name="ro1">
          <table:table-cell office:value-type="float" office:value="4.83" calcext:value-type="float">
            <text:p>4.83</text:p>
          </table:table-cell>
          <table:table-cell office:value-type="float" office:value="5761.01371294612" calcext:value-type="float">
            <text:p>5761.01371294612</text:p>
          </table:table-cell>
          <table:table-cell office:value-type="float" office:value="7999.99752955167" calcext:value-type="float">
            <text:p>7999.99752955167</text:p>
          </table:table-cell>
          <table:table-cell office:value-type="float" office:value="8666.66666664945" calcext:value-type="float">
            <text:p>8666.66666664945</text:p>
          </table:table-cell>
          <table:table-cell office:value-type="float" office:value="5757.54784647644" calcext:value-type="float">
            <text:p>5757.54784647644</text:p>
          </table:table-cell>
          <table:table-cell office:value-type="float" office:value="7999.99752955167" calcext:value-type="float">
            <text:p>7999.99752955167</text:p>
          </table:table-cell>
          <table:table-cell office:value-type="float" office:value="8666.66666664945" calcext:value-type="float">
            <text:p>8666.66666664945</text:p>
          </table:table-cell>
        </table:table-row>
        <table:table-row table:style-name="ro1">
          <table:table-cell office:value-type="float" office:value="4.84" calcext:value-type="float">
            <text:p>4.84</text:p>
          </table:table-cell>
          <table:table-cell office:value-type="float" office:value="5764.43206177465" calcext:value-type="float">
            <text:p>5764.43206177465</text:p>
          </table:table-cell>
          <table:table-cell office:value-type="float" office:value="7999.99762641931" calcext:value-type="float">
            <text:p>7999.99762641931</text:p>
          </table:table-cell>
          <table:table-cell office:value-type="float" office:value="8666.66666665053" calcext:value-type="float">
            <text:p>8666.66666665053</text:p>
          </table:table-cell>
          <table:table-cell office:value-type="float" office:value="5761.01371294612" calcext:value-type="float">
            <text:p>5761.01371294612</text:p>
          </table:table-cell>
          <table:table-cell office:value-type="float" office:value="7999.99762641931" calcext:value-type="float">
            <text:p>7999.99762641931</text:p>
          </table:table-cell>
          <table:table-cell office:value-type="float" office:value="8666.66666665053" calcext:value-type="float">
            <text:p>8666.66666665053</text:p>
          </table:table-cell>
        </table:table-row>
        <table:table-row table:style-name="ro1">
          <table:table-cell office:value-type="float" office:value="4.85" calcext:value-type="float">
            <text:p>4.85</text:p>
          </table:table-cell>
          <table:table-cell office:value-type="float" office:value="5767.80348681158" calcext:value-type="float">
            <text:p>5767.80348681158</text:p>
          </table:table-cell>
          <table:table-cell office:value-type="float" office:value="7999.99771948871" calcext:value-type="float">
            <text:p>7999.99771948871</text:p>
          </table:table-cell>
          <table:table-cell office:value-type="float" office:value="8666.66666665155" calcext:value-type="float">
            <text:p>8666.66666665155</text:p>
          </table:table-cell>
          <table:table-cell office:value-type="float" office:value="5764.43206177465" calcext:value-type="float">
            <text:p>5764.43206177465</text:p>
          </table:table-cell>
          <table:table-cell office:value-type="float" office:value="7999.99771948871" calcext:value-type="float">
            <text:p>7999.99771948871</text:p>
          </table:table-cell>
          <table:table-cell office:value-type="float" office:value="8666.66666665155" calcext:value-type="float">
            <text:p>8666.66666665155</text:p>
          </table:table-cell>
        </table:table-row>
        <table:table-row table:style-name="ro1">
          <table:table-cell office:value-type="float" office:value="4.86" calcext:value-type="float">
            <text:p>4.86</text:p>
          </table:table-cell>
          <table:table-cell office:value-type="float" office:value="5771.12857612787" calcext:value-type="float">
            <text:p>5771.12857612787</text:p>
          </table:table-cell>
          <table:table-cell office:value-type="float" office:value="7999.99780890881" calcext:value-type="float">
            <text:p>7999.99780890881</text:p>
          </table:table-cell>
          <table:table-cell office:value-type="float" office:value="8666.6666666525" calcext:value-type="float">
            <text:p>8666.6666666525</text:p>
          </table:table-cell>
          <table:table-cell office:value-type="float" office:value="5767.80348681158" calcext:value-type="float">
            <text:p>5767.80348681158</text:p>
          </table:table-cell>
          <table:table-cell office:value-type="float" office:value="7999.99780890881" calcext:value-type="float">
            <text:p>7999.99780890881</text:p>
          </table:table-cell>
          <table:table-cell office:value-type="float" office:value="8666.6666666525" calcext:value-type="float">
            <text:p>8666.6666666525</text:p>
          </table:table-cell>
        </table:table-row>
        <table:table-row table:style-name="ro1">
          <table:table-cell office:value-type="float" office:value="4.87" calcext:value-type="float">
            <text:p>4.87</text:p>
          </table:table-cell>
          <table:table-cell office:value-type="float" office:value="5774.40791202344" calcext:value-type="float">
            <text:p>5774.40791202344</text:p>
          </table:table-cell>
          <table:table-cell office:value-type="float" office:value="7999.9978948227" calcext:value-type="float">
            <text:p>7999.9978948227</text:p>
          </table:table-cell>
          <table:table-cell office:value-type="float" office:value="8666.66666665339" calcext:value-type="float">
            <text:p>8666.66666665339</text:p>
          </table:table-cell>
          <table:table-cell office:value-type="float" office:value="5771.12857612787" calcext:value-type="float">
            <text:p>5771.12857612787</text:p>
          </table:table-cell>
          <table:table-cell office:value-type="float" office:value="7999.9978948227" calcext:value-type="float">
            <text:p>7999.9978948227</text:p>
          </table:table-cell>
          <table:table-cell office:value-type="float" office:value="8666.66666665339" calcext:value-type="float">
            <text:p>8666.66666665339</text:p>
          </table:table-cell>
        </table:table-row>
        <table:table-row table:style-name="ro1">
          <table:table-cell office:value-type="float" office:value="4.88" calcext:value-type="float">
            <text:p>4.88</text:p>
          </table:table-cell>
          <table:table-cell office:value-type="float" office:value="5777.64207103655" calcext:value-type="float">
            <text:p>5777.64207103655</text:p>
          </table:table-cell>
          <table:table-cell office:value-type="float" office:value="7999.99797736787" calcext:value-type="float">
            <text:p>7999.99797736787</text:p>
          </table:table-cell>
          <table:table-cell office:value-type="float" office:value="8666.66666665423" calcext:value-type="float">
            <text:p>8666.66666665423</text:p>
          </table:table-cell>
          <table:table-cell office:value-type="float" office:value="5774.40791202344" calcext:value-type="float">
            <text:p>5774.40791202344</text:p>
          </table:table-cell>
          <table:table-cell office:value-type="float" office:value="7999.99797736787" calcext:value-type="float">
            <text:p>7999.99797736787</text:p>
          </table:table-cell>
          <table:table-cell office:value-type="float" office:value="8666.66666665423" calcext:value-type="float">
            <text:p>8666.66666665423</text:p>
          </table:table-cell>
        </table:table-row>
        <table:table-row table:style-name="ro1">
          <table:table-cell office:value-type="float" office:value="4.89" calcext:value-type="float">
            <text:p>4.89</text:p>
          </table:table-cell>
          <table:table-cell office:value-type="float" office:value="5780.83162395475" calcext:value-type="float">
            <text:p>5780.83162395475</text:p>
          </table:table-cell>
          <table:table-cell office:value-type="float" office:value="7999.99805667639" calcext:value-type="float">
            <text:p>7999.99805667639</text:p>
          </table:table-cell>
          <table:table-cell office:value-type="float" office:value="8666.66666665501" calcext:value-type="float">
            <text:p>8666.66666665501</text:p>
          </table:table-cell>
          <table:table-cell office:value-type="float" office:value="5777.64207103655" calcext:value-type="float">
            <text:p>5777.64207103655</text:p>
          </table:table-cell>
          <table:table-cell office:value-type="float" office:value="7999.99805667639" calcext:value-type="float">
            <text:p>7999.99805667639</text:p>
          </table:table-cell>
          <table:table-cell office:value-type="float" office:value="8666.66666665501" calcext:value-type="float">
            <text:p>8666.66666665501</text:p>
          </table:table-cell>
        </table:table-row>
        <table:table-row table:style-name="ro1">
          <table:table-cell office:value-type="float" office:value="4.9" calcext:value-type="float">
            <text:p>4.9</text:p>
          </table:table-cell>
          <table:table-cell office:value-type="float" office:value="5783.97713582743" calcext:value-type="float">
            <text:p>5783.97713582743</text:p>
          </table:table-cell>
          <table:table-cell office:value-type="float" office:value="7999.99813287518" calcext:value-type="float">
            <text:p>7999.99813287518</text:p>
          </table:table-cell>
          <table:table-cell office:value-type="float" office:value="8666.66666665574" calcext:value-type="float">
            <text:p>8666.66666665574</text:p>
          </table:table-cell>
          <table:table-cell office:value-type="float" office:value="5780.83162395475" calcext:value-type="float">
            <text:p>5780.83162395475</text:p>
          </table:table-cell>
          <table:table-cell office:value-type="float" office:value="7999.99813287518" calcext:value-type="float">
            <text:p>7999.99813287518</text:p>
          </table:table-cell>
          <table:table-cell office:value-type="float" office:value="8666.66666665574" calcext:value-type="float">
            <text:p>8666.66666665574</text:p>
          </table:table-cell>
        </table:table-row>
        <table:table-row table:style-name="ro1">
          <table:table-cell office:value-type="float" office:value="4.91" calcext:value-type="float">
            <text:p>4.91</text:p>
          </table:table-cell>
          <table:table-cell office:value-type="float" office:value="5787.07916598001" calcext:value-type="float">
            <text:p>5787.07916598001</text:p>
          </table:table-cell>
          <table:table-cell office:value-type="float" office:value="7999.99820608617" calcext:value-type="float">
            <text:p>7999.99820608617</text:p>
          </table:table-cell>
          <table:table-cell office:value-type="float" office:value="8666.66666665643" calcext:value-type="float">
            <text:p>8666.66666665643</text:p>
          </table:table-cell>
          <table:table-cell office:value-type="float" office:value="5783.97713582743" calcext:value-type="float">
            <text:p>5783.97713582743</text:p>
          </table:table-cell>
          <table:table-cell office:value-type="float" office:value="7999.99820608617" calcext:value-type="float">
            <text:p>7999.99820608617</text:p>
          </table:table-cell>
          <table:table-cell office:value-type="float" office:value="8666.66666665643" calcext:value-type="float">
            <text:p>8666.66666665643</text:p>
          </table:table-cell>
        </table:table-row>
        <table:table-row table:style-name="ro1">
          <table:table-cell office:value-type="float" office:value="4.92" calcext:value-type="float">
            <text:p>4.92</text:p>
          </table:table-cell>
          <table:table-cell office:value-type="float" office:value="5790.13826802949" calcext:value-type="float">
            <text:p>5790.13826802949</text:p>
          </table:table-cell>
          <table:table-cell office:value-type="float" office:value="7999.99827642653" calcext:value-type="float">
            <text:p>7999.99827642653</text:p>
          </table:table-cell>
          <table:table-cell office:value-type="float" office:value="8666.66666665707" calcext:value-type="float">
            <text:p>8666.66666665707</text:p>
          </table:table-cell>
          <table:table-cell office:value-type="float" office:value="5787.07916598001" calcext:value-type="float">
            <text:p>5787.07916598001</text:p>
          </table:table-cell>
          <table:table-cell office:value-type="float" office:value="7999.99827642653" calcext:value-type="float">
            <text:p>7999.99827642653</text:p>
          </table:table-cell>
          <table:table-cell office:value-type="float" office:value="8666.66666665707" calcext:value-type="float">
            <text:p>8666.66666665707</text:p>
          </table:table-cell>
        </table:table-row>
        <table:table-row table:style-name="ro1">
          <table:table-cell office:value-type="float" office:value="4.93" calcext:value-type="float">
            <text:p>4.93</text:p>
          </table:table-cell>
          <table:table-cell office:value-type="float" office:value="5793.15498990151" calcext:value-type="float">
            <text:p>5793.15498990151</text:p>
          </table:table-cell>
          <table:table-cell office:value-type="float" office:value="7999.99834400879" calcext:value-type="float">
            <text:p>7999.99834400879</text:p>
          </table:table-cell>
          <table:table-cell office:value-type="float" office:value="8666.66666665768" calcext:value-type="float">
            <text:p>8666.66666665768</text:p>
          </table:table-cell>
          <table:table-cell office:value-type="float" office:value="5790.13826802949" calcext:value-type="float">
            <text:p>5790.13826802949</text:p>
          </table:table-cell>
          <table:table-cell office:value-type="float" office:value="7999.99834400879" calcext:value-type="float">
            <text:p>7999.99834400879</text:p>
          </table:table-cell>
          <table:table-cell office:value-type="float" office:value="8666.66666665768" calcext:value-type="float">
            <text:p>8666.66666665768</text:p>
          </table:table-cell>
        </table:table-row>
        <table:table-row table:style-name="ro1">
          <table:table-cell office:value-type="float" office:value="4.94" calcext:value-type="float">
            <text:p>4.94</text:p>
          </table:table-cell>
          <table:table-cell office:value-type="float" office:value="5796.12987384876" calcext:value-type="float">
            <text:p>5796.12987384876</text:p>
          </table:table-cell>
          <table:table-cell office:value-type="float" office:value="7999.99840894113" calcext:value-type="float">
            <text:p>7999.99840894113</text:p>
          </table:table-cell>
          <table:table-cell office:value-type="float" office:value="8666.66666665824" calcext:value-type="float">
            <text:p>8666.66666665824</text:p>
          </table:table-cell>
          <table:table-cell office:value-type="float" office:value="5793.15498990151" calcext:value-type="float">
            <text:p>5793.15498990151</text:p>
          </table:table-cell>
          <table:table-cell office:value-type="float" office:value="7999.99840894113" calcext:value-type="float">
            <text:p>7999.99840894113</text:p>
          </table:table-cell>
          <table:table-cell office:value-type="float" office:value="8666.66666665824" calcext:value-type="float">
            <text:p>8666.66666665824</text:p>
          </table:table-cell>
        </table:table-row>
        <table:table-row table:style-name="ro1">
          <table:table-cell office:value-type="float" office:value="4.95" calcext:value-type="float">
            <text:p>4.95</text:p>
          </table:table-cell>
          <table:table-cell office:value-type="float" office:value="5799.06345647071" calcext:value-type="float">
            <text:p>5799.06345647071</text:p>
          </table:table-cell>
          <table:table-cell office:value-type="float" office:value="7999.99847132742" calcext:value-type="float">
            <text:p>7999.99847132742</text:p>
          </table:table-cell>
          <table:table-cell office:value-type="float" office:value="8666.66666665877" calcext:value-type="float">
            <text:p>8666.66666665877</text:p>
          </table:table-cell>
          <table:table-cell office:value-type="float" office:value="5796.12987384876" calcext:value-type="float">
            <text:p>5796.12987384876</text:p>
          </table:table-cell>
          <table:table-cell office:value-type="float" office:value="7999.99847132742" calcext:value-type="float">
            <text:p>7999.99847132742</text:p>
          </table:table-cell>
          <table:table-cell office:value-type="float" office:value="8666.66666665877" calcext:value-type="float">
            <text:p>8666.66666665877</text:p>
          </table:table-cell>
        </table:table-row>
        <table:table-row table:style-name="ro1">
          <table:table-cell office:value-type="float" office:value="4.96" calcext:value-type="float">
            <text:p>4.96</text:p>
          </table:table-cell>
          <table:table-cell office:value-type="float" office:value="5801.95626873457" calcext:value-type="float">
            <text:p>5801.95626873457</text:p>
          </table:table-cell>
          <table:table-cell office:value-type="float" office:value="7999.99853126752" calcext:value-type="float">
            <text:p>7999.99853126752</text:p>
          </table:table-cell>
          <table:table-cell office:value-type="float" office:value="8666.66666665927" calcext:value-type="float">
            <text:p>8666.66666665927</text:p>
          </table:table-cell>
          <table:table-cell office:value-type="float" office:value="5799.06345647071" calcext:value-type="float">
            <text:p>5799.06345647071</text:p>
          </table:table-cell>
          <table:table-cell office:value-type="float" office:value="7999.99853126752" calcext:value-type="float">
            <text:p>7999.99853126752</text:p>
          </table:table-cell>
          <table:table-cell office:value-type="float" office:value="8666.66666665927" calcext:value-type="float">
            <text:p>8666.66666665927</text:p>
          </table:table-cell>
        </table:table-row>
        <table:table-row table:style-name="ro1">
          <table:table-cell office:value-type="float" office:value="4.97" calcext:value-type="float">
            <text:p>4.97</text:p>
          </table:table-cell>
          <table:table-cell office:value-type="float" office:value="5804.80883599757" calcext:value-type="float">
            <text:p>5804.80883599757</text:p>
          </table:table-cell>
          <table:table-cell office:value-type="float" office:value="7999.99858885734" calcext:value-type="float">
            <text:p>7999.99858885734</text:p>
          </table:table-cell>
          <table:table-cell office:value-type="float" office:value="8666.66666665974" calcext:value-type="float">
            <text:p>8666.66666665974</text:p>
          </table:table-cell>
          <table:table-cell office:value-type="float" office:value="5801.95626873457" calcext:value-type="float">
            <text:p>5801.95626873457</text:p>
          </table:table-cell>
          <table:table-cell office:value-type="float" office:value="7999.99858885734" calcext:value-type="float">
            <text:p>7999.99858885734</text:p>
          </table:table-cell>
          <table:table-cell office:value-type="float" office:value="8666.66666665974" calcext:value-type="float">
            <text:p>8666.66666665974</text:p>
          </table:table-cell>
        </table:table-row>
        <table:table-row table:style-name="ro1">
          <table:table-cell office:value-type="float" office:value="4.98" calcext:value-type="float">
            <text:p>4.98</text:p>
          </table:table-cell>
          <table:table-cell office:value-type="float" office:value="5807.62167803029" calcext:value-type="float">
            <text:p>5807.62167803029</text:p>
          </table:table-cell>
          <table:table-cell office:value-type="float" office:value="7999.99864418902" calcext:value-type="float">
            <text:p>7999.99864418902</text:p>
          </table:table-cell>
          <table:table-cell office:value-type="float" office:value="8666.66666666017" calcext:value-type="float">
            <text:p>8666.66666666017</text:p>
          </table:table-cell>
          <table:table-cell office:value-type="float" office:value="5804.80883599757" calcext:value-type="float">
            <text:p>5804.80883599757</text:p>
          </table:table-cell>
          <table:table-cell office:value-type="float" office:value="7999.99864418902" calcext:value-type="float">
            <text:p>7999.99864418902</text:p>
          </table:table-cell>
          <table:table-cell office:value-type="float" office:value="8666.66666666017" calcext:value-type="float">
            <text:p>8666.66666666017</text:p>
          </table:table-cell>
        </table:table-row>
        <table:table-row table:style-name="ro1">
          <table:table-cell office:value-type="float" office:value="4.99" calcext:value-type="float">
            <text:p>4.99</text:p>
          </table:table-cell>
          <table:table-cell office:value-type="float" office:value="5810.39530904115" calcext:value-type="float">
            <text:p>5810.39530904115</text:p>
          </table:table-cell>
          <table:table-cell office:value-type="float" office:value="7999.99869735112" calcext:value-type="float">
            <text:p>7999.99869735112</text:p>
          </table:table-cell>
          <table:table-cell office:value-type="float" office:value="8666.66666666058" calcext:value-type="float">
            <text:p>8666.66666666058</text:p>
          </table:table-cell>
          <table:table-cell office:value-type="float" office:value="5807.62167803029" calcext:value-type="float">
            <text:p>5807.62167803029</text:p>
          </table:table-cell>
          <table:table-cell office:value-type="float" office:value="7999.99869735112" calcext:value-type="float">
            <text:p>7999.99869735112</text:p>
          </table:table-cell>
          <table:table-cell office:value-type="float" office:value="8666.66666666058" calcext:value-type="float">
            <text:p>8666.6666666605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813.13023770204" calcext:value-type="float">
            <text:p>5813.13023770204</text:p>
          </table:table-cell>
          <table:table-cell office:value-type="float" office:value="7999.99874842871" calcext:value-type="float">
            <text:p>7999.99874842871</text:p>
          </table:table-cell>
          <table:table-cell office:value-type="float" office:value="8666.66666666096" calcext:value-type="float">
            <text:p>8666.66666666096</text:p>
          </table:table-cell>
          <table:table-cell office:value-type="float" office:value="5810.39530904115" calcext:value-type="float">
            <text:p>5810.39530904115</text:p>
          </table:table-cell>
          <table:table-cell office:value-type="float" office:value="7999.99874842871" calcext:value-type="float">
            <text:p>7999.99874842871</text:p>
          </table:table-cell>
          <table:table-cell office:value-type="float" office:value="8666.66666666096" calcext:value-type="float">
            <text:p>8666.66666666096</text:p>
          </table:table-cell>
        </table:table-row>
        <table:table-row table:style-name="ro1">
          <table:table-cell office:value-type="float" office:value="5.01" calcext:value-type="float">
            <text:p>5.01</text:p>
          </table:table-cell>
          <table:table-cell office:value-type="float" office:value="5815.82696717481" calcext:value-type="float">
            <text:p>5815.82696717481</text:p>
          </table:table-cell>
          <table:table-cell office:value-type="float" office:value="7999.99879750351" calcext:value-type="float">
            <text:p>7999.99879750351</text:p>
          </table:table-cell>
          <table:table-cell office:value-type="float" office:value="8666.66666666132" calcext:value-type="float">
            <text:p>8666.66666666132</text:p>
          </table:table-cell>
          <table:table-cell office:value-type="float" office:value="5813.13023770204" calcext:value-type="float">
            <text:p>5813.13023770204</text:p>
          </table:table-cell>
          <table:table-cell office:value-type="float" office:value="7999.99879750351" calcext:value-type="float">
            <text:p>7999.99879750351</text:p>
          </table:table-cell>
          <table:table-cell office:value-type="float" office:value="8666.66666666132" calcext:value-type="float">
            <text:p>8666.66666666132</text:p>
          </table:table-cell>
        </table:table-row>
        <table:table-row table:style-name="ro1">
          <table:table-cell office:value-type="float" office:value="5.02" calcext:value-type="float">
            <text:p>5.02</text:p>
          </table:table-cell>
          <table:table-cell office:value-type="float" office:value="5818.48599513893" calcext:value-type="float">
            <text:p>5818.48599513893</text:p>
          </table:table-cell>
          <table:table-cell office:value-type="float" office:value="7999.99884465407" calcext:value-type="float">
            <text:p>7999.99884465407</text:p>
          </table:table-cell>
          <table:table-cell office:value-type="float" office:value="8666.66666666166" calcext:value-type="float">
            <text:p>8666.66666666166</text:p>
          </table:table-cell>
          <table:table-cell office:value-type="float" office:value="5815.82696717481" calcext:value-type="float">
            <text:p>5815.82696717481</text:p>
          </table:table-cell>
          <table:table-cell office:value-type="float" office:value="7999.99884465407" calcext:value-type="float">
            <text:p>7999.99884465407</text:p>
          </table:table-cell>
          <table:table-cell office:value-type="float" office:value="8666.66666666166" calcext:value-type="float">
            <text:p>8666.66666666166</text:p>
          </table:table-cell>
        </table:table-row>
        <table:table-row table:style-name="ro1">
          <table:table-cell office:value-type="float" office:value="5.03" calcext:value-type="float">
            <text:p>5.03</text:p>
          </table:table-cell>
          <table:table-cell office:value-type="float" office:value="5821.10781381994" calcext:value-type="float">
            <text:p>5821.10781381994</text:p>
          </table:table-cell>
          <table:table-cell office:value-type="float" office:value="7999.99888995582" calcext:value-type="float">
            <text:p>7999.99888995582</text:p>
          </table:table-cell>
          <table:table-cell office:value-type="float" office:value="8666.66666666198" calcext:value-type="float">
            <text:p>8666.66666666198</text:p>
          </table:table-cell>
          <table:table-cell office:value-type="float" office:value="5818.48599513893" calcext:value-type="float">
            <text:p>5818.48599513893</text:p>
          </table:table-cell>
          <table:table-cell office:value-type="float" office:value="7999.99888995582" calcext:value-type="float">
            <text:p>7999.99888995582</text:p>
          </table:table-cell>
          <table:table-cell office:value-type="float" office:value="8666.66666666198" calcext:value-type="float">
            <text:p>8666.66666666198</text:p>
          </table:table-cell>
        </table:table-row>
        <table:table-row table:style-name="ro1">
          <table:table-cell office:value-type="float" office:value="5.04" calcext:value-type="float">
            <text:p>5.04</text:p>
          </table:table-cell>
          <table:table-cell office:value-type="float" office:value="5823.69291001886" calcext:value-type="float">
            <text:p>5823.69291001886</text:p>
          </table:table-cell>
          <table:table-cell office:value-type="float" office:value="7999.99893348127" calcext:value-type="float">
            <text:p>7999.99893348127</text:p>
          </table:table-cell>
          <table:table-cell office:value-type="float" office:value="8666.66666666227" calcext:value-type="float">
            <text:p>8666.66666666227</text:p>
          </table:table-cell>
          <table:table-cell office:value-type="float" office:value="5821.10781381994" calcext:value-type="float">
            <text:p>5821.10781381994</text:p>
          </table:table-cell>
          <table:table-cell office:value-type="float" office:value="7999.99893348127" calcext:value-type="float">
            <text:p>7999.99893348127</text:p>
          </table:table-cell>
          <table:table-cell office:value-type="float" office:value="8666.66666666227" calcext:value-type="float">
            <text:p>8666.66666666227</text:p>
          </table:table-cell>
        </table:table-row>
        <table:table-row table:style-name="ro1">
          <table:table-cell office:value-type="float" office:value="5.05" calcext:value-type="float">
            <text:p>5.05</text:p>
          </table:table-cell>
          <table:table-cell office:value-type="float" office:value="5826.24176514243" calcext:value-type="float">
            <text:p>5826.24176514243</text:p>
          </table:table-cell>
          <table:table-cell office:value-type="float" office:value="7999.99897530006" calcext:value-type="float">
            <text:p>7999.99897530006</text:p>
          </table:table-cell>
          <table:table-cell office:value-type="float" office:value="8666.66666666255" calcext:value-type="float">
            <text:p>8666.66666666255</text:p>
          </table:table-cell>
          <table:table-cell office:value-type="float" office:value="5823.69291001886" calcext:value-type="float">
            <text:p>5823.69291001886</text:p>
          </table:table-cell>
          <table:table-cell office:value-type="float" office:value="7999.99897530006" calcext:value-type="float">
            <text:p>7999.99897530006</text:p>
          </table:table-cell>
          <table:table-cell office:value-type="float" office:value="8666.66666666255" calcext:value-type="float">
            <text:p>8666.66666666255</text:p>
          </table:table-cell>
        </table:table-row>
        <table:table-row table:style-name="ro1">
          <table:table-cell office:value-type="float" office:value="5.06" calcext:value-type="float">
            <text:p>5.06</text:p>
          </table:table-cell>
          <table:table-cell office:value-type="float" office:value="5828.75485523414" calcext:value-type="float">
            <text:p>5828.75485523414</text:p>
          </table:table-cell>
          <table:table-cell office:value-type="float" office:value="7999.99901547912" calcext:value-type="float">
            <text:p>7999.99901547912</text:p>
          </table:table-cell>
          <table:table-cell office:value-type="float" office:value="8666.6666666628" calcext:value-type="float">
            <text:p>8666.6666666628</text:p>
          </table:table-cell>
          <table:table-cell office:value-type="float" office:value="5826.24176514243" calcext:value-type="float">
            <text:p>5826.24176514243</text:p>
          </table:table-cell>
          <table:table-cell office:value-type="float" office:value="7999.99901547912" calcext:value-type="float">
            <text:p>7999.99901547912</text:p>
          </table:table-cell>
          <table:table-cell office:value-type="float" office:value="8666.6666666628" calcext:value-type="float">
            <text:p>8666.6666666628</text:p>
          </table:table-cell>
        </table:table-row>
        <table:table-row table:style-name="ro1">
          <table:table-cell office:value-type="float" office:value="5.07" calcext:value-type="float">
            <text:p>5.07</text:p>
          </table:table-cell>
          <table:table-cell office:value-type="float" office:value="5831.23265100606" calcext:value-type="float">
            <text:p>5831.23265100606</text:p>
          </table:table-cell>
          <table:table-cell office:value-type="float" office:value="7999.99905408273" calcext:value-type="float">
            <text:p>7999.99905408273</text:p>
          </table:table-cell>
          <table:table-cell office:value-type="float" office:value="8666.66666666305" calcext:value-type="float">
            <text:p>8666.66666666305</text:p>
          </table:table-cell>
          <table:table-cell office:value-type="float" office:value="5828.75485523414" calcext:value-type="float">
            <text:p>5828.75485523414</text:p>
          </table:table-cell>
          <table:table-cell office:value-type="float" office:value="7999.99905408273" calcext:value-type="float">
            <text:p>7999.99905408273</text:p>
          </table:table-cell>
          <table:table-cell office:value-type="float" office:value="8666.66666666305" calcext:value-type="float">
            <text:p>8666.66666666305</text:p>
          </table:table-cell>
        </table:table-row>
        <table:table-row table:style-name="ro1">
          <table:table-cell office:value-type="float" office:value="5.08" calcext:value-type="float">
            <text:p>5.08</text:p>
          </table:table-cell>
          <table:table-cell office:value-type="float" office:value="5833.67561787141" calcext:value-type="float">
            <text:p>5833.67561787141</text:p>
          </table:table-cell>
          <table:table-cell office:value-type="float" office:value="7999.99909117267" calcext:value-type="float">
            <text:p>7999.99909117267</text:p>
          </table:table-cell>
          <table:table-cell office:value-type="float" office:value="8666.66666666328" calcext:value-type="float">
            <text:p>8666.66666666328</text:p>
          </table:table-cell>
          <table:table-cell office:value-type="float" office:value="5831.23265100606" calcext:value-type="float">
            <text:p>5831.23265100606</text:p>
          </table:table-cell>
          <table:table-cell office:value-type="float" office:value="7999.99909117267" calcext:value-type="float">
            <text:p>7999.99909117267</text:p>
          </table:table-cell>
          <table:table-cell office:value-type="float" office:value="8666.66666666328" calcext:value-type="float">
            <text:p>8666.66666666328</text:p>
          </table:table-cell>
        </table:table-row>
        <table:table-row table:style-name="ro1">
          <table:table-cell office:value-type="float" office:value="5.09" calcext:value-type="float">
            <text:p>5.09</text:p>
          </table:table-cell>
          <table:table-cell office:value-type="float" office:value="5836.08421597775" calcext:value-type="float">
            <text:p>5836.08421597775</text:p>
          </table:table-cell>
          <table:table-cell office:value-type="float" office:value="7999.9991268083" calcext:value-type="float">
            <text:p>7999.9991268083</text:p>
          </table:table-cell>
          <table:table-cell office:value-type="float" office:value="8666.66666666349" calcext:value-type="float">
            <text:p>8666.66666666349</text:p>
          </table:table-cell>
          <table:table-cell office:value-type="float" office:value="5833.67561787141" calcext:value-type="float">
            <text:p>5833.67561787141</text:p>
          </table:table-cell>
          <table:table-cell office:value-type="float" office:value="7999.9991268083" calcext:value-type="float">
            <text:p>7999.9991268083</text:p>
          </table:table-cell>
          <table:table-cell office:value-type="float" office:value="8666.66666666349" calcext:value-type="float">
            <text:p>8666.66666666349</text:p>
          </table:table-cell>
        </table:table-row>
        <table:table-row table:style-name="ro1">
          <table:table-cell office:value-type="float" office:value="5.1" calcext:value-type="float">
            <text:p>5.1</text:p>
          </table:table-cell>
          <table:table-cell office:value-type="float" office:value="5838.4589002409" calcext:value-type="float">
            <text:p>5838.4589002409</text:p>
          </table:table-cell>
          <table:table-cell office:value-type="float" office:value="7999.99916104663" calcext:value-type="float">
            <text:p>7999.99916104663</text:p>
          </table:table-cell>
          <table:table-cell office:value-type="float" office:value="8666.66666666369" calcext:value-type="float">
            <text:p>8666.66666666369</text:p>
          </table:table-cell>
          <table:table-cell office:value-type="float" office:value="5836.08421597775" calcext:value-type="float">
            <text:p>5836.08421597775</text:p>
          </table:table-cell>
          <table:table-cell office:value-type="float" office:value="7999.99916104663" calcext:value-type="float">
            <text:p>7999.99916104663</text:p>
          </table:table-cell>
          <table:table-cell office:value-type="float" office:value="8666.66666666369" calcext:value-type="float">
            <text:p>8666.66666666369</text:p>
          </table:table-cell>
        </table:table-row>
        <table:table-row table:style-name="ro1">
          <table:table-cell office:value-type="float" office:value="5.11" calcext:value-type="float">
            <text:p>5.11</text:p>
          </table:table-cell>
          <table:table-cell office:value-type="float" office:value="5840.80012037945" calcext:value-type="float">
            <text:p>5840.80012037945</text:p>
          </table:table-cell>
          <table:table-cell office:value-type="float" office:value="7999.99919394246" calcext:value-type="float">
            <text:p>7999.99919394246</text:p>
          </table:table-cell>
          <table:table-cell office:value-type="float" office:value="8666.66666666388" calcext:value-type="float">
            <text:p>8666.66666666388</text:p>
          </table:table-cell>
          <table:table-cell office:value-type="float" office:value="5838.4589002409" calcext:value-type="float">
            <text:p>5838.4589002409</text:p>
          </table:table-cell>
          <table:table-cell office:value-type="float" office:value="7999.99919394246" calcext:value-type="float">
            <text:p>7999.99919394246</text:p>
          </table:table-cell>
          <table:table-cell office:value-type="float" office:value="8666.66666666388" calcext:value-type="float">
            <text:p>8666.66666666388</text:p>
          </table:table-cell>
        </table:table-row>
        <table:table-row table:style-name="ro1">
          <table:table-cell office:value-type="float" office:value="5.12" calcext:value-type="float">
            <text:p>5.12</text:p>
          </table:table-cell>
          <table:table-cell office:value-type="float" office:value="5843.10832094983" calcext:value-type="float">
            <text:p>5843.10832094983</text:p>
          </table:table-cell>
          <table:table-cell office:value-type="float" office:value="7999.99922554843" calcext:value-type="float">
            <text:p>7999.99922554843</text:p>
          </table:table-cell>
          <table:table-cell office:value-type="float" office:value="8666.66666666405" calcext:value-type="float">
            <text:p>8666.66666666405</text:p>
          </table:table-cell>
          <table:table-cell office:value-type="float" office:value="5840.80012037945" calcext:value-type="float">
            <text:p>5840.80012037945</text:p>
          </table:table-cell>
          <table:table-cell office:value-type="float" office:value="7999.99922554843" calcext:value-type="float">
            <text:p>7999.99922554843</text:p>
          </table:table-cell>
          <table:table-cell office:value-type="float" office:value="8666.66666666405" calcext:value-type="float">
            <text:p>8666.66666666405</text:p>
          </table:table-cell>
        </table:table-row>
        <table:table-row table:style-name="ro1">
          <table:table-cell office:value-type="float" office:value="5.13" calcext:value-type="float">
            <text:p>5.13</text:p>
          </table:table-cell>
          <table:table-cell office:value-type="float" office:value="5845.38394138201" calcext:value-type="float">
            <text:p>5845.38394138201</text:p>
          </table:table-cell>
          <table:table-cell office:value-type="float" office:value="7999.9992559151" calcext:value-type="float">
            <text:p>7999.9992559151</text:p>
          </table:table-cell>
          <table:table-cell office:value-type="float" office:value="8666.66666666422" calcext:value-type="float">
            <text:p>8666.66666666422</text:p>
          </table:table-cell>
          <table:table-cell office:value-type="float" office:value="5843.10832094983" calcext:value-type="float">
            <text:p>5843.10832094983</text:p>
          </table:table-cell>
          <table:table-cell office:value-type="float" office:value="7999.9992559151" calcext:value-type="float">
            <text:p>7999.9992559151</text:p>
          </table:table-cell>
          <table:table-cell office:value-type="float" office:value="8666.66666666422" calcext:value-type="float">
            <text:p>8666.66666666422</text:p>
          </table:table-cell>
        </table:table-row>
        <table:table-row table:style-name="ro1">
          <table:table-cell office:value-type="float" office:value="5.14" calcext:value-type="float">
            <text:p>5.14</text:p>
          </table:table-cell>
          <table:table-cell office:value-type="float" office:value="5847.62741601559" calcext:value-type="float">
            <text:p>5847.62741601559</text:p>
          </table:table-cell>
          <table:table-cell office:value-type="float" office:value="7999.99928509109" calcext:value-type="float">
            <text:p>7999.99928509109</text:p>
          </table:table-cell>
          <table:table-cell office:value-type="float" office:value="8666.66666666437" calcext:value-type="float">
            <text:p>8666.66666666437</text:p>
          </table:table-cell>
          <table:table-cell office:value-type="float" office:value="5845.38394138201" calcext:value-type="float">
            <text:p>5845.38394138201</text:p>
          </table:table-cell>
          <table:table-cell office:value-type="float" office:value="7999.99928509109" calcext:value-type="float">
            <text:p>7999.99928509109</text:p>
          </table:table-cell>
          <table:table-cell office:value-type="float" office:value="8666.66666666437" calcext:value-type="float">
            <text:p>8666.66666666437</text:p>
          </table:table-cell>
        </table:table-row>
        <table:table-row table:style-name="ro1">
          <table:table-cell office:value-type="float" office:value="5.15" calcext:value-type="float">
            <text:p>5.15</text:p>
          </table:table-cell>
          <table:table-cell office:value-type="float" office:value="5849.83917413652" calcext:value-type="float">
            <text:p>5849.83917413652</text:p>
          </table:table-cell>
          <table:table-cell office:value-type="float" office:value="7999.99931312306" calcext:value-type="float">
            <text:p>7999.99931312306</text:p>
          </table:table-cell>
          <table:table-cell office:value-type="float" office:value="8666.66666666452" calcext:value-type="float">
            <text:p>8666.66666666452</text:p>
          </table:table-cell>
          <table:table-cell office:value-type="float" office:value="5847.62741601559" calcext:value-type="float">
            <text:p>5847.62741601559</text:p>
          </table:table-cell>
          <table:table-cell office:value-type="float" office:value="7999.99931312306" calcext:value-type="float">
            <text:p>7999.99931312306</text:p>
          </table:table-cell>
          <table:table-cell office:value-type="float" office:value="8666.66666666452" calcext:value-type="float">
            <text:p>8666.66666666452</text:p>
          </table:table-cell>
        </table:table-row>
        <table:table-row table:style-name="ro1">
          <table:table-cell office:value-type="float" office:value="5.16" calcext:value-type="float">
            <text:p>5.16</text:p>
          </table:table-cell>
          <table:table-cell office:value-type="float" office:value="5852.01964001414" calcext:value-type="float">
            <text:p>5852.01964001414</text:p>
          </table:table-cell>
          <table:table-cell office:value-type="float" office:value="7999.99934005589" calcext:value-type="float">
            <text:p>7999.99934005589</text:p>
          </table:table-cell>
          <table:table-cell office:value-type="float" office:value="8666.66666666465" calcext:value-type="float">
            <text:p>8666.66666666465</text:p>
          </table:table-cell>
          <table:table-cell office:value-type="float" office:value="5849.83917413652" calcext:value-type="float">
            <text:p>5849.83917413652</text:p>
          </table:table-cell>
          <table:table-cell office:value-type="float" office:value="7999.99934005589" calcext:value-type="float">
            <text:p>7999.99934005589</text:p>
          </table:table-cell>
          <table:table-cell office:value-type="float" office:value="8666.66666666465" calcext:value-type="float">
            <text:p>8666.66666666465</text:p>
          </table:table-cell>
        </table:table-row>
        <table:table-row table:style-name="ro1">
          <table:table-cell office:value-type="float" office:value="5.17" calcext:value-type="float">
            <text:p>5.17</text:p>
          </table:table-cell>
          <table:table-cell office:value-type="float" office:value="5854.16923293876" calcext:value-type="float">
            <text:p>5854.16923293876</text:p>
          </table:table-cell>
          <table:table-cell office:value-type="float" office:value="7999.99936593267" calcext:value-type="float">
            <text:p>7999.99936593267</text:p>
          </table:table-cell>
          <table:table-cell office:value-type="float" office:value="8666.66666666478" calcext:value-type="float">
            <text:p>8666.66666666478</text:p>
          </table:table-cell>
          <table:table-cell office:value-type="float" office:value="5852.01964001414" calcext:value-type="float">
            <text:p>5852.01964001414</text:p>
          </table:table-cell>
          <table:table-cell office:value-type="float" office:value="7999.99936593267" calcext:value-type="float">
            <text:p>7999.99936593267</text:p>
          </table:table-cell>
          <table:table-cell office:value-type="float" office:value="8666.66666666478" calcext:value-type="float">
            <text:p>8666.66666666478</text:p>
          </table:table-cell>
        </table:table-row>
        <table:table-row table:style-name="ro1">
          <table:table-cell office:value-type="float" office:value="5.18" calcext:value-type="float">
            <text:p>5.18</text:p>
          </table:table-cell>
          <table:table-cell office:value-type="float" office:value="5856.28836725956" calcext:value-type="float">
            <text:p>5856.28836725956</text:p>
          </table:table-cell>
          <table:table-cell office:value-type="float" office:value="7999.9993907948" calcext:value-type="float">
            <text:p>7999.9993907948</text:p>
          </table:table-cell>
          <table:table-cell office:value-type="float" office:value="8666.6666666649" calcext:value-type="float">
            <text:p>8666.6666666649</text:p>
          </table:table-cell>
          <table:table-cell office:value-type="float" office:value="5854.16923293876" calcext:value-type="float">
            <text:p>5854.16923293876</text:p>
          </table:table-cell>
          <table:table-cell office:value-type="float" office:value="7999.9993907948" calcext:value-type="float">
            <text:p>7999.9993907948</text:p>
          </table:table-cell>
          <table:table-cell office:value-type="float" office:value="8666.6666666649" calcext:value-type="float">
            <text:p>8666.6666666649</text:p>
          </table:table-cell>
        </table:table-row>
        <table:table-row table:style-name="ro1">
          <table:table-cell office:value-type="float" office:value="5.19" calcext:value-type="float">
            <text:p>5.19</text:p>
          </table:table-cell>
          <table:table-cell office:value-type="float" office:value="5858.37745242288" calcext:value-type="float">
            <text:p>5858.37745242288</text:p>
          </table:table-cell>
          <table:table-cell office:value-type="float" office:value="7999.99941468208" calcext:value-type="float">
            <text:p>7999.99941468208</text:p>
          </table:table-cell>
          <table:table-cell office:value-type="float" office:value="8666.66666666501" calcext:value-type="float">
            <text:p>8666.66666666501</text:p>
          </table:table-cell>
          <table:table-cell office:value-type="float" office:value="5856.28836725956" calcext:value-type="float">
            <text:p>5856.28836725956</text:p>
          </table:table-cell>
          <table:table-cell office:value-type="float" office:value="7999.99941468208" calcext:value-type="float">
            <text:p>7999.99941468208</text:p>
          </table:table-cell>
          <table:table-cell office:value-type="float" office:value="8666.66666666501" calcext:value-type="float">
            <text:p>8666.66666666501</text:p>
          </table:table-cell>
        </table:table-row>
        <table:table-row table:style-name="ro1">
          <table:table-cell office:value-type="float" office:value="5.2" calcext:value-type="float">
            <text:p>5.2</text:p>
          </table:table-cell>
          <table:table-cell office:value-type="float" office:value="5860.43689301086" calcext:value-type="float">
            <text:p>5860.43689301086</text:p>
          </table:table-cell>
          <table:table-cell office:value-type="float" office:value="7999.99943763272" calcext:value-type="float">
            <text:p>7999.99943763272</text:p>
          </table:table-cell>
          <table:table-cell office:value-type="float" office:value="8666.66666666511" calcext:value-type="float">
            <text:p>8666.66666666511</text:p>
          </table:table-cell>
          <table:table-cell office:value-type="float" office:value="5858.37745242288" calcext:value-type="float">
            <text:p>5858.37745242288</text:p>
          </table:table-cell>
          <table:table-cell office:value-type="float" office:value="7999.99943763272" calcext:value-type="float">
            <text:p>7999.99943763272</text:p>
          </table:table-cell>
          <table:table-cell office:value-type="float" office:value="8666.66666666511" calcext:value-type="float">
            <text:p>8666.66666666511</text:p>
          </table:table-cell>
        </table:table-row>
        <table:table-row table:style-name="ro1">
          <table:table-cell office:value-type="float" office:value="5.21" calcext:value-type="float">
            <text:p>5.21</text:p>
          </table:table-cell>
          <table:table-cell office:value-type="float" office:value="5862.46708878039" calcext:value-type="float">
            <text:p>5862.46708878039</text:p>
          </table:table-cell>
          <table:table-cell office:value-type="float" office:value="7999.99945968346" calcext:value-type="float">
            <text:p>7999.99945968346</text:p>
          </table:table-cell>
          <table:table-cell office:value-type="float" office:value="8666.66666666521" calcext:value-type="float">
            <text:p>8666.66666666521</text:p>
          </table:table-cell>
          <table:table-cell office:value-type="float" office:value="5860.43689301086" calcext:value-type="float">
            <text:p>5860.43689301086</text:p>
          </table:table-cell>
          <table:table-cell office:value-type="float" office:value="7999.99945968346" calcext:value-type="float">
            <text:p>7999.99945968346</text:p>
          </table:table-cell>
          <table:table-cell office:value-type="float" office:value="8666.66666666521" calcext:value-type="float">
            <text:p>8666.66666666521</text:p>
          </table:table-cell>
        </table:table-row>
        <table:table-row table:style-name="ro1">
          <table:table-cell office:value-type="float" office:value="5.22" calcext:value-type="float">
            <text:p>5.22</text:p>
          </table:table-cell>
          <table:table-cell office:value-type="float" office:value="5864.46843470233" calcext:value-type="float">
            <text:p>5864.46843470233</text:p>
          </table:table-cell>
          <table:table-cell office:value-type="float" office:value="7999.99948086957" calcext:value-type="float">
            <text:p>7999.99948086957</text:p>
          </table:table-cell>
          <table:table-cell office:value-type="float" office:value="8666.6666666653" calcext:value-type="float">
            <text:p>8666.6666666653</text:p>
          </table:table-cell>
          <table:table-cell office:value-type="float" office:value="5862.46708878039" calcext:value-type="float">
            <text:p>5862.46708878039</text:p>
          </table:table-cell>
          <table:table-cell office:value-type="float" office:value="7999.99948086957" calcext:value-type="float">
            <text:p>7999.99948086957</text:p>
          </table:table-cell>
          <table:table-cell office:value-type="float" office:value="8666.6666666653" calcext:value-type="float">
            <text:p>8666.6666666653</text:p>
          </table:table-cell>
        </table:table-row>
        <table:table-row table:style-name="ro1">
          <table:table-cell office:value-type="float" office:value="5.23" calcext:value-type="float">
            <text:p>5.23</text:p>
          </table:table-cell>
          <table:table-cell office:value-type="float" office:value="5866.44132100101" calcext:value-type="float">
            <text:p>5866.44132100101</text:p>
          </table:table-cell>
          <table:table-cell office:value-type="float" office:value="7999.99950122496" calcext:value-type="float">
            <text:p>7999.99950122496</text:p>
          </table:table-cell>
          <table:table-cell office:value-type="float" office:value="8666.66666666539" calcext:value-type="float">
            <text:p>8666.66666666539</text:p>
          </table:table-cell>
          <table:table-cell office:value-type="float" office:value="5864.46843470233" calcext:value-type="float">
            <text:p>5864.46843470233</text:p>
          </table:table-cell>
          <table:table-cell office:value-type="float" office:value="7999.99950122496" calcext:value-type="float">
            <text:p>7999.99950122496</text:p>
          </table:table-cell>
          <table:table-cell office:value-type="float" office:value="8666.66666666539" calcext:value-type="float">
            <text:p>8666.66666666539</text:p>
          </table:table-cell>
        </table:table-row>
        <table:table-row table:style-name="ro1">
          <table:table-cell office:value-type="float" office:value="5.24" calcext:value-type="float">
            <text:p>5.24</text:p>
          </table:table-cell>
          <table:table-cell office:value-type="float" office:value="5868.38613319399" calcext:value-type="float">
            <text:p>5868.38613319399</text:p>
          </table:table-cell>
          <table:table-cell office:value-type="float" office:value="7999.99952078221" calcext:value-type="float">
            <text:p>7999.99952078221</text:p>
          </table:table-cell>
          <table:table-cell office:value-type="float" office:value="8666.66666666547" calcext:value-type="float">
            <text:p>8666.66666666547</text:p>
          </table:table-cell>
          <table:table-cell office:value-type="float" office:value="5866.44132100101" calcext:value-type="float">
            <text:p>5866.44132100101</text:p>
          </table:table-cell>
          <table:table-cell office:value-type="float" office:value="7999.99952078221" calcext:value-type="float">
            <text:p>7999.99952078221</text:p>
          </table:table-cell>
          <table:table-cell office:value-type="float" office:value="8666.66666666547" calcext:value-type="float">
            <text:p>8666.66666666547</text:p>
          </table:table-cell>
        </table:table-row>
        <table:table-row table:style-name="ro1">
          <table:table-cell office:value-type="float" office:value="5.25" calcext:value-type="float">
            <text:p>5.25</text:p>
          </table:table-cell>
          <table:table-cell office:value-type="float" office:value="5870.30325213195" calcext:value-type="float">
            <text:p>5870.30325213195</text:p>
          </table:table-cell>
          <table:table-cell office:value-type="float" office:value="7999.99953957261" calcext:value-type="float">
            <text:p>7999.99953957261</text:p>
          </table:table-cell>
          <table:table-cell office:value-type="float" office:value="8666.66666666554" calcext:value-type="float">
            <text:p>8666.66666666554</text:p>
          </table:table-cell>
          <table:table-cell office:value-type="float" office:value="5868.38613319399" calcext:value-type="float">
            <text:p>5868.38613319399</text:p>
          </table:table-cell>
          <table:table-cell office:value-type="float" office:value="7999.99953957261" calcext:value-type="float">
            <text:p>7999.99953957261</text:p>
          </table:table-cell>
          <table:table-cell office:value-type="float" office:value="8666.66666666554" calcext:value-type="float">
            <text:p>8666.66666666554</text:p>
          </table:table-cell>
        </table:table-row>
        <table:table-row table:style-name="ro1">
          <table:table-cell office:value-type="float" office:value="5.26" calcext:value-type="float">
            <text:p>5.26</text:p>
          </table:table-cell>
          <table:table-cell office:value-type="float" office:value="5872.1930540389" calcext:value-type="float">
            <text:p>5872.1930540389</text:p>
          </table:table-cell>
          <table:table-cell office:value-type="float" office:value="7999.99955762622" calcext:value-type="float">
            <text:p>7999.99955762622</text:p>
          </table:table-cell>
          <table:table-cell office:value-type="float" office:value="8666.66666666561" calcext:value-type="float">
            <text:p>8666.66666666561</text:p>
          </table:table-cell>
          <table:table-cell office:value-type="float" office:value="5870.30325213195" calcext:value-type="float">
            <text:p>5870.30325213195</text:p>
          </table:table-cell>
          <table:table-cell office:value-type="float" office:value="7999.99955762622" calcext:value-type="float">
            <text:p>7999.99955762622</text:p>
          </table:table-cell>
          <table:table-cell office:value-type="float" office:value="8666.66666666561" calcext:value-type="float">
            <text:p>8666.66666666561</text:p>
          </table:table-cell>
        </table:table-row>
        <table:table-row table:style-name="ro1">
          <table:table-cell office:value-type="float" office:value="5.27" calcext:value-type="float">
            <text:p>5.27</text:p>
          </table:table-cell>
          <table:table-cell office:value-type="float" office:value="5874.05591055245" calcext:value-type="float">
            <text:p>5874.05591055245</text:p>
          </table:table-cell>
          <table:table-cell office:value-type="float" office:value="7999.99957497195" calcext:value-type="float">
            <text:p>7999.99957497195</text:p>
          </table:table-cell>
          <table:table-cell office:value-type="float" office:value="8666.66666666568" calcext:value-type="float">
            <text:p>8666.66666666568</text:p>
          </table:table-cell>
          <table:table-cell office:value-type="float" office:value="5872.1930540389" calcext:value-type="float">
            <text:p>5872.1930540389</text:p>
          </table:table-cell>
          <table:table-cell office:value-type="float" office:value="7999.99957497195" calcext:value-type="float">
            <text:p>7999.99957497195</text:p>
          </table:table-cell>
          <table:table-cell office:value-type="float" office:value="8666.66666666568" calcext:value-type="float">
            <text:p>8666.66666666568</text:p>
          </table:table-cell>
        </table:table-row>
        <table:table-row table:style-name="ro1">
          <table:table-cell office:value-type="float" office:value="5.28" calcext:value-type="float">
            <text:p>5.28</text:p>
          </table:table-cell>
          <table:table-cell office:value-type="float" office:value="5875.89218876429" calcext:value-type="float">
            <text:p>5875.89218876429</text:p>
          </table:table-cell>
          <table:table-cell office:value-type="float" office:value="7999.99959163753" calcext:value-type="float">
            <text:p>7999.99959163753</text:p>
          </table:table-cell>
          <table:table-cell office:value-type="float" office:value="8666.66666666574" calcext:value-type="float">
            <text:p>8666.66666666574</text:p>
          </table:table-cell>
          <table:table-cell office:value-type="float" office:value="5874.05591055245" calcext:value-type="float">
            <text:p>5874.05591055245</text:p>
          </table:table-cell>
          <table:table-cell office:value-type="float" office:value="7999.99959163753" calcext:value-type="float">
            <text:p>7999.99959163753</text:p>
          </table:table-cell>
          <table:table-cell office:value-type="float" office:value="8666.66666666574" calcext:value-type="float">
            <text:p>8666.66666666574</text:p>
          </table:table-cell>
        </table:table-row>
        <table:table-row table:style-name="ro1">
          <table:table-cell office:value-type="float" office:value="5.29" calcext:value-type="float">
            <text:p>5.29</text:p>
          </table:table-cell>
          <table:table-cell office:value-type="float" office:value="5877.70225126077" calcext:value-type="float">
            <text:p>5877.70225126077</text:p>
          </table:table-cell>
          <table:table-cell office:value-type="float" office:value="7999.99960764965" calcext:value-type="float">
            <text:p>7999.99960764965</text:p>
          </table:table-cell>
          <table:table-cell office:value-type="float" office:value="8666.6666666658" calcext:value-type="float">
            <text:p>8666.6666666658</text:p>
          </table:table-cell>
          <table:table-cell office:value-type="float" office:value="5875.89218876429" calcext:value-type="float">
            <text:p>5875.89218876429</text:p>
          </table:table-cell>
          <table:table-cell office:value-type="float" office:value="7999.99960764965" calcext:value-type="float">
            <text:p>7999.99960764965</text:p>
          </table:table-cell>
          <table:table-cell office:value-type="float" office:value="8666.6666666658" calcext:value-type="float">
            <text:p>8666.6666666658</text:p>
          </table:table-cell>
        </table:table-row>
        <table:table-row table:style-name="ro1">
          <table:table-cell office:value-type="float" office:value="5.3" calcext:value-type="float">
            <text:p>5.3</text:p>
          </table:table-cell>
          <table:table-cell office:value-type="float" office:value="5879.48645616361" calcext:value-type="float">
            <text:p>5879.48645616361</text:p>
          </table:table-cell>
          <table:table-cell office:value-type="float" office:value="7999.99962303393" calcext:value-type="float">
            <text:p>7999.99962303393</text:p>
          </table:table-cell>
          <table:table-cell office:value-type="float" office:value="8666.66666666585" calcext:value-type="float">
            <text:p>8666.66666666585</text:p>
          </table:table-cell>
          <table:table-cell office:value-type="float" office:value="5877.70225126077" calcext:value-type="float">
            <text:p>5877.70225126077</text:p>
          </table:table-cell>
          <table:table-cell office:value-type="float" office:value="7999.99962303393" calcext:value-type="float">
            <text:p>7999.99962303393</text:p>
          </table:table-cell>
          <table:table-cell office:value-type="float" office:value="8666.66666666585" calcext:value-type="float">
            <text:p>8666.66666666585</text:p>
          </table:table-cell>
        </table:table-row>
        <table:table-row table:style-name="ro1">
          <table:table-cell office:value-type="float" office:value="5.31" calcext:value-type="float">
            <text:p>5.31</text:p>
          </table:table-cell>
          <table:table-cell office:value-type="float" office:value="5881.24515717069" calcext:value-type="float">
            <text:p>5881.24515717069</text:p>
          </table:table-cell>
          <table:table-cell office:value-type="float" office:value="7999.99963781498" calcext:value-type="float">
            <text:p>7999.99963781498</text:p>
          </table:table-cell>
          <table:table-cell office:value-type="float" office:value="8666.66666666591" calcext:value-type="float">
            <text:p>8666.66666666591</text:p>
          </table:table-cell>
          <table:table-cell office:value-type="float" office:value="5879.48645616361" calcext:value-type="float">
            <text:p>5879.48645616361</text:p>
          </table:table-cell>
          <table:table-cell office:value-type="float" office:value="7999.99963781498" calcext:value-type="float">
            <text:p>7999.99963781498</text:p>
          </table:table-cell>
          <table:table-cell office:value-type="float" office:value="8666.66666666591" calcext:value-type="float">
            <text:p>8666.66666666591</text:p>
          </table:table-cell>
        </table:table-row>
        <table:table-row table:style-name="ro1">
          <table:table-cell office:value-type="float" office:value="5.32" calcext:value-type="float">
            <text:p>5.32</text:p>
          </table:table-cell>
          <table:table-cell office:value-type="float" office:value="5882.97870359691" calcext:value-type="float">
            <text:p>5882.97870359691</text:p>
          </table:table-cell>
          <table:table-cell office:value-type="float" office:value="7999.99965201646" calcext:value-type="float">
            <text:p>7999.99965201646</text:p>
          </table:table-cell>
          <table:table-cell office:value-type="float" office:value="8666.66666666596" calcext:value-type="float">
            <text:p>8666.66666666596</text:p>
          </table:table-cell>
          <table:table-cell office:value-type="float" office:value="5881.24515717069" calcext:value-type="float">
            <text:p>5881.24515717069</text:p>
          </table:table-cell>
          <table:table-cell office:value-type="float" office:value="7999.99965201646" calcext:value-type="float">
            <text:p>7999.99965201646</text:p>
          </table:table-cell>
          <table:table-cell office:value-type="float" office:value="8666.66666666596" calcext:value-type="float">
            <text:p>8666.66666666596</text:p>
          </table:table-cell>
        </table:table-row>
        <table:table-row table:style-name="ro1">
          <table:table-cell office:value-type="float" office:value="5.33" calcext:value-type="float">
            <text:p>5.33</text:p>
          </table:table-cell>
          <table:table-cell office:value-type="float" office:value="5884.68744041509" calcext:value-type="float">
            <text:p>5884.68744041509</text:p>
          </table:table-cell>
          <table:table-cell office:value-type="float" office:value="7999.99966566109" calcext:value-type="float">
            <text:p>7999.99966566109</text:p>
          </table:table-cell>
          <table:table-cell office:value-type="float" office:value="8666.666666666" calcext:value-type="float">
            <text:p>8666.666666666</text:p>
          </table:table-cell>
          <table:table-cell office:value-type="float" office:value="5882.97870359691" calcext:value-type="float">
            <text:p>5882.97870359691</text:p>
          </table:table-cell>
          <table:table-cell office:value-type="float" office:value="7999.99966566109" calcext:value-type="float">
            <text:p>7999.99966566109</text:p>
          </table:table-cell>
          <table:table-cell office:value-type="float" office:value="8666.666666666" calcext:value-type="float">
            <text:p>8666.666666666</text:p>
          </table:table-cell>
        </table:table-row>
        <table:table-row table:style-name="ro1">
          <table:table-cell office:value-type="float" office:value="5.34" calcext:value-type="float">
            <text:p>5.34</text:p>
          </table:table-cell>
          <table:table-cell office:value-type="float" office:value="5886.37170829695" calcext:value-type="float">
            <text:p>5886.37170829695</text:p>
          </table:table-cell>
          <table:table-cell office:value-type="float" office:value="7999.9996787707" calcext:value-type="float">
            <text:p>7999.9996787707</text:p>
          </table:table-cell>
          <table:table-cell office:value-type="float" office:value="8666.66666666604" calcext:value-type="float">
            <text:p>8666.66666666604</text:p>
          </table:table-cell>
          <table:table-cell office:value-type="float" office:value="5884.68744041509" calcext:value-type="float">
            <text:p>5884.68744041509</text:p>
          </table:table-cell>
          <table:table-cell office:value-type="float" office:value="7999.9996787707" calcext:value-type="float">
            <text:p>7999.9996787707</text:p>
          </table:table-cell>
          <table:table-cell office:value-type="float" office:value="8666.66666666604" calcext:value-type="float">
            <text:p>8666.66666666604</text:p>
          </table:table-cell>
        </table:table-row>
        <table:table-row table:style-name="ro1">
          <table:table-cell office:value-type="float" office:value="5.35" calcext:value-type="float">
            <text:p>5.35</text:p>
          </table:table-cell>
          <table:table-cell office:value-type="float" office:value="5888.03184365407" calcext:value-type="float">
            <text:p>5888.03184365407</text:p>
          </table:table-cell>
          <table:table-cell office:value-type="float" office:value="7999.99969136628" calcext:value-type="float">
            <text:p>7999.99969136628</text:p>
          </table:table-cell>
          <table:table-cell office:value-type="float" office:value="8666.66666666608" calcext:value-type="float">
            <text:p>8666.66666666608</text:p>
          </table:table-cell>
          <table:table-cell office:value-type="float" office:value="5886.37170829695" calcext:value-type="float">
            <text:p>5886.37170829695</text:p>
          </table:table-cell>
          <table:table-cell office:value-type="float" office:value="7999.99969136628" calcext:value-type="float">
            <text:p>7999.99969136628</text:p>
          </table:table-cell>
          <table:table-cell office:value-type="float" office:value="8666.66666666608" calcext:value-type="float">
            <text:p>8666.66666666608</text:p>
          </table:table-cell>
        </table:table-row>
        <table:table-row table:style-name="ro1">
          <table:table-cell office:value-type="float" office:value="5.36" calcext:value-type="float">
            <text:p>5.36</text:p>
          </table:table-cell>
          <table:table-cell office:value-type="float" office:value="5889.66817867885" calcext:value-type="float">
            <text:p>5889.66817867885</text:p>
          </table:table-cell>
          <table:table-cell office:value-type="float" office:value="7999.99970346798" calcext:value-type="float">
            <text:p>7999.99970346798</text:p>
          </table:table-cell>
          <table:table-cell office:value-type="float" office:value="8666.66666666612" calcext:value-type="float">
            <text:p>8666.66666666612</text:p>
          </table:table-cell>
          <table:table-cell office:value-type="float" office:value="5888.03184365407" calcext:value-type="float">
            <text:p>5888.03184365407</text:p>
          </table:table-cell>
          <table:table-cell office:value-type="float" office:value="7999.99970346798" calcext:value-type="float">
            <text:p>7999.99970346798</text:p>
          </table:table-cell>
          <table:table-cell office:value-type="float" office:value="8666.66666666612" calcext:value-type="float">
            <text:p>8666.66666666612</text:p>
          </table:table-cell>
        </table:table-row>
        <table:table-row table:style-name="ro1">
          <table:table-cell office:value-type="float" office:value="5.37" calcext:value-type="float">
            <text:p>5.37</text:p>
          </table:table-cell>
          <table:table-cell office:value-type="float" office:value="5891.28104138552" calcext:value-type="float">
            <text:p>5891.28104138552</text:p>
          </table:table-cell>
          <table:table-cell office:value-type="float" office:value="7999.99971509517" calcext:value-type="float">
            <text:p>7999.99971509517</text:p>
          </table:table-cell>
          <table:table-cell office:value-type="float" office:value="8666.66666666615" calcext:value-type="float">
            <text:p>8666.66666666615</text:p>
          </table:table-cell>
          <table:table-cell office:value-type="float" office:value="5889.66817867885" calcext:value-type="float">
            <text:p>5889.66817867885</text:p>
          </table:table-cell>
          <table:table-cell office:value-type="float" office:value="7999.99971509517" calcext:value-type="float">
            <text:p>7999.99971509517</text:p>
          </table:table-cell>
          <table:table-cell office:value-type="float" office:value="8666.66666666615" calcext:value-type="float">
            <text:p>8666.66666666615</text:p>
          </table:table-cell>
        </table:table-row>
        <table:table-row table:style-name="ro1">
          <table:table-cell office:value-type="float" office:value="5.38" calcext:value-type="float">
            <text:p>5.38</text:p>
          </table:table-cell>
          <table:table-cell office:value-type="float" office:value="5892.87075565101" calcext:value-type="float">
            <text:p>5892.87075565101</text:p>
          </table:table-cell>
          <table:table-cell office:value-type="float" office:value="7999.99972626645" calcext:value-type="float">
            <text:p>7999.99972626645</text:p>
          </table:table-cell>
          <table:table-cell office:value-type="float" office:value="8666.66666666618" calcext:value-type="float">
            <text:p>8666.66666666618</text:p>
          </table:table-cell>
          <table:table-cell office:value-type="float" office:value="5891.28104138552" calcext:value-type="float">
            <text:p>5891.28104138552</text:p>
          </table:table-cell>
          <table:table-cell office:value-type="float" office:value="7999.99972626645" calcext:value-type="float">
            <text:p>7999.99972626645</text:p>
          </table:table-cell>
          <table:table-cell office:value-type="float" office:value="8666.66666666618" calcext:value-type="float">
            <text:p>8666.66666666618</text:p>
          </table:table-cell>
        </table:table-row>
        <table:table-row table:style-name="ro1">
          <table:table-cell office:value-type="float" office:value="5.39" calcext:value-type="float">
            <text:p>5.39</text:p>
          </table:table-cell>
          <table:table-cell office:value-type="float" office:value="5894.4376412559" calcext:value-type="float">
            <text:p>5894.4376412559</text:p>
          </table:table-cell>
          <table:table-cell office:value-type="float" office:value="7999.99973699969" calcext:value-type="float">
            <text:p>7999.99973699969</text:p>
          </table:table-cell>
          <table:table-cell office:value-type="float" office:value="8666.66666666622" calcext:value-type="float">
            <text:p>8666.66666666622</text:p>
          </table:table-cell>
          <table:table-cell office:value-type="float" office:value="5892.87075565101" calcext:value-type="float">
            <text:p>5892.87075565101</text:p>
          </table:table-cell>
          <table:table-cell office:value-type="float" office:value="7999.99973699969" calcext:value-type="float">
            <text:p>7999.99973699969</text:p>
          </table:table-cell>
          <table:table-cell office:value-type="float" office:value="8666.66666666622" calcext:value-type="float">
            <text:p>8666.66666666622</text:p>
          </table:table-cell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float" office:value="5895.98201392526" calcext:value-type="float">
            <text:p>5895.98201392526</text:p>
          </table:table-cell>
          <table:table-cell office:value-type="float" office:value="7999.99974731208" calcext:value-type="float">
            <text:p>7999.99974731208</text:p>
          </table:table-cell>
          <table:table-cell office:value-type="float" office:value="8666.66666666624" calcext:value-type="float">
            <text:p>8666.66666666624</text:p>
          </table:table-cell>
          <table:table-cell office:value-type="float" office:value="5894.4376412559" calcext:value-type="float">
            <text:p>5894.4376412559</text:p>
          </table:table-cell>
          <table:table-cell office:value-type="float" office:value="7999.99974731208" calcext:value-type="float">
            <text:p>7999.99974731208</text:p>
          </table:table-cell>
          <table:table-cell office:value-type="float" office:value="8666.66666666624" calcext:value-type="float">
            <text:p>8666.66666666624</text:p>
          </table:table-cell>
        </table:table-row>
        <table:table-row table:style-name="ro1">
          <table:table-cell office:value-type="float" office:value="5.41" calcext:value-type="float">
            <text:p>5.41</text:p>
          </table:table-cell>
          <table:table-cell office:value-type="float" office:value="5897.50418536939" calcext:value-type="float">
            <text:p>5897.50418536939</text:p>
          </table:table-cell>
          <table:table-cell office:value-type="float" office:value="7999.99975722012" calcext:value-type="float">
            <text:p>7999.99975722012</text:p>
          </table:table-cell>
          <table:table-cell office:value-type="float" office:value="8666.66666666627" calcext:value-type="float">
            <text:p>8666.66666666627</text:p>
          </table:table-cell>
          <table:table-cell office:value-type="float" office:value="5895.98201392526" calcext:value-type="float">
            <text:p>5895.98201392526</text:p>
          </table:table-cell>
          <table:table-cell office:value-type="float" office:value="7999.99975722012" calcext:value-type="float">
            <text:p>7999.99975722012</text:p>
          </table:table-cell>
          <table:table-cell office:value-type="float" office:value="8666.66666666627" calcext:value-type="float">
            <text:p>8666.66666666627</text:p>
          </table:table-cell>
        </table:table-row>
        <table:table-row table:style-name="ro1">
          <table:table-cell office:value-type="float" office:value="5.42" calcext:value-type="float">
            <text:p>5.42</text:p>
          </table:table-cell>
          <table:table-cell office:value-type="float" office:value="5899.00446332457" calcext:value-type="float">
            <text:p>5899.00446332457</text:p>
          </table:table-cell>
          <table:table-cell office:value-type="float" office:value="7999.99976673965" calcext:value-type="float">
            <text:p>7999.99976673965</text:p>
          </table:table-cell>
          <table:table-cell office:value-type="float" office:value="8666.66666666629" calcext:value-type="float">
            <text:p>8666.66666666629</text:p>
          </table:table-cell>
          <table:table-cell office:value-type="float" office:value="5897.50418536939" calcext:value-type="float">
            <text:p>5897.50418536939</text:p>
          </table:table-cell>
          <table:table-cell office:value-type="float" office:value="7999.99976673965" calcext:value-type="float">
            <text:p>7999.99976673965</text:p>
          </table:table-cell>
          <table:table-cell office:value-type="float" office:value="8666.66666666629" calcext:value-type="float">
            <text:p>8666.66666666629</text:p>
          </table:table-cell>
        </table:table-row>
        <table:table-row table:style-name="ro1">
          <table:table-cell office:value-type="float" office:value="5.43" calcext:value-type="float">
            <text:p>5.43</text:p>
          </table:table-cell>
          <table:table-cell office:value-type="float" office:value="5900.4831515936" calcext:value-type="float">
            <text:p>5900.4831515936</text:p>
          </table:table-cell>
          <table:table-cell office:value-type="float" office:value="7999.99977588592" calcext:value-type="float">
            <text:p>7999.99977588592</text:p>
          </table:table-cell>
          <table:table-cell office:value-type="float" office:value="8666.66666666632" calcext:value-type="float">
            <text:p>8666.66666666632</text:p>
          </table:table-cell>
          <table:table-cell office:value-type="float" office:value="5899.00446332457" calcext:value-type="float">
            <text:p>5899.00446332457</text:p>
          </table:table-cell>
          <table:table-cell office:value-type="float" office:value="7999.99977588592" calcext:value-type="float">
            <text:p>7999.99977588592</text:p>
          </table:table-cell>
          <table:table-cell office:value-type="float" office:value="8666.66666666632" calcext:value-type="float">
            <text:p>8666.66666666632</text:p>
          </table:table-cell>
        </table:table-row>
        <table:table-row table:style-name="ro1">
          <table:table-cell office:value-type="float" office:value="5.44" calcext:value-type="float">
            <text:p>5.44</text:p>
          </table:table-cell>
          <table:table-cell office:value-type="float" office:value="5901.94055008635" calcext:value-type="float">
            <text:p>5901.94055008635</text:p>
          </table:table-cell>
          <table:table-cell office:value-type="float" office:value="7999.99978467356" calcext:value-type="float">
            <text:p>7999.99978467356</text:p>
          </table:table-cell>
          <table:table-cell office:value-type="float" office:value="8666.66666666634" calcext:value-type="float">
            <text:p>8666.66666666634</text:p>
          </table:table-cell>
          <table:table-cell office:value-type="float" office:value="5900.4831515936" calcext:value-type="float">
            <text:p>5900.4831515936</text:p>
          </table:table-cell>
          <table:table-cell office:value-type="float" office:value="7999.99978467356" calcext:value-type="float">
            <text:p>7999.99978467356</text:p>
          </table:table-cell>
          <table:table-cell office:value-type="float" office:value="8666.66666666634" calcext:value-type="float">
            <text:p>8666.66666666634</text:p>
          </table:table-cell>
        </table:table-row>
        <table:table-row table:style-name="ro1">
          <table:table-cell office:value-type="float" office:value="5.45" calcext:value-type="float">
            <text:p>5.45</text:p>
          </table:table-cell>
          <table:table-cell office:value-type="float" office:value="5903.37695486012" calcext:value-type="float">
            <text:p>5903.37695486012</text:p>
          </table:table-cell>
          <table:table-cell office:value-type="float" office:value="7999.99979311663" calcext:value-type="float">
            <text:p>7999.99979311663</text:p>
          </table:table-cell>
          <table:table-cell office:value-type="float" office:value="8666.66666666636" calcext:value-type="float">
            <text:p>8666.66666666636</text:p>
          </table:table-cell>
          <table:table-cell office:value-type="float" office:value="5901.94055008635" calcext:value-type="float">
            <text:p>5901.94055008635</text:p>
          </table:table-cell>
          <table:table-cell office:value-type="float" office:value="7999.99979311663" calcext:value-type="float">
            <text:p>7999.99979311663</text:p>
          </table:table-cell>
          <table:table-cell office:value-type="float" office:value="8666.66666666636" calcext:value-type="float">
            <text:p>8666.66666666636</text:p>
          </table:table-cell>
        </table:table-row>
        <table:table-row table:style-name="ro1">
          <table:table-cell office:value-type="float" office:value="5.46" calcext:value-type="float">
            <text:p>5.46</text:p>
          </table:table-cell>
          <table:table-cell office:value-type="float" office:value="5904.79265815991" calcext:value-type="float">
            <text:p>5904.79265815991</text:p>
          </table:table-cell>
          <table:table-cell office:value-type="float" office:value="7999.99980122864" calcext:value-type="float">
            <text:p>7999.99980122864</text:p>
          </table:table-cell>
          <table:table-cell office:value-type="float" office:value="8666.66666666638" calcext:value-type="float">
            <text:p>8666.66666666638</text:p>
          </table:table-cell>
          <table:table-cell office:value-type="float" office:value="5903.37695486012" calcext:value-type="float">
            <text:p>5903.37695486012</text:p>
          </table:table-cell>
          <table:table-cell office:value-type="float" office:value="7999.99980122864" calcext:value-type="float">
            <text:p>7999.99980122864</text:p>
          </table:table-cell>
          <table:table-cell office:value-type="float" office:value="8666.66666666638" calcext:value-type="float">
            <text:p>8666.66666666638</text:p>
          </table:table-cell>
        </table:table-row>
        <table:table-row table:style-name="ro1">
          <table:table-cell office:value-type="float" office:value="5.47" calcext:value-type="float">
            <text:p>5.47</text:p>
          </table:table-cell>
          <table:table-cell office:value-type="float" office:value="5906.18794845853" calcext:value-type="float">
            <text:p>5906.18794845853</text:p>
          </table:table-cell>
          <table:table-cell office:value-type="float" office:value="7999.99980902258" calcext:value-type="float">
            <text:p>7999.99980902258</text:p>
          </table:table-cell>
          <table:table-cell office:value-type="float" office:value="8666.6666666664" calcext:value-type="float">
            <text:p>8666.6666666664</text:p>
          </table:table-cell>
          <table:table-cell office:value-type="float" office:value="5904.79265815991" calcext:value-type="float">
            <text:p>5904.79265815991</text:p>
          </table:table-cell>
          <table:table-cell office:value-type="float" office:value="7999.99980902258" calcext:value-type="float">
            <text:p>7999.99980902258</text:p>
          </table:table-cell>
          <table:table-cell office:value-type="float" office:value="8666.6666666664" calcext:value-type="float">
            <text:p>8666.6666666664</text:p>
          </table:table-cell>
        </table:table-row>
        <table:table-row table:style-name="ro1">
          <table:table-cell office:value-type="float" office:value="5.48" calcext:value-type="float">
            <text:p>5.48</text:p>
          </table:table-cell>
          <table:table-cell office:value-type="float" office:value="5907.56311049657" calcext:value-type="float">
            <text:p>5907.56311049657</text:p>
          </table:table-cell>
          <table:table-cell office:value-type="float" office:value="7999.99981651091" calcext:value-type="float">
            <text:p>7999.99981651091</text:p>
          </table:table-cell>
          <table:table-cell office:value-type="float" office:value="8666.66666666642" calcext:value-type="float">
            <text:p>8666.66666666642</text:p>
          </table:table-cell>
          <table:table-cell office:value-type="float" office:value="5906.18794845853" calcext:value-type="float">
            <text:p>5906.18794845853</text:p>
          </table:table-cell>
          <table:table-cell office:value-type="float" office:value="7999.99981651091" calcext:value-type="float">
            <text:p>7999.99981651091</text:p>
          </table:table-cell>
          <table:table-cell office:value-type="float" office:value="8666.66666666642" calcext:value-type="float">
            <text:p>8666.66666666642</text:p>
          </table:table-cell>
        </table:table-row>
        <table:table-row table:style-name="ro1">
          <table:table-cell office:value-type="float" office:value="5.49" calcext:value-type="float">
            <text:p>5.49</text:p>
          </table:table-cell>
          <table:table-cell office:value-type="float" office:value="5908.91842532224" calcext:value-type="float">
            <text:p>5908.91842532224</text:p>
          </table:table-cell>
          <table:table-cell office:value-type="float" office:value="7999.99982370562" calcext:value-type="float">
            <text:p>7999.99982370562</text:p>
          </table:table-cell>
          <table:table-cell office:value-type="float" office:value="8666.66666666643" calcext:value-type="float">
            <text:p>8666.66666666643</text:p>
          </table:table-cell>
          <table:table-cell office:value-type="float" office:value="5907.56311049657" calcext:value-type="float">
            <text:p>5907.56311049657</text:p>
          </table:table-cell>
          <table:table-cell office:value-type="float" office:value="7999.99982370562" calcext:value-type="float">
            <text:p>7999.99982370562</text:p>
          </table:table-cell>
          <table:table-cell office:value-type="float" office:value="8666.66666666643" calcext:value-type="float">
            <text:p>8666.66666666643</text:p>
          </table:table-cell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5910.254170331" calcext:value-type="float">
            <text:p>5910.254170331</text:p>
          </table:table-cell>
          <table:table-cell office:value-type="float" office:value="7999.99983061822" calcext:value-type="float">
            <text:p>7999.99983061822</text:p>
          </table:table-cell>
          <table:table-cell office:value-type="float" office:value="8666.66666666644" calcext:value-type="float">
            <text:p>8666.66666666644</text:p>
          </table:table-cell>
          <table:table-cell office:value-type="float" office:value="5908.91842532224" calcext:value-type="float">
            <text:p>5908.91842532224</text:p>
          </table:table-cell>
          <table:table-cell office:value-type="float" office:value="7999.99983061822" calcext:value-type="float">
            <text:p>7999.99983061822</text:p>
          </table:table-cell>
          <table:table-cell office:value-type="float" office:value="8666.66666666644" calcext:value-type="float">
            <text:p>8666.66666666644</text:p>
          </table:table-cell>
        </table:table-row>
        <table:table-row table:style-name="ro1">
          <table:table-cell office:value-type="float" office:value="5.51" calcext:value-type="float">
            <text:p>5.51</text:p>
          </table:table-cell>
          <table:table-cell office:value-type="float" office:value="5911.57061930506" calcext:value-type="float">
            <text:p>5911.57061930506</text:p>
          </table:table-cell>
          <table:table-cell office:value-type="float" office:value="7999.99983725978" calcext:value-type="float">
            <text:p>7999.99983725978</text:p>
          </table:table-cell>
          <table:table-cell office:value-type="float" office:value="8666.66666666646" calcext:value-type="float">
            <text:p>8666.66666666646</text:p>
          </table:table-cell>
          <table:table-cell office:value-type="float" office:value="5910.254170331" calcext:value-type="float">
            <text:p>5910.254170331</text:p>
          </table:table-cell>
          <table:table-cell office:value-type="float" office:value="7999.99983725978" calcext:value-type="float">
            <text:p>7999.99983725978</text:p>
          </table:table-cell>
          <table:table-cell office:value-type="float" office:value="8666.66666666646" calcext:value-type="float">
            <text:p>8666.66666666646</text:p>
          </table:table-cell>
        </table:table-row>
        <table:table-row table:style-name="ro1">
          <table:table-cell office:value-type="float" office:value="5.52" calcext:value-type="float">
            <text:p>5.52</text:p>
          </table:table-cell>
          <table:table-cell office:value-type="float" office:value="5912.86804245267" calcext:value-type="float">
            <text:p>5912.86804245267</text:p>
          </table:table-cell>
          <table:table-cell office:value-type="float" office:value="7999.99984364091" calcext:value-type="float">
            <text:p>7999.99984364091</text:p>
          </table:table-cell>
          <table:table-cell office:value-type="float" office:value="8666.66666666647" calcext:value-type="float">
            <text:p>8666.66666666647</text:p>
          </table:table-cell>
          <table:table-cell office:value-type="float" office:value="5911.57061930506" calcext:value-type="float">
            <text:p>5911.57061930506</text:p>
          </table:table-cell>
          <table:table-cell office:value-type="float" office:value="7999.99984364091" calcext:value-type="float">
            <text:p>7999.99984364091</text:p>
          </table:table-cell>
          <table:table-cell office:value-type="float" office:value="8666.66666666647" calcext:value-type="float">
            <text:p>8666.66666666647</text:p>
          </table:table-cell>
        </table:table-row>
        <table:table-row table:style-name="ro1">
          <table:table-cell office:value-type="float" office:value="5.53" calcext:value-type="float">
            <text:p>5.53</text:p>
          </table:table-cell>
          <table:table-cell office:value-type="float" office:value="5914.14670644724" calcext:value-type="float">
            <text:p>5914.14670644724</text:p>
          </table:table-cell>
          <table:table-cell office:value-type="float" office:value="7999.99984977184" calcext:value-type="float">
            <text:p>7999.99984977184</text:p>
          </table:table-cell>
          <table:table-cell office:value-type="float" office:value="8666.66666666649" calcext:value-type="float">
            <text:p>8666.66666666649</text:p>
          </table:table-cell>
          <table:table-cell office:value-type="float" office:value="5912.86804245267" calcext:value-type="float">
            <text:p>5912.86804245267</text:p>
          </table:table-cell>
          <table:table-cell office:value-type="float" office:value="7999.99984977184" calcext:value-type="float">
            <text:p>7999.99984977184</text:p>
          </table:table-cell>
          <table:table-cell office:value-type="float" office:value="8666.66666666649" calcext:value-type="float">
            <text:p>8666.66666666649</text:p>
          </table:table-cell>
        </table:table-row>
        <table:table-row table:style-name="ro1">
          <table:table-cell office:value-type="float" office:value="5.54" calcext:value-type="float">
            <text:p>5.54</text:p>
          </table:table-cell>
          <table:table-cell office:value-type="float" office:value="5915.40687446623" calcext:value-type="float">
            <text:p>5915.40687446623</text:p>
          </table:table-cell>
          <table:table-cell office:value-type="float" office:value="7999.99985566237" calcext:value-type="float">
            <text:p>7999.99985566237</text:p>
          </table:table-cell>
          <table:table-cell office:value-type="float" office:value="8666.6666666665" calcext:value-type="float">
            <text:p>8666.6666666665</text:p>
          </table:table-cell>
          <table:table-cell office:value-type="float" office:value="5914.14670644724" calcext:value-type="float">
            <text:p>5914.14670644724</text:p>
          </table:table-cell>
          <table:table-cell office:value-type="float" office:value="7999.99985566237" calcext:value-type="float">
            <text:p>7999.99985566237</text:p>
          </table:table-cell>
          <table:table-cell office:value-type="float" office:value="8666.6666666665" calcext:value-type="float">
            <text:p>8666.6666666665</text:p>
          </table:table-cell>
        </table:table-row>
        <table:table-row table:style-name="ro1">
          <table:table-cell office:value-type="float" office:value="5.55" calcext:value-type="float">
            <text:p>5.55</text:p>
          </table:table-cell>
          <table:table-cell office:value-type="float" office:value="5916.64880622988" calcext:value-type="float">
            <text:p>5916.64880622988</text:p>
          </table:table-cell>
          <table:table-cell office:value-type="float" office:value="7999.99986132193" calcext:value-type="float">
            <text:p>7999.99986132193</text:p>
          </table:table-cell>
          <table:table-cell office:value-type="float" office:value="8666.66666666651" calcext:value-type="float">
            <text:p>8666.66666666651</text:p>
          </table:table-cell>
          <table:table-cell office:value-type="float" office:value="5915.40687446623" calcext:value-type="float">
            <text:p>5915.40687446623</text:p>
          </table:table-cell>
          <table:table-cell office:value-type="float" office:value="7999.99986132193" calcext:value-type="float">
            <text:p>7999.99986132193</text:p>
          </table:table-cell>
          <table:table-cell office:value-type="float" office:value="8666.66666666651" calcext:value-type="float">
            <text:p>8666.66666666651</text:p>
          </table:table-cell>
        </table:table-row>
        <table:table-row table:style-name="ro1">
          <table:table-cell office:value-type="float" office:value="5.56" calcext:value-type="float">
            <text:p>5.56</text:p>
          </table:table-cell>
          <table:table-cell office:value-type="float" office:value="5917.8727580397" calcext:value-type="float">
            <text:p>5917.8727580397</text:p>
          </table:table-cell>
          <table:table-cell office:value-type="float" office:value="7999.99986675957" calcext:value-type="float">
            <text:p>7999.99986675957</text:p>
          </table:table-cell>
          <table:table-cell office:value-type="float" office:value="8666.66666666652" calcext:value-type="float">
            <text:p>8666.66666666652</text:p>
          </table:table-cell>
          <table:table-cell office:value-type="float" office:value="5916.64880622988" calcext:value-type="float">
            <text:p>5916.64880622988</text:p>
          </table:table-cell>
          <table:table-cell office:value-type="float" office:value="7999.99986675957" calcext:value-type="float">
            <text:p>7999.99986675957</text:p>
          </table:table-cell>
          <table:table-cell office:value-type="float" office:value="8666.66666666652" calcext:value-type="float">
            <text:p>8666.66666666652</text:p>
          </table:table-cell>
        </table:table-row>
        <table:table-row table:style-name="ro1">
          <table:table-cell office:value-type="float" office:value="5.57" calcext:value-type="float">
            <text:p>5.57</text:p>
          </table:table-cell>
          <table:table-cell office:value-type="float" office:value="5919.07898281675" calcext:value-type="float">
            <text:p>5919.07898281675</text:p>
          </table:table-cell>
          <table:table-cell office:value-type="float" office:value="7999.99987198401" calcext:value-type="float">
            <text:p>7999.99987198401</text:p>
          </table:table-cell>
          <table:table-cell office:value-type="float" office:value="8666.66666666652" calcext:value-type="float">
            <text:p>8666.66666666652</text:p>
          </table:table-cell>
          <table:table-cell office:value-type="float" office:value="5917.8727580397" calcext:value-type="float">
            <text:p>5917.8727580397</text:p>
          </table:table-cell>
          <table:table-cell office:value-type="float" office:value="7999.99987198401" calcext:value-type="float">
            <text:p>7999.99987198401</text:p>
          </table:table-cell>
          <table:table-cell office:value-type="float" office:value="8666.66666666652" calcext:value-type="float">
            <text:p>8666.66666666652</text:p>
          </table:table-cell>
        </table:table-row>
        <table:table-row table:style-name="ro1">
          <table:table-cell office:value-type="float" office:value="5.58" calcext:value-type="float">
            <text:p>5.58</text:p>
          </table:table-cell>
          <table:table-cell office:value-type="float" office:value="5920.2677301397" calcext:value-type="float">
            <text:p>5920.2677301397</text:p>
          </table:table-cell>
          <table:table-cell office:value-type="float" office:value="7999.99987700358" calcext:value-type="float">
            <text:p>7999.99987700358</text:p>
          </table:table-cell>
          <table:table-cell office:value-type="float" office:value="8666.66666666653" calcext:value-type="float">
            <text:p>8666.66666666653</text:p>
          </table:table-cell>
          <table:table-cell office:value-type="float" office:value="5919.07898281675" calcext:value-type="float">
            <text:p>5919.07898281675</text:p>
          </table:table-cell>
          <table:table-cell office:value-type="float" office:value="7999.99987700358" calcext:value-type="float">
            <text:p>7999.99987700358</text:p>
          </table:table-cell>
          <table:table-cell office:value-type="float" office:value="8666.66666666653" calcext:value-type="float">
            <text:p>8666.66666666653</text:p>
          </table:table-cell>
        </table:table-row>
        <table:table-row table:style-name="ro1">
          <table:table-cell office:value-type="float" office:value="5.59" calcext:value-type="float">
            <text:p>5.59</text:p>
          </table:table-cell>
          <table:table-cell office:value-type="float" office:value="5921.43924628265" calcext:value-type="float">
            <text:p>5921.43924628265</text:p>
          </table:table-cell>
          <table:table-cell office:value-type="float" office:value="7999.99988182634" calcext:value-type="float">
            <text:p>7999.99988182634</text:p>
          </table:table-cell>
          <table:table-cell office:value-type="float" office:value="8666.66666666654" calcext:value-type="float">
            <text:p>8666.66666666654</text:p>
          </table:table-cell>
          <table:table-cell office:value-type="float" office:value="5920.2677301397" calcext:value-type="float">
            <text:p>5920.2677301397</text:p>
          </table:table-cell>
          <table:table-cell office:value-type="float" office:value="7999.99988182634" calcext:value-type="float">
            <text:p>7999.99988182634</text:p>
          </table:table-cell>
          <table:table-cell office:value-type="float" office:value="8666.66666666654" calcext:value-type="float">
            <text:p>8666.66666666654</text:p>
          </table:table-cell>
        </table:table-row>
        <table:table-row table:style-name="ro1">
          <table:table-cell office:value-type="float" office:value="5.6" calcext:value-type="float">
            <text:p>5.6</text:p>
          </table:table-cell>
          <table:table-cell office:value-type="float" office:value="5922.59377425272" calcext:value-type="float">
            <text:p>5922.59377425272</text:p>
          </table:table-cell>
          <table:table-cell office:value-type="float" office:value="7999.99988646" calcext:value-type="float">
            <text:p>7999.99988646</text:p>
          </table:table-cell>
          <table:table-cell office:value-type="float" office:value="8666.66666666655" calcext:value-type="float">
            <text:p>8666.66666666655</text:p>
          </table:table-cell>
          <table:table-cell office:value-type="float" office:value="5921.43924628265" calcext:value-type="float">
            <text:p>5921.43924628265</text:p>
          </table:table-cell>
          <table:table-cell office:value-type="float" office:value="7999.99988646" calcext:value-type="float">
            <text:p>7999.99988646</text:p>
          </table:table-cell>
          <table:table-cell office:value-type="float" office:value="8666.66666666655" calcext:value-type="float">
            <text:p>8666.66666666655</text:p>
          </table:table-cell>
        </table:table-row>
        <table:table-row table:style-name="ro1">
          <table:table-cell office:value-type="float" office:value="5.61" calcext:value-type="float">
            <text:p>5.61</text:p>
          </table:table-cell>
          <table:table-cell office:value-type="float" office:value="5923.73155382743" calcext:value-type="float">
            <text:p>5923.73155382743</text:p>
          </table:table-cell>
          <table:table-cell office:value-type="float" office:value="7999.99989091196" calcext:value-type="float">
            <text:p>7999.99989091196</text:p>
          </table:table-cell>
          <table:table-cell office:value-type="float" office:value="8666.66666666656" calcext:value-type="float">
            <text:p>8666.66666666656</text:p>
          </table:table-cell>
          <table:table-cell office:value-type="float" office:value="5922.59377425272" calcext:value-type="float">
            <text:p>5922.59377425272</text:p>
          </table:table-cell>
          <table:table-cell office:value-type="float" office:value="7999.99989091196" calcext:value-type="float">
            <text:p>7999.99989091196</text:p>
          </table:table-cell>
          <table:table-cell office:value-type="float" office:value="8666.66666666656" calcext:value-type="float">
            <text:p>8666.66666666656</text:p>
          </table:table-cell>
        </table:table-row>
        <table:table-row table:style-name="ro1">
          <table:table-cell office:value-type="float" office:value="5.62" calcext:value-type="float">
            <text:p>5.62</text:p>
          </table:table-cell>
          <table:table-cell office:value-type="float" office:value="5924.85282159176" calcext:value-type="float">
            <text:p>5924.85282159176</text:p>
          </table:table-cell>
          <table:table-cell office:value-type="float" office:value="7999.99989518937" calcext:value-type="float">
            <text:p>7999.99989518937</text:p>
          </table:table-cell>
          <table:table-cell office:value-type="float" office:value="8666.66666666657" calcext:value-type="float">
            <text:p>8666.66666666657</text:p>
          </table:table-cell>
          <table:table-cell office:value-type="float" office:value="5923.73155382743" calcext:value-type="float">
            <text:p>5923.73155382743</text:p>
          </table:table-cell>
          <table:table-cell office:value-type="float" office:value="7999.99989518937" calcext:value-type="float">
            <text:p>7999.99989518937</text:p>
          </table:table-cell>
          <table:table-cell office:value-type="float" office:value="8666.66666666657" calcext:value-type="float">
            <text:p>8666.66666666657</text:p>
          </table:table-cell>
        </table:table-row>
        <table:table-row table:style-name="ro1">
          <table:table-cell office:value-type="float" office:value="5.63" calcext:value-type="float">
            <text:p>5.63</text:p>
          </table:table-cell>
          <table:table-cell office:value-type="float" office:value="5925.95781097507" calcext:value-type="float">
            <text:p>5925.95781097507</text:p>
          </table:table-cell>
          <table:table-cell office:value-type="float" office:value="7999.99989929905" calcext:value-type="float">
            <text:p>7999.99989929905</text:p>
          </table:table-cell>
          <table:table-cell office:value-type="float" office:value="8666.66666666657" calcext:value-type="float">
            <text:p>8666.66666666657</text:p>
          </table:table-cell>
          <table:table-cell office:value-type="float" office:value="5924.85282159176" calcext:value-type="float">
            <text:p>5924.85282159176</text:p>
          </table:table-cell>
          <table:table-cell office:value-type="float" office:value="7999.99989929905" calcext:value-type="float">
            <text:p>7999.99989929905</text:p>
          </table:table-cell>
          <table:table-cell office:value-type="float" office:value="8666.66666666657" calcext:value-type="float">
            <text:p>8666.66666666657</text:p>
          </table:table-cell>
        </table:table-row>
        <table:table-row table:style-name="ro1">
          <table:table-cell office:value-type="float" office:value="5.64" calcext:value-type="float">
            <text:p>5.64</text:p>
          </table:table-cell>
          <table:table-cell office:value-type="float" office:value="5927.04675228763" calcext:value-type="float">
            <text:p>5927.04675228763</text:p>
          </table:table-cell>
          <table:table-cell office:value-type="float" office:value="7999.99990324759" calcext:value-type="float">
            <text:p>7999.99990324759</text:p>
          </table:table-cell>
          <table:table-cell office:value-type="float" office:value="8666.66666666658" calcext:value-type="float">
            <text:p>8666.66666666658</text:p>
          </table:table-cell>
          <table:table-cell office:value-type="float" office:value="5925.95781097507" calcext:value-type="float">
            <text:p>5925.95781097507</text:p>
          </table:table-cell>
          <table:table-cell office:value-type="float" office:value="7999.99990324759" calcext:value-type="float">
            <text:p>7999.99990324759</text:p>
          </table:table-cell>
          <table:table-cell office:value-type="float" office:value="8666.66666666658" calcext:value-type="float">
            <text:p>8666.66666666658</text:p>
          </table:table-cell>
        </table:table-row>
        <table:table-row table:style-name="ro1">
          <table:table-cell office:value-type="float" office:value="5.65" calcext:value-type="float">
            <text:p>5.65</text:p>
          </table:table-cell>
          <table:table-cell office:value-type="float" office:value="5928.11987275704" calcext:value-type="float">
            <text:p>5928.11987275704</text:p>
          </table:table-cell>
          <table:table-cell office:value-type="float" office:value="7999.99990704131" calcext:value-type="float">
            <text:p>7999.99990704131</text:p>
          </table:table-cell>
          <table:table-cell office:value-type="float" office:value="8666.66666666658" calcext:value-type="float">
            <text:p>8666.66666666658</text:p>
          </table:table-cell>
          <table:table-cell office:value-type="float" office:value="5927.04675228763" calcext:value-type="float">
            <text:p>5927.04675228763</text:p>
          </table:table-cell>
          <table:table-cell office:value-type="float" office:value="7999.99990704131" calcext:value-type="float">
            <text:p>7999.99990704131</text:p>
          </table:table-cell>
          <table:table-cell office:value-type="float" office:value="8666.66666666658" calcext:value-type="float">
            <text:p>8666.66666666658</text:p>
          </table:table-cell>
        </table:table-row>
        <table:table-row table:style-name="ro1">
          <table:table-cell office:value-type="float" office:value="5.66" calcext:value-type="float">
            <text:p>5.66</text:p>
          </table:table-cell>
          <table:table-cell office:value-type="float" office:value="5929.17739656427" calcext:value-type="float">
            <text:p>5929.17739656427</text:p>
          </table:table-cell>
          <table:table-cell office:value-type="float" office:value="7999.99991068627" calcext:value-type="float">
            <text:p>7999.99991068627</text:p>
          </table:table-cell>
          <table:table-cell office:value-type="float" office:value="8666.66666666659" calcext:value-type="float">
            <text:p>8666.66666666659</text:p>
          </table:table-cell>
          <table:table-cell office:value-type="float" office:value="5928.11987275704" calcext:value-type="float">
            <text:p>5928.11987275704</text:p>
          </table:table-cell>
          <table:table-cell office:value-type="float" office:value="7999.99991068627" calcext:value-type="float">
            <text:p>7999.99991068627</text:p>
          </table:table-cell>
          <table:table-cell office:value-type="float" office:value="8666.66666666659" calcext:value-type="float">
            <text:p>8666.66666666659</text:p>
          </table:table-cell>
        </table:table-row>
        <table:table-row table:style-name="ro1">
          <table:table-cell office:value-type="float" office:value="5.67" calcext:value-type="float">
            <text:p>5.67</text:p>
          </table:table-cell>
          <table:table-cell office:value-type="float" office:value="5930.21954487948" calcext:value-type="float">
            <text:p>5930.21954487948</text:p>
          </table:table-cell>
          <table:table-cell office:value-type="float" office:value="7999.99991418831" calcext:value-type="float">
            <text:p>7999.99991418831</text:p>
          </table:table-cell>
          <table:table-cell office:value-type="float" office:value="8666.66666666659" calcext:value-type="float">
            <text:p>8666.66666666659</text:p>
          </table:table-cell>
          <table:table-cell office:value-type="float" office:value="5929.17739656427" calcext:value-type="float">
            <text:p>5929.17739656427</text:p>
          </table:table-cell>
          <table:table-cell office:value-type="float" office:value="7999.99991418831" calcext:value-type="float">
            <text:p>7999.99991418831</text:p>
          </table:table-cell>
          <table:table-cell office:value-type="float" office:value="8666.66666666659" calcext:value-type="float">
            <text:p>8666.66666666659</text:p>
          </table:table-cell>
        </table:table-row>
        <table:table-row table:style-name="ro1">
          <table:table-cell office:value-type="float" office:value="5.68" calcext:value-type="float">
            <text:p>5.68</text:p>
          </table:table-cell>
          <table:table-cell office:value-type="float" office:value="5931.2465358976" calcext:value-type="float">
            <text:p>5931.2465358976</text:p>
          </table:table-cell>
          <table:table-cell office:value-type="float" office:value="7999.99991755304" calcext:value-type="float">
            <text:p>7999.99991755304</text:p>
          </table:table-cell>
          <table:table-cell office:value-type="float" office:value="8666.6666666666" calcext:value-type="float">
            <text:p>8666.6666666666</text:p>
          </table:table-cell>
          <table:table-cell office:value-type="float" office:value="5930.21954487948" calcext:value-type="float">
            <text:p>5930.21954487948</text:p>
          </table:table-cell>
          <table:table-cell office:value-type="float" office:value="7999.99991755304" calcext:value-type="float">
            <text:p>7999.99991755304</text:p>
          </table:table-cell>
          <table:table-cell office:value-type="float" office:value="8666.6666666666" calcext:value-type="float">
            <text:p>8666.6666666666</text:p>
          </table:table-cell>
        </table:table-row>
        <table:table-row table:style-name="ro1">
          <table:table-cell office:value-type="float" office:value="5.69" calcext:value-type="float">
            <text:p>5.69</text:p>
          </table:table-cell>
          <table:table-cell office:value-type="float" office:value="5932.25858487359" calcext:value-type="float">
            <text:p>5932.25858487359</text:p>
          </table:table-cell>
          <table:table-cell office:value-type="float" office:value="7999.99992078583" calcext:value-type="float">
            <text:p>7999.99992078583</text:p>
          </table:table-cell>
          <table:table-cell office:value-type="float" office:value="8666.6666666666" calcext:value-type="float">
            <text:p>8666.6666666666</text:p>
          </table:table-cell>
          <table:table-cell office:value-type="float" office:value="5931.2465358976" calcext:value-type="float">
            <text:p>5931.2465358976</text:p>
          </table:table-cell>
          <table:table-cell office:value-type="float" office:value="7999.99992078583" calcext:value-type="float">
            <text:p>7999.99992078583</text:p>
          </table:table-cell>
          <table:table-cell office:value-type="float" office:value="8666.6666666666" calcext:value-type="float">
            <text:p>8666.6666666666</text:p>
          </table:table-cell>
        </table:table-row>
        <table:table-row table:style-name="ro1">
          <table:table-cell office:value-type="float" office:value="5.7" calcext:value-type="float">
            <text:p>5.7</text:p>
          </table:table-cell>
          <table:table-cell office:value-type="float" office:value="5933.25590415743" calcext:value-type="float">
            <text:p>5933.25590415743</text:p>
          </table:table-cell>
          <table:table-cell office:value-type="float" office:value="7999.99992389186" calcext:value-type="float">
            <text:p>7999.99992389186</text:p>
          </table:table-cell>
          <table:table-cell office:value-type="float" office:value="8666.6666666666" calcext:value-type="float">
            <text:p>8666.6666666666</text:p>
          </table:table-cell>
          <table:table-cell office:value-type="float" office:value="5932.25858487359" calcext:value-type="float">
            <text:p>5932.25858487359</text:p>
          </table:table-cell>
          <table:table-cell office:value-type="float" office:value="7999.99992389186" calcext:value-type="float">
            <text:p>7999.99992389186</text:p>
          </table:table-cell>
          <table:table-cell office:value-type="float" office:value="8666.6666666666" calcext:value-type="float">
            <text:p>8666.6666666666</text:p>
          </table:table-cell>
        </table:table-row>
        <table:table-row table:style-name="ro1">
          <table:table-cell office:value-type="float" office:value="5.71" calcext:value-type="float">
            <text:p>5.71</text:p>
          </table:table-cell>
          <table:table-cell office:value-type="float" office:value="5934.23870322889" calcext:value-type="float">
            <text:p>5934.23870322889</text:p>
          </table:table-cell>
          <table:table-cell office:value-type="float" office:value="7999.9999268761" calcext:value-type="float">
            <text:p>7999.9999268761</text:p>
          </table:table-cell>
          <table:table-cell office:value-type="float" office:value="8666.66666666661" calcext:value-type="float">
            <text:p>8666.66666666661</text:p>
          </table:table-cell>
          <table:table-cell office:value-type="float" office:value="5933.25590415743" calcext:value-type="float">
            <text:p>5933.25590415743</text:p>
          </table:table-cell>
          <table:table-cell office:value-type="float" office:value="7999.9999268761" calcext:value-type="float">
            <text:p>7999.9999268761</text:p>
          </table:table-cell>
          <table:table-cell office:value-type="float" office:value="8666.66666666661" calcext:value-type="float">
            <text:p>8666.66666666661</text:p>
          </table:table-cell>
        </table:table-row>
        <table:table-row table:style-name="ro1">
          <table:table-cell office:value-type="float" office:value="5.72" calcext:value-type="float">
            <text:p>5.72</text:p>
          </table:table-cell>
          <table:table-cell office:value-type="float" office:value="5935.20718873192" calcext:value-type="float">
            <text:p>5935.20718873192</text:p>
          </table:table-cell>
          <table:table-cell office:value-type="float" office:value="7999.99992974333" calcext:value-type="float">
            <text:p>7999.99992974333</text:p>
          </table:table-cell>
          <table:table-cell office:value-type="float" office:value="8666.66666666661" calcext:value-type="float">
            <text:p>8666.66666666661</text:p>
          </table:table-cell>
          <table:table-cell office:value-type="float" office:value="5934.23870322889" calcext:value-type="float">
            <text:p>5934.23870322889</text:p>
          </table:table-cell>
          <table:table-cell office:value-type="float" office:value="7999.99992974333" calcext:value-type="float">
            <text:p>7999.99992974333</text:p>
          </table:table-cell>
          <table:table-cell office:value-type="float" office:value="8666.66666666661" calcext:value-type="float">
            <text:p>8666.66666666661</text:p>
          </table:table-cell>
        </table:table-row>
        <table:table-row table:style-name="ro1">
          <table:table-cell office:value-type="float" office:value="5.73" calcext:value-type="float">
            <text:p>5.73</text:p>
          </table:table-cell>
          <table:table-cell office:value-type="float" office:value="5936.16156450888" calcext:value-type="float">
            <text:p>5936.16156450888</text:p>
          </table:table-cell>
          <table:table-cell office:value-type="float" office:value="7999.99993249813" calcext:value-type="float">
            <text:p>7999.99993249813</text:p>
          </table:table-cell>
          <table:table-cell office:value-type="float" office:value="8666.66666666662" calcext:value-type="float">
            <text:p>8666.66666666662</text:p>
          </table:table-cell>
          <table:table-cell office:value-type="float" office:value="5935.20718873192" calcext:value-type="float">
            <text:p>5935.20718873192</text:p>
          </table:table-cell>
          <table:table-cell office:value-type="float" office:value="7999.99993249813" calcext:value-type="float">
            <text:p>7999.99993249813</text:p>
          </table:table-cell>
          <table:table-cell office:value-type="float" office:value="8666.66666666662" calcext:value-type="float">
            <text:p>8666.66666666662</text:p>
          </table:table-cell>
        </table:table-row>
        <table:table-row table:style-name="ro1">
          <table:table-cell office:value-type="float" office:value="5.74" calcext:value-type="float">
            <text:p>5.74</text:p>
          </table:table-cell>
          <table:table-cell office:value-type="float" office:value="5937.10203163437" calcext:value-type="float">
            <text:p>5937.10203163437</text:p>
          </table:table-cell>
          <table:table-cell office:value-type="float" office:value="7999.99993514492" calcext:value-type="float">
            <text:p>7999.99993514492</text:p>
          </table:table-cell>
          <table:table-cell office:value-type="float" office:value="8666.66666666662" calcext:value-type="float">
            <text:p>8666.66666666662</text:p>
          </table:table-cell>
          <table:table-cell office:value-type="float" office:value="5936.16156450888" calcext:value-type="float">
            <text:p>5936.16156450888</text:p>
          </table:table-cell>
          <table:table-cell office:value-type="float" office:value="7999.99993514492" calcext:value-type="float">
            <text:p>7999.99993514492</text:p>
          </table:table-cell>
          <table:table-cell office:value-type="float" office:value="8666.66666666662" calcext:value-type="float">
            <text:p>8666.66666666662</text:p>
          </table:table-cell>
        </table:table-row>
        <table:table-row table:style-name="ro1">
          <table:table-cell office:value-type="float" office:value="5.75" calcext:value-type="float">
            <text:p>5.75</text:p>
          </table:table-cell>
          <table:table-cell office:value-type="float" office:value="5938.02878844886" calcext:value-type="float">
            <text:p>5938.02878844886</text:p>
          </table:table-cell>
          <table:table-cell office:value-type="float" office:value="7999.99993768792" calcext:value-type="float">
            <text:p>7999.99993768792</text:p>
          </table:table-cell>
          <table:table-cell office:value-type="float" office:value="8666.66666666662" calcext:value-type="float">
            <text:p>8666.66666666662</text:p>
          </table:table-cell>
          <table:table-cell office:value-type="float" office:value="5937.10203163437" calcext:value-type="float">
            <text:p>5937.10203163437</text:p>
          </table:table-cell>
          <table:table-cell office:value-type="float" office:value="7999.99993768792" calcext:value-type="float">
            <text:p>7999.99993768792</text:p>
          </table:table-cell>
          <table:table-cell office:value-type="float" office:value="8666.66666666662" calcext:value-type="float">
            <text:p>8666.66666666662</text:p>
          </table:table-cell>
        </table:table-row>
        <table:table-row table:style-name="ro1">
          <table:table-cell office:value-type="float" office:value="5.76" calcext:value-type="float">
            <text:p>5.76</text:p>
          </table:table-cell>
          <table:table-cell office:value-type="float" office:value="5938.94203059198" calcext:value-type="float">
            <text:p>5938.94203059198</text:p>
          </table:table-cell>
          <table:table-cell office:value-type="float" office:value="7999.99994013122" calcext:value-type="float">
            <text:p>7999.99994013122</text:p>
          </table:table-cell>
          <table:table-cell office:value-type="float" office:value="8666.66666666663" calcext:value-type="float">
            <text:p>8666.66666666663</text:p>
          </table:table-cell>
          <table:table-cell office:value-type="float" office:value="5938.02878844886" calcext:value-type="float">
            <text:p>5938.02878844886</text:p>
          </table:table-cell>
          <table:table-cell office:value-type="float" office:value="7999.99994013122" calcext:value-type="float">
            <text:p>7999.99994013122</text:p>
          </table:table-cell>
          <table:table-cell office:value-type="float" office:value="8666.66666666663" calcext:value-type="float">
            <text:p>8666.66666666663</text:p>
          </table:table-cell>
        </table:table-row>
        <table:table-row table:style-name="ro1">
          <table:table-cell office:value-type="float" office:value="5.77" calcext:value-type="float">
            <text:p>5.77</text:p>
          </table:table-cell>
          <table:table-cell office:value-type="float" office:value="5939.84195103555" calcext:value-type="float">
            <text:p>5939.84195103555</text:p>
          </table:table-cell>
          <table:table-cell office:value-type="float" office:value="7999.99994247871" calcext:value-type="float">
            <text:p>7999.99994247871</text:p>
          </table:table-cell>
          <table:table-cell office:value-type="float" office:value="8666.66666666663" calcext:value-type="float">
            <text:p>8666.66666666663</text:p>
          </table:table-cell>
          <table:table-cell office:value-type="float" office:value="5938.94203059198" calcext:value-type="float">
            <text:p>5938.94203059198</text:p>
          </table:table-cell>
          <table:table-cell office:value-type="float" office:value="7999.99994247871" calcext:value-type="float">
            <text:p>7999.99994247871</text:p>
          </table:table-cell>
          <table:table-cell office:value-type="float" office:value="8666.66666666663" calcext:value-type="float">
            <text:p>8666.66666666663</text:p>
          </table:table-cell>
        </table:table-row>
        <table:table-row table:style-name="ro1">
          <table:table-cell office:value-type="float" office:value="5.78" calcext:value-type="float">
            <text:p>5.78</text:p>
          </table:table-cell>
          <table:table-cell office:value-type="float" office:value="5940.72874011629" calcext:value-type="float">
            <text:p>5940.72874011629</text:p>
          </table:table-cell>
          <table:table-cell office:value-type="float" office:value="7999.99994473415" calcext:value-type="float">
            <text:p>7999.99994473415</text:p>
          </table:table-cell>
          <table:table-cell office:value-type="float" office:value="8666.66666666663" calcext:value-type="float">
            <text:p>8666.66666666663</text:p>
          </table:table-cell>
          <table:table-cell office:value-type="float" office:value="5939.84195103555" calcext:value-type="float">
            <text:p>5939.84195103555</text:p>
          </table:table-cell>
          <table:table-cell office:value-type="float" office:value="7999.99994473415" calcext:value-type="float">
            <text:p>7999.99994473415</text:p>
          </table:table-cell>
          <table:table-cell office:value-type="float" office:value="8666.66666666663" calcext:value-type="float">
            <text:p>8666.66666666663</text:p>
          </table:table-cell>
        </table:table-row>
        <table:table-row table:style-name="ro1">
          <table:table-cell office:value-type="float" office:value="5.79" calcext:value-type="float">
            <text:p>5.79</text:p>
          </table:table-cell>
          <table:table-cell office:value-type="float" office:value="5941.6025855683" calcext:value-type="float">
            <text:p>5941.6025855683</text:p>
          </table:table-cell>
          <table:table-cell office:value-type="float" office:value="7999.99994690115" calcext:value-type="float">
            <text:p>7999.99994690115</text:p>
          </table:table-cell>
          <table:table-cell office:value-type="float" office:value="8666.66666666663" calcext:value-type="float">
            <text:p>8666.66666666663</text:p>
          </table:table-cell>
          <table:table-cell office:value-type="float" office:value="5940.72874011629" calcext:value-type="float">
            <text:p>5940.72874011629</text:p>
          </table:table-cell>
          <table:table-cell office:value-type="float" office:value="7999.99994690115" calcext:value-type="float">
            <text:p>7999.99994690115</text:p>
          </table:table-cell>
          <table:table-cell office:value-type="float" office:value="8666.66666666663" calcext:value-type="float">
            <text:p>8666.66666666663</text:p>
          </table:table-cell>
        </table:table-row>
        <table:table-row table:style-name="ro1">
          <table:table-cell office:value-type="float" office:value="5.8" calcext:value-type="float">
            <text:p>5.8</text:p>
          </table:table-cell>
          <table:table-cell office:value-type="float" office:value="5942.46367255515" calcext:value-type="float">
            <text:p>5942.46367255515</text:p>
          </table:table-cell>
          <table:table-cell office:value-type="float" office:value="7999.99994898319" calcext:value-type="float">
            <text:p>7999.99994898319</text:p>
          </table:table-cell>
          <table:table-cell office:value-type="float" office:value="8666.66666666664" calcext:value-type="float">
            <text:p>8666.66666666664</text:p>
          </table:table-cell>
          <table:table-cell office:value-type="float" office:value="5941.6025855683" calcext:value-type="float">
            <text:p>5941.6025855683</text:p>
          </table:table-cell>
          <table:table-cell office:value-type="float" office:value="7999.99994898319" calcext:value-type="float">
            <text:p>7999.99994898319</text:p>
          </table:table-cell>
          <table:table-cell office:value-type="float" office:value="8666.66666666664" calcext:value-type="float">
            <text:p>8666.66666666664</text:p>
          </table:table-cell>
        </table:table-row>
        <table:table-row table:style-name="ro1">
          <table:table-cell office:value-type="float" office:value="5.81" calcext:value-type="float">
            <text:p>5.81</text:p>
          </table:table-cell>
          <table:table-cell office:value-type="float" office:value="5943.3121837018" calcext:value-type="float">
            <text:p>5943.3121837018</text:p>
          </table:table-cell>
          <table:table-cell office:value-type="float" office:value="7999.99995098359" calcext:value-type="float">
            <text:p>7999.99995098359</text:p>
          </table:table-cell>
          <table:table-cell office:value-type="float" office:value="8666.66666666664" calcext:value-type="float">
            <text:p>8666.66666666664</text:p>
          </table:table-cell>
          <table:table-cell office:value-type="float" office:value="5942.46367255515" calcext:value-type="float">
            <text:p>5942.46367255515</text:p>
          </table:table-cell>
          <table:table-cell office:value-type="float" office:value="7999.99995098359" calcext:value-type="float">
            <text:p>7999.99995098359</text:p>
          </table:table-cell>
          <table:table-cell office:value-type="float" office:value="8666.66666666664" calcext:value-type="float">
            <text:p>8666.66666666664</text:p>
          </table:table-cell>
        </table:table-row>
        <table:table-row table:style-name="ro1">
          <table:table-cell office:value-type="float" office:value="5.82" calcext:value-type="float">
            <text:p>5.82</text:p>
          </table:table-cell>
          <table:table-cell office:value-type="float" office:value="5944.14829912609" calcext:value-type="float">
            <text:p>5944.14829912609</text:p>
          </table:table-cell>
          <table:table-cell office:value-type="float" office:value="7999.99995290555" calcext:value-type="float">
            <text:p>7999.99995290555</text:p>
          </table:table-cell>
          <table:table-cell office:value-type="float" office:value="8666.66666666664" calcext:value-type="float">
            <text:p>8666.66666666664</text:p>
          </table:table-cell>
          <table:table-cell office:value-type="float" office:value="5943.3121837018" calcext:value-type="float">
            <text:p>5943.3121837018</text:p>
          </table:table-cell>
          <table:table-cell office:value-type="float" office:value="7999.99995290555" calcext:value-type="float">
            <text:p>7999.99995290555</text:p>
          </table:table-cell>
          <table:table-cell office:value-type="float" office:value="8666.66666666664" calcext:value-type="float">
            <text:p>8666.66666666664</text:p>
          </table:table-cell>
        </table:table-row>
        <table:table-row table:style-name="ro1">
          <table:table-cell office:value-type="float" office:value="5.83" calcext:value-type="float">
            <text:p>5.83</text:p>
          </table:table-cell>
          <table:table-cell office:value-type="float" office:value="5944.97219647004" calcext:value-type="float">
            <text:p>5944.97219647004</text:p>
          </table:table-cell>
          <table:table-cell office:value-type="float" office:value="7999.99995475215" calcext:value-type="float">
            <text:p>7999.99995475215</text:p>
          </table:table-cell>
          <table:table-cell office:value-type="float" office:value="8666.66666666664" calcext:value-type="float">
            <text:p>8666.66666666664</text:p>
          </table:table-cell>
          <table:table-cell office:value-type="float" office:value="5944.14829912609" calcext:value-type="float">
            <text:p>5944.14829912609</text:p>
          </table:table-cell>
          <table:table-cell office:value-type="float" office:value="7999.99995475215" calcext:value-type="float">
            <text:p>7999.99995475215</text:p>
          </table:table-cell>
          <table:table-cell office:value-type="float" office:value="8666.66666666664" calcext:value-type="float">
            <text:p>8666.66666666664</text:p>
          </table:table-cell>
        </table:table-row>
        <table:table-row table:style-name="ro1">
          <table:table-cell office:value-type="float" office:value="5.84" calcext:value-type="float">
            <text:p>5.84</text:p>
          </table:table-cell>
          <table:table-cell office:value-type="float" office:value="5945.78405093084" calcext:value-type="float">
            <text:p>5945.78405093084</text:p>
          </table:table-cell>
          <table:table-cell office:value-type="float" office:value="7999.99995652634" calcext:value-type="float">
            <text:p>7999.99995652634</text:p>
          </table:table-cell>
          <table:table-cell office:value-type="float" office:value="8666.66666666664" calcext:value-type="float">
            <text:p>8666.66666666664</text:p>
          </table:table-cell>
          <table:table-cell office:value-type="float" office:value="5944.97219647004" calcext:value-type="float">
            <text:p>5944.97219647004</text:p>
          </table:table-cell>
          <table:table-cell office:value-type="float" office:value="7999.99995652634" calcext:value-type="float">
            <text:p>7999.99995652634</text:p>
          </table:table-cell>
          <table:table-cell office:value-type="float" office:value="8666.66666666664" calcext:value-type="float">
            <text:p>8666.66666666664</text:p>
          </table:table-cell>
        </table:table-row>
        <table:table-row table:style-name="ro1">
          <table:table-cell office:value-type="float" office:value="5.85" calcext:value-type="float">
            <text:p>5.85</text:p>
          </table:table-cell>
          <table:table-cell office:value-type="float" office:value="5946.58403529147" calcext:value-type="float">
            <text:p>5946.58403529147</text:p>
          </table:table-cell>
          <table:table-cell office:value-type="float" office:value="7999.99995823097" calcext:value-type="float">
            <text:p>7999.99995823097</text:p>
          </table:table-cell>
          <table:table-cell office:value-type="float" office:value="8666.66666666665" calcext:value-type="float">
            <text:p>8666.66666666665</text:p>
          </table:table-cell>
          <table:table-cell office:value-type="float" office:value="5945.78405093084" calcext:value-type="float">
            <text:p>5945.78405093084</text:p>
          </table:table-cell>
          <table:table-cell office:value-type="float" office:value="7999.99995823097" calcext:value-type="float">
            <text:p>7999.99995823097</text:p>
          </table:table-cell>
          <table:table-cell office:value-type="float" office:value="8666.66666666665" calcext:value-type="float">
            <text:p>8666.66666666665</text:p>
          </table:table-cell>
        </table:table-row>
        <table:table-row table:style-name="ro1">
          <table:table-cell office:value-type="float" office:value="5.86" calcext:value-type="float">
            <text:p>5.86</text:p>
          </table:table-cell>
          <table:table-cell office:value-type="float" office:value="5947.37231995111" calcext:value-type="float">
            <text:p>5947.37231995111</text:p>
          </table:table-cell>
          <table:table-cell office:value-type="float" office:value="7999.99995986875" calcext:value-type="float">
            <text:p>7999.99995986875</text:p>
          </table:table-cell>
          <table:table-cell office:value-type="float" office:value="8666.66666666665" calcext:value-type="float">
            <text:p>8666.66666666665</text:p>
          </table:table-cell>
          <table:table-cell office:value-type="float" office:value="5946.58403529147" calcext:value-type="float">
            <text:p>5946.58403529147</text:p>
          </table:table-cell>
          <table:table-cell office:value-type="float" office:value="7999.99995986875" calcext:value-type="float">
            <text:p>7999.99995986875</text:p>
          </table:table-cell>
          <table:table-cell office:value-type="float" office:value="8666.66666666665" calcext:value-type="float">
            <text:p>8666.66666666665</text:p>
          </table:table-cell>
        </table:table-row>
        <table:table-row table:style-name="ro1">
          <table:table-cell office:value-type="float" office:value="5.87" calcext:value-type="float">
            <text:p>5.87</text:p>
          </table:table-cell>
          <table:table-cell office:value-type="float" office:value="5948.14907295525" calcext:value-type="float">
            <text:p>5948.14907295525</text:p>
          </table:table-cell>
          <table:table-cell office:value-type="float" office:value="7999.99996144232" calcext:value-type="float">
            <text:p>7999.99996144232</text:p>
          </table:table-cell>
          <table:table-cell office:value-type="float" office:value="8666.66666666665" calcext:value-type="float">
            <text:p>8666.66666666665</text:p>
          </table:table-cell>
          <table:table-cell office:value-type="float" office:value="5947.37231995111" calcext:value-type="float">
            <text:p>5947.37231995111</text:p>
          </table:table-cell>
          <table:table-cell office:value-type="float" office:value="7999.99996144232" calcext:value-type="float">
            <text:p>7999.99996144232</text:p>
          </table:table-cell>
          <table:table-cell office:value-type="float" office:value="8666.66666666665" calcext:value-type="float">
            <text:p>8666.66666666665</text:p>
          </table:table-cell>
        </table:table-row>
        <table:table-row table:style-name="ro1">
          <table:table-cell office:value-type="float" office:value="5.88" calcext:value-type="float">
            <text:p>5.88</text:p>
          </table:table-cell>
          <table:table-cell office:value-type="float" office:value="5948.91446002543" calcext:value-type="float">
            <text:p>5948.91446002543</text:p>
          </table:table-cell>
          <table:table-cell office:value-type="float" office:value="7999.99996295419" calcext:value-type="float">
            <text:p>7999.99996295419</text:p>
          </table:table-cell>
          <table:table-cell office:value-type="float" office:value="8666.66666666665" calcext:value-type="float">
            <text:p>8666.66666666665</text:p>
          </table:table-cell>
          <table:table-cell office:value-type="float" office:value="5948.14907295525" calcext:value-type="float">
            <text:p>5948.14907295525</text:p>
          </table:table-cell>
          <table:table-cell office:value-type="float" office:value="7999.99996295419" calcext:value-type="float">
            <text:p>7999.99996295419</text:p>
          </table:table-cell>
          <table:table-cell office:value-type="float" office:value="8666.66666666665" calcext:value-type="float">
            <text:p>8666.66666666665</text:p>
          </table:table-cell>
        </table:table-row>
        <table:table-row table:style-name="ro1">
          <table:table-cell office:value-type="float" office:value="5.89" calcext:value-type="float">
            <text:p>5.89</text:p>
          </table:table-cell>
          <table:table-cell office:value-type="float" office:value="5949.66864458875" calcext:value-type="float">
            <text:p>5949.66864458875</text:p>
          </table:table-cell>
          <table:table-cell office:value-type="float" office:value="7999.99996440678" calcext:value-type="float">
            <text:p>7999.99996440678</text:p>
          </table:table-cell>
          <table:table-cell office:value-type="float" office:value="8666.66666666665" calcext:value-type="float">
            <text:p>8666.66666666665</text:p>
          </table:table-cell>
          <table:table-cell office:value-type="float" office:value="5948.91446002543" calcext:value-type="float">
            <text:p>5948.91446002543</text:p>
          </table:table-cell>
          <table:table-cell office:value-type="float" office:value="7999.99996440678" calcext:value-type="float">
            <text:p>7999.99996440678</text:p>
          </table:table-cell>
          <table:table-cell office:value-type="float" office:value="8666.66666666665" calcext:value-type="float">
            <text:p>8666.66666666665</text:p>
          </table:table-cell>
        </table:table-row>
        <table:table-row table:style-name="ro1">
          <table:table-cell office:value-type="float" office:value="5.9" calcext:value-type="float">
            <text:p>5.9</text:p>
          </table:table-cell>
          <table:table-cell office:value-type="float" office:value="5950.41178780706" calcext:value-type="float">
            <text:p>5950.41178780706</text:p>
          </table:table-cell>
          <table:table-cell office:value-type="float" office:value="7999.99996580241" calcext:value-type="float">
            <text:p>7999.99996580241</text:p>
          </table:table-cell>
          <table:table-cell office:value-type="float" office:value="8666.66666666665" calcext:value-type="float">
            <text:p>8666.66666666665</text:p>
          </table:table-cell>
          <table:table-cell office:value-type="float" office:value="5949.66864458875" calcext:value-type="float">
            <text:p>5949.66864458875</text:p>
          </table:table-cell>
          <table:table-cell office:value-type="float" office:value="7999.99996580241" calcext:value-type="float">
            <text:p>7999.99996580241</text:p>
          </table:table-cell>
          <table:table-cell office:value-type="float" office:value="8666.66666666665" calcext:value-type="float">
            <text:p>8666.66666666665</text:p>
          </table:table-cell>
        </table:table-row>
        <table:table-row table:style-name="ro1">
          <table:table-cell office:value-type="float" office:value="5.91" calcext:value-type="float">
            <text:p>5.91</text:p>
          </table:table-cell>
          <table:table-cell office:value-type="float" office:value="5951.14404860591" calcext:value-type="float">
            <text:p>5951.14404860591</text:p>
          </table:table-cell>
          <table:table-cell office:value-type="float" office:value="7999.99996714332" calcext:value-type="float">
            <text:p>7999.99996714332</text:p>
          </table:table-cell>
          <table:table-cell office:value-type="float" office:value="8666.66666666665" calcext:value-type="float">
            <text:p>8666.66666666665</text:p>
          </table:table-cell>
          <table:table-cell office:value-type="float" office:value="5950.41178780706" calcext:value-type="float">
            <text:p>5950.41178780706</text:p>
          </table:table-cell>
          <table:table-cell office:value-type="float" office:value="7999.99996714332" calcext:value-type="float">
            <text:p>7999.99996714332</text:p>
          </table:table-cell>
          <table:table-cell office:value-type="float" office:value="8666.66666666665" calcext:value-type="float">
            <text:p>8666.66666666665</text:p>
          </table:table-cell>
        </table:table-row>
        <table:table-row table:style-name="ro1">
          <table:table-cell office:value-type="float" office:value="5.92" calcext:value-type="float">
            <text:p>5.92</text:p>
          </table:table-cell>
          <table:table-cell office:value-type="float" office:value="5951.86558370311" calcext:value-type="float">
            <text:p>5951.86558370311</text:p>
          </table:table-cell>
          <table:table-cell office:value-type="float" office:value="7999.99996843164" calcext:value-type="float">
            <text:p>7999.99996843164</text:p>
          </table:table-cell>
          <table:table-cell office:value-type="float" office:value="8666.66666666665" calcext:value-type="float">
            <text:p>8666.66666666665</text:p>
          </table:table-cell>
          <table:table-cell office:value-type="float" office:value="5951.14404860591" calcext:value-type="float">
            <text:p>5951.14404860591</text:p>
          </table:table-cell>
          <table:table-cell office:value-type="float" office:value="7999.99996843164" calcext:value-type="float">
            <text:p>7999.99996843164</text:p>
          </table:table-cell>
          <table:table-cell office:value-type="float" office:value="8666.66666666665" calcext:value-type="float">
            <text:p>8666.66666666665</text:p>
          </table:table-cell>
        </table:table-row>
        <table:table-row table:style-name="ro1">
          <table:table-cell office:value-type="float" office:value="5.93" calcext:value-type="float">
            <text:p>5.93</text:p>
          </table:table-cell>
          <table:table-cell office:value-type="float" office:value="5952.57654763704" calcext:value-type="float">
            <text:p>5952.57654763704</text:p>
          </table:table-cell>
          <table:table-cell office:value-type="float" office:value="7999.99996966946" calcext:value-type="float">
            <text:p>7999.99996966946</text:p>
          </table:table-cell>
          <table:table-cell office:value-type="float" office:value="8666.66666666665" calcext:value-type="float">
            <text:p>8666.66666666665</text:p>
          </table:table-cell>
          <table:table-cell office:value-type="float" office:value="5951.86558370311" calcext:value-type="float">
            <text:p>5951.86558370311</text:p>
          </table:table-cell>
          <table:table-cell office:value-type="float" office:value="7999.99996966946" calcext:value-type="float">
            <text:p>7999.99996966946</text:p>
          </table:table-cell>
          <table:table-cell office:value-type="float" office:value="8666.66666666665" calcext:value-type="float">
            <text:p>8666.66666666665</text:p>
          </table:table-cell>
        </table:table-row>
        <table:table-row table:style-name="ro1">
          <table:table-cell office:value-type="float" office:value="5.94" calcext:value-type="float">
            <text:p>5.94</text:p>
          </table:table-cell>
          <table:table-cell office:value-type="float" office:value="5953.27709279472" calcext:value-type="float">
            <text:p>5953.27709279472</text:p>
          </table:table-cell>
          <table:table-cell office:value-type="float" office:value="7999.99997085873" calcext:value-type="float">
            <text:p>7999.99997085873</text:p>
          </table:table-cell>
          <table:table-cell office:value-type="float" office:value="8666.66666666665" calcext:value-type="float">
            <text:p>8666.66666666665</text:p>
          </table:table-cell>
          <table:table-cell office:value-type="float" office:value="5952.57654763704" calcext:value-type="float">
            <text:p>5952.57654763704</text:p>
          </table:table-cell>
          <table:table-cell office:value-type="float" office:value="7999.99997085873" calcext:value-type="float">
            <text:p>7999.99997085873</text:p>
          </table:table-cell>
          <table:table-cell office:value-type="float" office:value="8666.66666666665" calcext:value-type="float">
            <text:p>8666.66666666665</text:p>
          </table:table-cell>
        </table:table-row>
        <table:table-row table:style-name="ro1">
          <table:table-cell office:value-type="float" office:value="5.95" calcext:value-type="float">
            <text:p>5.95</text:p>
          </table:table-cell>
          <table:table-cell office:value-type="float" office:value="5953.96736943951" calcext:value-type="float">
            <text:p>5953.96736943951</text:p>
          </table:table-cell>
          <table:table-cell office:value-type="float" office:value="7999.99997200138" calcext:value-type="float">
            <text:p>7999.99997200138</text:p>
          </table:table-cell>
          <table:table-cell office:value-type="float" office:value="8666.66666666665" calcext:value-type="float">
            <text:p>8666.66666666665</text:p>
          </table:table-cell>
          <table:table-cell office:value-type="float" office:value="5953.27709279472" calcext:value-type="float">
            <text:p>5953.27709279472</text:p>
          </table:table-cell>
          <table:table-cell office:value-type="float" office:value="7999.99997200138" calcext:value-type="float">
            <text:p>7999.99997200138</text:p>
          </table:table-cell>
          <table:table-cell office:value-type="float" office:value="8666.66666666665" calcext:value-type="float">
            <text:p>8666.66666666665</text:p>
          </table:table-cell>
        </table:table-row>
        <table:table-row table:style-name="ro1">
          <table:table-cell office:value-type="float" office:value="5.96" calcext:value-type="float">
            <text:p>5.96</text:p>
          </table:table-cell>
          <table:table-cell office:value-type="float" office:value="5954.64752573856" calcext:value-type="float">
            <text:p>5954.64752573856</text:p>
          </table:table-cell>
          <table:table-cell office:value-type="float" office:value="7999.99997309922" calcext:value-type="float">
            <text:p>7999.99997309922</text:p>
          </table:table-cell>
          <table:table-cell office:value-type="float" office:value="8666.66666666666" calcext:value-type="float">
            <text:p>8666.66666666666</text:p>
          </table:table-cell>
          <table:table-cell office:value-type="float" office:value="5953.96736943951" calcext:value-type="float">
            <text:p>5953.96736943951</text:p>
          </table:table-cell>
          <table:table-cell office:value-type="float" office:value="7999.99997309922" calcext:value-type="float">
            <text:p>7999.99997309922</text:p>
          </table:table-cell>
          <table:table-cell office:value-type="float" office:value="8666.66666666666" calcext:value-type="float">
            <text:p>8666.66666666666</text:p>
          </table:table-cell>
        </table:table-row>
        <table:table-row table:style-name="ro1">
          <table:table-cell office:value-type="float" office:value="5.97" calcext:value-type="float">
            <text:p>5.97</text:p>
          </table:table-cell>
          <table:table-cell office:value-type="float" office:value="5955.31770778996" calcext:value-type="float">
            <text:p>5955.31770778996</text:p>
          </table:table-cell>
          <table:table-cell office:value-type="float" office:value="7999.99997415402" calcext:value-type="float">
            <text:p>7999.99997415402</text:p>
          </table:table-cell>
          <table:table-cell office:value-type="float" office:value="8666.66666666666" calcext:value-type="float">
            <text:p>8666.66666666666</text:p>
          </table:table-cell>
          <table:table-cell office:value-type="float" office:value="5954.64752573856" calcext:value-type="float">
            <text:p>5954.64752573856</text:p>
          </table:table-cell>
          <table:table-cell office:value-type="float" office:value="7999.99997415402" calcext:value-type="float">
            <text:p>7999.99997415402</text:p>
          </table:table-cell>
          <table:table-cell office:value-type="float" office:value="8666.66666666666" calcext:value-type="float">
            <text:p>8666.66666666666</text:p>
          </table:table-cell>
        </table:table-row>
        <table:table-row table:style-name="ro1">
          <table:table-cell office:value-type="float" office:value="5.98" calcext:value-type="float">
            <text:p>5.98</text:p>
          </table:table-cell>
          <table:table-cell office:value-type="float" office:value="5955.9780596496" calcext:value-type="float">
            <text:p>5955.9780596496</text:p>
          </table:table-cell>
          <table:table-cell office:value-type="float" office:value="7999.99997516745" calcext:value-type="float">
            <text:p>7999.99997516745</text:p>
          </table:table-cell>
          <table:table-cell office:value-type="float" office:value="8666.66666666666" calcext:value-type="float">
            <text:p>8666.66666666666</text:p>
          </table:table-cell>
          <table:table-cell office:value-type="float" office:value="5955.31770778996" calcext:value-type="float">
            <text:p>5955.31770778996</text:p>
          </table:table-cell>
          <table:table-cell office:value-type="float" office:value="7999.99997516745" calcext:value-type="float">
            <text:p>7999.99997516745</text:p>
          </table:table-cell>
          <table:table-cell office:value-type="float" office:value="8666.66666666666" calcext:value-type="float">
            <text:p>8666.66666666666</text:p>
          </table:table-cell>
        </table:table-row>
        <table:table-row table:style-name="ro1">
          <table:table-cell office:value-type="float" office:value="5.99" calcext:value-type="float">
            <text:p>5.99</text:p>
          </table:table-cell>
          <table:table-cell office:value-type="float" office:value="5956.62872335777" calcext:value-type="float">
            <text:p>5956.62872335777</text:p>
          </table:table-cell>
          <table:table-cell office:value-type="float" office:value="7999.99997614115" calcext:value-type="float">
            <text:p>7999.99997614115</text:p>
          </table:table-cell>
          <table:table-cell office:value-type="float" office:value="8666.66666666666" calcext:value-type="float">
            <text:p>8666.66666666666</text:p>
          </table:table-cell>
          <table:table-cell office:value-type="float" office:value="5955.9780596496" calcext:value-type="float">
            <text:p>5955.9780596496</text:p>
          </table:table-cell>
          <table:table-cell office:value-type="float" office:value="7999.99997614115" calcext:value-type="float">
            <text:p>7999.99997614115</text:p>
          </table:table-cell>
          <table:table-cell office:value-type="float" office:value="8666.66666666666" calcext:value-type="float">
            <text:p>8666.6666666666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957.26983896538" calcext:value-type="float">
            <text:p>5957.26983896538</text:p>
          </table:table-cell>
          <table:table-cell office:value-type="float" office:value="7999.99997707667" calcext:value-type="float">
            <text:p>7999.99997707667</text:p>
          </table:table-cell>
          <table:table-cell office:value-type="float" office:value="8666.66666666666" calcext:value-type="float">
            <text:p>8666.66666666666</text:p>
          </table:table-cell>
          <table:table-cell office:value-type="float" office:value="5956.62872335777" calcext:value-type="float">
            <text:p>5956.62872335777</text:p>
          </table:table-cell>
          <table:table-cell office:value-type="float" office:value="7999.99997707667" calcext:value-type="float">
            <text:p>7999.99997707667</text:p>
          </table:table-cell>
          <table:table-cell office:value-type="float" office:value="8666.66666666666" calcext:value-type="float">
            <text:p>8666.66666666666</text:p>
          </table:table-cell>
        </table:table-row>
        <table:table-row table:style-name="ro1">
          <table:table-cell office:value-type="float" office:value="6.01" calcext:value-type="float">
            <text:p>6.01</text:p>
          </table:table-cell>
          <table:table-cell office:value-type="float" office:value="5957.90154456006" calcext:value-type="float">
            <text:p>5957.90154456006</text:p>
          </table:table-cell>
          <table:table-cell office:value-type="float" office:value="7999.99997797551" calcext:value-type="float">
            <text:p>7999.99997797551</text:p>
          </table:table-cell>
          <table:table-cell office:value-type="float" office:value="8666.66666666666" calcext:value-type="float">
            <text:p>8666.66666666666</text:p>
          </table:table-cell>
          <table:table-cell office:value-type="float" office:value="5957.26983896538" calcext:value-type="float">
            <text:p>5957.26983896538</text:p>
          </table:table-cell>
          <table:table-cell office:value-type="float" office:value="7999.99997797551" calcext:value-type="float">
            <text:p>7999.99997797551</text:p>
          </table:table-cell>
          <table:table-cell office:value-type="float" office:value="8666.66666666666" calcext:value-type="float">
            <text:p>8666.66666666666</text:p>
          </table:table-cell>
        </table:table-row>
        <table:table-row table:style-name="ro1">
          <table:table-cell office:value-type="float" office:value="6.02" calcext:value-type="float">
            <text:p>6.02</text:p>
          </table:table-cell>
          <table:table-cell office:value-type="float" office:value="5958.52397629178" calcext:value-type="float">
            <text:p>5958.52397629178</text:p>
          </table:table-cell>
          <table:table-cell office:value-type="float" office:value="7999.9999788391" calcext:value-type="float">
            <text:p>7999.9999788391</text:p>
          </table:table-cell>
          <table:table-cell office:value-type="float" office:value="8666.66666666666" calcext:value-type="float">
            <text:p>8666.66666666666</text:p>
          </table:table-cell>
          <table:table-cell office:value-type="float" office:value="5957.90154456006" calcext:value-type="float">
            <text:p>5957.90154456006</text:p>
          </table:table-cell>
          <table:table-cell office:value-type="float" office:value="7999.9999788391" calcext:value-type="float">
            <text:p>7999.9999788391</text:p>
          </table:table-cell>
          <table:table-cell office:value-type="float" office:value="8666.66666666666" calcext:value-type="float">
            <text:p>8666.66666666666</text:p>
          </table:table-cell>
        </table:table-row>
        <table:table-row table:style-name="ro1">
          <table:table-cell office:value-type="float" office:value="6.03" calcext:value-type="float">
            <text:p>6.03</text:p>
          </table:table-cell>
          <table:table-cell office:value-type="float" office:value="5959.13726839835" calcext:value-type="float">
            <text:p>5959.13726839835</text:p>
          </table:table-cell>
          <table:table-cell office:value-type="float" office:value="7999.99997966883" calcext:value-type="float">
            <text:p>7999.99997966883</text:p>
          </table:table-cell>
          <table:table-cell office:value-type="float" office:value="8666.66666666666" calcext:value-type="float">
            <text:p>8666.66666666666</text:p>
          </table:table-cell>
          <table:table-cell office:value-type="float" office:value="5958.52397629178" calcext:value-type="float">
            <text:p>5958.52397629178</text:p>
          </table:table-cell>
          <table:table-cell office:value-type="float" office:value="7999.99997966883" calcext:value-type="float">
            <text:p>7999.99997966883</text:p>
          </table:table-cell>
          <table:table-cell office:value-type="float" office:value="8666.66666666666" calcext:value-type="float">
            <text:p>8666.66666666666</text:p>
          </table:table-cell>
        </table:table-row>
        <table:table-row table:style-name="ro1">
          <table:table-cell office:value-type="float" office:value="6.04" calcext:value-type="float">
            <text:p>6.04</text:p>
          </table:table-cell>
          <table:table-cell office:value-type="float" office:value="5959.74155323058" calcext:value-type="float">
            <text:p>5959.74155323058</text:p>
          </table:table-cell>
          <table:table-cell office:value-type="float" office:value="7999.99998046603" calcext:value-type="float">
            <text:p>7999.99998046603</text:p>
          </table:table-cell>
          <table:table-cell office:value-type="float" office:value="8666.66666666666" calcext:value-type="float">
            <text:p>8666.66666666666</text:p>
          </table:table-cell>
          <table:table-cell office:value-type="float" office:value="5959.13726839835" calcext:value-type="float">
            <text:p>5959.13726839835</text:p>
          </table:table-cell>
          <table:table-cell office:value-type="float" office:value="7999.99998046603" calcext:value-type="float">
            <text:p>7999.99998046603</text:p>
          </table:table-cell>
          <table:table-cell office:value-type="float" office:value="8666.66666666666" calcext:value-type="float">
            <text:p>8666.66666666666</text:p>
          </table:table-cell>
        </table:table-row>
        <table:table-row table:style-name="ro1">
          <table:table-cell office:value-type="float" office:value="6.05" calcext:value-type="float">
            <text:p>6.05</text:p>
          </table:table-cell>
          <table:table-cell office:value-type="float" office:value="5960.33696127708" calcext:value-type="float">
            <text:p>5960.33696127708</text:p>
          </table:table-cell>
          <table:table-cell office:value-type="float" office:value="7999.99998123196" calcext:value-type="float">
            <text:p>7999.99998123196</text:p>
          </table:table-cell>
          <table:table-cell office:value-type="float" office:value="8666.66666666666" calcext:value-type="float">
            <text:p>8666.66666666666</text:p>
          </table:table-cell>
          <table:table-cell office:value-type="float" office:value="5959.74155323058" calcext:value-type="float">
            <text:p>5959.74155323058</text:p>
          </table:table-cell>
          <table:table-cell office:value-type="float" office:value="7999.99998123196" calcext:value-type="float">
            <text:p>7999.99998123196</text:p>
          </table:table-cell>
          <table:table-cell office:value-type="float" office:value="8666.66666666666" calcext:value-type="float">
            <text:p>8666.66666666666</text:p>
          </table:table-cell>
        </table:table-row>
        <table:table-row table:style-name="ro1">
          <table:table-cell office:value-type="float" office:value="6.06" calcext:value-type="float">
            <text:p>6.06</text:p>
          </table:table-cell>
          <table:table-cell office:value-type="float" office:value="5960.92362118894" calcext:value-type="float">
            <text:p>5960.92362118894</text:p>
          </table:table-cell>
          <table:table-cell office:value-type="float" office:value="7999.99998196787" calcext:value-type="float">
            <text:p>7999.99998196787</text:p>
          </table:table-cell>
          <table:table-cell office:value-type="float" office:value="8666.66666666666" calcext:value-type="float">
            <text:p>8666.66666666666</text:p>
          </table:table-cell>
          <table:table-cell office:value-type="float" office:value="5960.33696127708" calcext:value-type="float">
            <text:p>5960.33696127708</text:p>
          </table:table-cell>
          <table:table-cell office:value-type="float" office:value="7999.99998196787" calcext:value-type="float">
            <text:p>7999.99998196787</text:p>
          </table:table-cell>
          <table:table-cell office:value-type="float" office:value="8666.66666666666" calcext:value-type="float">
            <text:p>8666.66666666666</text:p>
          </table:table-cell>
        </table:table-row>
        <table:table-row table:style-name="ro1">
          <table:table-cell office:value-type="float" office:value="6.07" calcext:value-type="float">
            <text:p>6.07</text:p>
          </table:table-cell>
          <table:table-cell office:value-type="float" office:value="5961.50165980399" calcext:value-type="float">
            <text:p>5961.50165980399</text:p>
          </table:table-cell>
          <table:table-cell office:value-type="float" office:value="7999.99998267492" calcext:value-type="float">
            <text:p>7999.99998267492</text:p>
          </table:table-cell>
          <table:table-cell office:value-type="float" office:value="8666.66666666666" calcext:value-type="float">
            <text:p>8666.66666666666</text:p>
          </table:table-cell>
          <table:table-cell office:value-type="float" office:value="5960.92362118894" calcext:value-type="float">
            <text:p>5960.92362118894</text:p>
          </table:table-cell>
          <table:table-cell office:value-type="float" office:value="7999.99998267492" calcext:value-type="float">
            <text:p>7999.99998267492</text:p>
          </table:table-cell>
          <table:table-cell office:value-type="float" office:value="8666.66666666666" calcext:value-type="float">
            <text:p>8666.66666666666</text:p>
          </table:table-cell>
        </table:table-row>
        <table:table-row table:style-name="ro1">
          <table:table-cell office:value-type="float" office:value="6.08" calcext:value-type="float">
            <text:p>6.08</text:p>
          </table:table-cell>
          <table:table-cell office:value-type="float" office:value="5962.0712021709" calcext:value-type="float">
            <text:p>5962.0712021709</text:p>
          </table:table-cell>
          <table:table-cell office:value-type="float" office:value="7999.99998335424" calcext:value-type="float">
            <text:p>7999.99998335424</text:p>
          </table:table-cell>
          <table:table-cell office:value-type="float" office:value="8666.66666666666" calcext:value-type="float">
            <text:p>8666.66666666666</text:p>
          </table:table-cell>
          <table:table-cell office:value-type="float" office:value="5961.50165980399" calcext:value-type="float">
            <text:p>5961.50165980399</text:p>
          </table:table-cell>
          <table:table-cell office:value-type="float" office:value="7999.99998335424" calcext:value-type="float">
            <text:p>7999.99998335424</text:p>
          </table:table-cell>
          <table:table-cell office:value-type="float" office:value="8666.66666666666" calcext:value-type="float">
            <text:p>8666.66666666666</text:p>
          </table:table-cell>
        </table:table-row>
        <table:table-row table:style-name="ro1">
          <table:table-cell office:value-type="float" office:value="6.09" calcext:value-type="float">
            <text:p>6.09</text:p>
          </table:table-cell>
          <table:table-cell office:value-type="float" office:value="5962.63237157287" calcext:value-type="float">
            <text:p>5962.63237157287</text:p>
          </table:table-cell>
          <table:table-cell office:value-type="float" office:value="7999.99998400694" calcext:value-type="float">
            <text:p>7999.99998400694</text:p>
          </table:table-cell>
          <table:table-cell office:value-type="float" office:value="8666.66666666666" calcext:value-type="float">
            <text:p>8666.66666666666</text:p>
          </table:table-cell>
          <table:table-cell office:value-type="float" office:value="5962.0712021709" calcext:value-type="float">
            <text:p>5962.0712021709</text:p>
          </table:table-cell>
          <table:table-cell office:value-type="float" office:value="7999.99998400694" calcext:value-type="float">
            <text:p>7999.99998400694</text:p>
          </table:table-cell>
          <table:table-cell office:value-type="float" office:value="8666.66666666666" calcext:value-type="float">
            <text:p>8666.66666666666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5963.18528955121" calcext:value-type="float">
            <text:p>5963.18528955121</text:p>
          </table:table-cell>
          <table:table-cell office:value-type="float" office:value="7999.99998463403" calcext:value-type="float">
            <text:p>7999.99998463403</text:p>
          </table:table-cell>
          <table:table-cell office:value-type="float" office:value="8666.66666666666" calcext:value-type="float">
            <text:p>8666.66666666666</text:p>
          </table:table-cell>
          <table:table-cell office:value-type="float" office:value="5962.63237157287" calcext:value-type="float">
            <text:p>5962.63237157287</text:p>
          </table:table-cell>
          <table:table-cell office:value-type="float" office:value="7999.99998463403" calcext:value-type="float">
            <text:p>7999.99998463403</text:p>
          </table:table-cell>
          <table:table-cell office:value-type="float" office:value="8666.66666666666" calcext:value-type="float">
            <text:p>8666.66666666666</text:p>
          </table:table-cell>
        </table:table-row>
        <table:table-row table:style-name="ro1">
          <table:table-cell office:value-type="float" office:value="6.11" calcext:value-type="float">
            <text:p>6.11</text:p>
          </table:table-cell>
          <table:table-cell office:value-type="float" office:value="5963.73007592853" calcext:value-type="float">
            <text:p>5963.73007592853</text:p>
          </table:table-cell>
          <table:table-cell office:value-type="float" office:value="7999.99998523654" calcext:value-type="float">
            <text:p>7999.99998523654</text:p>
          </table:table-cell>
          <table:table-cell office:value-type="float" office:value="8666.66666666666" calcext:value-type="float">
            <text:p>8666.66666666666</text:p>
          </table:table-cell>
          <table:table-cell office:value-type="float" office:value="5963.18528955121" calcext:value-type="float">
            <text:p>5963.18528955121</text:p>
          </table:table-cell>
          <table:table-cell office:value-type="float" office:value="7999.99998523654" calcext:value-type="float">
            <text:p>7999.99998523654</text:p>
          </table:table-cell>
          <table:table-cell office:value-type="float" office:value="8666.66666666666" calcext:value-type="float">
            <text:p>8666.66666666666</text:p>
          </table:table-cell>
        </table:table-row>
        <table:table-row table:style-name="ro1">
          <table:table-cell office:value-type="float" office:value="6.12" calcext:value-type="float">
            <text:p>6.12</text:p>
          </table:table-cell>
          <table:table-cell office:value-type="float" office:value="5964.26684883167" calcext:value-type="float">
            <text:p>5964.26684883167</text:p>
          </table:table-cell>
          <table:table-cell office:value-type="float" office:value="7999.99998581542" calcext:value-type="float">
            <text:p>7999.99998581542</text:p>
          </table:table-cell>
          <table:table-cell office:value-type="float" office:value="8666.66666666666" calcext:value-type="float">
            <text:p>8666.66666666666</text:p>
          </table:table-cell>
          <table:table-cell office:value-type="float" office:value="5963.73007592853" calcext:value-type="float">
            <text:p>5963.73007592853</text:p>
          </table:table-cell>
          <table:table-cell office:value-type="float" office:value="7999.99998581542" calcext:value-type="float">
            <text:p>7999.99998581542</text:p>
          </table:table-cell>
          <table:table-cell office:value-type="float" office:value="8666.66666666666" calcext:value-type="float">
            <text:p>8666.66666666666</text:p>
          </table:table-cell>
        </table:table-row>
        <table:table-row table:style-name="ro1">
          <table:table-cell office:value-type="float" office:value="6.13" calcext:value-type="float">
            <text:p>6.13</text:p>
          </table:table-cell>
          <table:table-cell office:value-type="float" office:value="5964.79572471447" calcext:value-type="float">
            <text:p>5964.79572471447</text:p>
          </table:table-cell>
          <table:table-cell office:value-type="float" office:value="7999.99998637161" calcext:value-type="float">
            <text:p>7999.99998637161</text:p>
          </table:table-cell>
          <table:table-cell office:value-type="float" office:value="8666.66666666666" calcext:value-type="float">
            <text:p>8666.66666666666</text:p>
          </table:table-cell>
          <table:table-cell office:value-type="float" office:value="5964.26684883167" calcext:value-type="float">
            <text:p>5964.26684883167</text:p>
          </table:table-cell>
          <table:table-cell office:value-type="float" office:value="7999.99998637161" calcext:value-type="float">
            <text:p>7999.99998637161</text:p>
          </table:table-cell>
          <table:table-cell office:value-type="float" office:value="8666.66666666666" calcext:value-type="float">
            <text:p>8666.66666666666</text:p>
          </table:table-cell>
        </table:table-row>
        <table:table-row table:style-name="ro1">
          <table:table-cell office:value-type="float" office:value="6.14" calcext:value-type="float">
            <text:p>6.14</text:p>
          </table:table-cell>
          <table:table-cell office:value-type="float" office:value="5965.3168183801" calcext:value-type="float">
            <text:p>5965.3168183801</text:p>
          </table:table-cell>
          <table:table-cell office:value-type="float" office:value="7999.99998690598" calcext:value-type="float">
            <text:p>7999.99998690598</text:p>
          </table:table-cell>
          <table:table-cell office:value-type="float" office:value="8666.66666666666" calcext:value-type="float">
            <text:p>8666.66666666666</text:p>
          </table:table-cell>
          <table:table-cell office:value-type="float" office:value="5964.79572471447" calcext:value-type="float">
            <text:p>5964.79572471447</text:p>
          </table:table-cell>
          <table:table-cell office:value-type="float" office:value="7999.99998690598" calcext:value-type="float">
            <text:p>7999.99998690598</text:p>
          </table:table-cell>
          <table:table-cell office:value-type="float" office:value="8666.66666666666" calcext:value-type="float">
            <text:p>8666.66666666666</text:p>
          </table:table-cell>
        </table:table-row>
        <table:table-row table:style-name="ro1">
          <table:table-cell office:value-type="float" office:value="6.15" calcext:value-type="float">
            <text:p>6.15</text:p>
          </table:table-cell>
          <table:table-cell office:value-type="float" office:value="5965.83024300333" calcext:value-type="float">
            <text:p>5965.83024300333</text:p>
          </table:table-cell>
          <table:table-cell office:value-type="float" office:value="7999.99998741941" calcext:value-type="float">
            <text:p>7999.99998741941</text:p>
          </table:table-cell>
          <table:table-cell office:value-type="float" office:value="8666.66666666666" calcext:value-type="float">
            <text:p>8666.66666666666</text:p>
          </table:table-cell>
          <table:table-cell office:value-type="float" office:value="5965.3168183801" calcext:value-type="float">
            <text:p>5965.3168183801</text:p>
          </table:table-cell>
          <table:table-cell office:value-type="float" office:value="7999.99998741941" calcext:value-type="float">
            <text:p>7999.99998741941</text:p>
          </table:table-cell>
          <table:table-cell office:value-type="float" office:value="8666.66666666666" calcext:value-type="float">
            <text:p>8666.66666666666</text:p>
          </table:table-cell>
        </table:table-row>
        <table:table-row table:style-name="ro1">
          <table:table-cell office:value-type="float" office:value="6.16" calcext:value-type="float">
            <text:p>6.16</text:p>
          </table:table-cell>
          <table:table-cell office:value-type="float" office:value="5966.33611015235" calcext:value-type="float">
            <text:p>5966.33611015235</text:p>
          </table:table-cell>
          <table:table-cell office:value-type="float" office:value="7999.9999879127" calcext:value-type="float">
            <text:p>7999.9999879127</text:p>
          </table:table-cell>
          <table:table-cell office:value-type="float" office:value="8666.66666666666" calcext:value-type="float">
            <text:p>8666.66666666666</text:p>
          </table:table-cell>
          <table:table-cell office:value-type="float" office:value="5965.83024300333" calcext:value-type="float">
            <text:p>5965.83024300333</text:p>
          </table:table-cell>
          <table:table-cell office:value-type="float" office:value="7999.9999879127" calcext:value-type="float">
            <text:p>7999.9999879127</text:p>
          </table:table-cell>
          <table:table-cell office:value-type="float" office:value="8666.66666666666" calcext:value-type="float">
            <text:p>8666.66666666666</text:p>
          </table:table-cell>
        </table:table-row>
        <table:table-row table:style-name="ro1">
          <table:table-cell office:value-type="float" office:value="6.17" calcext:value-type="float">
            <text:p>6.17</text:p>
          </table:table-cell>
          <table:table-cell office:value-type="float" office:value="5966.83452981046" calcext:value-type="float">
            <text:p>5966.83452981046</text:p>
          </table:table-cell>
          <table:table-cell office:value-type="float" office:value="7999.99998838665" calcext:value-type="float">
            <text:p>7999.99998838665</text:p>
          </table:table-cell>
          <table:table-cell office:value-type="float" office:value="8666.66666666666" calcext:value-type="float">
            <text:p>8666.66666666666</text:p>
          </table:table-cell>
          <table:table-cell office:value-type="float" office:value="5966.33611015235" calcext:value-type="float">
            <text:p>5966.33611015235</text:p>
          </table:table-cell>
          <table:table-cell office:value-type="float" office:value="7999.99998838665" calcext:value-type="float">
            <text:p>7999.99998838665</text:p>
          </table:table-cell>
          <table:table-cell office:value-type="float" office:value="8666.66666666666" calcext:value-type="float">
            <text:p>8666.66666666666</text:p>
          </table:table-cell>
        </table:table-row>
        <table:table-row table:style-name="ro1">
          <table:table-cell office:value-type="float" office:value="6.18" calcext:value-type="float">
            <text:p>6.18</text:p>
          </table:table-cell>
          <table:table-cell office:value-type="float" office:value="5967.32561039744" calcext:value-type="float">
            <text:p>5967.32561039744</text:p>
          </table:table-cell>
          <table:table-cell office:value-type="float" office:value="7999.99998884202" calcext:value-type="float">
            <text:p>7999.99998884202</text:p>
          </table:table-cell>
          <table:table-cell office:value-type="float" office:value="8666.66666666666" calcext:value-type="float">
            <text:p>8666.66666666666</text:p>
          </table:table-cell>
          <table:table-cell office:value-type="float" office:value="5966.83452981046" calcext:value-type="float">
            <text:p>5966.83452981046</text:p>
          </table:table-cell>
          <table:table-cell office:value-type="float" office:value="7999.99998884202" calcext:value-type="float">
            <text:p>7999.99998884202</text:p>
          </table:table-cell>
          <table:table-cell office:value-type="float" office:value="8666.66666666666" calcext:value-type="float">
            <text:p>8666.66666666666</text:p>
          </table:table-cell>
        </table:table-row>
        <table:table-row table:style-name="ro1">
          <table:table-cell office:value-type="float" office:value="6.19" calcext:value-type="float">
            <text:p>6.19</text:p>
          </table:table-cell>
          <table:table-cell office:value-type="float" office:value="5967.80945879069" calcext:value-type="float">
            <text:p>5967.80945879069</text:p>
          </table:table-cell>
          <table:table-cell office:value-type="float" office:value="7999.99998927953" calcext:value-type="float">
            <text:p>7999.99998927953</text:p>
          </table:table-cell>
          <table:table-cell office:value-type="float" office:value="8666.66666666666" calcext:value-type="float">
            <text:p>8666.66666666666</text:p>
          </table:table-cell>
          <table:table-cell office:value-type="float" office:value="5967.32561039744" calcext:value-type="float">
            <text:p>5967.32561039744</text:p>
          </table:table-cell>
          <table:table-cell office:value-type="float" office:value="7999.99998927953" calcext:value-type="float">
            <text:p>7999.99998927953</text:p>
          </table:table-cell>
          <table:table-cell office:value-type="float" office:value="8666.66666666666" calcext:value-type="float">
            <text:p>8666.66666666666</text:p>
          </table:table-cell>
        </table:table-row>
        <table:table-row table:style-name="ro1">
          <table:table-cell office:value-type="float" office:value="6.2" calcext:value-type="float">
            <text:p>6.2</text:p>
          </table:table-cell>
          <table:table-cell office:value-type="float" office:value="5968.28618034612" calcext:value-type="float">
            <text:p>5968.28618034612</text:p>
          </table:table-cell>
          <table:table-cell office:value-type="float" office:value="7999.99998969988" calcext:value-type="float">
            <text:p>7999.99998969988</text:p>
          </table:table-cell>
          <table:table-cell office:value-type="float" office:value="8666.66666666666" calcext:value-type="float">
            <text:p>8666.66666666666</text:p>
          </table:table-cell>
          <table:table-cell office:value-type="float" office:value="5967.80945879069" calcext:value-type="float">
            <text:p>5967.80945879069</text:p>
          </table:table-cell>
          <table:table-cell office:value-type="float" office:value="7999.99998969988" calcext:value-type="float">
            <text:p>7999.99998969988</text:p>
          </table:table-cell>
          <table:table-cell office:value-type="float" office:value="8666.66666666666" calcext:value-type="float">
            <text:p>8666.66666666666</text:p>
          </table:table-cell>
        </table:table-row>
        <table:table-row table:style-name="ro1">
          <table:table-cell office:value-type="float" office:value="6.21" calcext:value-type="float">
            <text:p>6.21</text:p>
          </table:table-cell>
          <table:table-cell office:value-type="float" office:value="5968.75587891877" calcext:value-type="float">
            <text:p>5968.75587891877</text:p>
          </table:table-cell>
          <table:table-cell office:value-type="float" office:value="7999.99999010376" calcext:value-type="float">
            <text:p>7999.99999010376</text:p>
          </table:table-cell>
          <table:table-cell office:value-type="float" office:value="8666.66666666666" calcext:value-type="float">
            <text:p>8666.66666666666</text:p>
          </table:table-cell>
          <table:table-cell office:value-type="float" office:value="5968.28618034612" calcext:value-type="float">
            <text:p>5968.28618034612</text:p>
          </table:table-cell>
          <table:table-cell office:value-type="float" office:value="7999.99999010376" calcext:value-type="float">
            <text:p>7999.99999010376</text:p>
          </table:table-cell>
          <table:table-cell office:value-type="float" office:value="8666.66666666666" calcext:value-type="float">
            <text:p>8666.66666666666</text:p>
          </table:table-cell>
        </table:table-row>
        <table:table-row table:style-name="ro1">
          <table:table-cell office:value-type="float" office:value="6.22" calcext:value-type="float">
            <text:p>6.22</text:p>
          </table:table-cell>
          <table:table-cell office:value-type="float" office:value="5969.21865688317" calcext:value-type="float">
            <text:p>5969.21865688317</text:p>
          </table:table-cell>
          <table:table-cell office:value-type="float" office:value="7999.99999049179" calcext:value-type="float">
            <text:p>7999.99999049179</text:p>
          </table:table-cell>
          <table:table-cell office:value-type="float" office:value="8666.66666666666" calcext:value-type="float">
            <text:p>8666.66666666666</text:p>
          </table:table-cell>
          <table:table-cell office:value-type="float" office:value="5968.75587891877" calcext:value-type="float">
            <text:p>5968.75587891877</text:p>
          </table:table-cell>
          <table:table-cell office:value-type="float" office:value="7999.99999049179" calcext:value-type="float">
            <text:p>7999.99999049179</text:p>
          </table:table-cell>
          <table:table-cell office:value-type="float" office:value="8666.66666666666" calcext:value-type="float">
            <text:p>8666.66666666666</text:p>
          </table:table-cell>
        </table:table-row>
        <table:table-row table:style-name="ro1">
          <table:table-cell office:value-type="float" office:value="6.23" calcext:value-type="float">
            <text:p>6.23</text:p>
          </table:table-cell>
          <table:table-cell office:value-type="float" office:value="5969.67461515352" calcext:value-type="float">
            <text:p>5969.67461515352</text:p>
          </table:table-cell>
          <table:table-cell office:value-type="float" office:value="7999.99999086462" calcext:value-type="float">
            <text:p>7999.99999086462</text:p>
          </table:table-cell>
          <table:table-cell office:value-type="float" office:value="8666.66666666666" calcext:value-type="float">
            <text:p>8666.66666666666</text:p>
          </table:table-cell>
          <table:table-cell office:value-type="float" office:value="5969.21865688317" calcext:value-type="float">
            <text:p>5969.21865688317</text:p>
          </table:table-cell>
          <table:table-cell office:value-type="float" office:value="7999.99999086462" calcext:value-type="float">
            <text:p>7999.99999086462</text:p>
          </table:table-cell>
          <table:table-cell office:value-type="float" office:value="8666.66666666666" calcext:value-type="float">
            <text:p>8666.66666666666</text:p>
          </table:table-cell>
        </table:table-row>
        <table:table-row table:style-name="ro1">
          <table:table-cell office:value-type="float" office:value="6.24" calcext:value-type="float">
            <text:p>6.24</text:p>
          </table:table-cell>
          <table:table-cell office:value-type="float" office:value="5970.12385320354" calcext:value-type="float">
            <text:p>5970.12385320354</text:p>
          </table:table-cell>
          <table:table-cell office:value-type="float" office:value="7999.99999122282" calcext:value-type="float">
            <text:p>7999.99999122282</text:p>
          </table:table-cell>
          <table:table-cell office:value-type="float" office:value="8666.66666666666" calcext:value-type="float">
            <text:p>8666.66666666666</text:p>
          </table:table-cell>
          <table:table-cell office:value-type="float" office:value="5969.67461515352" calcext:value-type="float">
            <text:p>5969.67461515352</text:p>
          </table:table-cell>
          <table:table-cell office:value-type="float" office:value="7999.99999122282" calcext:value-type="float">
            <text:p>7999.99999122282</text:p>
          </table:table-cell>
          <table:table-cell office:value-type="float" office:value="8666.66666666666" calcext:value-type="float">
            <text:p>8666.66666666666</text:p>
          </table:table-cell>
        </table:table-row>
        <table:table-row table:style-name="ro1">
          <table:table-cell office:value-type="float" office:value="6.25" calcext:value-type="float">
            <text:p>6.25</text:p>
          </table:table-cell>
          <table:table-cell office:value-type="float" office:value="5970.56646908612" calcext:value-type="float">
            <text:p>5970.56646908612</text:p>
          </table:table-cell>
          <table:table-cell office:value-type="float" office:value="7999.99999156698" calcext:value-type="float">
            <text:p>7999.99999156698</text:p>
          </table:table-cell>
          <table:table-cell office:value-type="float" office:value="8666.66666666666" calcext:value-type="float">
            <text:p>8666.66666666666</text:p>
          </table:table-cell>
          <table:table-cell office:value-type="float" office:value="5970.12385320354" calcext:value-type="float">
            <text:p>5970.12385320354</text:p>
          </table:table-cell>
          <table:table-cell office:value-type="float" office:value="7999.99999156698" calcext:value-type="float">
            <text:p>7999.99999156698</text:p>
          </table:table-cell>
          <table:table-cell office:value-type="float" office:value="8666.66666666666" calcext:value-type="float">
            <text:p>8666.66666666666</text:p>
          </table:table-cell>
        </table:table-row>
        <table:table-row table:style-name="ro1">
          <table:table-cell office:value-type="float" office:value="6.26" calcext:value-type="float">
            <text:p>6.26</text:p>
          </table:table-cell>
          <table:table-cell office:value-type="float" office:value="5971.00255945276" calcext:value-type="float">
            <text:p>5971.00255945276</text:p>
          </table:table-cell>
          <table:table-cell office:value-type="float" office:value="7999.99999189764" calcext:value-type="float">
            <text:p>7999.99999189764</text:p>
          </table:table-cell>
          <table:table-cell office:value-type="float" office:value="8666.66666666666" calcext:value-type="float">
            <text:p>8666.66666666666</text:p>
          </table:table-cell>
          <table:table-cell office:value-type="float" office:value="5970.56646908612" calcext:value-type="float">
            <text:p>5970.56646908612</text:p>
          </table:table-cell>
          <table:table-cell office:value-type="float" office:value="7999.99999189764" calcext:value-type="float">
            <text:p>7999.99999189764</text:p>
          </table:table-cell>
          <table:table-cell office:value-type="float" office:value="8666.66666666666" calcext:value-type="float">
            <text:p>8666.66666666666</text:p>
          </table:table-cell>
        </table:table-row>
        <table:table-row table:style-name="ro1">
          <table:table-cell office:value-type="float" office:value="6.27" calcext:value-type="float">
            <text:p>6.27</text:p>
          </table:table-cell>
          <table:table-cell office:value-type="float" office:value="5971.43221957269" calcext:value-type="float">
            <text:p>5971.43221957269</text:p>
          </table:table-cell>
          <table:table-cell office:value-type="float" office:value="7999.99999221534" calcext:value-type="float">
            <text:p>7999.99999221534</text:p>
          </table:table-cell>
          <table:table-cell office:value-type="float" office:value="8666.66666666666" calcext:value-type="float">
            <text:p>8666.66666666666</text:p>
          </table:table-cell>
          <table:table-cell office:value-type="float" office:value="5971.00255945276" calcext:value-type="float">
            <text:p>5971.00255945276</text:p>
          </table:table-cell>
          <table:table-cell office:value-type="float" office:value="7999.99999221534" calcext:value-type="float">
            <text:p>7999.99999221534</text:p>
          </table:table-cell>
          <table:table-cell office:value-type="float" office:value="8666.66666666666" calcext:value-type="float">
            <text:p>8666.66666666666</text:p>
          </table:table-cell>
        </table:table-row>
        <table:table-row table:style-name="ro1">
          <table:table-cell office:value-type="float" office:value="6.28" calcext:value-type="float">
            <text:p>6.28</text:p>
          </table:table-cell>
          <table:table-cell office:value-type="float" office:value="5971.85554335182" calcext:value-type="float">
            <text:p>5971.85554335182</text:p>
          </table:table-cell>
          <table:table-cell office:value-type="float" office:value="7999.99999252058" calcext:value-type="float">
            <text:p>7999.99999252058</text:p>
          </table:table-cell>
          <table:table-cell office:value-type="float" office:value="8666.66666666667" calcext:value-type="float">
            <text:p>8666.66666666667</text:p>
          </table:table-cell>
          <table:table-cell office:value-type="float" office:value="5971.43221957269" calcext:value-type="float">
            <text:p>5971.43221957269</text:p>
          </table:table-cell>
          <table:table-cell office:value-type="float" office:value="7999.99999252058" calcext:value-type="float">
            <text:p>7999.99999252058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6.29" calcext:value-type="float">
            <text:p>6.29</text:p>
          </table:table-cell>
          <table:table-cell office:value-type="float" office:value="5972.27262335145" calcext:value-type="float">
            <text:p>5972.27262335145</text:p>
          </table:table-cell>
          <table:table-cell office:value-type="float" office:value="7999.99999281385" calcext:value-type="float">
            <text:p>7999.99999281385</text:p>
          </table:table-cell>
          <table:table-cell office:value-type="float" office:value="8666.66666666666" calcext:value-type="float">
            <text:p>8666.66666666666</text:p>
          </table:table-cell>
          <table:table-cell office:value-type="float" office:value="5971.85554335182" calcext:value-type="float">
            <text:p>5971.85554335182</text:p>
          </table:table-cell>
          <table:table-cell office:value-type="float" office:value="7999.99999281385" calcext:value-type="float">
            <text:p>7999.99999281385</text:p>
          </table:table-cell>
          <table:table-cell office:value-type="float" office:value="8666.66666666666" calcext:value-type="float">
            <text:p>8666.66666666666</text:p>
          </table:table-cell>
        </table:table-row>
        <table:table-row table:style-name="ro1">
          <table:table-cell office:value-type="float" office:value="6.3" calcext:value-type="float">
            <text:p>6.3</text:p>
          </table:table-cell>
          <table:table-cell office:value-type="float" office:value="5972.68355080671" calcext:value-type="float">
            <text:p>5972.68355080671</text:p>
          </table:table-cell>
          <table:table-cell office:value-type="float" office:value="7999.99999309563" calcext:value-type="float">
            <text:p>7999.99999309563</text:p>
          </table:table-cell>
          <table:table-cell office:value-type="float" office:value="8666.66666666666" calcext:value-type="float">
            <text:p>8666.66666666666</text:p>
          </table:table-cell>
          <table:table-cell office:value-type="float" office:value="5972.27262335145" calcext:value-type="float">
            <text:p>5972.27262335145</text:p>
          </table:table-cell>
          <table:table-cell office:value-type="float" office:value="7999.99999309563" calcext:value-type="float">
            <text:p>7999.99999309563</text:p>
          </table:table-cell>
          <table:table-cell office:value-type="float" office:value="8666.66666666666" calcext:value-type="float">
            <text:p>8666.66666666666</text:p>
          </table:table-cell>
        </table:table-row>
        <table:table-row table:style-name="ro1">
          <table:table-cell office:value-type="float" office:value="6.31" calcext:value-type="float">
            <text:p>6.31</text:p>
          </table:table-cell>
          <table:table-cell office:value-type="float" office:value="5973.08841564482" calcext:value-type="float">
            <text:p>5973.08841564482</text:p>
          </table:table-cell>
          <table:table-cell office:value-type="float" office:value="7999.99999336635" calcext:value-type="float">
            <text:p>7999.99999336635</text:p>
          </table:table-cell>
          <table:table-cell office:value-type="float" office:value="8666.66666666666" calcext:value-type="float">
            <text:p>8666.66666666666</text:p>
          </table:table-cell>
          <table:table-cell office:value-type="float" office:value="5972.68355080671" calcext:value-type="float">
            <text:p>5972.68355080671</text:p>
          </table:table-cell>
          <table:table-cell office:value-type="float" office:value="7999.99999336635" calcext:value-type="float">
            <text:p>7999.99999336635</text:p>
          </table:table-cell>
          <table:table-cell office:value-type="float" office:value="8666.66666666666" calcext:value-type="float">
            <text:p>8666.66666666666</text:p>
          </table:table-cell>
        </table:table-row>
        <table:table-row table:style-name="ro1">
          <table:table-cell office:value-type="float" office:value="6.32" calcext:value-type="float">
            <text:p>6.32</text:p>
          </table:table-cell>
          <table:table-cell office:value-type="float" office:value="5973.48730650307" calcext:value-type="float">
            <text:p>5973.48730650307</text:p>
          </table:table-cell>
          <table:table-cell office:value-type="float" office:value="7999.99999362646" calcext:value-type="float">
            <text:p>7999.99999362646</text:p>
          </table:table-cell>
          <table:table-cell office:value-type="float" office:value="8666.66666666666" calcext:value-type="float">
            <text:p>8666.66666666666</text:p>
          </table:table-cell>
          <table:table-cell office:value-type="float" office:value="5973.08841564482" calcext:value-type="float">
            <text:p>5973.08841564482</text:p>
          </table:table-cell>
          <table:table-cell office:value-type="float" office:value="7999.99999362646" calcext:value-type="float">
            <text:p>7999.99999362646</text:p>
          </table:table-cell>
          <table:table-cell office:value-type="float" office:value="8666.66666666666" calcext:value-type="float">
            <text:p>8666.66666666666</text:p>
          </table:table-cell>
        </table:table-row>
        <table:table-row table:style-name="ro1">
          <table:table-cell office:value-type="float" office:value="6.33" calcext:value-type="float">
            <text:p>6.33</text:p>
          </table:table-cell>
          <table:table-cell office:value-type="float" office:value="5973.8803107466" calcext:value-type="float">
            <text:p>5973.8803107466</text:p>
          </table:table-cell>
          <table:table-cell office:value-type="float" office:value="7999.99999387637" calcext:value-type="float">
            <text:p>7999.99999387637</text:p>
          </table:table-cell>
          <table:table-cell office:value-type="float" office:value="8666.66666666666" calcext:value-type="float">
            <text:p>8666.66666666666</text:p>
          </table:table-cell>
          <table:table-cell office:value-type="float" office:value="5973.48730650307" calcext:value-type="float">
            <text:p>5973.48730650307</text:p>
          </table:table-cell>
          <table:table-cell office:value-type="float" office:value="7999.99999387637" calcext:value-type="float">
            <text:p>7999.99999387637</text:p>
          </table:table-cell>
          <table:table-cell office:value-type="float" office:value="8666.66666666666" calcext:value-type="float">
            <text:p>8666.66666666666</text:p>
          </table:table-cell>
        </table:table-row>
        <table:table-row table:style-name="ro1">
          <table:table-cell office:value-type="float" office:value="6.34" calcext:value-type="float">
            <text:p>6.34</text:p>
          </table:table-cell>
          <table:table-cell office:value-type="float" office:value="5974.267514486" calcext:value-type="float">
            <text:p>5974.267514486</text:p>
          </table:table-cell>
          <table:table-cell office:value-type="float" office:value="7999.99999411648" calcext:value-type="float">
            <text:p>7999.99999411648</text:p>
          </table:table-cell>
          <table:table-cell office:value-type="float" office:value="8666.66666666666" calcext:value-type="float">
            <text:p>8666.66666666666</text:p>
          </table:table-cell>
          <table:table-cell office:value-type="float" office:value="5973.8803107466" calcext:value-type="float">
            <text:p>5973.8803107466</text:p>
          </table:table-cell>
          <table:table-cell office:value-type="float" office:value="7999.99999411648" calcext:value-type="float">
            <text:p>7999.99999411648</text:p>
          </table:table-cell>
          <table:table-cell office:value-type="float" office:value="8666.66666666666" calcext:value-type="float">
            <text:p>8666.66666666666</text:p>
          </table:table-cell>
        </table:table-row>
        <table:table-row table:style-name="ro1">
          <table:table-cell office:value-type="float" office:value="6.35" calcext:value-type="float">
            <text:p>6.35</text:p>
          </table:table-cell>
          <table:table-cell office:value-type="float" office:value="5974.64900259459" calcext:value-type="float">
            <text:p>5974.64900259459</text:p>
          </table:table-cell>
          <table:table-cell office:value-type="float" office:value="7999.99999434718" calcext:value-type="float">
            <text:p>7999.99999434718</text:p>
          </table:table-cell>
          <table:table-cell office:value-type="float" office:value="8666.66666666667" calcext:value-type="float">
            <text:p>8666.66666666667</text:p>
          </table:table-cell>
          <table:table-cell office:value-type="float" office:value="5974.267514486" calcext:value-type="float">
            <text:p>5974.267514486</text:p>
          </table:table-cell>
          <table:table-cell office:value-type="float" office:value="7999.99999434718" calcext:value-type="float">
            <text:p>7999.99999434718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6.36" calcext:value-type="float">
            <text:p>6.36</text:p>
          </table:table-cell>
          <table:table-cell office:value-type="float" office:value="5975.02485872556" calcext:value-type="float">
            <text:p>5975.02485872556</text:p>
          </table:table-cell>
          <table:table-cell office:value-type="float" office:value="7999.99999456883" calcext:value-type="float">
            <text:p>7999.99999456883</text:p>
          </table:table-cell>
          <table:table-cell office:value-type="float" office:value="8666.66666666666" calcext:value-type="float">
            <text:p>8666.66666666666</text:p>
          </table:table-cell>
          <table:table-cell office:value-type="float" office:value="5974.64900259459" calcext:value-type="float">
            <text:p>5974.64900259459</text:p>
          </table:table-cell>
          <table:table-cell office:value-type="float" office:value="7999.99999456883" calcext:value-type="float">
            <text:p>7999.99999456883</text:p>
          </table:table-cell>
          <table:table-cell office:value-type="float" office:value="8666.66666666666" calcext:value-type="float">
            <text:p>8666.66666666666</text:p>
          </table:table-cell>
        </table:table-row>
        <table:table-row table:style-name="ro1">
          <table:table-cell office:value-type="float" office:value="6.37" calcext:value-type="float">
            <text:p>6.37</text:p>
          </table:table-cell>
          <table:table-cell office:value-type="float" office:value="5975.39516532887" calcext:value-type="float">
            <text:p>5975.39516532887</text:p>
          </table:table-cell>
          <table:table-cell office:value-type="float" office:value="7999.99999478179" calcext:value-type="float">
            <text:p>7999.99999478179</text:p>
          </table:table-cell>
          <table:table-cell office:value-type="float" office:value="8666.66666666666" calcext:value-type="float">
            <text:p>8666.66666666666</text:p>
          </table:table-cell>
          <table:table-cell office:value-type="float" office:value="5975.02485872556" calcext:value-type="float">
            <text:p>5975.02485872556</text:p>
          </table:table-cell>
          <table:table-cell office:value-type="float" office:value="7999.99999478179" calcext:value-type="float">
            <text:p>7999.99999478179</text:p>
          </table:table-cell>
          <table:table-cell office:value-type="float" office:value="8666.66666666666" calcext:value-type="float">
            <text:p>8666.66666666666</text:p>
          </table:table-cell>
        </table:table-row>
        <table:table-row table:style-name="ro1">
          <table:table-cell office:value-type="float" office:value="6.38" calcext:value-type="float">
            <text:p>6.38</text:p>
          </table:table-cell>
          <table:table-cell office:value-type="float" office:value="5975.76000366795" calcext:value-type="float">
            <text:p>5975.76000366795</text:p>
          </table:table-cell>
          <table:table-cell office:value-type="float" office:value="7999.9999949864" calcext:value-type="float">
            <text:p>7999.9999949864</text:p>
          </table:table-cell>
          <table:table-cell office:value-type="float" office:value="8666.66666666666" calcext:value-type="float">
            <text:p>8666.66666666666</text:p>
          </table:table-cell>
          <table:table-cell office:value-type="float" office:value="5975.39516532887" calcext:value-type="float">
            <text:p>5975.39516532887</text:p>
          </table:table-cell>
          <table:table-cell office:value-type="float" office:value="7999.9999949864" calcext:value-type="float">
            <text:p>7999.9999949864</text:p>
          </table:table-cell>
          <table:table-cell office:value-type="float" office:value="8666.66666666666" calcext:value-type="float">
            <text:p>8666.66666666666</text:p>
          </table:table-cell>
        </table:table-row>
        <table:table-row table:style-name="ro1">
          <table:table-cell office:value-type="float" office:value="6.39" calcext:value-type="float">
            <text:p>6.39</text:p>
          </table:table-cell>
          <table:table-cell office:value-type="float" office:value="5976.11945383612" calcext:value-type="float">
            <text:p>5976.11945383612</text:p>
          </table:table-cell>
          <table:table-cell office:value-type="float" office:value="7999.99999518298" calcext:value-type="float">
            <text:p>7999.99999518298</text:p>
          </table:table-cell>
          <table:table-cell office:value-type="float" office:value="8666.66666666666" calcext:value-type="float">
            <text:p>8666.66666666666</text:p>
          </table:table-cell>
          <table:table-cell office:value-type="float" office:value="5975.76000366795" calcext:value-type="float">
            <text:p>5975.76000366795</text:p>
          </table:table-cell>
          <table:table-cell office:value-type="float" office:value="7999.99999518298" calcext:value-type="float">
            <text:p>7999.99999518298</text:p>
          </table:table-cell>
          <table:table-cell office:value-type="float" office:value="8666.66666666666" calcext:value-type="float">
            <text:p>8666.66666666666</text:p>
          </table:table-cell>
        </table:table-row>
        <table:table-row table:style-name="ro1">
          <table:table-cell office:value-type="float" office:value="6.4" calcext:value-type="float">
            <text:p>6.4</text:p>
          </table:table-cell>
          <table:table-cell office:value-type="float" office:value="5976.47359477292" calcext:value-type="float">
            <text:p>5976.47359477292</text:p>
          </table:table-cell>
          <table:table-cell office:value-type="float" office:value="7999.99999537186" calcext:value-type="float">
            <text:p>7999.99999537186</text:p>
          </table:table-cell>
          <table:table-cell office:value-type="float" office:value="8666.66666666667" calcext:value-type="float">
            <text:p>8666.66666666667</text:p>
          </table:table-cell>
          <table:table-cell office:value-type="float" office:value="5976.11945383612" calcext:value-type="float">
            <text:p>5976.11945383612</text:p>
          </table:table-cell>
          <table:table-cell office:value-type="float" office:value="7999.99999537186" calcext:value-type="float">
            <text:p>7999.99999537186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6.41" calcext:value-type="float">
            <text:p>6.41</text:p>
          </table:table-cell>
          <table:table-cell office:value-type="float" office:value="5976.82250428011" calcext:value-type="float">
            <text:p>5976.82250428011</text:p>
          </table:table-cell>
          <table:table-cell office:value-type="float" office:value="7999.99999555333" calcext:value-type="float">
            <text:p>7999.99999555333</text:p>
          </table:table-cell>
          <table:table-cell office:value-type="float" office:value="8666.66666666667" calcext:value-type="float">
            <text:p>8666.66666666667</text:p>
          </table:table-cell>
          <table:table-cell office:value-type="float" office:value="5976.47359477292" calcext:value-type="float">
            <text:p>5976.47359477292</text:p>
          </table:table-cell>
          <table:table-cell office:value-type="float" office:value="7999.99999555333" calcext:value-type="float">
            <text:p>7999.99999555333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6.42" calcext:value-type="float">
            <text:p>6.42</text:p>
          </table:table-cell>
          <table:table-cell office:value-type="float" office:value="5977.16625903751" calcext:value-type="float">
            <text:p>5977.16625903751</text:p>
          </table:table-cell>
          <table:table-cell office:value-type="float" office:value="7999.99999572769" calcext:value-type="float">
            <text:p>7999.99999572769</text:p>
          </table:table-cell>
          <table:table-cell office:value-type="float" office:value="8666.66666666667" calcext:value-type="float">
            <text:p>8666.66666666667</text:p>
          </table:table-cell>
          <table:table-cell office:value-type="float" office:value="5976.82250428011" calcext:value-type="float">
            <text:p>5976.82250428011</text:p>
          </table:table-cell>
          <table:table-cell office:value-type="float" office:value="7999.99999572769" calcext:value-type="float">
            <text:p>7999.99999572769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6.43" calcext:value-type="float">
            <text:p>6.43</text:p>
          </table:table-cell>
          <table:table-cell office:value-type="float" office:value="5977.50493461871" calcext:value-type="float">
            <text:p>5977.50493461871</text:p>
          </table:table-cell>
          <table:table-cell office:value-type="float" office:value="7999.99999589521" calcext:value-type="float">
            <text:p>7999.99999589521</text:p>
          </table:table-cell>
          <table:table-cell office:value-type="float" office:value="8666.66666666667" calcext:value-type="float">
            <text:p>8666.66666666667</text:p>
          </table:table-cell>
          <table:table-cell office:value-type="float" office:value="5977.16625903751" calcext:value-type="float">
            <text:p>5977.16625903751</text:p>
          </table:table-cell>
          <table:table-cell office:value-type="float" office:value="7999.99999589521" calcext:value-type="float">
            <text:p>7999.99999589521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6.44" calcext:value-type="float">
            <text:p>6.44</text:p>
          </table:table-cell>
          <table:table-cell office:value-type="float" office:value="5977.83860550642" calcext:value-type="float">
            <text:p>5977.83860550642</text:p>
          </table:table-cell>
          <table:table-cell office:value-type="float" office:value="7999.99999605616" calcext:value-type="float">
            <text:p>7999.99999605616</text:p>
          </table:table-cell>
          <table:table-cell office:value-type="float" office:value="8666.66666666667" calcext:value-type="float">
            <text:p>8666.66666666667</text:p>
          </table:table-cell>
          <table:table-cell office:value-type="float" office:value="5977.50493461871" calcext:value-type="float">
            <text:p>5977.50493461871</text:p>
          </table:table-cell>
          <table:table-cell office:value-type="float" office:value="7999.99999605616" calcext:value-type="float">
            <text:p>7999.99999605616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6.45" calcext:value-type="float">
            <text:p>6.45</text:p>
          </table:table-cell>
          <table:table-cell office:value-type="float" office:value="5978.16734510777" calcext:value-type="float">
            <text:p>5978.16734510777</text:p>
          </table:table-cell>
          <table:table-cell office:value-type="float" office:value="7999.9999962108" calcext:value-type="float">
            <text:p>7999.9999962108</text:p>
          </table:table-cell>
          <table:table-cell office:value-type="float" office:value="8666.66666666667" calcext:value-type="float">
            <text:p>8666.66666666667</text:p>
          </table:table-cell>
          <table:table-cell office:value-type="float" office:value="5977.83860550642" calcext:value-type="float">
            <text:p>5977.83860550642</text:p>
          </table:table-cell>
          <table:table-cell office:value-type="float" office:value="7999.9999962108" calcext:value-type="float">
            <text:p>7999.9999962108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6.46" calcext:value-type="float">
            <text:p>6.46</text:p>
          </table:table-cell>
          <table:table-cell office:value-type="float" office:value="5978.49122576934" calcext:value-type="float">
            <text:p>5978.49122576934</text:p>
          </table:table-cell>
          <table:table-cell office:value-type="float" office:value="7999.99999635938" calcext:value-type="float">
            <text:p>7999.99999635938</text:p>
          </table:table-cell>
          <table:table-cell office:value-type="float" office:value="8666.66666666667" calcext:value-type="float">
            <text:p>8666.66666666667</text:p>
          </table:table-cell>
          <table:table-cell office:value-type="float" office:value="5978.16734510777" calcext:value-type="float">
            <text:p>5978.16734510777</text:p>
          </table:table-cell>
          <table:table-cell office:value-type="float" office:value="7999.99999635938" calcext:value-type="float">
            <text:p>7999.99999635938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6.47" calcext:value-type="float">
            <text:p>6.47</text:p>
          </table:table-cell>
          <table:table-cell office:value-type="float" office:value="5978.81031879199" calcext:value-type="float">
            <text:p>5978.81031879199</text:p>
          </table:table-cell>
          <table:table-cell office:value-type="float" office:value="7999.99999650213" calcext:value-type="float">
            <text:p>7999.99999650213</text:p>
          </table:table-cell>
          <table:table-cell office:value-type="float" office:value="8666.66666666667" calcext:value-type="float">
            <text:p>8666.66666666667</text:p>
          </table:table-cell>
          <table:table-cell office:value-type="float" office:value="5978.49122576934" calcext:value-type="float">
            <text:p>5978.49122576934</text:p>
          </table:table-cell>
          <table:table-cell office:value-type="float" office:value="7999.99999650213" calcext:value-type="float">
            <text:p>7999.99999650213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6.48" calcext:value-type="float">
            <text:p>6.48</text:p>
          </table:table-cell>
          <table:table-cell office:value-type="float" office:value="5979.12469444551" calcext:value-type="float">
            <text:p>5979.12469444551</text:p>
          </table:table-cell>
          <table:table-cell office:value-type="float" office:value="7999.99999663928" calcext:value-type="float">
            <text:p>7999.99999663928</text:p>
          </table:table-cell>
          <table:table-cell office:value-type="float" office:value="8666.66666666667" calcext:value-type="float">
            <text:p>8666.66666666667</text:p>
          </table:table-cell>
          <table:table-cell office:value-type="float" office:value="5978.81031879199" calcext:value-type="float">
            <text:p>5978.81031879199</text:p>
          </table:table-cell>
          <table:table-cell office:value-type="float" office:value="7999.99999663928" calcext:value-type="float">
            <text:p>7999.99999663928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6.49" calcext:value-type="float">
            <text:p>6.49</text:p>
          </table:table-cell>
          <table:table-cell office:value-type="float" office:value="5979.43442198311" calcext:value-type="float">
            <text:p>5979.43442198311</text:p>
          </table:table-cell>
          <table:table-cell office:value-type="float" office:value="7999.99999677106" calcext:value-type="float">
            <text:p>7999.99999677106</text:p>
          </table:table-cell>
          <table:table-cell office:value-type="float" office:value="8666.66666666667" calcext:value-type="float">
            <text:p>8666.66666666667</text:p>
          </table:table-cell>
          <table:table-cell office:value-type="float" office:value="5979.12469444551" calcext:value-type="float">
            <text:p>5979.12469444551</text:p>
          </table:table-cell>
          <table:table-cell office:value-type="float" office:value="7999.99999677106" calcext:value-type="float">
            <text:p>7999.99999677106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5979.73956965567" calcext:value-type="float">
            <text:p>5979.73956965567</text:p>
          </table:table-cell>
          <table:table-cell office:value-type="float" office:value="7999.99999689766" calcext:value-type="float">
            <text:p>7999.99999689766</text:p>
          </table:table-cell>
          <table:table-cell office:value-type="float" office:value="8666.66666666667" calcext:value-type="float">
            <text:p>8666.66666666667</text:p>
          </table:table-cell>
          <table:table-cell office:value-type="float" office:value="5979.43442198311" calcext:value-type="float">
            <text:p>5979.43442198311</text:p>
          </table:table-cell>
          <table:table-cell office:value-type="float" office:value="7999.99999689766" calcext:value-type="float">
            <text:p>7999.99999689766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6.51" calcext:value-type="float">
            <text:p>6.51</text:p>
          </table:table-cell>
          <table:table-cell office:value-type="float" office:value="5980.04020472582" calcext:value-type="float">
            <text:p>5980.04020472582</text:p>
          </table:table-cell>
          <table:table-cell office:value-type="float" office:value="7999.99999701931" calcext:value-type="float">
            <text:p>7999.99999701931</text:p>
          </table:table-cell>
          <table:table-cell office:value-type="float" office:value="8666.66666666667" calcext:value-type="float">
            <text:p>8666.66666666667</text:p>
          </table:table-cell>
          <table:table-cell office:value-type="float" office:value="5979.73956965567" calcext:value-type="float">
            <text:p>5979.73956965567</text:p>
          </table:table-cell>
          <table:table-cell office:value-type="float" office:value="7999.99999701931" calcext:value-type="float">
            <text:p>7999.99999701931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6.52" calcext:value-type="float">
            <text:p>6.52</text:p>
          </table:table-cell>
          <table:table-cell office:value-type="float" office:value="5980.33639348184" calcext:value-type="float">
            <text:p>5980.33639348184</text:p>
          </table:table-cell>
          <table:table-cell office:value-type="float" office:value="7999.99999713618" calcext:value-type="float">
            <text:p>7999.99999713618</text:p>
          </table:table-cell>
          <table:table-cell office:value-type="float" office:value="8666.66666666667" calcext:value-type="float">
            <text:p>8666.66666666667</text:p>
          </table:table-cell>
          <table:table-cell office:value-type="float" office:value="5980.04020472582" calcext:value-type="float">
            <text:p>5980.04020472582</text:p>
          </table:table-cell>
          <table:table-cell office:value-type="float" office:value="7999.99999713618" calcext:value-type="float">
            <text:p>7999.99999713618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6.53" calcext:value-type="float">
            <text:p>6.53</text:p>
          </table:table-cell>
          <table:table-cell office:value-type="float" office:value="5980.6282012514" calcext:value-type="float">
            <text:p>5980.6282012514</text:p>
          </table:table-cell>
          <table:table-cell office:value-type="float" office:value="7999.99999724848" calcext:value-type="float">
            <text:p>7999.99999724848</text:p>
          </table:table-cell>
          <table:table-cell office:value-type="float" office:value="8666.66666666667" calcext:value-type="float">
            <text:p>8666.66666666667</text:p>
          </table:table-cell>
          <table:table-cell office:value-type="float" office:value="5980.33639348184" calcext:value-type="float">
            <text:p>5980.33639348184</text:p>
          </table:table-cell>
          <table:table-cell office:value-type="float" office:value="7999.99999724848" calcext:value-type="float">
            <text:p>7999.99999724848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6.54" calcext:value-type="float">
            <text:p>6.54</text:p>
          </table:table-cell>
          <table:table-cell office:value-type="float" office:value="5980.91569241505" calcext:value-type="float">
            <text:p>5980.91569241505</text:p>
          </table:table-cell>
          <table:table-cell office:value-type="float" office:value="7999.99999735636" calcext:value-type="float">
            <text:p>7999.99999735636</text:p>
          </table:table-cell>
          <table:table-cell office:value-type="float" office:value="8666.66666666667" calcext:value-type="float">
            <text:p>8666.66666666667</text:p>
          </table:table-cell>
          <table:table-cell office:value-type="float" office:value="5980.6282012514" calcext:value-type="float">
            <text:p>5980.6282012514</text:p>
          </table:table-cell>
          <table:table-cell office:value-type="float" office:value="7999.99999735636" calcext:value-type="float">
            <text:p>7999.99999735636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6.55" calcext:value-type="float">
            <text:p>6.55</text:p>
          </table:table-cell>
          <table:table-cell office:value-type="float" office:value="5981.19893041961" calcext:value-type="float">
            <text:p>5981.19893041961</text:p>
          </table:table-cell>
          <table:table-cell office:value-type="float" office:value="7999.99999746002" calcext:value-type="float">
            <text:p>7999.99999746002</text:p>
          </table:table-cell>
          <table:table-cell office:value-type="float" office:value="8666.66666666667" calcext:value-type="float">
            <text:p>8666.66666666667</text:p>
          </table:table-cell>
          <table:table-cell office:value-type="float" office:value="5980.91569241505" calcext:value-type="float">
            <text:p>5980.91569241505</text:p>
          </table:table-cell>
          <table:table-cell office:value-type="float" office:value="7999.99999746002" calcext:value-type="float">
            <text:p>7999.99999746002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6.56" calcext:value-type="float">
            <text:p>6.56</text:p>
          </table:table-cell>
          <table:table-cell office:value-type="float" office:value="5981.47797779134" calcext:value-type="float">
            <text:p>5981.47797779134</text:p>
          </table:table-cell>
          <table:table-cell office:value-type="float" office:value="7999.99999755962" calcext:value-type="float">
            <text:p>7999.99999755962</text:p>
          </table:table-cell>
          <table:table-cell office:value-type="float" office:value="8666.66666666667" calcext:value-type="float">
            <text:p>8666.66666666667</text:p>
          </table:table-cell>
          <table:table-cell office:value-type="float" office:value="5981.19893041961" calcext:value-type="float">
            <text:p>5981.19893041961</text:p>
          </table:table-cell>
          <table:table-cell office:value-type="float" office:value="7999.99999755962" calcext:value-type="float">
            <text:p>7999.99999755962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6.57" calcext:value-type="float">
            <text:p>6.57</text:p>
          </table:table-cell>
          <table:table-cell office:value-type="float" office:value="5981.75289614893" calcext:value-type="float">
            <text:p>5981.75289614893</text:p>
          </table:table-cell>
          <table:table-cell office:value-type="float" office:value="7999.99999765531" calcext:value-type="float">
            <text:p>7999.99999765531</text:p>
          </table:table-cell>
          <table:table-cell office:value-type="float" office:value="8666.66666666667" calcext:value-type="float">
            <text:p>8666.66666666667</text:p>
          </table:table-cell>
          <table:table-cell office:value-type="float" office:value="5981.47797779134" calcext:value-type="float">
            <text:p>5981.47797779134</text:p>
          </table:table-cell>
          <table:table-cell office:value-type="float" office:value="7999.99999765531" calcext:value-type="float">
            <text:p>7999.99999765531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6.58" calcext:value-type="float">
            <text:p>6.58</text:p>
          </table:table-cell>
          <table:table-cell office:value-type="float" office:value="5982.02374621634" calcext:value-type="float">
            <text:p>5982.02374621634</text:p>
          </table:table-cell>
          <table:table-cell office:value-type="float" office:value="7999.99999774724" calcext:value-type="float">
            <text:p>7999.99999774724</text:p>
          </table:table-cell>
          <table:table-cell office:value-type="float" office:value="8666.66666666667" calcext:value-type="float">
            <text:p>8666.66666666667</text:p>
          </table:table-cell>
          <table:table-cell office:value-type="float" office:value="5981.75289614893" calcext:value-type="float">
            <text:p>5981.75289614893</text:p>
          </table:table-cell>
          <table:table-cell office:value-type="float" office:value="7999.99999774724" calcext:value-type="float">
            <text:p>7999.99999774724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6.59" calcext:value-type="float">
            <text:p>6.59</text:p>
          </table:table-cell>
          <table:table-cell office:value-type="float" office:value="5982.29058783547" calcext:value-type="float">
            <text:p>5982.29058783547</text:p>
          </table:table-cell>
          <table:table-cell office:value-type="float" office:value="7999.99999783557" calcext:value-type="float">
            <text:p>7999.99999783557</text:p>
          </table:table-cell>
          <table:table-cell office:value-type="float" office:value="8666.66666666667" calcext:value-type="float">
            <text:p>8666.66666666667</text:p>
          </table:table-cell>
          <table:table-cell office:value-type="float" office:value="5982.02374621634" calcext:value-type="float">
            <text:p>5982.02374621634</text:p>
          </table:table-cell>
          <table:table-cell office:value-type="float" office:value="7999.99999783557" calcext:value-type="float">
            <text:p>7999.99999783557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6.6" calcext:value-type="float">
            <text:p>6.6</text:p>
          </table:table-cell>
          <table:table-cell office:value-type="float" office:value="5982.55347997863" calcext:value-type="float">
            <text:p>5982.55347997863</text:p>
          </table:table-cell>
          <table:table-cell office:value-type="float" office:value="7999.99999792044" calcext:value-type="float">
            <text:p>7999.99999792044</text:p>
          </table:table-cell>
          <table:table-cell office:value-type="float" office:value="8666.66666666667" calcext:value-type="float">
            <text:p>8666.66666666667</text:p>
          </table:table-cell>
          <table:table-cell office:value-type="float" office:value="5982.29058783547" calcext:value-type="float">
            <text:p>5982.29058783547</text:p>
          </table:table-cell>
          <table:table-cell office:value-type="float" office:value="7999.99999792044" calcext:value-type="float">
            <text:p>7999.99999792044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6.61" calcext:value-type="float">
            <text:p>6.61</text:p>
          </table:table-cell>
          <table:table-cell office:value-type="float" office:value="5982.81248076084" calcext:value-type="float">
            <text:p>5982.81248076084</text:p>
          </table:table-cell>
          <table:table-cell office:value-type="float" office:value="7999.99999800198" calcext:value-type="float">
            <text:p>7999.99999800198</text:p>
          </table:table-cell>
          <table:table-cell office:value-type="float" office:value="8666.66666666667" calcext:value-type="float">
            <text:p>8666.66666666667</text:p>
          </table:table-cell>
          <table:table-cell office:value-type="float" office:value="5982.55347997863" calcext:value-type="float">
            <text:p>5982.55347997863</text:p>
          </table:table-cell>
          <table:table-cell office:value-type="float" office:value="7999.99999800198" calcext:value-type="float">
            <text:p>7999.99999800198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6.62" calcext:value-type="float">
            <text:p>6.62</text:p>
          </table:table-cell>
          <table:table-cell office:value-type="float" office:value="5983.06764745204" calcext:value-type="float">
            <text:p>5983.06764745204</text:p>
          </table:table-cell>
          <table:table-cell office:value-type="float" office:value="7999.99999808033" calcext:value-type="float">
            <text:p>7999.99999808033</text:p>
          </table:table-cell>
          <table:table-cell office:value-type="float" office:value="8666.66666666667" calcext:value-type="float">
            <text:p>8666.66666666667</text:p>
          </table:table-cell>
          <table:table-cell office:value-type="float" office:value="5982.81248076084" calcext:value-type="float">
            <text:p>5982.81248076084</text:p>
          </table:table-cell>
          <table:table-cell office:value-type="float" office:value="7999.99999808033" calcext:value-type="float">
            <text:p>7999.99999808033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6.63" calcext:value-type="float">
            <text:p>6.63</text:p>
          </table:table-cell>
          <table:table-cell office:value-type="float" office:value="5983.31903648907" calcext:value-type="float">
            <text:p>5983.31903648907</text:p>
          </table:table-cell>
          <table:table-cell office:value-type="float" office:value="7999.9999981556" calcext:value-type="float">
            <text:p>7999.9999981556</text:p>
          </table:table-cell>
          <table:table-cell office:value-type="float" office:value="8666.66666666667" calcext:value-type="float">
            <text:p>8666.66666666667</text:p>
          </table:table-cell>
          <table:table-cell office:value-type="float" office:value="5983.06764745204" calcext:value-type="float">
            <text:p>5983.06764745204</text:p>
          </table:table-cell>
          <table:table-cell office:value-type="float" office:value="7999.9999981556" calcext:value-type="float">
            <text:p>7999.9999981556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6.64" calcext:value-type="float">
            <text:p>6.64</text:p>
          </table:table-cell>
          <table:table-cell office:value-type="float" office:value="5983.56670348746" calcext:value-type="float">
            <text:p>5983.56670348746</text:p>
          </table:table-cell>
          <table:table-cell office:value-type="float" office:value="7999.99999822792" calcext:value-type="float">
            <text:p>7999.99999822792</text:p>
          </table:table-cell>
          <table:table-cell office:value-type="float" office:value="8666.66666666667" calcext:value-type="float">
            <text:p>8666.66666666667</text:p>
          </table:table-cell>
          <table:table-cell office:value-type="float" office:value="5983.31903648907" calcext:value-type="float">
            <text:p>5983.31903648907</text:p>
          </table:table-cell>
          <table:table-cell office:value-type="float" office:value="7999.99999822792" calcext:value-type="float">
            <text:p>7999.99999822792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6.65" calcext:value-type="float">
            <text:p>6.65</text:p>
          </table:table-cell>
          <table:table-cell office:value-type="float" office:value="5983.81070325314" calcext:value-type="float">
            <text:p>5983.81070325314</text:p>
          </table:table-cell>
          <table:table-cell office:value-type="float" office:value="7999.9999982974" calcext:value-type="float">
            <text:p>7999.9999982974</text:p>
          </table:table-cell>
          <table:table-cell office:value-type="float" office:value="8666.66666666667" calcext:value-type="float">
            <text:p>8666.66666666667</text:p>
          </table:table-cell>
          <table:table-cell office:value-type="float" office:value="5983.56670348746" calcext:value-type="float">
            <text:p>5983.56670348746</text:p>
          </table:table-cell>
          <table:table-cell office:value-type="float" office:value="7999.9999982974" calcext:value-type="float">
            <text:p>7999.9999982974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6.66" calcext:value-type="float">
            <text:p>6.66</text:p>
          </table:table-cell>
          <table:table-cell office:value-type="float" office:value="5984.05108979396" calcext:value-type="float">
            <text:p>5984.05108979396</text:p>
          </table:table-cell>
          <table:table-cell office:value-type="float" office:value="7999.99999836416" calcext:value-type="float">
            <text:p>7999.99999836416</text:p>
          </table:table-cell>
          <table:table-cell office:value-type="float" office:value="8666.66666666667" calcext:value-type="float">
            <text:p>8666.66666666667</text:p>
          </table:table-cell>
          <table:table-cell office:value-type="float" office:value="5983.81070325314" calcext:value-type="float">
            <text:p>5983.81070325314</text:p>
          </table:table-cell>
          <table:table-cell office:value-type="float" office:value="7999.99999836416" calcext:value-type="float">
            <text:p>7999.99999836416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6.67" calcext:value-type="float">
            <text:p>6.67</text:p>
          </table:table-cell>
          <table:table-cell office:value-type="float" office:value="5984.28791633101" calcext:value-type="float">
            <text:p>5984.28791633101</text:p>
          </table:table-cell>
          <table:table-cell office:value-type="float" office:value="7999.9999984283" calcext:value-type="float">
            <text:p>7999.9999984283</text:p>
          </table:table-cell>
          <table:table-cell office:value-type="float" office:value="8666.66666666667" calcext:value-type="float">
            <text:p>8666.66666666667</text:p>
          </table:table-cell>
          <table:table-cell office:value-type="float" office:value="5984.05108979396" calcext:value-type="float">
            <text:p>5984.05108979396</text:p>
          </table:table-cell>
          <table:table-cell office:value-type="float" office:value="7999.9999984283" calcext:value-type="float">
            <text:p>7999.9999984283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6.68" calcext:value-type="float">
            <text:p>6.68</text:p>
          </table:table-cell>
          <table:table-cell office:value-type="float" office:value="5984.52123530988" calcext:value-type="float">
            <text:p>5984.52123530988</text:p>
          </table:table-cell>
          <table:table-cell office:value-type="float" office:value="7999.99999848993" calcext:value-type="float">
            <text:p>7999.99999848993</text:p>
          </table:table-cell>
          <table:table-cell office:value-type="float" office:value="8666.66666666667" calcext:value-type="float">
            <text:p>8666.66666666667</text:p>
          </table:table-cell>
          <table:table-cell office:value-type="float" office:value="5984.28791633101" calcext:value-type="float">
            <text:p>5984.28791633101</text:p>
          </table:table-cell>
          <table:table-cell office:value-type="float" office:value="7999.99999848993" calcext:value-type="float">
            <text:p>7999.99999848993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6.69" calcext:value-type="float">
            <text:p>6.69</text:p>
          </table:table-cell>
          <table:table-cell office:value-type="float" office:value="5984.75109841165" calcext:value-type="float">
            <text:p>5984.75109841165</text:p>
          </table:table-cell>
          <table:table-cell office:value-type="float" office:value="7999.99999854914" calcext:value-type="float">
            <text:p>7999.99999854914</text:p>
          </table:table-cell>
          <table:table-cell office:value-type="float" office:value="8666.66666666667" calcext:value-type="float">
            <text:p>8666.66666666667</text:p>
          </table:table-cell>
          <table:table-cell office:value-type="float" office:value="5984.52123530988" calcext:value-type="float">
            <text:p>5984.52123530988</text:p>
          </table:table-cell>
          <table:table-cell office:value-type="float" office:value="7999.99999854914" calcext:value-type="float">
            <text:p>7999.99999854914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5984.97755656385" calcext:value-type="float">
            <text:p>5984.97755656385</text:p>
          </table:table-cell>
          <table:table-cell office:value-type="float" office:value="7999.99999860603" calcext:value-type="float">
            <text:p>7999.99999860603</text:p>
          </table:table-cell>
          <table:table-cell office:value-type="float" office:value="8666.66666666667" calcext:value-type="float">
            <text:p>8666.66666666667</text:p>
          </table:table-cell>
          <table:table-cell office:value-type="float" office:value="5984.75109841165" calcext:value-type="float">
            <text:p>5984.75109841165</text:p>
          </table:table-cell>
          <table:table-cell office:value-type="float" office:value="7999.99999860603" calcext:value-type="float">
            <text:p>7999.99999860603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6.71" calcext:value-type="float">
            <text:p>6.71</text:p>
          </table:table-cell>
          <table:table-cell office:value-type="float" office:value="5985.2006599512" calcext:value-type="float">
            <text:p>5985.2006599512</text:p>
          </table:table-cell>
          <table:table-cell office:value-type="float" office:value="7999.99999866069" calcext:value-type="float">
            <text:p>7999.99999866069</text:p>
          </table:table-cell>
          <table:table-cell office:value-type="float" office:value="8666.66666666667" calcext:value-type="float">
            <text:p>8666.66666666667</text:p>
          </table:table-cell>
          <table:table-cell office:value-type="float" office:value="5984.97755656385" calcext:value-type="float">
            <text:p>5984.97755656385</text:p>
          </table:table-cell>
          <table:table-cell office:value-type="float" office:value="7999.99999866069" calcext:value-type="float">
            <text:p>7999.99999866069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6.72" calcext:value-type="float">
            <text:p>6.72</text:p>
          </table:table-cell>
          <table:table-cell office:value-type="float" office:value="5985.42045802617" calcext:value-type="float">
            <text:p>5985.42045802617</text:p>
          </table:table-cell>
          <table:table-cell office:value-type="float" office:value="7999.9999987132" calcext:value-type="float">
            <text:p>7999.9999987132</text:p>
          </table:table-cell>
          <table:table-cell office:value-type="float" office:value="8666.66666666667" calcext:value-type="float">
            <text:p>8666.66666666667</text:p>
          </table:table-cell>
          <table:table-cell office:value-type="float" office:value="5985.2006599512" calcext:value-type="float">
            <text:p>5985.2006599512</text:p>
          </table:table-cell>
          <table:table-cell office:value-type="float" office:value="7999.9999987132" calcext:value-type="float">
            <text:p>7999.9999987132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6.73" calcext:value-type="float">
            <text:p>6.73</text:p>
          </table:table-cell>
          <table:table-cell office:value-type="float" office:value="5985.63699951952" calcext:value-type="float">
            <text:p>5985.63699951952</text:p>
          </table:table-cell>
          <table:table-cell office:value-type="float" office:value="7999.99999876366" calcext:value-type="float">
            <text:p>7999.99999876366</text:p>
          </table:table-cell>
          <table:table-cell office:value-type="float" office:value="8666.66666666667" calcext:value-type="float">
            <text:p>8666.66666666667</text:p>
          </table:table-cell>
          <table:table-cell office:value-type="float" office:value="5985.42045802617" calcext:value-type="float">
            <text:p>5985.42045802617</text:p>
          </table:table-cell>
          <table:table-cell office:value-type="float" office:value="7999.99999876366" calcext:value-type="float">
            <text:p>7999.99999876366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6.74" calcext:value-type="float">
            <text:p>6.74</text:p>
          </table:table-cell>
          <table:table-cell office:value-type="float" office:value="5985.85033245056" calcext:value-type="float">
            <text:p>5985.85033245056</text:p>
          </table:table-cell>
          <table:table-cell office:value-type="float" office:value="7999.99999881214" calcext:value-type="float">
            <text:p>7999.99999881214</text:p>
          </table:table-cell>
          <table:table-cell office:value-type="float" office:value="8666.66666666667" calcext:value-type="float">
            <text:p>8666.66666666667</text:p>
          </table:table-cell>
          <table:table-cell office:value-type="float" office:value="5985.63699951952" calcext:value-type="float">
            <text:p>5985.63699951952</text:p>
          </table:table-cell>
          <table:table-cell office:value-type="float" office:value="7999.99999881214" calcext:value-type="float">
            <text:p>7999.99999881214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6.75" calcext:value-type="float">
            <text:p>6.75</text:p>
          </table:table-cell>
          <table:table-cell office:value-type="float" office:value="5986.06050413737" calcext:value-type="float">
            <text:p>5986.06050413737</text:p>
          </table:table-cell>
          <table:table-cell office:value-type="float" office:value="7999.99999885871" calcext:value-type="float">
            <text:p>7999.99999885871</text:p>
          </table:table-cell>
          <table:table-cell office:value-type="float" office:value="8666.66666666667" calcext:value-type="float">
            <text:p>8666.66666666667</text:p>
          </table:table-cell>
          <table:table-cell office:value-type="float" office:value="5985.85033245056" calcext:value-type="float">
            <text:p>5985.85033245056</text:p>
          </table:table-cell>
          <table:table-cell office:value-type="float" office:value="7999.99999885871" calcext:value-type="float">
            <text:p>7999.99999885871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6.76" calcext:value-type="float">
            <text:p>6.76</text:p>
          </table:table-cell>
          <table:table-cell office:value-type="float" office:value="5986.26756120679" calcext:value-type="float">
            <text:p>5986.26756120679</text:p>
          </table:table-cell>
          <table:table-cell office:value-type="float" office:value="7999.99999890346" calcext:value-type="float">
            <text:p>7999.99999890346</text:p>
          </table:table-cell>
          <table:table-cell office:value-type="float" office:value="8666.66666666667" calcext:value-type="float">
            <text:p>8666.66666666667</text:p>
          </table:table-cell>
          <table:table-cell office:value-type="float" office:value="5986.06050413737" calcext:value-type="float">
            <text:p>5986.06050413737</text:p>
          </table:table-cell>
          <table:table-cell office:value-type="float" office:value="7999.99999890346" calcext:value-type="float">
            <text:p>7999.99999890346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6.77" calcext:value-type="float">
            <text:p>6.77</text:p>
          </table:table-cell>
          <table:table-cell office:value-type="float" office:value="5986.4715496044" calcext:value-type="float">
            <text:p>5986.4715496044</text:p>
          </table:table-cell>
          <table:table-cell office:value-type="float" office:value="7999.99999894646" calcext:value-type="float">
            <text:p>7999.99999894646</text:p>
          </table:table-cell>
          <table:table-cell office:value-type="float" office:value="8666.66666666667" calcext:value-type="float">
            <text:p>8666.66666666667</text:p>
          </table:table-cell>
          <table:table-cell office:value-type="float" office:value="5986.26756120679" calcext:value-type="float">
            <text:p>5986.26756120679</text:p>
          </table:table-cell>
          <table:table-cell office:value-type="float" office:value="7999.99999894646" calcext:value-type="float">
            <text:p>7999.99999894646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6.78" calcext:value-type="float">
            <text:p>6.78</text:p>
          </table:table-cell>
          <table:table-cell office:value-type="float" office:value="5986.67251460419" calcext:value-type="float">
            <text:p>5986.67251460419</text:p>
          </table:table-cell>
          <table:table-cell office:value-type="float" office:value="7999.99999898777" calcext:value-type="float">
            <text:p>7999.99999898777</text:p>
          </table:table-cell>
          <table:table-cell office:value-type="float" office:value="8666.66666666667" calcext:value-type="float">
            <text:p>8666.66666666667</text:p>
          </table:table-cell>
          <table:table-cell office:value-type="float" office:value="5986.4715496044" calcext:value-type="float">
            <text:p>5986.4715496044</text:p>
          </table:table-cell>
          <table:table-cell office:value-type="float" office:value="7999.99999898777" calcext:value-type="float">
            <text:p>7999.99999898777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6.79" calcext:value-type="float">
            <text:p>6.79</text:p>
          </table:table-cell>
          <table:table-cell office:value-type="float" office:value="5986.87050081828" calcext:value-type="float">
            <text:p>5986.87050081828</text:p>
          </table:table-cell>
          <table:table-cell office:value-type="float" office:value="7999.99999902746" calcext:value-type="float">
            <text:p>7999.99999902746</text:p>
          </table:table-cell>
          <table:table-cell office:value-type="float" office:value="8666.66666666667" calcext:value-type="float">
            <text:p>8666.66666666667</text:p>
          </table:table-cell>
          <table:table-cell office:value-type="float" office:value="5986.67251460419" calcext:value-type="float">
            <text:p>5986.67251460419</text:p>
          </table:table-cell>
          <table:table-cell office:value-type="float" office:value="7999.99999902746" calcext:value-type="float">
            <text:p>7999.99999902746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6.8" calcext:value-type="float">
            <text:p>6.8</text:p>
          </table:table-cell>
          <table:table-cell office:value-type="float" office:value="5987.06555220634" calcext:value-type="float">
            <text:p>5987.06555220634</text:p>
          </table:table-cell>
          <table:table-cell office:value-type="float" office:value="7999.99999906559" calcext:value-type="float">
            <text:p>7999.99999906559</text:p>
          </table:table-cell>
          <table:table-cell office:value-type="float" office:value="8666.66666666667" calcext:value-type="float">
            <text:p>8666.66666666667</text:p>
          </table:table-cell>
          <table:table-cell office:value-type="float" office:value="5986.87050081828" calcext:value-type="float">
            <text:p>5986.87050081828</text:p>
          </table:table-cell>
          <table:table-cell office:value-type="float" office:value="7999.99999906559" calcext:value-type="float">
            <text:p>7999.99999906559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6.81" calcext:value-type="float">
            <text:p>6.81</text:p>
          </table:table-cell>
          <table:table-cell office:value-type="float" office:value="5987.25771208502" calcext:value-type="float">
            <text:p>5987.25771208502</text:p>
          </table:table-cell>
          <table:table-cell office:value-type="float" office:value="7999.99999910223" calcext:value-type="float">
            <text:p>7999.99999910223</text:p>
          </table:table-cell>
          <table:table-cell office:value-type="float" office:value="8666.66666666667" calcext:value-type="float">
            <text:p>8666.66666666667</text:p>
          </table:table-cell>
          <table:table-cell office:value-type="float" office:value="5987.06555220634" calcext:value-type="float">
            <text:p>5987.06555220634</text:p>
          </table:table-cell>
          <table:table-cell office:value-type="float" office:value="7999.99999910223" calcext:value-type="float">
            <text:p>7999.99999910223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6.82" calcext:value-type="float">
            <text:p>6.82</text:p>
          </table:table-cell>
          <table:table-cell office:value-type="float" office:value="5987.44702313717" calcext:value-type="float">
            <text:p>5987.44702313717</text:p>
          </table:table-cell>
          <table:table-cell office:value-type="float" office:value="7999.99999913744" calcext:value-type="float">
            <text:p>7999.99999913744</text:p>
          </table:table-cell>
          <table:table-cell office:value-type="float" office:value="8666.66666666667" calcext:value-type="float">
            <text:p>8666.66666666667</text:p>
          </table:table-cell>
          <table:table-cell office:value-type="float" office:value="5987.25771208502" calcext:value-type="float">
            <text:p>5987.25771208502</text:p>
          </table:table-cell>
          <table:table-cell office:value-type="float" office:value="7999.99999913744" calcext:value-type="float">
            <text:p>7999.99999913744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6.83" calcext:value-type="float">
            <text:p>6.83</text:p>
          </table:table-cell>
          <table:table-cell office:value-type="float" office:value="5987.63352742094" calcext:value-type="float">
            <text:p>5987.63352742094</text:p>
          </table:table-cell>
          <table:table-cell office:value-type="float" office:value="7999.99999917126" calcext:value-type="float">
            <text:p>7999.99999917126</text:p>
          </table:table-cell>
          <table:table-cell office:value-type="float" office:value="8666.66666666667" calcext:value-type="float">
            <text:p>8666.66666666667</text:p>
          </table:table-cell>
          <table:table-cell office:value-type="float" office:value="5987.44702313717" calcext:value-type="float">
            <text:p>5987.44702313717</text:p>
          </table:table-cell>
          <table:table-cell office:value-type="float" office:value="7999.99999917126" calcext:value-type="float">
            <text:p>7999.99999917126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6.84" calcext:value-type="float">
            <text:p>6.84</text:p>
          </table:table-cell>
          <table:table-cell office:value-type="float" office:value="5987.81726637874" calcext:value-type="float">
            <text:p>5987.81726637874</text:p>
          </table:table-cell>
          <table:table-cell office:value-type="float" office:value="7999.99999920375" calcext:value-type="float">
            <text:p>7999.99999920375</text:p>
          </table:table-cell>
          <table:table-cell office:value-type="float" office:value="8666.66666666667" calcext:value-type="float">
            <text:p>8666.66666666667</text:p>
          </table:table-cell>
          <table:table-cell office:value-type="float" office:value="5987.63352742094" calcext:value-type="float">
            <text:p>5987.63352742094</text:p>
          </table:table-cell>
          <table:table-cell office:value-type="float" office:value="7999.99999920375" calcext:value-type="float">
            <text:p>7999.99999920375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6.85" calcext:value-type="float">
            <text:p>6.85</text:p>
          </table:table-cell>
          <table:table-cell office:value-type="float" office:value="5987.99828084618" calcext:value-type="float">
            <text:p>5987.99828084618</text:p>
          </table:table-cell>
          <table:table-cell office:value-type="float" office:value="7999.99999923497" calcext:value-type="float">
            <text:p>7999.99999923497</text:p>
          </table:table-cell>
          <table:table-cell office:value-type="float" office:value="8666.66666666667" calcext:value-type="float">
            <text:p>8666.66666666667</text:p>
          </table:table-cell>
          <table:table-cell office:value-type="float" office:value="5987.81726637874" calcext:value-type="float">
            <text:p>5987.81726637874</text:p>
          </table:table-cell>
          <table:table-cell office:value-type="float" office:value="7999.99999923497" calcext:value-type="float">
            <text:p>7999.99999923497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6.86" calcext:value-type="float">
            <text:p>6.86</text:p>
          </table:table-cell>
          <table:table-cell office:value-type="float" office:value="5988.17661106071" calcext:value-type="float">
            <text:p>5988.17661106071</text:p>
          </table:table-cell>
          <table:table-cell office:value-type="float" office:value="7999.99999926497" calcext:value-type="float">
            <text:p>7999.99999926497</text:p>
          </table:table-cell>
          <table:table-cell office:value-type="float" office:value="8666.66666666667" calcext:value-type="float">
            <text:p>8666.66666666667</text:p>
          </table:table-cell>
          <table:table-cell office:value-type="float" office:value="5987.99828084618" calcext:value-type="float">
            <text:p>5987.99828084618</text:p>
          </table:table-cell>
          <table:table-cell office:value-type="float" office:value="7999.99999926497" calcext:value-type="float">
            <text:p>7999.99999926497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6.87" calcext:value-type="float">
            <text:p>6.87</text:p>
          </table:table-cell>
          <table:table-cell office:value-type="float" office:value="5988.35229667032" calcext:value-type="float">
            <text:p>5988.35229667032</text:p>
          </table:table-cell>
          <table:table-cell office:value-type="float" office:value="7999.99999929379" calcext:value-type="float">
            <text:p>7999.99999929379</text:p>
          </table:table-cell>
          <table:table-cell office:value-type="float" office:value="8666.66666666667" calcext:value-type="float">
            <text:p>8666.66666666667</text:p>
          </table:table-cell>
          <table:table-cell office:value-type="float" office:value="5988.17661106071" calcext:value-type="float">
            <text:p>5988.17661106071</text:p>
          </table:table-cell>
          <table:table-cell office:value-type="float" office:value="7999.99999929379" calcext:value-type="float">
            <text:p>7999.99999929379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6.88" calcext:value-type="float">
            <text:p>6.88</text:p>
          </table:table-cell>
          <table:table-cell office:value-type="float" office:value="5988.52537674197" calcext:value-type="float">
            <text:p>5988.52537674197</text:p>
          </table:table-cell>
          <table:table-cell office:value-type="float" office:value="7999.99999932148" calcext:value-type="float">
            <text:p>7999.99999932148</text:p>
          </table:table-cell>
          <table:table-cell office:value-type="float" office:value="8666.66666666667" calcext:value-type="float">
            <text:p>8666.66666666667</text:p>
          </table:table-cell>
          <table:table-cell office:value-type="float" office:value="5988.35229667032" calcext:value-type="float">
            <text:p>5988.35229667032</text:p>
          </table:table-cell>
          <table:table-cell office:value-type="float" office:value="7999.99999932148" calcext:value-type="float">
            <text:p>7999.99999932148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6.89" calcext:value-type="float">
            <text:p>6.89</text:p>
          </table:table-cell>
          <table:table-cell office:value-type="float" office:value="5988.69588977001" calcext:value-type="float">
            <text:p>5988.69588977001</text:p>
          </table:table-cell>
          <table:table-cell office:value-type="float" office:value="7999.99999934809" calcext:value-type="float">
            <text:p>7999.99999934809</text:p>
          </table:table-cell>
          <table:table-cell office:value-type="float" office:value="8666.66666666667" calcext:value-type="float">
            <text:p>8666.66666666667</text:p>
          </table:table-cell>
          <table:table-cell office:value-type="float" office:value="5988.52537674197" calcext:value-type="float">
            <text:p>5988.52537674197</text:p>
          </table:table-cell>
          <table:table-cell office:value-type="float" office:value="7999.99999934809" calcext:value-type="float">
            <text:p>7999.99999934809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6.9" calcext:value-type="float">
            <text:p>6.9</text:p>
          </table:table-cell>
          <table:table-cell office:value-type="float" office:value="5988.86387368442" calcext:value-type="float">
            <text:p>5988.86387368442</text:p>
          </table:table-cell>
          <table:table-cell office:value-type="float" office:value="7999.99999937365" calcext:value-type="float">
            <text:p>7999.99999937365</text:p>
          </table:table-cell>
          <table:table-cell office:value-type="float" office:value="8666.66666666667" calcext:value-type="float">
            <text:p>8666.66666666667</text:p>
          </table:table-cell>
          <table:table-cell office:value-type="float" office:value="5988.69588977001" calcext:value-type="float">
            <text:p>5988.69588977001</text:p>
          </table:table-cell>
          <table:table-cell office:value-type="float" office:value="7999.99999937365" calcext:value-type="float">
            <text:p>7999.99999937365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6.91" calcext:value-type="float">
            <text:p>6.91</text:p>
          </table:table-cell>
          <table:table-cell office:value-type="float" office:value="5989.02936585895" calcext:value-type="float">
            <text:p>5989.02936585895</text:p>
          </table:table-cell>
          <table:table-cell office:value-type="float" office:value="7999.99999939821" calcext:value-type="float">
            <text:p>7999.99999939821</text:p>
          </table:table-cell>
          <table:table-cell office:value-type="float" office:value="8666.66666666667" calcext:value-type="float">
            <text:p>8666.66666666667</text:p>
          </table:table-cell>
          <table:table-cell office:value-type="float" office:value="5988.86387368442" calcext:value-type="float">
            <text:p>5988.86387368442</text:p>
          </table:table-cell>
          <table:table-cell office:value-type="float" office:value="7999.99999939821" calcext:value-type="float">
            <text:p>7999.99999939821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6.92" calcext:value-type="float">
            <text:p>6.92</text:p>
          </table:table-cell>
          <table:table-cell office:value-type="float" office:value="5989.1924031192" calcext:value-type="float">
            <text:p>5989.1924031192</text:p>
          </table:table-cell>
          <table:table-cell office:value-type="float" office:value="7999.99999942181" calcext:value-type="float">
            <text:p>7999.99999942181</text:p>
          </table:table-cell>
          <table:table-cell office:value-type="float" office:value="8666.66666666667" calcext:value-type="float">
            <text:p>8666.66666666667</text:p>
          </table:table-cell>
          <table:table-cell office:value-type="float" office:value="5989.02936585895" calcext:value-type="float">
            <text:p>5989.02936585895</text:p>
          </table:table-cell>
          <table:table-cell office:value-type="float" office:value="7999.99999942181" calcext:value-type="float">
            <text:p>7999.99999942181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6.93" calcext:value-type="float">
            <text:p>6.93</text:p>
          </table:table-cell>
          <table:table-cell office:value-type="float" office:value="5989.35302175047" calcext:value-type="float">
            <text:p>5989.35302175047</text:p>
          </table:table-cell>
          <table:table-cell office:value-type="float" office:value="7999.99999944448" calcext:value-type="float">
            <text:p>7999.99999944448</text:p>
          </table:table-cell>
          <table:table-cell office:value-type="float" office:value="8666.66666666667" calcext:value-type="float">
            <text:p>8666.66666666667</text:p>
          </table:table-cell>
          <table:table-cell office:value-type="float" office:value="5989.1924031192" calcext:value-type="float">
            <text:p>5989.1924031192</text:p>
          </table:table-cell>
          <table:table-cell office:value-type="float" office:value="7999.99999944448" calcext:value-type="float">
            <text:p>7999.99999944448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6.94" calcext:value-type="float">
            <text:p>6.94</text:p>
          </table:table-cell>
          <table:table-cell office:value-type="float" office:value="5989.51125750561" calcext:value-type="float">
            <text:p>5989.51125750561</text:p>
          </table:table-cell>
          <table:table-cell office:value-type="float" office:value="7999.99999946626" calcext:value-type="float">
            <text:p>7999.99999946626</text:p>
          </table:table-cell>
          <table:table-cell office:value-type="float" office:value="8666.66666666667" calcext:value-type="float">
            <text:p>8666.66666666667</text:p>
          </table:table-cell>
          <table:table-cell office:value-type="float" office:value="5989.35302175047" calcext:value-type="float">
            <text:p>5989.35302175047</text:p>
          </table:table-cell>
          <table:table-cell office:value-type="float" office:value="7999.99999946626" calcext:value-type="float">
            <text:p>7999.99999946626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6.95" calcext:value-type="float">
            <text:p>6.95</text:p>
          </table:table-cell>
          <table:table-cell office:value-type="float" office:value="5989.66714561271" calcext:value-type="float">
            <text:p>5989.66714561271</text:p>
          </table:table-cell>
          <table:table-cell office:value-type="float" office:value="7999.99999948719" calcext:value-type="float">
            <text:p>7999.99999948719</text:p>
          </table:table-cell>
          <table:table-cell office:value-type="float" office:value="8666.66666666667" calcext:value-type="float">
            <text:p>8666.66666666667</text:p>
          </table:table-cell>
          <table:table-cell office:value-type="float" office:value="5989.51125750561" calcext:value-type="float">
            <text:p>5989.51125750561</text:p>
          </table:table-cell>
          <table:table-cell office:value-type="float" office:value="7999.99999948719" calcext:value-type="float">
            <text:p>7999.99999948719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6.96" calcext:value-type="float">
            <text:p>6.96</text:p>
          </table:table-cell>
          <table:table-cell office:value-type="float" office:value="5989.82072078269" calcext:value-type="float">
            <text:p>5989.82072078269</text:p>
          </table:table-cell>
          <table:table-cell office:value-type="float" office:value="7999.99999950729" calcext:value-type="float">
            <text:p>7999.99999950729</text:p>
          </table:table-cell>
          <table:table-cell office:value-type="float" office:value="8666.66666666667" calcext:value-type="float">
            <text:p>8666.66666666667</text:p>
          </table:table-cell>
          <table:table-cell office:value-type="float" office:value="5989.66714561271" calcext:value-type="float">
            <text:p>5989.66714561271</text:p>
          </table:table-cell>
          <table:table-cell office:value-type="float" office:value="7999.99999950729" calcext:value-type="float">
            <text:p>7999.99999950729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6.97" calcext:value-type="float">
            <text:p>6.97</text:p>
          </table:table-cell>
          <table:table-cell office:value-type="float" office:value="5989.97201721681" calcext:value-type="float">
            <text:p>5989.97201721681</text:p>
          </table:table-cell>
          <table:table-cell office:value-type="float" office:value="7999.99999952661" calcext:value-type="float">
            <text:p>7999.99999952661</text:p>
          </table:table-cell>
          <table:table-cell office:value-type="float" office:value="8666.66666666667" calcext:value-type="float">
            <text:p>8666.66666666667</text:p>
          </table:table-cell>
          <table:table-cell office:value-type="float" office:value="5989.82072078269" calcext:value-type="float">
            <text:p>5989.82072078269</text:p>
          </table:table-cell>
          <table:table-cell office:value-type="float" office:value="7999.99999952661" calcext:value-type="float">
            <text:p>7999.99999952661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6.98" calcext:value-type="float">
            <text:p>6.98</text:p>
          </table:table-cell>
          <table:table-cell office:value-type="float" office:value="5990.12106861399" calcext:value-type="float">
            <text:p>5990.12106861399</text:p>
          </table:table-cell>
          <table:table-cell office:value-type="float" office:value="7999.99999954518" calcext:value-type="float">
            <text:p>7999.99999954518</text:p>
          </table:table-cell>
          <table:table-cell office:value-type="float" office:value="8666.66666666667" calcext:value-type="float">
            <text:p>8666.66666666667</text:p>
          </table:table-cell>
          <table:table-cell office:value-type="float" office:value="5989.97201721681" calcext:value-type="float">
            <text:p>5989.97201721681</text:p>
          </table:table-cell>
          <table:table-cell office:value-type="float" office:value="7999.99999954518" calcext:value-type="float">
            <text:p>7999.99999954518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6.99" calcext:value-type="float">
            <text:p>6.99</text:p>
          </table:table-cell>
          <table:table-cell office:value-type="float" office:value="5990.26790817815" calcext:value-type="float">
            <text:p>5990.26790817815</text:p>
          </table:table-cell>
          <table:table-cell office:value-type="float" office:value="7999.99999956301" calcext:value-type="float">
            <text:p>7999.99999956301</text:p>
          </table:table-cell>
          <table:table-cell office:value-type="float" office:value="8666.66666666667" calcext:value-type="float">
            <text:p>8666.66666666667</text:p>
          </table:table-cell>
          <table:table-cell office:value-type="float" office:value="5990.12106861399" calcext:value-type="float">
            <text:p>5990.12106861399</text:p>
          </table:table-cell>
          <table:table-cell office:value-type="float" office:value="7999.99999956301" calcext:value-type="float">
            <text:p>7999.99999956301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990.41256862534" calcext:value-type="float">
            <text:p>5990.41256862534</text:p>
          </table:table-cell>
          <table:table-cell office:value-type="float" office:value="7999.99999958015" calcext:value-type="float">
            <text:p>7999.99999958015</text:p>
          </table:table-cell>
          <table:table-cell office:value-type="float" office:value="8666.66666666667" calcext:value-type="float">
            <text:p>8666.66666666667</text:p>
          </table:table-cell>
          <table:table-cell office:value-type="float" office:value="5990.26790817815" calcext:value-type="float">
            <text:p>5990.26790817815</text:p>
          </table:table-cell>
          <table:table-cell office:value-type="float" office:value="7999.99999958015" calcext:value-type="float">
            <text:p>7999.99999958015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7.01" calcext:value-type="float">
            <text:p>7.01</text:p>
          </table:table-cell>
          <table:table-cell office:value-type="float" office:value="5990.55508219085" calcext:value-type="float">
            <text:p>5990.55508219085</text:p>
          </table:table-cell>
          <table:table-cell office:value-type="float" office:value="7999.99999959661" calcext:value-type="float">
            <text:p>7999.99999959661</text:p>
          </table:table-cell>
          <table:table-cell office:value-type="float" office:value="8666.66666666667" calcext:value-type="float">
            <text:p>8666.66666666667</text:p>
          </table:table-cell>
          <table:table-cell office:value-type="float" office:value="5990.41256862534" calcext:value-type="float">
            <text:p>5990.41256862534</text:p>
          </table:table-cell>
          <table:table-cell office:value-type="float" office:value="7999.99999959661" calcext:value-type="float">
            <text:p>7999.99999959661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7.02" calcext:value-type="float">
            <text:p>7.02</text:p>
          </table:table-cell>
          <table:table-cell office:value-type="float" office:value="5990.69548063613" calcext:value-type="float">
            <text:p>5990.69548063613</text:p>
          </table:table-cell>
          <table:table-cell office:value-type="float" office:value="7999.99999961243" calcext:value-type="float">
            <text:p>7999.99999961243</text:p>
          </table:table-cell>
          <table:table-cell office:value-type="float" office:value="8666.66666666667" calcext:value-type="float">
            <text:p>8666.66666666667</text:p>
          </table:table-cell>
          <table:table-cell office:value-type="float" office:value="5990.55508219085" calcext:value-type="float">
            <text:p>5990.55508219085</text:p>
          </table:table-cell>
          <table:table-cell office:value-type="float" office:value="7999.99999961243" calcext:value-type="float">
            <text:p>7999.99999961243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7.03" calcext:value-type="float">
            <text:p>7.03</text:p>
          </table:table-cell>
          <table:table-cell office:value-type="float" office:value="5990.83379525573" calcext:value-type="float">
            <text:p>5990.83379525573</text:p>
          </table:table-cell>
          <table:table-cell office:value-type="float" office:value="7999.99999962762" calcext:value-type="float">
            <text:p>7999.99999962762</text:p>
          </table:table-cell>
          <table:table-cell office:value-type="float" office:value="8666.66666666667" calcext:value-type="float">
            <text:p>8666.66666666667</text:p>
          </table:table-cell>
          <table:table-cell office:value-type="float" office:value="5990.69548063613" calcext:value-type="float">
            <text:p>5990.69548063613</text:p>
          </table:table-cell>
          <table:table-cell office:value-type="float" office:value="7999.99999962762" calcext:value-type="float">
            <text:p>7999.99999962762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7.04" calcext:value-type="float">
            <text:p>7.04</text:p>
          </table:table-cell>
          <table:table-cell office:value-type="float" office:value="5990.97005688402" calcext:value-type="float">
            <text:p>5990.97005688402</text:p>
          </table:table-cell>
          <table:table-cell office:value-type="float" office:value="7999.99999964222" calcext:value-type="float">
            <text:p>7999.99999964222</text:p>
          </table:table-cell>
          <table:table-cell office:value-type="float" office:value="8666.66666666667" calcext:value-type="float">
            <text:p>8666.66666666667</text:p>
          </table:table-cell>
          <table:table-cell office:value-type="float" office:value="5990.83379525573" calcext:value-type="float">
            <text:p>5990.83379525573</text:p>
          </table:table-cell>
          <table:table-cell office:value-type="float" office:value="7999.99999964222" calcext:value-type="float">
            <text:p>7999.99999964222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7.05" calcext:value-type="float">
            <text:p>7.05</text:p>
          </table:table-cell>
          <table:table-cell office:value-type="float" office:value="5991.1042959019" calcext:value-type="float">
            <text:p>5991.1042959019</text:p>
          </table:table-cell>
          <table:table-cell office:value-type="float" office:value="7999.99999965625" calcext:value-type="float">
            <text:p>7999.99999965625</text:p>
          </table:table-cell>
          <table:table-cell office:value-type="float" office:value="8666.66666666667" calcext:value-type="float">
            <text:p>8666.66666666667</text:p>
          </table:table-cell>
          <table:table-cell office:value-type="float" office:value="5990.97005688402" calcext:value-type="float">
            <text:p>5990.97005688402</text:p>
          </table:table-cell>
          <table:table-cell office:value-type="float" office:value="7999.99999965625" calcext:value-type="float">
            <text:p>7999.99999965625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7.06" calcext:value-type="float">
            <text:p>7.06</text:p>
          </table:table-cell>
          <table:table-cell office:value-type="float" office:value="5991.23654224338" calcext:value-type="float">
            <text:p>5991.23654224338</text:p>
          </table:table-cell>
          <table:table-cell office:value-type="float" office:value="7999.99999966973" calcext:value-type="float">
            <text:p>7999.99999966973</text:p>
          </table:table-cell>
          <table:table-cell office:value-type="float" office:value="8666.66666666667" calcext:value-type="float">
            <text:p>8666.66666666667</text:p>
          </table:table-cell>
          <table:table-cell office:value-type="float" office:value="5991.1042959019" calcext:value-type="float">
            <text:p>5991.1042959019</text:p>
          </table:table-cell>
          <table:table-cell office:value-type="float" office:value="7999.99999966973" calcext:value-type="float">
            <text:p>7999.99999966973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7.07" calcext:value-type="float">
            <text:p>7.07</text:p>
          </table:table-cell>
          <table:table-cell office:value-type="float" office:value="5991.36682540209" calcext:value-type="float">
            <text:p>5991.36682540209</text:p>
          </table:table-cell>
          <table:table-cell office:value-type="float" office:value="7999.99999968268" calcext:value-type="float">
            <text:p>7999.99999968268</text:p>
          </table:table-cell>
          <table:table-cell office:value-type="float" office:value="8666.66666666667" calcext:value-type="float">
            <text:p>8666.66666666667</text:p>
          </table:table-cell>
          <table:table-cell office:value-type="float" office:value="5991.23654224338" calcext:value-type="float">
            <text:p>5991.23654224338</text:p>
          </table:table-cell>
          <table:table-cell office:value-type="float" office:value="7999.99999968268" calcext:value-type="float">
            <text:p>7999.99999968268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7.08" calcext:value-type="float">
            <text:p>7.08</text:p>
          </table:table-cell>
          <table:table-cell office:value-type="float" office:value="5991.49517443764" calcext:value-type="float">
            <text:p>5991.49517443764</text:p>
          </table:table-cell>
          <table:table-cell office:value-type="float" office:value="7999.99999969512" calcext:value-type="float">
            <text:p>7999.99999969512</text:p>
          </table:table-cell>
          <table:table-cell office:value-type="float" office:value="8666.66666666667" calcext:value-type="float">
            <text:p>8666.66666666667</text:p>
          </table:table-cell>
          <table:table-cell office:value-type="float" office:value="5991.36682540209" calcext:value-type="float">
            <text:p>5991.36682540209</text:p>
          </table:table-cell>
          <table:table-cell office:value-type="float" office:value="7999.99999969512" calcext:value-type="float">
            <text:p>7999.99999969512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7.09" calcext:value-type="float">
            <text:p>7.09</text:p>
          </table:table-cell>
          <table:table-cell office:value-type="float" office:value="5991.62161798199" calcext:value-type="float">
            <text:p>5991.62161798199</text:p>
          </table:table-cell>
          <table:table-cell office:value-type="float" office:value="7999.99999970708" calcext:value-type="float">
            <text:p>7999.99999970708</text:p>
          </table:table-cell>
          <table:table-cell office:value-type="float" office:value="8666.66666666667" calcext:value-type="float">
            <text:p>8666.66666666667</text:p>
          </table:table-cell>
          <table:table-cell office:value-type="float" office:value="5991.49517443764" calcext:value-type="float">
            <text:p>5991.49517443764</text:p>
          </table:table-cell>
          <table:table-cell office:value-type="float" office:value="7999.99999970708" calcext:value-type="float">
            <text:p>7999.99999970708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7.1" calcext:value-type="float">
            <text:p>7.1</text:p>
          </table:table-cell>
          <table:table-cell office:value-type="float" office:value="5991.74618424562" calcext:value-type="float">
            <text:p>5991.74618424562</text:p>
          </table:table-cell>
          <table:table-cell office:value-type="float" office:value="7999.99999971856" calcext:value-type="float">
            <text:p>7999.99999971856</text:p>
          </table:table-cell>
          <table:table-cell office:value-type="float" office:value="8666.66666666667" calcext:value-type="float">
            <text:p>8666.66666666667</text:p>
          </table:table-cell>
          <table:table-cell office:value-type="float" office:value="5991.62161798199" calcext:value-type="float">
            <text:p>5991.62161798199</text:p>
          </table:table-cell>
          <table:table-cell office:value-type="float" office:value="7999.99999971856" calcext:value-type="float">
            <text:p>7999.99999971856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7.11" calcext:value-type="float">
            <text:p>7.11</text:p>
          </table:table-cell>
          <table:table-cell office:value-type="float" office:value="5991.86890102369" calcext:value-type="float">
            <text:p>5991.86890102369</text:p>
          </table:table-cell>
          <table:table-cell office:value-type="float" office:value="7999.9999997296" calcext:value-type="float">
            <text:p>7999.9999997296</text:p>
          </table:table-cell>
          <table:table-cell office:value-type="float" office:value="8666.66666666667" calcext:value-type="float">
            <text:p>8666.66666666667</text:p>
          </table:table-cell>
          <table:table-cell office:value-type="float" office:value="5991.74618424562" calcext:value-type="float">
            <text:p>5991.74618424562</text:p>
          </table:table-cell>
          <table:table-cell office:value-type="float" office:value="7999.9999997296" calcext:value-type="float">
            <text:p>7999.9999997296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7.12" calcext:value-type="float">
            <text:p>7.12</text:p>
          </table:table-cell>
          <table:table-cell office:value-type="float" office:value="5991.98979570207" calcext:value-type="float">
            <text:p>5991.98979570207</text:p>
          </table:table-cell>
          <table:table-cell office:value-type="float" office:value="7999.9999997402" calcext:value-type="float">
            <text:p>7999.9999997402</text:p>
          </table:table-cell>
          <table:table-cell office:value-type="float" office:value="8666.66666666667" calcext:value-type="float">
            <text:p>8666.66666666667</text:p>
          </table:table-cell>
          <table:table-cell office:value-type="float" office:value="5991.86890102369" calcext:value-type="float">
            <text:p>5991.86890102369</text:p>
          </table:table-cell>
          <table:table-cell office:value-type="float" office:value="7999.9999997402" calcext:value-type="float">
            <text:p>7999.9999997402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7.13" calcext:value-type="float">
            <text:p>7.13</text:p>
          </table:table-cell>
          <table:table-cell office:value-type="float" office:value="5992.10889526332" calcext:value-type="float">
            <text:p>5992.10889526332</text:p>
          </table:table-cell>
          <table:table-cell office:value-type="float" office:value="7999.99999975039" calcext:value-type="float">
            <text:p>7999.99999975039</text:p>
          </table:table-cell>
          <table:table-cell office:value-type="float" office:value="8666.66666666667" calcext:value-type="float">
            <text:p>8666.66666666667</text:p>
          </table:table-cell>
          <table:table-cell office:value-type="float" office:value="5991.98979570207" calcext:value-type="float">
            <text:p>5991.98979570207</text:p>
          </table:table-cell>
          <table:table-cell office:value-type="float" office:value="7999.99999975039" calcext:value-type="float">
            <text:p>7999.99999975039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7.14" calcext:value-type="float">
            <text:p>7.14</text:p>
          </table:table-cell>
          <table:table-cell office:value-type="float" office:value="5992.22622629255" calcext:value-type="float">
            <text:p>5992.22622629255</text:p>
          </table:table-cell>
          <table:table-cell office:value-type="float" office:value="7999.99999976018" calcext:value-type="float">
            <text:p>7999.99999976018</text:p>
          </table:table-cell>
          <table:table-cell office:value-type="float" office:value="8666.66666666666" calcext:value-type="float">
            <text:p>8666.66666666666</text:p>
          </table:table-cell>
          <table:table-cell office:value-type="float" office:value="5992.10889526332" calcext:value-type="float">
            <text:p>5992.10889526332</text:p>
          </table:table-cell>
          <table:table-cell office:value-type="float" office:value="7999.99999976018" calcext:value-type="float">
            <text:p>7999.99999976018</text:p>
          </table:table-cell>
          <table:table-cell office:value-type="float" office:value="8666.66666666666" calcext:value-type="float">
            <text:p>8666.66666666666</text:p>
          </table:table-cell>
        </table:table-row>
        <table:table-row table:style-name="ro1">
          <table:table-cell office:value-type="float" office:value="7.15" calcext:value-type="float">
            <text:p>7.15</text:p>
          </table:table-cell>
          <table:table-cell office:value-type="float" office:value="5992.34181498321" calcext:value-type="float">
            <text:p>5992.34181498321</text:p>
          </table:table-cell>
          <table:table-cell office:value-type="float" office:value="7999.99999976958" calcext:value-type="float">
            <text:p>7999.99999976958</text:p>
          </table:table-cell>
          <table:table-cell office:value-type="float" office:value="8666.66666666667" calcext:value-type="float">
            <text:p>8666.66666666667</text:p>
          </table:table-cell>
          <table:table-cell office:value-type="float" office:value="5992.22622629255" calcext:value-type="float">
            <text:p>5992.22622629255</text:p>
          </table:table-cell>
          <table:table-cell office:value-type="float" office:value="7999.99999976958" calcext:value-type="float">
            <text:p>7999.99999976958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7.16" calcext:value-type="float">
            <text:p>7.16</text:p>
          </table:table-cell>
          <table:table-cell office:value-type="float" office:value="5992.45568714281" calcext:value-type="float">
            <text:p>5992.45568714281</text:p>
          </table:table-cell>
          <table:table-cell office:value-type="float" office:value="7999.99999977861" calcext:value-type="float">
            <text:p>7999.99999977861</text:p>
          </table:table-cell>
          <table:table-cell office:value-type="float" office:value="8666.66666666667" calcext:value-type="float">
            <text:p>8666.66666666667</text:p>
          </table:table-cell>
          <table:table-cell office:value-type="float" office:value="5992.34181498321" calcext:value-type="float">
            <text:p>5992.34181498321</text:p>
          </table:table-cell>
          <table:table-cell office:value-type="float" office:value="7999.99999977861" calcext:value-type="float">
            <text:p>7999.99999977861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7.17" calcext:value-type="float">
            <text:p>7.17</text:p>
          </table:table-cell>
          <table:table-cell office:value-type="float" office:value="5992.56786819854" calcext:value-type="float">
            <text:p>5992.56786819854</text:p>
          </table:table-cell>
          <table:table-cell office:value-type="float" office:value="7999.99999978729" calcext:value-type="float">
            <text:p>7999.99999978729</text:p>
          </table:table-cell>
          <table:table-cell office:value-type="float" office:value="8666.66666666667" calcext:value-type="float">
            <text:p>8666.66666666667</text:p>
          </table:table-cell>
          <table:table-cell office:value-type="float" office:value="5992.45568714281" calcext:value-type="float">
            <text:p>5992.45568714281</text:p>
          </table:table-cell>
          <table:table-cell office:value-type="float" office:value="7999.99999978729" calcext:value-type="float">
            <text:p>7999.99999978729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7.18" calcext:value-type="float">
            <text:p>7.18</text:p>
          </table:table-cell>
          <table:table-cell office:value-type="float" office:value="5992.67838320283" calcext:value-type="float">
            <text:p>5992.67838320283</text:p>
          </table:table-cell>
          <table:table-cell office:value-type="float" office:value="7999.99999979563" calcext:value-type="float">
            <text:p>7999.99999979563</text:p>
          </table:table-cell>
          <table:table-cell office:value-type="float" office:value="8666.66666666667" calcext:value-type="float">
            <text:p>8666.66666666667</text:p>
          </table:table-cell>
          <table:table-cell office:value-type="float" office:value="5992.56786819854" calcext:value-type="float">
            <text:p>5992.56786819854</text:p>
          </table:table-cell>
          <table:table-cell office:value-type="float" office:value="7999.99999979563" calcext:value-type="float">
            <text:p>7999.99999979563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7.19" calcext:value-type="float">
            <text:p>7.19</text:p>
          </table:table-cell>
          <table:table-cell office:value-type="float" office:value="5992.78725683879" calcext:value-type="float">
            <text:p>5992.78725683879</text:p>
          </table:table-cell>
          <table:table-cell office:value-type="float" office:value="7999.99999980365" calcext:value-type="float">
            <text:p>7999.99999980365</text:p>
          </table:table-cell>
          <table:table-cell office:value-type="float" office:value="8666.66666666667" calcext:value-type="float">
            <text:p>8666.66666666667</text:p>
          </table:table-cell>
          <table:table-cell office:value-type="float" office:value="5992.67838320283" calcext:value-type="float">
            <text:p>5992.67838320283</text:p>
          </table:table-cell>
          <table:table-cell office:value-type="float" office:value="7999.99999980365" calcext:value-type="float">
            <text:p>7999.99999980365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7.2" calcext:value-type="float">
            <text:p>7.2</text:p>
          </table:table-cell>
          <table:table-cell office:value-type="float" office:value="5992.89451342563" calcext:value-type="float">
            <text:p>5992.89451342563</text:p>
          </table:table-cell>
          <table:table-cell office:value-type="float" office:value="7999.99999981135" calcext:value-type="float">
            <text:p>7999.99999981135</text:p>
          </table:table-cell>
          <table:table-cell office:value-type="float" office:value="8666.66666666667" calcext:value-type="float">
            <text:p>8666.66666666667</text:p>
          </table:table-cell>
          <table:table-cell office:value-type="float" office:value="5992.78725683879" calcext:value-type="float">
            <text:p>5992.78725683879</text:p>
          </table:table-cell>
          <table:table-cell office:value-type="float" office:value="7999.99999981135" calcext:value-type="float">
            <text:p>7999.99999981135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7.21" calcext:value-type="float">
            <text:p>7.21</text:p>
          </table:table-cell>
          <table:table-cell office:value-type="float" office:value="5993.00017692395" calcext:value-type="float">
            <text:p>5993.00017692395</text:p>
          </table:table-cell>
          <table:table-cell office:value-type="float" office:value="7999.99999981874" calcext:value-type="float">
            <text:p>7999.99999981874</text:p>
          </table:table-cell>
          <table:table-cell office:value-type="float" office:value="8666.66666666667" calcext:value-type="float">
            <text:p>8666.66666666667</text:p>
          </table:table-cell>
          <table:table-cell office:value-type="float" office:value="5992.89451342563" calcext:value-type="float">
            <text:p>5992.89451342563</text:p>
          </table:table-cell>
          <table:table-cell office:value-type="float" office:value="7999.99999981874" calcext:value-type="float">
            <text:p>7999.99999981874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7.22" calcext:value-type="float">
            <text:p>7.22</text:p>
          </table:table-cell>
          <table:table-cell office:value-type="float" office:value="5993.104270941" calcext:value-type="float">
            <text:p>5993.104270941</text:p>
          </table:table-cell>
          <table:table-cell office:value-type="float" office:value="7999.99999982585" calcext:value-type="float">
            <text:p>7999.99999982585</text:p>
          </table:table-cell>
          <table:table-cell office:value-type="float" office:value="8666.66666666667" calcext:value-type="float">
            <text:p>8666.66666666667</text:p>
          </table:table-cell>
          <table:table-cell office:value-type="float" office:value="5993.00017692395" calcext:value-type="float">
            <text:p>5993.00017692395</text:p>
          </table:table-cell>
          <table:table-cell office:value-type="float" office:value="7999.99999982585" calcext:value-type="float">
            <text:p>7999.99999982585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7.23" calcext:value-type="float">
            <text:p>7.23</text:p>
          </table:table-cell>
          <table:table-cell office:value-type="float" office:value="5993.20681873582" calcext:value-type="float">
            <text:p>5993.20681873582</text:p>
          </table:table-cell>
          <table:table-cell office:value-type="float" office:value="7999.99999983268" calcext:value-type="float">
            <text:p>7999.99999983268</text:p>
          </table:table-cell>
          <table:table-cell office:value-type="float" office:value="8666.66666666667" calcext:value-type="float">
            <text:p>8666.66666666667</text:p>
          </table:table-cell>
          <table:table-cell office:value-type="float" office:value="5993.104270941" calcext:value-type="float">
            <text:p>5993.104270941</text:p>
          </table:table-cell>
          <table:table-cell office:value-type="float" office:value="7999.99999983268" calcext:value-type="float">
            <text:p>7999.99999983268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7.24" calcext:value-type="float">
            <text:p>7.24</text:p>
          </table:table-cell>
          <table:table-cell office:value-type="float" office:value="5993.30784322433" calcext:value-type="float">
            <text:p>5993.30784322433</text:p>
          </table:table-cell>
          <table:table-cell office:value-type="float" office:value="7999.99999983924" calcext:value-type="float">
            <text:p>7999.99999983924</text:p>
          </table:table-cell>
          <table:table-cell office:value-type="float" office:value="8666.66666666667" calcext:value-type="float">
            <text:p>8666.66666666667</text:p>
          </table:table-cell>
          <table:table-cell office:value-type="float" office:value="5993.20681873582" calcext:value-type="float">
            <text:p>5993.20681873582</text:p>
          </table:table-cell>
          <table:table-cell office:value-type="float" office:value="7999.99999983924" calcext:value-type="float">
            <text:p>7999.99999983924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7.25" calcext:value-type="float">
            <text:p>7.25</text:p>
          </table:table-cell>
          <table:table-cell office:value-type="float" office:value="5993.40736698437" calcext:value-type="float">
            <text:p>5993.40736698437</text:p>
          </table:table-cell>
          <table:table-cell office:value-type="float" office:value="7999.99999984554" calcext:value-type="float">
            <text:p>7999.99999984554</text:p>
          </table:table-cell>
          <table:table-cell office:value-type="float" office:value="8666.66666666667" calcext:value-type="float">
            <text:p>8666.66666666667</text:p>
          </table:table-cell>
          <table:table-cell office:value-type="float" office:value="5993.30784322433" calcext:value-type="float">
            <text:p>5993.30784322433</text:p>
          </table:table-cell>
          <table:table-cell office:value-type="float" office:value="7999.99999984554" calcext:value-type="float">
            <text:p>7999.99999984554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7.26" calcext:value-type="float">
            <text:p>7.26</text:p>
          </table:table-cell>
          <table:table-cell office:value-type="float" office:value="5993.5054122606" calcext:value-type="float">
            <text:p>5993.5054122606</text:p>
          </table:table-cell>
          <table:table-cell office:value-type="float" office:value="7999.9999998516" calcext:value-type="float">
            <text:p>7999.9999998516</text:p>
          </table:table-cell>
          <table:table-cell office:value-type="float" office:value="8666.66666666667" calcext:value-type="float">
            <text:p>8666.66666666667</text:p>
          </table:table-cell>
          <table:table-cell office:value-type="float" office:value="5993.40736698437" calcext:value-type="float">
            <text:p>5993.40736698437</text:p>
          </table:table-cell>
          <table:table-cell office:value-type="float" office:value="7999.9999998516" calcext:value-type="float">
            <text:p>7999.9999998516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7.27" calcext:value-type="float">
            <text:p>7.27</text:p>
          </table:table-cell>
          <table:table-cell office:value-type="float" office:value="5993.60200096943" calcext:value-type="float">
            <text:p>5993.60200096943</text:p>
          </table:table-cell>
          <table:table-cell office:value-type="float" office:value="7999.99999985742" calcext:value-type="float">
            <text:p>7999.99999985742</text:p>
          </table:table-cell>
          <table:table-cell office:value-type="float" office:value="8666.66666666667" calcext:value-type="float">
            <text:p>8666.66666666667</text:p>
          </table:table-cell>
          <table:table-cell office:value-type="float" office:value="5993.5054122606" calcext:value-type="float">
            <text:p>5993.5054122606</text:p>
          </table:table-cell>
          <table:table-cell office:value-type="float" office:value="7999.99999985742" calcext:value-type="float">
            <text:p>7999.99999985742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7.28" calcext:value-type="float">
            <text:p>7.28</text:p>
          </table:table-cell>
          <table:table-cell office:value-type="float" office:value="5993.69715470376" calcext:value-type="float">
            <text:p>5993.69715470376</text:p>
          </table:table-cell>
          <table:table-cell office:value-type="float" office:value="7999.99999986301" calcext:value-type="float">
            <text:p>7999.99999986301</text:p>
          </table:table-cell>
          <table:table-cell office:value-type="float" office:value="8666.66666666667" calcext:value-type="float">
            <text:p>8666.66666666667</text:p>
          </table:table-cell>
          <table:table-cell office:value-type="float" office:value="5993.60200096943" calcext:value-type="float">
            <text:p>5993.60200096943</text:p>
          </table:table-cell>
          <table:table-cell office:value-type="float" office:value="7999.99999986301" calcext:value-type="float">
            <text:p>7999.99999986301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7.29" calcext:value-type="float">
            <text:p>7.29</text:p>
          </table:table-cell>
          <table:table-cell office:value-type="float" office:value="5993.79089473776" calcext:value-type="float">
            <text:p>5993.79089473776</text:p>
          </table:table-cell>
          <table:table-cell office:value-type="float" office:value="7999.99999986838" calcext:value-type="float">
            <text:p>7999.99999986838</text:p>
          </table:table-cell>
          <table:table-cell office:value-type="float" office:value="8666.66666666667" calcext:value-type="float">
            <text:p>8666.66666666667</text:p>
          </table:table-cell>
          <table:table-cell office:value-type="float" office:value="5993.69715470376" calcext:value-type="float">
            <text:p>5993.69715470376</text:p>
          </table:table-cell>
          <table:table-cell office:value-type="float" office:value="7999.99999986838" calcext:value-type="float">
            <text:p>7999.99999986838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7.3" calcext:value-type="float">
            <text:p>7.3</text:p>
          </table:table-cell>
          <table:table-cell office:value-type="float" office:value="5993.8832420315" calcext:value-type="float">
            <text:p>5993.8832420315</text:p>
          </table:table-cell>
          <table:table-cell office:value-type="float" office:value="7999.99999987354" calcext:value-type="float">
            <text:p>7999.99999987354</text:p>
          </table:table-cell>
          <table:table-cell office:value-type="float" office:value="8666.66666666667" calcext:value-type="float">
            <text:p>8666.66666666667</text:p>
          </table:table-cell>
          <table:table-cell office:value-type="float" office:value="5993.79089473776" calcext:value-type="float">
            <text:p>5993.79089473776</text:p>
          </table:table-cell>
          <table:table-cell office:value-type="float" office:value="7999.99999987354" calcext:value-type="float">
            <text:p>7999.99999987354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7.31" calcext:value-type="float">
            <text:p>7.31</text:p>
          </table:table-cell>
          <table:table-cell office:value-type="float" office:value="5993.97421723558" calcext:value-type="float">
            <text:p>5993.97421723558</text:p>
          </table:table-cell>
          <table:table-cell office:value-type="float" office:value="7999.9999998785" calcext:value-type="float">
            <text:p>7999.9999998785</text:p>
          </table:table-cell>
          <table:table-cell office:value-type="float" office:value="8666.66666666667" calcext:value-type="float">
            <text:p>8666.66666666667</text:p>
          </table:table-cell>
          <table:table-cell office:value-type="float" office:value="5993.8832420315" calcext:value-type="float">
            <text:p>5993.8832420315</text:p>
          </table:table-cell>
          <table:table-cell office:value-type="float" office:value="7999.9999998785" calcext:value-type="float">
            <text:p>7999.9999998785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7.32" calcext:value-type="float">
            <text:p>7.32</text:p>
          </table:table-cell>
          <table:table-cell office:value-type="float" office:value="5994.06384069564" calcext:value-type="float">
            <text:p>5994.06384069564</text:p>
          </table:table-cell>
          <table:table-cell office:value-type="float" office:value="7999.99999988327" calcext:value-type="float">
            <text:p>7999.99999988327</text:p>
          </table:table-cell>
          <table:table-cell office:value-type="float" office:value="8666.66666666667" calcext:value-type="float">
            <text:p>8666.66666666667</text:p>
          </table:table-cell>
          <table:table-cell office:value-type="float" office:value="5993.97421723558" calcext:value-type="float">
            <text:p>5993.97421723558</text:p>
          </table:table-cell>
          <table:table-cell office:value-type="float" office:value="7999.99999988327" calcext:value-type="float">
            <text:p>7999.99999988327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7.33" calcext:value-type="float">
            <text:p>7.33</text:p>
          </table:table-cell>
          <table:table-cell office:value-type="float" office:value="5994.15213245685" calcext:value-type="float">
            <text:p>5994.15213245685</text:p>
          </table:table-cell>
          <table:table-cell office:value-type="float" office:value="7999.99999988784" calcext:value-type="float">
            <text:p>7999.99999988784</text:p>
          </table:table-cell>
          <table:table-cell office:value-type="float" office:value="8666.66666666667" calcext:value-type="float">
            <text:p>8666.66666666667</text:p>
          </table:table-cell>
          <table:table-cell office:value-type="float" office:value="5994.06384069564" calcext:value-type="float">
            <text:p>5994.06384069564</text:p>
          </table:table-cell>
          <table:table-cell office:value-type="float" office:value="7999.99999988784" calcext:value-type="float">
            <text:p>7999.99999988784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7.34" calcext:value-type="float">
            <text:p>7.34</text:p>
          </table:table-cell>
          <table:table-cell office:value-type="float" office:value="5994.23911226828" calcext:value-type="float">
            <text:p>5994.23911226828</text:p>
          </table:table-cell>
          <table:table-cell office:value-type="float" office:value="7999.99999989224" calcext:value-type="float">
            <text:p>7999.99999989224</text:p>
          </table:table-cell>
          <table:table-cell office:value-type="float" office:value="8666.66666666667" calcext:value-type="float">
            <text:p>8666.66666666667</text:p>
          </table:table-cell>
          <table:table-cell office:value-type="float" office:value="5994.15213245685" calcext:value-type="float">
            <text:p>5994.15213245685</text:p>
          </table:table-cell>
          <table:table-cell office:value-type="float" office:value="7999.99999989224" calcext:value-type="float">
            <text:p>7999.99999989224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7.35" calcext:value-type="float">
            <text:p>7.35</text:p>
          </table:table-cell>
          <table:table-cell office:value-type="float" office:value="5994.32479958725" calcext:value-type="float">
            <text:p>5994.32479958725</text:p>
          </table:table-cell>
          <table:table-cell office:value-type="float" office:value="7999.99999989647" calcext:value-type="float">
            <text:p>7999.99999989647</text:p>
          </table:table-cell>
          <table:table-cell office:value-type="float" office:value="8666.66666666667" calcext:value-type="float">
            <text:p>8666.66666666667</text:p>
          </table:table-cell>
          <table:table-cell office:value-type="float" office:value="5994.23911226828" calcext:value-type="float">
            <text:p>5994.23911226828</text:p>
          </table:table-cell>
          <table:table-cell office:value-type="float" office:value="7999.99999989647" calcext:value-type="float">
            <text:p>7999.99999989647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7.36" calcext:value-type="float">
            <text:p>7.36</text:p>
          </table:table-cell>
          <table:table-cell office:value-type="float" office:value="5994.40921358363" calcext:value-type="float">
            <text:p>5994.40921358363</text:p>
          </table:table-cell>
          <table:table-cell office:value-type="float" office:value="7999.99999990053" calcext:value-type="float">
            <text:p>7999.99999990053</text:p>
          </table:table-cell>
          <table:table-cell office:value-type="float" office:value="8666.66666666667" calcext:value-type="float">
            <text:p>8666.66666666667</text:p>
          </table:table-cell>
          <table:table-cell office:value-type="float" office:value="5994.32479958725" calcext:value-type="float">
            <text:p>5994.32479958725</text:p>
          </table:table-cell>
          <table:table-cell office:value-type="float" office:value="7999.99999990053" calcext:value-type="float">
            <text:p>7999.99999990053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7.37" calcext:value-type="float">
            <text:p>7.37</text:p>
          </table:table-cell>
          <table:table-cell office:value-type="float" office:value="5994.49237314402" calcext:value-type="float">
            <text:p>5994.49237314402</text:p>
          </table:table-cell>
          <table:table-cell office:value-type="float" office:value="7999.99999990443" calcext:value-type="float">
            <text:p>7999.99999990443</text:p>
          </table:table-cell>
          <table:table-cell office:value-type="float" office:value="8666.66666666667" calcext:value-type="float">
            <text:p>8666.66666666667</text:p>
          </table:table-cell>
          <table:table-cell office:value-type="float" office:value="5994.40921358363" calcext:value-type="float">
            <text:p>5994.40921358363</text:p>
          </table:table-cell>
          <table:table-cell office:value-type="float" office:value="7999.99999990443" calcext:value-type="float">
            <text:p>7999.99999990443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7.38" calcext:value-type="float">
            <text:p>7.38</text:p>
          </table:table-cell>
          <table:table-cell office:value-type="float" office:value="5994.57429687594" calcext:value-type="float">
            <text:p>5994.57429687594</text:p>
          </table:table-cell>
          <table:table-cell office:value-type="float" office:value="7999.99999990817" calcext:value-type="float">
            <text:p>7999.99999990817</text:p>
          </table:table-cell>
          <table:table-cell office:value-type="float" office:value="8666.66666666667" calcext:value-type="float">
            <text:p>8666.66666666667</text:p>
          </table:table-cell>
          <table:table-cell office:value-type="float" office:value="5994.49237314402" calcext:value-type="float">
            <text:p>5994.49237314402</text:p>
          </table:table-cell>
          <table:table-cell office:value-type="float" office:value="7999.99999990817" calcext:value-type="float">
            <text:p>7999.99999990817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7.39" calcext:value-type="float">
            <text:p>7.39</text:p>
          </table:table-cell>
          <table:table-cell office:value-type="float" office:value="5994.65500311188" calcext:value-type="float">
            <text:p>5994.65500311188</text:p>
          </table:table-cell>
          <table:table-cell office:value-type="float" office:value="7999.99999991177" calcext:value-type="float">
            <text:p>7999.99999991177</text:p>
          </table:table-cell>
          <table:table-cell office:value-type="float" office:value="8666.66666666667" calcext:value-type="float">
            <text:p>8666.66666666667</text:p>
          </table:table-cell>
          <table:table-cell office:value-type="float" office:value="5994.57429687594" calcext:value-type="float">
            <text:p>5994.57429687594</text:p>
          </table:table-cell>
          <table:table-cell office:value-type="float" office:value="7999.99999991177" calcext:value-type="float">
            <text:p>7999.99999991177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7.4" calcext:value-type="float">
            <text:p>7.4</text:p>
          </table:table-cell>
          <table:table-cell office:value-type="float" office:value="5994.73450991337" calcext:value-type="float">
            <text:p>5994.73450991337</text:p>
          </table:table-cell>
          <table:table-cell office:value-type="float" office:value="7999.99999991523" calcext:value-type="float">
            <text:p>7999.99999991523</text:p>
          </table:table-cell>
          <table:table-cell office:value-type="float" office:value="8666.66666666667" calcext:value-type="float">
            <text:p>8666.66666666667</text:p>
          </table:table-cell>
          <table:table-cell office:value-type="float" office:value="5994.65500311188" calcext:value-type="float">
            <text:p>5994.65500311188</text:p>
          </table:table-cell>
          <table:table-cell office:value-type="float" office:value="7999.99999991523" calcext:value-type="float">
            <text:p>7999.99999991523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7.41" calcext:value-type="float">
            <text:p>7.41</text:p>
          </table:table-cell>
          <table:table-cell office:value-type="float" office:value="5994.81283507495" calcext:value-type="float">
            <text:p>5994.81283507495</text:p>
          </table:table-cell>
          <table:table-cell office:value-type="float" office:value="7999.99999991856" calcext:value-type="float">
            <text:p>7999.99999991856</text:p>
          </table:table-cell>
          <table:table-cell office:value-type="float" office:value="8666.66666666667" calcext:value-type="float">
            <text:p>8666.66666666667</text:p>
          </table:table-cell>
          <table:table-cell office:value-type="float" office:value="5994.73450991337" calcext:value-type="float">
            <text:p>5994.73450991337</text:p>
          </table:table-cell>
          <table:table-cell office:value-type="float" office:value="7999.99999991856" calcext:value-type="float">
            <text:p>7999.99999991856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7.42" calcext:value-type="float">
            <text:p>7.42</text:p>
          </table:table-cell>
          <table:table-cell office:value-type="float" office:value="5994.88999612808" calcext:value-type="float">
            <text:p>5994.88999612808</text:p>
          </table:table-cell>
          <table:table-cell office:value-type="float" office:value="7999.99999992175" calcext:value-type="float">
            <text:p>7999.99999992175</text:p>
          </table:table-cell>
          <table:table-cell office:value-type="float" office:value="8666.66666666667" calcext:value-type="float">
            <text:p>8666.66666666667</text:p>
          </table:table-cell>
          <table:table-cell office:value-type="float" office:value="5994.81283507495" calcext:value-type="float">
            <text:p>5994.81283507495</text:p>
          </table:table-cell>
          <table:table-cell office:value-type="float" office:value="7999.99999992175" calcext:value-type="float">
            <text:p>7999.99999992175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7.43" calcext:value-type="float">
            <text:p>7.43</text:p>
          </table:table-cell>
          <table:table-cell office:value-type="float" office:value="5994.96601034501" calcext:value-type="float">
            <text:p>5994.96601034501</text:p>
          </table:table-cell>
          <table:table-cell office:value-type="float" office:value="7999.99999992482" calcext:value-type="float">
            <text:p>7999.99999992482</text:p>
          </table:table-cell>
          <table:table-cell office:value-type="float" office:value="8666.66666666667" calcext:value-type="float">
            <text:p>8666.66666666667</text:p>
          </table:table-cell>
          <table:table-cell office:value-type="float" office:value="5994.88999612808" calcext:value-type="float">
            <text:p>5994.88999612808</text:p>
          </table:table-cell>
          <table:table-cell office:value-type="float" office:value="7999.99999992482" calcext:value-type="float">
            <text:p>7999.99999992482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7.44" calcext:value-type="float">
            <text:p>7.44</text:p>
          </table:table-cell>
          <table:table-cell office:value-type="float" office:value="5995.04089474256" calcext:value-type="float">
            <text:p>5995.04089474256</text:p>
          </table:table-cell>
          <table:table-cell office:value-type="float" office:value="7999.99999992777" calcext:value-type="float">
            <text:p>7999.99999992777</text:p>
          </table:table-cell>
          <table:table-cell office:value-type="float" office:value="8666.66666666667" calcext:value-type="float">
            <text:p>8666.66666666667</text:p>
          </table:table-cell>
          <table:table-cell office:value-type="float" office:value="5994.96601034501" calcext:value-type="float">
            <text:p>5994.96601034501</text:p>
          </table:table-cell>
          <table:table-cell office:value-type="float" office:value="7999.99999992777" calcext:value-type="float">
            <text:p>7999.99999992777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7.45" calcext:value-type="float">
            <text:p>7.45</text:p>
          </table:table-cell>
          <table:table-cell office:value-type="float" office:value="5995.11466608593" calcext:value-type="float">
            <text:p>5995.11466608593</text:p>
          </table:table-cell>
          <table:table-cell office:value-type="float" office:value="7999.9999999306" calcext:value-type="float">
            <text:p>7999.9999999306</text:p>
          </table:table-cell>
          <table:table-cell office:value-type="float" office:value="8666.66666666667" calcext:value-type="float">
            <text:p>8666.66666666667</text:p>
          </table:table-cell>
          <table:table-cell office:value-type="float" office:value="5995.04089474256" calcext:value-type="float">
            <text:p>5995.04089474256</text:p>
          </table:table-cell>
          <table:table-cell office:value-type="float" office:value="7999.9999999306" calcext:value-type="float">
            <text:p>7999.9999999306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7.46" calcext:value-type="float">
            <text:p>7.46</text:p>
          </table:table-cell>
          <table:table-cell office:value-type="float" office:value="5995.18734089233" calcext:value-type="float">
            <text:p>5995.18734089233</text:p>
          </table:table-cell>
          <table:table-cell office:value-type="float" office:value="7999.99999993332" calcext:value-type="float">
            <text:p>7999.99999993332</text:p>
          </table:table-cell>
          <table:table-cell office:value-type="float" office:value="8666.66666666667" calcext:value-type="float">
            <text:p>8666.66666666667</text:p>
          </table:table-cell>
          <table:table-cell office:value-type="float" office:value="5995.11466608593" calcext:value-type="float">
            <text:p>5995.11466608593</text:p>
          </table:table-cell>
          <table:table-cell office:value-type="float" office:value="7999.99999993332" calcext:value-type="float">
            <text:p>7999.99999993332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7.47" calcext:value-type="float">
            <text:p>7.47</text:p>
          </table:table-cell>
          <table:table-cell office:value-type="float" office:value="5995.25893543466" calcext:value-type="float">
            <text:p>5995.25893543466</text:p>
          </table:table-cell>
          <table:table-cell office:value-type="float" office:value="7999.99999993594" calcext:value-type="float">
            <text:p>7999.99999993594</text:p>
          </table:table-cell>
          <table:table-cell office:value-type="float" office:value="8666.66666666667" calcext:value-type="float">
            <text:p>8666.66666666667</text:p>
          </table:table-cell>
          <table:table-cell office:value-type="float" office:value="5995.18734089233" calcext:value-type="float">
            <text:p>5995.18734089233</text:p>
          </table:table-cell>
          <table:table-cell office:value-type="float" office:value="7999.99999993594" calcext:value-type="float">
            <text:p>7999.99999993594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7.48" calcext:value-type="float">
            <text:p>7.48</text:p>
          </table:table-cell>
          <table:table-cell office:value-type="float" office:value="5995.32946574511" calcext:value-type="float">
            <text:p>5995.32946574511</text:p>
          </table:table-cell>
          <table:table-cell office:value-type="float" office:value="7999.99999993845" calcext:value-type="float">
            <text:p>7999.99999993845</text:p>
          </table:table-cell>
          <table:table-cell office:value-type="float" office:value="8666.66666666667" calcext:value-type="float">
            <text:p>8666.66666666667</text:p>
          </table:table-cell>
          <table:table-cell office:value-type="float" office:value="5995.25893543466" calcext:value-type="float">
            <text:p>5995.25893543466</text:p>
          </table:table-cell>
          <table:table-cell office:value-type="float" office:value="7999.99999993845" calcext:value-type="float">
            <text:p>7999.99999993845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7.49" calcext:value-type="float">
            <text:p>7.49</text:p>
          </table:table-cell>
          <table:table-cell office:value-type="float" office:value="5995.39894761867" calcext:value-type="float">
            <text:p>5995.39894761867</text:p>
          </table:table-cell>
          <table:table-cell office:value-type="float" office:value="7999.99999994086" calcext:value-type="float">
            <text:p>7999.99999994086</text:p>
          </table:table-cell>
          <table:table-cell office:value-type="float" office:value="8666.66666666667" calcext:value-type="float">
            <text:p>8666.66666666667</text:p>
          </table:table-cell>
          <table:table-cell office:value-type="float" office:value="5995.32946574511" calcext:value-type="float">
            <text:p>5995.32946574511</text:p>
          </table:table-cell>
          <table:table-cell office:value-type="float" office:value="7999.99999994086" calcext:value-type="float">
            <text:p>7999.99999994086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7.5" calcext:value-type="float">
            <text:p>7.5</text:p>
          </table:table-cell>
          <table:table-cell office:value-type="float" office:value="5995.46739661663" calcext:value-type="float">
            <text:p>5995.46739661663</text:p>
          </table:table-cell>
          <table:table-cell office:value-type="float" office:value="7999.99999994318" calcext:value-type="float">
            <text:p>7999.99999994318</text:p>
          </table:table-cell>
          <table:table-cell office:value-type="float" office:value="8666.66666666667" calcext:value-type="float">
            <text:p>8666.66666666667</text:p>
          </table:table-cell>
          <table:table-cell office:value-type="float" office:value="5995.39894761867" calcext:value-type="float">
            <text:p>5995.39894761867</text:p>
          </table:table-cell>
          <table:table-cell office:value-type="float" office:value="7999.99999994318" calcext:value-type="float">
            <text:p>7999.99999994318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7.51" calcext:value-type="float">
            <text:p>7.51</text:p>
          </table:table-cell>
          <table:table-cell office:value-type="float" office:value="5995.53482807001" calcext:value-type="float">
            <text:p>5995.53482807001</text:p>
          </table:table-cell>
          <table:table-cell office:value-type="float" office:value="7999.99999994541" calcext:value-type="float">
            <text:p>7999.99999994541</text:p>
          </table:table-cell>
          <table:table-cell office:value-type="float" office:value="8666.66666666667" calcext:value-type="float">
            <text:p>8666.66666666667</text:p>
          </table:table-cell>
          <table:table-cell office:value-type="float" office:value="5995.46739661663" calcext:value-type="float">
            <text:p>5995.46739661663</text:p>
          </table:table-cell>
          <table:table-cell office:value-type="float" office:value="7999.99999994541" calcext:value-type="float">
            <text:p>7999.99999994541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7.52" calcext:value-type="float">
            <text:p>7.52</text:p>
          </table:table-cell>
          <table:table-cell office:value-type="float" office:value="5995.60125708297" calcext:value-type="float">
            <text:p>5995.60125708297</text:p>
          </table:table-cell>
          <table:table-cell office:value-type="float" office:value="7999.99999994755" calcext:value-type="float">
            <text:p>7999.99999994755</text:p>
          </table:table-cell>
          <table:table-cell office:value-type="float" office:value="8666.66666666667" calcext:value-type="float">
            <text:p>8666.66666666667</text:p>
          </table:table-cell>
          <table:table-cell office:value-type="float" office:value="5995.53482807001" calcext:value-type="float">
            <text:p>5995.53482807001</text:p>
          </table:table-cell>
          <table:table-cell office:value-type="float" office:value="7999.99999994755" calcext:value-type="float">
            <text:p>7999.99999994755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7.53" calcext:value-type="float">
            <text:p>7.53</text:p>
          </table:table-cell>
          <table:table-cell office:value-type="float" office:value="5995.6666985361" calcext:value-type="float">
            <text:p>5995.6666985361</text:p>
          </table:table-cell>
          <table:table-cell office:value-type="float" office:value="7999.99999994961" calcext:value-type="float">
            <text:p>7999.99999994961</text:p>
          </table:table-cell>
          <table:table-cell office:value-type="float" office:value="8666.66666666667" calcext:value-type="float">
            <text:p>8666.66666666667</text:p>
          </table:table-cell>
          <table:table-cell office:value-type="float" office:value="5995.60125708297" calcext:value-type="float">
            <text:p>5995.60125708297</text:p>
          </table:table-cell>
          <table:table-cell office:value-type="float" office:value="7999.99999994961" calcext:value-type="float">
            <text:p>7999.99999994961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7.54" calcext:value-type="float">
            <text:p>7.54</text:p>
          </table:table-cell>
          <table:table-cell office:value-type="float" office:value="5995.73116708978" calcext:value-type="float">
            <text:p>5995.73116708978</text:p>
          </table:table-cell>
          <table:table-cell office:value-type="float" office:value="7999.99999995158" calcext:value-type="float">
            <text:p>7999.99999995158</text:p>
          </table:table-cell>
          <table:table-cell office:value-type="float" office:value="8666.66666666667" calcext:value-type="float">
            <text:p>8666.66666666667</text:p>
          </table:table-cell>
          <table:table-cell office:value-type="float" office:value="5995.6666985361" calcext:value-type="float">
            <text:p>5995.6666985361</text:p>
          </table:table-cell>
          <table:table-cell office:value-type="float" office:value="7999.99999995158" calcext:value-type="float">
            <text:p>7999.99999995158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7.55" calcext:value-type="float">
            <text:p>7.55</text:p>
          </table:table-cell>
          <table:table-cell office:value-type="float" office:value="5995.79467718734" calcext:value-type="float">
            <text:p>5995.79467718734</text:p>
          </table:table-cell>
          <table:table-cell office:value-type="float" office:value="7999.99999995348" calcext:value-type="float">
            <text:p>7999.99999995348</text:p>
          </table:table-cell>
          <table:table-cell office:value-type="float" office:value="8666.66666666667" calcext:value-type="float">
            <text:p>8666.66666666667</text:p>
          </table:table-cell>
          <table:table-cell office:value-type="float" office:value="5995.73116708978" calcext:value-type="float">
            <text:p>5995.73116708978</text:p>
          </table:table-cell>
          <table:table-cell office:value-type="float" office:value="7999.99999995348" calcext:value-type="float">
            <text:p>7999.99999995348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7.56" calcext:value-type="float">
            <text:p>7.56</text:p>
          </table:table-cell>
          <table:table-cell office:value-type="float" office:value="5995.85724305832" calcext:value-type="float">
            <text:p>5995.85724305832</text:p>
          </table:table-cell>
          <table:table-cell office:value-type="float" office:value="7999.9999999553" calcext:value-type="float">
            <text:p>7999.9999999553</text:p>
          </table:table-cell>
          <table:table-cell office:value-type="float" office:value="8666.66666666667" calcext:value-type="float">
            <text:p>8666.66666666667</text:p>
          </table:table-cell>
          <table:table-cell office:value-type="float" office:value="5995.79467718734" calcext:value-type="float">
            <text:p>5995.79467718734</text:p>
          </table:table-cell>
          <table:table-cell office:value-type="float" office:value="7999.9999999553" calcext:value-type="float">
            <text:p>7999.9999999553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7.57" calcext:value-type="float">
            <text:p>7.57</text:p>
          </table:table-cell>
          <table:table-cell office:value-type="float" office:value="5995.91887872157" calcext:value-type="float">
            <text:p>5995.91887872157</text:p>
          </table:table-cell>
          <table:table-cell office:value-type="float" office:value="7999.99999995706" calcext:value-type="float">
            <text:p>7999.99999995706</text:p>
          </table:table-cell>
          <table:table-cell office:value-type="float" office:value="8666.66666666667" calcext:value-type="float">
            <text:p>8666.66666666667</text:p>
          </table:table-cell>
          <table:table-cell office:value-type="float" office:value="5995.85724305832" calcext:value-type="float">
            <text:p>5995.85724305832</text:p>
          </table:table-cell>
          <table:table-cell office:value-type="float" office:value="7999.99999995706" calcext:value-type="float">
            <text:p>7999.99999995706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7.58" calcext:value-type="float">
            <text:p>7.58</text:p>
          </table:table-cell>
          <table:table-cell office:value-type="float" office:value="5995.97959798839" calcext:value-type="float">
            <text:p>5995.97959798839</text:p>
          </table:table-cell>
          <table:table-cell office:value-type="float" office:value="7999.99999995874" calcext:value-type="float">
            <text:p>7999.99999995874</text:p>
          </table:table-cell>
          <table:table-cell office:value-type="float" office:value="8666.66666666667" calcext:value-type="float">
            <text:p>8666.66666666667</text:p>
          </table:table-cell>
          <table:table-cell office:value-type="float" office:value="5995.91887872157" calcext:value-type="float">
            <text:p>5995.91887872157</text:p>
          </table:table-cell>
          <table:table-cell office:value-type="float" office:value="7999.99999995874" calcext:value-type="float">
            <text:p>7999.99999995874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7.59" calcext:value-type="float">
            <text:p>7.59</text:p>
          </table:table-cell>
          <table:table-cell office:value-type="float" office:value="5996.03941446557" calcext:value-type="float">
            <text:p>5996.03941446557</text:p>
          </table:table-cell>
          <table:table-cell office:value-type="float" office:value="7999.99999996036" calcext:value-type="float">
            <text:p>7999.99999996036</text:p>
          </table:table-cell>
          <table:table-cell office:value-type="float" office:value="8666.66666666667" calcext:value-type="float">
            <text:p>8666.66666666667</text:p>
          </table:table-cell>
          <table:table-cell office:value-type="float" office:value="5995.97959798839" calcext:value-type="float">
            <text:p>5995.97959798839</text:p>
          </table:table-cell>
          <table:table-cell office:value-type="float" office:value="7999.99999996036" calcext:value-type="float">
            <text:p>7999.99999996036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7.6" calcext:value-type="float">
            <text:p>7.6</text:p>
          </table:table-cell>
          <table:table-cell office:value-type="float" office:value="5996.09834155838" calcext:value-type="float">
            <text:p>5996.09834155838</text:p>
          </table:table-cell>
          <table:table-cell office:value-type="float" office:value="7999.99999996191" calcext:value-type="float">
            <text:p>7999.99999996191</text:p>
          </table:table-cell>
          <table:table-cell office:value-type="float" office:value="8666.66666666667" calcext:value-type="float">
            <text:p>8666.66666666667</text:p>
          </table:table-cell>
          <table:table-cell office:value-type="float" office:value="5996.03941446557" calcext:value-type="float">
            <text:p>5996.03941446557</text:p>
          </table:table-cell>
          <table:table-cell office:value-type="float" office:value="7999.99999996191" calcext:value-type="float">
            <text:p>7999.99999996191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7.61" calcext:value-type="float">
            <text:p>7.61</text:p>
          </table:table-cell>
          <table:table-cell office:value-type="float" office:value="5996.15639247358" calcext:value-type="float">
            <text:p>5996.15639247358</text:p>
          </table:table-cell>
          <table:table-cell office:value-type="float" office:value="7999.99999996341" calcext:value-type="float">
            <text:p>7999.99999996341</text:p>
          </table:table-cell>
          <table:table-cell office:value-type="float" office:value="8666.66666666667" calcext:value-type="float">
            <text:p>8666.66666666667</text:p>
          </table:table-cell>
          <table:table-cell office:value-type="float" office:value="5996.09834155838" calcext:value-type="float">
            <text:p>5996.09834155838</text:p>
          </table:table-cell>
          <table:table-cell office:value-type="float" office:value="7999.99999996341" calcext:value-type="float">
            <text:p>7999.99999996341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7.62" calcext:value-type="float">
            <text:p>7.62</text:p>
          </table:table-cell>
          <table:table-cell office:value-type="float" office:value="5996.21358022231" calcext:value-type="float">
            <text:p>5996.21358022231</text:p>
          </table:table-cell>
          <table:table-cell office:value-type="float" office:value="7999.99999996484" calcext:value-type="float">
            <text:p>7999.99999996484</text:p>
          </table:table-cell>
          <table:table-cell office:value-type="float" office:value="8666.66666666667" calcext:value-type="float">
            <text:p>8666.66666666667</text:p>
          </table:table-cell>
          <table:table-cell office:value-type="float" office:value="5996.15639247358" calcext:value-type="float">
            <text:p>5996.15639247358</text:p>
          </table:table-cell>
          <table:table-cell office:value-type="float" office:value="7999.99999996484" calcext:value-type="float">
            <text:p>7999.99999996484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7.63" calcext:value-type="float">
            <text:p>7.63</text:p>
          </table:table-cell>
          <table:table-cell office:value-type="float" office:value="5996.26991762301" calcext:value-type="float">
            <text:p>5996.26991762301</text:p>
          </table:table-cell>
          <table:table-cell office:value-type="float" office:value="7999.99999996622" calcext:value-type="float">
            <text:p>7999.99999996622</text:p>
          </table:table-cell>
          <table:table-cell office:value-type="float" office:value="8666.66666666667" calcext:value-type="float">
            <text:p>8666.66666666667</text:p>
          </table:table-cell>
          <table:table-cell office:value-type="float" office:value="5996.21358022231" calcext:value-type="float">
            <text:p>5996.21358022231</text:p>
          </table:table-cell>
          <table:table-cell office:value-type="float" office:value="7999.99999996622" calcext:value-type="float">
            <text:p>7999.99999996622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7.64" calcext:value-type="float">
            <text:p>7.64</text:p>
          </table:table-cell>
          <table:table-cell office:value-type="float" office:value="5996.3254173042" calcext:value-type="float">
            <text:p>5996.3254173042</text:p>
          </table:table-cell>
          <table:table-cell office:value-type="float" office:value="7999.99999996754" calcext:value-type="float">
            <text:p>7999.99999996754</text:p>
          </table:table-cell>
          <table:table-cell office:value-type="float" office:value="8666.66666666667" calcext:value-type="float">
            <text:p>8666.66666666667</text:p>
          </table:table-cell>
          <table:table-cell office:value-type="float" office:value="5996.26991762301" calcext:value-type="float">
            <text:p>5996.26991762301</text:p>
          </table:table-cell>
          <table:table-cell office:value-type="float" office:value="7999.99999996754" calcext:value-type="float">
            <text:p>7999.99999996754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7.65" calcext:value-type="float">
            <text:p>7.65</text:p>
          </table:table-cell>
          <table:table-cell office:value-type="float" office:value="5996.38009170734" calcext:value-type="float">
            <text:p>5996.38009170734</text:p>
          </table:table-cell>
          <table:table-cell office:value-type="float" office:value="7999.99999996882" calcext:value-type="float">
            <text:p>7999.99999996882</text:p>
          </table:table-cell>
          <table:table-cell office:value-type="float" office:value="8666.66666666667" calcext:value-type="float">
            <text:p>8666.66666666667</text:p>
          </table:table-cell>
          <table:table-cell office:value-type="float" office:value="5996.3254173042" calcext:value-type="float">
            <text:p>5996.3254173042</text:p>
          </table:table-cell>
          <table:table-cell office:value-type="float" office:value="7999.99999996882" calcext:value-type="float">
            <text:p>7999.99999996882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7.66" calcext:value-type="float">
            <text:p>7.66</text:p>
          </table:table-cell>
          <table:table-cell office:value-type="float" office:value="5996.43395308956" calcext:value-type="float">
            <text:p>5996.43395308956</text:p>
          </table:table-cell>
          <table:table-cell office:value-type="float" office:value="7999.99999997004" calcext:value-type="float">
            <text:p>7999.99999997004</text:p>
          </table:table-cell>
          <table:table-cell office:value-type="float" office:value="8666.66666666667" calcext:value-type="float">
            <text:p>8666.66666666667</text:p>
          </table:table-cell>
          <table:table-cell office:value-type="float" office:value="5996.38009170734" calcext:value-type="float">
            <text:p>5996.38009170734</text:p>
          </table:table-cell>
          <table:table-cell office:value-type="float" office:value="7999.99999997004" calcext:value-type="float">
            <text:p>7999.99999997004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7.67" calcext:value-type="float">
            <text:p>7.67</text:p>
          </table:table-cell>
          <table:table-cell office:value-type="float" office:value="5996.48701352637" calcext:value-type="float">
            <text:p>5996.48701352637</text:p>
          </table:table-cell>
          <table:table-cell office:value-type="float" office:value="7999.99999997121" calcext:value-type="float">
            <text:p>7999.99999997121</text:p>
          </table:table-cell>
          <table:table-cell office:value-type="float" office:value="8666.66666666667" calcext:value-type="float">
            <text:p>8666.66666666667</text:p>
          </table:table-cell>
          <table:table-cell office:value-type="float" office:value="5996.43395308956" calcext:value-type="float">
            <text:p>5996.43395308956</text:p>
          </table:table-cell>
          <table:table-cell office:value-type="float" office:value="7999.99999997121" calcext:value-type="float">
            <text:p>7999.99999997121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7.68" calcext:value-type="float">
            <text:p>7.68</text:p>
          </table:table-cell>
          <table:table-cell office:value-type="float" office:value="5996.53928491437" calcext:value-type="float">
            <text:p>5996.53928491437</text:p>
          </table:table-cell>
          <table:table-cell office:value-type="float" office:value="7999.99999997234" calcext:value-type="float">
            <text:p>7999.99999997234</text:p>
          </table:table-cell>
          <table:table-cell office:value-type="float" office:value="8666.66666666667" calcext:value-type="float">
            <text:p>8666.66666666667</text:p>
          </table:table-cell>
          <table:table-cell office:value-type="float" office:value="5996.48701352637" calcext:value-type="float">
            <text:p>5996.48701352637</text:p>
          </table:table-cell>
          <table:table-cell office:value-type="float" office:value="7999.99999997234" calcext:value-type="float">
            <text:p>7999.99999997234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7.69" calcext:value-type="float">
            <text:p>7.69</text:p>
          </table:table-cell>
          <table:table-cell office:value-type="float" office:value="5996.59077897384" calcext:value-type="float">
            <text:p>5996.59077897384</text:p>
          </table:table-cell>
          <table:table-cell office:value-type="float" office:value="7999.99999997343" calcext:value-type="float">
            <text:p>7999.99999997343</text:p>
          </table:table-cell>
          <table:table-cell office:value-type="float" office:value="8666.66666666667" calcext:value-type="float">
            <text:p>8666.66666666667</text:p>
          </table:table-cell>
          <table:table-cell office:value-type="float" office:value="5996.53928491437" calcext:value-type="float">
            <text:p>5996.53928491437</text:p>
          </table:table-cell>
          <table:table-cell office:value-type="float" office:value="7999.99999997343" calcext:value-type="float">
            <text:p>7999.99999997343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7.7" calcext:value-type="float">
            <text:p>7.7</text:p>
          </table:table-cell>
          <table:table-cell office:value-type="float" office:value="5996.64150725139" calcext:value-type="float">
            <text:p>5996.64150725139</text:p>
          </table:table-cell>
          <table:table-cell office:value-type="float" office:value="7999.99999997447" calcext:value-type="float">
            <text:p>7999.99999997447</text:p>
          </table:table-cell>
          <table:table-cell office:value-type="float" office:value="8666.66666666667" calcext:value-type="float">
            <text:p>8666.66666666667</text:p>
          </table:table-cell>
          <table:table-cell office:value-type="float" office:value="5996.59077897384" calcext:value-type="float">
            <text:p>5996.59077897384</text:p>
          </table:table-cell>
          <table:table-cell office:value-type="float" office:value="7999.99999997447" calcext:value-type="float">
            <text:p>7999.99999997447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7.71" calcext:value-type="float">
            <text:p>7.71</text:p>
          </table:table-cell>
          <table:table-cell office:value-type="float" office:value="5996.69148112249" calcext:value-type="float">
            <text:p>5996.69148112249</text:p>
          </table:table-cell>
          <table:table-cell office:value-type="float" office:value="7999.99999997547" calcext:value-type="float">
            <text:p>7999.99999997547</text:p>
          </table:table-cell>
          <table:table-cell office:value-type="float" office:value="8666.66666666667" calcext:value-type="float">
            <text:p>8666.66666666667</text:p>
          </table:table-cell>
          <table:table-cell office:value-type="float" office:value="5996.64150725139" calcext:value-type="float">
            <text:p>5996.64150725139</text:p>
          </table:table-cell>
          <table:table-cell office:value-type="float" office:value="7999.99999997547" calcext:value-type="float">
            <text:p>7999.99999997547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7.72" calcext:value-type="float">
            <text:p>7.72</text:p>
          </table:table-cell>
          <table:table-cell office:value-type="float" office:value="5996.740711794" calcext:value-type="float">
            <text:p>5996.740711794</text:p>
          </table:table-cell>
          <table:table-cell office:value-type="float" office:value="7999.99999997643" calcext:value-type="float">
            <text:p>7999.99999997643</text:p>
          </table:table-cell>
          <table:table-cell office:value-type="float" office:value="8666.66666666667" calcext:value-type="float">
            <text:p>8666.66666666667</text:p>
          </table:table-cell>
          <table:table-cell office:value-type="float" office:value="5996.69148112249" calcext:value-type="float">
            <text:p>5996.69148112249</text:p>
          </table:table-cell>
          <table:table-cell office:value-type="float" office:value="7999.99999997643" calcext:value-type="float">
            <text:p>7999.99999997643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7.73" calcext:value-type="float">
            <text:p>7.73</text:p>
          </table:table-cell>
          <table:table-cell office:value-type="float" office:value="5996.78921030668" calcext:value-type="float">
            <text:p>5996.78921030668</text:p>
          </table:table-cell>
          <table:table-cell office:value-type="float" office:value="7999.99999997736" calcext:value-type="float">
            <text:p>7999.99999997736</text:p>
          </table:table-cell>
          <table:table-cell office:value-type="float" office:value="8666.66666666667" calcext:value-type="float">
            <text:p>8666.66666666667</text:p>
          </table:table-cell>
          <table:table-cell office:value-type="float" office:value="5996.740711794" calcext:value-type="float">
            <text:p>5996.740711794</text:p>
          </table:table-cell>
          <table:table-cell office:value-type="float" office:value="7999.99999997736" calcext:value-type="float">
            <text:p>7999.99999997736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7.74" calcext:value-type="float">
            <text:p>7.74</text:p>
          </table:table-cell>
          <table:table-cell office:value-type="float" office:value="5996.83698753761" calcext:value-type="float">
            <text:p>5996.83698753761</text:p>
          </table:table-cell>
          <table:table-cell office:value-type="float" office:value="7999.99999997824" calcext:value-type="float">
            <text:p>7999.99999997824</text:p>
          </table:table-cell>
          <table:table-cell office:value-type="float" office:value="8666.66666666667" calcext:value-type="float">
            <text:p>8666.66666666667</text:p>
          </table:table-cell>
          <table:table-cell office:value-type="float" office:value="5996.78921030668" calcext:value-type="float">
            <text:p>5996.78921030668</text:p>
          </table:table-cell>
          <table:table-cell office:value-type="float" office:value="7999.99999997824" calcext:value-type="float">
            <text:p>7999.99999997824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7.75" calcext:value-type="float">
            <text:p>7.75</text:p>
          </table:table-cell>
          <table:table-cell office:value-type="float" office:value="5996.88405420262" calcext:value-type="float">
            <text:p>5996.88405420262</text:p>
          </table:table-cell>
          <table:table-cell office:value-type="float" office:value="7999.9999999791" calcext:value-type="float">
            <text:p>7999.9999999791</text:p>
          </table:table-cell>
          <table:table-cell office:value-type="float" office:value="8666.66666666667" calcext:value-type="float">
            <text:p>8666.66666666667</text:p>
          </table:table-cell>
          <table:table-cell office:value-type="float" office:value="5996.83698753761" calcext:value-type="float">
            <text:p>5996.83698753761</text:p>
          </table:table-cell>
          <table:table-cell office:value-type="float" office:value="7999.9999999791" calcext:value-type="float">
            <text:p>7999.9999999791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7.76" calcext:value-type="float">
            <text:p>7.76</text:p>
          </table:table-cell>
          <table:table-cell office:value-type="float" office:value="5996.93042085868" calcext:value-type="float">
            <text:p>5996.93042085868</text:p>
          </table:table-cell>
          <table:table-cell office:value-type="float" office:value="7999.99999997992" calcext:value-type="float">
            <text:p>7999.99999997992</text:p>
          </table:table-cell>
          <table:table-cell office:value-type="float" office:value="8666.66666666667" calcext:value-type="float">
            <text:p>8666.66666666667</text:p>
          </table:table-cell>
          <table:table-cell office:value-type="float" office:value="5996.88405420262" calcext:value-type="float">
            <text:p>5996.88405420262</text:p>
          </table:table-cell>
          <table:table-cell office:value-type="float" office:value="7999.99999997992" calcext:value-type="float">
            <text:p>7999.99999997992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7.77" calcext:value-type="float">
            <text:p>7.77</text:p>
          </table:table-cell>
          <table:table-cell office:value-type="float" office:value="5996.97609790624" calcext:value-type="float">
            <text:p>5996.97609790624</text:p>
          </table:table-cell>
          <table:table-cell office:value-type="float" office:value="7999.9999999807" calcext:value-type="float">
            <text:p>7999.9999999807</text:p>
          </table:table-cell>
          <table:table-cell office:value-type="float" office:value="8666.66666666667" calcext:value-type="float">
            <text:p>8666.66666666667</text:p>
          </table:table-cell>
          <table:table-cell office:value-type="float" office:value="5996.93042085868" calcext:value-type="float">
            <text:p>5996.93042085868</text:p>
          </table:table-cell>
          <table:table-cell office:value-type="float" office:value="7999.9999999807" calcext:value-type="float">
            <text:p>7999.9999999807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7.78" calcext:value-type="float">
            <text:p>7.78</text:p>
          </table:table-cell>
          <table:table-cell office:value-type="float" office:value="5997.02109559151" calcext:value-type="float">
            <text:p>5997.02109559151</text:p>
          </table:table-cell>
          <table:table-cell office:value-type="float" office:value="7999.99999998146" calcext:value-type="float">
            <text:p>7999.99999998146</text:p>
          </table:table-cell>
          <table:table-cell office:value-type="float" office:value="8666.66666666667" calcext:value-type="float">
            <text:p>8666.66666666667</text:p>
          </table:table-cell>
          <table:table-cell office:value-type="float" office:value="5996.97609790624" calcext:value-type="float">
            <text:p>5996.97609790624</text:p>
          </table:table-cell>
          <table:table-cell office:value-type="float" office:value="7999.99999998146" calcext:value-type="float">
            <text:p>7999.99999998146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7.79" calcext:value-type="float">
            <text:p>7.79</text:p>
          </table:table-cell>
          <table:table-cell office:value-type="float" office:value="5997.0654240088" calcext:value-type="float">
            <text:p>5997.0654240088</text:p>
          </table:table-cell>
          <table:table-cell office:value-type="float" office:value="7999.99999998219" calcext:value-type="float">
            <text:p>7999.99999998219</text:p>
          </table:table-cell>
          <table:table-cell office:value-type="float" office:value="8666.66666666667" calcext:value-type="float">
            <text:p>8666.66666666667</text:p>
          </table:table-cell>
          <table:table-cell office:value-type="float" office:value="5997.02109559151" calcext:value-type="float">
            <text:p>5997.02109559151</text:p>
          </table:table-cell>
          <table:table-cell office:value-type="float" office:value="7999.99999998219" calcext:value-type="float">
            <text:p>7999.99999998219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7.8" calcext:value-type="float">
            <text:p>7.8</text:p>
          </table:table-cell>
          <table:table-cell office:value-type="float" office:value="5997.10909310271" calcext:value-type="float">
            <text:p>5997.10909310271</text:p>
          </table:table-cell>
          <table:table-cell office:value-type="float" office:value="7999.99999998289" calcext:value-type="float">
            <text:p>7999.99999998289</text:p>
          </table:table-cell>
          <table:table-cell office:value-type="float" office:value="8666.66666666667" calcext:value-type="float">
            <text:p>8666.66666666667</text:p>
          </table:table-cell>
          <table:table-cell office:value-type="float" office:value="5997.0654240088" calcext:value-type="float">
            <text:p>5997.0654240088</text:p>
          </table:table-cell>
          <table:table-cell office:value-type="float" office:value="7999.99999998289" calcext:value-type="float">
            <text:p>7999.99999998289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7.81" calcext:value-type="float">
            <text:p>7.81</text:p>
          </table:table-cell>
          <table:table-cell office:value-type="float" office:value="5997.15211267036" calcext:value-type="float">
            <text:p>5997.15211267036</text:p>
          </table:table-cell>
          <table:table-cell office:value-type="float" office:value="7999.99999998356" calcext:value-type="float">
            <text:p>7999.99999998356</text:p>
          </table:table-cell>
          <table:table-cell office:value-type="float" office:value="8666.66666666667" calcext:value-type="float">
            <text:p>8666.66666666667</text:p>
          </table:table-cell>
          <table:table-cell office:value-type="float" office:value="5997.10909310271" calcext:value-type="float">
            <text:p>5997.10909310271</text:p>
          </table:table-cell>
          <table:table-cell office:value-type="float" office:value="7999.99999998356" calcext:value-type="float">
            <text:p>7999.99999998356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7.82" calcext:value-type="float">
            <text:p>7.82</text:p>
          </table:table-cell>
          <table:table-cell office:value-type="float" office:value="5997.19449236356" calcext:value-type="float">
            <text:p>5997.19449236356</text:p>
          </table:table-cell>
          <table:table-cell office:value-type="float" office:value="7999.9999999842" calcext:value-type="float">
            <text:p>7999.9999999842</text:p>
          </table:table-cell>
          <table:table-cell office:value-type="float" office:value="8666.66666666667" calcext:value-type="float">
            <text:p>8666.66666666667</text:p>
          </table:table-cell>
          <table:table-cell office:value-type="float" office:value="5997.15211267036" calcext:value-type="float">
            <text:p>5997.15211267036</text:p>
          </table:table-cell>
          <table:table-cell office:value-type="float" office:value="7999.9999999842" calcext:value-type="float">
            <text:p>7999.9999999842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7.83" calcext:value-type="float">
            <text:p>7.83</text:p>
          </table:table-cell>
          <table:table-cell office:value-type="float" office:value="5997.23624169099" calcext:value-type="float">
            <text:p>5997.23624169099</text:p>
          </table:table-cell>
          <table:table-cell office:value-type="float" office:value="7999.99999998482" calcext:value-type="float">
            <text:p>7999.99999998482</text:p>
          </table:table-cell>
          <table:table-cell office:value-type="float" office:value="8666.66666666667" calcext:value-type="float">
            <text:p>8666.66666666667</text:p>
          </table:table-cell>
          <table:table-cell office:value-type="float" office:value="5997.19449236356" calcext:value-type="float">
            <text:p>5997.19449236356</text:p>
          </table:table-cell>
          <table:table-cell office:value-type="float" office:value="7999.99999998482" calcext:value-type="float">
            <text:p>7999.99999998482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7.84" calcext:value-type="float">
            <text:p>7.84</text:p>
          </table:table-cell>
          <table:table-cell office:value-type="float" office:value="5997.27737002028" calcext:value-type="float">
            <text:p>5997.27737002028</text:p>
          </table:table-cell>
          <table:table-cell office:value-type="float" office:value="7999.99999998542" calcext:value-type="float">
            <text:p>7999.99999998542</text:p>
          </table:table-cell>
          <table:table-cell office:value-type="float" office:value="8666.66666666667" calcext:value-type="float">
            <text:p>8666.66666666667</text:p>
          </table:table-cell>
          <table:table-cell office:value-type="float" office:value="5997.23624169099" calcext:value-type="float">
            <text:p>5997.23624169099</text:p>
          </table:table-cell>
          <table:table-cell office:value-type="float" office:value="7999.99999998542" calcext:value-type="float">
            <text:p>7999.99999998542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7.85" calcext:value-type="float">
            <text:p>7.85</text:p>
          </table:table-cell>
          <table:table-cell office:value-type="float" office:value="5997.31788658009" calcext:value-type="float">
            <text:p>5997.31788658009</text:p>
          </table:table-cell>
          <table:table-cell office:value-type="float" office:value="7999.99999998599" calcext:value-type="float">
            <text:p>7999.99999998599</text:p>
          </table:table-cell>
          <table:table-cell office:value-type="float" office:value="8666.66666666667" calcext:value-type="float">
            <text:p>8666.66666666667</text:p>
          </table:table-cell>
          <table:table-cell office:value-type="float" office:value="5997.27737002028" calcext:value-type="float">
            <text:p>5997.27737002028</text:p>
          </table:table-cell>
          <table:table-cell office:value-type="float" office:value="7999.99999998599" calcext:value-type="float">
            <text:p>7999.99999998599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7.86" calcext:value-type="float">
            <text:p>7.86</text:p>
          </table:table-cell>
          <table:table-cell office:value-type="float" office:value="5997.35780046219" calcext:value-type="float">
            <text:p>5997.35780046219</text:p>
          </table:table-cell>
          <table:table-cell office:value-type="float" office:value="7999.99999998654" calcext:value-type="float">
            <text:p>7999.99999998654</text:p>
          </table:table-cell>
          <table:table-cell office:value-type="float" office:value="8666.66666666667" calcext:value-type="float">
            <text:p>8666.66666666667</text:p>
          </table:table-cell>
          <table:table-cell office:value-type="float" office:value="5997.31788658009" calcext:value-type="float">
            <text:p>5997.31788658009</text:p>
          </table:table-cell>
          <table:table-cell office:value-type="float" office:value="7999.99999998654" calcext:value-type="float">
            <text:p>7999.99999998654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7.87" calcext:value-type="float">
            <text:p>7.87</text:p>
          </table:table-cell>
          <table:table-cell office:value-type="float" office:value="5997.39712062348" calcext:value-type="float">
            <text:p>5997.39712062348</text:p>
          </table:table-cell>
          <table:table-cell office:value-type="float" office:value="7999.99999998707" calcext:value-type="float">
            <text:p>7999.99999998707</text:p>
          </table:table-cell>
          <table:table-cell office:value-type="float" office:value="8666.66666666667" calcext:value-type="float">
            <text:p>8666.66666666667</text:p>
          </table:table-cell>
          <table:table-cell office:value-type="float" office:value="5997.35780046219" calcext:value-type="float">
            <text:p>5997.35780046219</text:p>
          </table:table-cell>
          <table:table-cell office:value-type="float" office:value="7999.99999998707" calcext:value-type="float">
            <text:p>7999.99999998707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7.88" calcext:value-type="float">
            <text:p>7.88</text:p>
          </table:table-cell>
          <table:table-cell office:value-type="float" office:value="5997.43585588797" calcext:value-type="float">
            <text:p>5997.43585588797</text:p>
          </table:table-cell>
          <table:table-cell office:value-type="float" office:value="7999.99999998757" calcext:value-type="float">
            <text:p>7999.99999998757</text:p>
          </table:table-cell>
          <table:table-cell office:value-type="float" office:value="8666.66666666667" calcext:value-type="float">
            <text:p>8666.66666666667</text:p>
          </table:table-cell>
          <table:table-cell office:value-type="float" office:value="5997.39712062348" calcext:value-type="float">
            <text:p>5997.39712062348</text:p>
          </table:table-cell>
          <table:table-cell office:value-type="float" office:value="7999.99999998757" calcext:value-type="float">
            <text:p>7999.99999998757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7.89" calcext:value-type="float">
            <text:p>7.89</text:p>
          </table:table-cell>
          <table:table-cell office:value-type="float" office:value="5997.47401494874" calcext:value-type="float">
            <text:p>5997.47401494874</text:p>
          </table:table-cell>
          <table:table-cell office:value-type="float" office:value="7999.99999998806" calcext:value-type="float">
            <text:p>7999.99999998806</text:p>
          </table:table-cell>
          <table:table-cell office:value-type="float" office:value="8666.66666666667" calcext:value-type="float">
            <text:p>8666.66666666667</text:p>
          </table:table-cell>
          <table:table-cell office:value-type="float" office:value="5997.43585588797" calcext:value-type="float">
            <text:p>5997.43585588797</text:p>
          </table:table-cell>
          <table:table-cell office:value-type="float" office:value="7999.99999998806" calcext:value-type="float">
            <text:p>7999.99999998806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7.9" calcext:value-type="float">
            <text:p>7.9</text:p>
          </table:table-cell>
          <table:table-cell office:value-type="float" office:value="5997.5116063699" calcext:value-type="float">
            <text:p>5997.5116063699</text:p>
          </table:table-cell>
          <table:table-cell office:value-type="float" office:value="7999.99999998853" calcext:value-type="float">
            <text:p>7999.99999998853</text:p>
          </table:table-cell>
          <table:table-cell office:value-type="float" office:value="8666.66666666667" calcext:value-type="float">
            <text:p>8666.66666666667</text:p>
          </table:table-cell>
          <table:table-cell office:value-type="float" office:value="5997.47401494874" calcext:value-type="float">
            <text:p>5997.47401494874</text:p>
          </table:table-cell>
          <table:table-cell office:value-type="float" office:value="7999.99999998853" calcext:value-type="float">
            <text:p>7999.99999998853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7.91" calcext:value-type="float">
            <text:p>7.91</text:p>
          </table:table-cell>
          <table:table-cell office:value-type="float" office:value="5997.54863858848" calcext:value-type="float">
            <text:p>5997.54863858848</text:p>
          </table:table-cell>
          <table:table-cell office:value-type="float" office:value="7999.99999998898" calcext:value-type="float">
            <text:p>7999.99999998898</text:p>
          </table:table-cell>
          <table:table-cell office:value-type="float" office:value="8666.66666666667" calcext:value-type="float">
            <text:p>8666.66666666667</text:p>
          </table:table-cell>
          <table:table-cell office:value-type="float" office:value="5997.5116063699" calcext:value-type="float">
            <text:p>5997.5116063699</text:p>
          </table:table-cell>
          <table:table-cell office:value-type="float" office:value="7999.99999998898" calcext:value-type="float">
            <text:p>7999.99999998898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7.92" calcext:value-type="float">
            <text:p>7.92</text:p>
          </table:table-cell>
          <table:table-cell office:value-type="float" office:value="5997.58511991631" calcext:value-type="float">
            <text:p>5997.58511991631</text:p>
          </table:table-cell>
          <table:table-cell office:value-type="float" office:value="7999.99999998941" calcext:value-type="float">
            <text:p>7999.99999998941</text:p>
          </table:table-cell>
          <table:table-cell office:value-type="float" office:value="8666.66666666667" calcext:value-type="float">
            <text:p>8666.66666666667</text:p>
          </table:table-cell>
          <table:table-cell office:value-type="float" office:value="5997.54863858848" calcext:value-type="float">
            <text:p>5997.54863858848</text:p>
          </table:table-cell>
          <table:table-cell office:value-type="float" office:value="7999.99999998941" calcext:value-type="float">
            <text:p>7999.99999998941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7.93" calcext:value-type="float">
            <text:p>7.93</text:p>
          </table:table-cell>
          <table:table-cell office:value-type="float" office:value="5997.62105854188" calcext:value-type="float">
            <text:p>5997.62105854188</text:p>
          </table:table-cell>
          <table:table-cell office:value-type="float" office:value="7999.99999998983" calcext:value-type="float">
            <text:p>7999.99999998983</text:p>
          </table:table-cell>
          <table:table-cell office:value-type="float" office:value="8666.66666666667" calcext:value-type="float">
            <text:p>8666.66666666667</text:p>
          </table:table-cell>
          <table:table-cell office:value-type="float" office:value="5997.58511991631" calcext:value-type="float">
            <text:p>5997.58511991631</text:p>
          </table:table-cell>
          <table:table-cell office:value-type="float" office:value="7999.99999998983" calcext:value-type="float">
            <text:p>7999.99999998983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7.94" calcext:value-type="float">
            <text:p>7.94</text:p>
          </table:table-cell>
          <table:table-cell office:value-type="float" office:value="5997.65646253216" calcext:value-type="float">
            <text:p>5997.65646253216</text:p>
          </table:table-cell>
          <table:table-cell office:value-type="float" office:value="7999.99999999022" calcext:value-type="float">
            <text:p>7999.99999999022</text:p>
          </table:table-cell>
          <table:table-cell office:value-type="float" office:value="8666.66666666667" calcext:value-type="float">
            <text:p>8666.66666666667</text:p>
          </table:table-cell>
          <table:table-cell office:value-type="float" office:value="5997.62105854188" calcext:value-type="float">
            <text:p>5997.62105854188</text:p>
          </table:table-cell>
          <table:table-cell office:value-type="float" office:value="7999.99999999022" calcext:value-type="float">
            <text:p>7999.99999999022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7.95" calcext:value-type="float">
            <text:p>7.95</text:p>
          </table:table-cell>
          <table:table-cell office:value-type="float" office:value="5997.69133983438" calcext:value-type="float">
            <text:p>5997.69133983438</text:p>
          </table:table-cell>
          <table:table-cell office:value-type="float" office:value="7999.99999999061" calcext:value-type="float">
            <text:p>7999.99999999061</text:p>
          </table:table-cell>
          <table:table-cell office:value-type="float" office:value="8666.66666666667" calcext:value-type="float">
            <text:p>8666.66666666667</text:p>
          </table:table-cell>
          <table:table-cell office:value-type="float" office:value="5997.65646253216" calcext:value-type="float">
            <text:p>5997.65646253216</text:p>
          </table:table-cell>
          <table:table-cell office:value-type="float" office:value="7999.99999999061" calcext:value-type="float">
            <text:p>7999.99999999061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7.96" calcext:value-type="float">
            <text:p>7.96</text:p>
          </table:table-cell>
          <table:table-cell office:value-type="float" office:value="5997.72569827785" calcext:value-type="float">
            <text:p>5997.72569827785</text:p>
          </table:table-cell>
          <table:table-cell office:value-type="float" office:value="7999.99999999098" calcext:value-type="float">
            <text:p>7999.99999999098</text:p>
          </table:table-cell>
          <table:table-cell office:value-type="float" office:value="8666.66666666667" calcext:value-type="float">
            <text:p>8666.66666666667</text:p>
          </table:table-cell>
          <table:table-cell office:value-type="float" office:value="5997.69133983438" calcext:value-type="float">
            <text:p>5997.69133983438</text:p>
          </table:table-cell>
          <table:table-cell office:value-type="float" office:value="7999.99999999098" calcext:value-type="float">
            <text:p>7999.99999999098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7.97" calcext:value-type="float">
            <text:p>7.97</text:p>
          </table:table-cell>
          <table:table-cell office:value-type="float" office:value="5997.75954557564" calcext:value-type="float">
            <text:p>5997.75954557564</text:p>
          </table:table-cell>
          <table:table-cell office:value-type="float" office:value="7999.99999999133" calcext:value-type="float">
            <text:p>7999.99999999133</text:p>
          </table:table-cell>
          <table:table-cell office:value-type="float" office:value="8666.66666666667" calcext:value-type="float">
            <text:p>8666.66666666667</text:p>
          </table:table-cell>
          <table:table-cell office:value-type="float" office:value="5997.72569827785" calcext:value-type="float">
            <text:p>5997.72569827785</text:p>
          </table:table-cell>
          <table:table-cell office:value-type="float" office:value="7999.99999999133" calcext:value-type="float">
            <text:p>7999.99999999133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7.98" calcext:value-type="float">
            <text:p>7.98</text:p>
          </table:table-cell>
          <table:table-cell office:value-type="float" office:value="5997.79288932635" calcext:value-type="float">
            <text:p>5997.79288932635</text:p>
          </table:table-cell>
          <table:table-cell office:value-type="float" office:value="7999.99999999167" calcext:value-type="float">
            <text:p>7999.99999999167</text:p>
          </table:table-cell>
          <table:table-cell office:value-type="float" office:value="8666.66666666667" calcext:value-type="float">
            <text:p>8666.66666666667</text:p>
          </table:table-cell>
          <table:table-cell office:value-type="float" office:value="5997.75954557564" calcext:value-type="float">
            <text:p>5997.75954557564</text:p>
          </table:table-cell>
          <table:table-cell office:value-type="float" office:value="7999.99999999167" calcext:value-type="float">
            <text:p>7999.99999999167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7.99" calcext:value-type="float">
            <text:p>7.99</text:p>
          </table:table-cell>
          <table:table-cell office:value-type="float" office:value="5997.8257370158" calcext:value-type="float">
            <text:p>5997.8257370158</text:p>
          </table:table-cell>
          <table:table-cell office:value-type="float" office:value="7999.999999992" calcext:value-type="float">
            <text:p>7999.999999992</text:p>
          </table:table-cell>
          <table:table-cell office:value-type="float" office:value="8666.66666666667" calcext:value-type="float">
            <text:p>8666.66666666667</text:p>
          </table:table-cell>
          <table:table-cell office:value-type="float" office:value="5997.79288932635" calcext:value-type="float">
            <text:p>5997.79288932635</text:p>
          </table:table-cell>
          <table:table-cell office:value-type="float" office:value="7999.999999992" calcext:value-type="float">
            <text:p>7999.999999992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997.85809601865" calcext:value-type="float">
            <text:p>5997.85809601865</text:p>
          </table:table-cell>
          <table:table-cell office:value-type="float" office:value="7999.99999999231" calcext:value-type="float">
            <text:p>7999.99999999231</text:p>
          </table:table-cell>
          <table:table-cell office:value-type="float" office:value="8666.66666666667" calcext:value-type="float">
            <text:p>8666.66666666667</text:p>
          </table:table-cell>
          <table:table-cell office:value-type="float" office:value="5997.8257370158" calcext:value-type="float">
            <text:p>5997.8257370158</text:p>
          </table:table-cell>
          <table:table-cell office:value-type="float" office:value="7999.99999999231" calcext:value-type="float">
            <text:p>7999.99999999231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8.01" calcext:value-type="float">
            <text:p>8.01</text:p>
          </table:table-cell>
          <table:table-cell office:value-type="float" office:value="5997.88997360013" calcext:value-type="float">
            <text:p>5997.88997360013</text:p>
          </table:table-cell>
          <table:table-cell office:value-type="float" office:value="7999.99999999261" calcext:value-type="float">
            <text:p>7999.99999999261</text:p>
          </table:table-cell>
          <table:table-cell office:value-type="float" office:value="8666.66666666667" calcext:value-type="float">
            <text:p>8666.66666666667</text:p>
          </table:table-cell>
          <table:table-cell office:value-type="float" office:value="5997.85809601865" calcext:value-type="float">
            <text:p>5997.85809601865</text:p>
          </table:table-cell>
          <table:table-cell office:value-type="float" office:value="7999.99999999261" calcext:value-type="float">
            <text:p>7999.99999999261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8.02" calcext:value-type="float">
            <text:p>8.02</text:p>
          </table:table-cell>
          <table:table-cell office:value-type="float" office:value="5997.92137691756" calcext:value-type="float">
            <text:p>5997.92137691756</text:p>
          </table:table-cell>
          <table:table-cell office:value-type="float" office:value="7999.9999999929" calcext:value-type="float">
            <text:p>7999.9999999929</text:p>
          </table:table-cell>
          <table:table-cell office:value-type="float" office:value="8666.66666666667" calcext:value-type="float">
            <text:p>8666.66666666667</text:p>
          </table:table-cell>
          <table:table-cell office:value-type="float" office:value="5997.88997360013" calcext:value-type="float">
            <text:p>5997.88997360013</text:p>
          </table:table-cell>
          <table:table-cell office:value-type="float" office:value="7999.9999999929" calcext:value-type="float">
            <text:p>7999.9999999929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8.03" calcext:value-type="float">
            <text:p>8.03</text:p>
          </table:table-cell>
          <table:table-cell office:value-type="float" office:value="5997.95231302204" calcext:value-type="float">
            <text:p>5997.95231302204</text:p>
          </table:table-cell>
          <table:table-cell office:value-type="float" office:value="7999.99999999318" calcext:value-type="float">
            <text:p>7999.99999999318</text:p>
          </table:table-cell>
          <table:table-cell office:value-type="float" office:value="8666.66666666667" calcext:value-type="float">
            <text:p>8666.66666666667</text:p>
          </table:table-cell>
          <table:table-cell office:value-type="float" office:value="5997.92137691756" calcext:value-type="float">
            <text:p>5997.92137691756</text:p>
          </table:table-cell>
          <table:table-cell office:value-type="float" office:value="7999.99999999318" calcext:value-type="float">
            <text:p>7999.99999999318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8.04" calcext:value-type="float">
            <text:p>8.04</text:p>
          </table:table-cell>
          <table:table-cell office:value-type="float" office:value="5997.98278885996" calcext:value-type="float">
            <text:p>5997.98278885996</text:p>
          </table:table-cell>
          <table:table-cell office:value-type="float" office:value="7999.99999999345" calcext:value-type="float">
            <text:p>7999.99999999345</text:p>
          </table:table-cell>
          <table:table-cell office:value-type="float" office:value="8666.66666666667" calcext:value-type="float">
            <text:p>8666.66666666667</text:p>
          </table:table-cell>
          <table:table-cell office:value-type="float" office:value="5997.95231302204" calcext:value-type="float">
            <text:p>5997.95231302204</text:p>
          </table:table-cell>
          <table:table-cell office:value-type="float" office:value="7999.99999999345" calcext:value-type="float">
            <text:p>7999.99999999345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8.05" calcext:value-type="float">
            <text:p>8.05</text:p>
          </table:table-cell>
          <table:table-cell office:value-type="float" office:value="5998.01281127459" calcext:value-type="float">
            <text:p>5998.01281127459</text:p>
          </table:table-cell>
          <table:table-cell office:value-type="float" office:value="7999.9999999937" calcext:value-type="float">
            <text:p>7999.9999999937</text:p>
          </table:table-cell>
          <table:table-cell office:value-type="float" office:value="8666.66666666667" calcext:value-type="float">
            <text:p>8666.66666666667</text:p>
          </table:table-cell>
          <table:table-cell office:value-type="float" office:value="5997.98278885996" calcext:value-type="float">
            <text:p>5997.98278885996</text:p>
          </table:table-cell>
          <table:table-cell office:value-type="float" office:value="7999.9999999937" calcext:value-type="float">
            <text:p>7999.9999999937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8.06" calcext:value-type="float">
            <text:p>8.06</text:p>
          </table:table-cell>
          <table:table-cell office:value-type="float" office:value="5998.04238700756" calcext:value-type="float">
            <text:p>5998.04238700756</text:p>
          </table:table-cell>
          <table:table-cell office:value-type="float" office:value="7999.99999999395" calcext:value-type="float">
            <text:p>7999.99999999395</text:p>
          </table:table-cell>
          <table:table-cell office:value-type="float" office:value="8666.66666666667" calcext:value-type="float">
            <text:p>8666.66666666667</text:p>
          </table:table-cell>
          <table:table-cell office:value-type="float" office:value="5998.01281127459" calcext:value-type="float">
            <text:p>5998.01281127459</text:p>
          </table:table-cell>
          <table:table-cell office:value-type="float" office:value="7999.99999999395" calcext:value-type="float">
            <text:p>7999.99999999395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8.07" calcext:value-type="float">
            <text:p>8.07</text:p>
          </table:table-cell>
          <table:table-cell office:value-type="float" office:value="5998.07152270043" calcext:value-type="float">
            <text:p>5998.07152270043</text:p>
          </table:table-cell>
          <table:table-cell office:value-type="float" office:value="7999.99999999419" calcext:value-type="float">
            <text:p>7999.99999999419</text:p>
          </table:table-cell>
          <table:table-cell office:value-type="float" office:value="8666.66666666667" calcext:value-type="float">
            <text:p>8666.66666666667</text:p>
          </table:table-cell>
          <table:table-cell office:value-type="float" office:value="5998.04238700756" calcext:value-type="float">
            <text:p>5998.04238700756</text:p>
          </table:table-cell>
          <table:table-cell office:value-type="float" office:value="7999.99999999419" calcext:value-type="float">
            <text:p>7999.99999999419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8.08" calcext:value-type="float">
            <text:p>8.08</text:p>
          </table:table-cell>
          <table:table-cell office:value-type="float" office:value="5998.10022489611" calcext:value-type="float">
            <text:p>5998.10022489611</text:p>
          </table:table-cell>
          <table:table-cell office:value-type="float" office:value="7999.99999999442" calcext:value-type="float">
            <text:p>7999.99999999442</text:p>
          </table:table-cell>
          <table:table-cell office:value-type="float" office:value="8666.66666666667" calcext:value-type="float">
            <text:p>8666.66666666667</text:p>
          </table:table-cell>
          <table:table-cell office:value-type="float" office:value="5998.07152270043" calcext:value-type="float">
            <text:p>5998.07152270043</text:p>
          </table:table-cell>
          <table:table-cell office:value-type="float" office:value="7999.99999999442" calcext:value-type="float">
            <text:p>7999.99999999442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8.09" calcext:value-type="float">
            <text:p>8.09</text:p>
          </table:table-cell>
          <table:table-cell office:value-type="float" office:value="5998.12850004035" calcext:value-type="float">
            <text:p>5998.12850004035</text:p>
          </table:table-cell>
          <table:table-cell office:value-type="float" office:value="7999.99999999463" calcext:value-type="float">
            <text:p>7999.99999999463</text:p>
          </table:table-cell>
          <table:table-cell office:value-type="float" office:value="8666.66666666667" calcext:value-type="float">
            <text:p>8666.66666666667</text:p>
          </table:table-cell>
          <table:table-cell office:value-type="float" office:value="5998.10022489611" calcext:value-type="float">
            <text:p>5998.10022489611</text:p>
          </table:table-cell>
          <table:table-cell office:value-type="float" office:value="7999.99999999463" calcext:value-type="float">
            <text:p>7999.99999999463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8.1" calcext:value-type="float">
            <text:p>8.1</text:p>
          </table:table-cell>
          <table:table-cell office:value-type="float" office:value="5998.1563544832" calcext:value-type="float">
            <text:p>5998.1563544832</text:p>
          </table:table-cell>
          <table:table-cell office:value-type="float" office:value="7999.99999999485" calcext:value-type="float">
            <text:p>7999.99999999485</text:p>
          </table:table-cell>
          <table:table-cell office:value-type="float" office:value="8666.66666666667" calcext:value-type="float">
            <text:p>8666.66666666667</text:p>
          </table:table-cell>
          <table:table-cell office:value-type="float" office:value="5998.12850004035" calcext:value-type="float">
            <text:p>5998.12850004035</text:p>
          </table:table-cell>
          <table:table-cell office:value-type="float" office:value="7999.99999999485" calcext:value-type="float">
            <text:p>7999.99999999485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8.11" calcext:value-type="float">
            <text:p>8.11</text:p>
          </table:table-cell>
          <table:table-cell office:value-type="float" office:value="5998.18379448038" calcext:value-type="float">
            <text:p>5998.18379448038</text:p>
          </table:table-cell>
          <table:table-cell office:value-type="float" office:value="7999.99999999505" calcext:value-type="float">
            <text:p>7999.99999999505</text:p>
          </table:table-cell>
          <table:table-cell office:value-type="float" office:value="8666.66666666667" calcext:value-type="float">
            <text:p>8666.66666666667</text:p>
          </table:table-cell>
          <table:table-cell office:value-type="float" office:value="5998.1563544832" calcext:value-type="float">
            <text:p>5998.1563544832</text:p>
          </table:table-cell>
          <table:table-cell office:value-type="float" office:value="7999.99999999505" calcext:value-type="float">
            <text:p>7999.99999999505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8.12" calcext:value-type="float">
            <text:p>8.12</text:p>
          </table:table-cell>
          <table:table-cell office:value-type="float" office:value="5998.21082619471" calcext:value-type="float">
            <text:p>5998.21082619471</text:p>
          </table:table-cell>
          <table:table-cell office:value-type="float" office:value="7999.99999999524" calcext:value-type="float">
            <text:p>7999.99999999524</text:p>
          </table:table-cell>
          <table:table-cell office:value-type="float" office:value="8666.66666666667" calcext:value-type="float">
            <text:p>8666.66666666667</text:p>
          </table:table-cell>
          <table:table-cell office:value-type="float" office:value="5998.18379448038" calcext:value-type="float">
            <text:p>5998.18379448038</text:p>
          </table:table-cell>
          <table:table-cell office:value-type="float" office:value="7999.99999999524" calcext:value-type="float">
            <text:p>7999.99999999524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8.13" calcext:value-type="float">
            <text:p>8.13</text:p>
          </table:table-cell>
          <table:table-cell office:value-type="float" office:value="5998.23745569747" calcext:value-type="float">
            <text:p>5998.23745569747</text:p>
          </table:table-cell>
          <table:table-cell office:value-type="float" office:value="7999.99999999543" calcext:value-type="float">
            <text:p>7999.99999999543</text:p>
          </table:table-cell>
          <table:table-cell office:value-type="float" office:value="8666.66666666667" calcext:value-type="float">
            <text:p>8666.66666666667</text:p>
          </table:table-cell>
          <table:table-cell office:value-type="float" office:value="5998.21082619471" calcext:value-type="float">
            <text:p>5998.21082619471</text:p>
          </table:table-cell>
          <table:table-cell office:value-type="float" office:value="7999.99999999543" calcext:value-type="float">
            <text:p>7999.99999999543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8.14" calcext:value-type="float">
            <text:p>8.14</text:p>
          </table:table-cell>
          <table:table-cell office:value-type="float" office:value="5998.26368896978" calcext:value-type="float">
            <text:p>5998.26368896978</text:p>
          </table:table-cell>
          <table:table-cell office:value-type="float" office:value="7999.99999999561" calcext:value-type="float">
            <text:p>7999.99999999561</text:p>
          </table:table-cell>
          <table:table-cell office:value-type="float" office:value="8666.66666666667" calcext:value-type="float">
            <text:p>8666.66666666667</text:p>
          </table:table-cell>
          <table:table-cell office:value-type="float" office:value="5998.23745569747" calcext:value-type="float">
            <text:p>5998.23745569747</text:p>
          </table:table-cell>
          <table:table-cell office:value-type="float" office:value="7999.99999999561" calcext:value-type="float">
            <text:p>7999.99999999561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8.15" calcext:value-type="float">
            <text:p>8.15</text:p>
          </table:table-cell>
          <table:table-cell office:value-type="float" office:value="5998.28953190391" calcext:value-type="float">
            <text:p>5998.28953190391</text:p>
          </table:table-cell>
          <table:table-cell office:value-type="float" office:value="7999.99999999578" calcext:value-type="float">
            <text:p>7999.99999999578</text:p>
          </table:table-cell>
          <table:table-cell office:value-type="float" office:value="8666.66666666667" calcext:value-type="float">
            <text:p>8666.66666666667</text:p>
          </table:table-cell>
          <table:table-cell office:value-type="float" office:value="5998.26368896978" calcext:value-type="float">
            <text:p>5998.26368896978</text:p>
          </table:table-cell>
          <table:table-cell office:value-type="float" office:value="7999.99999999578" calcext:value-type="float">
            <text:p>7999.99999999578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8.16" calcext:value-type="float">
            <text:p>8.16</text:p>
          </table:table-cell>
          <table:table-cell office:value-type="float" office:value="5998.31499030462" calcext:value-type="float">
            <text:p>5998.31499030462</text:p>
          </table:table-cell>
          <table:table-cell office:value-type="float" office:value="7999.99999999594" calcext:value-type="float">
            <text:p>7999.99999999594</text:p>
          </table:table-cell>
          <table:table-cell office:value-type="float" office:value="8666.66666666667" calcext:value-type="float">
            <text:p>8666.66666666667</text:p>
          </table:table-cell>
          <table:table-cell office:value-type="float" office:value="5998.28953190391" calcext:value-type="float">
            <text:p>5998.28953190391</text:p>
          </table:table-cell>
          <table:table-cell office:value-type="float" office:value="7999.99999999594" calcext:value-type="float">
            <text:p>7999.99999999594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8.17" calcext:value-type="float">
            <text:p>8.17</text:p>
          </table:table-cell>
          <table:table-cell office:value-type="float" office:value="5998.34006989042" calcext:value-type="float">
            <text:p>5998.34006989042</text:p>
          </table:table-cell>
          <table:table-cell office:value-type="float" office:value="7999.9999999961" calcext:value-type="float">
            <text:p>7999.9999999961</text:p>
          </table:table-cell>
          <table:table-cell office:value-type="float" office:value="8666.66666666667" calcext:value-type="float">
            <text:p>8666.66666666667</text:p>
          </table:table-cell>
          <table:table-cell office:value-type="float" office:value="5998.31499030462" calcext:value-type="float">
            <text:p>5998.31499030462</text:p>
          </table:table-cell>
          <table:table-cell office:value-type="float" office:value="7999.9999999961" calcext:value-type="float">
            <text:p>7999.9999999961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8.18" calcext:value-type="float">
            <text:p>8.18</text:p>
          </table:table-cell>
          <table:table-cell office:value-type="float" office:value="5998.36477629489" calcext:value-type="float">
            <text:p>5998.36477629489</text:p>
          </table:table-cell>
          <table:table-cell office:value-type="float" office:value="7999.99999999626" calcext:value-type="float">
            <text:p>7999.99999999626</text:p>
          </table:table-cell>
          <table:table-cell office:value-type="float" office:value="8666.66666666667" calcext:value-type="float">
            <text:p>8666.66666666667</text:p>
          </table:table-cell>
          <table:table-cell office:value-type="float" office:value="5998.34006989042" calcext:value-type="float">
            <text:p>5998.34006989042</text:p>
          </table:table-cell>
          <table:table-cell office:value-type="float" office:value="7999.99999999626" calcext:value-type="float">
            <text:p>7999.99999999626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8.19" calcext:value-type="float">
            <text:p>8.19</text:p>
          </table:table-cell>
          <table:table-cell office:value-type="float" office:value="5998.38911506793" calcext:value-type="float">
            <text:p>5998.38911506793</text:p>
          </table:table-cell>
          <table:table-cell office:value-type="float" office:value="7999.9999999964" calcext:value-type="float">
            <text:p>7999.9999999964</text:p>
          </table:table-cell>
          <table:table-cell office:value-type="float" office:value="8666.66666666667" calcext:value-type="float">
            <text:p>8666.66666666667</text:p>
          </table:table-cell>
          <table:table-cell office:value-type="float" office:value="5998.36477629489" calcext:value-type="float">
            <text:p>5998.36477629489</text:p>
          </table:table-cell>
          <table:table-cell office:value-type="float" office:value="7999.9999999964" calcext:value-type="float">
            <text:p>7999.9999999964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8.2" calcext:value-type="float">
            <text:p>8.2</text:p>
          </table:table-cell>
          <table:table-cell office:value-type="float" office:value="5998.41309167696" calcext:value-type="float">
            <text:p>5998.41309167696</text:p>
          </table:table-cell>
          <table:table-cell office:value-type="float" office:value="7999.99999999655" calcext:value-type="float">
            <text:p>7999.99999999655</text:p>
          </table:table-cell>
          <table:table-cell office:value-type="float" office:value="8666.66666666667" calcext:value-type="float">
            <text:p>8666.66666666667</text:p>
          </table:table-cell>
          <table:table-cell office:value-type="float" office:value="5998.38911506793" calcext:value-type="float">
            <text:p>5998.38911506793</text:p>
          </table:table-cell>
          <table:table-cell office:value-type="float" office:value="7999.99999999655" calcext:value-type="float">
            <text:p>7999.99999999655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8.21" calcext:value-type="float">
            <text:p>8.21</text:p>
          </table:table-cell>
          <table:table-cell office:value-type="float" office:value="5998.43671150822" calcext:value-type="float">
            <text:p>5998.43671150822</text:p>
          </table:table-cell>
          <table:table-cell office:value-type="float" office:value="7999.99999999668" calcext:value-type="float">
            <text:p>7999.99999999668</text:p>
          </table:table-cell>
          <table:table-cell office:value-type="float" office:value="8666.66666666667" calcext:value-type="float">
            <text:p>8666.66666666667</text:p>
          </table:table-cell>
          <table:table-cell office:value-type="float" office:value="5998.41309167696" calcext:value-type="float">
            <text:p>5998.41309167696</text:p>
          </table:table-cell>
          <table:table-cell office:value-type="float" office:value="7999.99999999668" calcext:value-type="float">
            <text:p>7999.99999999668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8.22" calcext:value-type="float">
            <text:p>8.22</text:p>
          </table:table-cell>
          <table:table-cell office:value-type="float" office:value="5998.45997986788" calcext:value-type="float">
            <text:p>5998.45997986788</text:p>
          </table:table-cell>
          <table:table-cell office:value-type="float" office:value="7999.99999999681" calcext:value-type="float">
            <text:p>7999.99999999681</text:p>
          </table:table-cell>
          <table:table-cell office:value-type="float" office:value="8666.66666666667" calcext:value-type="float">
            <text:p>8666.66666666667</text:p>
          </table:table-cell>
          <table:table-cell office:value-type="float" office:value="5998.43671150822" calcext:value-type="float">
            <text:p>5998.43671150822</text:p>
          </table:table-cell>
          <table:table-cell office:value-type="float" office:value="7999.99999999681" calcext:value-type="float">
            <text:p>7999.99999999681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8.23" calcext:value-type="float">
            <text:p>8.23</text:p>
          </table:table-cell>
          <table:table-cell office:value-type="float" office:value="5998.4829019833" calcext:value-type="float">
            <text:p>5998.4829019833</text:p>
          </table:table-cell>
          <table:table-cell office:value-type="float" office:value="7999.99999999694" calcext:value-type="float">
            <text:p>7999.99999999694</text:p>
          </table:table-cell>
          <table:table-cell office:value-type="float" office:value="8666.66666666667" calcext:value-type="float">
            <text:p>8666.66666666667</text:p>
          </table:table-cell>
          <table:table-cell office:value-type="float" office:value="5998.45997986788" calcext:value-type="float">
            <text:p>5998.45997986788</text:p>
          </table:table-cell>
          <table:table-cell office:value-type="float" office:value="7999.99999999694" calcext:value-type="float">
            <text:p>7999.99999999694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8.24" calcext:value-type="float">
            <text:p>8.24</text:p>
          </table:table-cell>
          <table:table-cell office:value-type="float" office:value="5998.50548300418" calcext:value-type="float">
            <text:p>5998.50548300418</text:p>
          </table:table-cell>
          <table:table-cell office:value-type="float" office:value="7999.99999999706" calcext:value-type="float">
            <text:p>7999.99999999706</text:p>
          </table:table-cell>
          <table:table-cell office:value-type="float" office:value="8666.66666666667" calcext:value-type="float">
            <text:p>8666.66666666667</text:p>
          </table:table-cell>
          <table:table-cell office:value-type="float" office:value="5998.4829019833" calcext:value-type="float">
            <text:p>5998.4829019833</text:p>
          </table:table-cell>
          <table:table-cell office:value-type="float" office:value="7999.99999999706" calcext:value-type="float">
            <text:p>7999.99999999706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8.25" calcext:value-type="float">
            <text:p>8.25</text:p>
          </table:table-cell>
          <table:table-cell office:value-type="float" office:value="5998.52772800369" calcext:value-type="float">
            <text:p>5998.52772800369</text:p>
          </table:table-cell>
          <table:table-cell office:value-type="float" office:value="7999.99999999717" calcext:value-type="float">
            <text:p>7999.99999999717</text:p>
          </table:table-cell>
          <table:table-cell office:value-type="float" office:value="8666.66666666667" calcext:value-type="float">
            <text:p>8666.66666666667</text:p>
          </table:table-cell>
          <table:table-cell office:value-type="float" office:value="5998.50548300418" calcext:value-type="float">
            <text:p>5998.50548300418</text:p>
          </table:table-cell>
          <table:table-cell office:value-type="float" office:value="7999.99999999717" calcext:value-type="float">
            <text:p>7999.99999999717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8.26" calcext:value-type="float">
            <text:p>8.26</text:p>
          </table:table-cell>
          <table:table-cell office:value-type="float" office:value="5998.54964197963" calcext:value-type="float">
            <text:p>5998.54964197963</text:p>
          </table:table-cell>
          <table:table-cell office:value-type="float" office:value="7999.99999999728" calcext:value-type="float">
            <text:p>7999.99999999728</text:p>
          </table:table-cell>
          <table:table-cell office:value-type="float" office:value="8666.66666666667" calcext:value-type="float">
            <text:p>8666.66666666667</text:p>
          </table:table-cell>
          <table:table-cell office:value-type="float" office:value="5998.52772800369" calcext:value-type="float">
            <text:p>5998.52772800369</text:p>
          </table:table-cell>
          <table:table-cell office:value-type="float" office:value="7999.99999999728" calcext:value-type="float">
            <text:p>7999.99999999728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8.27" calcext:value-type="float">
            <text:p>8.27</text:p>
          </table:table-cell>
          <table:table-cell office:value-type="float" office:value="5998.57122985552" calcext:value-type="float">
            <text:p>5998.57122985552</text:p>
          </table:table-cell>
          <table:table-cell office:value-type="float" office:value="7999.99999999739" calcext:value-type="float">
            <text:p>7999.99999999739</text:p>
          </table:table-cell>
          <table:table-cell office:value-type="float" office:value="8666.66666666667" calcext:value-type="float">
            <text:p>8666.66666666667</text:p>
          </table:table-cell>
          <table:table-cell office:value-type="float" office:value="5998.54964197963" calcext:value-type="float">
            <text:p>5998.54964197963</text:p>
          </table:table-cell>
          <table:table-cell office:value-type="float" office:value="7999.99999999739" calcext:value-type="float">
            <text:p>7999.99999999739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8.28" calcext:value-type="float">
            <text:p>8.28</text:p>
          </table:table-cell>
          <table:table-cell office:value-type="float" office:value="5998.59249648174" calcext:value-type="float">
            <text:p>5998.59249648174</text:p>
          </table:table-cell>
          <table:table-cell office:value-type="float" office:value="7999.99999999749" calcext:value-type="float">
            <text:p>7999.99999999749</text:p>
          </table:table-cell>
          <table:table-cell office:value-type="float" office:value="8666.66666666667" calcext:value-type="float">
            <text:p>8666.66666666667</text:p>
          </table:table-cell>
          <table:table-cell office:value-type="float" office:value="5998.57122985552" calcext:value-type="float">
            <text:p>5998.57122985552</text:p>
          </table:table-cell>
          <table:table-cell office:value-type="float" office:value="7999.99999999749" calcext:value-type="float">
            <text:p>7999.99999999749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8.29" calcext:value-type="float">
            <text:p>8.29</text:p>
          </table:table-cell>
          <table:table-cell office:value-type="float" office:value="5998.6134466366" calcext:value-type="float">
            <text:p>5998.6134466366</text:p>
          </table:table-cell>
          <table:table-cell office:value-type="float" office:value="7999.99999999759" calcext:value-type="float">
            <text:p>7999.99999999759</text:p>
          </table:table-cell>
          <table:table-cell office:value-type="float" office:value="8666.66666666667" calcext:value-type="float">
            <text:p>8666.66666666667</text:p>
          </table:table-cell>
          <table:table-cell office:value-type="float" office:value="5998.59249648174" calcext:value-type="float">
            <text:p>5998.59249648174</text:p>
          </table:table-cell>
          <table:table-cell office:value-type="float" office:value="7999.99999999759" calcext:value-type="float">
            <text:p>7999.99999999759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8.3" calcext:value-type="float">
            <text:p>8.3</text:p>
          </table:table-cell>
          <table:table-cell office:value-type="float" office:value="5998.63408502736" calcext:value-type="float">
            <text:p>5998.63408502736</text:p>
          </table:table-cell>
          <table:table-cell office:value-type="float" office:value="7999.99999999768" calcext:value-type="float">
            <text:p>7999.99999999768</text:p>
          </table:table-cell>
          <table:table-cell office:value-type="float" office:value="8666.66666666667" calcext:value-type="float">
            <text:p>8666.66666666667</text:p>
          </table:table-cell>
          <table:table-cell office:value-type="float" office:value="5998.6134466366" calcext:value-type="float">
            <text:p>5998.6134466366</text:p>
          </table:table-cell>
          <table:table-cell office:value-type="float" office:value="7999.99999999768" calcext:value-type="float">
            <text:p>7999.99999999768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8.31" calcext:value-type="float">
            <text:p>8.31</text:p>
          </table:table-cell>
          <table:table-cell office:value-type="float" office:value="5998.65441629138" calcext:value-type="float">
            <text:p>5998.65441629138</text:p>
          </table:table-cell>
          <table:table-cell office:value-type="float" office:value="7999.99999999778" calcext:value-type="float">
            <text:p>7999.99999999778</text:p>
          </table:table-cell>
          <table:table-cell office:value-type="float" office:value="8666.66666666667" calcext:value-type="float">
            <text:p>8666.66666666667</text:p>
          </table:table-cell>
          <table:table-cell office:value-type="float" office:value="5998.63408502736" calcext:value-type="float">
            <text:p>5998.63408502736</text:p>
          </table:table-cell>
          <table:table-cell office:value-type="float" office:value="7999.99999999778" calcext:value-type="float">
            <text:p>7999.99999999778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8.32" calcext:value-type="float">
            <text:p>8.32</text:p>
          </table:table-cell>
          <table:table-cell office:value-type="float" office:value="5998.67444499707" calcext:value-type="float">
            <text:p>5998.67444499707</text:p>
          </table:table-cell>
          <table:table-cell office:value-type="float" office:value="7999.99999999786" calcext:value-type="float">
            <text:p>7999.99999999786</text:p>
          </table:table-cell>
          <table:table-cell office:value-type="float" office:value="8666.66666666667" calcext:value-type="float">
            <text:p>8666.66666666667</text:p>
          </table:table-cell>
          <table:table-cell office:value-type="float" office:value="5998.65441629138" calcext:value-type="float">
            <text:p>5998.65441629138</text:p>
          </table:table-cell>
          <table:table-cell office:value-type="float" office:value="7999.99999999786" calcext:value-type="float">
            <text:p>7999.99999999786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8.33" calcext:value-type="float">
            <text:p>8.33</text:p>
          </table:table-cell>
          <table:table-cell office:value-type="float" office:value="5998.69417564495" calcext:value-type="float">
            <text:p>5998.69417564495</text:p>
          </table:table-cell>
          <table:table-cell office:value-type="float" office:value="7999.99999999795" calcext:value-type="float">
            <text:p>7999.99999999795</text:p>
          </table:table-cell>
          <table:table-cell office:value-type="float" office:value="8666.66666666667" calcext:value-type="float">
            <text:p>8666.66666666667</text:p>
          </table:table-cell>
          <table:table-cell office:value-type="float" office:value="5998.67444499707" calcext:value-type="float">
            <text:p>5998.67444499707</text:p>
          </table:table-cell>
          <table:table-cell office:value-type="float" office:value="7999.99999999795" calcext:value-type="float">
            <text:p>7999.99999999795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8.34" calcext:value-type="float">
            <text:p>8.34</text:p>
          </table:table-cell>
          <table:table-cell office:value-type="float" office:value="5998.71361266866" calcext:value-type="float">
            <text:p>5998.71361266866</text:p>
          </table:table-cell>
          <table:table-cell office:value-type="float" office:value="7999.99999999803" calcext:value-type="float">
            <text:p>7999.99999999803</text:p>
          </table:table-cell>
          <table:table-cell office:value-type="float" office:value="8666.66666666667" calcext:value-type="float">
            <text:p>8666.66666666667</text:p>
          </table:table-cell>
          <table:table-cell office:value-type="float" office:value="5998.69417564495" calcext:value-type="float">
            <text:p>5998.69417564495</text:p>
          </table:table-cell>
          <table:table-cell office:value-type="float" office:value="7999.99999999803" calcext:value-type="float">
            <text:p>7999.99999999803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8.35" calcext:value-type="float">
            <text:p>8.35</text:p>
          </table:table-cell>
          <table:table-cell office:value-type="float" office:value="5998.73276043596" calcext:value-type="float">
            <text:p>5998.73276043596</text:p>
          </table:table-cell>
          <table:table-cell office:value-type="float" office:value="7999.9999999981" calcext:value-type="float">
            <text:p>7999.9999999981</text:p>
          </table:table-cell>
          <table:table-cell office:value-type="float" office:value="8666.66666666667" calcext:value-type="float">
            <text:p>8666.66666666667</text:p>
          </table:table-cell>
          <table:table-cell office:value-type="float" office:value="5998.71361266866" calcext:value-type="float">
            <text:p>5998.71361266866</text:p>
          </table:table-cell>
          <table:table-cell office:value-type="float" office:value="7999.9999999981" calcext:value-type="float">
            <text:p>7999.9999999981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8.36" calcext:value-type="float">
            <text:p>8.36</text:p>
          </table:table-cell>
          <table:table-cell office:value-type="float" office:value="5998.75162324966" calcext:value-type="float">
            <text:p>5998.75162324966</text:p>
          </table:table-cell>
          <table:table-cell office:value-type="float" office:value="7999.99999999818" calcext:value-type="float">
            <text:p>7999.99999999818</text:p>
          </table:table-cell>
          <table:table-cell office:value-type="float" office:value="8666.66666666667" calcext:value-type="float">
            <text:p>8666.66666666667</text:p>
          </table:table-cell>
          <table:table-cell office:value-type="float" office:value="5998.73276043596" calcext:value-type="float">
            <text:p>5998.73276043596</text:p>
          </table:table-cell>
          <table:table-cell office:value-type="float" office:value="7999.99999999818" calcext:value-type="float">
            <text:p>7999.99999999818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8.37" calcext:value-type="float">
            <text:p>8.37</text:p>
          </table:table-cell>
          <table:table-cell office:value-type="float" office:value="5998.77020534864" calcext:value-type="float">
            <text:p>5998.77020534864</text:p>
          </table:table-cell>
          <table:table-cell office:value-type="float" office:value="7999.99999999825" calcext:value-type="float">
            <text:p>7999.99999999825</text:p>
          </table:table-cell>
          <table:table-cell office:value-type="float" office:value="8666.66666666667" calcext:value-type="float">
            <text:p>8666.66666666667</text:p>
          </table:table-cell>
          <table:table-cell office:value-type="float" office:value="5998.75162324966" calcext:value-type="float">
            <text:p>5998.75162324966</text:p>
          </table:table-cell>
          <table:table-cell office:value-type="float" office:value="7999.99999999825" calcext:value-type="float">
            <text:p>7999.99999999825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8.38" calcext:value-type="float">
            <text:p>8.38</text:p>
          </table:table-cell>
          <table:table-cell office:value-type="float" office:value="5998.78851090878" calcext:value-type="float">
            <text:p>5998.78851090878</text:p>
          </table:table-cell>
          <table:table-cell office:value-type="float" office:value="7999.99999999832" calcext:value-type="float">
            <text:p>7999.99999999832</text:p>
          </table:table-cell>
          <table:table-cell office:value-type="float" office:value="8666.66666666667" calcext:value-type="float">
            <text:p>8666.66666666667</text:p>
          </table:table-cell>
          <table:table-cell office:value-type="float" office:value="5998.77020534864" calcext:value-type="float">
            <text:p>5998.77020534864</text:p>
          </table:table-cell>
          <table:table-cell office:value-type="float" office:value="7999.99999999832" calcext:value-type="float">
            <text:p>7999.99999999832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8.39" calcext:value-type="float">
            <text:p>8.39</text:p>
          </table:table-cell>
          <table:table-cell office:value-type="float" office:value="5998.80654404386" calcext:value-type="float">
            <text:p>5998.80654404386</text:p>
          </table:table-cell>
          <table:table-cell office:value-type="float" office:value="7999.99999999838" calcext:value-type="float">
            <text:p>7999.99999999838</text:p>
          </table:table-cell>
          <table:table-cell office:value-type="float" office:value="8666.66666666667" calcext:value-type="float">
            <text:p>8666.66666666667</text:p>
          </table:table-cell>
          <table:table-cell office:value-type="float" office:value="5998.78851090878" calcext:value-type="float">
            <text:p>5998.78851090878</text:p>
          </table:table-cell>
          <table:table-cell office:value-type="float" office:value="7999.99999999838" calcext:value-type="float">
            <text:p>7999.99999999838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8.4" calcext:value-type="float">
            <text:p>8.4</text:p>
          </table:table-cell>
          <table:table-cell office:value-type="float" office:value="5998.82430880656" calcext:value-type="float">
            <text:p>5998.82430880656</text:p>
          </table:table-cell>
          <table:table-cell office:value-type="float" office:value="7999.99999999845" calcext:value-type="float">
            <text:p>7999.99999999845</text:p>
          </table:table-cell>
          <table:table-cell office:value-type="float" office:value="8666.66666666667" calcext:value-type="float">
            <text:p>8666.66666666667</text:p>
          </table:table-cell>
          <table:table-cell office:value-type="float" office:value="5998.80654404386" calcext:value-type="float">
            <text:p>5998.80654404386</text:p>
          </table:table-cell>
          <table:table-cell office:value-type="float" office:value="7999.99999999845" calcext:value-type="float">
            <text:p>7999.99999999845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8.41" calcext:value-type="float">
            <text:p>8.41</text:p>
          </table:table-cell>
          <table:table-cell office:value-type="float" office:value="5998.84180918927" calcext:value-type="float">
            <text:p>5998.84180918927</text:p>
          </table:table-cell>
          <table:table-cell office:value-type="float" office:value="7999.99999999851" calcext:value-type="float">
            <text:p>7999.99999999851</text:p>
          </table:table-cell>
          <table:table-cell office:value-type="float" office:value="8666.66666666667" calcext:value-type="float">
            <text:p>8666.66666666667</text:p>
          </table:table-cell>
          <table:table-cell office:value-type="float" office:value="5998.82430880656" calcext:value-type="float">
            <text:p>5998.82430880656</text:p>
          </table:table-cell>
          <table:table-cell office:value-type="float" office:value="7999.99999999851" calcext:value-type="float">
            <text:p>7999.99999999851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8.42" calcext:value-type="float">
            <text:p>8.42</text:p>
          </table:table-cell>
          <table:table-cell office:value-type="float" office:value="5998.85904912507" calcext:value-type="float">
            <text:p>5998.85904912507</text:p>
          </table:table-cell>
          <table:table-cell office:value-type="float" office:value="7999.99999999857" calcext:value-type="float">
            <text:p>7999.99999999857</text:p>
          </table:table-cell>
          <table:table-cell office:value-type="float" office:value="8666.66666666667" calcext:value-type="float">
            <text:p>8666.66666666667</text:p>
          </table:table-cell>
          <table:table-cell office:value-type="float" office:value="5998.84180918927" calcext:value-type="float">
            <text:p>5998.84180918927</text:p>
          </table:table-cell>
          <table:table-cell office:value-type="float" office:value="7999.99999999857" calcext:value-type="float">
            <text:p>7999.99999999857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8.43" calcext:value-type="float">
            <text:p>8.43</text:p>
          </table:table-cell>
          <table:table-cell office:value-type="float" office:value="5998.87603248855" calcext:value-type="float">
            <text:p>5998.87603248855</text:p>
          </table:table-cell>
          <table:table-cell office:value-type="float" office:value="7999.99999999862" calcext:value-type="float">
            <text:p>7999.99999999862</text:p>
          </table:table-cell>
          <table:table-cell office:value-type="float" office:value="8666.66666666667" calcext:value-type="float">
            <text:p>8666.66666666667</text:p>
          </table:table-cell>
          <table:table-cell office:value-type="float" office:value="5998.85904912507" calcext:value-type="float">
            <text:p>5998.85904912507</text:p>
          </table:table-cell>
          <table:table-cell office:value-type="float" office:value="7999.99999999862" calcext:value-type="float">
            <text:p>7999.99999999862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8.44" calcext:value-type="float">
            <text:p>8.44</text:p>
          </table:table-cell>
          <table:table-cell office:value-type="float" office:value="5998.89276309672" calcext:value-type="float">
            <text:p>5998.89276309672</text:p>
          </table:table-cell>
          <table:table-cell office:value-type="float" office:value="7999.99999999868" calcext:value-type="float">
            <text:p>7999.99999999868</text:p>
          </table:table-cell>
          <table:table-cell office:value-type="float" office:value="8666.66666666667" calcext:value-type="float">
            <text:p>8666.66666666667</text:p>
          </table:table-cell>
          <table:table-cell office:value-type="float" office:value="5998.87603248855" calcext:value-type="float">
            <text:p>5998.87603248855</text:p>
          </table:table-cell>
          <table:table-cell office:value-type="float" office:value="7999.99999999868" calcext:value-type="float">
            <text:p>7999.99999999868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8.45" calcext:value-type="float">
            <text:p>8.45</text:p>
          </table:table-cell>
          <table:table-cell office:value-type="float" office:value="5998.90924470983" calcext:value-type="float">
            <text:p>5998.90924470983</text:p>
          </table:table-cell>
          <table:table-cell office:value-type="float" office:value="7999.99999999873" calcext:value-type="float">
            <text:p>7999.99999999873</text:p>
          </table:table-cell>
          <table:table-cell office:value-type="float" office:value="8666.66666666667" calcext:value-type="float">
            <text:p>8666.66666666667</text:p>
          </table:table-cell>
          <table:table-cell office:value-type="float" office:value="5998.89276309672" calcext:value-type="float">
            <text:p>5998.89276309672</text:p>
          </table:table-cell>
          <table:table-cell office:value-type="float" office:value="7999.99999999873" calcext:value-type="float">
            <text:p>7999.99999999873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8.46" calcext:value-type="float">
            <text:p>8.46</text:p>
          </table:table-cell>
          <table:table-cell office:value-type="float" office:value="5998.92548103224" calcext:value-type="float">
            <text:p>5998.92548103224</text:p>
          </table:table-cell>
          <table:table-cell office:value-type="float" office:value="7999.99999999878" calcext:value-type="float">
            <text:p>7999.99999999878</text:p>
          </table:table-cell>
          <table:table-cell office:value-type="float" office:value="8666.66666666667" calcext:value-type="float">
            <text:p>8666.66666666667</text:p>
          </table:table-cell>
          <table:table-cell office:value-type="float" office:value="5998.90924470983" calcext:value-type="float">
            <text:p>5998.90924470983</text:p>
          </table:table-cell>
          <table:table-cell office:value-type="float" office:value="7999.99999999878" calcext:value-type="float">
            <text:p>7999.99999999878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8.47" calcext:value-type="float">
            <text:p>8.47</text:p>
          </table:table-cell>
          <table:table-cell office:value-type="float" office:value="5998.94147571324" calcext:value-type="float">
            <text:p>5998.94147571324</text:p>
          </table:table-cell>
          <table:table-cell office:value-type="float" office:value="7999.99999999883" calcext:value-type="float">
            <text:p>7999.99999999883</text:p>
          </table:table-cell>
          <table:table-cell office:value-type="float" office:value="8666.66666666667" calcext:value-type="float">
            <text:p>8666.66666666667</text:p>
          </table:table-cell>
          <table:table-cell office:value-type="float" office:value="5998.92548103224" calcext:value-type="float">
            <text:p>5998.92548103224</text:p>
          </table:table-cell>
          <table:table-cell office:value-type="float" office:value="7999.99999999883" calcext:value-type="float">
            <text:p>7999.99999999883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8.48" calcext:value-type="float">
            <text:p>8.48</text:p>
          </table:table-cell>
          <table:table-cell office:value-type="float" office:value="5998.95723234786" calcext:value-type="float">
            <text:p>5998.95723234786</text:p>
          </table:table-cell>
          <table:table-cell office:value-type="float" office:value="7999.99999999887" calcext:value-type="float">
            <text:p>7999.99999999887</text:p>
          </table:table-cell>
          <table:table-cell office:value-type="float" office:value="8666.66666666667" calcext:value-type="float">
            <text:p>8666.66666666667</text:p>
          </table:table-cell>
          <table:table-cell office:value-type="float" office:value="5998.94147571324" calcext:value-type="float">
            <text:p>5998.94147571324</text:p>
          </table:table-cell>
          <table:table-cell office:value-type="float" office:value="7999.99999999887" calcext:value-type="float">
            <text:p>7999.99999999887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8.49" calcext:value-type="float">
            <text:p>8.49</text:p>
          </table:table-cell>
          <table:table-cell office:value-type="float" office:value="5998.97275447768" calcext:value-type="float">
            <text:p>5998.97275447768</text:p>
          </table:table-cell>
          <table:table-cell office:value-type="float" office:value="7999.99999999892" calcext:value-type="float">
            <text:p>7999.99999999892</text:p>
          </table:table-cell>
          <table:table-cell office:value-type="float" office:value="8666.66666666667" calcext:value-type="float">
            <text:p>8666.66666666667</text:p>
          </table:table-cell>
          <table:table-cell office:value-type="float" office:value="5998.95723234786" calcext:value-type="float">
            <text:p>5998.95723234786</text:p>
          </table:table-cell>
          <table:table-cell office:value-type="float" office:value="7999.99999999892" calcext:value-type="float">
            <text:p>7999.99999999892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8.5" calcext:value-type="float">
            <text:p>8.5</text:p>
          </table:table-cell>
          <table:table-cell office:value-type="float" office:value="5998.98804559164" calcext:value-type="float">
            <text:p>5998.98804559164</text:p>
          </table:table-cell>
          <table:table-cell office:value-type="float" office:value="7999.99999999896" calcext:value-type="float">
            <text:p>7999.99999999896</text:p>
          </table:table-cell>
          <table:table-cell office:value-type="float" office:value="8666.66666666667" calcext:value-type="float">
            <text:p>8666.66666666667</text:p>
          </table:table-cell>
          <table:table-cell office:value-type="float" office:value="5998.97275447768" calcext:value-type="float">
            <text:p>5998.97275447768</text:p>
          </table:table-cell>
          <table:table-cell office:value-type="float" office:value="7999.99999999896" calcext:value-type="float">
            <text:p>7999.99999999896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8.51" calcext:value-type="float">
            <text:p>8.51</text:p>
          </table:table-cell>
          <table:table-cell office:value-type="float" office:value="5999.00310912679" calcext:value-type="float">
            <text:p>5999.00310912679</text:p>
          </table:table-cell>
          <table:table-cell office:value-type="float" office:value="7999.999999999" calcext:value-type="float">
            <text:p>7999.999999999</text:p>
          </table:table-cell>
          <table:table-cell office:value-type="float" office:value="8666.66666666667" calcext:value-type="float">
            <text:p>8666.66666666667</text:p>
          </table:table-cell>
          <table:table-cell office:value-type="float" office:value="5998.98804559164" calcext:value-type="float">
            <text:p>5998.98804559164</text:p>
          </table:table-cell>
          <table:table-cell office:value-type="float" office:value="7999.999999999" calcext:value-type="float">
            <text:p>7999.999999999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8.52" calcext:value-type="float">
            <text:p>8.52</text:p>
          </table:table-cell>
          <table:table-cell office:value-type="float" office:value="5999.01794846909" calcext:value-type="float">
            <text:p>5999.01794846909</text:p>
          </table:table-cell>
          <table:table-cell office:value-type="float" office:value="7999.99999999904" calcext:value-type="float">
            <text:p>7999.99999999904</text:p>
          </table:table-cell>
          <table:table-cell office:value-type="float" office:value="8666.66666666667" calcext:value-type="float">
            <text:p>8666.66666666667</text:p>
          </table:table-cell>
          <table:table-cell office:value-type="float" office:value="5999.00310912679" calcext:value-type="float">
            <text:p>5999.00310912679</text:p>
          </table:table-cell>
          <table:table-cell office:value-type="float" office:value="7999.99999999904" calcext:value-type="float">
            <text:p>7999.99999999904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8.53" calcext:value-type="float">
            <text:p>8.53</text:p>
          </table:table-cell>
          <table:table-cell office:value-type="float" office:value="5999.03256695415" calcext:value-type="float">
            <text:p>5999.03256695415</text:p>
          </table:table-cell>
          <table:table-cell office:value-type="float" office:value="7999.99999999908" calcext:value-type="float">
            <text:p>7999.99999999908</text:p>
          </table:table-cell>
          <table:table-cell office:value-type="float" office:value="8666.66666666667" calcext:value-type="float">
            <text:p>8666.66666666667</text:p>
          </table:table-cell>
          <table:table-cell office:value-type="float" office:value="5999.01794846909" calcext:value-type="float">
            <text:p>5999.01794846909</text:p>
          </table:table-cell>
          <table:table-cell office:value-type="float" office:value="7999.99999999908" calcext:value-type="float">
            <text:p>7999.99999999908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8.54" calcext:value-type="float">
            <text:p>8.54</text:p>
          </table:table-cell>
          <table:table-cell office:value-type="float" office:value="5999.04696786798" calcext:value-type="float">
            <text:p>5999.04696786798</text:p>
          </table:table-cell>
          <table:table-cell office:value-type="float" office:value="7999.99999999911" calcext:value-type="float">
            <text:p>7999.99999999911</text:p>
          </table:table-cell>
          <table:table-cell office:value-type="float" office:value="8666.66666666667" calcext:value-type="float">
            <text:p>8666.66666666667</text:p>
          </table:table-cell>
          <table:table-cell office:value-type="float" office:value="5999.03256695415" calcext:value-type="float">
            <text:p>5999.03256695415</text:p>
          </table:table-cell>
          <table:table-cell office:value-type="float" office:value="7999.99999999911" calcext:value-type="float">
            <text:p>7999.99999999911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8.55" calcext:value-type="float">
            <text:p>8.55</text:p>
          </table:table-cell>
          <table:table-cell office:value-type="float" office:value="5999.06115444774" calcext:value-type="float">
            <text:p>5999.06115444774</text:p>
          </table:table-cell>
          <table:table-cell office:value-type="float" office:value="7999.99999999915" calcext:value-type="float">
            <text:p>7999.99999999915</text:p>
          </table:table-cell>
          <table:table-cell office:value-type="float" office:value="8666.66666666667" calcext:value-type="float">
            <text:p>8666.66666666667</text:p>
          </table:table-cell>
          <table:table-cell office:value-type="float" office:value="5999.04696786798" calcext:value-type="float">
            <text:p>5999.04696786798</text:p>
          </table:table-cell>
          <table:table-cell office:value-type="float" office:value="7999.99999999915" calcext:value-type="float">
            <text:p>7999.99999999915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8.56" calcext:value-type="float">
            <text:p>8.56</text:p>
          </table:table-cell>
          <table:table-cell office:value-type="float" office:value="5999.07512988245" calcext:value-type="float">
            <text:p>5999.07512988245</text:p>
          </table:table-cell>
          <table:table-cell office:value-type="float" office:value="7999.99999999918" calcext:value-type="float">
            <text:p>7999.99999999918</text:p>
          </table:table-cell>
          <table:table-cell office:value-type="float" office:value="8666.66666666667" calcext:value-type="float">
            <text:p>8666.66666666667</text:p>
          </table:table-cell>
          <table:table-cell office:value-type="float" office:value="5999.06115444774" calcext:value-type="float">
            <text:p>5999.06115444774</text:p>
          </table:table-cell>
          <table:table-cell office:value-type="float" office:value="7999.99999999918" calcext:value-type="float">
            <text:p>7999.99999999918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8.57" calcext:value-type="float">
            <text:p>8.57</text:p>
          </table:table-cell>
          <table:table-cell office:value-type="float" office:value="5999.08889731371" calcext:value-type="float">
            <text:p>5999.08889731371</text:p>
          </table:table-cell>
          <table:table-cell office:value-type="float" office:value="7999.99999999921" calcext:value-type="float">
            <text:p>7999.99999999921</text:p>
          </table:table-cell>
          <table:table-cell office:value-type="float" office:value="8666.66666666667" calcext:value-type="float">
            <text:p>8666.66666666667</text:p>
          </table:table-cell>
          <table:table-cell office:value-type="float" office:value="5999.07512988245" calcext:value-type="float">
            <text:p>5999.07512988245</text:p>
          </table:table-cell>
          <table:table-cell office:value-type="float" office:value="7999.99999999921" calcext:value-type="float">
            <text:p>7999.99999999921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8.58" calcext:value-type="float">
            <text:p>8.58</text:p>
          </table:table-cell>
          <table:table-cell office:value-type="float" office:value="5999.10245983641" calcext:value-type="float">
            <text:p>5999.10245983641</text:p>
          </table:table-cell>
          <table:table-cell office:value-type="float" office:value="7999.99999999924" calcext:value-type="float">
            <text:p>7999.99999999924</text:p>
          </table:table-cell>
          <table:table-cell office:value-type="float" office:value="8666.66666666667" calcext:value-type="float">
            <text:p>8666.66666666667</text:p>
          </table:table-cell>
          <table:table-cell office:value-type="float" office:value="5999.08889731371" calcext:value-type="float">
            <text:p>5999.08889731371</text:p>
          </table:table-cell>
          <table:table-cell office:value-type="float" office:value="7999.99999999924" calcext:value-type="float">
            <text:p>7999.99999999924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8.59" calcext:value-type="float">
            <text:p>8.59</text:p>
          </table:table-cell>
          <table:table-cell office:value-type="float" office:value="5999.11582049941" calcext:value-type="float">
            <text:p>5999.11582049941</text:p>
          </table:table-cell>
          <table:table-cell office:value-type="float" office:value="7999.99999999927" calcext:value-type="float">
            <text:p>7999.99999999927</text:p>
          </table:table-cell>
          <table:table-cell office:value-type="float" office:value="8666.66666666667" calcext:value-type="float">
            <text:p>8666.66666666667</text:p>
          </table:table-cell>
          <table:table-cell office:value-type="float" office:value="5999.10245983641" calcext:value-type="float">
            <text:p>5999.10245983641</text:p>
          </table:table-cell>
          <table:table-cell office:value-type="float" office:value="7999.99999999927" calcext:value-type="float">
            <text:p>7999.99999999927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8.6" calcext:value-type="float">
            <text:p>8.6</text:p>
          </table:table-cell>
          <table:table-cell office:value-type="float" office:value="5999.12898230625" calcext:value-type="float">
            <text:p>5999.12898230625</text:p>
          </table:table-cell>
          <table:table-cell office:value-type="float" office:value="7999.9999999993" calcext:value-type="float">
            <text:p>7999.9999999993</text:p>
          </table:table-cell>
          <table:table-cell office:value-type="float" office:value="8666.66666666667" calcext:value-type="float">
            <text:p>8666.66666666667</text:p>
          </table:table-cell>
          <table:table-cell office:value-type="float" office:value="5999.11582049941" calcext:value-type="float">
            <text:p>5999.11582049941</text:p>
          </table:table-cell>
          <table:table-cell office:value-type="float" office:value="7999.9999999993" calcext:value-type="float">
            <text:p>7999.9999999993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8.61" calcext:value-type="float">
            <text:p>8.61</text:p>
          </table:table-cell>
          <table:table-cell office:value-type="float" office:value="5999.14194821578" calcext:value-type="float">
            <text:p>5999.14194821578</text:p>
          </table:table-cell>
          <table:table-cell office:value-type="float" office:value="7999.99999999933" calcext:value-type="float">
            <text:p>7999.99999999933</text:p>
          </table:table-cell>
          <table:table-cell office:value-type="float" office:value="8666.66666666667" calcext:value-type="float">
            <text:p>8666.66666666667</text:p>
          </table:table-cell>
          <table:table-cell office:value-type="float" office:value="5999.12898230625" calcext:value-type="float">
            <text:p>5999.12898230625</text:p>
          </table:table-cell>
          <table:table-cell office:value-type="float" office:value="7999.99999999933" calcext:value-type="float">
            <text:p>7999.99999999933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8.62" calcext:value-type="float">
            <text:p>8.62</text:p>
          </table:table-cell>
          <table:table-cell office:value-type="float" office:value="5999.15472114286" calcext:value-type="float">
            <text:p>5999.15472114286</text:p>
          </table:table-cell>
          <table:table-cell office:value-type="float" office:value="7999.99999999936" calcext:value-type="float">
            <text:p>7999.99999999936</text:p>
          </table:table-cell>
          <table:table-cell office:value-type="float" office:value="8666.66666666667" calcext:value-type="float">
            <text:p>8666.66666666667</text:p>
          </table:table-cell>
          <table:table-cell office:value-type="float" office:value="5999.14194821578" calcext:value-type="float">
            <text:p>5999.14194821578</text:p>
          </table:table-cell>
          <table:table-cell office:value-type="float" office:value="7999.99999999936" calcext:value-type="float">
            <text:p>7999.99999999936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8.63" calcext:value-type="float">
            <text:p>8.63</text:p>
          </table:table-cell>
          <table:table-cell office:value-type="float" office:value="5999.16730395902" calcext:value-type="float">
            <text:p>5999.16730395902</text:p>
          </table:table-cell>
          <table:table-cell office:value-type="float" office:value="7999.99999999938" calcext:value-type="float">
            <text:p>7999.99999999938</text:p>
          </table:table-cell>
          <table:table-cell office:value-type="float" office:value="8666.66666666667" calcext:value-type="float">
            <text:p>8666.66666666667</text:p>
          </table:table-cell>
          <table:table-cell office:value-type="float" office:value="5999.15472114286" calcext:value-type="float">
            <text:p>5999.15472114286</text:p>
          </table:table-cell>
          <table:table-cell office:value-type="float" office:value="7999.99999999938" calcext:value-type="float">
            <text:p>7999.99999999938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8.64" calcext:value-type="float">
            <text:p>8.64</text:p>
          </table:table-cell>
          <table:table-cell office:value-type="float" office:value="5999.17969949306" calcext:value-type="float">
            <text:p>5999.17969949306</text:p>
          </table:table-cell>
          <table:table-cell office:value-type="float" office:value="7999.99999999941" calcext:value-type="float">
            <text:p>7999.99999999941</text:p>
          </table:table-cell>
          <table:table-cell office:value-type="float" office:value="8666.66666666667" calcext:value-type="float">
            <text:p>8666.66666666667</text:p>
          </table:table-cell>
          <table:table-cell office:value-type="float" office:value="5999.16730395902" calcext:value-type="float">
            <text:p>5999.16730395902</text:p>
          </table:table-cell>
          <table:table-cell office:value-type="float" office:value="7999.99999999941" calcext:value-type="float">
            <text:p>7999.99999999941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8.65" calcext:value-type="float">
            <text:p>8.65</text:p>
          </table:table-cell>
          <table:table-cell office:value-type="float" office:value="5999.19191053173" calcext:value-type="float">
            <text:p>5999.19191053173</text:p>
          </table:table-cell>
          <table:table-cell office:value-type="float" office:value="7999.99999999943" calcext:value-type="float">
            <text:p>7999.99999999943</text:p>
          </table:table-cell>
          <table:table-cell office:value-type="float" office:value="8666.66666666667" calcext:value-type="float">
            <text:p>8666.66666666667</text:p>
          </table:table-cell>
          <table:table-cell office:value-type="float" office:value="5999.17969949306" calcext:value-type="float">
            <text:p>5999.17969949306</text:p>
          </table:table-cell>
          <table:table-cell office:value-type="float" office:value="7999.99999999943" calcext:value-type="float">
            <text:p>7999.99999999943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8.66" calcext:value-type="float">
            <text:p>8.66</text:p>
          </table:table-cell>
          <table:table-cell office:value-type="float" office:value="5999.20393982032" calcext:value-type="float">
            <text:p>5999.20393982032</text:p>
          </table:table-cell>
          <table:table-cell office:value-type="float" office:value="7999.99999999945" calcext:value-type="float">
            <text:p>7999.99999999945</text:p>
          </table:table-cell>
          <table:table-cell office:value-type="float" office:value="8666.66666666667" calcext:value-type="float">
            <text:p>8666.66666666667</text:p>
          </table:table-cell>
          <table:table-cell office:value-type="float" office:value="5999.19191053173" calcext:value-type="float">
            <text:p>5999.19191053173</text:p>
          </table:table-cell>
          <table:table-cell office:value-type="float" office:value="7999.99999999945" calcext:value-type="float">
            <text:p>7999.99999999945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8.67" calcext:value-type="float">
            <text:p>8.67</text:p>
          </table:table-cell>
          <table:table-cell office:value-type="float" office:value="5999.21579006331" calcext:value-type="float">
            <text:p>5999.21579006331</text:p>
          </table:table-cell>
          <table:table-cell office:value-type="float" office:value="7999.99999999947" calcext:value-type="float">
            <text:p>7999.99999999947</text:p>
          </table:table-cell>
          <table:table-cell office:value-type="float" office:value="8666.66666666667" calcext:value-type="float">
            <text:p>8666.66666666667</text:p>
          </table:table-cell>
          <table:table-cell office:value-type="float" office:value="5999.20393982032" calcext:value-type="float">
            <text:p>5999.20393982032</text:p>
          </table:table-cell>
          <table:table-cell office:value-type="float" office:value="7999.99999999947" calcext:value-type="float">
            <text:p>7999.99999999947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8.68" calcext:value-type="float">
            <text:p>8.68</text:p>
          </table:table-cell>
          <table:table-cell office:value-type="float" office:value="5999.22746392493" calcext:value-type="float">
            <text:p>5999.22746392493</text:p>
          </table:table-cell>
          <table:table-cell office:value-type="float" office:value="7999.99999999949" calcext:value-type="float">
            <text:p>7999.99999999949</text:p>
          </table:table-cell>
          <table:table-cell office:value-type="float" office:value="8666.66666666667" calcext:value-type="float">
            <text:p>8666.66666666667</text:p>
          </table:table-cell>
          <table:table-cell office:value-type="float" office:value="5999.21579006331" calcext:value-type="float">
            <text:p>5999.21579006331</text:p>
          </table:table-cell>
          <table:table-cell office:value-type="float" office:value="7999.99999999949" calcext:value-type="float">
            <text:p>7999.99999999949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8.69" calcext:value-type="float">
            <text:p>8.69</text:p>
          </table:table-cell>
          <table:table-cell office:value-type="float" office:value="5999.23896402983" calcext:value-type="float">
            <text:p>5999.23896402983</text:p>
          </table:table-cell>
          <table:table-cell office:value-type="float" office:value="7999.99999999951" calcext:value-type="float">
            <text:p>7999.99999999951</text:p>
          </table:table-cell>
          <table:table-cell office:value-type="float" office:value="8666.66666666667" calcext:value-type="float">
            <text:p>8666.66666666667</text:p>
          </table:table-cell>
          <table:table-cell office:value-type="float" office:value="5999.22746392493" calcext:value-type="float">
            <text:p>5999.22746392493</text:p>
          </table:table-cell>
          <table:table-cell office:value-type="float" office:value="7999.99999999951" calcext:value-type="float">
            <text:p>7999.99999999951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8.7" calcext:value-type="float">
            <text:p>8.7</text:p>
          </table:table-cell>
          <table:table-cell office:value-type="float" office:value="5999.25029296358" calcext:value-type="float">
            <text:p>5999.25029296358</text:p>
          </table:table-cell>
          <table:table-cell office:value-type="float" office:value="7999.99999999953" calcext:value-type="float">
            <text:p>7999.99999999953</text:p>
          </table:table-cell>
          <table:table-cell office:value-type="float" office:value="8666.66666666667" calcext:value-type="float">
            <text:p>8666.66666666667</text:p>
          </table:table-cell>
          <table:table-cell office:value-type="float" office:value="5999.23896402983" calcext:value-type="float">
            <text:p>5999.23896402983</text:p>
          </table:table-cell>
          <table:table-cell office:value-type="float" office:value="7999.99999999953" calcext:value-type="float">
            <text:p>7999.99999999953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8.71" calcext:value-type="float">
            <text:p>8.71</text:p>
          </table:table-cell>
          <table:table-cell office:value-type="float" office:value="5999.26145327331" calcext:value-type="float">
            <text:p>5999.26145327331</text:p>
          </table:table-cell>
          <table:table-cell office:value-type="float" office:value="7999.99999999955" calcext:value-type="float">
            <text:p>7999.99999999955</text:p>
          </table:table-cell>
          <table:table-cell office:value-type="float" office:value="8666.66666666667" calcext:value-type="float">
            <text:p>8666.66666666667</text:p>
          </table:table-cell>
          <table:table-cell office:value-type="float" office:value="5999.25029296358" calcext:value-type="float">
            <text:p>5999.25029296358</text:p>
          </table:table-cell>
          <table:table-cell office:value-type="float" office:value="7999.99999999955" calcext:value-type="float">
            <text:p>7999.99999999955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8.72" calcext:value-type="float">
            <text:p>8.72</text:p>
          </table:table-cell>
          <table:table-cell office:value-type="float" office:value="5999.27244746828" calcext:value-type="float">
            <text:p>5999.27244746828</text:p>
          </table:table-cell>
          <table:table-cell office:value-type="float" office:value="7999.99999999957" calcext:value-type="float">
            <text:p>7999.99999999957</text:p>
          </table:table-cell>
          <table:table-cell office:value-type="float" office:value="8666.66666666667" calcext:value-type="float">
            <text:p>8666.66666666667</text:p>
          </table:table-cell>
          <table:table-cell office:value-type="float" office:value="5999.26145327331" calcext:value-type="float">
            <text:p>5999.26145327331</text:p>
          </table:table-cell>
          <table:table-cell office:value-type="float" office:value="7999.99999999957" calcext:value-type="float">
            <text:p>7999.99999999957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8.73" calcext:value-type="float">
            <text:p>8.73</text:p>
          </table:table-cell>
          <table:table-cell office:value-type="float" office:value="5999.28327802041" calcext:value-type="float">
            <text:p>5999.28327802041</text:p>
          </table:table-cell>
          <table:table-cell office:value-type="float" office:value="7999.99999999958" calcext:value-type="float">
            <text:p>7999.99999999958</text:p>
          </table:table-cell>
          <table:table-cell office:value-type="float" office:value="8666.66666666667" calcext:value-type="float">
            <text:p>8666.66666666667</text:p>
          </table:table-cell>
          <table:table-cell office:value-type="float" office:value="5999.27244746828" calcext:value-type="float">
            <text:p>5999.27244746828</text:p>
          </table:table-cell>
          <table:table-cell office:value-type="float" office:value="7999.99999999958" calcext:value-type="float">
            <text:p>7999.99999999958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8.74" calcext:value-type="float">
            <text:p>8.74</text:p>
          </table:table-cell>
          <table:table-cell office:value-type="float" office:value="5999.29394736486" calcext:value-type="float">
            <text:p>5999.29394736486</text:p>
          </table:table-cell>
          <table:table-cell office:value-type="float" office:value="7999.9999999996" calcext:value-type="float">
            <text:p>7999.9999999996</text:p>
          </table:table-cell>
          <table:table-cell office:value-type="float" office:value="8666.66666666667" calcext:value-type="float">
            <text:p>8666.66666666667</text:p>
          </table:table-cell>
          <table:table-cell office:value-type="float" office:value="5999.28327802041" calcext:value-type="float">
            <text:p>5999.28327802041</text:p>
          </table:table-cell>
          <table:table-cell office:value-type="float" office:value="7999.9999999996" calcext:value-type="float">
            <text:p>7999.9999999996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8.75" calcext:value-type="float">
            <text:p>8.75</text:p>
          </table:table-cell>
          <table:table-cell office:value-type="float" office:value="5999.30445790058" calcext:value-type="float">
            <text:p>5999.30445790058</text:p>
          </table:table-cell>
          <table:table-cell office:value-type="float" office:value="7999.99999999962" calcext:value-type="float">
            <text:p>7999.99999999962</text:p>
          </table:table-cell>
          <table:table-cell office:value-type="float" office:value="8666.66666666667" calcext:value-type="float">
            <text:p>8666.66666666667</text:p>
          </table:table-cell>
          <table:table-cell office:value-type="float" office:value="5999.29394736486" calcext:value-type="float">
            <text:p>5999.29394736486</text:p>
          </table:table-cell>
          <table:table-cell office:value-type="float" office:value="7999.99999999962" calcext:value-type="float">
            <text:p>7999.99999999962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8.76" calcext:value-type="float">
            <text:p>8.76</text:p>
          </table:table-cell>
          <table:table-cell office:value-type="float" office:value="5999.31481199081" calcext:value-type="float">
            <text:p>5999.31481199081</text:p>
          </table:table-cell>
          <table:table-cell office:value-type="float" office:value="7999.99999999963" calcext:value-type="float">
            <text:p>7999.99999999963</text:p>
          </table:table-cell>
          <table:table-cell office:value-type="float" office:value="8666.66666666667" calcext:value-type="float">
            <text:p>8666.66666666667</text:p>
          </table:table-cell>
          <table:table-cell office:value-type="float" office:value="5999.30445790058" calcext:value-type="float">
            <text:p>5999.30445790058</text:p>
          </table:table-cell>
          <table:table-cell office:value-type="float" office:value="7999.99999999963" calcext:value-type="float">
            <text:p>7999.99999999963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8.77" calcext:value-type="float">
            <text:p>8.77</text:p>
          </table:table-cell>
          <table:table-cell office:value-type="float" office:value="5999.32501196367" calcext:value-type="float">
            <text:p>5999.32501196367</text:p>
          </table:table-cell>
          <table:table-cell office:value-type="float" office:value="7999.99999999965" calcext:value-type="float">
            <text:p>7999.99999999965</text:p>
          </table:table-cell>
          <table:table-cell office:value-type="float" office:value="8666.66666666667" calcext:value-type="float">
            <text:p>8666.66666666667</text:p>
          </table:table-cell>
          <table:table-cell office:value-type="float" office:value="5999.31481199081" calcext:value-type="float">
            <text:p>5999.31481199081</text:p>
          </table:table-cell>
          <table:table-cell office:value-type="float" office:value="7999.99999999965" calcext:value-type="float">
            <text:p>7999.99999999965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8.78" calcext:value-type="float">
            <text:p>8.78</text:p>
          </table:table-cell>
          <table:table-cell office:value-type="float" office:value="5999.33506011263" calcext:value-type="float">
            <text:p>5999.33506011263</text:p>
          </table:table-cell>
          <table:table-cell office:value-type="float" office:value="7999.99999999966" calcext:value-type="float">
            <text:p>7999.99999999966</text:p>
          </table:table-cell>
          <table:table-cell office:value-type="float" office:value="8666.66666666667" calcext:value-type="float">
            <text:p>8666.66666666667</text:p>
          </table:table-cell>
          <table:table-cell office:value-type="float" office:value="5999.32501196367" calcext:value-type="float">
            <text:p>5999.32501196367</text:p>
          </table:table-cell>
          <table:table-cell office:value-type="float" office:value="7999.99999999966" calcext:value-type="float">
            <text:p>7999.99999999966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8.79" calcext:value-type="float">
            <text:p>8.79</text:p>
          </table:table-cell>
          <table:table-cell office:value-type="float" office:value="5999.34495869705" calcext:value-type="float">
            <text:p>5999.34495869705</text:p>
          </table:table-cell>
          <table:table-cell office:value-type="float" office:value="7999.99999999967" calcext:value-type="float">
            <text:p>7999.99999999967</text:p>
          </table:table-cell>
          <table:table-cell office:value-type="float" office:value="8666.66666666667" calcext:value-type="float">
            <text:p>8666.66666666667</text:p>
          </table:table-cell>
          <table:table-cell office:value-type="float" office:value="5999.33506011263" calcext:value-type="float">
            <text:p>5999.33506011263</text:p>
          </table:table-cell>
          <table:table-cell office:value-type="float" office:value="7999.99999999967" calcext:value-type="float">
            <text:p>7999.99999999967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8.8" calcext:value-type="float">
            <text:p>8.8</text:p>
          </table:table-cell>
          <table:table-cell office:value-type="float" office:value="5999.35470994269" calcext:value-type="float">
            <text:p>5999.35470994269</text:p>
          </table:table-cell>
          <table:table-cell office:value-type="float" office:value="7999.99999999969" calcext:value-type="float">
            <text:p>7999.99999999969</text:p>
          </table:table-cell>
          <table:table-cell office:value-type="float" office:value="8666.66666666667" calcext:value-type="float">
            <text:p>8666.66666666667</text:p>
          </table:table-cell>
          <table:table-cell office:value-type="float" office:value="5999.34495869705" calcext:value-type="float">
            <text:p>5999.34495869705</text:p>
          </table:table-cell>
          <table:table-cell office:value-type="float" office:value="7999.99999999969" calcext:value-type="float">
            <text:p>7999.99999999969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8.81" calcext:value-type="float">
            <text:p>8.81</text:p>
          </table:table-cell>
          <table:table-cell office:value-type="float" office:value="5999.36431604218" calcext:value-type="float">
            <text:p>5999.36431604218</text:p>
          </table:table-cell>
          <table:table-cell office:value-type="float" office:value="7999.9999999997" calcext:value-type="float">
            <text:p>7999.9999999997</text:p>
          </table:table-cell>
          <table:table-cell office:value-type="float" office:value="8666.66666666667" calcext:value-type="float">
            <text:p>8666.66666666667</text:p>
          </table:table-cell>
          <table:table-cell office:value-type="float" office:value="5999.35470994269" calcext:value-type="float">
            <text:p>5999.35470994269</text:p>
          </table:table-cell>
          <table:table-cell office:value-type="float" office:value="7999.9999999997" calcext:value-type="float">
            <text:p>7999.9999999997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8.82" calcext:value-type="float">
            <text:p>8.82</text:p>
          </table:table-cell>
          <table:table-cell office:value-type="float" office:value="5999.37377915557" calcext:value-type="float">
            <text:p>5999.37377915557</text:p>
          </table:table-cell>
          <table:table-cell office:value-type="float" office:value="7999.99999999971" calcext:value-type="float">
            <text:p>7999.99999999971</text:p>
          </table:table-cell>
          <table:table-cell office:value-type="float" office:value="8666.66666666667" calcext:value-type="float">
            <text:p>8666.66666666667</text:p>
          </table:table-cell>
          <table:table-cell office:value-type="float" office:value="5999.36431604218" calcext:value-type="float">
            <text:p>5999.36431604218</text:p>
          </table:table-cell>
          <table:table-cell office:value-type="float" office:value="7999.99999999971" calcext:value-type="float">
            <text:p>7999.99999999971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8.83" calcext:value-type="float">
            <text:p>8.83</text:p>
          </table:table-cell>
          <table:table-cell office:value-type="float" office:value="5999.38310141075" calcext:value-type="float">
            <text:p>5999.38310141075</text:p>
          </table:table-cell>
          <table:table-cell office:value-type="float" office:value="7999.99999999972" calcext:value-type="float">
            <text:p>7999.99999999972</text:p>
          </table:table-cell>
          <table:table-cell office:value-type="float" office:value="8666.66666666667" calcext:value-type="float">
            <text:p>8666.66666666667</text:p>
          </table:table-cell>
          <table:table-cell office:value-type="float" office:value="5999.37377915557" calcext:value-type="float">
            <text:p>5999.37377915557</text:p>
          </table:table-cell>
          <table:table-cell office:value-type="float" office:value="7999.99999999972" calcext:value-type="float">
            <text:p>7999.99999999972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8.84" calcext:value-type="float">
            <text:p>8.84</text:p>
          </table:table-cell>
          <table:table-cell office:value-type="float" office:value="5999.39228490395" calcext:value-type="float">
            <text:p>5999.39228490395</text:p>
          </table:table-cell>
          <table:table-cell office:value-type="float" office:value="7999.99999999973" calcext:value-type="float">
            <text:p>7999.99999999973</text:p>
          </table:table-cell>
          <table:table-cell office:value-type="float" office:value="8666.66666666667" calcext:value-type="float">
            <text:p>8666.66666666667</text:p>
          </table:table-cell>
          <table:table-cell office:value-type="float" office:value="5999.38310141075" calcext:value-type="float">
            <text:p>5999.38310141075</text:p>
          </table:table-cell>
          <table:table-cell office:value-type="float" office:value="7999.99999999973" calcext:value-type="float">
            <text:p>7999.99999999973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8.85" calcext:value-type="float">
            <text:p>8.85</text:p>
          </table:table-cell>
          <table:table-cell office:value-type="float" office:value="5999.40133170024" calcext:value-type="float">
            <text:p>5999.40133170024</text:p>
          </table:table-cell>
          <table:table-cell office:value-type="float" office:value="7999.99999999974" calcext:value-type="float">
            <text:p>7999.99999999974</text:p>
          </table:table-cell>
          <table:table-cell office:value-type="float" office:value="8666.66666666667" calcext:value-type="float">
            <text:p>8666.66666666667</text:p>
          </table:table-cell>
          <table:table-cell office:value-type="float" office:value="5999.39228490395" calcext:value-type="float">
            <text:p>5999.39228490395</text:p>
          </table:table-cell>
          <table:table-cell office:value-type="float" office:value="7999.99999999974" calcext:value-type="float">
            <text:p>7999.99999999974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8.86" calcext:value-type="float">
            <text:p>8.86</text:p>
          </table:table-cell>
          <table:table-cell office:value-type="float" office:value="5999.41024383396" calcext:value-type="float">
            <text:p>5999.41024383396</text:p>
          </table:table-cell>
          <table:table-cell office:value-type="float" office:value="7999.99999999975" calcext:value-type="float">
            <text:p>7999.99999999975</text:p>
          </table:table-cell>
          <table:table-cell office:value-type="float" office:value="8666.66666666667" calcext:value-type="float">
            <text:p>8666.66666666667</text:p>
          </table:table-cell>
          <table:table-cell office:value-type="float" office:value="5999.40133170024" calcext:value-type="float">
            <text:p>5999.40133170024</text:p>
          </table:table-cell>
          <table:table-cell office:value-type="float" office:value="7999.99999999975" calcext:value-type="float">
            <text:p>7999.99999999975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8.87" calcext:value-type="float">
            <text:p>8.87</text:p>
          </table:table-cell>
          <table:table-cell office:value-type="float" office:value="5999.41902330919" calcext:value-type="float">
            <text:p>5999.41902330919</text:p>
          </table:table-cell>
          <table:table-cell office:value-type="float" office:value="7999.99999999976" calcext:value-type="float">
            <text:p>7999.99999999976</text:p>
          </table:table-cell>
          <table:table-cell office:value-type="float" office:value="8666.66666666667" calcext:value-type="float">
            <text:p>8666.66666666667</text:p>
          </table:table-cell>
          <table:table-cell office:value-type="float" office:value="5999.41024383396" calcext:value-type="float">
            <text:p>5999.41024383396</text:p>
          </table:table-cell>
          <table:table-cell office:value-type="float" office:value="7999.99999999976" calcext:value-type="float">
            <text:p>7999.99999999976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8.88" calcext:value-type="float">
            <text:p>8.88</text:p>
          </table:table-cell>
          <table:table-cell office:value-type="float" office:value="5999.42767210018" calcext:value-type="float">
            <text:p>5999.42767210018</text:p>
          </table:table-cell>
          <table:table-cell office:value-type="float" office:value="7999.99999999977" calcext:value-type="float">
            <text:p>7999.99999999977</text:p>
          </table:table-cell>
          <table:table-cell office:value-type="float" office:value="8666.66666666667" calcext:value-type="float">
            <text:p>8666.66666666667</text:p>
          </table:table-cell>
          <table:table-cell office:value-type="float" office:value="5999.41902330919" calcext:value-type="float">
            <text:p>5999.41902330919</text:p>
          </table:table-cell>
          <table:table-cell office:value-type="float" office:value="7999.99999999977" calcext:value-type="float">
            <text:p>7999.99999999977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8.89" calcext:value-type="float">
            <text:p>8.89</text:p>
          </table:table-cell>
          <table:table-cell office:value-type="float" office:value="5999.43619215183" calcext:value-type="float">
            <text:p>5999.43619215183</text:p>
          </table:table-cell>
          <table:table-cell office:value-type="float" office:value="7999.99999999978" calcext:value-type="float">
            <text:p>7999.99999999978</text:p>
          </table:table-cell>
          <table:table-cell office:value-type="float" office:value="8666.66666666667" calcext:value-type="float">
            <text:p>8666.66666666667</text:p>
          </table:table-cell>
          <table:table-cell office:value-type="float" office:value="5999.42767210018" calcext:value-type="float">
            <text:p>5999.42767210018</text:p>
          </table:table-cell>
          <table:table-cell office:value-type="float" office:value="7999.99999999978" calcext:value-type="float">
            <text:p>7999.99999999978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8.9" calcext:value-type="float">
            <text:p>8.9</text:p>
          </table:table-cell>
          <table:table-cell office:value-type="float" office:value="5999.4445853801" calcext:value-type="float">
            <text:p>5999.4445853801</text:p>
          </table:table-cell>
          <table:table-cell office:value-type="float" office:value="7999.99999999979" calcext:value-type="float">
            <text:p>7999.99999999979</text:p>
          </table:table-cell>
          <table:table-cell office:value-type="float" office:value="8666.66666666667" calcext:value-type="float">
            <text:p>8666.66666666667</text:p>
          </table:table-cell>
          <table:table-cell office:value-type="float" office:value="5999.43619215183" calcext:value-type="float">
            <text:p>5999.43619215183</text:p>
          </table:table-cell>
          <table:table-cell office:value-type="float" office:value="7999.99999999979" calcext:value-type="float">
            <text:p>7999.99999999979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8.91" calcext:value-type="float">
            <text:p>8.91</text:p>
          </table:table-cell>
          <table:table-cell office:value-type="float" office:value="5999.45285367245" calcext:value-type="float">
            <text:p>5999.45285367245</text:p>
          </table:table-cell>
          <table:table-cell office:value-type="float" office:value="7999.9999999998" calcext:value-type="float">
            <text:p>7999.9999999998</text:p>
          </table:table-cell>
          <table:table-cell office:value-type="float" office:value="8666.66666666667" calcext:value-type="float">
            <text:p>8666.66666666667</text:p>
          </table:table-cell>
          <table:table-cell office:value-type="float" office:value="5999.4445853801" calcext:value-type="float">
            <text:p>5999.4445853801</text:p>
          </table:table-cell>
          <table:table-cell office:value-type="float" office:value="7999.9999999998" calcext:value-type="float">
            <text:p>7999.9999999998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8.92" calcext:value-type="float">
            <text:p>8.92</text:p>
          </table:table-cell>
          <table:table-cell office:value-type="float" office:value="5999.46099888824" calcext:value-type="float">
            <text:p>5999.46099888824</text:p>
          </table:table-cell>
          <table:table-cell office:value-type="float" office:value="7999.99999999981" calcext:value-type="float">
            <text:p>7999.99999999981</text:p>
          </table:table-cell>
          <table:table-cell office:value-type="float" office:value="8666.66666666667" calcext:value-type="float">
            <text:p>8666.66666666667</text:p>
          </table:table-cell>
          <table:table-cell office:value-type="float" office:value="5999.45285367245" calcext:value-type="float">
            <text:p>5999.45285367245</text:p>
          </table:table-cell>
          <table:table-cell office:value-type="float" office:value="7999.99999999981" calcext:value-type="float">
            <text:p>7999.99999999981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8.93" calcext:value-type="float">
            <text:p>8.93</text:p>
          </table:table-cell>
          <table:table-cell office:value-type="float" office:value="5999.46902285919" calcext:value-type="float">
            <text:p>5999.46902285919</text:p>
          </table:table-cell>
          <table:table-cell office:value-type="float" office:value="7999.99999999981" calcext:value-type="float">
            <text:p>7999.99999999981</text:p>
          </table:table-cell>
          <table:table-cell office:value-type="float" office:value="8666.66666666667" calcext:value-type="float">
            <text:p>8666.66666666667</text:p>
          </table:table-cell>
          <table:table-cell office:value-type="float" office:value="5999.46099888824" calcext:value-type="float">
            <text:p>5999.46099888824</text:p>
          </table:table-cell>
          <table:table-cell office:value-type="float" office:value="7999.99999999981" calcext:value-type="float">
            <text:p>7999.99999999981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8.94" calcext:value-type="float">
            <text:p>8.94</text:p>
          </table:table-cell>
          <table:table-cell office:value-type="float" office:value="5999.47692738977" calcext:value-type="float">
            <text:p>5999.47692738977</text:p>
          </table:table-cell>
          <table:table-cell office:value-type="float" office:value="7999.99999999982" calcext:value-type="float">
            <text:p>7999.99999999982</text:p>
          </table:table-cell>
          <table:table-cell office:value-type="float" office:value="8666.66666666667" calcext:value-type="float">
            <text:p>8666.66666666667</text:p>
          </table:table-cell>
          <table:table-cell office:value-type="float" office:value="5999.46902285919" calcext:value-type="float">
            <text:p>5999.46902285919</text:p>
          </table:table-cell>
          <table:table-cell office:value-type="float" office:value="7999.99999999982" calcext:value-type="float">
            <text:p>7999.99999999982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8.95" calcext:value-type="float">
            <text:p>8.95</text:p>
          </table:table-cell>
          <table:table-cell office:value-type="float" office:value="5999.48471425758" calcext:value-type="float">
            <text:p>5999.48471425758</text:p>
          </table:table-cell>
          <table:table-cell office:value-type="float" office:value="7999.99999999983" calcext:value-type="float">
            <text:p>7999.99999999983</text:p>
          </table:table-cell>
          <table:table-cell office:value-type="float" office:value="8666.66666666667" calcext:value-type="float">
            <text:p>8666.66666666667</text:p>
          </table:table-cell>
          <table:table-cell office:value-type="float" office:value="5999.47692738977" calcext:value-type="float">
            <text:p>5999.47692738977</text:p>
          </table:table-cell>
          <table:table-cell office:value-type="float" office:value="7999.99999999983" calcext:value-type="float">
            <text:p>7999.99999999983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8.96" calcext:value-type="float">
            <text:p>8.96</text:p>
          </table:table-cell>
          <table:table-cell office:value-type="float" office:value="5999.4923852138" calcext:value-type="float">
            <text:p>5999.4923852138</text:p>
          </table:table-cell>
          <table:table-cell office:value-type="float" office:value="7999.99999999984" calcext:value-type="float">
            <text:p>7999.99999999984</text:p>
          </table:table-cell>
          <table:table-cell office:value-type="float" office:value="8666.66666666667" calcext:value-type="float">
            <text:p>8666.66666666667</text:p>
          </table:table-cell>
          <table:table-cell office:value-type="float" office:value="5999.48471425758" calcext:value-type="float">
            <text:p>5999.48471425758</text:p>
          </table:table-cell>
          <table:table-cell office:value-type="float" office:value="7999.99999999984" calcext:value-type="float">
            <text:p>7999.99999999984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8.97" calcext:value-type="float">
            <text:p>8.97</text:p>
          </table:table-cell>
          <table:table-cell office:value-type="float" office:value="5999.49994198354" calcext:value-type="float">
            <text:p>5999.49994198354</text:p>
          </table:table-cell>
          <table:table-cell office:value-type="float" office:value="7999.99999999984" calcext:value-type="float">
            <text:p>7999.99999999984</text:p>
          </table:table-cell>
          <table:table-cell office:value-type="float" office:value="8666.66666666667" calcext:value-type="float">
            <text:p>8666.66666666667</text:p>
          </table:table-cell>
          <table:table-cell office:value-type="float" office:value="5999.4923852138" calcext:value-type="float">
            <text:p>5999.4923852138</text:p>
          </table:table-cell>
          <table:table-cell office:value-type="float" office:value="7999.99999999984" calcext:value-type="float">
            <text:p>7999.99999999984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8.98" calcext:value-type="float">
            <text:p>8.98</text:p>
          </table:table-cell>
          <table:table-cell office:value-type="float" office:value="5999.50738626624" calcext:value-type="float">
            <text:p>5999.50738626624</text:p>
          </table:table-cell>
          <table:table-cell office:value-type="float" office:value="7999.99999999985" calcext:value-type="float">
            <text:p>7999.99999999985</text:p>
          </table:table-cell>
          <table:table-cell office:value-type="float" office:value="8666.66666666667" calcext:value-type="float">
            <text:p>8666.66666666667</text:p>
          </table:table-cell>
          <table:table-cell office:value-type="float" office:value="5999.49994198354" calcext:value-type="float">
            <text:p>5999.49994198354</text:p>
          </table:table-cell>
          <table:table-cell office:value-type="float" office:value="7999.99999999985" calcext:value-type="float">
            <text:p>7999.99999999985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8.99" calcext:value-type="float">
            <text:p>8.99</text:p>
          </table:table-cell>
          <table:table-cell office:value-type="float" office:value="5999.51471973608" calcext:value-type="float">
            <text:p>5999.51471973608</text:p>
          </table:table-cell>
          <table:table-cell office:value-type="float" office:value="7999.99999999985" calcext:value-type="float">
            <text:p>7999.99999999985</text:p>
          </table:table-cell>
          <table:table-cell office:value-type="float" office:value="8666.66666666667" calcext:value-type="float">
            <text:p>8666.66666666667</text:p>
          </table:table-cell>
          <table:table-cell office:value-type="float" office:value="5999.50738626624" calcext:value-type="float">
            <text:p>5999.50738626624</text:p>
          </table:table-cell>
          <table:table-cell office:value-type="float" office:value="7999.99999999985" calcext:value-type="float">
            <text:p>7999.99999999985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999.52194404231" calcext:value-type="float">
            <text:p>5999.52194404231</text:p>
          </table:table-cell>
          <table:table-cell office:value-type="float" office:value="7999.99999999986" calcext:value-type="float">
            <text:p>7999.99999999986</text:p>
          </table:table-cell>
          <table:table-cell office:value-type="float" office:value="8666.66666666667" calcext:value-type="float">
            <text:p>8666.66666666667</text:p>
          </table:table-cell>
          <table:table-cell office:value-type="float" office:value="5999.51471973608" calcext:value-type="float">
            <text:p>5999.51471973608</text:p>
          </table:table-cell>
          <table:table-cell office:value-type="float" office:value="7999.99999999986" calcext:value-type="float">
            <text:p>7999.99999999986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9.01" calcext:value-type="float">
            <text:p>9.01</text:p>
          </table:table-cell>
          <table:table-cell office:value-type="float" office:value="5999.52906080965" calcext:value-type="float">
            <text:p>5999.52906080965</text:p>
          </table:table-cell>
          <table:table-cell office:value-type="float" office:value="7999.99999999986" calcext:value-type="float">
            <text:p>7999.99999999986</text:p>
          </table:table-cell>
          <table:table-cell office:value-type="float" office:value="8666.66666666667" calcext:value-type="float">
            <text:p>8666.66666666667</text:p>
          </table:table-cell>
          <table:table-cell office:value-type="float" office:value="5999.52194404231" calcext:value-type="float">
            <text:p>5999.52194404231</text:p>
          </table:table-cell>
          <table:table-cell office:value-type="float" office:value="7999.99999999986" calcext:value-type="float">
            <text:p>7999.99999999986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9.02" calcext:value-type="float">
            <text:p>9.02</text:p>
          </table:table-cell>
          <table:table-cell office:value-type="float" office:value="5999.53607163863" calcext:value-type="float">
            <text:p>5999.53607163863</text:p>
          </table:table-cell>
          <table:table-cell office:value-type="float" office:value="7999.99999999987" calcext:value-type="float">
            <text:p>7999.99999999987</text:p>
          </table:table-cell>
          <table:table-cell office:value-type="float" office:value="8666.66666666667" calcext:value-type="float">
            <text:p>8666.66666666667</text:p>
          </table:table-cell>
          <table:table-cell office:value-type="float" office:value="5999.52906080965" calcext:value-type="float">
            <text:p>5999.52906080965</text:p>
          </table:table-cell>
          <table:table-cell office:value-type="float" office:value="7999.99999999987" calcext:value-type="float">
            <text:p>7999.99999999987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9.03" calcext:value-type="float">
            <text:p>9.03</text:p>
          </table:table-cell>
          <table:table-cell office:value-type="float" office:value="5999.54297810598" calcext:value-type="float">
            <text:p>5999.54297810598</text:p>
          </table:table-cell>
          <table:table-cell office:value-type="float" office:value="7999.99999999988" calcext:value-type="float">
            <text:p>7999.99999999988</text:p>
          </table:table-cell>
          <table:table-cell office:value-type="float" office:value="8666.66666666667" calcext:value-type="float">
            <text:p>8666.66666666667</text:p>
          </table:table-cell>
          <table:table-cell office:value-type="float" office:value="5999.53607163863" calcext:value-type="float">
            <text:p>5999.53607163863</text:p>
          </table:table-cell>
          <table:table-cell office:value-type="float" office:value="7999.99999999988" calcext:value-type="float">
            <text:p>7999.99999999988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9.04" calcext:value-type="float">
            <text:p>9.04</text:p>
          </table:table-cell>
          <table:table-cell office:value-type="float" office:value="5999.54978176498" calcext:value-type="float">
            <text:p>5999.54978176498</text:p>
          </table:table-cell>
          <table:table-cell office:value-type="float" office:value="7999.99999999988" calcext:value-type="float">
            <text:p>7999.99999999988</text:p>
          </table:table-cell>
          <table:table-cell office:value-type="float" office:value="8666.66666666667" calcext:value-type="float">
            <text:p>8666.66666666667</text:p>
          </table:table-cell>
          <table:table-cell office:value-type="float" office:value="5999.54297810598" calcext:value-type="float">
            <text:p>5999.54297810598</text:p>
          </table:table-cell>
          <table:table-cell office:value-type="float" office:value="7999.99999999988" calcext:value-type="float">
            <text:p>7999.99999999988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9.05" calcext:value-type="float">
            <text:p>9.05</text:p>
          </table:table-cell>
          <table:table-cell office:value-type="float" office:value="5999.55648414579" calcext:value-type="float">
            <text:p>5999.55648414579</text:p>
          </table:table-cell>
          <table:table-cell office:value-type="float" office:value="7999.99999999988" calcext:value-type="float">
            <text:p>7999.99999999988</text:p>
          </table:table-cell>
          <table:table-cell office:value-type="float" office:value="8666.66666666667" calcext:value-type="float">
            <text:p>8666.66666666667</text:p>
          </table:table-cell>
          <table:table-cell office:value-type="float" office:value="5999.54978176498" calcext:value-type="float">
            <text:p>5999.54978176498</text:p>
          </table:table-cell>
          <table:table-cell office:value-type="float" office:value="7999.99999999988" calcext:value-type="float">
            <text:p>7999.99999999988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9.06" calcext:value-type="float">
            <text:p>9.06</text:p>
          </table:table-cell>
          <table:table-cell office:value-type="float" office:value="5999.56308675578" calcext:value-type="float">
            <text:p>5999.56308675578</text:p>
          </table:table-cell>
          <table:table-cell office:value-type="float" office:value="7999.99999999989" calcext:value-type="float">
            <text:p>7999.99999999989</text:p>
          </table:table-cell>
          <table:table-cell office:value-type="float" office:value="8666.66666666667" calcext:value-type="float">
            <text:p>8666.66666666667</text:p>
          </table:table-cell>
          <table:table-cell office:value-type="float" office:value="5999.55648414579" calcext:value-type="float">
            <text:p>5999.55648414579</text:p>
          </table:table-cell>
          <table:table-cell office:value-type="float" office:value="7999.99999999989" calcext:value-type="float">
            <text:p>7999.99999999989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9.07" calcext:value-type="float">
            <text:p>9.07</text:p>
          </table:table-cell>
          <table:table-cell office:value-type="float" office:value="5999.56959107993" calcext:value-type="float">
            <text:p>5999.56959107993</text:p>
          </table:table-cell>
          <table:table-cell office:value-type="float" office:value="7999.99999999989" calcext:value-type="float">
            <text:p>7999.99999999989</text:p>
          </table:table-cell>
          <table:table-cell office:value-type="float" office:value="8666.66666666667" calcext:value-type="float">
            <text:p>8666.66666666667</text:p>
          </table:table-cell>
          <table:table-cell office:value-type="float" office:value="5999.56308675578" calcext:value-type="float">
            <text:p>5999.56308675578</text:p>
          </table:table-cell>
          <table:table-cell office:value-type="float" office:value="7999.99999999989" calcext:value-type="float">
            <text:p>7999.99999999989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9.08" calcext:value-type="float">
            <text:p>9.08</text:p>
          </table:table-cell>
          <table:table-cell office:value-type="float" office:value="5999.5759985811" calcext:value-type="float">
            <text:p>5999.5759985811</text:p>
          </table:table-cell>
          <table:table-cell office:value-type="float" office:value="7999.9999999999" calcext:value-type="float">
            <text:p>7999.9999999999</text:p>
          </table:table-cell>
          <table:table-cell office:value-type="float" office:value="8666.66666666667" calcext:value-type="float">
            <text:p>8666.66666666667</text:p>
          </table:table-cell>
          <table:table-cell office:value-type="float" office:value="5999.56959107993" calcext:value-type="float">
            <text:p>5999.56959107993</text:p>
          </table:table-cell>
          <table:table-cell office:value-type="float" office:value="7999.9999999999" calcext:value-type="float">
            <text:p>7999.9999999999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9.09" calcext:value-type="float">
            <text:p>9.09</text:p>
          </table:table-cell>
          <table:table-cell office:value-type="float" office:value="5999.58231070038" calcext:value-type="float">
            <text:p>5999.58231070038</text:p>
          </table:table-cell>
          <table:table-cell office:value-type="float" office:value="7999.9999999999" calcext:value-type="float">
            <text:p>7999.9999999999</text:p>
          </table:table-cell>
          <table:table-cell office:value-type="float" office:value="8666.66666666667" calcext:value-type="float">
            <text:p>8666.66666666667</text:p>
          </table:table-cell>
          <table:table-cell office:value-type="float" office:value="5999.5759985811" calcext:value-type="float">
            <text:p>5999.5759985811</text:p>
          </table:table-cell>
          <table:table-cell office:value-type="float" office:value="7999.9999999999" calcext:value-type="float">
            <text:p>7999.9999999999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9.1" calcext:value-type="float">
            <text:p>9.1</text:p>
          </table:table-cell>
          <table:table-cell office:value-type="float" office:value="5999.58852885744" calcext:value-type="float">
            <text:p>5999.58852885744</text:p>
          </table:table-cell>
          <table:table-cell office:value-type="float" office:value="7999.99999999991" calcext:value-type="float">
            <text:p>7999.99999999991</text:p>
          </table:table-cell>
          <table:table-cell office:value-type="float" office:value="8666.66666666667" calcext:value-type="float">
            <text:p>8666.66666666667</text:p>
          </table:table-cell>
          <table:table-cell office:value-type="float" office:value="5999.58231070038" calcext:value-type="float">
            <text:p>5999.58231070038</text:p>
          </table:table-cell>
          <table:table-cell office:value-type="float" office:value="7999.99999999991" calcext:value-type="float">
            <text:p>7999.99999999991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9.11" calcext:value-type="float">
            <text:p>9.11</text:p>
          </table:table-cell>
          <table:table-cell office:value-type="float" office:value="5999.5946544508" calcext:value-type="float">
            <text:p>5999.5946544508</text:p>
          </table:table-cell>
          <table:table-cell office:value-type="float" office:value="7999.99999999991" calcext:value-type="float">
            <text:p>7999.99999999991</text:p>
          </table:table-cell>
          <table:table-cell office:value-type="float" office:value="8666.66666666667" calcext:value-type="float">
            <text:p>8666.66666666667</text:p>
          </table:table-cell>
          <table:table-cell office:value-type="float" office:value="5999.58852885744" calcext:value-type="float">
            <text:p>5999.58852885744</text:p>
          </table:table-cell>
          <table:table-cell office:value-type="float" office:value="7999.99999999991" calcext:value-type="float">
            <text:p>7999.99999999991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9.12" calcext:value-type="float">
            <text:p>9.12</text:p>
          </table:table-cell>
          <table:table-cell office:value-type="float" office:value="5999.60068885819" calcext:value-type="float">
            <text:p>5999.60068885819</text:p>
          </table:table-cell>
          <table:table-cell office:value-type="float" office:value="7999.99999999991" calcext:value-type="float">
            <text:p>7999.99999999991</text:p>
          </table:table-cell>
          <table:table-cell office:value-type="float" office:value="8666.66666666667" calcext:value-type="float">
            <text:p>8666.66666666667</text:p>
          </table:table-cell>
          <table:table-cell office:value-type="float" office:value="5999.5946544508" calcext:value-type="float">
            <text:p>5999.5946544508</text:p>
          </table:table-cell>
          <table:table-cell office:value-type="float" office:value="7999.99999999991" calcext:value-type="float">
            <text:p>7999.99999999991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9.13" calcext:value-type="float">
            <text:p>9.13</text:p>
          </table:table-cell>
          <table:table-cell office:value-type="float" office:value="5999.60663343683" calcext:value-type="float">
            <text:p>5999.60663343683</text:p>
          </table:table-cell>
          <table:table-cell office:value-type="float" office:value="7999.99999999992" calcext:value-type="float">
            <text:p>7999.99999999992</text:p>
          </table:table-cell>
          <table:table-cell office:value-type="float" office:value="8666.66666666667" calcext:value-type="float">
            <text:p>8666.66666666667</text:p>
          </table:table-cell>
          <table:table-cell office:value-type="float" office:value="5999.60068885819" calcext:value-type="float">
            <text:p>5999.60068885819</text:p>
          </table:table-cell>
          <table:table-cell office:value-type="float" office:value="7999.99999999992" calcext:value-type="float">
            <text:p>7999.99999999992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9.14" calcext:value-type="float">
            <text:p>9.14</text:p>
          </table:table-cell>
          <table:table-cell office:value-type="float" office:value="5999.61248952374" calcext:value-type="float">
            <text:p>5999.61248952374</text:p>
          </table:table-cell>
          <table:table-cell office:value-type="float" office:value="7999.99999999992" calcext:value-type="float">
            <text:p>7999.99999999992</text:p>
          </table:table-cell>
          <table:table-cell office:value-type="float" office:value="8666.66666666667" calcext:value-type="float">
            <text:p>8666.66666666667</text:p>
          </table:table-cell>
          <table:table-cell office:value-type="float" office:value="5999.60663343683" calcext:value-type="float">
            <text:p>5999.60663343683</text:p>
          </table:table-cell>
          <table:table-cell office:value-type="float" office:value="7999.99999999992" calcext:value-type="float">
            <text:p>7999.99999999992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9.15" calcext:value-type="float">
            <text:p>9.15</text:p>
          </table:table-cell>
          <table:table-cell office:value-type="float" office:value="5999.61825843605" calcext:value-type="float">
            <text:p>5999.61825843605</text:p>
          </table:table-cell>
          <table:table-cell office:value-type="float" office:value="7999.99999999992" calcext:value-type="float">
            <text:p>7999.99999999992</text:p>
          </table:table-cell>
          <table:table-cell office:value-type="float" office:value="8666.66666666667" calcext:value-type="float">
            <text:p>8666.66666666667</text:p>
          </table:table-cell>
          <table:table-cell office:value-type="float" office:value="5999.61248952374" calcext:value-type="float">
            <text:p>5999.61248952374</text:p>
          </table:table-cell>
          <table:table-cell office:value-type="float" office:value="7999.99999999992" calcext:value-type="float">
            <text:p>7999.99999999992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9.16" calcext:value-type="float">
            <text:p>9.16</text:p>
          </table:table-cell>
          <table:table-cell office:value-type="float" office:value="5999.6239414713" calcext:value-type="float">
            <text:p>5999.6239414713</text:p>
          </table:table-cell>
          <table:table-cell office:value-type="float" office:value="7999.99999999993" calcext:value-type="float">
            <text:p>7999.99999999993</text:p>
          </table:table-cell>
          <table:table-cell office:value-type="float" office:value="8666.66666666667" calcext:value-type="float">
            <text:p>8666.66666666667</text:p>
          </table:table-cell>
          <table:table-cell office:value-type="float" office:value="5999.61825843605" calcext:value-type="float">
            <text:p>5999.61825843605</text:p>
          </table:table-cell>
          <table:table-cell office:value-type="float" office:value="7999.99999999993" calcext:value-type="float">
            <text:p>7999.99999999993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9.17" calcext:value-type="float">
            <text:p>9.17</text:p>
          </table:table-cell>
          <table:table-cell office:value-type="float" office:value="5999.6295399077" calcext:value-type="float">
            <text:p>5999.6295399077</text:p>
          </table:table-cell>
          <table:table-cell office:value-type="float" office:value="7999.99999999993" calcext:value-type="float">
            <text:p>7999.99999999993</text:p>
          </table:table-cell>
          <table:table-cell office:value-type="float" office:value="8666.66666666667" calcext:value-type="float">
            <text:p>8666.66666666667</text:p>
          </table:table-cell>
          <table:table-cell office:value-type="float" office:value="5999.6239414713" calcext:value-type="float">
            <text:p>5999.6239414713</text:p>
          </table:table-cell>
          <table:table-cell office:value-type="float" office:value="7999.99999999993" calcext:value-type="float">
            <text:p>7999.99999999993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9.18" calcext:value-type="float">
            <text:p>9.18</text:p>
          </table:table-cell>
          <table:table-cell office:value-type="float" office:value="5999.63505500446" calcext:value-type="float">
            <text:p>5999.63505500446</text:p>
          </table:table-cell>
          <table:table-cell office:value-type="float" office:value="7999.99999999993" calcext:value-type="float">
            <text:p>7999.99999999993</text:p>
          </table:table-cell>
          <table:table-cell office:value-type="float" office:value="8666.66666666667" calcext:value-type="float">
            <text:p>8666.66666666667</text:p>
          </table:table-cell>
          <table:table-cell office:value-type="float" office:value="5999.6295399077" calcext:value-type="float">
            <text:p>5999.6295399077</text:p>
          </table:table-cell>
          <table:table-cell office:value-type="float" office:value="7999.99999999993" calcext:value-type="float">
            <text:p>7999.99999999993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9.19" calcext:value-type="float">
            <text:p>9.19</text:p>
          </table:table-cell>
          <table:table-cell office:value-type="float" office:value="5999.64048800204" calcext:value-type="float">
            <text:p>5999.64048800204</text:p>
          </table:table-cell>
          <table:table-cell office:value-type="float" office:value="7999.99999999993" calcext:value-type="float">
            <text:p>7999.99999999993</text:p>
          </table:table-cell>
          <table:table-cell office:value-type="float" office:value="8666.66666666667" calcext:value-type="float">
            <text:p>8666.66666666667</text:p>
          </table:table-cell>
          <table:table-cell office:value-type="float" office:value="5999.63505500446" calcext:value-type="float">
            <text:p>5999.63505500446</text:p>
          </table:table-cell>
          <table:table-cell office:value-type="float" office:value="7999.99999999993" calcext:value-type="float">
            <text:p>7999.99999999993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9.2" calcext:value-type="float">
            <text:p>9.2</text:p>
          </table:table-cell>
          <table:table-cell office:value-type="float" office:value="5999.64584012244" calcext:value-type="float">
            <text:p>5999.64584012244</text:p>
          </table:table-cell>
          <table:table-cell office:value-type="float" office:value="7999.99999999994" calcext:value-type="float">
            <text:p>7999.99999999994</text:p>
          </table:table-cell>
          <table:table-cell office:value-type="float" office:value="8666.66666666667" calcext:value-type="float">
            <text:p>8666.66666666667</text:p>
          </table:table-cell>
          <table:table-cell office:value-type="float" office:value="5999.64048800204" calcext:value-type="float">
            <text:p>5999.64048800204</text:p>
          </table:table-cell>
          <table:table-cell office:value-type="float" office:value="7999.99999999994" calcext:value-type="float">
            <text:p>7999.99999999994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9.21" calcext:value-type="float">
            <text:p>9.21</text:p>
          </table:table-cell>
          <table:table-cell office:value-type="float" office:value="5999.65111256949" calcext:value-type="float">
            <text:p>5999.65111256949</text:p>
          </table:table-cell>
          <table:table-cell office:value-type="float" office:value="7999.99999999994" calcext:value-type="float">
            <text:p>7999.99999999994</text:p>
          </table:table-cell>
          <table:table-cell office:value-type="float" office:value="8666.66666666667" calcext:value-type="float">
            <text:p>8666.66666666667</text:p>
          </table:table-cell>
          <table:table-cell office:value-type="float" office:value="5999.64584012244" calcext:value-type="float">
            <text:p>5999.64584012244</text:p>
          </table:table-cell>
          <table:table-cell office:value-type="float" office:value="7999.99999999994" calcext:value-type="float">
            <text:p>7999.99999999994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9.22" calcext:value-type="float">
            <text:p>9.22</text:p>
          </table:table-cell>
          <table:table-cell office:value-type="float" office:value="5999.65630652908" calcext:value-type="float">
            <text:p>5999.65630652908</text:p>
          </table:table-cell>
          <table:table-cell office:value-type="float" office:value="7999.99999999994" calcext:value-type="float">
            <text:p>7999.99999999994</text:p>
          </table:table-cell>
          <table:table-cell office:value-type="float" office:value="8666.66666666667" calcext:value-type="float">
            <text:p>8666.66666666667</text:p>
          </table:table-cell>
          <table:table-cell office:value-type="float" office:value="5999.65111256949" calcext:value-type="float">
            <text:p>5999.65111256949</text:p>
          </table:table-cell>
          <table:table-cell office:value-type="float" office:value="7999.99999999994" calcext:value-type="float">
            <text:p>7999.99999999994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9.23" calcext:value-type="float">
            <text:p>9.23</text:p>
          </table:table-cell>
          <table:table-cell office:value-type="float" office:value="5999.66142316949" calcext:value-type="float">
            <text:p>5999.66142316949</text:p>
          </table:table-cell>
          <table:table-cell office:value-type="float" office:value="7999.99999999994" calcext:value-type="float">
            <text:p>7999.99999999994</text:p>
          </table:table-cell>
          <table:table-cell office:value-type="float" office:value="8666.66666666667" calcext:value-type="float">
            <text:p>8666.66666666667</text:p>
          </table:table-cell>
          <table:table-cell office:value-type="float" office:value="5999.65630652908" calcext:value-type="float">
            <text:p>5999.65630652908</text:p>
          </table:table-cell>
          <table:table-cell office:value-type="float" office:value="7999.99999999994" calcext:value-type="float">
            <text:p>7999.99999999994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9.24" calcext:value-type="float">
            <text:p>9.24</text:p>
          </table:table-cell>
          <table:table-cell office:value-type="float" office:value="5999.66646364158" calcext:value-type="float">
            <text:p>5999.66646364158</text:p>
          </table:table-cell>
          <table:table-cell office:value-type="float" office:value="7999.99999999995" calcext:value-type="float">
            <text:p>7999.99999999995</text:p>
          </table:table-cell>
          <table:table-cell office:value-type="float" office:value="8666.66666666667" calcext:value-type="float">
            <text:p>8666.66666666667</text:p>
          </table:table-cell>
          <table:table-cell office:value-type="float" office:value="5999.66142316949" calcext:value-type="float">
            <text:p>5999.66142316949</text:p>
          </table:table-cell>
          <table:table-cell office:value-type="float" office:value="7999.99999999995" calcext:value-type="float">
            <text:p>7999.99999999995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9.25" calcext:value-type="float">
            <text:p>9.25</text:p>
          </table:table-cell>
          <table:table-cell office:value-type="float" office:value="5999.6714290791" calcext:value-type="float">
            <text:p>5999.6714290791</text:p>
          </table:table-cell>
          <table:table-cell office:value-type="float" office:value="7999.99999999995" calcext:value-type="float">
            <text:p>7999.99999999995</text:p>
          </table:table-cell>
          <table:table-cell office:value-type="float" office:value="8666.66666666667" calcext:value-type="float">
            <text:p>8666.66666666667</text:p>
          </table:table-cell>
          <table:table-cell office:value-type="float" office:value="5999.66646364158" calcext:value-type="float">
            <text:p>5999.66646364158</text:p>
          </table:table-cell>
          <table:table-cell office:value-type="float" office:value="7999.99999999995" calcext:value-type="float">
            <text:p>7999.99999999995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9.26" calcext:value-type="float">
            <text:p>9.26</text:p>
          </table:table-cell>
          <table:table-cell office:value-type="float" office:value="5999.67632059892" calcext:value-type="float">
            <text:p>5999.67632059892</text:p>
          </table:table-cell>
          <table:table-cell office:value-type="float" office:value="7999.99999999995" calcext:value-type="float">
            <text:p>7999.99999999995</text:p>
          </table:table-cell>
          <table:table-cell office:value-type="float" office:value="8666.66666666667" calcext:value-type="float">
            <text:p>8666.66666666667</text:p>
          </table:table-cell>
          <table:table-cell office:value-type="float" office:value="5999.6714290791" calcext:value-type="float">
            <text:p>5999.6714290791</text:p>
          </table:table-cell>
          <table:table-cell office:value-type="float" office:value="7999.99999999995" calcext:value-type="float">
            <text:p>7999.99999999995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9.27" calcext:value-type="float">
            <text:p>9.27</text:p>
          </table:table-cell>
          <table:table-cell office:value-type="float" office:value="5999.6811393013" calcext:value-type="float">
            <text:p>5999.6811393013</text:p>
          </table:table-cell>
          <table:table-cell office:value-type="float" office:value="7999.99999999995" calcext:value-type="float">
            <text:p>7999.99999999995</text:p>
          </table:table-cell>
          <table:table-cell office:value-type="float" office:value="8666.66666666667" calcext:value-type="float">
            <text:p>8666.66666666667</text:p>
          </table:table-cell>
          <table:table-cell office:value-type="float" office:value="5999.67632059892" calcext:value-type="float">
            <text:p>5999.67632059892</text:p>
          </table:table-cell>
          <table:table-cell office:value-type="float" office:value="7999.99999999995" calcext:value-type="float">
            <text:p>7999.99999999995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9.28" calcext:value-type="float">
            <text:p>9.28</text:p>
          </table:table-cell>
          <table:table-cell office:value-type="float" office:value="5999.68588627011" calcext:value-type="float">
            <text:p>5999.68588627011</text:p>
          </table:table-cell>
          <table:table-cell office:value-type="float" office:value="7999.99999999995" calcext:value-type="float">
            <text:p>7999.99999999995</text:p>
          </table:table-cell>
          <table:table-cell office:value-type="float" office:value="8666.66666666667" calcext:value-type="float">
            <text:p>8666.66666666667</text:p>
          </table:table-cell>
          <table:table-cell office:value-type="float" office:value="5999.6811393013" calcext:value-type="float">
            <text:p>5999.6811393013</text:p>
          </table:table-cell>
          <table:table-cell office:value-type="float" office:value="7999.99999999995" calcext:value-type="float">
            <text:p>7999.99999999995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9.29" calcext:value-type="float">
            <text:p>9.29</text:p>
          </table:table-cell>
          <table:table-cell office:value-type="float" office:value="5999.69056257311" calcext:value-type="float">
            <text:p>5999.69056257311</text:p>
          </table:table-cell>
          <table:table-cell office:value-type="float" office:value="7999.99999999996" calcext:value-type="float">
            <text:p>7999.99999999996</text:p>
          </table:table-cell>
          <table:table-cell office:value-type="float" office:value="8666.66666666667" calcext:value-type="float">
            <text:p>8666.66666666667</text:p>
          </table:table-cell>
          <table:table-cell office:value-type="float" office:value="5999.68588627011" calcext:value-type="float">
            <text:p>5999.68588627011</text:p>
          </table:table-cell>
          <table:table-cell office:value-type="float" office:value="7999.99999999996" calcext:value-type="float">
            <text:p>7999.99999999996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9.3" calcext:value-type="float">
            <text:p>9.3</text:p>
          </table:table-cell>
          <table:table-cell office:value-type="float" office:value="5999.69516926215" calcext:value-type="float">
            <text:p>5999.69516926215</text:p>
          </table:table-cell>
          <table:table-cell office:value-type="float" office:value="7999.99999999996" calcext:value-type="float">
            <text:p>7999.99999999996</text:p>
          </table:table-cell>
          <table:table-cell office:value-type="float" office:value="8666.66666666667" calcext:value-type="float">
            <text:p>8666.66666666667</text:p>
          </table:table-cell>
          <table:table-cell office:value-type="float" office:value="5999.69056257311" calcext:value-type="float">
            <text:p>5999.69056257311</text:p>
          </table:table-cell>
          <table:table-cell office:value-type="float" office:value="7999.99999999996" calcext:value-type="float">
            <text:p>7999.99999999996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9.31" calcext:value-type="float">
            <text:p>9.31</text:p>
          </table:table-cell>
          <table:table-cell office:value-type="float" office:value="5999.69970737345" calcext:value-type="float">
            <text:p>5999.69970737345</text:p>
          </table:table-cell>
          <table:table-cell office:value-type="float" office:value="7999.99999999996" calcext:value-type="float">
            <text:p>7999.99999999996</text:p>
          </table:table-cell>
          <table:table-cell office:value-type="float" office:value="8666.66666666667" calcext:value-type="float">
            <text:p>8666.66666666667</text:p>
          </table:table-cell>
          <table:table-cell office:value-type="float" office:value="5999.69516926215" calcext:value-type="float">
            <text:p>5999.69516926215</text:p>
          </table:table-cell>
          <table:table-cell office:value-type="float" office:value="7999.99999999996" calcext:value-type="float">
            <text:p>7999.99999999996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9.32" calcext:value-type="float">
            <text:p>9.32</text:p>
          </table:table-cell>
          <table:table-cell office:value-type="float" office:value="5999.70417792779" calcext:value-type="float">
            <text:p>5999.70417792779</text:p>
          </table:table-cell>
          <table:table-cell office:value-type="float" office:value="7999.99999999996" calcext:value-type="float">
            <text:p>7999.99999999996</text:p>
          </table:table-cell>
          <table:table-cell office:value-type="float" office:value="8666.66666666667" calcext:value-type="float">
            <text:p>8666.66666666667</text:p>
          </table:table-cell>
          <table:table-cell office:value-type="float" office:value="5999.69970737345" calcext:value-type="float">
            <text:p>5999.69970737345</text:p>
          </table:table-cell>
          <table:table-cell office:value-type="float" office:value="7999.99999999996" calcext:value-type="float">
            <text:p>7999.99999999996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9.33" calcext:value-type="float">
            <text:p>9.33</text:p>
          </table:table-cell>
          <table:table-cell office:value-type="float" office:value="5999.70858193075" calcext:value-type="float">
            <text:p>5999.70858193075</text:p>
          </table:table-cell>
          <table:table-cell office:value-type="float" office:value="7999.99999999996" calcext:value-type="float">
            <text:p>7999.99999999996</text:p>
          </table:table-cell>
          <table:table-cell office:value-type="float" office:value="8666.66666666667" calcext:value-type="float">
            <text:p>8666.66666666667</text:p>
          </table:table-cell>
          <table:table-cell office:value-type="float" office:value="5999.70417792779" calcext:value-type="float">
            <text:p>5999.70417792779</text:p>
          </table:table-cell>
          <table:table-cell office:value-type="float" office:value="7999.99999999996" calcext:value-type="float">
            <text:p>7999.99999999996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9.34" calcext:value-type="float">
            <text:p>9.34</text:p>
          </table:table-cell>
          <table:table-cell office:value-type="float" office:value="5999.71292037298" calcext:value-type="float">
            <text:p>5999.71292037298</text:p>
          </table:table-cell>
          <table:table-cell office:value-type="float" office:value="7999.99999999996" calcext:value-type="float">
            <text:p>7999.99999999996</text:p>
          </table:table-cell>
          <table:table-cell office:value-type="float" office:value="8666.66666666667" calcext:value-type="float">
            <text:p>8666.66666666667</text:p>
          </table:table-cell>
          <table:table-cell office:value-type="float" office:value="5999.70858193075" calcext:value-type="float">
            <text:p>5999.70858193075</text:p>
          </table:table-cell>
          <table:table-cell office:value-type="float" office:value="7999.99999999996" calcext:value-type="float">
            <text:p>7999.99999999996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9.35" calcext:value-type="float">
            <text:p>9.35</text:p>
          </table:table-cell>
          <table:table-cell office:value-type="float" office:value="5999.71719423035" calcext:value-type="float">
            <text:p>5999.71719423035</text:p>
          </table:table-cell>
          <table:table-cell office:value-type="float" office:value="7999.99999999996" calcext:value-type="float">
            <text:p>7999.99999999996</text:p>
          </table:table-cell>
          <table:table-cell office:value-type="float" office:value="8666.66666666667" calcext:value-type="float">
            <text:p>8666.66666666667</text:p>
          </table:table-cell>
          <table:table-cell office:value-type="float" office:value="5999.71292037298" calcext:value-type="float">
            <text:p>5999.71292037298</text:p>
          </table:table-cell>
          <table:table-cell office:value-type="float" office:value="7999.99999999996" calcext:value-type="float">
            <text:p>7999.99999999996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9.36" calcext:value-type="float">
            <text:p>9.36</text:p>
          </table:table-cell>
          <table:table-cell office:value-type="float" office:value="5999.72140446423" calcext:value-type="float">
            <text:p>5999.72140446423</text:p>
          </table:table-cell>
          <table:table-cell office:value-type="float" office:value="7999.99999999997" calcext:value-type="float">
            <text:p>7999.99999999997</text:p>
          </table:table-cell>
          <table:table-cell office:value-type="float" office:value="8666.66666666667" calcext:value-type="float">
            <text:p>8666.66666666667</text:p>
          </table:table-cell>
          <table:table-cell office:value-type="float" office:value="5999.71719423035" calcext:value-type="float">
            <text:p>5999.71719423035</text:p>
          </table:table-cell>
          <table:table-cell office:value-type="float" office:value="7999.99999999997" calcext:value-type="float">
            <text:p>7999.99999999997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9.37" calcext:value-type="float">
            <text:p>9.37</text:p>
          </table:table-cell>
          <table:table-cell office:value-type="float" office:value="5999.72555202167" calcext:value-type="float">
            <text:p>5999.72555202167</text:p>
          </table:table-cell>
          <table:table-cell office:value-type="float" office:value="7999.99999999997" calcext:value-type="float">
            <text:p>7999.99999999997</text:p>
          </table:table-cell>
          <table:table-cell office:value-type="float" office:value="8666.66666666667" calcext:value-type="float">
            <text:p>8666.66666666667</text:p>
          </table:table-cell>
          <table:table-cell office:value-type="float" office:value="5999.72140446423" calcext:value-type="float">
            <text:p>5999.72140446423</text:p>
          </table:table-cell>
          <table:table-cell office:value-type="float" office:value="7999.99999999997" calcext:value-type="float">
            <text:p>7999.99999999997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9.38" calcext:value-type="float">
            <text:p>9.38</text:p>
          </table:table-cell>
          <table:table-cell office:value-type="float" office:value="5999.72963783563" calcext:value-type="float">
            <text:p>5999.72963783563</text:p>
          </table:table-cell>
          <table:table-cell office:value-type="float" office:value="7999.99999999997" calcext:value-type="float">
            <text:p>7999.99999999997</text:p>
          </table:table-cell>
          <table:table-cell office:value-type="float" office:value="8666.66666666667" calcext:value-type="float">
            <text:p>8666.66666666667</text:p>
          </table:table-cell>
          <table:table-cell office:value-type="float" office:value="5999.72555202167" calcext:value-type="float">
            <text:p>5999.72555202167</text:p>
          </table:table-cell>
          <table:table-cell office:value-type="float" office:value="7999.99999999997" calcext:value-type="float">
            <text:p>7999.99999999997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9.39" calcext:value-type="float">
            <text:p>9.39</text:p>
          </table:table-cell>
          <table:table-cell office:value-type="float" office:value="5999.73366282518" calcext:value-type="float">
            <text:p>5999.73366282518</text:p>
          </table:table-cell>
          <table:table-cell office:value-type="float" office:value="7999.99999999997" calcext:value-type="float">
            <text:p>7999.99999999997</text:p>
          </table:table-cell>
          <table:table-cell office:value-type="float" office:value="8666.66666666667" calcext:value-type="float">
            <text:p>8666.66666666667</text:p>
          </table:table-cell>
          <table:table-cell office:value-type="float" office:value="5999.72963783563" calcext:value-type="float">
            <text:p>5999.72963783563</text:p>
          </table:table-cell>
          <table:table-cell office:value-type="float" office:value="7999.99999999997" calcext:value-type="float">
            <text:p>7999.99999999997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9.4" calcext:value-type="float">
            <text:p>9.4</text:p>
          </table:table-cell>
          <table:table-cell office:value-type="float" office:value="5999.73762789573" calcext:value-type="float">
            <text:p>5999.73762789573</text:p>
          </table:table-cell>
          <table:table-cell office:value-type="float" office:value="7999.99999999997" calcext:value-type="float">
            <text:p>7999.99999999997</text:p>
          </table:table-cell>
          <table:table-cell office:value-type="float" office:value="8666.66666666667" calcext:value-type="float">
            <text:p>8666.66666666667</text:p>
          </table:table-cell>
          <table:table-cell office:value-type="float" office:value="5999.73366282518" calcext:value-type="float">
            <text:p>5999.73366282518</text:p>
          </table:table-cell>
          <table:table-cell office:value-type="float" office:value="7999.99999999997" calcext:value-type="float">
            <text:p>7999.99999999997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9.41" calcext:value-type="float">
            <text:p>9.41</text:p>
          </table:table-cell>
          <table:table-cell office:value-type="float" office:value="5999.7415339392" calcext:value-type="float">
            <text:p>5999.7415339392</text:p>
          </table:table-cell>
          <table:table-cell office:value-type="float" office:value="7999.99999999997" calcext:value-type="float">
            <text:p>7999.99999999997</text:p>
          </table:table-cell>
          <table:table-cell office:value-type="float" office:value="8666.66666666667" calcext:value-type="float">
            <text:p>8666.66666666667</text:p>
          </table:table-cell>
          <table:table-cell office:value-type="float" office:value="5999.73762789573" calcext:value-type="float">
            <text:p>5999.73762789573</text:p>
          </table:table-cell>
          <table:table-cell office:value-type="float" office:value="7999.99999999997" calcext:value-type="float">
            <text:p>7999.99999999997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9.42" calcext:value-type="float">
            <text:p>9.42</text:p>
          </table:table-cell>
          <table:table-cell office:value-type="float" office:value="5999.74538183422" calcext:value-type="float">
            <text:p>5999.74538183422</text:p>
          </table:table-cell>
          <table:table-cell office:value-type="float" office:value="7999.99999999997" calcext:value-type="float">
            <text:p>7999.99999999997</text:p>
          </table:table-cell>
          <table:table-cell office:value-type="float" office:value="8666.66666666667" calcext:value-type="float">
            <text:p>8666.66666666667</text:p>
          </table:table-cell>
          <table:table-cell office:value-type="float" office:value="5999.7415339392" calcext:value-type="float">
            <text:p>5999.7415339392</text:p>
          </table:table-cell>
          <table:table-cell office:value-type="float" office:value="7999.99999999997" calcext:value-type="float">
            <text:p>7999.99999999997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9.43" calcext:value-type="float">
            <text:p>9.43</text:p>
          </table:table-cell>
          <table:table-cell office:value-type="float" office:value="5999.74917244638" calcext:value-type="float">
            <text:p>5999.74917244638</text:p>
          </table:table-cell>
          <table:table-cell office:value-type="float" office:value="7999.99999999997" calcext:value-type="float">
            <text:p>7999.99999999997</text:p>
          </table:table-cell>
          <table:table-cell office:value-type="float" office:value="8666.66666666667" calcext:value-type="float">
            <text:p>8666.66666666667</text:p>
          </table:table-cell>
          <table:table-cell office:value-type="float" office:value="5999.74538183422" calcext:value-type="float">
            <text:p>5999.74538183422</text:p>
          </table:table-cell>
          <table:table-cell office:value-type="float" office:value="7999.99999999997" calcext:value-type="float">
            <text:p>7999.99999999997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9.44" calcext:value-type="float">
            <text:p>9.44</text:p>
          </table:table-cell>
          <table:table-cell office:value-type="float" office:value="5999.75290662836" calcext:value-type="float">
            <text:p>5999.75290662836</text:p>
          </table:table-cell>
          <table:table-cell office:value-type="float" office:value="7999.99999999998" calcext:value-type="float">
            <text:p>7999.99999999998</text:p>
          </table:table-cell>
          <table:table-cell office:value-type="float" office:value="8666.66666666667" calcext:value-type="float">
            <text:p>8666.66666666667</text:p>
          </table:table-cell>
          <table:table-cell office:value-type="float" office:value="5999.74917244638" calcext:value-type="float">
            <text:p>5999.74917244638</text:p>
          </table:table-cell>
          <table:table-cell office:value-type="float" office:value="7999.99999999998" calcext:value-type="float">
            <text:p>7999.99999999998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9.45" calcext:value-type="float">
            <text:p>9.45</text:p>
          </table:table-cell>
          <table:table-cell office:value-type="float" office:value="5999.75658522016" calcext:value-type="float">
            <text:p>5999.75658522016</text:p>
          </table:table-cell>
          <table:table-cell office:value-type="float" office:value="7999.99999999998" calcext:value-type="float">
            <text:p>7999.99999999998</text:p>
          </table:table-cell>
          <table:table-cell office:value-type="float" office:value="8666.66666666667" calcext:value-type="float">
            <text:p>8666.66666666667</text:p>
          </table:table-cell>
          <table:table-cell office:value-type="float" office:value="5999.75290662836" calcext:value-type="float">
            <text:p>5999.75290662836</text:p>
          </table:table-cell>
          <table:table-cell office:value-type="float" office:value="7999.99999999998" calcext:value-type="float">
            <text:p>7999.99999999998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9.46" calcext:value-type="float">
            <text:p>9.46</text:p>
          </table:table-cell>
          <table:table-cell office:value-type="float" office:value="5999.76020904927" calcext:value-type="float">
            <text:p>5999.76020904927</text:p>
          </table:table-cell>
          <table:table-cell office:value-type="float" office:value="7999.99999999998" calcext:value-type="float">
            <text:p>7999.99999999998</text:p>
          </table:table-cell>
          <table:table-cell office:value-type="float" office:value="8666.66666666667" calcext:value-type="float">
            <text:p>8666.66666666667</text:p>
          </table:table-cell>
          <table:table-cell office:value-type="float" office:value="5999.75658522016" calcext:value-type="float">
            <text:p>5999.75658522016</text:p>
          </table:table-cell>
          <table:table-cell office:value-type="float" office:value="7999.99999999998" calcext:value-type="float">
            <text:p>7999.99999999998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9.47" calcext:value-type="float">
            <text:p>9.47</text:p>
          </table:table-cell>
          <table:table-cell office:value-type="float" office:value="5999.76377893088" calcext:value-type="float">
            <text:p>5999.76377893088</text:p>
          </table:table-cell>
          <table:table-cell office:value-type="float" office:value="7999.99999999998" calcext:value-type="float">
            <text:p>7999.99999999998</text:p>
          </table:table-cell>
          <table:table-cell office:value-type="float" office:value="8666.66666666667" calcext:value-type="float">
            <text:p>8666.66666666667</text:p>
          </table:table-cell>
          <table:table-cell office:value-type="float" office:value="5999.76020904927" calcext:value-type="float">
            <text:p>5999.76020904927</text:p>
          </table:table-cell>
          <table:table-cell office:value-type="float" office:value="7999.99999999998" calcext:value-type="float">
            <text:p>7999.99999999998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9.48" calcext:value-type="float">
            <text:p>9.48</text:p>
          </table:table-cell>
          <table:table-cell office:value-type="float" office:value="5999.76729566802" calcext:value-type="float">
            <text:p>5999.76729566802</text:p>
          </table:table-cell>
          <table:table-cell office:value-type="float" office:value="7999.99999999998" calcext:value-type="float">
            <text:p>7999.99999999998</text:p>
          </table:table-cell>
          <table:table-cell office:value-type="float" office:value="8666.66666666667" calcext:value-type="float">
            <text:p>8666.66666666667</text:p>
          </table:table-cell>
          <table:table-cell office:value-type="float" office:value="5999.76377893088" calcext:value-type="float">
            <text:p>5999.76377893088</text:p>
          </table:table-cell>
          <table:table-cell office:value-type="float" office:value="7999.99999999998" calcext:value-type="float">
            <text:p>7999.99999999998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9.49" calcext:value-type="float">
            <text:p>9.49</text:p>
          </table:table-cell>
          <table:table-cell office:value-type="float" office:value="5999.7707600518" calcext:value-type="float">
            <text:p>5999.7707600518</text:p>
          </table:table-cell>
          <table:table-cell office:value-type="float" office:value="7999.99999999998" calcext:value-type="float">
            <text:p>7999.99999999998</text:p>
          </table:table-cell>
          <table:table-cell office:value-type="float" office:value="8666.66666666667" calcext:value-type="float">
            <text:p>8666.66666666667</text:p>
          </table:table-cell>
          <table:table-cell office:value-type="float" office:value="5999.76729566802" calcext:value-type="float">
            <text:p>5999.76729566802</text:p>
          </table:table-cell>
          <table:table-cell office:value-type="float" office:value="7999.99999999998" calcext:value-type="float">
            <text:p>7999.99999999998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9.5" calcext:value-type="float">
            <text:p>9.5</text:p>
          </table:table-cell>
          <table:table-cell office:value-type="float" office:value="5999.77417286154" calcext:value-type="float">
            <text:p>5999.77417286154</text:p>
          </table:table-cell>
          <table:table-cell office:value-type="float" office:value="7999.99999999998" calcext:value-type="float">
            <text:p>7999.99999999998</text:p>
          </table:table-cell>
          <table:table-cell office:value-type="float" office:value="8666.66666666667" calcext:value-type="float">
            <text:p>8666.66666666667</text:p>
          </table:table-cell>
          <table:table-cell office:value-type="float" office:value="5999.7707600518" calcext:value-type="float">
            <text:p>5999.7707600518</text:p>
          </table:table-cell>
          <table:table-cell office:value-type="float" office:value="7999.99999999998" calcext:value-type="float">
            <text:p>7999.99999999998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9.51" calcext:value-type="float">
            <text:p>9.51</text:p>
          </table:table-cell>
          <table:table-cell office:value-type="float" office:value="5999.77753486496" calcext:value-type="float">
            <text:p>5999.77753486496</text:p>
          </table:table-cell>
          <table:table-cell office:value-type="float" office:value="7999.99999999998" calcext:value-type="float">
            <text:p>7999.99999999998</text:p>
          </table:table-cell>
          <table:table-cell office:value-type="float" office:value="8666.66666666667" calcext:value-type="float">
            <text:p>8666.66666666667</text:p>
          </table:table-cell>
          <table:table-cell office:value-type="float" office:value="5999.77417286154" calcext:value-type="float">
            <text:p>5999.77417286154</text:p>
          </table:table-cell>
          <table:table-cell office:value-type="float" office:value="7999.99999999998" calcext:value-type="float">
            <text:p>7999.99999999998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9.52" calcext:value-type="float">
            <text:p>9.52</text:p>
          </table:table-cell>
          <table:table-cell office:value-type="float" office:value="5999.78084681835" calcext:value-type="float">
            <text:p>5999.78084681835</text:p>
          </table:table-cell>
          <table:table-cell office:value-type="float" office:value="7999.99999999998" calcext:value-type="float">
            <text:p>7999.99999999998</text:p>
          </table:table-cell>
          <table:table-cell office:value-type="float" office:value="8666.66666666667" calcext:value-type="float">
            <text:p>8666.66666666667</text:p>
          </table:table-cell>
          <table:table-cell office:value-type="float" office:value="5999.77753486496" calcext:value-type="float">
            <text:p>5999.77753486496</text:p>
          </table:table-cell>
          <table:table-cell office:value-type="float" office:value="7999.99999999998" calcext:value-type="float">
            <text:p>7999.99999999998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9.53" calcext:value-type="float">
            <text:p>9.53</text:p>
          </table:table-cell>
          <table:table-cell office:value-type="float" office:value="5999.78410946675" calcext:value-type="float">
            <text:p>5999.78410946675</text:p>
          </table:table-cell>
          <table:table-cell office:value-type="float" office:value="7999.99999999998" calcext:value-type="float">
            <text:p>7999.99999999998</text:p>
          </table:table-cell>
          <table:table-cell office:value-type="float" office:value="8666.66666666667" calcext:value-type="float">
            <text:p>8666.66666666667</text:p>
          </table:table-cell>
          <table:table-cell office:value-type="float" office:value="5999.78084681835" calcext:value-type="float">
            <text:p>5999.78084681835</text:p>
          </table:table-cell>
          <table:table-cell office:value-type="float" office:value="7999.99999999998" calcext:value-type="float">
            <text:p>7999.99999999998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9.54" calcext:value-type="float">
            <text:p>9.54</text:p>
          </table:table-cell>
          <table:table-cell office:value-type="float" office:value="5999.78732354412" calcext:value-type="float">
            <text:p>5999.78732354412</text:p>
          </table:table-cell>
          <table:table-cell office:value-type="float" office:value="7999.99999999998" calcext:value-type="float">
            <text:p>7999.99999999998</text:p>
          </table:table-cell>
          <table:table-cell office:value-type="float" office:value="8666.66666666667" calcext:value-type="float">
            <text:p>8666.66666666667</text:p>
          </table:table-cell>
          <table:table-cell office:value-type="float" office:value="5999.78410946675" calcext:value-type="float">
            <text:p>5999.78410946675</text:p>
          </table:table-cell>
          <table:table-cell office:value-type="float" office:value="7999.99999999998" calcext:value-type="float">
            <text:p>7999.99999999998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9.55" calcext:value-type="float">
            <text:p>9.55</text:p>
          </table:table-cell>
          <table:table-cell office:value-type="float" office:value="5999.79048977348" calcext:value-type="float">
            <text:p>5999.79048977348</text:p>
          </table:table-cell>
          <table:table-cell office:value-type="float" office:value="7999.99999999998" calcext:value-type="float">
            <text:p>7999.99999999998</text:p>
          </table:table-cell>
          <table:table-cell office:value-type="float" office:value="8666.66666666667" calcext:value-type="float">
            <text:p>8666.66666666667</text:p>
          </table:table-cell>
          <table:table-cell office:value-type="float" office:value="5999.78732354412" calcext:value-type="float">
            <text:p>5999.78732354412</text:p>
          </table:table-cell>
          <table:table-cell office:value-type="float" office:value="7999.99999999998" calcext:value-type="float">
            <text:p>7999.99999999998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9.56" calcext:value-type="float">
            <text:p>9.56</text:p>
          </table:table-cell>
          <table:table-cell office:value-type="float" office:value="5999.79360886709" calcext:value-type="float">
            <text:p>5999.79360886709</text:p>
          </table:table-cell>
          <table:table-cell office:value-type="float" office:value="7999.99999999999" calcext:value-type="float">
            <text:p>7999.99999999999</text:p>
          </table:table-cell>
          <table:table-cell office:value-type="float" office:value="8666.66666666667" calcext:value-type="float">
            <text:p>8666.66666666667</text:p>
          </table:table-cell>
          <table:table-cell office:value-type="float" office:value="5999.79048977348" calcext:value-type="float">
            <text:p>5999.79048977348</text:p>
          </table:table-cell>
          <table:table-cell office:value-type="float" office:value="7999.99999999999" calcext:value-type="float">
            <text:p>7999.99999999999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9.57" calcext:value-type="float">
            <text:p>9.57</text:p>
          </table:table-cell>
          <table:table-cell office:value-type="float" office:value="5999.79668152662" calcext:value-type="float">
            <text:p>5999.79668152662</text:p>
          </table:table-cell>
          <table:table-cell office:value-type="float" office:value="7999.99999999999" calcext:value-type="float">
            <text:p>7999.99999999999</text:p>
          </table:table-cell>
          <table:table-cell office:value-type="float" office:value="8666.66666666667" calcext:value-type="float">
            <text:p>8666.66666666667</text:p>
          </table:table-cell>
          <table:table-cell office:value-type="float" office:value="5999.79360886709" calcext:value-type="float">
            <text:p>5999.79360886709</text:p>
          </table:table-cell>
          <table:table-cell office:value-type="float" office:value="7999.99999999999" calcext:value-type="float">
            <text:p>7999.99999999999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9.58" calcext:value-type="float">
            <text:p>9.58</text:p>
          </table:table-cell>
          <table:table-cell office:value-type="float" office:value="5999.79970844328" calcext:value-type="float">
            <text:p>5999.79970844328</text:p>
          </table:table-cell>
          <table:table-cell office:value-type="float" office:value="7999.99999999999" calcext:value-type="float">
            <text:p>7999.99999999999</text:p>
          </table:table-cell>
          <table:table-cell office:value-type="float" office:value="8666.66666666667" calcext:value-type="float">
            <text:p>8666.66666666667</text:p>
          </table:table-cell>
          <table:table-cell office:value-type="float" office:value="5999.79668152662" calcext:value-type="float">
            <text:p>5999.79668152662</text:p>
          </table:table-cell>
          <table:table-cell office:value-type="float" office:value="7999.99999999999" calcext:value-type="float">
            <text:p>7999.99999999999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9.59" calcext:value-type="float">
            <text:p>9.59</text:p>
          </table:table-cell>
          <table:table-cell office:value-type="float" office:value="5999.80269029801" calcext:value-type="float">
            <text:p>5999.80269029801</text:p>
          </table:table-cell>
          <table:table-cell office:value-type="float" office:value="7999.99999999999" calcext:value-type="float">
            <text:p>7999.99999999999</text:p>
          </table:table-cell>
          <table:table-cell office:value-type="float" office:value="8666.66666666667" calcext:value-type="float">
            <text:p>8666.66666666667</text:p>
          </table:table-cell>
          <table:table-cell office:value-type="float" office:value="5999.79970844328" calcext:value-type="float">
            <text:p>5999.79970844328</text:p>
          </table:table-cell>
          <table:table-cell office:value-type="float" office:value="7999.99999999999" calcext:value-type="float">
            <text:p>7999.99999999999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9.6" calcext:value-type="float">
            <text:p>9.6</text:p>
          </table:table-cell>
          <table:table-cell office:value-type="float" office:value="5999.80562776161" calcext:value-type="float">
            <text:p>5999.80562776161</text:p>
          </table:table-cell>
          <table:table-cell office:value-type="float" office:value="7999.99999999999" calcext:value-type="float">
            <text:p>7999.99999999999</text:p>
          </table:table-cell>
          <table:table-cell office:value-type="float" office:value="8666.66666666667" calcext:value-type="float">
            <text:p>8666.66666666667</text:p>
          </table:table-cell>
          <table:table-cell office:value-type="float" office:value="5999.80269029801" calcext:value-type="float">
            <text:p>5999.80269029801</text:p>
          </table:table-cell>
          <table:table-cell office:value-type="float" office:value="7999.99999999999" calcext:value-type="float">
            <text:p>7999.99999999999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9.61" calcext:value-type="float">
            <text:p>9.61</text:p>
          </table:table-cell>
          <table:table-cell office:value-type="float" office:value="5999.80852149488" calcext:value-type="float">
            <text:p>5999.80852149488</text:p>
          </table:table-cell>
          <table:table-cell office:value-type="float" office:value="7999.99999999999" calcext:value-type="float">
            <text:p>7999.99999999999</text:p>
          </table:table-cell>
          <table:table-cell office:value-type="float" office:value="8666.66666666667" calcext:value-type="float">
            <text:p>8666.66666666667</text:p>
          </table:table-cell>
          <table:table-cell office:value-type="float" office:value="5999.80562776161" calcext:value-type="float">
            <text:p>5999.80562776161</text:p>
          </table:table-cell>
          <table:table-cell office:value-type="float" office:value="7999.99999999999" calcext:value-type="float">
            <text:p>7999.99999999999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9.62" calcext:value-type="float">
            <text:p>9.62</text:p>
          </table:table-cell>
          <table:table-cell office:value-type="float" office:value="5999.81137214881" calcext:value-type="float">
            <text:p>5999.81137214881</text:p>
          </table:table-cell>
          <table:table-cell office:value-type="float" office:value="7999.99999999999" calcext:value-type="float">
            <text:p>7999.99999999999</text:p>
          </table:table-cell>
          <table:table-cell office:value-type="float" office:value="8666.66666666667" calcext:value-type="float">
            <text:p>8666.66666666667</text:p>
          </table:table-cell>
          <table:table-cell office:value-type="float" office:value="5999.80852149488" calcext:value-type="float">
            <text:p>5999.80852149488</text:p>
          </table:table-cell>
          <table:table-cell office:value-type="float" office:value="7999.99999999999" calcext:value-type="float">
            <text:p>7999.99999999999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9.63" calcext:value-type="float">
            <text:p>9.63</text:p>
          </table:table-cell>
          <table:table-cell office:value-type="float" office:value="5999.81418036468" calcext:value-type="float">
            <text:p>5999.81418036468</text:p>
          </table:table-cell>
          <table:table-cell office:value-type="float" office:value="7999.99999999999" calcext:value-type="float">
            <text:p>7999.99999999999</text:p>
          </table:table-cell>
          <table:table-cell office:value-type="float" office:value="8666.66666666667" calcext:value-type="float">
            <text:p>8666.66666666667</text:p>
          </table:table-cell>
          <table:table-cell office:value-type="float" office:value="5999.81137214881" calcext:value-type="float">
            <text:p>5999.81137214881</text:p>
          </table:table-cell>
          <table:table-cell office:value-type="float" office:value="7999.99999999999" calcext:value-type="float">
            <text:p>7999.99999999999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9.64" calcext:value-type="float">
            <text:p>9.64</text:p>
          </table:table-cell>
          <table:table-cell office:value-type="float" office:value="5999.81694677423" calcext:value-type="float">
            <text:p>5999.81694677423</text:p>
          </table:table-cell>
          <table:table-cell office:value-type="float" office:value="7999.99999999999" calcext:value-type="float">
            <text:p>7999.99999999999</text:p>
          </table:table-cell>
          <table:table-cell office:value-type="float" office:value="8666.66666666667" calcext:value-type="float">
            <text:p>8666.66666666667</text:p>
          </table:table-cell>
          <table:table-cell office:value-type="float" office:value="5999.81418036468" calcext:value-type="float">
            <text:p>5999.81418036468</text:p>
          </table:table-cell>
          <table:table-cell office:value-type="float" office:value="7999.99999999999" calcext:value-type="float">
            <text:p>7999.99999999999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9.65" calcext:value-type="float">
            <text:p>9.65</text:p>
          </table:table-cell>
          <table:table-cell office:value-type="float" office:value="5999.8196719998" calcext:value-type="float">
            <text:p>5999.8196719998</text:p>
          </table:table-cell>
          <table:table-cell office:value-type="float" office:value="7999.99999999999" calcext:value-type="float">
            <text:p>7999.99999999999</text:p>
          </table:table-cell>
          <table:table-cell office:value-type="float" office:value="8666.66666666667" calcext:value-type="float">
            <text:p>8666.66666666667</text:p>
          </table:table-cell>
          <table:table-cell office:value-type="float" office:value="5999.81694677423" calcext:value-type="float">
            <text:p>5999.81694677423</text:p>
          </table:table-cell>
          <table:table-cell office:value-type="float" office:value="7999.99999999999" calcext:value-type="float">
            <text:p>7999.99999999999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9.66" calcext:value-type="float">
            <text:p>9.66</text:p>
          </table:table-cell>
          <table:table-cell office:value-type="float" office:value="5999.82235665447" calcext:value-type="float">
            <text:p>5999.82235665447</text:p>
          </table:table-cell>
          <table:table-cell office:value-type="float" office:value="7999.99999999999" calcext:value-type="float">
            <text:p>7999.99999999999</text:p>
          </table:table-cell>
          <table:table-cell office:value-type="float" office:value="8666.66666666667" calcext:value-type="float">
            <text:p>8666.66666666667</text:p>
          </table:table-cell>
          <table:table-cell office:value-type="float" office:value="5999.8196719998" calcext:value-type="float">
            <text:p>5999.8196719998</text:p>
          </table:table-cell>
          <table:table-cell office:value-type="float" office:value="7999.99999999999" calcext:value-type="float">
            <text:p>7999.99999999999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9.67" calcext:value-type="float">
            <text:p>9.67</text:p>
          </table:table-cell>
          <table:table-cell office:value-type="float" office:value="5999.82500134219" calcext:value-type="float">
            <text:p>5999.82500134219</text:p>
          </table:table-cell>
          <table:table-cell office:value-type="float" office:value="7999.99999999999" calcext:value-type="float">
            <text:p>7999.99999999999</text:p>
          </table:table-cell>
          <table:table-cell office:value-type="float" office:value="8666.66666666667" calcext:value-type="float">
            <text:p>8666.66666666667</text:p>
          </table:table-cell>
          <table:table-cell office:value-type="float" office:value="5999.82235665447" calcext:value-type="float">
            <text:p>5999.82235665447</text:p>
          </table:table-cell>
          <table:table-cell office:value-type="float" office:value="7999.99999999999" calcext:value-type="float">
            <text:p>7999.99999999999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9.68" calcext:value-type="float">
            <text:p>9.68</text:p>
          </table:table-cell>
          <table:table-cell office:value-type="float" office:value="5999.82760665792" calcext:value-type="float">
            <text:p>5999.82760665792</text:p>
          </table:table-cell>
          <table:table-cell office:value-type="float" office:value="7999.99999999999" calcext:value-type="float">
            <text:p>7999.99999999999</text:p>
          </table:table-cell>
          <table:table-cell office:value-type="float" office:value="8666.66666666667" calcext:value-type="float">
            <text:p>8666.66666666667</text:p>
          </table:table-cell>
          <table:table-cell office:value-type="float" office:value="5999.82500134219" calcext:value-type="float">
            <text:p>5999.82500134219</text:p>
          </table:table-cell>
          <table:table-cell office:value-type="float" office:value="7999.99999999999" calcext:value-type="float">
            <text:p>7999.99999999999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9.69" calcext:value-type="float">
            <text:p>9.69</text:p>
          </table:table-cell>
          <table:table-cell office:value-type="float" office:value="5999.83017318776" calcext:value-type="float">
            <text:p>5999.83017318776</text:p>
          </table:table-cell>
          <table:table-cell office:value-type="float" office:value="7999.99999999999" calcext:value-type="float">
            <text:p>7999.99999999999</text:p>
          </table:table-cell>
          <table:table-cell office:value-type="float" office:value="8666.66666666667" calcext:value-type="float">
            <text:p>8666.66666666667</text:p>
          </table:table-cell>
          <table:table-cell office:value-type="float" office:value="5999.82760665792" calcext:value-type="float">
            <text:p>5999.82760665792</text:p>
          </table:table-cell>
          <table:table-cell office:value-type="float" office:value="7999.99999999999" calcext:value-type="float">
            <text:p>7999.99999999999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9.7" calcext:value-type="float">
            <text:p>9.7</text:p>
          </table:table-cell>
          <table:table-cell office:value-type="float" office:value="5999.8327015091" calcext:value-type="float">
            <text:p>5999.8327015091</text:p>
          </table:table-cell>
          <table:table-cell office:value-type="float" office:value="7999.99999999999" calcext:value-type="float">
            <text:p>7999.99999999999</text:p>
          </table:table-cell>
          <table:table-cell office:value-type="float" office:value="8666.66666666667" calcext:value-type="float">
            <text:p>8666.66666666667</text:p>
          </table:table-cell>
          <table:table-cell office:value-type="float" office:value="5999.83017318776" calcext:value-type="float">
            <text:p>5999.83017318776</text:p>
          </table:table-cell>
          <table:table-cell office:value-type="float" office:value="7999.99999999999" calcext:value-type="float">
            <text:p>7999.99999999999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9.71" calcext:value-type="float">
            <text:p>9.71</text:p>
          </table:table-cell>
          <table:table-cell office:value-type="float" office:value="5999.83519219072" calcext:value-type="float">
            <text:p>5999.83519219072</text:p>
          </table:table-cell>
          <table:table-cell office:value-type="float" office:value="7999.99999999999" calcext:value-type="float">
            <text:p>7999.99999999999</text:p>
          </table:table-cell>
          <table:table-cell office:value-type="float" office:value="8666.66666666667" calcext:value-type="float">
            <text:p>8666.66666666667</text:p>
          </table:table-cell>
          <table:table-cell office:value-type="float" office:value="5999.8327015091" calcext:value-type="float">
            <text:p>5999.8327015091</text:p>
          </table:table-cell>
          <table:table-cell office:value-type="float" office:value="7999.99999999999" calcext:value-type="float">
            <text:p>7999.99999999999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9.72" calcext:value-type="float">
            <text:p>9.72</text:p>
          </table:table-cell>
          <table:table-cell office:value-type="float" office:value="5999.83764579295" calcext:value-type="float">
            <text:p>5999.83764579295</text:p>
          </table:table-cell>
          <table:table-cell office:value-type="float" office:value="7999.99999999999" calcext:value-type="float">
            <text:p>7999.99999999999</text:p>
          </table:table-cell>
          <table:table-cell office:value-type="float" office:value="8666.66666666667" calcext:value-type="float">
            <text:p>8666.66666666667</text:p>
          </table:table-cell>
          <table:table-cell office:value-type="float" office:value="5999.83519219072" calcext:value-type="float">
            <text:p>5999.83519219072</text:p>
          </table:table-cell>
          <table:table-cell office:value-type="float" office:value="7999.99999999999" calcext:value-type="float">
            <text:p>7999.99999999999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9.73" calcext:value-type="float">
            <text:p>9.73</text:p>
          </table:table-cell>
          <table:table-cell office:value-type="float" office:value="5999.84006286775" calcext:value-type="float">
            <text:p>5999.84006286775</text:p>
          </table:table-cell>
          <table:table-cell office:value-type="float" office:value="7999.99999999999" calcext:value-type="float">
            <text:p>7999.99999999999</text:p>
          </table:table-cell>
          <table:table-cell office:value-type="float" office:value="8666.66666666667" calcext:value-type="float">
            <text:p>8666.66666666667</text:p>
          </table:table-cell>
          <table:table-cell office:value-type="float" office:value="5999.83764579295" calcext:value-type="float">
            <text:p>5999.83764579295</text:p>
          </table:table-cell>
          <table:table-cell office:value-type="float" office:value="7999.99999999999" calcext:value-type="float">
            <text:p>7999.99999999999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9.74" calcext:value-type="float">
            <text:p>9.74</text:p>
          </table:table-cell>
          <table:table-cell office:value-type="float" office:value="5999.84244395891" calcext:value-type="float">
            <text:p>5999.84244395891</text:p>
          </table:table-cell>
          <table:table-cell office:value-type="float" office:value="7999.99999999999" calcext:value-type="float">
            <text:p>7999.99999999999</text:p>
          </table:table-cell>
          <table:table-cell office:value-type="float" office:value="8666.66666666667" calcext:value-type="float">
            <text:p>8666.66666666667</text:p>
          </table:table-cell>
          <table:table-cell office:value-type="float" office:value="5999.84006286775" calcext:value-type="float">
            <text:p>5999.84006286775</text:p>
          </table:table-cell>
          <table:table-cell office:value-type="float" office:value="7999.99999999999" calcext:value-type="float">
            <text:p>7999.99999999999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9.75" calcext:value-type="float">
            <text:p>9.75</text:p>
          </table:table-cell>
          <table:table-cell office:value-type="float" office:value="5999.84478960209" calcext:value-type="float">
            <text:p>5999.84478960209</text:p>
          </table:table-cell>
          <table:table-cell office:value-type="float" office:value="7999.99999999999" calcext:value-type="float">
            <text:p>7999.99999999999</text:p>
          </table:table-cell>
          <table:table-cell office:value-type="float" office:value="8666.66666666667" calcext:value-type="float">
            <text:p>8666.66666666667</text:p>
          </table:table-cell>
          <table:table-cell office:value-type="float" office:value="5999.84244395891" calcext:value-type="float">
            <text:p>5999.84244395891</text:p>
          </table:table-cell>
          <table:table-cell office:value-type="float" office:value="7999.99999999999" calcext:value-type="float">
            <text:p>7999.99999999999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9.76" calcext:value-type="float">
            <text:p>9.76</text:p>
          </table:table-cell>
          <table:table-cell office:value-type="float" office:value="5999.84710032498" calcext:value-type="float">
            <text:p>5999.84710032498</text:p>
          </table:table-cell>
          <table:table-cell office:value-type="float" office:value="7999.99999999999" calcext:value-type="float">
            <text:p>7999.99999999999</text:p>
          </table:table-cell>
          <table:table-cell office:value-type="float" office:value="8666.66666666667" calcext:value-type="float">
            <text:p>8666.66666666667</text:p>
          </table:table-cell>
          <table:table-cell office:value-type="float" office:value="5999.84478960209" calcext:value-type="float">
            <text:p>5999.84478960209</text:p>
          </table:table-cell>
          <table:table-cell office:value-type="float" office:value="7999.99999999999" calcext:value-type="float">
            <text:p>7999.99999999999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9.77" calcext:value-type="float">
            <text:p>9.77</text:p>
          </table:table-cell>
          <table:table-cell office:value-type="float" office:value="5999.84937664743" calcext:value-type="float">
            <text:p>5999.84937664743</text:p>
          </table:table-cell>
          <table:table-cell office:value-type="float" office:value="7999.99999999999" calcext:value-type="float">
            <text:p>7999.99999999999</text:p>
          </table:table-cell>
          <table:table-cell office:value-type="float" office:value="8666.66666666667" calcext:value-type="float">
            <text:p>8666.66666666667</text:p>
          </table:table-cell>
          <table:table-cell office:value-type="float" office:value="5999.84710032498" calcext:value-type="float">
            <text:p>5999.84710032498</text:p>
          </table:table-cell>
          <table:table-cell office:value-type="float" office:value="7999.99999999999" calcext:value-type="float">
            <text:p>7999.99999999999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9.78" calcext:value-type="float">
            <text:p>9.78</text:p>
          </table:table-cell>
          <table:table-cell office:value-type="float" office:value="5999.85161908154" calcext:value-type="float">
            <text:p>5999.85161908154</text:p>
          </table:table-cell>
          <table:table-cell office:value-type="float" office:value="8000" calcext:value-type="float">
            <text:p>8000</text:p>
          </table:table-cell>
          <table:table-cell office:value-type="float" office:value="8666.66666666667" calcext:value-type="float">
            <text:p>8666.66666666667</text:p>
          </table:table-cell>
          <table:table-cell office:value-type="float" office:value="5999.84937664743" calcext:value-type="float">
            <text:p>5999.84937664743</text:p>
          </table:table-cell>
          <table:table-cell office:value-type="float" office:value="8000" calcext:value-type="float">
            <text:p>8000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9.79" calcext:value-type="float">
            <text:p>9.79</text:p>
          </table:table-cell>
          <table:table-cell office:value-type="float" office:value="5999.8538281318" calcext:value-type="float">
            <text:p>5999.8538281318</text:p>
          </table:table-cell>
          <table:table-cell office:value-type="float" office:value="8000" calcext:value-type="float">
            <text:p>8000</text:p>
          </table:table-cell>
          <table:table-cell office:value-type="float" office:value="8666.66666666667" calcext:value-type="float">
            <text:p>8666.66666666667</text:p>
          </table:table-cell>
          <table:table-cell office:value-type="float" office:value="5999.85161908154" calcext:value-type="float">
            <text:p>5999.85161908154</text:p>
          </table:table-cell>
          <table:table-cell office:value-type="float" office:value="8000" calcext:value-type="float">
            <text:p>8000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9.8" calcext:value-type="float">
            <text:p>9.8</text:p>
          </table:table-cell>
          <table:table-cell office:value-type="float" office:value="5999.85600429518" calcext:value-type="float">
            <text:p>5999.85600429518</text:p>
          </table:table-cell>
          <table:table-cell office:value-type="float" office:value="8000" calcext:value-type="float">
            <text:p>8000</text:p>
          </table:table-cell>
          <table:table-cell office:value-type="float" office:value="8666.66666666667" calcext:value-type="float">
            <text:p>8666.66666666667</text:p>
          </table:table-cell>
          <table:table-cell office:value-type="float" office:value="5999.8538281318" calcext:value-type="float">
            <text:p>5999.8538281318</text:p>
          </table:table-cell>
          <table:table-cell office:value-type="float" office:value="8000" calcext:value-type="float">
            <text:p>8000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9.81" calcext:value-type="float">
            <text:p>9.81</text:p>
          </table:table-cell>
          <table:table-cell office:value-type="float" office:value="5999.85814806124" calcext:value-type="float">
            <text:p>5999.85814806124</text:p>
          </table:table-cell>
          <table:table-cell office:value-type="float" office:value="8000" calcext:value-type="float">
            <text:p>8000</text:p>
          </table:table-cell>
          <table:table-cell office:value-type="float" office:value="8666.66666666667" calcext:value-type="float">
            <text:p>8666.66666666667</text:p>
          </table:table-cell>
          <table:table-cell office:value-type="float" office:value="5999.85600429518" calcext:value-type="float">
            <text:p>5999.85600429518</text:p>
          </table:table-cell>
          <table:table-cell office:value-type="float" office:value="8000" calcext:value-type="float">
            <text:p>8000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9.82" calcext:value-type="float">
            <text:p>9.82</text:p>
          </table:table-cell>
          <table:table-cell office:value-type="float" office:value="5999.86025991229" calcext:value-type="float">
            <text:p>5999.86025991229</text:p>
          </table:table-cell>
          <table:table-cell office:value-type="float" office:value="8000" calcext:value-type="float">
            <text:p>8000</text:p>
          </table:table-cell>
          <table:table-cell office:value-type="float" office:value="8666.66666666667" calcext:value-type="float">
            <text:p>8666.66666666667</text:p>
          </table:table-cell>
          <table:table-cell office:value-type="float" office:value="5999.85814806124" calcext:value-type="float">
            <text:p>5999.85814806124</text:p>
          </table:table-cell>
          <table:table-cell office:value-type="float" office:value="8000" calcext:value-type="float">
            <text:p>8000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9.83" calcext:value-type="float">
            <text:p>9.83</text:p>
          </table:table-cell>
          <table:table-cell office:value-type="float" office:value="5999.86234032342" calcext:value-type="float">
            <text:p>5999.86234032342</text:p>
          </table:table-cell>
          <table:table-cell office:value-type="float" office:value="8000" calcext:value-type="float">
            <text:p>8000</text:p>
          </table:table-cell>
          <table:table-cell office:value-type="float" office:value="8666.66666666667" calcext:value-type="float">
            <text:p>8666.66666666667</text:p>
          </table:table-cell>
          <table:table-cell office:value-type="float" office:value="5999.86025991229" calcext:value-type="float">
            <text:p>5999.86025991229</text:p>
          </table:table-cell>
          <table:table-cell office:value-type="float" office:value="8000" calcext:value-type="float">
            <text:p>8000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9.84" calcext:value-type="float">
            <text:p>9.84</text:p>
          </table:table-cell>
          <table:table-cell office:value-type="float" office:value="5999.86438976268" calcext:value-type="float">
            <text:p>5999.86438976268</text:p>
          </table:table-cell>
          <table:table-cell office:value-type="float" office:value="8000" calcext:value-type="float">
            <text:p>8000</text:p>
          </table:table-cell>
          <table:table-cell office:value-type="float" office:value="8666.66666666667" calcext:value-type="float">
            <text:p>8666.66666666667</text:p>
          </table:table-cell>
          <table:table-cell office:value-type="float" office:value="5999.86234032342" calcext:value-type="float">
            <text:p>5999.86234032342</text:p>
          </table:table-cell>
          <table:table-cell office:value-type="float" office:value="8000" calcext:value-type="float">
            <text:p>8000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9.85" calcext:value-type="float">
            <text:p>9.85</text:p>
          </table:table-cell>
          <table:table-cell office:value-type="float" office:value="5999.86640869113" calcext:value-type="float">
            <text:p>5999.86640869113</text:p>
          </table:table-cell>
          <table:table-cell office:value-type="float" office:value="8000" calcext:value-type="float">
            <text:p>8000</text:p>
          </table:table-cell>
          <table:table-cell office:value-type="float" office:value="8666.66666666667" calcext:value-type="float">
            <text:p>8666.66666666667</text:p>
          </table:table-cell>
          <table:table-cell office:value-type="float" office:value="5999.86438976268" calcext:value-type="float">
            <text:p>5999.86438976268</text:p>
          </table:table-cell>
          <table:table-cell office:value-type="float" office:value="8000" calcext:value-type="float">
            <text:p>8000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9.86" calcext:value-type="float">
            <text:p>9.86</text:p>
          </table:table-cell>
          <table:table-cell office:value-type="float" office:value="5999.86839756298" calcext:value-type="float">
            <text:p>5999.86839756298</text:p>
          </table:table-cell>
          <table:table-cell office:value-type="float" office:value="8000" calcext:value-type="float">
            <text:p>8000</text:p>
          </table:table-cell>
          <table:table-cell office:value-type="float" office:value="8666.66666666667" calcext:value-type="float">
            <text:p>8666.66666666667</text:p>
          </table:table-cell>
          <table:table-cell office:value-type="float" office:value="5999.86640869113" calcext:value-type="float">
            <text:p>5999.86640869113</text:p>
          </table:table-cell>
          <table:table-cell office:value-type="float" office:value="8000" calcext:value-type="float">
            <text:p>8000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9.87" calcext:value-type="float">
            <text:p>9.87</text:p>
          </table:table-cell>
          <table:table-cell office:value-type="float" office:value="5999.87035682567" calcext:value-type="float">
            <text:p>5999.87035682567</text:p>
          </table:table-cell>
          <table:table-cell office:value-type="float" office:value="8000" calcext:value-type="float">
            <text:p>8000</text:p>
          </table:table-cell>
          <table:table-cell office:value-type="float" office:value="8666.66666666667" calcext:value-type="float">
            <text:p>8666.66666666667</text:p>
          </table:table-cell>
          <table:table-cell office:value-type="float" office:value="5999.86839756298" calcext:value-type="float">
            <text:p>5999.86839756298</text:p>
          </table:table-cell>
          <table:table-cell office:value-type="float" office:value="8000" calcext:value-type="float">
            <text:p>8000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9.88" calcext:value-type="float">
            <text:p>9.88</text:p>
          </table:table-cell>
          <table:table-cell office:value-type="float" office:value="5999.87228692" calcext:value-type="float">
            <text:p>5999.87228692</text:p>
          </table:table-cell>
          <table:table-cell office:value-type="float" office:value="8000" calcext:value-type="float">
            <text:p>8000</text:p>
          </table:table-cell>
          <table:table-cell office:value-type="float" office:value="8666.66666666667" calcext:value-type="float">
            <text:p>8666.66666666667</text:p>
          </table:table-cell>
          <table:table-cell office:value-type="float" office:value="5999.87035682567" calcext:value-type="float">
            <text:p>5999.87035682567</text:p>
          </table:table-cell>
          <table:table-cell office:value-type="float" office:value="8000" calcext:value-type="float">
            <text:p>8000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9.89" calcext:value-type="float">
            <text:p>9.89</text:p>
          </table:table-cell>
          <table:table-cell office:value-type="float" office:value="5999.87418828018" calcext:value-type="float">
            <text:p>5999.87418828018</text:p>
          </table:table-cell>
          <table:table-cell office:value-type="float" office:value="8000" calcext:value-type="float">
            <text:p>8000</text:p>
          </table:table-cell>
          <table:table-cell office:value-type="float" office:value="8666.66666666667" calcext:value-type="float">
            <text:p>8666.66666666667</text:p>
          </table:table-cell>
          <table:table-cell office:value-type="float" office:value="5999.87228692" calcext:value-type="float">
            <text:p>5999.87228692</text:p>
          </table:table-cell>
          <table:table-cell office:value-type="float" office:value="8000" calcext:value-type="float">
            <text:p>8000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9.9" calcext:value-type="float">
            <text:p>9.9</text:p>
          </table:table-cell>
          <table:table-cell office:value-type="float" office:value="5999.87606133397" calcext:value-type="float">
            <text:p>5999.87606133397</text:p>
          </table:table-cell>
          <table:table-cell office:value-type="float" office:value="8000" calcext:value-type="float">
            <text:p>8000</text:p>
          </table:table-cell>
          <table:table-cell office:value-type="float" office:value="8666.66666666667" calcext:value-type="float">
            <text:p>8666.66666666667</text:p>
          </table:table-cell>
          <table:table-cell office:value-type="float" office:value="5999.87418828018" calcext:value-type="float">
            <text:p>5999.87418828018</text:p>
          </table:table-cell>
          <table:table-cell office:value-type="float" office:value="8000" calcext:value-type="float">
            <text:p>8000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9.91" calcext:value-type="float">
            <text:p>9.91</text:p>
          </table:table-cell>
          <table:table-cell office:value-type="float" office:value="5999.87790650277" calcext:value-type="float">
            <text:p>5999.87790650277</text:p>
          </table:table-cell>
          <table:table-cell office:value-type="float" office:value="8000" calcext:value-type="float">
            <text:p>8000</text:p>
          </table:table-cell>
          <table:table-cell office:value-type="float" office:value="8666.66666666667" calcext:value-type="float">
            <text:p>8666.66666666667</text:p>
          </table:table-cell>
          <table:table-cell office:value-type="float" office:value="5999.87606133397" calcext:value-type="float">
            <text:p>5999.87606133397</text:p>
          </table:table-cell>
          <table:table-cell office:value-type="float" office:value="8000" calcext:value-type="float">
            <text:p>8000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9.92" calcext:value-type="float">
            <text:p>9.92</text:p>
          </table:table-cell>
          <table:table-cell office:value-type="float" office:value="5999.87972420169" calcext:value-type="float">
            <text:p>5999.87972420169</text:p>
          </table:table-cell>
          <table:table-cell office:value-type="float" office:value="8000" calcext:value-type="float">
            <text:p>8000</text:p>
          </table:table-cell>
          <table:table-cell office:value-type="float" office:value="8666.66666666667" calcext:value-type="float">
            <text:p>8666.66666666667</text:p>
          </table:table-cell>
          <table:table-cell office:value-type="float" office:value="5999.87790650277" calcext:value-type="float">
            <text:p>5999.87790650277</text:p>
          </table:table-cell>
          <table:table-cell office:value-type="float" office:value="8000" calcext:value-type="float">
            <text:p>8000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9.93" calcext:value-type="float">
            <text:p>9.93</text:p>
          </table:table-cell>
          <table:table-cell office:value-type="float" office:value="5999.88151483968" calcext:value-type="float">
            <text:p>5999.88151483968</text:p>
          </table:table-cell>
          <table:table-cell office:value-type="float" office:value="8000" calcext:value-type="float">
            <text:p>8000</text:p>
          </table:table-cell>
          <table:table-cell office:value-type="float" office:value="8666.66666666667" calcext:value-type="float">
            <text:p>8666.66666666667</text:p>
          </table:table-cell>
          <table:table-cell office:value-type="float" office:value="5999.87972420169" calcext:value-type="float">
            <text:p>5999.87972420169</text:p>
          </table:table-cell>
          <table:table-cell office:value-type="float" office:value="8000" calcext:value-type="float">
            <text:p>8000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9.94" calcext:value-type="float">
            <text:p>9.94</text:p>
          </table:table-cell>
          <table:table-cell office:value-type="float" office:value="5999.88327881959" calcext:value-type="float">
            <text:p>5999.88327881959</text:p>
          </table:table-cell>
          <table:table-cell office:value-type="float" office:value="8000" calcext:value-type="float">
            <text:p>8000</text:p>
          </table:table-cell>
          <table:table-cell office:value-type="float" office:value="8666.66666666667" calcext:value-type="float">
            <text:p>8666.66666666667</text:p>
          </table:table-cell>
          <table:table-cell office:value-type="float" office:value="5999.88151483968" calcext:value-type="float">
            <text:p>5999.88151483968</text:p>
          </table:table-cell>
          <table:table-cell office:value-type="float" office:value="8000" calcext:value-type="float">
            <text:p>8000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9.95" calcext:value-type="float">
            <text:p>9.95</text:p>
          </table:table-cell>
          <table:table-cell office:value-type="float" office:value="5999.88501653827" calcext:value-type="float">
            <text:p>5999.88501653827</text:p>
          </table:table-cell>
          <table:table-cell office:value-type="float" office:value="8000" calcext:value-type="float">
            <text:p>8000</text:p>
          </table:table-cell>
          <table:table-cell office:value-type="float" office:value="8666.66666666667" calcext:value-type="float">
            <text:p>8666.66666666667</text:p>
          </table:table-cell>
          <table:table-cell office:value-type="float" office:value="5999.88327881959" calcext:value-type="float">
            <text:p>5999.88327881959</text:p>
          </table:table-cell>
          <table:table-cell office:value-type="float" office:value="8000" calcext:value-type="float">
            <text:p>8000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9.96" calcext:value-type="float">
            <text:p>9.96</text:p>
          </table:table-cell>
          <table:table-cell office:value-type="float" office:value="5999.88672838667" calcext:value-type="float">
            <text:p>5999.88672838667</text:p>
          </table:table-cell>
          <table:table-cell office:value-type="float" office:value="8000" calcext:value-type="float">
            <text:p>8000</text:p>
          </table:table-cell>
          <table:table-cell office:value-type="float" office:value="8666.66666666667" calcext:value-type="float">
            <text:p>8666.66666666667</text:p>
          </table:table-cell>
          <table:table-cell office:value-type="float" office:value="5999.88501653827" calcext:value-type="float">
            <text:p>5999.88501653827</text:p>
          </table:table-cell>
          <table:table-cell office:value-type="float" office:value="8000" calcext:value-type="float">
            <text:p>8000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9.97" calcext:value-type="float">
            <text:p>9.97</text:p>
          </table:table-cell>
          <table:table-cell office:value-type="float" office:value="5999.88841474993" calcext:value-type="float">
            <text:p>5999.88841474993</text:p>
          </table:table-cell>
          <table:table-cell office:value-type="float" office:value="8000" calcext:value-type="float">
            <text:p>8000</text:p>
          </table:table-cell>
          <table:table-cell office:value-type="float" office:value="8666.66666666667" calcext:value-type="float">
            <text:p>8666.66666666667</text:p>
          </table:table-cell>
          <table:table-cell office:value-type="float" office:value="5999.88672838667" calcext:value-type="float">
            <text:p>5999.88672838667</text:p>
          </table:table-cell>
          <table:table-cell office:value-type="float" office:value="8000" calcext:value-type="float">
            <text:p>8000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9.98" calcext:value-type="float">
            <text:p>9.98</text:p>
          </table:table-cell>
          <table:table-cell office:value-type="float" office:value="5999.89007600744" calcext:value-type="float">
            <text:p>5999.89007600744</text:p>
          </table:table-cell>
          <table:table-cell office:value-type="float" office:value="8000" calcext:value-type="float">
            <text:p>8000</text:p>
          </table:table-cell>
          <table:table-cell office:value-type="float" office:value="8666.66666666667" calcext:value-type="float">
            <text:p>8666.66666666667</text:p>
          </table:table-cell>
          <table:table-cell office:value-type="float" office:value="5999.88841474993" calcext:value-type="float">
            <text:p>5999.88841474993</text:p>
          </table:table-cell>
          <table:table-cell office:value-type="float" office:value="8000" calcext:value-type="float">
            <text:p>8000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9.99" calcext:value-type="float">
            <text:p>9.99</text:p>
          </table:table-cell>
          <table:table-cell office:value-type="float" office:value="5999.89171253294" calcext:value-type="float">
            <text:p>5999.89171253294</text:p>
          </table:table-cell>
          <table:table-cell office:value-type="float" office:value="8000" calcext:value-type="float">
            <text:p>8000</text:p>
          </table:table-cell>
          <table:table-cell office:value-type="float" office:value="8666.66666666667" calcext:value-type="float">
            <text:p>8666.66666666667</text:p>
          </table:table-cell>
          <table:table-cell office:value-type="float" office:value="5999.89007600744" calcext:value-type="float">
            <text:p>5999.89007600744</text:p>
          </table:table-cell>
          <table:table-cell office:value-type="float" office:value="8000" calcext:value-type="float">
            <text:p>8000</text:p>
          </table:table-cell>
          <table:table-cell office:value-type="float" office:value="8666.66666666667" calcext:value-type="float">
            <text:p>8666.6666666666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8666.66666666667" calcext:value-type="float">
            <text:p>8666.66666666667</text:p>
          </table:table-cell>
          <table:table-cell office:value-type="float" office:value="5999.89171253294" calcext:value-type="float">
            <text:p>5999.89171253294</text:p>
          </table:table-cell>
          <table:table-cell/>
          <table:table-cell office:value-type="float" office:value="8666.66666666667" calcext:value-type="float">
            <text:p>8666.66666666667</text:p>
          </table:table-cell>
        </table:table-row>
        <table:table-row table:style-name="ro1" table:number-rows-repeated="1047556">
          <table:table-cell table:number-columns-repeated="7"/>
        </table:table-row>
        <table:table-row table:style-name="ro1">
          <table:table-cell table:number-columns-repeated="5"/>
          <table:table-cell office:value-type="float" office:value="104.028009124363" calcext:value-type="float">
            <text:p>104.028009124363</text:p>
          </table:table-cell>
          <table:table-cell/>
        </table:table-row>
        <table:table-row table:style-name="ro1">
          <table:table-cell table:number-columns-repeated="5"/>
          <table:table-cell office:value-type="float" office:value="108.216044304927" calcext:value-type="float">
            <text:p>108.216044304927</text:p>
          </table:table-cell>
          <table:table-cell/>
        </table:table-row>
        <table:table-row table:style-name="ro1">
          <table:table-cell table:number-columns-repeated="5"/>
          <table:table-cell office:value-type="float" office:value="112.570280703299" calcext:value-type="float">
            <text:p>112.570280703299</text:p>
          </table:table-cell>
          <table:table-cell/>
        </table:table-row>
        <table:table-row table:style-name="ro1">
          <table:table-cell table:number-columns-repeated="5"/>
          <table:table-cell office:value-type="float" office:value="117.097116815066" calcext:value-type="float">
            <text:p>117.097116815066</text:p>
          </table:table-cell>
          <table:table-cell/>
        </table:table-row>
        <table:table-row table:style-name="ro1">
          <table:table-cell table:number-columns-repeated="5"/>
          <table:table-cell office:value-type="float" office:value="121.803181312327" calcext:value-type="float">
            <text:p>121.803181312327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zxx" fo:country="none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26">0000-00-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1-26T07:28:58.451820577</meta:creation-date>
    <dc:date>2022-01-26T07:45:30.127445545</dc:date>
    <meta:editing-duration>PT16M32S</meta:editing-duration>
    <meta:editing-cycles>1</meta:editing-cycles>
    <meta:document-statistic meta:table-count="1" meta:cell-count="7016" meta:object-count="0"/>
    <meta:generator>LibreOffice/7.2.1.2$MacOSX_X86_64 LibreOffice_project/87b77fad49947c1441b67c559c339af8f3517e22</meta:generator>
  </office:meta>
</office:document-meta>
</file>